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1.196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0.522cm"/>
    </style:style>
    <style:style style:name="co9" style:family="table-column">
      <style:table-column-properties fo:break-before="auto" style:column-width="0.739cm"/>
    </style:style>
    <style:style style:name="co10" style:family="table-column">
      <style:table-column-properties fo:break-before="auto" style:column-width="0.674cm"/>
    </style:style>
    <style:style style:name="co11" style:family="table-column">
      <style:table-column-properties fo:break-before="auto" style:column-width="0.434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0.914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76cm"/>
    </style:style>
    <style:style style:name="co17" style:family="table-column">
      <style:table-column-properties fo:break-before="auto" style:column-width="0.783cm"/>
    </style:style>
    <style:style style:name="co18" style:family="table-column">
      <style:table-column-properties fo:break-before="auto" style:column-width="2.263cm"/>
    </style:style>
    <style:style style:name="co19" style:family="table-column">
      <style:table-column-properties fo:break-before="auto" style:column-width="1.501cm"/>
    </style:style>
    <style:style style:name="co20" style:family="table-column">
      <style:table-column-properties fo:break-before="auto" style:column-width="1.76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704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0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Default" style:data-style-name="N0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6" style:family="table-cell" style:parent-style-name="Default" style:data-style-name="N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2_5f_1" style:base-cell-address="januar.N2"/>
      <style:map style:condition="cell-content()&gt;1" style:apply-style-name="Excel_5f_CondFormat_5f_2_5f_2_5f_2" style:base-cell-address="januar.N2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3_5f_1" style:base-cell-address="januar.P2"/>
      <style:map style:condition="cell-content()&gt;1" style:apply-style-name="Excel_5f_CondFormat_5f_2_5f_3_5f_2" style:base-cell-address="januar.P2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4_5f_1" style:base-cell-address="januar.R2"/>
      <style:map style:condition="cell-content()&gt;1" style:apply-style-name="Excel_5f_CondFormat_5f_2_5f_4_5f_2" style:base-cell-address="januar.R2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2_5f_5_5f_1" style:base-cell-address="januar.V2"/>
    </style:style>
    <style:style style:name="ce57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2_5f_6_5f_1" style:base-cell-address="januar.W2"/>
      <style:map style:condition="cell-content()&gt;1" style:apply-style-name="Excel_5f_CondFormat_5f_2_5f_6_5f_2" style:base-cell-address="januar.W2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2_5f_7_5f_1" style:base-cell-address="januar.X2"/>
      <style:map style:condition="cell-content()&gt;2" style:apply-style-name="Excel_5f_CondFormat_5f_2_5f_7_5f_2" style:base-cell-address="januar.X2"/>
    </style:style>
    <style:style style:name="ce5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6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6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2_5f_1" style:base-cell-address="februar.N2"/>
      <style:map style:condition="cell-content()&gt;1" style:apply-style-name="Excel_5f_CondFormat_5f_3_5f_2_5f_2" style:base-cell-address="februar.N2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3_5f_1" style:base-cell-address="februar.O2"/>
      <style:map style:condition="cell-content()&gt;1" style:apply-style-name="Excel_5f_CondFormat_5f_3_5f_3_5f_2" style:base-cell-address="februar.O2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4_5f_1" style:base-cell-address="februar.P2"/>
      <style:map style:condition="cell-content()&gt;1" style:apply-style-name="Excel_5f_CondFormat_5f_3_5f_4_5f_2" style:base-cell-address="februar.P2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5_5f_1" style:base-cell-address="februar.R2"/>
      <style:map style:condition="cell-content()&gt;1" style:apply-style-name="Excel_5f_CondFormat_5f_3_5f_5_5f_2" style:base-cell-address="februar.R2"/>
    </style:style>
    <style:style style:name="ce67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3_5f_6_5f_1" style:base-cell-address="februar.V2"/>
    </style:style>
    <style:style style:name="ce6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3_5f_7_5f_1" style:base-cell-address="februar.W2"/>
      <style:map style:condition="cell-content()&gt;1" style:apply-style-name="Excel_5f_CondFormat_5f_3_5f_7_5f_2" style:base-cell-address="februar.W2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3_5f_8_5f_1" style:base-cell-address="februar.X2"/>
      <style:map style:condition="cell-content()&gt;2" style:apply-style-name="Excel_5f_CondFormat_5f_3_5f_8_5f_2" style:base-cell-address="februar.X2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7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7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2_5f_1" style:base-cell-address="marec.N2"/>
      <style:map style:condition="cell-content()&gt;1" style:apply-style-name="Excel_5f_CondFormat_5f_4_5f_2_5f_2" style:base-cell-address="marec.N2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3_5f_1" style:base-cell-address="marec.O2"/>
      <style:map style:condition="cell-content()&gt;1" style:apply-style-name="Excel_5f_CondFormat_5f_4_5f_3_5f_2" style:base-cell-address="marec.O2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4_5f_1" style:base-cell-address="marec.P2"/>
      <style:map style:condition="cell-content()&gt;1" style:apply-style-name="Excel_5f_CondFormat_5f_4_5f_4_5f_2" style:base-cell-address="marec.P2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5_5f_1" style:base-cell-address="marec.R2"/>
      <style:map style:condition="cell-content()&gt;1" style:apply-style-name="Excel_5f_CondFormat_5f_4_5f_5_5f_2" style:base-cell-address="marec.R2"/>
    </style:style>
    <style:style style:name="ce77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4_5f_6_5f_1" style:base-cell-address="marec.V2"/>
    </style:style>
    <style:style style:name="ce7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4_5f_7_5f_1" style:base-cell-address="marec.W2"/>
      <style:map style:condition="cell-content()&gt;1" style:apply-style-name="Excel_5f_CondFormat_5f_4_5f_7_5f_2" style:base-cell-address="marec.W2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4_5f_8_5f_1" style:base-cell-address="marec.X2"/>
      <style:map style:condition="cell-content()&gt;2" style:apply-style-name="Excel_5f_CondFormat_5f_4_5f_8_5f_2" style:base-cell-address="marec.X2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8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82" style:family="table-cell" style:parent-style-name="Default" style:data-style-name="N100">
      <style:table-cell-properties style:glyph-orientation-vertical="0" fo:background-color="#ffd32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d32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ffd32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2_5f_1" style:base-cell-address="april.N2"/>
      <style:map style:condition="cell-content()&gt;1" style:apply-style-name="Excel_5f_CondFormat_5f_5_5f_2_5f_2" style:base-cell-address="april.N2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3_5f_1" style:base-cell-address="april.O2"/>
      <style:map style:condition="cell-content()&gt;1" style:apply-style-name="Excel_5f_CondFormat_5f_5_5f_3_5f_2" style:base-cell-address="april.O2"/>
    </style:style>
    <style:style style:name="ce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4_5f_1" style:base-cell-address="april.P2"/>
      <style:map style:condition="cell-content()&gt;1" style:apply-style-name="Excel_5f_CondFormat_5f_5_5f_4_5f_2" style:base-cell-address="april.P2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5_5f_1" style:base-cell-address="april.R2"/>
      <style:map style:condition="cell-content()&gt;1" style:apply-style-name="Excel_5f_CondFormat_5f_5_5f_5_5f_2" style:base-cell-address="april.R2"/>
    </style:style>
    <style:style style:name="ce92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5_5f_6_5f_1" style:base-cell-address="april.V2"/>
    </style:style>
    <style:style style:name="ce93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5_5f_7_5f_1" style:base-cell-address="april.W2"/>
      <style:map style:condition="cell-content()&gt;1" style:apply-style-name="Excel_5f_CondFormat_5f_5_5f_7_5f_2" style:base-cell-address="april.W2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5_5f_8_5f_1" style:base-cell-address="april.X2"/>
      <style:map style:condition="cell-content()&gt;2" style:apply-style-name="Excel_5f_CondFormat_5f_5_5f_8_5f_2" style:base-cell-address="april.X2"/>
    </style:style>
    <style:style style:name="ce9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8_5f_1" style:base-cell-address="maj.B2"/>
      <style:map style:condition="cell-content()=&quot;ned&quot;" style:apply-style-name="Excel_5f_CondFormat_5f_6_5f_8_5f_2" style:base-cell-address="maj.B2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8_5f_1" style:base-cell-address="maj.B2"/>
      <style:map style:condition="cell-content()=&quot;ned&quot;" style:apply-style-name="Excel_5f_CondFormat_5f_6_5f_8_5f_2" style:base-cell-address="maj.B2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1_5f_1" style:base-cell-address="maj.O2"/>
      <style:map style:condition="cell-content()&gt;1" style:apply-style-name="Excel_5f_CondFormat_5f_6_5f_1_5f_2" style:base-cell-address="maj.O2"/>
    </style:style>
    <style:style style:name="ce10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2_5f_1" style:base-cell-address="maj.P2"/>
      <style:map style:condition="cell-content()&gt;1" style:apply-style-name="Excel_5f_CondFormat_5f_6_5f_2_5f_2" style:base-cell-address="maj.P2"/>
    </style:style>
    <style:style style:name="ce10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3_5f_1" style:base-cell-address="maj.Q2"/>
      <style:map style:condition="cell-content()&gt;1" style:apply-style-name="Excel_5f_CondFormat_5f_6_5f_3_5f_2" style:base-cell-address="maj.Q2"/>
    </style:style>
    <style:style style:name="ce10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4_5f_1" style:base-cell-address="maj.S2"/>
      <style:map style:condition="cell-content()&gt;1" style:apply-style-name="Excel_5f_CondFormat_5f_6_5f_4_5f_2" style:base-cell-address="maj.S2"/>
    </style:style>
    <style:style style:name="ce10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6_5f_5_5f_1" style:base-cell-address="maj.W2"/>
    </style:style>
    <style:style style:name="ce10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6_5f_6_5f_1" style:base-cell-address="maj.X2"/>
      <style:map style:condition="cell-content()&gt;1" style:apply-style-name="Excel_5f_CondFormat_5f_6_5f_6_5f_2" style:base-cell-address="maj.X2"/>
    </style:style>
    <style:style style:name="ce10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6_5f_7_5f_1" style:base-cell-address="maj.Y2"/>
      <style:map style:condition="cell-content()&gt;2" style:apply-style-name="Excel_5f_CondFormat_5f_6_5f_7_5f_2" style:base-cell-address="maj.Y2"/>
    </style:style>
    <style:style style:name="ce1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0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1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2_5f_1" style:base-cell-address="junij.O2"/>
      <style:map style:condition="cell-content()&gt;1" style:apply-style-name="Excel_5f_CondFormat_5f_7_5f_2_5f_2" style:base-cell-address="junij.O2"/>
    </style:style>
    <style:style style:name="ce11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7_5f_3_5f_1" style:base-cell-address="junij.W2"/>
    </style:style>
    <style:style style:name="ce11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7_5f_4_5f_1" style:base-cell-address="junij.X2"/>
      <style:map style:condition="cell-content()&gt;1" style:apply-style-name="Excel_5f_CondFormat_5f_7_5f_4_5f_2" style:base-cell-address="junij.X2"/>
    </style:style>
    <style:style style:name="ce11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7_5f_5_5f_1" style:base-cell-address="junij.Y2"/>
      <style:map style:condition="cell-content()&gt;2" style:apply-style-name="Excel_5f_CondFormat_5f_7_5f_5_5f_2" style:base-cell-address="junij.Y2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1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2_5f_1" style:base-cell-address="julij.O2"/>
      <style:map style:condition="cell-content()&gt;1" style:apply-style-name="Excel_5f_CondFormat_5f_8_5f_2_5f_2" style:base-cell-address="julij.O2"/>
    </style:style>
    <style:style style:name="ce119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8_5f_3_5f_1" style:base-cell-address="julij.W2"/>
    </style:style>
    <style:style style:name="ce12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8_5f_4_5f_1" style:base-cell-address="julij.X2"/>
      <style:map style:condition="cell-content()&gt;1" style:apply-style-name="Excel_5f_CondFormat_5f_8_5f_4_5f_2" style:base-cell-address="julij.X2"/>
    </style:style>
    <style:style style:name="ce12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8_5f_5_5f_1" style:base-cell-address="julij.Y2"/>
      <style:map style:condition="cell-content()&gt;2" style:apply-style-name="Excel_5f_CondFormat_5f_8_5f_5_5f_2" style:base-cell-address="julij.Y2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2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2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2_5f_1" style:base-cell-address="avgust.O2"/>
      <style:map style:condition="cell-content()&gt;1" style:apply-style-name="Excel_5f_CondFormat_5f_9_5f_2_5f_2" style:base-cell-address="avgust.O2"/>
    </style:style>
    <style:style style:name="ce12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9_5f_3_5f_1" style:base-cell-address="avgust.W2"/>
    </style:style>
    <style:style style:name="ce12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9_5f_4_5f_1" style:base-cell-address="avgust.X2"/>
      <style:map style:condition="cell-content()&gt;1" style:apply-style-name="Excel_5f_CondFormat_5f_9_5f_4_5f_2" style:base-cell-address="avgust.X2"/>
    </style:style>
    <style:style style:name="ce12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9_5f_5_5f_1" style:base-cell-address="avgust.Y2"/>
      <style:map style:condition="cell-content()&gt;2" style:apply-style-name="Excel_5f_CondFormat_5f_9_5f_5_5f_2" style:base-cell-address="avgust.Y2"/>
    </style:style>
    <style:style style:name="ce128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3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3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3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2_5f_1" style:base-cell-address="september.O2"/>
      <style:map style:condition="cell-content()&gt;1" style:apply-style-name="Excel_5f_CondFormat_5f_10_5f_2_5f_2" style:base-cell-address="september.O2"/>
    </style:style>
    <style:style style:name="ce138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0_5f_3_5f_1" style:base-cell-address="september.W2"/>
    </style:style>
    <style:style style:name="ce139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0_5f_4_5f_1" style:base-cell-address="september.X2"/>
      <style:map style:condition="cell-content()&gt;1" style:apply-style-name="Excel_5f_CondFormat_5f_10_5f_4_5f_2" style:base-cell-address="september.X2"/>
    </style:style>
    <style:style style:name="ce14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0_5f_5_5f_1" style:base-cell-address="september.Y2"/>
      <style:map style:condition="cell-content()&gt;2" style:apply-style-name="Excel_5f_CondFormat_5f_10_5f_5_5f_2" style:base-cell-address="september.Y2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4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43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2_5f_1" style:base-cell-address="oktober.O2"/>
      <style:map style:condition="cell-content()&gt;1" style:apply-style-name="Excel_5f_CondFormat_5f_11_5f_2_5f_2" style:base-cell-address="oktober.O2"/>
    </style:style>
    <style:style style:name="ce145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1_5f_3_5f_1" style:base-cell-address="oktober.W2"/>
    </style:style>
    <style:style style:name="ce14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1_5f_4_5f_1" style:base-cell-address="oktober.X2"/>
      <style:map style:condition="cell-content()&gt;1" style:apply-style-name="Excel_5f_CondFormat_5f_11_5f_4_5f_2" style:base-cell-address="oktober.X2"/>
    </style:style>
    <style:style style:name="ce14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1_5f_5_5f_1" style:base-cell-address="oktober.Y2"/>
      <style:map style:condition="cell-content()&gt;2" style:apply-style-name="Excel_5f_CondFormat_5f_11_5f_5_5f_2" style:base-cell-address="oktober.Y2"/>
    </style:style>
    <style:style style:name="ce14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5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2_5f_1" style:base-cell-address="november.O2"/>
      <style:map style:condition="cell-content()&gt;1" style:apply-style-name="Excel_5f_CondFormat_5f_12_5f_2_5f_2" style:base-cell-address="november.O2"/>
    </style:style>
    <style:style style:name="ce15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2_5f_3_5f_1" style:base-cell-address="november.W2"/>
    </style:style>
    <style:style style:name="ce15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2_5f_4_5f_1" style:base-cell-address="november.X2"/>
      <style:map style:condition="cell-content()&gt;1" style:apply-style-name="Excel_5f_CondFormat_5f_12_5f_4_5f_2" style:base-cell-address="november.X2"/>
    </style:style>
    <style:style style:name="ce15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2_5f_5_5f_1" style:base-cell-address="november.Y2"/>
      <style:map style:condition="cell-content()&gt;2" style:apply-style-name="Excel_5f_CondFormat_5f_12_5f_5_5f_2" style:base-cell-address="november.Y2"/>
    </style:style>
    <style:style style:name="ce1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5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5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2_5f_1" style:base-cell-address="december.O2"/>
      <style:map style:condition="cell-content()&gt;1" style:apply-style-name="Excel_5f_CondFormat_5f_13_5f_2_5f_2" style:base-cell-address="december.O2"/>
    </style:style>
    <style:style style:name="ce157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3_5f_3_5f_1" style:base-cell-address="december.W2"/>
    </style:style>
    <style:style style:name="ce158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3_5f_4_5f_1" style:base-cell-address="december.X2"/>
      <style:map style:condition="cell-content()&gt;1" style:apply-style-name="Excel_5f_CondFormat_5f_13_5f_4_5f_2" style:base-cell-address="december.X2"/>
    </style:style>
    <style:style style:name="ce15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3_5f_5_5f_1" style:base-cell-address="december.Y2"/>
      <style:map style:condition="cell-content()&gt;2" style:apply-style-name="Excel_5f_CondFormat_5f_13_5f_5_5f_2" style:base-cell-address="december.Y2"/>
    </style:style>
    <style:style style:name="ce1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5" style:family="text">
      <style:text-properties fo:color="#ff420e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color="#ff3366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Vzorci vnosov" table:style-name="ta1" table:print="false">
        <office:forms form:automatic-focus="false" form:apply-design-mode="false"/>
        <table:table-column table:style-name="co1" table:default-cell-style-name="ce16"/>
        <table:table-column table:style-name="co2" table:number-columns-repeated="256" table:default-cell-style-name="ce16"/>
        <table:table-column table:style-name="co2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51☻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52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1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VI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KVIT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U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2-20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X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L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O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1$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2$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KVIT$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☺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☺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U<text:span text:style-name="T5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1<text:span text:style-name="T5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2<text:span text:style-name="T5">☺</text:span>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51¶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52¶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KVIT<text:span text:style-name="T6">☺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14">
          <table:table-cell table:style-name="ce1"/>
          <table:table-cell table:number-columns-repeated="1023"/>
        </table:table-row>
        <table:table-row table:style-name="ro3" table:number-rows-repeated="65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uar" table:style-name="ta2" table:print="false">
        <table:table-column table:style-name="co3" table:default-cell-style-name="ce16"/>
        <table:table-column table:style-name="co4" table:default-cell-style-name="ce16"/>
        <table:table-column table:style-name="co5" table:number-columns-repeated="11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2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1000"/>
        </table:table-row>
        <table:table-row table:style-name="ro7">
          <table:table-cell table:style-name="ce18" office:value-type="date" office:date-value="2010-01-01">
            <text:p>1. jan 10</text:p>
          </table:table-cell>
          <table:table-cell table:style-name="ce22" table:formula="of:=TEXT([.A2];&quot;Ddd&quot;)" office:value-type="string" office:string-value="pet">
            <text:p>pet</text:p>
          </table:table-cell>
          <table:table-cell table:style-name="ce29"/>
          <table:table-cell table:style-name="ce35" table:number-columns-repeated="2"/>
          <table:table-cell table:style-name="ce29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35"/>
          <table:table-cell table:style-name="ce29"/>
          <table:table-cell table:style-name="ce40" office:value-type="string">
            <text:p><text:s/>VIN</text:p>
          </table:table-cell>
          <table:table-cell table:style-name="ce41" office:value-type="string">
            <text:p>DAN</text:p>
          </table:table-cell>
          <table:table-cell table:style-name="ce48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48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0">
            <text:p>0</text:p>
          </table:table-cell>
          <table:table-cell table:style-name="ce52" table:formula="of:=COUNTIF([.C2:.K2];&quot;51&quot;)+COUNTIF([.C2:.K2];&quot;51$&quot;)+COUNTIF([.C2:.K2];&quot;51☻&quot;)" office:value-type="float" office:value="0">
            <text:p>0</text:p>
          </table:table-cell>
          <table:table-cell table:style-name="ce52" table:formula="of:=COUNTIF([.C2:.K2];&quot;52&quot;)+COUNTIF([.C2:.K2];&quot;52$&quot;)+COUNTIF([.C2:.K2];&quot;52☻&quot;)" office:value-type="float" office:value="0">
            <text:p>0</text:p>
          </table:table-cell>
          <table:table-cell table:style-name="ce53" table:formula="of:=COUNTIF([.C2:.K2];&quot;51¶&quot;)" office:value-type="float" office:value="0">
            <text:p>0</text:p>
          </table:table-cell>
          <table:table-cell table:style-name="ce53" table:formula="of:=COUNTIF([.C2:.K2];&quot;52¶&quot;)" office:value-type="float" office:value="0">
            <text:p>0</text:p>
          </table:table-cell>
          <table:table-cell table:style-name="ce52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52" table:formula="of:=COUNTIF([.C2:.K2];&quot;KVIT&quot;)+COUNTIF([.C2:.K2];&quot;KVIT☻&quot;)+COUNTIF([.C2:.K2];&quot;kvit$&quot;)" office:value-type="float" office:value="0">
            <text:p>0</text:p>
          </table:table-cell>
          <table:table-cell table:style-name="ce56" table:formula="of:=COUNTBLANK([.C2:.K2])" office:value-type="float" office:value="8">
            <text:p>8</text:p>
          </table:table-cell>
          <table:table-cell table:style-name="ce57" table:formula="of:=COUNTIF([.C2:.K2];&quot;x&quot;)" office:value-type="float" office:value="0">
            <text:p>0</text:p>
          </table:table-cell>
          <table:table-cell table:style-name="ce58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0-01-02">
            <text:p>2. jan 10</text:p>
          </table:table-cell>
          <table:table-cell table:style-name="ce22" table:formula="of:=TEXT([.A3];&quot;Ddd&quot;)" office:value-type="string" office:string-value="sob">
            <text:p>sob</text:p>
          </table:table-cell>
          <table:table-cell table:style-name="ce29"/>
          <table:table-cell table:style-name="ce35" table:number-columns-repeated="2"/>
          <table:table-cell table:style-name="ce37"/>
          <table:table-cell table:style-name="ce29" table:number-columns-repeated="2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1" office:value-type="string">
            <text:p>MŠŠ</text:p>
          </table:table-cell>
          <table:table-cell table:style-name="ce41" office:value-type="string">
            <text:p>ŠOŠ</text:p>
          </table:table-cell>
          <table:table-cell table:style-name="ce48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48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1">
            <text:p>1</text:p>
          </table:table-cell>
          <table:table-cell table:style-name="ce52" table:formula="of:=COUNTIF([.C3:.K3];&quot;51&quot;)+COUNTIF([.C3:.K3];&quot;51$&quot;)+COUNTIF([.C3:.K3];&quot;51☻&quot;)" office:value-type="float" office:value="0">
            <text:p>0</text:p>
          </table:table-cell>
          <table:table-cell table:style-name="ce52" table:formula="of:=COUNTIF([.C3:.K3];&quot;52&quot;)+COUNTIF([.C3:.K3];&quot;52$&quot;)+COUNTIF([.C3:.K3];&quot;52☻&quot;)" office:value-type="float" office:value="0">
            <text:p>0</text:p>
          </table:table-cell>
          <table:table-cell table:style-name="ce53" table:formula="of:=COUNTIF([.C3:.K3];&quot;51¶&quot;)" office:value-type="float" office:value="0">
            <text:p>0</text:p>
          </table:table-cell>
          <table:table-cell table:style-name="ce53" table:formula="of:=COUNTIF([.C3:.K3];&quot;52¶&quot;)" office:value-type="float" office:value="0">
            <text:p>0</text:p>
          </table:table-cell>
          <table:table-cell table:style-name="ce52" table:formula="of:=COUNTIF([.C3:.K3];&quot;U&quot;)+COUNTIF([.C3:.K3];&quot;U☻&quot;)+COUNTIF([.C3:.K3];&quot;U☺&quot;)" office:value-type="float" office:value="0">
            <text:p>0</text:p>
          </table:table-cell>
          <table:table-cell table:style-name="ce52" table:formula="of:=COUNTIF([.C3:.K3];&quot;KVIT&quot;)+COUNTIF([.C3:.K3];&quot;KVIT☻&quot;)+COUNTIF([.C3:.K3];&quot;kvit$&quot;)" office:value-type="float" office:value="0">
            <text:p>0</text:p>
          </table:table-cell>
          <table:table-cell table:style-name="ce56" table:formula="of:=COUNTBLANK([.C3:.K3])" office:value-type="float" office:value="7">
            <text:p>7</text:p>
          </table:table-cell>
          <table:table-cell table:style-name="ce57" table:formula="of:=COUNTIF([.C3:.K3];&quot;x&quot;)" office:value-type="float" office:value="0">
            <text:p>0</text:p>
          </table:table-cell>
          <table:table-cell table:style-name="ce58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1-03">
            <text:p>3. jan 10</text:p>
          </table:table-cell>
          <table:table-cell table:style-name="ce22" table:formula="of:=TEXT([.A4];&quot;Ddd&quot;)" office:value-type="string" office:string-value="ned">
            <text:p>ned</text:p>
          </table:table-cell>
          <table:table-cell table:style-name="ce29"/>
          <table:table-cell table:style-name="ce35" table:number-columns-repeated="2"/>
          <table:table-cell table:style-name="ce37"/>
          <table:table-cell table:style-name="ce29" table:number-columns-repeated="2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1" office:value-type="string">
            <text:p>MŠŠ</text:p>
          </table:table-cell>
          <table:table-cell table:style-name="ce41" office:value-type="string">
            <text:p>ŠOŠ</text:p>
          </table:table-cell>
          <table:table-cell table:style-name="ce48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48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>
            <text:p>1</text:p>
          </table:table-cell>
          <table:table-cell table:style-name="ce52" table:formula="of:=COUNTIF([.C4:.K4];&quot;51&quot;)+COUNTIF([.C4:.K4];&quot;51$&quot;)+COUNTIF([.C4:.K4];&quot;51☻&quot;)" office:value-type="float" office:value="0">
            <text:p>0</text:p>
          </table:table-cell>
          <table:table-cell table:style-name="ce52" table:formula="of:=COUNTIF([.C4:.K4];&quot;52&quot;)+COUNTIF([.C4:.K4];&quot;52$&quot;)+COUNTIF([.C4:.K4];&quot;52☻&quot;)" office:value-type="float" office:value="0">
            <text:p>0</text:p>
          </table:table-cell>
          <table:table-cell table:style-name="ce53" table:formula="of:=COUNTIF([.C4:.K4];&quot;51¶&quot;)" office:value-type="float" office:value="0">
            <text:p>0</text:p>
          </table:table-cell>
          <table:table-cell table:style-name="ce53" table:formula="of:=COUNTIF([.C4:.K4];&quot;52¶&quot;)" office:value-type="float" office:value="0">
            <text:p>0</text:p>
          </table:table-cell>
          <table:table-cell table:style-name="ce52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52" table:formula="of:=COUNTIF([.C4:.K4];&quot;KVIT&quot;)+COUNTIF([.C4:.K4];&quot;KVIT☻&quot;)+COUNTIF([.C4:.K4];&quot;kvit$&quot;)" office:value-type="float" office:value="0">
            <text:p>0</text:p>
          </table:table-cell>
          <table:table-cell table:style-name="ce56" table:formula="of:=COUNTBLANK([.C4:.K4])" office:value-type="float" office:value="7">
            <text:p>7</text:p>
          </table:table-cell>
          <table:table-cell table:style-name="ce57" table:formula="of:=COUNTIF([.C4:.K4];&quot;x&quot;)" office:value-type="float" office:value="0">
            <text:p>0</text:p>
          </table:table-cell>
          <table:table-cell table:style-name="ce58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04">
            <text:p>4. jan 10</text:p>
          </table:table-cell>
          <table:table-cell table:style-name="ce23" table:formula="of:=TEXT([.A5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2" office:value-type="string">
            <text:p>KOMP</text:p>
          </table:table-cell>
          <table:table-cell table:style-name="ce28" office:value-type="string">
            <text:p>KON</text:p>
          </table:table-cell>
          <table:table-cell table:style-name="ce48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48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0">
            <text:p>0</text:p>
          </table:table-cell>
          <table:table-cell table:style-name="ce52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52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53" table:formula="of:=COUNTIF([.C5:.K5];&quot;51¶&quot;)" office:value-type="float" office:value="1">
            <text:p>1</text:p>
          </table:table-cell>
          <table:table-cell table:style-name="ce53" table:formula="of:=COUNTIF([.C5:.K5];&quot;52¶&quot;)" office:value-type="float" office:value="1">
            <text:p>1</text:p>
          </table:table-cell>
          <table:table-cell table:style-name="ce52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52" table:formula="of:=COUNTIF([.C5:.K5];&quot;KVIT&quot;)+COUNTIF([.C5:.K5];&quot;KVIT☻&quot;)+COUNTIF([.C5:.K5];&quot;kvit$&quot;)" office:value-type="float" office:value="2">
            <text:p>2</text:p>
          </table:table-cell>
          <table:table-cell table:style-name="ce56" table:formula="of:=COUNTBLANK([.C5:.K5])" office:value-type="float" office:value="0">
            <text:p>0</text:p>
          </table:table-cell>
          <table:table-cell table:style-name="ce57" table:formula="of:=COUNTIF([.C5:.K5];&quot;x&quot;)" office:value-type="float" office:value="2">
            <text:p>2</text:p>
          </table:table-cell>
          <table:table-cell table:style-name="ce58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05">
            <text:p>5. jan 10</text:p>
          </table:table-cell>
          <table:table-cell table:style-name="ce23" table:formula="of:=TEXT([.A6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48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48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0">
            <text:p>0</text:p>
          </table:table-cell>
          <table:table-cell table:style-name="ce52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52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53" table:formula="of:=COUNTIF([.C6:.K6];&quot;51¶&quot;)" office:value-type="float" office:value="1">
            <text:p>1</text:p>
          </table:table-cell>
          <table:table-cell table:style-name="ce53" table:formula="of:=COUNTIF([.C6:.K6];&quot;52¶&quot;)" office:value-type="float" office:value="1">
            <text:p>1</text:p>
          </table:table-cell>
          <table:table-cell table:style-name="ce52" table:formula="of:=COUNTIF([.C6:.K6];&quot;U&quot;)+COUNTIF([.C6:.K6];&quot;U☻&quot;)+COUNTIF([.C6:.K6];&quot;U☺&quot;)" office:value-type="float" office:value="1">
            <text:p>1</text:p>
          </table:table-cell>
          <table:table-cell table:style-name="ce52" table:formula="of:=COUNTIF([.C6:.K6];&quot;KVIT&quot;)+COUNTIF([.C6:.K6];&quot;KVIT☻&quot;)+COUNTIF([.C6:.K6];&quot;kvit$&quot;)" office:value-type="float" office:value="3">
            <text:p>3</text:p>
          </table:table-cell>
          <table:table-cell table:style-name="ce56" table:formula="of:=COUNTBLANK([.C6:.K6])" office:value-type="float" office:value="0">
            <text:p>0</text:p>
          </table:table-cell>
          <table:table-cell table:style-name="ce57" table:formula="of:=COUNTIF([.C6:.K6];&quot;x&quot;)" office:value-type="float" office:value="0">
            <text:p>0</text:p>
          </table:table-cell>
          <table:table-cell table:style-name="ce58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06">
            <text:p>6. jan 10</text:p>
          </table:table-cell>
          <table:table-cell table:style-name="ce23" table:formula="of:=TEXT([.A7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office:annotation draw:style-name="gr1" draw:text-style-name="P1" svg:width="5.764cm" svg:height="3.952cm" svg:x="15.533cm" svg:y="2.695cm" draw:caption-point-x="-0.617cm" draw:caption-point-y="1.522cm">
              <dc:creator>MŠ</dc:creator>
              <dc:date>2010-12-20T00:00:00</dc:date>
              <text:p text:style-name="P1"><text:span text:style-name="T1">Petkov NE, od 15.1 naprej do konca januarja NE (imam dopust še prvi teden febr).</text:span></text:p>
              <text:p text:style-name="P1"><text:span text:style-name="T1"/></text:p>
              <text:p text:style-name="P1"><text:span text:style-name="T1">Do takrat pa mi daj kako tedensko ali dve in nedeljo 10.1.2010.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48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48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0">
            <text:p>0</text:p>
          </table:table-cell>
          <table:table-cell table:style-name="ce52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52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53" table:formula="of:=COUNTIF([.C7:.K7];&quot;51¶&quot;)" office:value-type="float" office:value="1">
            <text:p>1</text:p>
          </table:table-cell>
          <table:table-cell table:style-name="ce53" table:formula="of:=COUNTIF([.C7:.K7];&quot;52¶&quot;)" office:value-type="float" office:value="1">
            <text:p>1</text:p>
          </table:table-cell>
          <table:table-cell table:style-name="ce52" table:formula="of:=COUNTIF([.C7:.K7];&quot;U&quot;)+COUNTIF([.C7:.K7];&quot;U☻&quot;)+COUNTIF([.C7:.K7];&quot;U☺&quot;)" office:value-type="float" office:value="1">
            <text:p>1</text:p>
          </table:table-cell>
          <table:table-cell table:style-name="ce52" table:formula="of:=COUNTIF([.C7:.K7];&quot;KVIT&quot;)+COUNTIF([.C7:.K7];&quot;KVIT☻&quot;)+COUNTIF([.C7:.K7];&quot;kvit$&quot;)" office:value-type="float" office:value="3">
            <text:p>3</text:p>
          </table:table-cell>
          <table:table-cell table:style-name="ce56" table:formula="of:=COUNTBLANK([.C7:.K7])" office:value-type="float" office:value="0">
            <text:p>0</text:p>
          </table:table-cell>
          <table:table-cell table:style-name="ce57" table:formula="of:=COUNTIF([.C7:.K7];&quot;x&quot;)" office:value-type="float" office:value="1">
            <text:p>1</text:p>
          </table:table-cell>
          <table:table-cell table:style-name="ce58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2"/>
          <table:table-cell table:style-name="ce38" office:value-type="string">
            <text:p><text:s/>VIN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0-01-07">
            <text:p>7. jan 10</text:p>
          </table:table-cell>
          <table:table-cell table:style-name="ce23" table:formula="of:=TEXT([.A8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MŠŠ</text:p>
          </table:table-cell>
          <table:table-cell table:style-name="ce48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48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1">
            <text:p>1</text:p>
          </table:table-cell>
          <table:table-cell table:style-name="ce52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52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53" table:formula="of:=COUNTIF([.C8:.K8];&quot;51¶&quot;)" office:value-type="float" office:value="1">
            <text:p>1</text:p>
          </table:table-cell>
          <table:table-cell table:style-name="ce53" table:formula="of:=COUNTIF([.C8:.K8];&quot;52¶&quot;)" office:value-type="float" office:value="1">
            <text:p>1</text:p>
          </table:table-cell>
          <table:table-cell table:style-name="ce52" table:formula="of:=COUNTIF([.C8:.K8];&quot;U&quot;)+COUNTIF([.C8:.K8];&quot;U☻&quot;)+COUNTIF([.C8:.K8];&quot;U☺&quot;)" office:value-type="float" office:value="1">
            <text:p>1</text:p>
          </table:table-cell>
          <table:table-cell table:style-name="ce52" table:formula="of:=COUNTIF([.C8:.K8];&quot;KVIT&quot;)+COUNTIF([.C8:.K8];&quot;KVIT☻&quot;)+COUNTIF([.C8:.K8];&quot;kvit$&quot;)" office:value-type="float" office:value="1">
            <text:p>1</text:p>
          </table:table-cell>
          <table:table-cell table:style-name="ce56" table:formula="of:=COUNTBLANK([.C8:.K8])" office:value-type="float" office:value="0">
            <text:p>0</text:p>
          </table:table-cell>
          <table:table-cell table:style-name="ce57" table:formula="of:=COUNTIF([.C8:.K8];&quot;x&quot;)" office:value-type="float" office:value="1">
            <text:p>1</text:p>
          </table:table-cell>
          <table:table-cell table:style-name="ce58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08">
            <text:p>8. jan 10</text:p>
          </table:table-cell>
          <table:table-cell table:style-name="ce23" table:formula="of:=TEXT([.A9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KNE</text:p>
          </table:table-cell>
          <table:table-cell table:style-name="ce28" office:value-type="string">
            <text:p>MŠŠ</text:p>
          </table:table-cell>
          <table:table-cell table:style-name="ce48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48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1">
            <text:p>1</text:p>
          </table:table-cell>
          <table:table-cell table:style-name="ce52" table:formula="of:=COUNTIF([.C9:.K9];&quot;51&quot;)+COUNTIF([.C9:.K9];&quot;51$&quot;)+COUNTIF([.C9:.K9];&quot;51☻&quot;)" office:value-type="float" office:value="0">
            <text:p>0</text:p>
          </table:table-cell>
          <table:table-cell table:style-name="ce52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53" table:formula="of:=COUNTIF([.C9:.K9];&quot;51¶&quot;)" office:value-type="float" office:value="0">
            <text:p>0</text:p>
          </table:table-cell>
          <table:table-cell table:style-name="ce53" table:formula="of:=COUNTIF([.C9:.K9];&quot;52¶&quot;)" office:value-type="float" office:value="1">
            <text:p>1</text:p>
          </table:table-cell>
          <table:table-cell table:style-name="ce52" table:formula="of:=COUNTIF([.C9:.K9];&quot;U&quot;)+COUNTIF([.C9:.K9];&quot;U☻&quot;)+COUNTIF([.C9:.K9];&quot;U☺&quot;)" office:value-type="float" office:value="1">
            <text:p>1</text:p>
          </table:table-cell>
          <table:table-cell table:style-name="ce52" table:formula="of:=COUNTIF([.C9:.K9];&quot;KVIT&quot;)+COUNTIF([.C9:.K9];&quot;KVIT☻&quot;)+COUNTIF([.C9:.K9];&quot;kvit$&quot;)" office:value-type="float" office:value="3">
            <text:p>3</text:p>
          </table:table-cell>
          <table:table-cell table:style-name="ce56" table:formula="of:=COUNTBLANK([.C9:.K9])" office:value-type="float" office:value="0">
            <text:p>0</text:p>
          </table:table-cell>
          <table:table-cell table:style-name="ce57" table:formula="of:=COUNTIF([.C9:.K9];&quot;x&quot;)" office:value-type="float" office:value="1">
            <text:p>1</text:p>
          </table:table-cell>
          <table:table-cell table:style-name="ce58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1">
            <text:p>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1-09">
            <text:p>9. jan 10</text:p>
          </table:table-cell>
          <table:table-cell table:style-name="ce22" table:formula="of:=TEXT([.A10];&quot;Ddd&quot;)" office:value-type="string" office:string-value="sob">
            <text:p>sob</text:p>
          </table:table-cell>
          <table:table-cell table:style-name="ce11"/>
          <table:table-cell table:style-name="ce35"/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9" table:number-columns-repeated="2"/>
          <table:table-cell table:style-name="ce35" table:number-columns-repeated="2"/>
          <table:table-cell table:style-name="ce41" office:value-type="string">
            <text:p>KNE</text:p>
          </table:table-cell>
          <table:table-cell table:style-name="ce41" office:value-type="string">
            <text:p>MŠŠ</text:p>
          </table:table-cell>
          <table:table-cell table:style-name="ce48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48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1">
            <text:p>1</text:p>
          </table:table-cell>
          <table:table-cell table:style-name="ce52" table:formula="of:=COUNTIF([.C10:.K10];&quot;51&quot;)+COUNTIF([.C10:.K10];&quot;51$&quot;)+COUNTIF([.C10:.K10];&quot;51☻&quot;)" office:value-type="float" office:value="0">
            <text:p>0</text:p>
          </table:table-cell>
          <table:table-cell table:style-name="ce52" table:formula="of:=COUNTIF([.C10:.K10];&quot;52&quot;)+COUNTIF([.C10:.K10];&quot;52$&quot;)+COUNTIF([.C10:.K10];&quot;52☻&quot;)" office:value-type="float" office:value="0">
            <text:p>0</text:p>
          </table:table-cell>
          <table:table-cell table:style-name="ce53" table:formula="of:=COUNTIF([.C10:.K10];&quot;51¶&quot;)" office:value-type="float" office:value="0">
            <text:p>0</text:p>
          </table:table-cell>
          <table:table-cell table:style-name="ce53" table:formula="of:=COUNTIF([.C10:.K10];&quot;52¶&quot;)" office:value-type="float" office:value="0">
            <text:p>0</text:p>
          </table:table-cell>
          <table:table-cell table:style-name="ce52" table:formula="of:=COUNTIF([.C10:.K10];&quot;U&quot;)+COUNTIF([.C10:.K10];&quot;U☻&quot;)+COUNTIF([.C10:.K10];&quot;U☺&quot;)" office:value-type="float" office:value="0">
            <text:p>0</text:p>
          </table:table-cell>
          <table:table-cell table:style-name="ce52" table:formula="of:=COUNTIF([.C10:.K10];&quot;KVIT&quot;)+COUNTIF([.C10:.K10];&quot;KVIT☻&quot;)+COUNTIF([.C10:.K10];&quot;kvit$&quot;)" office:value-type="float" office:value="0">
            <text:p>0</text:p>
          </table:table-cell>
          <table:table-cell table:style-name="ce56" table:formula="of:=COUNTBLANK([.C10:.K10])" office:value-type="float" office:value="7">
            <text:p>7</text:p>
          </table:table-cell>
          <table:table-cell table:style-name="ce57" table:formula="of:=COUNTIF([.C10:.K10];&quot;x&quot;)" office:value-type="float" office:value="0">
            <text:p>0</text:p>
          </table:table-cell>
          <table:table-cell table:style-name="ce58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1-10">
            <text:p>10. jan 10</text:p>
          </table:table-cell>
          <table:table-cell table:style-name="ce22" table:formula="of:=TEXT([.A11];&quot;Ddd&quot;)" office:value-type="string" office:string-value="ned">
            <text:p>ned</text:p>
          </table:table-cell>
          <table:table-cell table:style-name="ce30">
            <office:annotation draw:style-name="gr1" draw:text-style-name="P1" svg:width="2.907cm" svg:height="1.128cm" svg:x="4.81cm" svg:y="5.308cm" draw:caption-point-x="-0.617cm" draw:caption-point-y="1.714cm">
              <dc:creator>MŠ</dc:creator>
              <dc:date>2010-12-20T00:00:00</dc:date>
              <text:p text:style-name="P1"><text:span text:style-name="T1">ne razpišeš 10.1</text:span></text:p>
            </office:annotation>
          </table:table-cell>
          <table:table-cell table:style-name="ce35"/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3"/>
          <table:table-cell table:style-name="ce35" table:number-columns-repeated="2"/>
          <table:table-cell table:style-name="ce44" office:value-type="string">
            <office:annotation draw:style-name="gr1" draw:text-style-name="P1" svg:width="2.905cm" svg:height="6.31cm" svg:x="15.533cm" svg:y="5.5cm" draw:caption-point-x="-0.617cm" draw:caption-point-y="1.522cm">
              <dc:creator>MŠ</dc:creator>
              <dc:date>2010-12-20T00:00:00</dc:date>
              <text:p text:style-name="P1"><text:span text:style-name="T1">Petkov NE, od 15.1 naprej do konca januarja NE (imam dopust še prvi teden febr).</text:span></text:p>
              <text:p text:style-name="P1"><text:span text:style-name="T1"/></text:p>
              <text:p text:style-name="P1"><text:span text:style-name="T1">Do takrat pa mi daj kako tedensko ali dve in nedeljo 10.1.2010.</text:span></text:p>
              <text:p text:style-name="P1"><text:span text:style-name="T1"/></text:p>
            </office:annotation>
            <text:p>POT</text:p>
          </table:table-cell>
          <table:table-cell table:style-name="ce41" office:value-type="string">
            <text:p>MŠŠ</text:p>
          </table:table-cell>
          <table:table-cell table:style-name="ce48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48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0">
            <text:p>0</text:p>
          </table:table-cell>
          <table:table-cell table:style-name="ce52" table:formula="of:=COUNTIF([.C11:.K11];&quot;51&quot;)+COUNTIF([.C11:.K11];&quot;51$&quot;)+COUNTIF([.C11:.K11];&quot;51☻&quot;)" office:value-type="float" office:value="0">
            <text:p>0</text:p>
          </table:table-cell>
          <table:table-cell table:style-name="ce52" table:formula="of:=COUNTIF([.C11:.K11];&quot;52&quot;)+COUNTIF([.C11:.K11];&quot;52$&quot;)+COUNTIF([.C11:.K11];&quot;52☻&quot;)" office:value-type="float" office:value="0">
            <text:p>0</text:p>
          </table:table-cell>
          <table:table-cell table:style-name="ce53" table:formula="of:=COUNTIF([.C11:.K11];&quot;51¶&quot;)" office:value-type="float" office:value="0">
            <text:p>0</text:p>
          </table:table-cell>
          <table:table-cell table:style-name="ce53" table:formula="of:=COUNTIF([.C11:.K11];&quot;52¶&quot;)" office:value-type="float" office:value="0">
            <text:p>0</text:p>
          </table:table-cell>
          <table:table-cell table:style-name="ce52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52" table:formula="of:=COUNTIF([.C11:.K11];&quot;KVIT&quot;)+COUNTIF([.C11:.K11];&quot;KVIT☻&quot;)+COUNTIF([.C11:.K11];&quot;kvit$&quot;)" office:value-type="float" office:value="0">
            <text:p>0</text:p>
          </table:table-cell>
          <table:table-cell table:style-name="ce56" table:formula="of:=COUNTBLANK([.C11:.K11])" office:value-type="float" office:value="8">
            <text:p>8</text:p>
          </table:table-cell>
          <table:table-cell table:style-name="ce57" table:formula="of:=COUNTIF([.C11:.K11];&quot;x&quot;)" office:value-type="float" office:value="0">
            <text:p>0</text:p>
          </table:table-cell>
          <table:table-cell table:style-name="ce58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2"/>
          <table:table-cell table:style-name="ce36" office:value-type="string">
            <text:p>MF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0-01-11">
            <text:p>11. jan 10</text:p>
          </table:table-cell>
          <table:table-cell table:style-name="ce23" table:formula="of:=TEXT([.A12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RZE</text:p>
          </table:table-cell>
          <table:table-cell table:style-name="ce28" office:value-type="string">
            <text:p>MŠŠ</text:p>
          </table:table-cell>
          <table:table-cell table:style-name="ce48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48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>
            <text:p>0</text:p>
          </table:table-cell>
          <table:table-cell table:style-name="ce52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52" table:formula="of:=COUNTIF([.C12:.K12];&quot;52&quot;)+COUNTIF([.C12:.K12];&quot;52$&quot;)+COUNTIF([.C12:.K12];&quot;52☻&quot;)" office:value-type="float" office:value="1">
            <text:p>1</text:p>
          </table:table-cell>
          <table:table-cell table:style-name="ce53" table:formula="of:=COUNTIF([.C12:.K12];&quot;51¶&quot;)" office:value-type="float" office:value="1">
            <text:p>1</text:p>
          </table:table-cell>
          <table:table-cell table:style-name="ce53" table:formula="of:=COUNTIF([.C12:.K12];&quot;52¶&quot;)" office:value-type="float" office:value="1">
            <text:p>1</text:p>
          </table:table-cell>
          <table:table-cell table:style-name="ce52" table:formula="of:=COUNTIF([.C12:.K12];&quot;U&quot;)+COUNTIF([.C12:.K12];&quot;U☻&quot;)+COUNTIF([.C12:.K12];&quot;U☺&quot;)" office:value-type="float" office:value="1">
            <text:p>1</text:p>
          </table:table-cell>
          <table:table-cell table:style-name="ce52" table:formula="of:=COUNTIF([.C12:.K12];&quot;KVIT&quot;)+COUNTIF([.C12:.K12];&quot;KVIT☻&quot;)+COUNTIF([.C12:.K12];&quot;kvit$&quot;)" office:value-type="float" office:value="2">
            <text:p>2</text:p>
          </table:table-cell>
          <table:table-cell table:style-name="ce56" table:formula="of:=COUNTBLANK([.C12:.K12])" office:value-type="float" office:value="0">
            <text:p>0</text:p>
          </table:table-cell>
          <table:table-cell table:style-name="ce57" table:formula="of:=COUNTIF([.C12:.K12];&quot;x&quot;)" office:value-type="float" office:value="1">
            <text:p>1</text:p>
          </table:table-cell>
          <table:table-cell table:style-name="ce58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12">
            <text:p>12. jan 10</text:p>
          </table:table-cell>
          <table:table-cell table:style-name="ce23" table:formula="of:=TEXT([.A13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48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48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0">
            <text:p>0</text:p>
          </table:table-cell>
          <table:table-cell table:style-name="ce52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52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53" table:formula="of:=COUNTIF([.C13:.K13];&quot;51¶&quot;)" office:value-type="float" office:value="1">
            <text:p>1</text:p>
          </table:table-cell>
          <table:table-cell table:style-name="ce53" table:formula="of:=COUNTIF([.C13:.K13];&quot;52¶&quot;)" office:value-type="float" office:value="1">
            <text:p>1</text:p>
          </table:table-cell>
          <table:table-cell table:style-name="ce52" table:formula="of:=COUNTIF([.C13:.K13];&quot;U&quot;)+COUNTIF([.C13:.K13];&quot;U☻&quot;)+COUNTIF([.C13:.K13];&quot;U☺&quot;)" office:value-type="float" office:value="1">
            <text:p>1</text:p>
          </table:table-cell>
          <table:table-cell table:style-name="ce52" table:formula="of:=COUNTIF([.C13:.K13];&quot;KVIT&quot;)+COUNTIF([.C13:.K13];&quot;KVIT☻&quot;)+COUNTIF([.C13:.K13];&quot;kvit$&quot;)" office:value-type="float" office:value="2">
            <text:p>2</text:p>
          </table:table-cell>
          <table:table-cell table:style-name="ce56" table:formula="of:=COUNTBLANK([.C13:.K13])" office:value-type="float" office:value="0">
            <text:p>0</text:p>
          </table:table-cell>
          <table:table-cell table:style-name="ce57" table:formula="of:=COUNTIF([.C13:.K13];&quot;x&quot;)" office:value-type="float" office:value="1">
            <text:p>1</text:p>
          </table:table-cell>
          <table:table-cell table:style-name="ce58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13">
            <text:p>13. jan 10</text:p>
          </table:table-cell>
          <table:table-cell table:style-name="ce23" table:formula="of:=TEXT([.A14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2" office:value-type="string">
            <text:p>KOMP</text:p>
          </table:table-cell>
          <table:table-cell table:style-name="ce28" office:value-type="string">
            <text:p>PIN</text:p>
          </table:table-cell>
          <table:table-cell table:style-name="ce48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48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0">
            <text:p>0</text:p>
          </table:table-cell>
          <table:table-cell table:style-name="ce52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52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53" table:formula="of:=COUNTIF([.C14:.K14];&quot;51¶&quot;)" office:value-type="float" office:value="1">
            <text:p>1</text:p>
          </table:table-cell>
          <table:table-cell table:style-name="ce53" table:formula="of:=COUNTIF([.C14:.K14];&quot;52¶&quot;)" office:value-type="float" office:value="0">
            <text:p>0</text:p>
          </table:table-cell>
          <table:table-cell table:style-name="ce52" table:formula="of:=COUNTIF([.C14:.K14];&quot;U&quot;)+COUNTIF([.C14:.K14];&quot;U☻&quot;)+COUNTIF([.C14:.K14];&quot;U☺&quot;)" office:value-type="float" office:value="1">
            <text:p>1</text:p>
          </table:table-cell>
          <table:table-cell table:style-name="ce52" table:formula="of:=COUNTIF([.C14:.K14];&quot;KVIT&quot;)+COUNTIF([.C14:.K14];&quot;KVIT☻&quot;)+COUNTIF([.C14:.K14];&quot;kvit$&quot;)" office:value-type="float" office:value="1">
            <text:p>1</text:p>
          </table:table-cell>
          <table:table-cell table:style-name="ce56" table:formula="of:=COUNTBLANK([.C14:.K14])" office:value-type="float" office:value="0">
            <text:p>0</text:p>
          </table:table-cell>
          <table:table-cell table:style-name="ce57" table:formula="of:=COUNTIF([.C14:.K14];&quot;x&quot;)" office:value-type="float" office:value="1">
            <text:p>1</text:p>
          </table:table-cell>
          <table:table-cell table:style-name="ce58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14">
            <text:p>14. jan 10</text:p>
          </table:table-cell>
          <table:table-cell table:style-name="ce23" table:formula="of:=TEXT([.A15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office:annotation draw:style-name="gr1" draw:text-style-name="P1" svg:width="5.764cm" svg:height="3.953cm" svg:x="15.533cm" svg:y="8.304cm" draw:caption-point-x="-0.617cm" draw:caption-point-y="1.523cm">
              <dc:creator>MŠ</dc:creator>
              <dc:date>2010-12-20T00:00:00</dc:date>
              <text:p text:style-name="P1"><text:span text:style-name="T1">Petkov NE, od 15.1 naprej do konca januarja NE (imam dopust še prvi teden febr).</text:span></text:p>
              <text:p text:style-name="P1"><text:span text:style-name="T1"/></text:p>
              <text:p text:style-name="P1"><text:span text:style-name="T1">Do takrat pa mi daj kako tedensko ali dve in nedeljo 10.1.2010.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48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48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0">
            <text:p>0</text:p>
          </table:table-cell>
          <table:table-cell table:style-name="ce52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52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53" table:formula="of:=COUNTIF([.C15:.K15];&quot;51¶&quot;)" office:value-type="float" office:value="0">
            <text:p>0</text:p>
          </table:table-cell>
          <table:table-cell table:style-name="ce53" table:formula="of:=COUNTIF([.C15:.K15];&quot;52¶&quot;)" office:value-type="float" office:value="1">
            <text:p>1</text:p>
          </table:table-cell>
          <table:table-cell table:style-name="ce52" table:formula="of:=COUNTIF([.C15:.K15];&quot;U&quot;)+COUNTIF([.C15:.K15];&quot;U☻&quot;)+COUNTIF([.C15:.K15];&quot;U☺&quot;)" office:value-type="float" office:value="1">
            <text:p>1</text:p>
          </table:table-cell>
          <table:table-cell table:style-name="ce52" table:formula="of:=COUNTIF([.C15:.K15];&quot;KVIT&quot;)+COUNTIF([.C15:.K15];&quot;KVIT☻&quot;)+COUNTIF([.C15:.K15];&quot;kvit$&quot;)" office:value-type="float" office:value="1">
            <text:p>1</text:p>
          </table:table-cell>
          <table:table-cell table:style-name="ce56" table:formula="of:=COUNTBLANK([.C15:.K15])" office:value-type="float" office:value="0">
            <text:p>0</text:p>
          </table:table-cell>
          <table:table-cell table:style-name="ce57" table:formula="of:=COUNTIF([.C15:.K15];&quot;x&quot;)" office:value-type="float" office:value="0">
            <text:p>0</text:p>
          </table:table-cell>
          <table:table-cell table:style-name="ce58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15">
            <text:p>15. jan 10</text:p>
          </table:table-cell>
          <table:table-cell table:style-name="ce23" table:formula="of:=TEXT([.A16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BERG</text:p>
          </table:table-cell>
          <table:table-cell table:style-name="ce28" office:value-type="string">
            <text:p>AND</text:p>
          </table:table-cell>
          <table:table-cell table:style-name="ce48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48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0">
            <text:p>0</text:p>
          </table:table-cell>
          <table:table-cell table:style-name="ce52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52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53" table:formula="of:=COUNTIF([.C16:.K16];&quot;51¶&quot;)" office:value-type="float" office:value="0">
            <text:p>0</text:p>
          </table:table-cell>
          <table:table-cell table:style-name="ce53" table:formula="of:=COUNTIF([.C16:.K16];&quot;52¶&quot;)" office:value-type="float" office:value="1">
            <text:p>1</text:p>
          </table:table-cell>
          <table:table-cell table:style-name="ce52" table:formula="of:=COUNTIF([.C16:.K16];&quot;U&quot;)+COUNTIF([.C16:.K16];&quot;U☻&quot;)+COUNTIF([.C16:.K16];&quot;U☺&quot;)" office:value-type="float" office:value="1">
            <text:p>1</text:p>
          </table:table-cell>
          <table:table-cell table:style-name="ce52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56" table:formula="of:=COUNTBLANK([.C16:.K16])" office:value-type="float" office:value="0">
            <text:p>0</text:p>
          </table:table-cell>
          <table:table-cell table:style-name="ce57" table:formula="of:=COUNTIF([.C16:.K16];&quot;x&quot;)" office:value-type="float" office:value="1">
            <text:p>1</text:p>
          </table:table-cell>
          <table:table-cell table:style-name="ce58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2"/>
          <table:table-cell table:style-name="ce38" office:value-type="string">
            <text:p>RTG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0-01-16">
            <text:p>16. jan 10</text:p>
          </table:table-cell>
          <table:table-cell table:style-name="ce22" table:formula="of:=TEXT([.A17];&quot;Ddd&quot;)" office:value-type="string" office:string-value="sob">
            <text:p>sob</text:p>
          </table:table-cell>
          <table:table-cell table:style-name="ce29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41" office:value-type="string">
            <text:p>DAN</text:p>
          </table:table-cell>
          <table:table-cell table:style-name="ce41" office:value-type="string">
            <text:p>KOS</text:p>
          </table:table-cell>
          <table:table-cell table:style-name="ce48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48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1">
            <text:p>1</text:p>
          </table:table-cell>
          <table:table-cell table:style-name="ce52" table:formula="of:=COUNTIF([.C17:.K17];&quot;51&quot;)+COUNTIF([.C17:.K17];&quot;51$&quot;)+COUNTIF([.C17:.K17];&quot;51☻&quot;)" office:value-type="float" office:value="0">
            <text:p>0</text:p>
          </table:table-cell>
          <table:table-cell table:style-name="ce52" table:formula="of:=COUNTIF([.C17:.K17];&quot;52&quot;)+COUNTIF([.C17:.K17];&quot;52$&quot;)+COUNTIF([.C17:.K17];&quot;52☻&quot;)" office:value-type="float" office:value="0">
            <text:p>0</text:p>
          </table:table-cell>
          <table:table-cell table:style-name="ce53" table:formula="of:=COUNTIF([.C17:.K17];&quot;51¶&quot;)" office:value-type="float" office:value="0">
            <text:p>0</text:p>
          </table:table-cell>
          <table:table-cell table:style-name="ce53" table:formula="of:=COUNTIF([.C17:.K17];&quot;52¶&quot;)" office:value-type="float" office:value="0">
            <text:p>0</text:p>
          </table:table-cell>
          <table:table-cell table:style-name="ce52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52" table:formula="of:=COUNTIF([.C17:.K17];&quot;KVIT&quot;)+COUNTIF([.C17:.K17];&quot;KVIT☻&quot;)+COUNTIF([.C17:.K17];&quot;kvit$&quot;)" office:value-type="float" office:value="0">
            <text:p>0</text:p>
          </table:table-cell>
          <table:table-cell table:style-name="ce56" table:formula="of:=COUNTBLANK([.C17:.K17])" office:value-type="float" office:value="7">
            <text:p>7</text:p>
          </table:table-cell>
          <table:table-cell table:style-name="ce57" table:formula="of:=COUNTIF([.C17:.K17];&quot;x&quot;)" office:value-type="float" office:value="0">
            <text:p>0</text:p>
          </table:table-cell>
          <table:table-cell table:style-name="ce58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1-17">
            <text:p>17. jan 10</text:p>
          </table:table-cell>
          <table:table-cell table:style-name="ce22" table:formula="of:=TEXT([.A18];&quot;Ddd&quot;)" office:value-type="string" office:string-value="ned">
            <text:p>ned</text:p>
          </table:table-cell>
          <table:table-cell table:style-name="ce30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/>
          <table:table-cell table:style-name="ce29"/>
          <table:table-cell table:style-name="ce11"/>
          <table:table-cell table:style-name="ce6"/>
          <table:table-cell table:style-name="ce35"/>
          <table:table-cell table:style-name="ce35" office:value-type="string">
            <text:p>ŠTI</text:p>
          </table:table-cell>
          <table:table-cell table:style-name="ce41" office:value-type="string">
            <text:p>KOS</text:p>
          </table:table-cell>
          <table:table-cell table:style-name="ce48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48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>
            <text:p>0</text:p>
          </table:table-cell>
          <table:table-cell table:style-name="ce52" table:formula="of:=COUNTIF([.C18:.K18];&quot;51&quot;)+COUNTIF([.C18:.K18];&quot;51$&quot;)+COUNTIF([.C18:.K18];&quot;51☻&quot;)" office:value-type="float" office:value="0">
            <text:p>0</text:p>
          </table:table-cell>
          <table:table-cell table:style-name="ce52" table:formula="of:=COUNTIF([.C18:.K18];&quot;52&quot;)+COUNTIF([.C18:.K18];&quot;52$&quot;)+COUNTIF([.C18:.K18];&quot;52☻&quot;)" office:value-type="float" office:value="0">
            <text:p>0</text:p>
          </table:table-cell>
          <table:table-cell table:style-name="ce53" table:formula="of:=COUNTIF([.C18:.K18];&quot;51¶&quot;)" office:value-type="float" office:value="0">
            <text:p>0</text:p>
          </table:table-cell>
          <table:table-cell table:style-name="ce53" table:formula="of:=COUNTIF([.C18:.K18];&quot;52¶&quot;)" office:value-type="float" office:value="0">
            <text:p>0</text:p>
          </table:table-cell>
          <table:table-cell table:style-name="ce52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52" table:formula="of:=COUNTIF([.C18:.K18];&quot;KVIT&quot;)+COUNTIF([.C18:.K18];&quot;KVIT☻&quot;)+COUNTIF([.C18:.K18];&quot;kvit$&quot;)" office:value-type="float" office:value="0">
            <text:p>0</text:p>
          </table:table-cell>
          <table:table-cell table:style-name="ce56" table:formula="of:=COUNTBLANK([.C18:.K18])" office:value-type="float" office:value="8">
            <text:p>8</text:p>
          </table:table-cell>
          <table:table-cell table:style-name="ce57" table:formula="of:=COUNTIF([.C18:.K18];&quot;x&quot;)" office:value-type="float" office:value="0">
            <text:p>0</text:p>
          </table:table-cell>
          <table:table-cell table:style-name="ce58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18">
            <text:p>18. jan 10</text:p>
          </table:table-cell>
          <table:table-cell table:style-name="ce23" table:formula="of:=TEXT([.A19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48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48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1">
            <text:p>1</text:p>
          </table:table-cell>
          <table:table-cell table:style-name="ce52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52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53" table:formula="of:=COUNTIF([.C19:.K19];&quot;51¶&quot;)" office:value-type="float" office:value="1">
            <text:p>1</text:p>
          </table:table-cell>
          <table:table-cell table:style-name="ce53" table:formula="of:=COUNTIF([.C19:.K19];&quot;52¶&quot;)" office:value-type="float" office:value="1">
            <text:p>1</text:p>
          </table:table-cell>
          <table:table-cell table:style-name="ce52" table:formula="of:=COUNTIF([.C19:.K19];&quot;U&quot;)+COUNTIF([.C19:.K19];&quot;U☻&quot;)+COUNTIF([.C19:.K19];&quot;U☺&quot;)" office:value-type="float" office:value="1">
            <text:p>1</text:p>
          </table:table-cell>
          <table:table-cell table:style-name="ce52" table:formula="of:=COUNTIF([.C19:.K19];&quot;KVIT&quot;)+COUNTIF([.C19:.K19];&quot;KVIT☻&quot;)+COUNTIF([.C19:.K19];&quot;kvit$&quot;)" office:value-type="float" office:value="2">
            <text:p>2</text:p>
          </table:table-cell>
          <table:table-cell table:style-name="ce56" table:formula="of:=COUNTBLANK([.C19:.K19])" office:value-type="float" office:value="0">
            <text:p>0</text:p>
          </table:table-cell>
          <table:table-cell table:style-name="ce57" table:formula="of:=COUNTIF([.C19:.K19];&quot;x&quot;)" office:value-type="float" office:value="1">
            <text:p>1</text:p>
          </table:table-cell>
          <table:table-cell table:style-name="ce58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19">
            <text:p>19. jan 10</text:p>
          </table:table-cell>
          <table:table-cell table:style-name="ce23" table:formula="of:=TEXT([.A20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<text:s/>VIN</text:p>
          </table:table-cell>
          <table:table-cell table:style-name="ce28" office:value-type="string">
            <text:p>KOS</text:p>
          </table:table-cell>
          <table:table-cell table:style-name="ce48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48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0">
            <text:p>0</text:p>
          </table:table-cell>
          <table:table-cell table:style-name="ce52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52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53" table:formula="of:=COUNTIF([.C20:.K20];&quot;51¶&quot;)" office:value-type="float" office:value="1">
            <text:p>1</text:p>
          </table:table-cell>
          <table:table-cell table:style-name="ce53" table:formula="of:=COUNTIF([.C20:.K20];&quot;52¶&quot;)" office:value-type="float" office:value="1">
            <text:p>1</text:p>
          </table:table-cell>
          <table:table-cell table:style-name="ce52" table:formula="of:=COUNTIF([.C20:.K20];&quot;U&quot;)+COUNTIF([.C20:.K20];&quot;U☻&quot;)+COUNTIF([.C20:.K20];&quot;U☺&quot;)" office:value-type="float" office:value="1">
            <text:p>1</text:p>
          </table:table-cell>
          <table:table-cell table:style-name="ce52" table:formula="of:=COUNTIF([.C20:.K20];&quot;KVIT&quot;)+COUNTIF([.C20:.K20];&quot;KVIT☻&quot;)+COUNTIF([.C20:.K20];&quot;kvit$&quot;)" office:value-type="float" office:value="3">
            <text:p>3</text:p>
          </table:table-cell>
          <table:table-cell table:style-name="ce56" table:formula="of:=COUNTBLANK([.C20:.K20])" office:value-type="float" office:value="0">
            <text:p>0</text:p>
          </table:table-cell>
          <table:table-cell table:style-name="ce57" table:formula="of:=COUNTIF([.C20:.K20];&quot;x&quot;)" office:value-type="float" office:value="0">
            <text:p>0</text:p>
          </table:table-cell>
          <table:table-cell table:style-name="ce58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20">
            <text:p>20. jan 10</text:p>
          </table:table-cell>
          <table:table-cell table:style-name="ce23" table:formula="of:=TEXT([.A21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RTG</text:p>
          </table:table-cell>
          <table:table-cell table:style-name="ce38" office:value-type="string">
            <text:p>MRZE</text:p>
          </table:table-cell>
          <table:table-cell table:style-name="ce28" office:value-type="string">
            <text:p>KOS</text:p>
          </table:table-cell>
          <table:table-cell table:style-name="ce48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48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0">
            <text:p>0</text:p>
          </table:table-cell>
          <table:table-cell table:style-name="ce52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52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53" table:formula="of:=COUNTIF([.C21:.K21];&quot;51¶&quot;)" office:value-type="float" office:value="1">
            <text:p>1</text:p>
          </table:table-cell>
          <table:table-cell table:style-name="ce53" table:formula="of:=COUNTIF([.C21:.K21];&quot;52¶&quot;)" office:value-type="float" office:value="0">
            <text:p>0</text:p>
          </table:table-cell>
          <table:table-cell table:style-name="ce52" table:formula="of:=COUNTIF([.C21:.K21];&quot;U&quot;)+COUNTIF([.C21:.K21];&quot;U☻&quot;)+COUNTIF([.C21:.K21];&quot;U☺&quot;)" office:value-type="float" office:value="1">
            <text:p>1</text:p>
          </table:table-cell>
          <table:table-cell table:style-name="ce52" table:formula="of:=COUNTIF([.C21:.K21];&quot;KVIT&quot;)+COUNTIF([.C21:.K21];&quot;KVIT☻&quot;)+COUNTIF([.C21:.K21];&quot;kvit$&quot;)" office:value-type="float" office:value="2">
            <text:p>2</text:p>
          </table:table-cell>
          <table:table-cell table:style-name="ce56" table:formula="of:=COUNTBLANK([.C21:.K21])" office:value-type="float" office:value="0">
            <text:p>0</text:p>
          </table:table-cell>
          <table:table-cell table:style-name="ce57" table:formula="of:=COUNTIF([.C21:.K21];&quot;x&quot;)" office:value-type="float" office:value="1">
            <text:p>1</text:p>
          </table:table-cell>
          <table:table-cell table:style-name="ce58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10" table:formula="of:=[$'Vzorci vnosov'.$A$20]" office:value-type="string" office:string-value="☺">
            <text:p>☺</text:p>
          </table:table-cell>
          <table:table-cell table:number-columns-repeated="996"/>
        </table:table-row>
        <table:table-row table:style-name="ro7">
          <table:table-cell table:style-name="ce19" office:value-type="date" office:date-value="2010-01-21">
            <text:p>21. jan 10</text:p>
          </table:table-cell>
          <table:table-cell table:style-name="ce23" table:formula="of:=TEXT([.A22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6" office:value-type="string">
            <text:p>MF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2" office:value-type="string">
            <text:p>KOMP</text:p>
          </table:table-cell>
          <table:table-cell table:style-name="ce28" office:value-type="string">
            <text:p>KOS</text:p>
          </table:table-cell>
          <table:table-cell table:style-name="ce48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48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0">
            <text:p>0</text:p>
          </table:table-cell>
          <table:table-cell table:style-name="ce52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52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53" table:formula="of:=COUNTIF([.C22:.K22];&quot;51¶&quot;)" office:value-type="float" office:value="1">
            <text:p>1</text:p>
          </table:table-cell>
          <table:table-cell table:style-name="ce53" table:formula="of:=COUNTIF([.C22:.K22];&quot;52¶&quot;)" office:value-type="float" office:value="1">
            <text:p>1</text:p>
          </table:table-cell>
          <table:table-cell table:style-name="ce52" table:formula="of:=COUNTIF([.C22:.K22];&quot;U&quot;)+COUNTIF([.C22:.K22];&quot;U☻&quot;)+COUNTIF([.C22:.K22];&quot;U☺&quot;)" office:value-type="float" office:value="1">
            <text:p>1</text:p>
          </table:table-cell>
          <table:table-cell table:style-name="ce52" table:formula="of:=COUNTIF([.C22:.K22];&quot;KVIT&quot;)+COUNTIF([.C22:.K22];&quot;KVIT☻&quot;)+COUNTIF([.C22:.K22];&quot;kvit$&quot;)" office:value-type="float" office:value="2">
            <text:p>2</text:p>
          </table:table-cell>
          <table:table-cell table:style-name="ce56" table:formula="of:=COUNTBLANK([.C22:.K22])" office:value-type="float" office:value="0">
            <text:p>0</text:p>
          </table:table-cell>
          <table:table-cell table:style-name="ce57" table:formula="of:=COUNTIF([.C22:.K22];&quot;x&quot;)" office:value-type="float" office:value="0">
            <text:p>0</text:p>
          </table:table-cell>
          <table:table-cell table:style-name="ce58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22">
            <text:p>22. jan 10</text:p>
          </table:table-cell>
          <table:table-cell table:style-name="ce23" table:formula="of:=TEXT([.A23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6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KON</text:p>
          </table:table-cell>
          <table:table-cell table:style-name="ce48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48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1">
            <text:p>1</text:p>
          </table:table-cell>
          <table:table-cell table:style-name="ce52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52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53" table:formula="of:=COUNTIF([.C23:.K23];&quot;51¶&quot;)" office:value-type="float" office:value="1">
            <text:p>1</text:p>
          </table:table-cell>
          <table:table-cell table:style-name="ce53" table:formula="of:=COUNTIF([.C23:.K23];&quot;52¶&quot;)" office:value-type="float" office:value="1">
            <text:p>1</text:p>
          </table:table-cell>
          <table:table-cell table:style-name="ce52" table:formula="of:=COUNTIF([.C23:.K23];&quot;U&quot;)+COUNTIF([.C23:.K23];&quot;U☻&quot;)+COUNTIF([.C23:.K23];&quot;U☺&quot;)" office:value-type="float" office:value="1">
            <text:p>1</text:p>
          </table:table-cell>
          <table:table-cell table:style-name="ce52" table:formula="of:=COUNTIF([.C23:.K23];&quot;KVIT&quot;)+COUNTIF([.C23:.K23];&quot;KVIT☻&quot;)+COUNTIF([.C23:.K23];&quot;kvit$&quot;)" office:value-type="float" office:value="2">
            <text:p>2</text:p>
          </table:table-cell>
          <table:table-cell table:style-name="ce56" table:formula="of:=COUNTBLANK([.C23:.K23])" office:value-type="float" office:value="0">
            <text:p>0</text:p>
          </table:table-cell>
          <table:table-cell table:style-name="ce57" table:formula="of:=COUNTIF([.C23:.K23];&quot;x&quot;)" office:value-type="float" office:value="0">
            <text:p>0</text:p>
          </table:table-cell>
          <table:table-cell table:style-name="ce58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1-23">
            <text:p>23. jan 10</text:p>
          </table:table-cell>
          <table:table-cell table:style-name="ce22" table:formula="of:=TEXT([.A24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0"/>
          <table:table-cell table:style-name="ce37"/>
          <table:table-cell table:style-name="ce29" table:number-columns-repeated="2"/>
          <table:table-cell table:style-name="ce37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41" office:value-type="string">
            <text:p>MŠŠ</text:p>
          </table:table-cell>
          <table:table-cell table:style-name="ce41" office:value-type="string">
            <text:p>KON</text:p>
          </table:table-cell>
          <table:table-cell table:style-name="ce48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48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1">
            <text:p>1</text:p>
          </table:table-cell>
          <table:table-cell table:style-name="ce52" table:formula="of:=COUNTIF([.C24:.K24];&quot;51&quot;)+COUNTIF([.C24:.K24];&quot;51$&quot;)+COUNTIF([.C24:.K24];&quot;51☻&quot;)" office:value-type="float" office:value="0">
            <text:p>0</text:p>
          </table:table-cell>
          <table:table-cell table:style-name="ce52" table:formula="of:=COUNTIF([.C24:.K24];&quot;52&quot;)+COUNTIF([.C24:.K24];&quot;52$&quot;)+COUNTIF([.C24:.K24];&quot;52☻&quot;)" office:value-type="float" office:value="0">
            <text:p>0</text:p>
          </table:table-cell>
          <table:table-cell table:style-name="ce53" table:formula="of:=COUNTIF([.C24:.K24];&quot;51¶&quot;)" office:value-type="float" office:value="0">
            <text:p>0</text:p>
          </table:table-cell>
          <table:table-cell table:style-name="ce53" table:formula="of:=COUNTIF([.C24:.K24];&quot;52¶&quot;)" office:value-type="float" office:value="0">
            <text:p>0</text:p>
          </table:table-cell>
          <table:table-cell table:style-name="ce52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52" table:formula="of:=COUNTIF([.C24:.K24];&quot;KVIT&quot;)+COUNTIF([.C24:.K24];&quot;KVIT☻&quot;)+COUNTIF([.C24:.K24];&quot;kvit$&quot;)" office:value-type="float" office:value="0">
            <text:p>0</text:p>
          </table:table-cell>
          <table:table-cell table:style-name="ce56" table:formula="of:=COUNTBLANK([.C24:.K24])" office:value-type="float" office:value="7">
            <text:p>7</text:p>
          </table:table-cell>
          <table:table-cell table:style-name="ce57" table:formula="of:=COUNTIF([.C24:.K24];&quot;x&quot;)" office:value-type="float" office:value="0">
            <text:p>0</text:p>
          </table:table-cell>
          <table:table-cell table:style-name="ce58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1-24">
            <text:p>24. jan 10</text:p>
          </table:table-cell>
          <table:table-cell table:style-name="ce22" table:formula="of:=TEXT([.A25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0"/>
          <table:table-cell table:style-name="ce37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5" table:number-columns-repeated="2"/>
          <table:table-cell table:style-name="ce41" office:value-type="string">
            <text:p>AND</text:p>
          </table:table-cell>
          <table:table-cell table:style-name="ce41" office:value-type="string">
            <text:p>KON</text:p>
          </table:table-cell>
          <table:table-cell table:style-name="ce48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48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1">
            <text:p>1</text:p>
          </table:table-cell>
          <table:table-cell table:style-name="ce52" table:formula="of:=COUNTIF([.C25:.K25];&quot;51&quot;)+COUNTIF([.C25:.K25];&quot;51$&quot;)+COUNTIF([.C25:.K25];&quot;51☻&quot;)" office:value-type="float" office:value="0">
            <text:p>0</text:p>
          </table:table-cell>
          <table:table-cell table:style-name="ce52" table:formula="of:=COUNTIF([.C25:.K25];&quot;52&quot;)+COUNTIF([.C25:.K25];&quot;52$&quot;)+COUNTIF([.C25:.K25];&quot;52☻&quot;)" office:value-type="float" office:value="0">
            <text:p>0</text:p>
          </table:table-cell>
          <table:table-cell table:style-name="ce53" table:formula="of:=COUNTIF([.C25:.K25];&quot;51¶&quot;)" office:value-type="float" office:value="0">
            <text:p>0</text:p>
          </table:table-cell>
          <table:table-cell table:style-name="ce53" table:formula="of:=COUNTIF([.C25:.K25];&quot;52¶&quot;)" office:value-type="float" office:value="0">
            <text:p>0</text:p>
          </table:table-cell>
          <table:table-cell table:style-name="ce52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52" table:formula="of:=COUNTIF([.C25:.K25];&quot;KVIT&quot;)+COUNTIF([.C25:.K25];&quot;KVIT☻&quot;)+COUNTIF([.C25:.K25];&quot;kvit$&quot;)" office:value-type="float" office:value="0">
            <text:p>0</text:p>
          </table:table-cell>
          <table:table-cell table:style-name="ce56" table:formula="of:=COUNTBLANK([.C25:.K25])" office:value-type="float" office:value="7">
            <text:p>7</text:p>
          </table:table-cell>
          <table:table-cell table:style-name="ce57" table:formula="of:=COUNTIF([.C25:.K25];&quot;x&quot;)" office:value-type="float" office:value="0">
            <text:p>0</text:p>
          </table:table-cell>
          <table:table-cell table:style-name="ce58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25">
            <text:p>25. jan 10</text:p>
          </table:table-cell>
          <table:table-cell table:style-name="ce23" table:formula="of:=TEXT([.A26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48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48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0">
            <text:p>0</text:p>
          </table:table-cell>
          <table:table-cell table:style-name="ce52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52" table:formula="of:=COUNTIF([.C26:.K26];&quot;52&quot;)+COUNTIF([.C26:.K26];&quot;52$&quot;)+COUNTIF([.C26:.K26];&quot;52☻&quot;)" office:value-type="float" office:value="1">
            <text:p>1</text:p>
          </table:table-cell>
          <table:table-cell table:style-name="ce53" table:formula="of:=COUNTIF([.C26:.K26];&quot;51¶&quot;)" office:value-type="float" office:value="1">
            <text:p>1</text:p>
          </table:table-cell>
          <table:table-cell table:style-name="ce53" table:formula="of:=COUNTIF([.C26:.K26];&quot;52¶&quot;)" office:value-type="float" office:value="1">
            <text:p>1</text:p>
          </table:table-cell>
          <table:table-cell table:style-name="ce52" table:formula="of:=COUNTIF([.C26:.K26];&quot;U&quot;)+COUNTIF([.C26:.K26];&quot;U☻&quot;)+COUNTIF([.C26:.K26];&quot;U☺&quot;)" office:value-type="float" office:value="1">
            <text:p>1</text:p>
          </table:table-cell>
          <table:table-cell table:style-name="ce52" table:formula="of:=COUNTIF([.C26:.K26];&quot;KVIT&quot;)+COUNTIF([.C26:.K26];&quot;KVIT☻&quot;)+COUNTIF([.C26:.K26];&quot;kvit$&quot;)" office:value-type="float" office:value="2">
            <text:p>2</text:p>
          </table:table-cell>
          <table:table-cell table:style-name="ce56" table:formula="of:=COUNTBLANK([.C26:.K26])" office:value-type="float" office:value="0">
            <text:p>0</text:p>
          </table:table-cell>
          <table:table-cell table:style-name="ce57" table:formula="of:=COUNTIF([.C26:.K26];&quot;x&quot;)" office:value-type="float" office:value="2">
            <text:p>2</text:p>
          </table:table-cell>
          <table:table-cell table:style-name="ce58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26">
            <text:p>26. jan 10</text:p>
          </table:table-cell>
          <table:table-cell table:style-name="ce23" table:formula="of:=TEXT([.A27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ŠOŠ</text:p>
          </table:table-cell>
          <table:table-cell table:style-name="ce48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48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1">
            <text:p>1</text:p>
          </table:table-cell>
          <table:table-cell table:style-name="ce52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52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53" table:formula="of:=COUNTIF([.C27:.K27];&quot;51¶&quot;)" office:value-type="float" office:value="1">
            <text:p>1</text:p>
          </table:table-cell>
          <table:table-cell table:style-name="ce53" table:formula="of:=COUNTIF([.C27:.K27];&quot;52¶&quot;)" office:value-type="float" office:value="1">
            <text:p>1</text:p>
          </table:table-cell>
          <table:table-cell table:style-name="ce52" table:formula="of:=COUNTIF([.C27:.K27];&quot;U&quot;)+COUNTIF([.C27:.K27];&quot;U☻&quot;)+COUNTIF([.C27:.K27];&quot;U☺&quot;)" office:value-type="float" office:value="1">
            <text:p>1</text:p>
          </table:table-cell>
          <table:table-cell table:style-name="ce52" table:formula="of:=COUNTIF([.C27:.K27];&quot;KVIT&quot;)+COUNTIF([.C27:.K27];&quot;KVIT☻&quot;)+COUNTIF([.C27:.K27];&quot;kvit$&quot;)" office:value-type="float" office:value="2">
            <text:p>2</text:p>
          </table:table-cell>
          <table:table-cell table:style-name="ce56" table:formula="of:=COUNTBLANK([.C27:.K27])" office:value-type="float" office:value="0">
            <text:p>0</text:p>
          </table:table-cell>
          <table:table-cell table:style-name="ce57" table:formula="of:=COUNTIF([.C27:.K27];&quot;x&quot;)" office:value-type="float" office:value="1">
            <text:p>1</text:p>
          </table:table-cell>
          <table:table-cell table:style-name="ce58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27">
            <text:p>27. jan 10</text:p>
          </table:table-cell>
          <table:table-cell table:style-name="ce23" table:formula="of:=TEXT([.A28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RTG</text:p>
          </table:table-cell>
          <table:table-cell table:style-name="ce45" office:value-type="string">
            <text:p><text:s/>VIN</text:p>
          </table:table-cell>
          <table:table-cell table:style-name="ce28" office:value-type="string">
            <text:p>ŠOŠ</text:p>
          </table:table-cell>
          <table:table-cell table:style-name="ce48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48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0">
            <text:p>0</text:p>
          </table:table-cell>
          <table:table-cell table:style-name="ce52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52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53" table:formula="of:=COUNTIF([.C28:.K28];&quot;51¶&quot;)" office:value-type="float" office:value="1">
            <text:p>1</text:p>
          </table:table-cell>
          <table:table-cell table:style-name="ce53" table:formula="of:=COUNTIF([.C28:.K28];&quot;52¶&quot;)" office:value-type="float" office:value="1">
            <text:p>1</text:p>
          </table:table-cell>
          <table:table-cell table:style-name="ce52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52" table:formula="of:=COUNTIF([.C28:.K28];&quot;KVIT&quot;)+COUNTIF([.C28:.K28];&quot;KVIT☻&quot;)+COUNTIF([.C28:.K28];&quot;kvit$&quot;)" office:value-type="float" office:value="2">
            <text:p>2</text:p>
          </table:table-cell>
          <table:table-cell table:style-name="ce56" table:formula="of:=COUNTBLANK([.C28:.K28])" office:value-type="float" office:value="0">
            <text:p>0</text:p>
          </table:table-cell>
          <table:table-cell table:style-name="ce57" table:formula="of:=COUNTIF([.C28:.K28];&quot;x&quot;)" office:value-type="float" office:value="1">
            <text:p>1</text:p>
          </table:table-cell>
          <table:table-cell table:style-name="ce58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28">
            <text:p>28. jan 10</text:p>
          </table:table-cell>
          <table:table-cell table:style-name="ce23" table:formula="of:=TEXT([.A29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office:value-type="string">
            <text:p>ŠTI</text:p>
          </table:table-cell>
          <table:table-cell table:style-name="ce28" office:value-type="string">
            <text:p>ŠOŠ</text:p>
          </table:table-cell>
          <table:table-cell table:style-name="ce48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48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>
            <text:p>0</text:p>
          </table:table-cell>
          <table:table-cell table:style-name="ce52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52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53" table:formula="of:=COUNTIF([.C29:.K29];&quot;51¶&quot;)" office:value-type="float" office:value="1">
            <text:p>1</text:p>
          </table:table-cell>
          <table:table-cell table:style-name="ce53" table:formula="of:=COUNTIF([.C29:.K29];&quot;52¶&quot;)" office:value-type="float" office:value="1">
            <text:p>1</text:p>
          </table:table-cell>
          <table:table-cell table:style-name="ce52" table:formula="of:=COUNTIF([.C29:.K29];&quot;U&quot;)+COUNTIF([.C29:.K29];&quot;U☻&quot;)+COUNTIF([.C29:.K29];&quot;U☺&quot;)" office:value-type="float" office:value="1">
            <text:p>1</text:p>
          </table:table-cell>
          <table:table-cell table:style-name="ce52" table:formula="of:=COUNTIF([.C29:.K29];&quot;KVIT&quot;)+COUNTIF([.C29:.K29];&quot;KVIT☻&quot;)+COUNTIF([.C29:.K29];&quot;kvit$&quot;)" office:value-type="float" office:value="2">
            <text:p>2</text:p>
          </table:table-cell>
          <table:table-cell table:style-name="ce56" table:formula="of:=COUNTBLANK([.C29:.K29])" office:value-type="float" office:value="0">
            <text:p>0</text:p>
          </table:table-cell>
          <table:table-cell table:style-name="ce57" table:formula="of:=COUNTIF([.C29:.K29];&quot;x&quot;)" office:value-type="float" office:value="1">
            <text:p>1</text:p>
          </table:table-cell>
          <table:table-cell table:style-name="ce58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1-29">
            <text:p>29. jan 10</text:p>
          </table:table-cell>
          <table:table-cell table:style-name="ce23" table:formula="of:=TEXT([.A30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text:p>KON</text:p>
          </table:table-cell>
          <table:table-cell table:style-name="ce28" office:value-type="string">
            <text:p>ŠOŠ</text:p>
          </table:table-cell>
          <table:table-cell table:style-name="ce48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48" table:formula="of:=COUNTIF([.C30:.K30];&quot;☺&quot;)+COUNTIF([.C30:.K30];&quot;52☺&quot;)+COUNTIF([.C30:.K30];&quot;51☺&quot;)+COUNTIF([.C30:.K30];&quot;1☺&quot;)+COUNTIF([.C30:.K30];&quot;KVIT☺&quot;)+COUNTIF([.C30:.K30];&quot;U☺&quot;)" office:value-type="float" office:value="1">
            <text:p>1</text:p>
          </table:table-cell>
          <table:table-cell table:style-name="ce52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52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53" table:formula="of:=COUNTIF([.C30:.K30];&quot;51¶&quot;)" office:value-type="float" office:value="1">
            <text:p>1</text:p>
          </table:table-cell>
          <table:table-cell table:style-name="ce53" table:formula="of:=COUNTIF([.C30:.K30];&quot;52¶&quot;)" office:value-type="float" office:value="1">
            <text:p>1</text:p>
          </table:table-cell>
          <table:table-cell table:style-name="ce52" table:formula="of:=COUNTIF([.C30:.K30];&quot;U&quot;)+COUNTIF([.C30:.K30];&quot;U☻&quot;)+COUNTIF([.C30:.K30];&quot;U☺&quot;)" office:value-type="float" office:value="1">
            <text:p>1</text:p>
          </table:table-cell>
          <table:table-cell table:style-name="ce52" table:formula="of:=COUNTIF([.C30:.K30];&quot;KVIT&quot;)+COUNTIF([.C30:.K30];&quot;KVIT☻&quot;)+COUNTIF([.C30:.K30];&quot;kvit$&quot;)" office:value-type="float" office:value="2">
            <text:p>2</text:p>
          </table:table-cell>
          <table:table-cell table:style-name="ce56" table:formula="of:=COUNTBLANK([.C30:.K30])" office:value-type="float" office:value="0">
            <text:p>0</text:p>
          </table:table-cell>
          <table:table-cell table:style-name="ce57" table:formula="of:=COUNTIF([.C30:.K30];&quot;x&quot;)" office:value-type="float" office:value="1">
            <text:p>1</text:p>
          </table:table-cell>
          <table:table-cell table:style-name="ce58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number-columns-repeated="1000"/>
        </table:table-row>
        <table:table-row table:style-name="ro7">
          <table:table-cell table:style-name="ce18" office:value-type="date" office:date-value="2010-01-30">
            <text:p>30. jan 10</text:p>
          </table:table-cell>
          <table:table-cell table:style-name="ce22" table:formula="of:=TEXT([.A31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11"/>
          <table:table-cell table:style-name="ce37"/>
          <table:table-cell table:style-name="ce6"/>
          <table:table-cell table:style-name="ce37"/>
          <table:table-cell table:style-name="ce35" table:number-columns-repeated="2"/>
          <table:table-cell table:style-name="ce44" office:value-type="string">
            <text:p>JAN</text:p>
          </table:table-cell>
          <table:table-cell table:style-name="ce41" office:value-type="string">
            <text:p>ROD</text:p>
          </table:table-cell>
          <table:table-cell table:style-name="ce48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48" table:formula="of:=COUNTIF([.C31:.K31];&quot;☺&quot;)+COUNTIF([.C31:.K31];&quot;52☺&quot;)+COUNTIF([.C31:.K31];&quot;51☺&quot;)+COUNTIF([.C31:.K31];&quot;1☺&quot;)+COUNTIF([.C31:.K31];&quot;KVIT☺&quot;)+COUNTIF([.C31:.K31];&quot;U☺&quot;)" office:value-type="float" office:value="0">
            <text:p>0</text:p>
          </table:table-cell>
          <table:table-cell table:style-name="ce52" table:formula="of:=COUNTIF([.C31:.K31];&quot;51&quot;)+COUNTIF([.C31:.K31];&quot;51$&quot;)+COUNTIF([.C31:.K31];&quot;51☻&quot;)" office:value-type="float" office:value="0">
            <text:p>0</text:p>
          </table:table-cell>
          <table:table-cell table:style-name="ce52" table:formula="of:=COUNTIF([.C31:.K31];&quot;52&quot;)+COUNTIF([.C31:.K31];&quot;52$&quot;)+COUNTIF([.C31:.K31];&quot;52☻&quot;)" office:value-type="float" office:value="0">
            <text:p>0</text:p>
          </table:table-cell>
          <table:table-cell table:style-name="ce53" table:formula="of:=COUNTIF([.C31:.K31];&quot;51¶&quot;)" office:value-type="float" office:value="0">
            <text:p>0</text:p>
          </table:table-cell>
          <table:table-cell table:style-name="ce53" table:formula="of:=COUNTIF([.C31:.K31];&quot;52¶&quot;)" office:value-type="float" office:value="0">
            <text:p>0</text:p>
          </table:table-cell>
          <table:table-cell table:style-name="ce52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52" table:formula="of:=COUNTIF([.C31:.K31];&quot;KVIT&quot;)+COUNTIF([.C31:.K31];&quot;KVIT☻&quot;)+COUNTIF([.C31:.K31];&quot;kvit$&quot;)" office:value-type="float" office:value="0">
            <text:p>0</text:p>
          </table:table-cell>
          <table:table-cell table:style-name="ce56" table:formula="of:=COUNTBLANK([.C31:.K31])" office:value-type="float" office:value="8">
            <text:p>8</text:p>
          </table:table-cell>
          <table:table-cell table:style-name="ce57" table:formula="of:=COUNTIF([.C31:.K31];&quot;x&quot;)" office:value-type="float" office:value="0">
            <text:p>0</text:p>
          </table:table-cell>
          <table:table-cell table:style-name="ce58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>
            <text:p>0</text:p>
          </table:table-cell>
          <table:table-cell table:number-columns-repeated="1000"/>
        </table:table-row>
        <table:table-row table:style-name="ro7">
          <table:table-cell table:style-name="ce18" office:value-type="date" office:date-value="2010-01-31">
            <text:p>31. jan 10</text:p>
          </table:table-cell>
          <table:table-cell table:style-name="ce22" table:formula="of:=TEXT([.A32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7"/>
          <table:table-cell table:style-name="ce6"/>
          <table:table-cell table:style-name="ce29"/>
          <table:table-cell table:style-name="ce37"/>
          <table:table-cell table:style-name="ce35" table:number-columns-repeated="2"/>
          <table:table-cell table:style-name="ce44" office:value-type="string">
            <text:p>JAN</text:p>
          </table:table-cell>
          <table:table-cell table:style-name="ce41" office:value-type="string">
            <text:p>ROD</text:p>
          </table:table-cell>
          <table:table-cell table:style-name="ce48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48" table:formula="of:=COUNTIF([.C32:.K32];&quot;☺&quot;)+COUNTIF([.C32:.K32];&quot;52☺&quot;)+COUNTIF([.C32:.K32];&quot;51☺&quot;)+COUNTIF([.C32:.K32];&quot;1☺&quot;)+COUNTIF([.C32:.K32];&quot;KVIT☺&quot;)+COUNTIF([.C32:.K32];&quot;U☺&quot;)" office:value-type="float" office:value="0">
            <text:p>0</text:p>
          </table:table-cell>
          <table:table-cell table:style-name="ce52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52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53" table:formula="of:=COUNTIF([.C32:.K32];&quot;51¶&quot;)" office:value-type="float" office:value="0">
            <text:p>0</text:p>
          </table:table-cell>
          <table:table-cell table:style-name="ce53" table:formula="of:=COUNTIF([.C32:.K32];&quot;52¶&quot;)" office:value-type="float" office:value="0">
            <text:p>0</text:p>
          </table:table-cell>
          <table:table-cell table:style-name="ce52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52" table:formula="of:=COUNTIF([.C32:.K32];&quot;KVIT&quot;)+COUNTIF([.C32:.K32];&quot;KVIT☻&quot;)+COUNTIF([.C32:.K32];&quot;kvit$&quot;)" office:value-type="float" office:value="0">
            <text:p>0</text:p>
          </table:table-cell>
          <table:table-cell table:style-name="ce56" table:formula="of:=COUNTBLANK([.C32:.K32])" office:value-type="float" office:value="8">
            <text:p>8</text:p>
          </table:table-cell>
          <table:table-cell table:style-name="ce57" table:formula="of:=COUNTIF([.C32:.K32];&quot;x&quot;)" office:value-type="float" office:value="0">
            <text:p>0</text:p>
          </table:table-cell>
          <table:table-cell table:style-name="ce58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2">
            <text:p>2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6">
            <text:p>6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1">
            <text:p>1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>
            <text:p>1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5">
            <text:p>5</text:p>
          </table:table-cell>
          <table:table-cell table:style-name="ce32" table:formula="of:=SUM([.G35:.G36])" office:value-type="float" office:value="3">
            <text:p>3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6">
            <text:p>6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1">
            <text:p>1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8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0">
            <text:p>0</text:p>
          </table:table-cell>
          <table:table-cell table:style-name="ce33" table:formula="of:=COUNTIF([.D2:.D32];&quot;D&quot;)" office:value-type="float" office:value="1">
            <text:p>1</text:p>
          </table:table-cell>
          <table:table-cell table:style-name="ce33" table:formula="of:=COUNTIF([.E2:.E32];&quot;D&quot;)" office:value-type="float" office:value="2">
            <text:p>2</text:p>
          </table:table-cell>
          <table:table-cell table:style-name="ce33" table:formula="of:=COUNTIF([.F2:.F32];&quot;D&quot;)" office:value-type="float" office:value="1">
            <text:p>1</text:p>
          </table:table-cell>
          <table:table-cell table:style-name="ce33" table:formula="of:=COUNTIF([.G2:.G32];&quot;D&quot;)" office:value-type="float" office:value="8">
            <text:p>8</text:p>
          </table:table-cell>
          <table:table-cell table:style-name="ce33" table:formula="of:=COUNTIF([.H2:.H32];&quot;D&quot;)" office:value-type="float" office:value="2">
            <text:p>2</text:p>
          </table:table-cell>
          <table:table-cell table:style-name="ce33" table:formula="of:=COUNTIF([.I2:.I32];&quot;D&quot;)" office:value-type="float" office:value="5">
            <text:p>5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1">
            <text:p>1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4">
            <text:p>4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M2:.M32];&quot;KOS&quot;)" office:value-type="float" office:value="6">
            <text:p>6</text:p>
          </table:table-cell>
          <table:table-cell table:style-name="ce34" table:formula="of:=COUNTIF([.M2:.M32];&quot;ŠOŠ&quot;)" office:value-type="float" office:value="6">
            <text:p>6</text:p>
          </table:table-cell>
          <table:table-cell table:style-name="ce34" table:formula="of:=COUNTIF([.M2:.M32];&quot;PIN&quot;)" office:value-type="float" office:value="2">
            <text:p>2</text:p>
          </table:table-cell>
          <table:table-cell table:style-name="ce34" table:formula="of:=COUNTIF([.M2:.M32];&quot;KON&quot;)" office:value-type="float" office:value="5">
            <text:p>5</text:p>
          </table:table-cell>
          <table:table-cell table:style-name="ce34" table:formula="of:=COUNTIF([.M2:.M32];&quot;KNE&quot;)" office:value-type="float" office:value="0">
            <text:p>0</text:p>
          </table:table-cell>
          <table:table-cell table:style-name="ce34" table:formula="of:=COUNTIF([.M2:.M32];&quot;AND&quot;)" office:value-type="float" office:value="1">
            <text:p>1</text:p>
          </table:table-cell>
          <table:table-cell table:style-name="ce34" table:formula="of:=COUNTIF([.M2:.M32];&quot;ROD&quot;)" office:value-type="float" office:value="3">
            <text:p>3</text:p>
          </table:table-cell>
          <table:table-cell table:style-name="ce34" table:formula="of:=COUNTIF([.M2:.M32];&quot;DAN&quot;)" office:value-type="float" office:value="1">
            <text:p>1</text:p>
          </table:table-cell>
          <table:table-cell table:style-name="ce34" table:formula="of:=COUNTIF([.M2:.M32];&quot;MŠŠ&quot;)" office:value-type="float" office:value="7">
            <text:p>7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5">
            <text:p>5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5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3">
            <text:p>3</text:p>
          </table:table-cell>
          <table:table-cell table:style-name="ce1" table:formula="of:=COUNTIF([.E2:.E32];&quot;U☺&quot;)+COUNTIF([.E2:.E32];&quot;U☻&quot;)+COUNTIF([.E2:.E32];&quot;U&quot;)" office:value-type="float" office:value="4">
            <text:p>4</text:p>
          </table:table-cell>
          <table:table-cell table:style-name="ce1" table:formula="of:=COUNTIF([.F2:.F32];&quot;U☺&quot;)+COUNTIF([.F2:.F32];&quot;U☻&quot;)+COUNTIF([.F2:.F32];&quot;U&quot;)" office:value-type="float" office:value="5">
            <text:p>5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 table:number-rows-repeated="99">
          <table:table-cell table:number-columns-repeated="24"/>
          <table:table-cell table:style-name="ce1"/>
          <table:table-cell table:number-columns-repeated="999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uar" table:style-name="ta3" table:print="false">
        <table:table-column table:style-name="co3" table:default-cell-style-name="ce16"/>
        <table:table-column table:style-name="co14" table:default-cell-style-name="ce16"/>
        <table:table-column table:style-name="co5" table:number-columns-repeated="11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2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1000"/>
        </table:table-row>
        <table:table-row table:style-name="ro7">
          <table:table-cell table:style-name="ce19" office:value-type="date" office:date-value="2010-02-01">
            <text:p>1. feb 10</text:p>
          </table:table-cell>
          <table:table-cell table:style-name="ce60" table:formula="of:=TEXT([.A2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63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64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0">
            <text:p>0</text:p>
          </table:table-cell>
          <table:table-cell table:style-name="ce65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65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66" table:formula="of:=COUNTIF([.C2:.K2];&quot;51¶&quot;)" office:value-type="float" office:value="1">
            <text:p>1</text:p>
          </table:table-cell>
          <table:table-cell table:style-name="ce66" table:formula="of:=COUNTIF([.C2:.K2];&quot;52¶&quot;)" office:value-type="float" office:value="1">
            <text:p>1</text:p>
          </table:table-cell>
          <table:table-cell table:style-name="ce65" table:formula="of:=COUNTIF([.C2:.K2];&quot;U&quot;)+COUNTIF([.C2:.K2];&quot;U☻&quot;)+COUNTIF([.C2:.K2];&quot;U☺&quot;)" office:value-type="float" office:value="1">
            <text:p>1</text:p>
          </table:table-cell>
          <table:table-cell table:style-name="ce65" table:formula="of:=COUNTIF([.C2:.K2];&quot;KVIT&quot;)+COUNTIF([.C2:.K2];&quot;KVIT☻&quot;)+COUNTIF([.C2:.K2];&quot;kvit$&quot;)" office:value-type="float" office:value="2">
            <text:p>2</text:p>
          </table:table-cell>
          <table:table-cell table:style-name="ce67" table:formula="of:=COUNTBLANK([.C2:.K2])" office:value-type="float" office:value="0">
            <text:p>0</text:p>
          </table:table-cell>
          <table:table-cell table:style-name="ce68" table:formula="of:=COUNTIF([.C2:.K2];&quot;x&quot;)" office:value-type="float" office:value="1">
            <text:p>1</text:p>
          </table:table-cell>
          <table:table-cell table:style-name="ce69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02-02">
            <text:p>2. feb 10</text:p>
          </table:table-cell>
          <table:table-cell table:style-name="ce60" table:formula="of:=TEXT([.A3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KON</text:p>
          </table:table-cell>
          <table:table-cell table:style-name="ce28" office:value-type="string">
            <text:p>MŠŠ</text:p>
          </table:table-cell>
          <table:table-cell table:style-name="ce63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64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1">
            <text:p>1</text:p>
          </table:table-cell>
          <table:table-cell table:style-name="ce65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65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66" table:formula="of:=COUNTIF([.C3:.K3];&quot;51¶&quot;)" office:value-type="float" office:value="1">
            <text:p>1</text:p>
          </table:table-cell>
          <table:table-cell table:style-name="ce66" table:formula="of:=COUNTIF([.C3:.K3];&quot;52¶&quot;)" office:value-type="float" office:value="1">
            <text:p>1</text:p>
          </table:table-cell>
          <table:table-cell table:style-name="ce65" table:formula="of:=COUNTIF([.C3:.K3];&quot;U&quot;)+COUNTIF([.C3:.K3];&quot;U☻&quot;)+COUNTIF([.C3:.K3];&quot;U☺&quot;)" office:value-type="float" office:value="1">
            <text:p>1</text:p>
          </table:table-cell>
          <table:table-cell table:style-name="ce65" table:formula="of:=COUNTIF([.C3:.K3];&quot;KVIT&quot;)+COUNTIF([.C3:.K3];&quot;KVIT☻&quot;)+COUNTIF([.C3:.K3];&quot;kvit$&quot;)" office:value-type="float" office:value="2">
            <text:p>2</text:p>
          </table:table-cell>
          <table:table-cell table:style-name="ce67" table:formula="of:=COUNTBLANK([.C3:.K3])" office:value-type="float" office:value="0">
            <text:p>0</text:p>
          </table:table-cell>
          <table:table-cell table:style-name="ce68" table:formula="of:=COUNTIF([.C3:.K3];&quot;x&quot;)" office:value-type="float" office:value="1">
            <text:p>1</text:p>
          </table:table-cell>
          <table:table-cell table:style-name="ce69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03">
            <text:p>3. feb 10</text:p>
          </table:table-cell>
          <table:table-cell table:style-name="ce60" table:formula="of:=TEXT([.A4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63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64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>
            <text:p>1</text:p>
          </table:table-cell>
          <table:table-cell table:style-name="ce65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65" table:formula="of:=COUNTIF([.C4:.K4];&quot;52&quot;)+COUNTIF([.C4:.K4];&quot;52$&quot;)+COUNTIF([.C4:.K4];&quot;52☻&quot;)" office:value-type="float" office:value="0">
            <text:p>0</text:p>
          </table:table-cell>
          <table:table-cell table:style-name="ce66" table:formula="of:=COUNTIF([.C4:.K4];&quot;51¶&quot;)" office:value-type="float" office:value="1">
            <text:p>1</text:p>
          </table:table-cell>
          <table:table-cell table:style-name="ce66" table:formula="of:=COUNTIF([.C4:.K4];&quot;52¶&quot;)" office:value-type="float" office:value="0">
            <text:p>0</text:p>
          </table:table-cell>
          <table:table-cell table:style-name="ce65" table:formula="of:=COUNTIF([.C4:.K4];&quot;U&quot;)+COUNTIF([.C4:.K4];&quot;U☻&quot;)+COUNTIF([.C4:.K4];&quot;U☺&quot;)" office:value-type="float" office:value="1">
            <text:p>1</text:p>
          </table:table-cell>
          <table:table-cell table:style-name="ce65" table:formula="of:=COUNTIF([.C4:.K4];&quot;KVIT&quot;)+COUNTIF([.C4:.K4];&quot;KVIT☻&quot;)+COUNTIF([.C4:.K4];&quot;kvit$&quot;)" office:value-type="float" office:value="2">
            <text:p>2</text:p>
          </table:table-cell>
          <table:table-cell table:style-name="ce67" table:formula="of:=COUNTBLANK([.C4:.K4])" office:value-type="float" office:value="0">
            <text:p>0</text:p>
          </table:table-cell>
          <table:table-cell table:style-name="ce68" table:formula="of:=COUNTIF([.C4:.K4];&quot;x&quot;)" office:value-type="float" office:value="2">
            <text:p>2</text:p>
          </table:table-cell>
          <table:table-cell table:style-name="ce69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1">
            <text:p>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04">
            <text:p>4. feb 10</text:p>
          </table:table-cell>
          <table:table-cell table:style-name="ce60" table:formula="of:=TEXT([.A5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63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64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0">
            <text:p>0</text:p>
          </table:table-cell>
          <table:table-cell table:style-name="ce65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65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66" table:formula="of:=COUNTIF([.C5:.K5];&quot;51¶&quot;)" office:value-type="float" office:value="1">
            <text:p>1</text:p>
          </table:table-cell>
          <table:table-cell table:style-name="ce66" table:formula="of:=COUNTIF([.C5:.K5];&quot;52¶&quot;)" office:value-type="float" office:value="1">
            <text:p>1</text:p>
          </table:table-cell>
          <table:table-cell table:style-name="ce65" table:formula="of:=COUNTIF([.C5:.K5];&quot;U&quot;)+COUNTIF([.C5:.K5];&quot;U☻&quot;)+COUNTIF([.C5:.K5];&quot;U☺&quot;)" office:value-type="float" office:value="1">
            <text:p>1</text:p>
          </table:table-cell>
          <table:table-cell table:style-name="ce65" table:formula="of:=COUNTIF([.C5:.K5];&quot;KVIT&quot;)+COUNTIF([.C5:.K5];&quot;KVIT☻&quot;)+COUNTIF([.C5:.K5];&quot;kvit$&quot;)" office:value-type="float" office:value="2">
            <text:p>2</text:p>
          </table:table-cell>
          <table:table-cell table:style-name="ce67" table:formula="of:=COUNTBLANK([.C5:.K5])" office:value-type="float" office:value="0">
            <text:p>0</text:p>
          </table:table-cell>
          <table:table-cell table:style-name="ce68" table:formula="of:=COUNTIF([.C5:.K5];&quot;x&quot;)" office:value-type="float" office:value="1">
            <text:p>1</text:p>
          </table:table-cell>
          <table:table-cell table:style-name="ce69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05">
            <text:p>5. feb 10</text:p>
          </table:table-cell>
          <table:table-cell table:style-name="ce60" table:formula="of:=TEXT([.A6];&quot;Ddd&quot;)" office:value-type="string" office:string-value="pet">
            <text:p>p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<text:s/>VIN</text:p>
          </table:table-cell>
          <table:table-cell table:style-name="ce28" office:value-type="string">
            <text:p>ŠOŠ</text:p>
          </table:table-cell>
          <table:table-cell table:style-name="ce63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64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0">
            <text:p>0</text:p>
          </table:table-cell>
          <table:table-cell table:style-name="ce65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65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66" table:formula="of:=COUNTIF([.C6:.K6];&quot;51¶&quot;)" office:value-type="float" office:value="0">
            <text:p>0</text:p>
          </table:table-cell>
          <table:table-cell table:style-name="ce66" table:formula="of:=COUNTIF([.C6:.K6];&quot;52¶&quot;)" office:value-type="float" office:value="1">
            <text:p>1</text:p>
          </table:table-cell>
          <table:table-cell table:style-name="ce65" table:formula="of:=COUNTIF([.C6:.K6];&quot;U&quot;)+COUNTIF([.C6:.K6];&quot;U☻&quot;)+COUNTIF([.C6:.K6];&quot;U☺&quot;)" office:value-type="float" office:value="1">
            <text:p>1</text:p>
          </table:table-cell>
          <table:table-cell table:style-name="ce65" table:formula="of:=COUNTIF([.C6:.K6];&quot;KVIT&quot;)+COUNTIF([.C6:.K6];&quot;KVIT☻&quot;)+COUNTIF([.C6:.K6];&quot;kvit$&quot;)" office:value-type="float" office:value="2">
            <text:p>2</text:p>
          </table:table-cell>
          <table:table-cell table:style-name="ce67" table:formula="of:=COUNTBLANK([.C6:.K6])" office:value-type="float" office:value="0">
            <text:p>0</text:p>
          </table:table-cell>
          <table:table-cell table:style-name="ce68" table:formula="of:=COUNTIF([.C6:.K6];&quot;x&quot;)" office:value-type="float" office:value="1">
            <text:p>1</text:p>
          </table:table-cell>
          <table:table-cell table:style-name="ce69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06">
            <text:p>6. feb 10</text:p>
          </table:table-cell>
          <table:table-cell table:style-name="ce61" table:formula="of:=TEXT([.A7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4"/>
          <table:table-cell table:style-name="ce30"/>
          <table:table-cell table:style-name="ce35" table:number-columns-repeated="3"/>
          <table:table-cell table:style-name="ce37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41" office:value-type="string">
            <text:p>KOS</text:p>
          </table:table-cell>
          <table:table-cell table:style-name="ce41" office:value-type="string">
            <text:p>AND</text:p>
          </table:table-cell>
          <table:table-cell table:style-name="ce63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64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1">
            <text:p>1</text:p>
          </table:table-cell>
          <table:table-cell table:style-name="ce65" table:formula="of:=COUNTIF([.C7:.K7];&quot;51&quot;)+COUNTIF([.C7:.K7];&quot;51$&quot;)+COUNTIF([.C7:.K7];&quot;51☻&quot;)" office:value-type="float" office:value="0">
            <text:p>0</text:p>
          </table:table-cell>
          <table:table-cell table:style-name="ce65" table:formula="of:=COUNTIF([.C7:.K7];&quot;52&quot;)+COUNTIF([.C7:.K7];&quot;52$&quot;)+COUNTIF([.C7:.K7];&quot;52☻&quot;)" office:value-type="float" office:value="0">
            <text:p>0</text:p>
          </table:table-cell>
          <table:table-cell table:style-name="ce66" table:formula="of:=COUNTIF([.C7:.K7];&quot;51¶&quot;)" office:value-type="float" office:value="0">
            <text:p>0</text:p>
          </table:table-cell>
          <table:table-cell table:style-name="ce66" table:formula="of:=COUNTIF([.C7:.K7];&quot;52¶&quot;)" office:value-type="float" office:value="0">
            <text:p>0</text:p>
          </table:table-cell>
          <table:table-cell table:style-name="ce65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65" table:formula="of:=COUNTIF([.C7:.K7];&quot;KVIT&quot;)+COUNTIF([.C7:.K7];&quot;KVIT☻&quot;)+COUNTIF([.C7:.K7];&quot;kvit$&quot;)" office:value-type="float" office:value="0">
            <text:p>0</text:p>
          </table:table-cell>
          <table:table-cell table:style-name="ce67" table:formula="of:=COUNTBLANK([.C7:.K7])" office:value-type="float" office:value="7">
            <text:p>7</text:p>
          </table:table-cell>
          <table:table-cell table:style-name="ce68" table:formula="of:=COUNTIF([.C7:.K7];&quot;x&quot;)" office:value-type="float" office:value="0">
            <text:p>0</text:p>
          </table:table-cell>
          <table:table-cell table:style-name="ce69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07">
            <text:p>7. feb 10</text:p>
          </table:table-cell>
          <table:table-cell table:style-name="ce61" table:formula="of:=TEXT([.A8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3"/>
          <table:table-cell table:style-name="ce30"/>
          <table:table-cell table:style-name="ce35"/>
          <table:table-cell table:style-name="ce37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41" office:value-type="string">
            <text:p>KOS</text:p>
          </table:table-cell>
          <table:table-cell table:style-name="ce41" office:value-type="string">
            <text:p>AND</text:p>
          </table:table-cell>
          <table:table-cell table:style-name="ce63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64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1">
            <text:p>1</text:p>
          </table:table-cell>
          <table:table-cell table:style-name="ce65" table:formula="of:=COUNTIF([.C8:.K8];&quot;51&quot;)+COUNTIF([.C8:.K8];&quot;51$&quot;)+COUNTIF([.C8:.K8];&quot;51☻&quot;)" office:value-type="float" office:value="0">
            <text:p>0</text:p>
          </table:table-cell>
          <table:table-cell table:style-name="ce65" table:formula="of:=COUNTIF([.C8:.K8];&quot;52&quot;)+COUNTIF([.C8:.K8];&quot;52$&quot;)+COUNTIF([.C8:.K8];&quot;52☻&quot;)" office:value-type="float" office:value="0">
            <text:p>0</text:p>
          </table:table-cell>
          <table:table-cell table:style-name="ce66" table:formula="of:=COUNTIF([.C8:.K8];&quot;51¶&quot;)" office:value-type="float" office:value="0">
            <text:p>0</text:p>
          </table:table-cell>
          <table:table-cell table:style-name="ce66" table:formula="of:=COUNTIF([.C8:.K8];&quot;52¶&quot;)" office:value-type="float" office:value="0">
            <text:p>0</text:p>
          </table:table-cell>
          <table:table-cell table:style-name="ce65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65" table:formula="of:=COUNTIF([.C8:.K8];&quot;KVIT&quot;)+COUNTIF([.C8:.K8];&quot;KVIT☻&quot;)+COUNTIF([.C8:.K8];&quot;kvit$&quot;)" office:value-type="float" office:value="0">
            <text:p>0</text:p>
          </table:table-cell>
          <table:table-cell table:style-name="ce67" table:formula="of:=COUNTBLANK([.C8:.K8])" office:value-type="float" office:value="7">
            <text:p>7</text:p>
          </table:table-cell>
          <table:table-cell table:style-name="ce68" table:formula="of:=COUNTIF([.C8:.K8];&quot;x&quot;)" office:value-type="float" office:value="0">
            <text:p>0</text:p>
          </table:table-cell>
          <table:table-cell table:style-name="ce69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08">
            <text:p>8. feb 10</text:p>
          </table:table-cell>
          <table:table-cell table:style-name="ce61" table:formula="of:=TEXT([.A9];&quot;Ddd&quot;)" office:value-type="string" office:string-value="pon">
            <text:p>pon</text:p>
          </table:table-cell>
          <table:table-cell table:style-name="ce62"/>
          <table:table-cell table:style-name="ce11" table:formula="of:=[$'Vzorci vnosov'.$A$21]" office:value-type="string" office:string-value="☺">
            <text:p>☺</text:p>
          </table:table-cell>
          <table:table-cell table:style-name="ce44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7"/>
          <table:table-cell table:style-name="ce35" table:number-columns-repeated="2"/>
          <table:table-cell table:style-name="ce41" office:value-type="string">
            <text:p>ŠOŠ</text:p>
          </table:table-cell>
          <table:table-cell table:style-name="ce41" office:value-type="string">
            <text:p>AND</text:p>
          </table:table-cell>
          <table:table-cell table:style-name="ce63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64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1">
            <text:p>1</text:p>
          </table:table-cell>
          <table:table-cell table:style-name="ce65" table:formula="of:=COUNTIF([.C9:.K9];&quot;51&quot;)+COUNTIF([.C9:.K9];&quot;51$&quot;)+COUNTIF([.C9:.K9];&quot;51☻&quot;)" office:value-type="float" office:value="0">
            <text:p>0</text:p>
          </table:table-cell>
          <table:table-cell table:style-name="ce65" table:formula="of:=COUNTIF([.C9:.K9];&quot;52&quot;)+COUNTIF([.C9:.K9];&quot;52$&quot;)+COUNTIF([.C9:.K9];&quot;52☻&quot;)" office:value-type="float" office:value="0">
            <text:p>0</text:p>
          </table:table-cell>
          <table:table-cell table:style-name="ce66" table:formula="of:=COUNTIF([.C9:.K9];&quot;51¶&quot;)" office:value-type="float" office:value="0">
            <text:p>0</text:p>
          </table:table-cell>
          <table:table-cell table:style-name="ce66" table:formula="of:=COUNTIF([.C9:.K9];&quot;52¶&quot;)" office:value-type="float" office:value="0">
            <text:p>0</text:p>
          </table:table-cell>
          <table:table-cell table:style-name="ce65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65" table:formula="of:=COUNTIF([.C9:.K9];&quot;KVIT&quot;)+COUNTIF([.C9:.K9];&quot;KVIT☻&quot;)+COUNTIF([.C9:.K9];&quot;kvit$&quot;)" office:value-type="float" office:value="0">
            <text:p>0</text:p>
          </table:table-cell>
          <table:table-cell table:style-name="ce67" table:formula="of:=COUNTBLANK([.C9:.K9])" office:value-type="float" office:value="7">
            <text:p>7</text:p>
          </table:table-cell>
          <table:table-cell table:style-name="ce68" table:formula="of:=COUNTIF([.C9:.K9];&quot;x&quot;)" office:value-type="float" office:value="0">
            <text:p>0</text:p>
          </table:table-cell>
          <table:table-cell table:style-name="ce69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09">
            <text:p>9. feb 10</text:p>
          </table:table-cell>
          <table:table-cell table:style-name="ce60" table:formula="of:=TEXT([.A10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KNE</text:p>
          </table:table-cell>
          <table:table-cell table:style-name="ce63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64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0">
            <text:p>0</text:p>
          </table:table-cell>
          <table:table-cell table:style-name="ce65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65" table:formula="of:=COUNTIF([.C10:.K10];&quot;52&quot;)+COUNTIF([.C10:.K10];&quot;52$&quot;)+COUNTIF([.C10:.K10];&quot;52☻&quot;)" office:value-type="float" office:value="0">
            <text:p>0</text:p>
          </table:table-cell>
          <table:table-cell table:style-name="ce66" table:formula="of:=COUNTIF([.C10:.K10];&quot;51¶&quot;)" office:value-type="float" office:value="1">
            <text:p>1</text:p>
          </table:table-cell>
          <table:table-cell table:style-name="ce66" table:formula="of:=COUNTIF([.C10:.K10];&quot;52¶&quot;)" office:value-type="float" office:value="1">
            <text:p>1</text:p>
          </table:table-cell>
          <table:table-cell table:style-name="ce65" table:formula="of:=COUNTIF([.C10:.K10];&quot;U&quot;)+COUNTIF([.C10:.K10];&quot;U☻&quot;)+COUNTIF([.C10:.K10];&quot;U☺&quot;)" office:value-type="float" office:value="1">
            <text:p>1</text:p>
          </table:table-cell>
          <table:table-cell table:style-name="ce65" table:formula="of:=COUNTIF([.C10:.K10];&quot;KVIT&quot;)+COUNTIF([.C10:.K10];&quot;KVIT☻&quot;)+COUNTIF([.C10:.K10];&quot;kvit$&quot;)" office:value-type="float" office:value="2">
            <text:p>2</text:p>
          </table:table-cell>
          <table:table-cell table:style-name="ce67" table:formula="of:=COUNTBLANK([.C10:.K10])" office:value-type="float" office:value="0">
            <text:p>0</text:p>
          </table:table-cell>
          <table:table-cell table:style-name="ce68" table:formula="of:=COUNTIF([.C10:.K10];&quot;x&quot;)" office:value-type="float" office:value="1">
            <text:p>1</text:p>
          </table:table-cell>
          <table:table-cell table:style-name="ce69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1">
            <text:p>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0">
            <text:p>10. feb 10</text:p>
          </table:table-cell>
          <table:table-cell table:style-name="ce60" table:formula="of:=TEXT([.A11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7cm" svg:height="1.616cm" svg:x="4.919cm" svg:y="5.5cm" draw:caption-point-x="-0.617cm" draw:caption-point-y="1.522cm">
              <dc:creator>MŠ</dc:creator>
              <dc:date>2010-12-20T00:00:00</dc:date>
              <text:p text:style-name="P1"><text:span text:style-name="T1">10 in 11 februar.</text:span></text:p>
              <text:p text:style-name="P1"><text:span text:style-name="T1"/></text:p>
            </office:annotation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43" office:value-type="string">
            <text:p>AND</text:p>
          </table:table-cell>
          <table:table-cell table:style-name="ce28" office:value-type="string">
            <text:p>KNE</text:p>
          </table:table-cell>
          <table:table-cell table:style-name="ce63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64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1">
            <text:p>1</text:p>
          </table:table-cell>
          <table:table-cell table:style-name="ce65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65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66" table:formula="of:=COUNTIF([.C11:.K11];&quot;51¶&quot;)" office:value-type="float" office:value="0">
            <text:p>0</text:p>
          </table:table-cell>
          <table:table-cell table:style-name="ce66" table:formula="of:=COUNTIF([.C11:.K11];&quot;52¶&quot;)" office:value-type="float" office:value="1">
            <text:p>1</text:p>
          </table:table-cell>
          <table:table-cell table:style-name="ce65" table:formula="of:=COUNTIF([.C11:.K11];&quot;U&quot;)+COUNTIF([.C11:.K11];&quot;U☻&quot;)+COUNTIF([.C11:.K11];&quot;U☺&quot;)" office:value-type="float" office:value="1">
            <text:p>1</text:p>
          </table:table-cell>
          <table:table-cell table:style-name="ce65" table:formula="of:=COUNTIF([.C11:.K11];&quot;KVIT&quot;)+COUNTIF([.C11:.K11];&quot;KVIT☻&quot;)+COUNTIF([.C11:.K11];&quot;kvit$&quot;)" office:value-type="float" office:value="3">
            <text:p>3</text:p>
          </table:table-cell>
          <table:table-cell table:style-name="ce67" table:formula="of:=COUNTBLANK([.C11:.K11])" office:value-type="float" office:value="0">
            <text:p>0</text:p>
          </table:table-cell>
          <table:table-cell table:style-name="ce68" table:formula="of:=COUNTIF([.C11:.K11];&quot;x&quot;)" office:value-type="float" office:value="0">
            <text:p>0</text:p>
          </table:table-cell>
          <table:table-cell table:style-name="ce69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1">
            <text:p>11. feb 10</text:p>
          </table:table-cell>
          <table:table-cell table:style-name="ce60" table:formula="of:=TEXT([.A12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office:annotation draw:style-name="gr1" draw:text-style-name="P1" svg:width="5.764cm" svg:height="4.889cm" svg:x="15.642cm" svg:y="4.67cm" draw:caption-point-x="-0.617cm" draw:caption-point-y="3.05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KNE</text:p>
          </table:table-cell>
          <table:table-cell table:style-name="ce63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64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>
            <text:p>0</text:p>
          </table:table-cell>
          <table:table-cell table:style-name="ce65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65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66" table:formula="of:=COUNTIF([.C12:.K12];&quot;51¶&quot;)" office:value-type="float" office:value="1">
            <text:p>1</text:p>
          </table:table-cell>
          <table:table-cell table:style-name="ce66" table:formula="of:=COUNTIF([.C12:.K12];&quot;52¶&quot;)" office:value-type="float" office:value="1">
            <text:p>1</text:p>
          </table:table-cell>
          <table:table-cell table:style-name="ce65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65" table:formula="of:=COUNTIF([.C12:.K12];&quot;KVIT&quot;)+COUNTIF([.C12:.K12];&quot;KVIT☻&quot;)+COUNTIF([.C12:.K12];&quot;kvit$&quot;)" office:value-type="float" office:value="3">
            <text:p>3</text:p>
          </table:table-cell>
          <table:table-cell table:style-name="ce67" table:formula="of:=COUNTBLANK([.C12:.K12])" office:value-type="float" office:value="0">
            <text:p>0</text:p>
          </table:table-cell>
          <table:table-cell table:style-name="ce68" table:formula="of:=COUNTIF([.C12:.K12];&quot;x&quot;)" office:value-type="float" office:value="1">
            <text:p>1</text:p>
          </table:table-cell>
          <table:table-cell table:style-name="ce69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2">
            <text:p>12. feb 10</text:p>
          </table:table-cell>
          <table:table-cell table:style-name="ce60" table:formula="of:=TEXT([.A13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ŠOŠ</text:p>
          </table:table-cell>
          <table:table-cell table:style-name="ce63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64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1">
            <text:p>1</text:p>
          </table:table-cell>
          <table:table-cell table:style-name="ce65" table:formula="of:=COUNTIF([.C13:.K13];&quot;51&quot;)+COUNTIF([.C13:.K13];&quot;51$&quot;)+COUNTIF([.C13:.K13];&quot;51☻&quot;)" office:value-type="float" office:value="0">
            <text:p>0</text:p>
          </table:table-cell>
          <table:table-cell table:style-name="ce65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66" table:formula="of:=COUNTIF([.C13:.K13];&quot;51¶&quot;)" office:value-type="float" office:value="0">
            <text:p>0</text:p>
          </table:table-cell>
          <table:table-cell table:style-name="ce66" table:formula="of:=COUNTIF([.C13:.K13];&quot;52¶&quot;)" office:value-type="float" office:value="1">
            <text:p>1</text:p>
          </table:table-cell>
          <table:table-cell table:style-name="ce65" table:formula="of:=COUNTIF([.C13:.K13];&quot;U&quot;)+COUNTIF([.C13:.K13];&quot;U☻&quot;)+COUNTIF([.C13:.K13];&quot;U☺&quot;)" office:value-type="float" office:value="1">
            <text:p>1</text:p>
          </table:table-cell>
          <table:table-cell table:style-name="ce65" table:formula="of:=COUNTIF([.C13:.K13];&quot;KVIT&quot;)+COUNTIF([.C13:.K13];&quot;KVIT☻&quot;)+COUNTIF([.C13:.K13];&quot;kvit$&quot;)" office:value-type="float" office:value="3">
            <text:p>3</text:p>
          </table:table-cell>
          <table:table-cell table:style-name="ce67" table:formula="of:=COUNTBLANK([.C13:.K13])" office:value-type="float" office:value="0">
            <text:p>0</text:p>
          </table:table-cell>
          <table:table-cell table:style-name="ce68" table:formula="of:=COUNTIF([.C13:.K13];&quot;x&quot;)" office:value-type="float" office:value="0">
            <text:p>0</text:p>
          </table:table-cell>
          <table:table-cell table:style-name="ce69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13">
            <text:p>13. feb 10</text:p>
          </table:table-cell>
          <table:table-cell table:style-name="ce61" table:formula="of:=TEXT([.A14];&quot;Ddd&quot;)" office:value-type="string" office:string-value="sob">
            <text:p>sob</text:p>
          </table:table-cell>
          <table:table-cell table:style-name="ce35"/>
          <table:table-cell table:style-name="ce44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7"/>
          <table:table-cell table:style-name="ce35" table:number-columns-repeated="2"/>
          <table:table-cell table:style-name="ce41" office:value-type="string">
            <text:p>PIN</text:p>
          </table:table-cell>
          <table:table-cell table:style-name="ce41" office:value-type="string">
            <text:p>MŠŠ</text:p>
          </table:table-cell>
          <table:table-cell table:style-name="ce63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64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1">
            <text:p>1</text:p>
          </table:table-cell>
          <table:table-cell table:style-name="ce65" table:formula="of:=COUNTIF([.C14:.K14];&quot;51&quot;)+COUNTIF([.C14:.K14];&quot;51$&quot;)+COUNTIF([.C14:.K14];&quot;51☻&quot;)" office:value-type="float" office:value="0">
            <text:p>0</text:p>
          </table:table-cell>
          <table:table-cell table:style-name="ce65" table:formula="of:=COUNTIF([.C14:.K14];&quot;52&quot;)+COUNTIF([.C14:.K14];&quot;52$&quot;)+COUNTIF([.C14:.K14];&quot;52☻&quot;)" office:value-type="float" office:value="0">
            <text:p>0</text:p>
          </table:table-cell>
          <table:table-cell table:style-name="ce66" table:formula="of:=COUNTIF([.C14:.K14];&quot;51¶&quot;)" office:value-type="float" office:value="0">
            <text:p>0</text:p>
          </table:table-cell>
          <table:table-cell table:style-name="ce66" table:formula="of:=COUNTIF([.C14:.K14];&quot;52¶&quot;)" office:value-type="float" office:value="0">
            <text:p>0</text:p>
          </table:table-cell>
          <table:table-cell table:style-name="ce65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65" table:formula="of:=COUNTIF([.C14:.K14];&quot;KVIT&quot;)+COUNTIF([.C14:.K14];&quot;KVIT☻&quot;)+COUNTIF([.C14:.K14];&quot;kvit$&quot;)" office:value-type="float" office:value="0">
            <text:p>0</text:p>
          </table:table-cell>
          <table:table-cell table:style-name="ce67" table:formula="of:=COUNTBLANK([.C14:.K14])" office:value-type="float" office:value="7">
            <text:p>7</text:p>
          </table:table-cell>
          <table:table-cell table:style-name="ce68" table:formula="of:=COUNTIF([.C14:.K14];&quot;x&quot;)" office:value-type="float" office:value="0">
            <text:p>0</text:p>
          </table:table-cell>
          <table:table-cell table:style-name="ce69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14">
            <text:p>14. feb 10</text:p>
          </table:table-cell>
          <table:table-cell table:style-name="ce61" table:formula="of:=TEXT([.A15];&quot;Ddd&quot;)" office:value-type="string" office:string-value="ned">
            <text:p>ned</text:p>
          </table:table-cell>
          <table:table-cell table:style-name="ce30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0"/>
          <table:table-cell table:style-name="ce44"/>
          <table:table-cell table:style-name="ce41" office:value-type="string">
            <text:p>AND</text:p>
          </table:table-cell>
          <table:table-cell table:style-name="ce41" office:value-type="string">
            <text:p>MŠŠ</text:p>
          </table:table-cell>
          <table:table-cell table:style-name="ce63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64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1">
            <text:p>1</text:p>
          </table:table-cell>
          <table:table-cell table:style-name="ce65" table:formula="of:=COUNTIF([.C15:.K15];&quot;51&quot;)+COUNTIF([.C15:.K15];&quot;51$&quot;)+COUNTIF([.C15:.K15];&quot;51☻&quot;)" office:value-type="float" office:value="0">
            <text:p>0</text:p>
          </table:table-cell>
          <table:table-cell table:style-name="ce65" table:formula="of:=COUNTIF([.C15:.K15];&quot;52&quot;)+COUNTIF([.C15:.K15];&quot;52$&quot;)+COUNTIF([.C15:.K15];&quot;52☻&quot;)" office:value-type="float" office:value="0">
            <text:p>0</text:p>
          </table:table-cell>
          <table:table-cell table:style-name="ce66" table:formula="of:=COUNTIF([.C15:.K15];&quot;51¶&quot;)" office:value-type="float" office:value="0">
            <text:p>0</text:p>
          </table:table-cell>
          <table:table-cell table:style-name="ce66" table:formula="of:=COUNTIF([.C15:.K15];&quot;52¶&quot;)" office:value-type="float" office:value="0">
            <text:p>0</text:p>
          </table:table-cell>
          <table:table-cell table:style-name="ce65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65" table:formula="of:=COUNTIF([.C15:.K15];&quot;KVIT&quot;)+COUNTIF([.C15:.K15];&quot;KVIT☻&quot;)+COUNTIF([.C15:.K15];&quot;kvit$&quot;)" office:value-type="float" office:value="0">
            <text:p>0</text:p>
          </table:table-cell>
          <table:table-cell table:style-name="ce67" table:formula="of:=COUNTBLANK([.C15:.K15])" office:value-type="float" office:value="7">
            <text:p>7</text:p>
          </table:table-cell>
          <table:table-cell table:style-name="ce68" table:formula="of:=COUNTIF([.C15:.K15];&quot;x&quot;)" office:value-type="float" office:value="0">
            <text:p>0</text:p>
          </table:table-cell>
          <table:table-cell table:style-name="ce69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5">
            <text:p>15. feb 10</text:p>
          </table:table-cell>
          <table:table-cell table:style-name="ce60" table:formula="of:=TEXT([.A16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MRZE</text:p>
          </table:table-cell>
          <table:table-cell table:style-name="ce28" office:value-type="string">
            <text:p>AND</text:p>
          </table:table-cell>
          <table:table-cell table:style-name="ce63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64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0">
            <text:p>0</text:p>
          </table:table-cell>
          <table:table-cell table:style-name="ce65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65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66" table:formula="of:=COUNTIF([.C16:.K16];&quot;51¶&quot;)" office:value-type="float" office:value="1">
            <text:p>1</text:p>
          </table:table-cell>
          <table:table-cell table:style-name="ce66" table:formula="of:=COUNTIF([.C16:.K16];&quot;52¶&quot;)" office:value-type="float" office:value="1">
            <text:p>1</text:p>
          </table:table-cell>
          <table:table-cell table:style-name="ce65" table:formula="of:=COUNTIF([.C16:.K16];&quot;U&quot;)+COUNTIF([.C16:.K16];&quot;U☻&quot;)+COUNTIF([.C16:.K16];&quot;U☺&quot;)" office:value-type="float" office:value="0">
            <text:p>0</text:p>
          </table:table-cell>
          <table:table-cell table:style-name="ce65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67" table:formula="of:=COUNTBLANK([.C16:.K16])" office:value-type="float" office:value="0">
            <text:p>0</text:p>
          </table:table-cell>
          <table:table-cell table:style-name="ce68" table:formula="of:=COUNTIF([.C16:.K16];&quot;x&quot;)" office:value-type="float" office:value="2">
            <text:p>2</text:p>
          </table:table-cell>
          <table:table-cell table:style-name="ce69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6">
            <text:p>16. feb 10</text:p>
          </table:table-cell>
          <table:table-cell table:style-name="ce60" table:formula="of:=TEXT([.A17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5" office:value-type="string">
            <text:p><text:s/>VIN</text:p>
          </table:table-cell>
          <table:table-cell table:style-name="ce28" office:value-type="string">
            <text:p>AND</text:p>
          </table:table-cell>
          <table:table-cell table:style-name="ce63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64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0">
            <text:p>0</text:p>
          </table:table-cell>
          <table:table-cell table:style-name="ce65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65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66" table:formula="of:=COUNTIF([.C17:.K17];&quot;51¶&quot;)" office:value-type="float" office:value="1">
            <text:p>1</text:p>
          </table:table-cell>
          <table:table-cell table:style-name="ce66" table:formula="of:=COUNTIF([.C17:.K17];&quot;52¶&quot;)" office:value-type="float" office:value="1">
            <text:p>1</text:p>
          </table:table-cell>
          <table:table-cell table:style-name="ce65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65" table:formula="of:=COUNTIF([.C17:.K17];&quot;KVIT&quot;)+COUNTIF([.C17:.K17];&quot;KVIT☻&quot;)+COUNTIF([.C17:.K17];&quot;kvit$&quot;)" office:value-type="float" office:value="2">
            <text:p>2</text:p>
          </table:table-cell>
          <table:table-cell table:style-name="ce67" table:formula="of:=COUNTBLANK([.C17:.K17])" office:value-type="float" office:value="0">
            <text:p>0</text:p>
          </table:table-cell>
          <table:table-cell table:style-name="ce68" table:formula="of:=COUNTIF([.C17:.K17];&quot;x&quot;)" office:value-type="float" office:value="1">
            <text:p>1</text:p>
          </table:table-cell>
          <table:table-cell table:style-name="ce69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7">
            <text:p>17. feb 10</text:p>
          </table:table-cell>
          <table:table-cell table:style-name="ce60" table:formula="of:=TEXT([.A18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MRZE</text:p>
          </table:table-cell>
          <table:table-cell table:style-name="ce28" office:value-type="string">
            <text:p>AND</text:p>
          </table:table-cell>
          <table:table-cell table:style-name="ce63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64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>
            <text:p>0</text:p>
          </table:table-cell>
          <table:table-cell table:style-name="ce65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65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66" table:formula="of:=COUNTIF([.C18:.K18];&quot;51¶&quot;)" office:value-type="float" office:value="1">
            <text:p>1</text:p>
          </table:table-cell>
          <table:table-cell table:style-name="ce66" table:formula="of:=COUNTIF([.C18:.K18];&quot;52¶&quot;)" office:value-type="float" office:value="1">
            <text:p>1</text:p>
          </table:table-cell>
          <table:table-cell table:style-name="ce65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65" table:formula="of:=COUNTIF([.C18:.K18];&quot;KVIT&quot;)+COUNTIF([.C18:.K18];&quot;KVIT☻&quot;)+COUNTIF([.C18:.K18];&quot;kvit$&quot;)" office:value-type="float" office:value="3">
            <text:p>3</text:p>
          </table:table-cell>
          <table:table-cell table:style-name="ce67" table:formula="of:=COUNTBLANK([.C18:.K18])" office:value-type="float" office:value="0">
            <text:p>0</text:p>
          </table:table-cell>
          <table:table-cell table:style-name="ce68" table:formula="of:=COUNTIF([.C18:.K18];&quot;x&quot;)" office:value-type="float" office:value="1">
            <text:p>1</text:p>
          </table:table-cell>
          <table:table-cell table:style-name="ce69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8">
            <text:p>18. feb 10</text:p>
          </table:table-cell>
          <table:table-cell table:style-name="ce60" table:formula="of:=TEXT([.A19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office:value-type="string">
            <office:annotation draw:style-name="gr1" draw:text-style-name="P1" svg:width="5.764cm" svg:height="4.889cm" svg:x="15.642cm" svg:y="9.578cm" draw:caption-point-x="-0.617cm" draw:caption-point-y="3.05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AND</text:p>
          </table:table-cell>
          <table:table-cell table:style-name="ce63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64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0">
            <text:p>0</text:p>
          </table:table-cell>
          <table:table-cell table:style-name="ce65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65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66" table:formula="of:=COUNTIF([.C19:.K19];&quot;51¶&quot;)" office:value-type="float" office:value="1">
            <text:p>1</text:p>
          </table:table-cell>
          <table:table-cell table:style-name="ce66" table:formula="of:=COUNTIF([.C19:.K19];&quot;52¶&quot;)" office:value-type="float" office:value="1">
            <text:p>1</text:p>
          </table:table-cell>
          <table:table-cell table:style-name="ce65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65" table:formula="of:=COUNTIF([.C19:.K19];&quot;KVIT&quot;)+COUNTIF([.C19:.K19];&quot;KVIT☻&quot;)+COUNTIF([.C19:.K19];&quot;kvit$&quot;)" office:value-type="float" office:value="3">
            <text:p>3</text:p>
          </table:table-cell>
          <table:table-cell table:style-name="ce67" table:formula="of:=COUNTBLANK([.C19:.K19])" office:value-type="float" office:value="0">
            <text:p>0</text:p>
          </table:table-cell>
          <table:table-cell table:style-name="ce68" table:formula="of:=COUNTIF([.C19:.K19];&quot;x&quot;)" office:value-type="float" office:value="1">
            <text:p>1</text:p>
          </table:table-cell>
          <table:table-cell table:style-name="ce69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19">
            <text:p>19. feb 10</text:p>
          </table:table-cell>
          <table:table-cell table:style-name="ce60" table:formula="of:=TEXT([.A2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KON</text:p>
          </table:table-cell>
          <table:table-cell table:style-name="ce28" office:value-type="string">
            <text:p>ROD</text:p>
          </table:table-cell>
          <table:table-cell table:style-name="ce63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64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1">
            <text:p>1</text:p>
          </table:table-cell>
          <table:table-cell table:style-name="ce65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65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66" table:formula="of:=COUNTIF([.C20:.K20];&quot;51¶&quot;)" office:value-type="float" office:value="0">
            <text:p>0</text:p>
          </table:table-cell>
          <table:table-cell table:style-name="ce66" table:formula="of:=COUNTIF([.C20:.K20];&quot;52¶&quot;)" office:value-type="float" office:value="0">
            <text:p>0</text:p>
          </table:table-cell>
          <table:table-cell table:style-name="ce65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65" table:formula="of:=COUNTIF([.C20:.K20];&quot;KVIT&quot;)+COUNTIF([.C20:.K20];&quot;KVIT☻&quot;)+COUNTIF([.C20:.K20];&quot;kvit$&quot;)" office:value-type="float" office:value="2">
            <text:p>2</text:p>
          </table:table-cell>
          <table:table-cell table:style-name="ce67" table:formula="of:=COUNTBLANK([.C20:.K20])" office:value-type="float" office:value="0">
            <text:p>0</text:p>
          </table:table-cell>
          <table:table-cell table:style-name="ce68" table:formula="of:=COUNTIF([.C20:.K20];&quot;x&quot;)" office:value-type="float" office:value="1">
            <text:p>1</text:p>
          </table:table-cell>
          <table:table-cell table:style-name="ce69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20">
            <text:p>20. feb 10</text:p>
          </table:table-cell>
          <table:table-cell table:style-name="ce61" table:formula="of:=TEXT([.A21];&quot;Ddd&quot;)" office:value-type="string" office:string-value="sob">
            <text:p>sob</text:p>
          </table:table-cell>
          <table:table-cell table:style-name="ce30"/>
          <table:table-cell table:style-name="ce35"/>
          <table:table-cell table:style-name="ce44"/>
          <table:table-cell table:style-name="ce30"/>
          <table:table-cell table:style-name="ce35" table:number-columns-repeated="2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4" office:value-type="string">
            <office:annotation draw:style-name="gr1" draw:text-style-name="P1" svg:width="5.764cm" svg:height="4.889cm" svg:x="15.642cm" svg:y="10.98cm" draw:caption-point-x="-0.617cm" draw:caption-point-y="3.054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41" office:value-type="string">
            <text:p>PIN</text:p>
          </table:table-cell>
          <table:table-cell table:style-name="ce63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64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0">
            <text:p>0</text:p>
          </table:table-cell>
          <table:table-cell table:style-name="ce65" table:formula="of:=COUNTIF([.C21:.K21];&quot;51&quot;)+COUNTIF([.C21:.K21];&quot;51$&quot;)+COUNTIF([.C21:.K21];&quot;51☻&quot;)" office:value-type="float" office:value="0">
            <text:p>0</text:p>
          </table:table-cell>
          <table:table-cell table:style-name="ce65" table:formula="of:=COUNTIF([.C21:.K21];&quot;52&quot;)+COUNTIF([.C21:.K21];&quot;52$&quot;)+COUNTIF([.C21:.K21];&quot;52☻&quot;)" office:value-type="float" office:value="0">
            <text:p>0</text:p>
          </table:table-cell>
          <table:table-cell table:style-name="ce66" table:formula="of:=COUNTIF([.C21:.K21];&quot;51¶&quot;)" office:value-type="float" office:value="0">
            <text:p>0</text:p>
          </table:table-cell>
          <table:table-cell table:style-name="ce66" table:formula="of:=COUNTIF([.C21:.K21];&quot;52¶&quot;)" office:value-type="float" office:value="0">
            <text:p>0</text:p>
          </table:table-cell>
          <table:table-cell table:style-name="ce65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65" table:formula="of:=COUNTIF([.C21:.K21];&quot;KVIT&quot;)+COUNTIF([.C21:.K21];&quot;KVIT☻&quot;)+COUNTIF([.C21:.K21];&quot;kvit$&quot;)" office:value-type="float" office:value="0">
            <text:p>0</text:p>
          </table:table-cell>
          <table:table-cell table:style-name="ce67" table:formula="of:=COUNTBLANK([.C21:.K21])" office:value-type="float" office:value="8">
            <text:p>8</text:p>
          </table:table-cell>
          <table:table-cell table:style-name="ce68" table:formula="of:=COUNTIF([.C21:.K21];&quot;x&quot;)" office:value-type="float" office:value="0">
            <text:p>0</text:p>
          </table:table-cell>
          <table:table-cell table:style-name="ce69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21">
            <text:p>21. feb 10</text:p>
          </table:table-cell>
          <table:table-cell table:style-name="ce61" table:formula="of:=TEXT([.A22];&quot;Ddd&quot;)" office:value-type="string" office:string-value="ned">
            <text:p>ned</text:p>
          </table:table-cell>
          <table:table-cell table:style-name="ce30"/>
          <table:table-cell table:style-name="ce35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35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41" office:value-type="string">
            <text:p>KON</text:p>
          </table:table-cell>
          <table:table-cell table:style-name="ce41" office:value-type="string">
            <text:p>PIN</text:p>
          </table:table-cell>
          <table:table-cell table:style-name="ce63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64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1">
            <text:p>1</text:p>
          </table:table-cell>
          <table:table-cell table:style-name="ce65" table:formula="of:=COUNTIF([.C22:.K22];&quot;51&quot;)+COUNTIF([.C22:.K22];&quot;51$&quot;)+COUNTIF([.C22:.K22];&quot;51☻&quot;)" office:value-type="float" office:value="0">
            <text:p>0</text:p>
          </table:table-cell>
          <table:table-cell table:style-name="ce65" table:formula="of:=COUNTIF([.C22:.K22];&quot;52&quot;)+COUNTIF([.C22:.K22];&quot;52$&quot;)+COUNTIF([.C22:.K22];&quot;52☻&quot;)" office:value-type="float" office:value="0">
            <text:p>0</text:p>
          </table:table-cell>
          <table:table-cell table:style-name="ce66" table:formula="of:=COUNTIF([.C22:.K22];&quot;51¶&quot;)" office:value-type="float" office:value="0">
            <text:p>0</text:p>
          </table:table-cell>
          <table:table-cell table:style-name="ce66" table:formula="of:=COUNTIF([.C22:.K22];&quot;52¶&quot;)" office:value-type="float" office:value="0">
            <text:p>0</text:p>
          </table:table-cell>
          <table:table-cell table:style-name="ce65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65" table:formula="of:=COUNTIF([.C22:.K22];&quot;KVIT&quot;)+COUNTIF([.C22:.K22];&quot;KVIT☻&quot;)+COUNTIF([.C22:.K22];&quot;kvit$&quot;)" office:value-type="float" office:value="0">
            <text:p>0</text:p>
          </table:table-cell>
          <table:table-cell table:style-name="ce67" table:formula="of:=COUNTBLANK([.C22:.K22])" office:value-type="float" office:value="7">
            <text:p>7</text:p>
          </table:table-cell>
          <table:table-cell table:style-name="ce68" table:formula="of:=COUNTIF([.C22:.K22];&quot;x&quot;)" office:value-type="float" office:value="0">
            <text:p>0</text:p>
          </table:table-cell>
          <table:table-cell table:style-name="ce69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22">
            <text:p>22. feb 10</text:p>
          </table:table-cell>
          <table:table-cell table:style-name="ce60" table:formula="of:=TEXT([.A2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ŠTI</text:p>
          </table:table-cell>
          <table:table-cell table:style-name="ce28" office:value-type="string">
            <text:p>PIN</text:p>
          </table:table-cell>
          <table:table-cell table:style-name="ce63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64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0">
            <text:p>0</text:p>
          </table:table-cell>
          <table:table-cell table:style-name="ce65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65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66" table:formula="of:=COUNTIF([.C23:.K23];&quot;51¶&quot;)" office:value-type="float" office:value="1">
            <text:p>1</text:p>
          </table:table-cell>
          <table:table-cell table:style-name="ce66" table:formula="of:=COUNTIF([.C23:.K23];&quot;52¶&quot;)" office:value-type="float" office:value="0">
            <text:p>0</text:p>
          </table:table-cell>
          <table:table-cell table:style-name="ce65" table:formula="of:=COUNTIF([.C23:.K23];&quot;U&quot;)+COUNTIF([.C23:.K23];&quot;U☻&quot;)+COUNTIF([.C23:.K23];&quot;U☺&quot;)" office:value-type="float" office:value="1">
            <text:p>1</text:p>
          </table:table-cell>
          <table:table-cell table:style-name="ce65" table:formula="of:=COUNTIF([.C23:.K23];&quot;KVIT&quot;)+COUNTIF([.C23:.K23];&quot;KVIT☻&quot;)+COUNTIF([.C23:.K23];&quot;kvit$&quot;)" office:value-type="float" office:value="1">
            <text:p>1</text:p>
          </table:table-cell>
          <table:table-cell table:style-name="ce67" table:formula="of:=COUNTBLANK([.C23:.K23])" office:value-type="float" office:value="0">
            <text:p>0</text:p>
          </table:table-cell>
          <table:table-cell table:style-name="ce68" table:formula="of:=COUNTIF([.C23:.K23];&quot;x&quot;)" office:value-type="float" office:value="1">
            <text:p>1</text:p>
          </table:table-cell>
          <table:table-cell table:style-name="ce69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23">
            <text:p>23. feb 10</text:p>
          </table:table-cell>
          <table:table-cell table:style-name="ce60" table:formula="of:=TEXT([.A24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office:annotation draw:style-name="gr1" draw:text-style-name="P1" svg:width="5.764cm" svg:height="4.889cm" svg:x="15.642cm" svg:y="13.084cm" draw:caption-point-x="-0.617cm" draw:caption-point-y="3.05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ROD</text:p>
          </table:table-cell>
          <table:table-cell table:style-name="ce63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64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0">
            <text:p>0</text:p>
          </table:table-cell>
          <table:table-cell table:style-name="ce65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65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66" table:formula="of:=COUNTIF([.C24:.K24];&quot;51¶&quot;)" office:value-type="float" office:value="1">
            <text:p>1</text:p>
          </table:table-cell>
          <table:table-cell table:style-name="ce66" table:formula="of:=COUNTIF([.C24:.K24];&quot;52¶&quot;)" office:value-type="float" office:value="1">
            <text:p>1</text:p>
          </table:table-cell>
          <table:table-cell table:style-name="ce65" table:formula="of:=COUNTIF([.C24:.K24];&quot;U&quot;)+COUNTIF([.C24:.K24];&quot;U☻&quot;)+COUNTIF([.C24:.K24];&quot;U☺&quot;)" office:value-type="float" office:value="1">
            <text:p>1</text:p>
          </table:table-cell>
          <table:table-cell table:style-name="ce65" table:formula="of:=COUNTIF([.C24:.K24];&quot;KVIT&quot;)+COUNTIF([.C24:.K24];&quot;KVIT☻&quot;)+COUNTIF([.C24:.K24];&quot;kvit$&quot;)" office:value-type="float" office:value="1">
            <text:p>1</text:p>
          </table:table-cell>
          <table:table-cell table:style-name="ce67" table:formula="of:=COUNTBLANK([.C24:.K24])" office:value-type="float" office:value="0">
            <text:p>0</text:p>
          </table:table-cell>
          <table:table-cell table:style-name="ce68" table:formula="of:=COUNTIF([.C24:.K24];&quot;x&quot;)" office:value-type="float" office:value="1">
            <text:p>1</text:p>
          </table:table-cell>
          <table:table-cell table:style-name="ce69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24">
            <text:p>24. feb 10</text:p>
          </table:table-cell>
          <table:table-cell table:style-name="ce60" table:formula="of:=TEXT([.A25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ROD</text:p>
          </table:table-cell>
          <table:table-cell table:style-name="ce63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64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1">
            <text:p>1</text:p>
          </table:table-cell>
          <table:table-cell table:style-name="ce65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65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66" table:formula="of:=COUNTIF([.C25:.K25];&quot;51¶&quot;)" office:value-type="float" office:value="0">
            <text:p>0</text:p>
          </table:table-cell>
          <table:table-cell table:style-name="ce66" table:formula="of:=COUNTIF([.C25:.K25];&quot;52¶&quot;)" office:value-type="float" office:value="1">
            <text:p>1</text:p>
          </table:table-cell>
          <table:table-cell table:style-name="ce65" table:formula="of:=COUNTIF([.C25:.K25];&quot;U&quot;)+COUNTIF([.C25:.K25];&quot;U☻&quot;)+COUNTIF([.C25:.K25];&quot;U☺&quot;)" office:value-type="float" office:value="1">
            <text:p>1</text:p>
          </table:table-cell>
          <table:table-cell table:style-name="ce65" table:formula="of:=COUNTIF([.C25:.K25];&quot;KVIT&quot;)+COUNTIF([.C25:.K25];&quot;KVIT☻&quot;)+COUNTIF([.C25:.K25];&quot;kvit$&quot;)" office:value-type="float" office:value="2">
            <text:p>2</text:p>
          </table:table-cell>
          <table:table-cell table:style-name="ce67" table:formula="of:=COUNTBLANK([.C25:.K25])" office:value-type="float" office:value="0">
            <text:p>0</text:p>
          </table:table-cell>
          <table:table-cell table:style-name="ce68" table:formula="of:=COUNTIF([.C25:.K25];&quot;x&quot;)" office:value-type="float" office:value="1">
            <text:p>1</text:p>
          </table:table-cell>
          <table:table-cell table:style-name="ce69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25">
            <text:p>25. feb 10</text:p>
          </table:table-cell>
          <table:table-cell table:style-name="ce60" table:formula="of:=TEXT([.A26];&quot;Ddd&quot;)" office:value-type="string" office:string-value="čet">
            <text:p>č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text:p>KOS</text:p>
          </table:table-cell>
          <table:table-cell table:style-name="ce28" office:value-type="string">
            <text:p>ROD</text:p>
          </table:table-cell>
          <table:table-cell table:style-name="ce63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64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1">
            <text:p>1</text:p>
          </table:table-cell>
          <table:table-cell table:style-name="ce65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65" table:formula="of:=COUNTIF([.C26:.K26];&quot;52&quot;)+COUNTIF([.C26:.K26];&quot;52$&quot;)+COUNTIF([.C26:.K26];&quot;52☻&quot;)" office:value-type="float" office:value="1">
            <text:p>1</text:p>
          </table:table-cell>
          <table:table-cell table:style-name="ce66" table:formula="of:=COUNTIF([.C26:.K26];&quot;51¶&quot;)" office:value-type="float" office:value="1">
            <text:p>1</text:p>
          </table:table-cell>
          <table:table-cell table:style-name="ce66" table:formula="of:=COUNTIF([.C26:.K26];&quot;52¶&quot;)" office:value-type="float" office:value="1">
            <text:p>1</text:p>
          </table:table-cell>
          <table:table-cell table:style-name="ce65" table:formula="of:=COUNTIF([.C26:.K26];&quot;U&quot;)+COUNTIF([.C26:.K26];&quot;U☻&quot;)+COUNTIF([.C26:.K26];&quot;U☺&quot;)" office:value-type="float" office:value="1">
            <text:p>1</text:p>
          </table:table-cell>
          <table:table-cell table:style-name="ce65" table:formula="of:=COUNTIF([.C26:.K26];&quot;KVIT&quot;)+COUNTIF([.C26:.K26];&quot;KVIT☻&quot;)+COUNTIF([.C26:.K26];&quot;kvit$&quot;)" office:value-type="float" office:value="1">
            <text:p>1</text:p>
          </table:table-cell>
          <table:table-cell table:style-name="ce67" table:formula="of:=COUNTBLANK([.C26:.K26])" office:value-type="float" office:value="0">
            <text:p>0</text:p>
          </table:table-cell>
          <table:table-cell table:style-name="ce68" table:formula="of:=COUNTIF([.C26:.K26];&quot;x&quot;)" office:value-type="float" office:value="1">
            <text:p>1</text:p>
          </table:table-cell>
          <table:table-cell table:style-name="ce69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2-26">
            <text:p>26. feb 10</text:p>
          </table:table-cell>
          <table:table-cell table:style-name="ce60" table:formula="of:=TEXT([.A27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RTG</text:p>
          </table:table-cell>
          <table:table-cell table:style-name="ce43" office:value-type="string">
            <text:p>PIN</text:p>
          </table:table-cell>
          <table:table-cell table:style-name="ce28" office:value-type="string">
            <text:p>MŠŠ</text:p>
          </table:table-cell>
          <table:table-cell table:style-name="ce63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64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1">
            <text:p>1</text:p>
          </table:table-cell>
          <table:table-cell table:style-name="ce65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65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66" table:formula="of:=COUNTIF([.C27:.K27];&quot;51¶&quot;)" office:value-type="float" office:value="1">
            <text:p>1</text:p>
          </table:table-cell>
          <table:table-cell table:style-name="ce66" table:formula="of:=COUNTIF([.C27:.K27];&quot;52¶&quot;)" office:value-type="float" office:value="1">
            <text:p>1</text:p>
          </table:table-cell>
          <table:table-cell table:style-name="ce65" table:formula="of:=COUNTIF([.C27:.K27];&quot;U&quot;)+COUNTIF([.C27:.K27];&quot;U☻&quot;)+COUNTIF([.C27:.K27];&quot;U☺&quot;)" office:value-type="float" office:value="1">
            <text:p>1</text:p>
          </table:table-cell>
          <table:table-cell table:style-name="ce65" table:formula="of:=COUNTIF([.C27:.K27];&quot;KVIT&quot;)+COUNTIF([.C27:.K27];&quot;KVIT☻&quot;)+COUNTIF([.C27:.K27];&quot;kvit$&quot;)" office:value-type="float" office:value="1">
            <text:p>1</text:p>
          </table:table-cell>
          <table:table-cell table:style-name="ce67" table:formula="of:=COUNTBLANK([.C27:.K27])" office:value-type="float" office:value="0">
            <text:p>0</text:p>
          </table:table-cell>
          <table:table-cell table:style-name="ce68" table:formula="of:=COUNTIF([.C27:.K27];&quot;x&quot;)" office:value-type="float" office:value="1">
            <text:p>1</text:p>
          </table:table-cell>
          <table:table-cell table:style-name="ce69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27">
            <text:p>27. feb 10</text:p>
          </table:table-cell>
          <table:table-cell table:style-name="ce61" table:formula="of:=TEXT([.A28];&quot;Ddd&quot;)" office:value-type="string" office:string-value="sob">
            <text:p>sob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0"/>
          <table:table-cell table:style-name="ce35"/>
          <table:table-cell table:style-name="ce37"/>
          <table:table-cell table:style-name="ce35" table:formula="of:=[$'Vzorci vnosov'.$A$15]" office:value-type="string" office:string-value="SO">
            <text:p>SO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44" office:value-type="string">
            <text:p>JAN</text:p>
          </table:table-cell>
          <table:table-cell table:style-name="ce41" office:value-type="string">
            <text:p>DAN</text:p>
          </table:table-cell>
          <table:table-cell table:style-name="ce63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64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0">
            <text:p>0</text:p>
          </table:table-cell>
          <table:table-cell table:style-name="ce65" table:formula="of:=COUNTIF([.C28:.K28];&quot;51&quot;)+COUNTIF([.C28:.K28];&quot;51$&quot;)+COUNTIF([.C28:.K28];&quot;51☻&quot;)" office:value-type="float" office:value="0">
            <text:p>0</text:p>
          </table:table-cell>
          <table:table-cell table:style-name="ce65" table:formula="of:=COUNTIF([.C28:.K28];&quot;52&quot;)+COUNTIF([.C28:.K28];&quot;52$&quot;)+COUNTIF([.C28:.K28];&quot;52☻&quot;)" office:value-type="float" office:value="0">
            <text:p>0</text:p>
          </table:table-cell>
          <table:table-cell table:style-name="ce66" table:formula="of:=COUNTIF([.C28:.K28];&quot;51¶&quot;)" office:value-type="float" office:value="0">
            <text:p>0</text:p>
          </table:table-cell>
          <table:table-cell table:style-name="ce66" table:formula="of:=COUNTIF([.C28:.K28];&quot;52¶&quot;)" office:value-type="float" office:value="0">
            <text:p>0</text:p>
          </table:table-cell>
          <table:table-cell table:style-name="ce65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65" table:formula="of:=COUNTIF([.C28:.K28];&quot;KVIT&quot;)+COUNTIF([.C28:.K28];&quot;KVIT☻&quot;)+COUNTIF([.C28:.K28];&quot;kvit$&quot;)" office:value-type="float" office:value="0">
            <text:p>0</text:p>
          </table:table-cell>
          <table:table-cell table:style-name="ce67" table:formula="of:=COUNTBLANK([.C28:.K28])" office:value-type="float" office:value="3">
            <text:p>3</text:p>
          </table:table-cell>
          <table:table-cell table:style-name="ce68" table:formula="of:=COUNTIF([.C28:.K28];&quot;x&quot;)" office:value-type="float" office:value="0">
            <text:p>0</text:p>
          </table:table-cell>
          <table:table-cell table:style-name="ce69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2-28">
            <text:p>28. feb 10</text:p>
          </table:table-cell>
          <table:table-cell table:style-name="ce61" table:formula="of:=TEXT([.A29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 table:number-columns-repeated="3"/>
          <table:table-cell table:style-name="ce37"/>
          <table:table-cell table:style-name="ce44"/>
          <table:table-cell table:style-name="ce30"/>
          <table:table-cell table:style-name="ce44" office:value-type="string">
            <text:p>JAN</text:p>
          </table:table-cell>
          <table:table-cell table:style-name="ce41" office:value-type="string">
            <text:p>DAN</text:p>
          </table:table-cell>
          <table:table-cell table:style-name="ce63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64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>
            <text:p>0</text:p>
          </table:table-cell>
          <table:table-cell table:style-name="ce65" table:formula="of:=COUNTIF([.C29:.K29];&quot;51&quot;)+COUNTIF([.C29:.K29];&quot;51$&quot;)+COUNTIF([.C29:.K29];&quot;51☻&quot;)" office:value-type="float" office:value="0">
            <text:p>0</text:p>
          </table:table-cell>
          <table:table-cell table:style-name="ce65" table:formula="of:=COUNTIF([.C29:.K29];&quot;52&quot;)+COUNTIF([.C29:.K29];&quot;52$&quot;)+COUNTIF([.C29:.K29];&quot;52☻&quot;)" office:value-type="float" office:value="0">
            <text:p>0</text:p>
          </table:table-cell>
          <table:table-cell table:style-name="ce66" table:formula="of:=COUNTIF([.C29:.K29];&quot;51¶&quot;)" office:value-type="float" office:value="0">
            <text:p>0</text:p>
          </table:table-cell>
          <table:table-cell table:style-name="ce66" table:formula="of:=COUNTIF([.C29:.K29];&quot;52¶&quot;)" office:value-type="float" office:value="0">
            <text:p>0</text:p>
          </table:table-cell>
          <table:table-cell table:style-name="ce65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65" table:formula="of:=COUNTIF([.C29:.K29];&quot;KVIT&quot;)+COUNTIF([.C29:.K29];&quot;KVIT☻&quot;)+COUNTIF([.C29:.K29];&quot;kvit$&quot;)" office:value-type="float" office:value="0">
            <text:p>0</text:p>
          </table:table-cell>
          <table:table-cell table:style-name="ce67" table:formula="of:=COUNTBLANK([.C29:.K29])" office:value-type="float" office:value="8">
            <text:p>8</text:p>
          </table:table-cell>
          <table:table-cell table:style-name="ce68" table:formula="of:=COUNTIF([.C29:.K29];&quot;x&quot;)" office:value-type="float" office:value="0">
            <text:p>0</text:p>
          </table:table-cell>
          <table:table-cell table:style-name="ce69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4"/>
          <table:table-cell table:style-name="ce1"/>
          <table:table-cell table:number-columns-repeated="999"/>
        </table:table-row>
        <table:table-row table:style-name="ro8">
          <table:table-cell table:number-columns-repeated="24"/>
          <table:table-cell table:style-name="ce1"/>
          <table:table-cell table:number-columns-repeated="999"/>
        </table:table-row>
        <table:table-row table:style-name="ro7">
          <table:table-cell table:number-columns-repeated="12"/>
          <table:table-cell table:style-name="ce49"/>
          <table:table-cell table:number-columns-repeated="7"/>
          <table:table-cell table:style-name="ce49" table:number-columns-repeated="2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number-columns-repeated="12"/>
          <table:table-cell table:style-name="ce49"/>
          <table:table-cell table:number-columns-repeated="7"/>
          <table:table-cell table:style-name="ce49" table:number-columns-repeated="2"/>
          <table:table-cell table:style-name="ce20" table:number-columns-repeated="2"/>
          <table:table-cell/>
          <table:table-cell table:style-name="ce20" table:number-columns-repeated="999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>
            <text:p>2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3">
            <text:p>3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1">
            <text:p>1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6">
            <text:p>6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3">
            <text:p>3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5">
            <text:p>5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4">
            <text:p>4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9">
            <text:p>9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6">
            <text:p>6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8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3">
            <text:p>3</text:p>
          </table:table-cell>
          <table:table-cell table:style-name="ce33" table:formula="of:=COUNTIF([.D2:.D32];&quot;D&quot;)" office:value-type="float" office:value="7">
            <text:p>7</text:p>
          </table:table-cell>
          <table:table-cell table:style-name="ce33" table:formula="of:=COUNTIF([.E2:.E32];&quot;D&quot;)" office:value-type="float" office:value="1">
            <text:p>1</text:p>
          </table:table-cell>
          <table:table-cell table:style-name="ce33" table:formula="of:=COUNTIF([.F2:.F32];&quot;D&quot;)" office:value-type="float" office:value="6">
            <text:p>6</text:p>
          </table:table-cell>
          <table:table-cell table:style-name="ce33" table:formula="of:=COUNTIF([.G2:.G32];&quot;D&quot;)" office:value-type="float" office:value="9">
            <text:p>9</text:p>
          </table:table-cell>
          <table:table-cell table:style-name="ce33" table:formula="of:=COUNTIF([.H2:.H32];&quot;D&quot;)" office:value-type="float" office:value="1">
            <text:p>1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1">
            <text:p>1</text:p>
          </table:table-cell>
          <table:table-cell table:style-name="ce33" table:formula="of:=COUNTIF([.K2:.K32];&quot;D&quot;)" office:value-type="float" office:value="3">
            <text:p>3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1">
            <text:p>1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1">
            <text:p>1</text:p>
          </table:table-cell>
          <table:table-cell table:style-name="ce33" table:formula="of:=COUNTIF([.F2:.F32];&quot;SO&quot;)" office:value-type="float" office:value="1">
            <text:p>1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1">
            <text:p>1</text:p>
          </table:table-cell>
          <table:table-cell table:style-name="ce33" table:formula="of:=COUNTIF([.K2:.K32];&quot;SO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4">
            <text:p>4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2">
            <text:p>2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M2:.M32];&quot;KOS&quot;)" office:value-type="float" office:value="0">
            <text:p>0</text:p>
          </table:table-cell>
          <table:table-cell table:style-name="ce34" table:formula="of:=COUNTIF([.M2:.M32];&quot;ŠOŠ&quot;)" office:value-type="float" office:value="2">
            <text:p>2</text:p>
          </table:table-cell>
          <table:table-cell table:style-name="ce34" table:formula="of:=COUNTIF([.M2:.M32];&quot;PIN&quot;)" office:value-type="float" office:value="3">
            <text:p>3</text:p>
          </table:table-cell>
          <table:table-cell table:style-name="ce34" table:formula="of:=COUNTIF([.M2:.M32];&quot;KON&quot;)" office:value-type="float" office:value="0">
            <text:p>0</text:p>
          </table:table-cell>
          <table:table-cell table:style-name="ce34" table:formula="of:=COUNTIF([.M2:.M32];&quot;KNE&quot;)" office:value-type="float" office:value="3">
            <text:p>3</text:p>
          </table:table-cell>
          <table:table-cell table:style-name="ce34" table:formula="of:=COUNTIF([.M2:.M32];&quot;AND&quot;)" office:value-type="float" office:value="7">
            <text:p>7</text:p>
          </table:table-cell>
          <table:table-cell table:style-name="ce34" table:formula="of:=COUNTIF([.M2:.M32];&quot;ROD&quot;)" office:value-type="float" office:value="4">
            <text:p>4</text:p>
          </table:table-cell>
          <table:table-cell table:style-name="ce34" table:formula="of:=COUNTIF([.M2:.M32];&quot;DAN&quot;)" office:value-type="float" office:value="2">
            <text:p>2</text:p>
          </table:table-cell>
          <table:table-cell table:style-name="ce34" table:formula="of:=COUNTIF([.M2:.M32];&quot;MŠŠ&quot;)" office:value-type="float" office:value="7">
            <text:p>7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4">
            <text:p>4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4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4">
            <text:p>4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2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 table:number-rows-repeated="96">
          <table:table-cell table:number-columns-repeated="24"/>
          <table:table-cell table:style-name="ce1"/>
          <table:table-cell table:number-columns-repeated="999"/>
        </table:table-row>
        <table:table-row table:style-name="ro3" table:number-rows-repeated="653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ec" table:style-name="ta4" table:print="false">
        <table:table-column table:style-name="co3" table:default-cell-style-name="ce16"/>
        <table:table-column table:style-name="co14" table:default-cell-style-name="ce16"/>
        <table:table-column table:style-name="co5" table:number-columns-repeated="11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2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1000"/>
        </table:table-row>
        <table:table-row table:style-name="ro7">
          <table:table-cell table:style-name="ce19" office:value-type="date" office:date-value="2010-03-01">
            <text:p>1. mar 10</text:p>
          </table:table-cell>
          <table:table-cell table:style-name="ce70" table:formula="of:=TEXT([.A2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73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74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1">
            <text:p>1</text:p>
          </table:table-cell>
          <table:table-cell table:style-name="ce75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75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76" table:formula="of:=COUNTIF([.C2:.K2];&quot;51¶&quot;)" office:value-type="float" office:value="1">
            <text:p>1</text:p>
          </table:table-cell>
          <table:table-cell table:style-name="ce76" table:formula="of:=COUNTIF([.C2:.K2];&quot;52¶&quot;)" office:value-type="float" office:value="1">
            <text:p>1</text:p>
          </table:table-cell>
          <table:table-cell table:style-name="ce75" table:formula="of:=COUNTIF([.C2:.K2];&quot;U&quot;)+COUNTIF([.C2:.K2];&quot;U☻&quot;)+COUNTIF([.C2:.K2];&quot;U☺&quot;)" office:value-type="float" office:value="1">
            <text:p>1</text:p>
          </table:table-cell>
          <table:table-cell table:style-name="ce75" table:formula="of:=COUNTIF([.C2:.K2];&quot;KVIT&quot;)+COUNTIF([.C2:.K2];&quot;KVIT☻&quot;)+COUNTIF([.C2:.K2];&quot;kvit$&quot;)" office:value-type="float" office:value="1">
            <text:p>1</text:p>
          </table:table-cell>
          <table:table-cell table:style-name="ce77" table:formula="of:=COUNTBLANK([.C2:.K2])" office:value-type="float" office:value="0">
            <text:p>0</text:p>
          </table:table-cell>
          <table:table-cell table:style-name="ce78" table:formula="of:=COUNTIF([.C2:.K2];&quot;x&quot;)" office:value-type="float" office:value="1">
            <text:p>1</text:p>
          </table:table-cell>
          <table:table-cell table:style-name="ce79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03-02">
            <text:p>2. mar 10</text:p>
          </table:table-cell>
          <table:table-cell table:style-name="ce70" table:formula="of:=TEXT([.A3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office:value-type="string">
            <office:annotation draw:style-name="gr1" draw:text-style-name="P1" svg:width="5.764cm" svg:height="4.881cm" svg:x="15.642cm" svg:y="0cm" draw:caption-point-x="-0.617cm" draw:caption-point-y="1.41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73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74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0">
            <text:p>0</text:p>
          </table:table-cell>
          <table:table-cell table:style-name="ce75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75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76" table:formula="of:=COUNTIF([.C3:.K3];&quot;51¶&quot;)" office:value-type="float" office:value="1">
            <text:p>1</text:p>
          </table:table-cell>
          <table:table-cell table:style-name="ce76" table:formula="of:=COUNTIF([.C3:.K3];&quot;52¶&quot;)" office:value-type="float" office:value="1">
            <text:p>1</text:p>
          </table:table-cell>
          <table:table-cell table:style-name="ce75" table:formula="of:=COUNTIF([.C3:.K3];&quot;U&quot;)+COUNTIF([.C3:.K3];&quot;U☻&quot;)+COUNTIF([.C3:.K3];&quot;U☺&quot;)" office:value-type="float" office:value="1">
            <text:p>1</text:p>
          </table:table-cell>
          <table:table-cell table:style-name="ce75" table:formula="of:=COUNTIF([.C3:.K3];&quot;KVIT&quot;)+COUNTIF([.C3:.K3];&quot;KVIT☻&quot;)+COUNTIF([.C3:.K3];&quot;kvit$&quot;)" office:value-type="float" office:value="2">
            <text:p>2</text:p>
          </table:table-cell>
          <table:table-cell table:style-name="ce77" table:formula="of:=COUNTBLANK([.C3:.K3])" office:value-type="float" office:value="0">
            <text:p>0</text:p>
          </table:table-cell>
          <table:table-cell table:style-name="ce78" table:formula="of:=COUNTIF([.C3:.K3];&quot;x&quot;)" office:value-type="float" office:value="0">
            <text:p>0</text:p>
          </table:table-cell>
          <table:table-cell table:style-name="ce79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03">
            <text:p>3. mar 10</text:p>
          </table:table-cell>
          <table:table-cell table:style-name="ce70" table:formula="of:=TEXT([.A4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PIN</text:p>
          </table:table-cell>
          <table:table-cell table:style-name="ce73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74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>
            <text:p>1</text:p>
          </table:table-cell>
          <table:table-cell table:style-name="ce75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75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76" table:formula="of:=COUNTIF([.C4:.K4];&quot;51¶&quot;)" office:value-type="float" office:value="1">
            <text:p>1</text:p>
          </table:table-cell>
          <table:table-cell table:style-name="ce76" table:formula="of:=COUNTIF([.C4:.K4];&quot;52¶&quot;)" office:value-type="float" office:value="1">
            <text:p>1</text:p>
          </table:table-cell>
          <table:table-cell table:style-name="ce75" table:formula="of:=COUNTIF([.C4:.K4];&quot;U&quot;)+COUNTIF([.C4:.K4];&quot;U☻&quot;)+COUNTIF([.C4:.K4];&quot;U☺&quot;)" office:value-type="float" office:value="1">
            <text:p>1</text:p>
          </table:table-cell>
          <table:table-cell table:style-name="ce75" table:formula="of:=COUNTIF([.C4:.K4];&quot;KVIT&quot;)+COUNTIF([.C4:.K4];&quot;KVIT☻&quot;)+COUNTIF([.C4:.K4];&quot;kvit$&quot;)" office:value-type="float" office:value="1">
            <text:p>1</text:p>
          </table:table-cell>
          <table:table-cell table:style-name="ce77" table:formula="of:=COUNTBLANK([.C4:.K4])" office:value-type="float" office:value="0">
            <text:p>0</text:p>
          </table:table-cell>
          <table:table-cell table:style-name="ce78" table:formula="of:=COUNTIF([.C4:.K4];&quot;x&quot;)" office:value-type="float" office:value="1">
            <text:p>1</text:p>
          </table:table-cell>
          <table:table-cell table:style-name="ce79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04">
            <text:p>4. mar 10</text:p>
          </table:table-cell>
          <table:table-cell table:style-name="ce70" table:formula="of:=TEXT([.A5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73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74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1">
            <text:p>1</text:p>
          </table:table-cell>
          <table:table-cell table:style-name="ce75" table:formula="of:=COUNTIF([.C5:.K5];&quot;51&quot;)+COUNTIF([.C5:.K5];&quot;51$&quot;)+COUNTIF([.C5:.K5];&quot;51☻&quot;)" office:value-type="float" office:value="0">
            <text:p>0</text:p>
          </table:table-cell>
          <table:table-cell table:style-name="ce75" table:formula="of:=COUNTIF([.C5:.K5];&quot;52&quot;)+COUNTIF([.C5:.K5];&quot;52$&quot;)+COUNTIF([.C5:.K5];&quot;52☻&quot;)" office:value-type="float" office:value="0">
            <text:p>0</text:p>
          </table:table-cell>
          <table:table-cell table:style-name="ce76" table:formula="of:=COUNTIF([.C5:.K5];&quot;51¶&quot;)" office:value-type="float" office:value="1">
            <text:p>1</text:p>
          </table:table-cell>
          <table:table-cell table:style-name="ce76" table:formula="of:=COUNTIF([.C5:.K5];&quot;52¶&quot;)" office:value-type="float" office:value="0">
            <text:p>0</text:p>
          </table:table-cell>
          <table:table-cell table:style-name="ce75" table:formula="of:=COUNTIF([.C5:.K5];&quot;U&quot;)+COUNTIF([.C5:.K5];&quot;U☻&quot;)+COUNTIF([.C5:.K5];&quot;U☺&quot;)" office:value-type="float" office:value="1">
            <text:p>1</text:p>
          </table:table-cell>
          <table:table-cell table:style-name="ce75" table:formula="of:=COUNTIF([.C5:.K5];&quot;KVIT&quot;)+COUNTIF([.C5:.K5];&quot;KVIT☻&quot;)+COUNTIF([.C5:.K5];&quot;kvit$&quot;)" office:value-type="float" office:value="2">
            <text:p>2</text:p>
          </table:table-cell>
          <table:table-cell table:style-name="ce77" table:formula="of:=COUNTBLANK([.C5:.K5])" office:value-type="float" office:value="0">
            <text:p>0</text:p>
          </table:table-cell>
          <table:table-cell table:style-name="ce78" table:formula="of:=COUNTIF([.C5:.K5];&quot;x&quot;)" office:value-type="float" office:value="1">
            <text:p>1</text:p>
          </table:table-cell>
          <table:table-cell table:style-name="ce79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05">
            <text:p>5. mar 10</text:p>
          </table:table-cell>
          <table:table-cell table:style-name="ce70" table:formula="of:=TEXT([.A6];&quot;Ddd&quot;)" office:value-type="string" office:string-value="pet">
            <text:p>p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45" office:value-type="string">
            <text:p><text:s/>VIN</text:p>
          </table:table-cell>
          <table:table-cell table:style-name="ce28" office:value-type="string">
            <text:p>KON</text:p>
          </table:table-cell>
          <table:table-cell table:style-name="ce73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74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0">
            <text:p>0</text:p>
          </table:table-cell>
          <table:table-cell table:style-name="ce75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75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76" table:formula="of:=COUNTIF([.C6:.K6];&quot;51¶&quot;)" office:value-type="float" office:value="1">
            <text:p>1</text:p>
          </table:table-cell>
          <table:table-cell table:style-name="ce76" table:formula="of:=COUNTIF([.C6:.K6];&quot;52¶&quot;)" office:value-type="float" office:value="1">
            <text:p>1</text:p>
          </table:table-cell>
          <table:table-cell table:style-name="ce75" table:formula="of:=COUNTIF([.C6:.K6];&quot;U&quot;)+COUNTIF([.C6:.K6];&quot;U☻&quot;)+COUNTIF([.C6:.K6];&quot;U☺&quot;)" office:value-type="float" office:value="1">
            <text:p>1</text:p>
          </table:table-cell>
          <table:table-cell table:style-name="ce75" table:formula="of:=COUNTIF([.C6:.K6];&quot;KVIT&quot;)+COUNTIF([.C6:.K6];&quot;KVIT☻&quot;)+COUNTIF([.C6:.K6];&quot;kvit$&quot;)" office:value-type="float" office:value="1">
            <text:p>1</text:p>
          </table:table-cell>
          <table:table-cell table:style-name="ce77" table:formula="of:=COUNTBLANK([.C6:.K6])" office:value-type="float" office:value="0">
            <text:p>0</text:p>
          </table:table-cell>
          <table:table-cell table:style-name="ce78" table:formula="of:=COUNTIF([.C6:.K6];&quot;x&quot;)" office:value-type="float" office:value="1">
            <text:p>1</text:p>
          </table:table-cell>
          <table:table-cell table:style-name="ce79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3-06">
            <text:p>6. mar 10</text:p>
          </table:table-cell>
          <table:table-cell table:style-name="ce71" table:formula="of:=TEXT([.A7];&quot;Ddd&quot;)" office:value-type="string" office:string-value="sob">
            <text:p>sob</text:p>
          </table:table-cell>
          <table:table-cell table:style-name="ce35"/>
          <table:table-cell table:style-name="ce44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3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41" office:value-type="string">
            <text:p>DAN</text:p>
          </table:table-cell>
          <table:table-cell table:style-name="ce41" office:value-type="string">
            <text:p>ŠOŠ</text:p>
          </table:table-cell>
          <table:table-cell table:style-name="ce73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74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1">
            <text:p>1</text:p>
          </table:table-cell>
          <table:table-cell table:style-name="ce75" table:formula="of:=COUNTIF([.C7:.K7];&quot;51&quot;)+COUNTIF([.C7:.K7];&quot;51$&quot;)+COUNTIF([.C7:.K7];&quot;51☻&quot;)" office:value-type="float" office:value="0">
            <text:p>0</text:p>
          </table:table-cell>
          <table:table-cell table:style-name="ce75" table:formula="of:=COUNTIF([.C7:.K7];&quot;52&quot;)+COUNTIF([.C7:.K7];&quot;52$&quot;)+COUNTIF([.C7:.K7];&quot;52☻&quot;)" office:value-type="float" office:value="0">
            <text:p>0</text:p>
          </table:table-cell>
          <table:table-cell table:style-name="ce76" table:formula="of:=COUNTIF([.C7:.K7];&quot;51¶&quot;)" office:value-type="float" office:value="0">
            <text:p>0</text:p>
          </table:table-cell>
          <table:table-cell table:style-name="ce76" table:formula="of:=COUNTIF([.C7:.K7];&quot;52¶&quot;)" office:value-type="float" office:value="0">
            <text:p>0</text:p>
          </table:table-cell>
          <table:table-cell table:style-name="ce75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75" table:formula="of:=COUNTIF([.C7:.K7];&quot;KVIT&quot;)+COUNTIF([.C7:.K7];&quot;KVIT☻&quot;)+COUNTIF([.C7:.K7];&quot;kvit$&quot;)" office:value-type="float" office:value="0">
            <text:p>0</text:p>
          </table:table-cell>
          <table:table-cell table:style-name="ce77" table:formula="of:=COUNTBLANK([.C7:.K7])" office:value-type="float" office:value="7">
            <text:p>7</text:p>
          </table:table-cell>
          <table:table-cell table:style-name="ce78" table:formula="of:=COUNTIF([.C7:.K7];&quot;x&quot;)" office:value-type="float" office:value="0">
            <text:p>0</text:p>
          </table:table-cell>
          <table:table-cell table:style-name="ce79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3-07">
            <text:p>7. mar 10</text:p>
          </table:table-cell>
          <table:table-cell table:style-name="ce71" table:formula="of:=TEXT([.A8];&quot;Ddd&quot;)" office:value-type="string" office:string-value="ned">
            <text:p>ned</text:p>
          </table:table-cell>
          <table:table-cell table:style-name="ce44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0"/>
          <table:table-cell table:style-name="ce35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41" office:value-type="string">
            <text:p>DAN</text:p>
          </table:table-cell>
          <table:table-cell table:style-name="ce41" office:value-type="string">
            <text:p>ŠOŠ</text:p>
          </table:table-cell>
          <table:table-cell table:style-name="ce73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74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1">
            <text:p>1</text:p>
          </table:table-cell>
          <table:table-cell table:style-name="ce75" table:formula="of:=COUNTIF([.C8:.K8];&quot;51&quot;)+COUNTIF([.C8:.K8];&quot;51$&quot;)+COUNTIF([.C8:.K8];&quot;51☻&quot;)" office:value-type="float" office:value="0">
            <text:p>0</text:p>
          </table:table-cell>
          <table:table-cell table:style-name="ce75" table:formula="of:=COUNTIF([.C8:.K8];&quot;52&quot;)+COUNTIF([.C8:.K8];&quot;52$&quot;)+COUNTIF([.C8:.K8];&quot;52☻&quot;)" office:value-type="float" office:value="0">
            <text:p>0</text:p>
          </table:table-cell>
          <table:table-cell table:style-name="ce76" table:formula="of:=COUNTIF([.C8:.K8];&quot;51¶&quot;)" office:value-type="float" office:value="0">
            <text:p>0</text:p>
          </table:table-cell>
          <table:table-cell table:style-name="ce76" table:formula="of:=COUNTIF([.C8:.K8];&quot;52¶&quot;)" office:value-type="float" office:value="0">
            <text:p>0</text:p>
          </table:table-cell>
          <table:table-cell table:style-name="ce75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75" table:formula="of:=COUNTIF([.C8:.K8];&quot;KVIT&quot;)+COUNTIF([.C8:.K8];&quot;KVIT☻&quot;)+COUNTIF([.C8:.K8];&quot;kvit$&quot;)" office:value-type="float" office:value="0">
            <text:p>0</text:p>
          </table:table-cell>
          <table:table-cell table:style-name="ce77" table:formula="of:=COUNTBLANK([.C8:.K8])" office:value-type="float" office:value="7">
            <text:p>7</text:p>
          </table:table-cell>
          <table:table-cell table:style-name="ce78" table:formula="of:=COUNTIF([.C8:.K8];&quot;x&quot;)" office:value-type="float" office:value="0">
            <text:p>0</text:p>
          </table:table-cell>
          <table:table-cell table:style-name="ce79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08">
            <text:p>8. mar 10</text:p>
          </table:table-cell>
          <table:table-cell table:style-name="ce70" table:formula="of:=TEXT([.A9];&quot;Ddd&quot;)" office:value-type="string" office:string-value="pon">
            <text:p>pon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office:value-type="string">
            <text:p>JAN</text:p>
          </table:table-cell>
          <table:table-cell table:style-name="ce28" office:value-type="string">
            <text:p>KON</text:p>
          </table:table-cell>
          <table:table-cell table:style-name="ce73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74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0">
            <text:p>0</text:p>
          </table:table-cell>
          <table:table-cell table:style-name="ce75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75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76" table:formula="of:=COUNTIF([.C9:.K9];&quot;51¶&quot;)" office:value-type="float" office:value="0">
            <text:p>0</text:p>
          </table:table-cell>
          <table:table-cell table:style-name="ce76" table:formula="of:=COUNTIF([.C9:.K9];&quot;52¶&quot;)" office:value-type="float" office:value="1">
            <text:p>1</text:p>
          </table:table-cell>
          <table:table-cell table:style-name="ce75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75" table:formula="of:=COUNTIF([.C9:.K9];&quot;KVIT&quot;)+COUNTIF([.C9:.K9];&quot;KVIT☻&quot;)+COUNTIF([.C9:.K9];&quot;kvit$&quot;)" office:value-type="float" office:value="1">
            <text:p>1</text:p>
          </table:table-cell>
          <table:table-cell table:style-name="ce77" table:formula="of:=COUNTBLANK([.C9:.K9])" office:value-type="float" office:value="0">
            <text:p>0</text:p>
          </table:table-cell>
          <table:table-cell table:style-name="ce78" table:formula="of:=COUNTIF([.C9:.K9];&quot;x&quot;)" office:value-type="float" office:value="2">
            <text:p>2</text:p>
          </table:table-cell>
          <table:table-cell table:style-name="ce79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09">
            <text:p>9. mar 10</text:p>
          </table:table-cell>
          <table:table-cell table:style-name="ce70" table:formula="of:=TEXT([.A10];&quot;Ddd&quot;)" office:value-type="string" office:string-value="tor">
            <text:p>tor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73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74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0">
            <text:p>0</text:p>
          </table:table-cell>
          <table:table-cell table:style-name="ce75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75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76" table:formula="of:=COUNTIF([.C10:.K10];&quot;51¶&quot;)" office:value-type="float" office:value="1">
            <text:p>1</text:p>
          </table:table-cell>
          <table:table-cell table:style-name="ce76" table:formula="of:=COUNTIF([.C10:.K10];&quot;52¶&quot;)" office:value-type="float" office:value="1">
            <text:p>1</text:p>
          </table:table-cell>
          <table:table-cell table:style-name="ce75" table:formula="of:=COUNTIF([.C10:.K10];&quot;U&quot;)+COUNTIF([.C10:.K10];&quot;U☻&quot;)+COUNTIF([.C10:.K10];&quot;U☺&quot;)" office:value-type="float" office:value="1">
            <text:p>1</text:p>
          </table:table-cell>
          <table:table-cell table:style-name="ce75" table:formula="of:=COUNTIF([.C10:.K10];&quot;KVIT&quot;)+COUNTIF([.C10:.K10];&quot;KVIT☻&quot;)+COUNTIF([.C10:.K10];&quot;kvit$&quot;)" office:value-type="float" office:value="1">
            <text:p>1</text:p>
          </table:table-cell>
          <table:table-cell table:style-name="ce77" table:formula="of:=COUNTBLANK([.C10:.K10])" office:value-type="float" office:value="0">
            <text:p>0</text:p>
          </table:table-cell>
          <table:table-cell table:style-name="ce78" table:formula="of:=COUNTIF([.C10:.K10];&quot;x&quot;)" office:value-type="float" office:value="0">
            <text:p>0</text:p>
          </table:table-cell>
          <table:table-cell table:style-name="ce79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0">
            <text:p>10. mar 10</text:p>
          </table:table-cell>
          <table:table-cell table:style-name="ce70" table:formula="of:=TEXT([.A11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KON</text:p>
          </table:table-cell>
          <table:table-cell table:style-name="ce73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74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1">
            <text:p>1</text:p>
          </table:table-cell>
          <table:table-cell table:style-name="ce75" table:formula="of:=COUNTIF([.C11:.K11];&quot;51&quot;)+COUNTIF([.C11:.K11];&quot;51$&quot;)+COUNTIF([.C11:.K11];&quot;51☻&quot;)" office:value-type="float" office:value="2">
            <text:p>2</text:p>
          </table:table-cell>
          <table:table-cell table:style-name="ce75" table:formula="of:=COUNTIF([.C11:.K11];&quot;52&quot;)+COUNTIF([.C11:.K11];&quot;52$&quot;)+COUNTIF([.C11:.K11];&quot;52☻&quot;)" office:value-type="float" office:value="0">
            <text:p>0</text:p>
          </table:table-cell>
          <table:table-cell table:style-name="ce76" table:formula="of:=COUNTIF([.C11:.K11];&quot;51¶&quot;)" office:value-type="float" office:value="1">
            <text:p>1</text:p>
          </table:table-cell>
          <table:table-cell table:style-name="ce76" table:formula="of:=COUNTIF([.C11:.K11];&quot;52¶&quot;)" office:value-type="float" office:value="0">
            <text:p>0</text:p>
          </table:table-cell>
          <table:table-cell table:style-name="ce75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75" table:formula="of:=COUNTIF([.C11:.K11];&quot;KVIT&quot;)+COUNTIF([.C11:.K11];&quot;KVIT☻&quot;)+COUNTIF([.C11:.K11];&quot;kvit$&quot;)" office:value-type="float" office:value="2">
            <text:p>2</text:p>
          </table:table-cell>
          <table:table-cell table:style-name="ce77" table:formula="of:=COUNTBLANK([.C11:.K11])" office:value-type="float" office:value="0">
            <text:p>0</text:p>
          </table:table-cell>
          <table:table-cell table:style-name="ce78" table:formula="of:=COUNTIF([.C11:.K11];&quot;x&quot;)" office:value-type="float" office:value="1">
            <text:p>1</text:p>
          </table:table-cell>
          <table:table-cell table:style-name="ce79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1">
            <text:p>11. mar 10</text:p>
          </table:table-cell>
          <table:table-cell table:style-name="ce70" table:formula="of:=TEXT([.A12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office:annotation draw:style-name="gr1" draw:text-style-name="P1" svg:width="2.904cm" svg:height="0.594cm" svg:x="6.11cm" svg:y="6.201cm" draw:caption-point-x="-0.617cm" draw:caption-point-y="1.522cm">
              <dc:creator>MŠ</dc:creator>
              <dc:date>2010-12-20T00:00:00</dc:date>
              <text:p text:style-name="P1"><text:span text:style-name="T2">vaje</text:span></text:p>
            </office:annotation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office:value-type="string">
            <text:p>JAN</text:p>
          </table:table-cell>
          <table:table-cell table:style-name="ce28" office:value-type="string">
            <text:p>KON</text:p>
          </table:table-cell>
          <table:table-cell table:style-name="ce73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74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>
            <text:p>0</text:p>
          </table:table-cell>
          <table:table-cell table:style-name="ce75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75" table:formula="of:=COUNTIF([.C12:.K12];&quot;52&quot;)+COUNTIF([.C12:.K12];&quot;52$&quot;)+COUNTIF([.C12:.K12];&quot;52☻&quot;)" office:value-type="float" office:value="1">
            <text:p>1</text:p>
          </table:table-cell>
          <table:table-cell table:style-name="ce76" table:formula="of:=COUNTIF([.C12:.K12];&quot;51¶&quot;)" office:value-type="float" office:value="1">
            <text:p>1</text:p>
          </table:table-cell>
          <table:table-cell table:style-name="ce76" table:formula="of:=COUNTIF([.C12:.K12];&quot;52¶&quot;)" office:value-type="float" office:value="1">
            <text:p>1</text:p>
          </table:table-cell>
          <table:table-cell table:style-name="ce75" table:formula="of:=COUNTIF([.C12:.K12];&quot;U&quot;)+COUNTIF([.C12:.K12];&quot;U☻&quot;)+COUNTIF([.C12:.K12];&quot;U☺&quot;)" office:value-type="float" office:value="1">
            <text:p>1</text:p>
          </table:table-cell>
          <table:table-cell table:style-name="ce75" table:formula="of:=COUNTIF([.C12:.K12];&quot;KVIT&quot;)+COUNTIF([.C12:.K12];&quot;KVIT☻&quot;)+COUNTIF([.C12:.K12];&quot;kvit$&quot;)" office:value-type="float" office:value="2">
            <text:p>2</text:p>
          </table:table-cell>
          <table:table-cell table:style-name="ce77" table:formula="of:=COUNTBLANK([.C12:.K12])" office:value-type="float" office:value="0">
            <text:p>0</text:p>
          </table:table-cell>
          <table:table-cell table:style-name="ce78" table:formula="of:=COUNTIF([.C12:.K12];&quot;x&quot;)" office:value-type="float" office:value="1">
            <text:p>1</text:p>
          </table:table-cell>
          <table:table-cell table:style-name="ce79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2">
            <text:p>12. mar 10</text:p>
          </table:table-cell>
          <table:table-cell table:style-name="ce70" table:formula="of:=TEXT([.A13];&quot;Ddd&quot;)" office:value-type="string" office:string-value="pet">
            <text:p>p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7cm" svg:height="3.018cm" svg:x="7.302cm" svg:y="6.902cm" draw:caption-point-x="-0.617cm" draw:caption-point-y="1.522cm">
              <dc:creator>MŠ</dc:creator>
              <dc:date>2010-12-20T00:00:00</dc:date>
              <text:p text:style-name="P1"><text:span text:style-name="T1">Prosim te za dopust 12.marec in weekend, ki sledi in 24. do 28 marec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BERG</text:p>
          </table:table-cell>
          <table:table-cell table:style-name="ce28" office:value-type="string">
            <text:p>DAN</text:p>
          </table:table-cell>
          <table:table-cell table:style-name="ce73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74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0">
            <text:p>0</text:p>
          </table:table-cell>
          <table:table-cell table:style-name="ce75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75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76" table:formula="of:=COUNTIF([.C13:.K13];&quot;51¶&quot;)" office:value-type="float" office:value="1">
            <text:p>1</text:p>
          </table:table-cell>
          <table:table-cell table:style-name="ce76" table:formula="of:=COUNTIF([.C13:.K13];&quot;52¶&quot;)" office:value-type="float" office:value="0">
            <text:p>0</text:p>
          </table:table-cell>
          <table:table-cell table:style-name="ce75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75" table:formula="of:=COUNTIF([.C13:.K13];&quot;KVIT&quot;)+COUNTIF([.C13:.K13];&quot;KVIT☻&quot;)+COUNTIF([.C13:.K13];&quot;kvit$&quot;)" office:value-type="float" office:value="1">
            <text:p>1</text:p>
          </table:table-cell>
          <table:table-cell table:style-name="ce77" table:formula="of:=COUNTBLANK([.C13:.K13])" office:value-type="float" office:value="0">
            <text:p>0</text:p>
          </table:table-cell>
          <table:table-cell table:style-name="ce78" table:formula="of:=COUNTIF([.C13:.K13];&quot;x&quot;)" office:value-type="float" office:value="1">
            <text:p>1</text:p>
          </table:table-cell>
          <table:table-cell table:style-name="ce79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3-13">
            <text:p>13. mar 10</text:p>
          </table:table-cell>
          <table:table-cell table:style-name="ce71" table:formula="of:=TEXT([.A14];&quot;Ddd&quot;)" office:value-type="string" office:string-value="sob">
            <text:p>sob</text:p>
          </table:table-cell>
          <table:table-cell table:style-name="ce35"/>
          <table:table-cell table:style-name="ce44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37"/>
          <table:table-cell table:style-name="ce35"/>
          <table:table-cell table:style-name="ce35" table:formula="of:=[$'Vzorci vnosov'.$A$15]" office:value-type="string" office:string-value="SO">
            <text:p>SO</text:p>
          </table:table-cell>
          <table:table-cell table:style-name="ce40" office:value-type="string">
            <text:p>BERG</text:p>
          </table:table-cell>
          <table:table-cell table:style-name="ce41" office:value-type="string">
            <text:p>ROD</text:p>
          </table:table-cell>
          <table:table-cell table:style-name="ce73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74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0">
            <text:p>0</text:p>
          </table:table-cell>
          <table:table-cell table:style-name="ce75" table:formula="of:=COUNTIF([.C14:.K14];&quot;51&quot;)+COUNTIF([.C14:.K14];&quot;51$&quot;)+COUNTIF([.C14:.K14];&quot;51☻&quot;)" office:value-type="float" office:value="0">
            <text:p>0</text:p>
          </table:table-cell>
          <table:table-cell table:style-name="ce75" table:formula="of:=COUNTIF([.C14:.K14];&quot;52&quot;)+COUNTIF([.C14:.K14];&quot;52$&quot;)+COUNTIF([.C14:.K14];&quot;52☻&quot;)" office:value-type="float" office:value="0">
            <text:p>0</text:p>
          </table:table-cell>
          <table:table-cell table:style-name="ce76" table:formula="of:=COUNTIF([.C14:.K14];&quot;51¶&quot;)" office:value-type="float" office:value="0">
            <text:p>0</text:p>
          </table:table-cell>
          <table:table-cell table:style-name="ce76" table:formula="of:=COUNTIF([.C14:.K14];&quot;52¶&quot;)" office:value-type="float" office:value="0">
            <text:p>0</text:p>
          </table:table-cell>
          <table:table-cell table:style-name="ce75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75" table:formula="of:=COUNTIF([.C14:.K14];&quot;KVIT&quot;)+COUNTIF([.C14:.K14];&quot;KVIT☻&quot;)+COUNTIF([.C14:.K14];&quot;kvit$&quot;)" office:value-type="float" office:value="0">
            <text:p>0</text:p>
          </table:table-cell>
          <table:table-cell table:style-name="ce77" table:formula="of:=COUNTBLANK([.C14:.K14])" office:value-type="float" office:value="7">
            <text:p>7</text:p>
          </table:table-cell>
          <table:table-cell table:style-name="ce78" table:formula="of:=COUNTIF([.C14:.K14];&quot;x&quot;)" office:value-type="float" office:value="0">
            <text:p>0</text:p>
          </table:table-cell>
          <table:table-cell table:style-name="ce79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3-14">
            <text:p>14. mar 10</text:p>
          </table:table-cell>
          <table:table-cell table:style-name="ce71" table:formula="of:=TEXT([.A15];&quot;Ddd&quot;)" office:value-type="string" office:string-value="ned">
            <text:p>ned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5"/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0"/>
          <table:table-cell table:style-name="ce35" table:formula="of:=[$'Vzorci vnosov'.$A$15]" office:value-type="string" office:string-value="SO">
            <text:p>SO</text:p>
          </table:table-cell>
          <table:table-cell table:style-name="ce41" office:value-type="string">
            <text:p>AND</text:p>
          </table:table-cell>
          <table:table-cell table:style-name="ce41" office:value-type="string">
            <text:p>ROD</text:p>
          </table:table-cell>
          <table:table-cell table:style-name="ce73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74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1">
            <text:p>1</text:p>
          </table:table-cell>
          <table:table-cell table:style-name="ce75" table:formula="of:=COUNTIF([.C15:.K15];&quot;51&quot;)+COUNTIF([.C15:.K15];&quot;51$&quot;)+COUNTIF([.C15:.K15];&quot;51☻&quot;)" office:value-type="float" office:value="0">
            <text:p>0</text:p>
          </table:table-cell>
          <table:table-cell table:style-name="ce75" table:formula="of:=COUNTIF([.C15:.K15];&quot;52&quot;)+COUNTIF([.C15:.K15];&quot;52$&quot;)+COUNTIF([.C15:.K15];&quot;52☻&quot;)" office:value-type="float" office:value="0">
            <text:p>0</text:p>
          </table:table-cell>
          <table:table-cell table:style-name="ce76" table:formula="of:=COUNTIF([.C15:.K15];&quot;51¶&quot;)" office:value-type="float" office:value="0">
            <text:p>0</text:p>
          </table:table-cell>
          <table:table-cell table:style-name="ce76" table:formula="of:=COUNTIF([.C15:.K15];&quot;52¶&quot;)" office:value-type="float" office:value="0">
            <text:p>0</text:p>
          </table:table-cell>
          <table:table-cell table:style-name="ce75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75" table:formula="of:=COUNTIF([.C15:.K15];&quot;KVIT&quot;)+COUNTIF([.C15:.K15];&quot;KVIT☻&quot;)+COUNTIF([.C15:.K15];&quot;kvit$&quot;)" office:value-type="float" office:value="0">
            <text:p>0</text:p>
          </table:table-cell>
          <table:table-cell table:style-name="ce77" table:formula="of:=COUNTBLANK([.C15:.K15])" office:value-type="float" office:value="5">
            <text:p>5</text:p>
          </table:table-cell>
          <table:table-cell table:style-name="ce78" table:formula="of:=COUNTIF([.C15:.K15];&quot;x&quot;)" office:value-type="float" office:value="0">
            <text:p>0</text:p>
          </table:table-cell>
          <table:table-cell table:style-name="ce79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5">
            <text:p>15. mar 10</text:p>
          </table:table-cell>
          <table:table-cell table:style-name="ce70" table:formula="of:=TEXT([.A16];&quot;Ddd&quot;)" office:value-type="string" office:string-value="pon">
            <text:p>pon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KOS</text:p>
          </table:table-cell>
          <table:table-cell table:style-name="ce73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74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0">
            <text:p>0</text:p>
          </table:table-cell>
          <table:table-cell table:style-name="ce75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75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76" table:formula="of:=COUNTIF([.C16:.K16];&quot;51¶&quot;)" office:value-type="float" office:value="1">
            <text:p>1</text:p>
          </table:table-cell>
          <table:table-cell table:style-name="ce76" table:formula="of:=COUNTIF([.C16:.K16];&quot;52¶&quot;)" office:value-type="float" office:value="0">
            <text:p>0</text:p>
          </table:table-cell>
          <table:table-cell table:style-name="ce75" table:formula="of:=COUNTIF([.C16:.K16];&quot;U&quot;)+COUNTIF([.C16:.K16];&quot;U☻&quot;)+COUNTIF([.C16:.K16];&quot;U☺&quot;)" office:value-type="float" office:value="1">
            <text:p>1</text:p>
          </table:table-cell>
          <table:table-cell table:style-name="ce75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77" table:formula="of:=COUNTBLANK([.C16:.K16])" office:value-type="float" office:value="0">
            <text:p>0</text:p>
          </table:table-cell>
          <table:table-cell table:style-name="ce78" table:formula="of:=COUNTIF([.C16:.K16];&quot;x&quot;)" office:value-type="float" office:value="1">
            <text:p>1</text:p>
          </table:table-cell>
          <table:table-cell table:style-name="ce79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6">
            <text:p>16. mar 10</text:p>
          </table:table-cell>
          <table:table-cell table:style-name="ce70" table:formula="of:=TEXT([.A17];&quot;Ddd&quot;)" office:value-type="string" office:string-value="tor">
            <text:p>tor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office:value-type="string">
            <text:p>ŠTI</text:p>
          </table:table-cell>
          <table:table-cell table:style-name="ce28" office:value-type="string">
            <text:p>KON</text:p>
          </table:table-cell>
          <table:table-cell table:style-name="ce73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74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0">
            <text:p>0</text:p>
          </table:table-cell>
          <table:table-cell table:style-name="ce75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75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76" table:formula="of:=COUNTIF([.C17:.K17];&quot;51¶&quot;)" office:value-type="float" office:value="1">
            <text:p>1</text:p>
          </table:table-cell>
          <table:table-cell table:style-name="ce76" table:formula="of:=COUNTIF([.C17:.K17];&quot;52¶&quot;)" office:value-type="float" office:value="1">
            <text:p>1</text:p>
          </table:table-cell>
          <table:table-cell table:style-name="ce75" table:formula="of:=COUNTIF([.C17:.K17];&quot;U&quot;)+COUNTIF([.C17:.K17];&quot;U☻&quot;)+COUNTIF([.C17:.K17];&quot;U☺&quot;)" office:value-type="float" office:value="1">
            <text:p>1</text:p>
          </table:table-cell>
          <table:table-cell table:style-name="ce75" table:formula="of:=COUNTIF([.C17:.K17];&quot;KVIT&quot;)+COUNTIF([.C17:.K17];&quot;KVIT☻&quot;)+COUNTIF([.C17:.K17];&quot;kvit$&quot;)" office:value-type="float" office:value="1">
            <text:p>1</text:p>
          </table:table-cell>
          <table:table-cell table:style-name="ce77" table:formula="of:=COUNTBLANK([.C17:.K17])" office:value-type="float" office:value="0">
            <text:p>0</text:p>
          </table:table-cell>
          <table:table-cell table:style-name="ce78" table:formula="of:=COUNTIF([.C17:.K17];&quot;x&quot;)" office:value-type="float" office:value="0">
            <text:p>0</text:p>
          </table:table-cell>
          <table:table-cell table:style-name="ce79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7">
            <text:p>17. mar 10</text:p>
          </table:table-cell>
          <table:table-cell table:style-name="ce70" table:formula="of:=TEXT([.A18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KOS</text:p>
          </table:table-cell>
          <table:table-cell table:style-name="ce73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74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>
            <text:p>0</text:p>
          </table:table-cell>
          <table:table-cell table:style-name="ce75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75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76" table:formula="of:=COUNTIF([.C18:.K18];&quot;51¶&quot;)" office:value-type="float" office:value="0">
            <text:p>0</text:p>
          </table:table-cell>
          <table:table-cell table:style-name="ce76" table:formula="of:=COUNTIF([.C18:.K18];&quot;52¶&quot;)" office:value-type="float" office:value="1">
            <text:p>1</text:p>
          </table:table-cell>
          <table:table-cell table:style-name="ce75" table:formula="of:=COUNTIF([.C18:.K18];&quot;U&quot;)+COUNTIF([.C18:.K18];&quot;U☻&quot;)+COUNTIF([.C18:.K18];&quot;U☺&quot;)" office:value-type="float" office:value="1">
            <text:p>1</text:p>
          </table:table-cell>
          <table:table-cell table:style-name="ce75" table:formula="of:=COUNTIF([.C18:.K18];&quot;KVIT&quot;)+COUNTIF([.C18:.K18];&quot;KVIT☻&quot;)+COUNTIF([.C18:.K18];&quot;kvit$&quot;)" office:value-type="float" office:value="1">
            <text:p>1</text:p>
          </table:table-cell>
          <table:table-cell table:style-name="ce77" table:formula="of:=COUNTBLANK([.C18:.K18])" office:value-type="float" office:value="0">
            <text:p>0</text:p>
          </table:table-cell>
          <table:table-cell table:style-name="ce78" table:formula="of:=COUNTIF([.C18:.K18];&quot;x&quot;)" office:value-type="float" office:value="1">
            <text:p>1</text:p>
          </table:table-cell>
          <table:table-cell table:style-name="ce79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8">
            <text:p>18. mar 10</text:p>
          </table:table-cell>
          <table:table-cell table:style-name="ce70" table:formula="of:=TEXT([.A19];&quot;Ddd&quot;)" office:value-type="string" office:string-value="čet">
            <text:p>č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3" office:value-type="string">
            <text:p>KOS</text:p>
          </table:table-cell>
          <table:table-cell table:style-name="ce28" office:value-type="string">
            <text:p>DAN</text:p>
          </table:table-cell>
          <table:table-cell table:style-name="ce73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74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1">
            <text:p>1</text:p>
          </table:table-cell>
          <table:table-cell table:style-name="ce75" table:formula="of:=COUNTIF([.C19:.K19];&quot;51&quot;)+COUNTIF([.C19:.K19];&quot;51$&quot;)+COUNTIF([.C19:.K19];&quot;51☻&quot;)" office:value-type="float" office:value="0">
            <text:p>0</text:p>
          </table:table-cell>
          <table:table-cell table:style-name="ce75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76" table:formula="of:=COUNTIF([.C19:.K19];&quot;51¶&quot;)" office:value-type="float" office:value="0">
            <text:p>0</text:p>
          </table:table-cell>
          <table:table-cell table:style-name="ce76" table:formula="of:=COUNTIF([.C19:.K19];&quot;52¶&quot;)" office:value-type="float" office:value="1">
            <text:p>1</text:p>
          </table:table-cell>
          <table:table-cell table:style-name="ce75" table:formula="of:=COUNTIF([.C19:.K19];&quot;U&quot;)+COUNTIF([.C19:.K19];&quot;U☻&quot;)+COUNTIF([.C19:.K19];&quot;U☺&quot;)" office:value-type="float" office:value="1">
            <text:p>1</text:p>
          </table:table-cell>
          <table:table-cell table:style-name="ce75" table:formula="of:=COUNTIF([.C19:.K19];&quot;KVIT&quot;)+COUNTIF([.C19:.K19];&quot;KVIT☻&quot;)+COUNTIF([.C19:.K19];&quot;kvit$&quot;)" office:value-type="float" office:value="2">
            <text:p>2</text:p>
          </table:table-cell>
          <table:table-cell table:style-name="ce77" table:formula="of:=COUNTBLANK([.C19:.K19])" office:value-type="float" office:value="0">
            <text:p>0</text:p>
          </table:table-cell>
          <table:table-cell table:style-name="ce78" table:formula="of:=COUNTIF([.C19:.K19];&quot;x&quot;)" office:value-type="float" office:value="1">
            <text:p>1</text:p>
          </table:table-cell>
          <table:table-cell table:style-name="ce79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1">
            <text:p>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19">
            <text:p>19. mar 10</text:p>
          </table:table-cell>
          <table:table-cell table:style-name="ce70" table:formula="of:=TEXT([.A20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7cm" svg:height="3.018cm" svg:x="7.302cm" svg:y="11.81cm" draw:caption-point-x="-0.617cm" draw:caption-point-y="1.523cm">
              <dc:creator>MŠ</dc:creator>
              <dc:date>2010-12-20T00:00:00</dc:date>
              <text:p text:style-name="P1"><text:span text:style-name="T1">Prosim te za dopust 12.marec in weekend, ki sledi in 24. do 28 marec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3" office:value-type="string">
            <text:p>AND</text:p>
          </table:table-cell>
          <table:table-cell table:style-name="ce28" office:value-type="string">
            <text:p>KON</text:p>
          </table:table-cell>
          <table:table-cell table:style-name="ce73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74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1">
            <text:p>1</text:p>
          </table:table-cell>
          <table:table-cell table:style-name="ce75" table:formula="of:=COUNTIF([.C20:.K20];&quot;51&quot;)+COUNTIF([.C20:.K20];&quot;51$&quot;)+COUNTIF([.C20:.K20];&quot;51☻&quot;)" office:value-type="float" office:value="0">
            <text:p>0</text:p>
          </table:table-cell>
          <table:table-cell table:style-name="ce75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76" table:formula="of:=COUNTIF([.C20:.K20];&quot;51¶&quot;)" office:value-type="float" office:value="0">
            <text:p>0</text:p>
          </table:table-cell>
          <table:table-cell table:style-name="ce76" table:formula="of:=COUNTIF([.C20:.K20];&quot;52¶&quot;)" office:value-type="float" office:value="1">
            <text:p>1</text:p>
          </table:table-cell>
          <table:table-cell table:style-name="ce75" table:formula="of:=COUNTIF([.C20:.K20];&quot;U&quot;)+COUNTIF([.C20:.K20];&quot;U☻&quot;)+COUNTIF([.C20:.K20];&quot;U☺&quot;)" office:value-type="float" office:value="1">
            <text:p>1</text:p>
          </table:table-cell>
          <table:table-cell table:style-name="ce75" table:formula="of:=COUNTIF([.C20:.K20];&quot;KVIT&quot;)+COUNTIF([.C20:.K20];&quot;KVIT☻&quot;)+COUNTIF([.C20:.K20];&quot;kvit$&quot;)" office:value-type="float" office:value="1">
            <text:p>1</text:p>
          </table:table-cell>
          <table:table-cell table:style-name="ce77" table:formula="of:=COUNTBLANK([.C20:.K20])" office:value-type="float" office:value="0">
            <text:p>0</text:p>
          </table:table-cell>
          <table:table-cell table:style-name="ce78" table:formula="of:=COUNTIF([.C20:.K20];&quot;x&quot;)" office:value-type="float" office:value="1">
            <text:p>1</text:p>
          </table:table-cell>
          <table:table-cell table:style-name="ce79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3-20">
            <text:p>20. mar 10</text:p>
          </table:table-cell>
          <table:table-cell table:style-name="ce71" table:formula="of:=TEXT([.A21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3"/>
          <table:table-cell table:style-name="ce37"/>
          <table:table-cell table:style-name="ce35"/>
          <table:table-cell table:style-name="ce44"/>
          <table:table-cell table:style-name="ce41" office:value-type="string">
            <text:p>PIN</text:p>
          </table:table-cell>
          <table:table-cell table:style-name="ce41" office:value-type="string">
            <text:p>KNE</text:p>
          </table:table-cell>
          <table:table-cell table:style-name="ce73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74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1">
            <text:p>1</text:p>
          </table:table-cell>
          <table:table-cell table:style-name="ce75" table:formula="of:=COUNTIF([.C21:.K21];&quot;51&quot;)+COUNTIF([.C21:.K21];&quot;51$&quot;)+COUNTIF([.C21:.K21];&quot;51☻&quot;)" office:value-type="float" office:value="0">
            <text:p>0</text:p>
          </table:table-cell>
          <table:table-cell table:style-name="ce75" table:formula="of:=COUNTIF([.C21:.K21];&quot;52&quot;)+COUNTIF([.C21:.K21];&quot;52$&quot;)+COUNTIF([.C21:.K21];&quot;52☻&quot;)" office:value-type="float" office:value="0">
            <text:p>0</text:p>
          </table:table-cell>
          <table:table-cell table:style-name="ce76" table:formula="of:=COUNTIF([.C21:.K21];&quot;51¶&quot;)" office:value-type="float" office:value="0">
            <text:p>0</text:p>
          </table:table-cell>
          <table:table-cell table:style-name="ce76" table:formula="of:=COUNTIF([.C21:.K21];&quot;52¶&quot;)" office:value-type="float" office:value="0">
            <text:p>0</text:p>
          </table:table-cell>
          <table:table-cell table:style-name="ce75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75" table:formula="of:=COUNTIF([.C21:.K21];&quot;KVIT&quot;)+COUNTIF([.C21:.K21];&quot;KVIT☻&quot;)+COUNTIF([.C21:.K21];&quot;kvit$&quot;)" office:value-type="float" office:value="0">
            <text:p>0</text:p>
          </table:table-cell>
          <table:table-cell table:style-name="ce77" table:formula="of:=COUNTBLANK([.C21:.K21])" office:value-type="float" office:value="6">
            <text:p>6</text:p>
          </table:table-cell>
          <table:table-cell table:style-name="ce78" table:formula="of:=COUNTIF([.C21:.K21];&quot;x&quot;)" office:value-type="float" office:value="0">
            <text:p>0</text:p>
          </table:table-cell>
          <table:table-cell table:style-name="ce79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/>
          <table:table-cell office:value-type="string">
            <text:p>ŠTUP</text:p>
          </table:table-cell>
          <table:table-cell table:number-columns-repeated="997"/>
        </table:table-row>
        <table:table-row table:style-name="ro7">
          <table:table-cell table:style-name="ce18" office:value-type="date" office:date-value="2010-03-21">
            <text:p>21. mar 10</text:p>
          </table:table-cell>
          <table:table-cell table:style-name="ce71" table:formula="of:=TEXT([.A22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5" table:number-columns-repeated="2"/>
          <table:table-cell table:style-name="ce30"/>
          <table:table-cell table:style-name="ce37" table:number-columns-repeated="2"/>
          <table:table-cell table:style-name="ce35"/>
          <table:table-cell table:style-name="ce44"/>
          <table:table-cell table:style-name="ce35" office:value-type="string">
            <text:p>ŠTI</text:p>
          </table:table-cell>
          <table:table-cell table:style-name="ce41" office:value-type="string">
            <text:p>KNE</text:p>
          </table:table-cell>
          <table:table-cell table:style-name="ce73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74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0">
            <text:p>0</text:p>
          </table:table-cell>
          <table:table-cell table:style-name="ce75" table:formula="of:=COUNTIF([.C22:.K22];&quot;51&quot;)+COUNTIF([.C22:.K22];&quot;51$&quot;)+COUNTIF([.C22:.K22];&quot;51☻&quot;)" office:value-type="float" office:value="0">
            <text:p>0</text:p>
          </table:table-cell>
          <table:table-cell table:style-name="ce75" table:formula="of:=COUNTIF([.C22:.K22];&quot;52&quot;)+COUNTIF([.C22:.K22];&quot;52$&quot;)+COUNTIF([.C22:.K22];&quot;52☻&quot;)" office:value-type="float" office:value="0">
            <text:p>0</text:p>
          </table:table-cell>
          <table:table-cell table:style-name="ce76" table:formula="of:=COUNTIF([.C22:.K22];&quot;51¶&quot;)" office:value-type="float" office:value="0">
            <text:p>0</text:p>
          </table:table-cell>
          <table:table-cell table:style-name="ce76" table:formula="of:=COUNTIF([.C22:.K22];&quot;52¶&quot;)" office:value-type="float" office:value="0">
            <text:p>0</text:p>
          </table:table-cell>
          <table:table-cell table:style-name="ce75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75" table:formula="of:=COUNTIF([.C22:.K22];&quot;KVIT&quot;)+COUNTIF([.C22:.K22];&quot;KVIT☻&quot;)+COUNTIF([.C22:.K22];&quot;kvit$&quot;)" office:value-type="float" office:value="0">
            <text:p>0</text:p>
          </table:table-cell>
          <table:table-cell table:style-name="ce77" table:formula="of:=COUNTBLANK([.C22:.K22])" office:value-type="float" office:value="7">
            <text:p>7</text:p>
          </table:table-cell>
          <table:table-cell table:style-name="ce78" table:formula="of:=COUNTIF([.C22:.K22];&quot;x&quot;)" office:value-type="float" office:value="0">
            <text:p>0</text:p>
          </table:table-cell>
          <table:table-cell table:style-name="ce79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22">
            <text:p>22. mar 10</text:p>
          </table:table-cell>
          <table:table-cell table:style-name="ce70" table:formula="of:=TEXT([.A23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73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74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1">
            <text:p>1</text:p>
          </table:table-cell>
          <table:table-cell table:style-name="ce75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75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76" table:formula="of:=COUNTIF([.C23:.K23];&quot;51¶&quot;)" office:value-type="float" office:value="1">
            <text:p>1</text:p>
          </table:table-cell>
          <table:table-cell table:style-name="ce76" table:formula="of:=COUNTIF([.C23:.K23];&quot;52¶&quot;)" office:value-type="float" office:value="1">
            <text:p>1</text:p>
          </table:table-cell>
          <table:table-cell table:style-name="ce75" table:formula="of:=COUNTIF([.C23:.K23];&quot;U&quot;)+COUNTIF([.C23:.K23];&quot;U☻&quot;)+COUNTIF([.C23:.K23];&quot;U☺&quot;)" office:value-type="float" office:value="1">
            <text:p>1</text:p>
          </table:table-cell>
          <table:table-cell table:style-name="ce75" table:formula="of:=COUNTIF([.C23:.K23];&quot;KVIT&quot;)+COUNTIF([.C23:.K23];&quot;KVIT☻&quot;)+COUNTIF([.C23:.K23];&quot;kvit$&quot;)" office:value-type="float" office:value="2">
            <text:p>2</text:p>
          </table:table-cell>
          <table:table-cell table:style-name="ce77" table:formula="of:=COUNTBLANK([.C23:.K23])" office:value-type="float" office:value="0">
            <text:p>0</text:p>
          </table:table-cell>
          <table:table-cell table:style-name="ce78" table:formula="of:=COUNTIF([.C23:.K23];&quot;x&quot;)" office:value-type="float" office:value="1">
            <text:p>1</text:p>
          </table:table-cell>
          <table:table-cell table:style-name="ce79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23">
            <text:p>23. mar 10</text:p>
          </table:table-cell>
          <table:table-cell table:style-name="ce70" table:formula="of:=TEXT([.A24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office:annotation draw:style-name="gr1" draw:text-style-name="P1" svg:width="5.764cm" svg:height="4.889cm" svg:x="15.642cm" svg:y="13.084cm" draw:caption-point-x="-0.617cm" draw:caption-point-y="3.05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73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74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0">
            <text:p>0</text:p>
          </table:table-cell>
          <table:table-cell table:style-name="ce75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75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76" table:formula="of:=COUNTIF([.C24:.K24];&quot;51¶&quot;)" office:value-type="float" office:value="1">
            <text:p>1</text:p>
          </table:table-cell>
          <table:table-cell table:style-name="ce76" table:formula="of:=COUNTIF([.C24:.K24];&quot;52¶&quot;)" office:value-type="float" office:value="1">
            <text:p>1</text:p>
          </table:table-cell>
          <table:table-cell table:style-name="ce75" table:formula="of:=COUNTIF([.C24:.K24];&quot;U&quot;)+COUNTIF([.C24:.K24];&quot;U☻&quot;)+COUNTIF([.C24:.K24];&quot;U☺&quot;)" office:value-type="float" office:value="1">
            <text:p>1</text:p>
          </table:table-cell>
          <table:table-cell table:style-name="ce75" table:formula="of:=COUNTIF([.C24:.K24];&quot;KVIT&quot;)+COUNTIF([.C24:.K24];&quot;KVIT☻&quot;)+COUNTIF([.C24:.K24];&quot;kvit$&quot;)" office:value-type="float" office:value="2">
            <text:p>2</text:p>
          </table:table-cell>
          <table:table-cell table:style-name="ce77" table:formula="of:=COUNTBLANK([.C24:.K24])" office:value-type="float" office:value="0">
            <text:p>0</text:p>
          </table:table-cell>
          <table:table-cell table:style-name="ce78" table:formula="of:=COUNTIF([.C24:.K24];&quot;x&quot;)" office:value-type="float" office:value="1">
            <text:p>1</text:p>
          </table:table-cell>
          <table:table-cell table:style-name="ce79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24">
            <text:p>24. mar 10</text:p>
          </table:table-cell>
          <table:table-cell table:style-name="ce70" table:formula="of:=TEXT([.A25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73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74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0">
            <text:p>0</text:p>
          </table:table-cell>
          <table:table-cell table:style-name="ce75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75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76" table:formula="of:=COUNTIF([.C25:.K25];&quot;51¶&quot;)" office:value-type="float" office:value="1">
            <text:p>1</text:p>
          </table:table-cell>
          <table:table-cell table:style-name="ce76" table:formula="of:=COUNTIF([.C25:.K25];&quot;52¶&quot;)" office:value-type="float" office:value="1">
            <text:p>1</text:p>
          </table:table-cell>
          <table:table-cell table:style-name="ce75" table:formula="of:=COUNTIF([.C25:.K25];&quot;U&quot;)+COUNTIF([.C25:.K25];&quot;U☻&quot;)+COUNTIF([.C25:.K25];&quot;U☺&quot;)" office:value-type="float" office:value="1">
            <text:p>1</text:p>
          </table:table-cell>
          <table:table-cell table:style-name="ce75" table:formula="of:=COUNTIF([.C25:.K25];&quot;KVIT&quot;)+COUNTIF([.C25:.K25];&quot;KVIT☻&quot;)+COUNTIF([.C25:.K25];&quot;kvit$&quot;)" office:value-type="float" office:value="2">
            <text:p>2</text:p>
          </table:table-cell>
          <table:table-cell table:style-name="ce77" table:formula="of:=COUNTBLANK([.C25:.K25])" office:value-type="float" office:value="0">
            <text:p>0</text:p>
          </table:table-cell>
          <table:table-cell table:style-name="ce78" table:formula="of:=COUNTIF([.C25:.K25];&quot;x&quot;)" office:value-type="float" office:value="0">
            <text:p>0</text:p>
          </table:table-cell>
          <table:table-cell table:style-name="ce79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25">
            <text:p>25. mar 10</text:p>
          </table:table-cell>
          <table:table-cell table:style-name="ce70" table:formula="of:=TEXT([.A26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MŠŠ</text:p>
          </table:table-cell>
          <table:table-cell table:style-name="ce73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74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1">
            <text:p>1</text:p>
          </table:table-cell>
          <table:table-cell table:style-name="ce75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75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76" table:formula="of:=COUNTIF([.C26:.K26];&quot;51¶&quot;)" office:value-type="float" office:value="1">
            <text:p>1</text:p>
          </table:table-cell>
          <table:table-cell table:style-name="ce76" table:formula="of:=COUNTIF([.C26:.K26];&quot;52¶&quot;)" office:value-type="float" office:value="0">
            <text:p>0</text:p>
          </table:table-cell>
          <table:table-cell table:style-name="ce75" table:formula="of:=COUNTIF([.C26:.K26];&quot;U&quot;)+COUNTIF([.C26:.K26];&quot;U☻&quot;)+COUNTIF([.C26:.K26];&quot;U☺&quot;)" office:value-type="float" office:value="1">
            <text:p>1</text:p>
          </table:table-cell>
          <table:table-cell table:style-name="ce75" table:formula="of:=COUNTIF([.C26:.K26];&quot;KVIT&quot;)+COUNTIF([.C26:.K26];&quot;KVIT☻&quot;)+COUNTIF([.C26:.K26];&quot;kvit$&quot;)" office:value-type="float" office:value="2">
            <text:p>2</text:p>
          </table:table-cell>
          <table:table-cell table:style-name="ce77" table:formula="of:=COUNTBLANK([.C26:.K26])" office:value-type="float" office:value="0">
            <text:p>0</text:p>
          </table:table-cell>
          <table:table-cell table:style-name="ce78" table:formula="of:=COUNTIF([.C26:.K26];&quot;x&quot;)" office:value-type="float" office:value="1">
            <text:p>1</text:p>
          </table:table-cell>
          <table:table-cell table:style-name="ce79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1">
            <text:p>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26">
            <text:p>26. mar 10</text:p>
          </table:table-cell>
          <table:table-cell table:style-name="ce70" table:formula="of:=TEXT([.A27];&quot;Ddd&quot;)" office:value-type="string" office:string-value="pet">
            <text:p>p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ERG</text:p>
          </table:table-cell>
          <table:table-cell table:style-name="ce28" office:value-type="string">
            <text:p>ROD</text:p>
          </table:table-cell>
          <table:table-cell table:style-name="ce73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74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0">
            <text:p>0</text:p>
          </table:table-cell>
          <table:table-cell table:style-name="ce75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75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76" table:formula="of:=COUNTIF([.C27:.K27];&quot;51¶&quot;)" office:value-type="float" office:value="1">
            <text:p>1</text:p>
          </table:table-cell>
          <table:table-cell table:style-name="ce76" table:formula="of:=COUNTIF([.C27:.K27];&quot;52¶&quot;)" office:value-type="float" office:value="0">
            <text:p>0</text:p>
          </table:table-cell>
          <table:table-cell table:style-name="ce75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75" table:formula="of:=COUNTIF([.C27:.K27];&quot;KVIT&quot;)+COUNTIF([.C27:.K27];&quot;KVIT☻&quot;)+COUNTIF([.C27:.K27];&quot;kvit$&quot;)" office:value-type="float" office:value="1">
            <text:p>1</text:p>
          </table:table-cell>
          <table:table-cell table:style-name="ce77" table:formula="of:=COUNTBLANK([.C27:.K27])" office:value-type="float" office:value="0">
            <text:p>0</text:p>
          </table:table-cell>
          <table:table-cell table:style-name="ce78" table:formula="of:=COUNTIF([.C27:.K27];&quot;x&quot;)" office:value-type="float" office:value="2">
            <text:p>2</text:p>
          </table:table-cell>
          <table:table-cell table:style-name="ce79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3-27">
            <text:p>27. mar 10</text:p>
          </table:table-cell>
          <table:table-cell table:style-name="ce71" table:formula="of:=TEXT([.A28];&quot;Ddd&quot;)" office:value-type="string" office:string-value="sob">
            <text:p>sob</text:p>
          </table:table-cell>
          <table:table-cell table:style-name="ce30" table:number-columns-repeated="3"/>
          <table:table-cell table:style-name="ce44"/>
          <table:table-cell table:style-name="ce30"/>
          <table:table-cell table:style-name="ce35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1" office:value-type="string">
            <text:p>DAN</text:p>
          </table:table-cell>
          <table:table-cell table:style-name="ce41" office:value-type="string">
            <text:p>AND</text:p>
          </table:table-cell>
          <table:table-cell table:style-name="ce73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74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1">
            <text:p>1</text:p>
          </table:table-cell>
          <table:table-cell table:style-name="ce75" table:formula="of:=COUNTIF([.C28:.K28];&quot;51&quot;)+COUNTIF([.C28:.K28];&quot;51$&quot;)+COUNTIF([.C28:.K28];&quot;51☻&quot;)" office:value-type="float" office:value="0">
            <text:p>0</text:p>
          </table:table-cell>
          <table:table-cell table:style-name="ce75" table:formula="of:=COUNTIF([.C28:.K28];&quot;52&quot;)+COUNTIF([.C28:.K28];&quot;52$&quot;)+COUNTIF([.C28:.K28];&quot;52☻&quot;)" office:value-type="float" office:value="0">
            <text:p>0</text:p>
          </table:table-cell>
          <table:table-cell table:style-name="ce76" table:formula="of:=COUNTIF([.C28:.K28];&quot;51¶&quot;)" office:value-type="float" office:value="0">
            <text:p>0</text:p>
          </table:table-cell>
          <table:table-cell table:style-name="ce76" table:formula="of:=COUNTIF([.C28:.K28];&quot;52¶&quot;)" office:value-type="float" office:value="0">
            <text:p>0</text:p>
          </table:table-cell>
          <table:table-cell table:style-name="ce75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75" table:formula="of:=COUNTIF([.C28:.K28];&quot;KVIT&quot;)+COUNTIF([.C28:.K28];&quot;KVIT☻&quot;)+COUNTIF([.C28:.K28];&quot;kvit$&quot;)" office:value-type="float" office:value="0">
            <text:p>0</text:p>
          </table:table-cell>
          <table:table-cell table:style-name="ce77" table:formula="of:=COUNTBLANK([.C28:.K28])" office:value-type="float" office:value="7">
            <text:p>7</text:p>
          </table:table-cell>
          <table:table-cell table:style-name="ce78" table:formula="of:=COUNTIF([.C28:.K28];&quot;x&quot;)" office:value-type="float" office:value="0">
            <text:p>0</text:p>
          </table:table-cell>
          <table:table-cell table:style-name="ce79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3-28">
            <text:p>28. mar 10</text:p>
          </table:table-cell>
          <table:table-cell table:style-name="ce71" table:formula="of:=TEXT([.A29];&quot;Ddd&quot;)" office:value-type="string" office:string-value="ned">
            <text:p>ned</text:p>
          </table:table-cell>
          <table:table-cell table:style-name="ce30"/>
          <table:table-cell table:style-name="ce72"/>
          <table:table-cell table:style-name="ce30"/>
          <table:table-cell table:style-name="ce35" table:number-columns-repeated="3"/>
          <table:table-cell table:style-name="ce37"/>
          <table:table-cell table:style-name="ce44"/>
          <table:table-cell table:style-name="ce6" table:formula="of:=[$'Vzorci vnosov'.$A$14]" office:value-type="string" office:string-value="☻">
            <text:p>☻</text:p>
          </table:table-cell>
          <table:table-cell table:style-name="ce44" office:value-type="string">
            <office:annotation draw:style-name="gr1" draw:text-style-name="P1" svg:width="5.764cm" svg:height="4.889cm" svg:x="15.642cm" svg:y="16.59cm" draw:caption-point-x="-0.617cm" draw:caption-point-y="3.05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41" office:value-type="string">
            <text:p>AND</text:p>
          </table:table-cell>
          <table:table-cell table:style-name="ce73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74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>
            <text:p>0</text:p>
          </table:table-cell>
          <table:table-cell table:style-name="ce75" table:formula="of:=COUNTIF([.C29:.K29];&quot;51&quot;)+COUNTIF([.C29:.K29];&quot;51$&quot;)+COUNTIF([.C29:.K29];&quot;51☻&quot;)" office:value-type="float" office:value="0">
            <text:p>0</text:p>
          </table:table-cell>
          <table:table-cell table:style-name="ce75" table:formula="of:=COUNTIF([.C29:.K29];&quot;52&quot;)+COUNTIF([.C29:.K29];&quot;52$&quot;)+COUNTIF([.C29:.K29];&quot;52☻&quot;)" office:value-type="float" office:value="0">
            <text:p>0</text:p>
          </table:table-cell>
          <table:table-cell table:style-name="ce76" table:formula="of:=COUNTIF([.C29:.K29];&quot;51¶&quot;)" office:value-type="float" office:value="0">
            <text:p>0</text:p>
          </table:table-cell>
          <table:table-cell table:style-name="ce76" table:formula="of:=COUNTIF([.C29:.K29];&quot;52¶&quot;)" office:value-type="float" office:value="0">
            <text:p>0</text:p>
          </table:table-cell>
          <table:table-cell table:style-name="ce75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75" table:formula="of:=COUNTIF([.C29:.K29];&quot;KVIT&quot;)+COUNTIF([.C29:.K29];&quot;KVIT☻&quot;)+COUNTIF([.C29:.K29];&quot;kvit$&quot;)" office:value-type="float" office:value="0">
            <text:p>0</text:p>
          </table:table-cell>
          <table:table-cell table:style-name="ce77" table:formula="of:=COUNTBLANK([.C29:.K29])" office:value-type="float" office:value="8">
            <text:p>8</text:p>
          </table:table-cell>
          <table:table-cell table:style-name="ce78" table:formula="of:=COUNTIF([.C29:.K29];&quot;x&quot;)" office:value-type="float" office:value="0">
            <text:p>0</text:p>
          </table:table-cell>
          <table:table-cell table:style-name="ce79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3-29">
            <text:p>29. mar 10</text:p>
          </table:table-cell>
          <table:table-cell table:style-name="ce70" table:formula="of:=TEXT([.A30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text:p>ŠTI</text:p>
          </table:table-cell>
          <table:table-cell table:style-name="ce28" office:value-type="string">
            <text:p>DAN</text:p>
          </table:table-cell>
          <table:table-cell table:style-name="ce73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74" table:formula="of:=COUNTIF([.C30:.K30];&quot;☺&quot;)+COUNTIF([.C30:.K30];&quot;52☺&quot;)+COUNTIF([.C30:.K30];&quot;51☺&quot;)+COUNTIF([.C30:.K30];&quot;1☺&quot;)+COUNTIF([.C30:.K30];&quot;KVIT☺&quot;)+COUNTIF([.C30:.K30];&quot;U☺&quot;)" office:value-type="float" office:value="0">
            <text:p>0</text:p>
          </table:table-cell>
          <table:table-cell table:style-name="ce75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75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76" table:formula="of:=COUNTIF([.C30:.K30];&quot;51¶&quot;)" office:value-type="float" office:value="1">
            <text:p>1</text:p>
          </table:table-cell>
          <table:table-cell table:style-name="ce76" table:formula="of:=COUNTIF([.C30:.K30];&quot;52¶&quot;)" office:value-type="float" office:value="1">
            <text:p>1</text:p>
          </table:table-cell>
          <table:table-cell table:style-name="ce75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75" table:formula="of:=COUNTIF([.C30:.K30];&quot;KVIT&quot;)+COUNTIF([.C30:.K30];&quot;KVIT☻&quot;)+COUNTIF([.C30:.K30];&quot;kvit$&quot;)" office:value-type="float" office:value="1">
            <text:p>1</text:p>
          </table:table-cell>
          <table:table-cell table:style-name="ce77" table:formula="of:=COUNTBLANK([.C30:.K30])" office:value-type="float" office:value="0">
            <text:p>0</text:p>
          </table:table-cell>
          <table:table-cell table:style-name="ce78" table:formula="of:=COUNTIF([.C30:.K30];&quot;x&quot;)" office:value-type="float" office:value="1">
            <text:p>1</text:p>
          </table:table-cell>
          <table:table-cell table:style-name="ce79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number-columns-repeated="1000"/>
        </table:table-row>
        <table:table-row table:style-name="ro7">
          <table:table-cell table:style-name="ce19" office:value-type="date" office:date-value="2010-03-30">
            <text:p>30. mar 10</text:p>
          </table:table-cell>
          <table:table-cell table:style-name="ce70" table:formula="of:=TEXT([.A31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<text:s/>VIN</text:p>
          </table:table-cell>
          <table:table-cell table:style-name="ce28" office:value-type="string">
            <text:p>DAN</text:p>
          </table:table-cell>
          <table:table-cell table:style-name="ce73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74" table:formula="of:=COUNTIF([.C31:.K31];&quot;☺&quot;)+COUNTIF([.C31:.K31];&quot;52☺&quot;)+COUNTIF([.C31:.K31];&quot;51☺&quot;)+COUNTIF([.C31:.K31];&quot;1☺&quot;)+COUNTIF([.C31:.K31];&quot;KVIT☺&quot;)+COUNTIF([.C31:.K31];&quot;U☺&quot;)" office:value-type="float" office:value="0">
            <text:p>0</text:p>
          </table:table-cell>
          <table:table-cell table:style-name="ce75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75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76" table:formula="of:=COUNTIF([.C31:.K31];&quot;51¶&quot;)" office:value-type="float" office:value="1">
            <text:p>1</text:p>
          </table:table-cell>
          <table:table-cell table:style-name="ce76" table:formula="of:=COUNTIF([.C31:.K31];&quot;52¶&quot;)" office:value-type="float" office:value="1">
            <text:p>1</text:p>
          </table:table-cell>
          <table:table-cell table:style-name="ce75" table:formula="of:=COUNTIF([.C31:.K31];&quot;U&quot;)+COUNTIF([.C31:.K31];&quot;U☻&quot;)+COUNTIF([.C31:.K31];&quot;U☺&quot;)" office:value-type="float" office:value="1">
            <text:p>1</text:p>
          </table:table-cell>
          <table:table-cell table:style-name="ce75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77" table:formula="of:=COUNTBLANK([.C31:.K31])" office:value-type="float" office:value="0">
            <text:p>0</text:p>
          </table:table-cell>
          <table:table-cell table:style-name="ce78" table:formula="of:=COUNTIF([.C31:.K31];&quot;x&quot;)" office:value-type="float" office:value="0">
            <text:p>0</text:p>
          </table:table-cell>
          <table:table-cell table:style-name="ce79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0"/>
        </table:table-row>
        <table:table-row table:style-name="ro7">
          <table:table-cell table:style-name="ce19" office:value-type="date" office:date-value="2010-03-31">
            <text:p>31. mar 10</text:p>
          </table:table-cell>
          <table:table-cell table:style-name="ce70" table:formula="of:=TEXT([.A32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RTG</text:p>
          </table:table-cell>
          <table:table-cell table:style-name="ce5" office:value-type="string">
            <office:annotation draw:style-name="gr1" draw:text-style-name="P1" svg:width="5.764cm" svg:height="4.964cm" svg:x="15.642cm" svg:y="18.693cm" draw:caption-point-x="-0.617cm" draw:caption-point-y="3.054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73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74" table:formula="of:=COUNTIF([.C32:.K32];&quot;☺&quot;)+COUNTIF([.C32:.K32];&quot;52☺&quot;)+COUNTIF([.C32:.K32];&quot;51☺&quot;)+COUNTIF([.C32:.K32];&quot;1☺&quot;)+COUNTIF([.C32:.K32];&quot;KVIT☺&quot;)+COUNTIF([.C32:.K32];&quot;U☺&quot;)" office:value-type="float" office:value="0">
            <text:p>0</text:p>
          </table:table-cell>
          <table:table-cell table:style-name="ce75" table:formula="of:=COUNTIF([.C32:.K32];&quot;51&quot;)+COUNTIF([.C32:.K32];&quot;51$&quot;)+COUNTIF([.C32:.K32];&quot;51☻&quot;)" office:value-type="float" office:value="1">
            <text:p>1</text:p>
          </table:table-cell>
          <table:table-cell table:style-name="ce75" table:formula="of:=COUNTIF([.C32:.K32];&quot;52&quot;)+COUNTIF([.C32:.K32];&quot;52$&quot;)+COUNTIF([.C32:.K32];&quot;52☻&quot;)" office:value-type="float" office:value="1">
            <text:p>1</text:p>
          </table:table-cell>
          <table:table-cell table:style-name="ce76" table:formula="of:=COUNTIF([.C32:.K32];&quot;51¶&quot;)" office:value-type="float" office:value="0">
            <text:p>0</text:p>
          </table:table-cell>
          <table:table-cell table:style-name="ce76" table:formula="of:=COUNTIF([.C32:.K32];&quot;52¶&quot;)" office:value-type="float" office:value="1">
            <text:p>1</text:p>
          </table:table-cell>
          <table:table-cell table:style-name="ce75" table:formula="of:=COUNTIF([.C32:.K32];&quot;U&quot;)+COUNTIF([.C32:.K32];&quot;U☻&quot;)+COUNTIF([.C32:.K32];&quot;U☺&quot;)" office:value-type="float" office:value="1">
            <text:p>1</text:p>
          </table:table-cell>
          <table:table-cell table:style-name="ce75" table:formula="of:=COUNTIF([.C32:.K32];&quot;KVIT&quot;)+COUNTIF([.C32:.K32];&quot;KVIT☻&quot;)+COUNTIF([.C32:.K32];&quot;kvit$&quot;)" office:value-type="float" office:value="1">
            <text:p>1</text:p>
          </table:table-cell>
          <table:table-cell table:style-name="ce77" table:formula="of:=COUNTBLANK([.C32:.K32])" office:value-type="float" office:value="0">
            <text:p>0</text:p>
          </table:table-cell>
          <table:table-cell table:style-name="ce78" table:formula="of:=COUNTIF([.C32:.K32];&quot;x&quot;)" office:value-type="float" office:value="1">
            <text:p>1</text:p>
          </table:table-cell>
          <table:table-cell table:style-name="ce79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>
            <text:p>2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4">
            <text:p>4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>
            <text:p>5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3">
            <text:p>3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5">
            <text:p>5</text:p>
          </table:table-cell>
          <table:table-cell table:style-name="ce32" table:formula="of:=SUM([.G35:.G36])" office:value-type="float" office:value="3">
            <text:p>3</text:p>
          </table:table-cell>
          <table:table-cell table:style-name="ce32" table:formula="of:=SUM([.H35:.H36])" office:value-type="float" office:value="4">
            <text:p>4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9">
            <text:p>9</text:p>
          </table:table-cell>
          <table:table-cell table:style-name="ce32" table:formula="of:=SUM([.K35:.K36])" office:value-type="float" office:value="6">
            <text:p>6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8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">
            <text:p>1</text:p>
          </table:table-cell>
          <table:table-cell table:style-name="ce33" table:formula="of:=COUNTIF([.D2:.D32];&quot;D&quot;)" office:value-type="float" office:value="0">
            <text:p>0</text:p>
          </table:table-cell>
          <table:table-cell table:style-name="ce33" table:formula="of:=COUNTIF([.E2:.E32];&quot;D&quot;)" office:value-type="float" office:value="5">
            <text:p>5</text:p>
          </table:table-cell>
          <table:table-cell table:style-name="ce33" table:formula="of:=COUNTIF([.F2:.F32];&quot;D&quot;)" office:value-type="float" office:value="1">
            <text:p>1</text:p>
          </table:table-cell>
          <table:table-cell table:style-name="ce33" table:formula="of:=COUNTIF([.G2:.G32];&quot;D&quot;)" office:value-type="float" office:value="11">
            <text:p>11</text:p>
          </table:table-cell>
          <table:table-cell table:style-name="ce33" table:formula="of:=COUNTIF([.H2:.H32];&quot;D&quot;)" office:value-type="float" office:value="7">
            <text:p>7</text:p>
          </table:table-cell>
          <table:table-cell table:style-name="ce33" table:formula="of:=COUNTIF([.I2:.I32];&quot;D&quot;)" office:value-type="float" office:value="5">
            <text:p>5</text:p>
          </table:table-cell>
          <table:table-cell table:style-name="ce33" table:formula="of:=COUNTIF([.J2:.J32];&quot;D&quot;)" office:value-type="float" office:value="0">
            <text:p>0</text:p>
          </table:table-cell>
          <table:table-cell table:style-name="ce33" table:formula="of:=COUNTIF([.K2:.K32];&quot;D&quot;)" office:value-type="float" office:value="1">
            <text:p>1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9">
            <text:p>9</text:p>
          </table:table-cell>
          <table:table-cell table:style-name="ce33" table:formula="of:=COUNTIF([.D2:.D32];&quot;SO&quot;)" office:value-type="float" office:value="13">
            <text:p>13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7">
            <text:p>7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4">
            <text:p>4</text:p>
          </table:table-cell>
          <table:table-cell table:style-name="ce33" table:formula="of:=COUNTIF([.G2:.G32];&quot;X&quot;)" office:value-type="float" office:value="2">
            <text:p>2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1">
            <text:p>1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M2:.M32];&quot;KOS&quot;)" office:value-type="float" office:value="2">
            <text:p>2</text:p>
          </table:table-cell>
          <table:table-cell table:style-name="ce34" table:formula="of:=COUNTIF([.M2:.M32];&quot;ŠOŠ&quot;)" office:value-type="float" office:value="2">
            <text:p>2</text:p>
          </table:table-cell>
          <table:table-cell table:style-name="ce34" table:formula="of:=COUNTIF([.M2:.M32];&quot;PIN&quot;)" office:value-type="float" office:value="4">
            <text:p>4</text:p>
          </table:table-cell>
          <table:table-cell table:style-name="ce34" table:formula="of:=COUNTIF([.M2:.M32];&quot;KON&quot;)" office:value-type="float" office:value="7">
            <text:p>7</text:p>
          </table:table-cell>
          <table:table-cell table:style-name="ce34" table:formula="of:=COUNTIF([.M2:.M32];&quot;KNE&quot;)" office:value-type="float" office:value="2">
            <text:p>2</text:p>
          </table:table-cell>
          <table:table-cell table:style-name="ce34" table:formula="of:=COUNTIF([.M2:.M32];&quot;AND&quot;)" office:value-type="float" office:value="2">
            <text:p>2</text:p>
          </table:table-cell>
          <table:table-cell table:style-name="ce34" table:formula="of:=COUNTIF([.M2:.M32];&quot;ROD&quot;)" office:value-type="float" office:value="3">
            <text:p>3</text:p>
          </table:table-cell>
          <table:table-cell table:style-name="ce34" table:formula="of:=COUNTIF([.M2:.M32];&quot;DAN&quot;)" office:value-type="float" office:value="4">
            <text:p>4</text:p>
          </table:table-cell>
          <table:table-cell table:style-name="ce34" table:formula="of:=COUNTIF([.M2:.M32];&quot;MŠŠ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4">
            <text:p>4</text:p>
          </table:table-cell>
          <table:table-cell table:style-name="ce1" table:formula="of:=COUNTIF([.E2:.E32];&quot;51¶&quot;)+COUNTIF([.E2:.E32];&quot;52¶&quot;)+COUNTIF([.E2:.E32];&quot;kvit¶&quot;)" office:value-type="float" office:value="5">
            <text:p>5</text:p>
          </table:table-cell>
          <table:table-cell table:style-name="ce1" table:formula="of:=COUNTIF([.F2:.F32];&quot;51¶&quot;)+COUNTIF([.F2:.F32];&quot;52¶&quot;)+COUNTIF([.F2:.F32];&quot;kvit¶&quot;)" office:value-type="float" office:value="4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5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5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1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4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5">
            <text:p>5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 table:number-rows-repeated="99">
          <table:table-cell table:number-columns-repeated="24"/>
          <table:table-cell table:style-name="ce1"/>
          <table:table-cell table:number-columns-repeated="999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il" table:style-name="ta5" table:print="false">
        <table:table-column table:style-name="co3" table:default-cell-style-name="ce16"/>
        <table:table-column table:style-name="co14" table:default-cell-style-name="ce16"/>
        <table:table-column table:style-name="co5" table:number-columns-repeated="11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2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1000"/>
        </table:table-row>
        <table:table-row table:style-name="ro7">
          <table:table-cell table:style-name="ce19" office:value-type="date" office:date-value="2010-04-01">
            <text:p>1. apr 10</text:p>
          </table:table-cell>
          <table:table-cell table:style-name="ce80" table:formula="of:=TEXT([.A2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88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89" table:formula="of:=COUNTIF([.C2:.K2];&quot;☺&quot;)+COUNTIF([.C2:.K2];&quot;52☺&quot;)+COUNTIF([.C2:.K2];&quot;51☺&quot;)+COUNTIF([.C2:.K2];&quot;1☺&quot;)+COUNTIF([.C2:.K2];&quot;KVIT☺&quot;)+COUNTIF([.C2:.K2];&quot;U☺&quot;)" office:value-type="float" office:value="0">
            <text:p>0</text:p>
          </table:table-cell>
          <table:table-cell table:style-name="ce90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90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91" table:formula="of:=COUNTIF([.C2:.K2];&quot;51¶&quot;)" office:value-type="float" office:value="0">
            <text:p>0</text:p>
          </table:table-cell>
          <table:table-cell table:style-name="ce91" table:formula="of:=COUNTIF([.C2:.K2];&quot;52¶&quot;)" office:value-type="float" office:value="1">
            <text:p>1</text:p>
          </table:table-cell>
          <table:table-cell table:style-name="ce90" table:formula="of:=COUNTIF([.C2:.K2];&quot;U&quot;)+COUNTIF([.C2:.K2];&quot;U☻&quot;)+COUNTIF([.C2:.K2];&quot;U☺&quot;)" office:value-type="float" office:value="1">
            <text:p>1</text:p>
          </table:table-cell>
          <table:table-cell table:style-name="ce90" table:formula="of:=COUNTIF([.C2:.K2];&quot;KVIT&quot;)+COUNTIF([.C2:.K2];&quot;KVIT☻&quot;)+COUNTIF([.C2:.K2];&quot;kvit$&quot;)" office:value-type="float" office:value="1">
            <text:p>1</text:p>
          </table:table-cell>
          <table:table-cell table:style-name="ce92" table:formula="of:=COUNTBLANK([.C2:.K2])" office:value-type="float" office:value="0">
            <text:p>0</text:p>
          </table:table-cell>
          <table:table-cell table:style-name="ce93" table:formula="of:=COUNTIF([.C2:.K2];&quot;x&quot;)" office:value-type="float" office:value="1">
            <text:p>1</text:p>
          </table:table-cell>
          <table:table-cell table:style-name="ce94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04-02">
            <text:p>2. apr 10</text:p>
          </table:table-cell>
          <table:table-cell table:style-name="ce80" table:formula="of:=TEXT([.A3];&quot;Ddd&quot;)" office:value-type="string" office:string-value="pet">
            <text:p>pe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KOS</text:p>
          </table:table-cell>
          <table:table-cell table:style-name="ce28" office:value-type="string">
            <text:p>PIN</text:p>
          </table:table-cell>
          <table:table-cell table:style-name="ce88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89" table:formula="of:=COUNTIF([.C3:.K3];&quot;☺&quot;)+COUNTIF([.C3:.K3];&quot;52☺&quot;)+COUNTIF([.C3:.K3];&quot;51☺&quot;)+COUNTIF([.C3:.K3];&quot;1☺&quot;)+COUNTIF([.C3:.K3];&quot;KVIT☺&quot;)+COUNTIF([.C3:.K3];&quot;U☺&quot;)" office:value-type="float" office:value="1">
            <text:p>1</text:p>
          </table:table-cell>
          <table:table-cell table:style-name="ce90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90" table:formula="of:=COUNTIF([.C3:.K3];&quot;52&quot;)+COUNTIF([.C3:.K3];&quot;52$&quot;)+COUNTIF([.C3:.K3];&quot;52☻&quot;)" office:value-type="float" office:value="0">
            <text:p>0</text:p>
          </table:table-cell>
          <table:table-cell table:style-name="ce91" table:formula="of:=COUNTIF([.C3:.K3];&quot;51¶&quot;)" office:value-type="float" office:value="1">
            <text:p>1</text:p>
          </table:table-cell>
          <table:table-cell table:style-name="ce91" table:formula="of:=COUNTIF([.C3:.K3];&quot;52¶&quot;)" office:value-type="float" office:value="0">
            <text:p>0</text:p>
          </table:table-cell>
          <table:table-cell table:style-name="ce90" table:formula="of:=COUNTIF([.C3:.K3];&quot;U&quot;)+COUNTIF([.C3:.K3];&quot;U☻&quot;)+COUNTIF([.C3:.K3];&quot;U☺&quot;)" office:value-type="float" office:value="1">
            <text:p>1</text:p>
          </table:table-cell>
          <table:table-cell table:style-name="ce90" table:formula="of:=COUNTIF([.C3:.K3];&quot;KVIT&quot;)+COUNTIF([.C3:.K3];&quot;KVIT☻&quot;)+COUNTIF([.C3:.K3];&quot;kvit$&quot;)" office:value-type="float" office:value="1">
            <text:p>1</text:p>
          </table:table-cell>
          <table:table-cell table:style-name="ce92" table:formula="of:=COUNTBLANK([.C3:.K3])" office:value-type="float" office:value="0">
            <text:p>0</text:p>
          </table:table-cell>
          <table:table-cell table:style-name="ce93" table:formula="of:=COUNTIF([.C3:.K3];&quot;x&quot;)" office:value-type="float" office:value="1">
            <text:p>1</text:p>
          </table:table-cell>
          <table:table-cell table:style-name="ce94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1">
            <text:p>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03">
            <text:p>3. apr 10</text:p>
          </table:table-cell>
          <table:table-cell table:style-name="ce81" table:formula="of:=TEXT([.A4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35" table:formula="of:=[$'Vzorci vnosov'.$A$12]" office:value-type="string" office:string-value="D">
            <office:annotation draw:style-name="gr1" draw:text-style-name="P1" svg:width="2.907cm" svg:height="1.147cm" svg:x="7.302cm" svg:y="0.592cm" draw:caption-point-x="-0.617cm" draw:caption-point-y="1.522cm">
              <dc:creator>MŠ</dc:creator>
              <dc:date>2010-12-20T00:00:00</dc:date>
              <text:p text:style-name="P1"><text:span text:style-name="T1">3.do nedelje 18 .aprila</text:span></text:p>
            </office:annotation>
            <text:p>D</text:p>
          </table:table-cell>
          <table:table-cell table:style-name="ce37"/>
          <table:table-cell table:style-name="ce6"/>
          <table:table-cell table:style-name="ce29"/>
          <table:table-cell table:style-name="ce37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41" office:value-type="string">
            <text:p>KOS</text:p>
          </table:table-cell>
          <table:table-cell table:style-name="ce41" office:value-type="string">
            <text:p>ŠOŠ</text:p>
          </table:table-cell>
          <table:table-cell table:style-name="ce88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89" table:formula="of:=COUNTIF([.C4:.K4];&quot;☺&quot;)+COUNTIF([.C4:.K4];&quot;52☺&quot;)+COUNTIF([.C4:.K4];&quot;51☺&quot;)+COUNTIF([.C4:.K4];&quot;1☺&quot;)+COUNTIF([.C4:.K4];&quot;KVIT☺&quot;)+COUNTIF([.C4:.K4];&quot;U☺&quot;)" office:value-type="float" office:value="1">
            <text:p>1</text:p>
          </table:table-cell>
          <table:table-cell table:style-name="ce90" table:formula="of:=COUNTIF([.C4:.K4];&quot;51&quot;)+COUNTIF([.C4:.K4];&quot;51$&quot;)+COUNTIF([.C4:.K4];&quot;51☻&quot;)" office:value-type="float" office:value="0">
            <text:p>0</text:p>
          </table:table-cell>
          <table:table-cell table:style-name="ce90" table:formula="of:=COUNTIF([.C4:.K4];&quot;52&quot;)+COUNTIF([.C4:.K4];&quot;52$&quot;)+COUNTIF([.C4:.K4];&quot;52☻&quot;)" office:value-type="float" office:value="0">
            <text:p>0</text:p>
          </table:table-cell>
          <table:table-cell table:style-name="ce91" table:formula="of:=COUNTIF([.C4:.K4];&quot;51¶&quot;)" office:value-type="float" office:value="0">
            <text:p>0</text:p>
          </table:table-cell>
          <table:table-cell table:style-name="ce91" table:formula="of:=COUNTIF([.C4:.K4];&quot;52¶&quot;)" office:value-type="float" office:value="0">
            <text:p>0</text:p>
          </table:table-cell>
          <table:table-cell table:style-name="ce90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90" table:formula="of:=COUNTIF([.C4:.K4];&quot;KVIT&quot;)+COUNTIF([.C4:.K4];&quot;KVIT☻&quot;)+COUNTIF([.C4:.K4];&quot;kvit$&quot;)" office:value-type="float" office:value="0">
            <text:p>0</text:p>
          </table:table-cell>
          <table:table-cell table:style-name="ce92" table:formula="of:=COUNTBLANK([.C4:.K4])" office:value-type="float" office:value="6">
            <text:p>6</text:p>
          </table:table-cell>
          <table:table-cell table:style-name="ce93" table:formula="of:=COUNTIF([.C4:.K4];&quot;x&quot;)" office:value-type="float" office:value="0">
            <text:p>0</text:p>
          </table:table-cell>
          <table:table-cell table:style-name="ce94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04">
            <text:p>4. apr 10</text:p>
          </table:table-cell>
          <table:table-cell table:style-name="ce81" table:formula="of:=TEXT([.A5];&quot;Ddd&quot;)" office:value-type="string" office:string-value="ned">
            <text:p>ned</text:p>
          </table:table-cell>
          <table:table-cell table:style-name="ce35"/>
          <table:table-cell table:style-name="ce30"/>
          <table:table-cell table:style-name="ce35" table:formula="of:=[$'Vzorci vnosov'.$A$12]" office:value-type="string" office:string-value="D">
            <text:p>D</text:p>
          </table:table-cell>
          <table:table-cell table:style-name="ce35"/>
          <table:table-cell table:style-name="ce30"/>
          <table:table-cell table:style-name="ce35"/>
          <table:table-cell table:style-name="ce37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85" office:value-type="string">
            <text:p><text:s/>VIN</text:p>
          </table:table-cell>
          <table:table-cell table:style-name="ce41" office:value-type="string">
            <text:p>ŠOŠ</text:p>
          </table:table-cell>
          <table:table-cell table:style-name="ce88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89" table:formula="of:=COUNTIF([.C5:.K5];&quot;☺&quot;)+COUNTIF([.C5:.K5];&quot;52☺&quot;)+COUNTIF([.C5:.K5];&quot;51☺&quot;)+COUNTIF([.C5:.K5];&quot;1☺&quot;)+COUNTIF([.C5:.K5];&quot;KVIT☺&quot;)+COUNTIF([.C5:.K5];&quot;U☺&quot;)" office:value-type="float" office:value="0">
            <text:p>0</text:p>
          </table:table-cell>
          <table:table-cell table:style-name="ce90" table:formula="of:=COUNTIF([.C5:.K5];&quot;51&quot;)+COUNTIF([.C5:.K5];&quot;51$&quot;)+COUNTIF([.C5:.K5];&quot;51☻&quot;)" office:value-type="float" office:value="0">
            <text:p>0</text:p>
          </table:table-cell>
          <table:table-cell table:style-name="ce90" table:formula="of:=COUNTIF([.C5:.K5];&quot;52&quot;)+COUNTIF([.C5:.K5];&quot;52$&quot;)+COUNTIF([.C5:.K5];&quot;52☻&quot;)" office:value-type="float" office:value="0">
            <text:p>0</text:p>
          </table:table-cell>
          <table:table-cell table:style-name="ce91" table:formula="of:=COUNTIF([.C5:.K5];&quot;51¶&quot;)" office:value-type="float" office:value="0">
            <text:p>0</text:p>
          </table:table-cell>
          <table:table-cell table:style-name="ce91" table:formula="of:=COUNTIF([.C5:.K5];&quot;52¶&quot;)" office:value-type="float" office:value="0">
            <text:p>0</text:p>
          </table:table-cell>
          <table:table-cell table:style-name="ce90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90" table:formula="of:=COUNTIF([.C5:.K5];&quot;KVIT&quot;)+COUNTIF([.C5:.K5];&quot;KVIT☻&quot;)+COUNTIF([.C5:.K5];&quot;kvit$&quot;)" office:value-type="float" office:value="0">
            <text:p>0</text:p>
          </table:table-cell>
          <table:table-cell table:style-name="ce92" table:formula="of:=COUNTBLANK([.C5:.K5])" office:value-type="float" office:value="7">
            <text:p>7</text:p>
          </table:table-cell>
          <table:table-cell table:style-name="ce93" table:formula="of:=COUNTIF([.C5:.K5];&quot;x&quot;)" office:value-type="float" office:value="0">
            <text:p>0</text:p>
          </table:table-cell>
          <table:table-cell table:style-name="ce94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05">
            <text:p>5. apr 10</text:p>
          </table:table-cell>
          <table:table-cell table:style-name="ce81" table:formula="of:=TEXT([.A6];&quot;Ddd&quot;)" office:value-type="string" office:string-value="pon">
            <text:p>pon</text:p>
          </table:table-cell>
          <table:table-cell table:style-name="ce30"/>
          <table:table-cell table:style-name="ce37"/>
          <table:table-cell table:style-name="ce35" table:formula="of:=[$'Vzorci vnosov'.$A$12]" office:value-type="string" office:string-value="D"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41" office:value-type="string">
            <text:p>DAN</text:p>
          </table:table-cell>
          <table:table-cell table:style-name="ce41" office:value-type="string">
            <text:p>ŠOŠ</text:p>
          </table:table-cell>
          <table:table-cell table:style-name="ce88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89" table:formula="of:=COUNTIF([.C6:.K6];&quot;☺&quot;)+COUNTIF([.C6:.K6];&quot;52☺&quot;)+COUNTIF([.C6:.K6];&quot;51☺&quot;)+COUNTIF([.C6:.K6];&quot;1☺&quot;)+COUNTIF([.C6:.K6];&quot;KVIT☺&quot;)+COUNTIF([.C6:.K6];&quot;U☺&quot;)" office:value-type="float" office:value="1">
            <text:p>1</text:p>
          </table:table-cell>
          <table:table-cell table:style-name="ce90" table:formula="of:=COUNTIF([.C6:.K6];&quot;51&quot;)+COUNTIF([.C6:.K6];&quot;51$&quot;)+COUNTIF([.C6:.K6];&quot;51☻&quot;)" office:value-type="float" office:value="0">
            <text:p>0</text:p>
          </table:table-cell>
          <table:table-cell table:style-name="ce90" table:formula="of:=COUNTIF([.C6:.K6];&quot;52&quot;)+COUNTIF([.C6:.K6];&quot;52$&quot;)+COUNTIF([.C6:.K6];&quot;52☻&quot;)" office:value-type="float" office:value="0">
            <text:p>0</text:p>
          </table:table-cell>
          <table:table-cell table:style-name="ce91" table:formula="of:=COUNTIF([.C6:.K6];&quot;51¶&quot;)" office:value-type="float" office:value="0">
            <text:p>0</text:p>
          </table:table-cell>
          <table:table-cell table:style-name="ce91" table:formula="of:=COUNTIF([.C6:.K6];&quot;52¶&quot;)" office:value-type="float" office:value="0">
            <text:p>0</text:p>
          </table:table-cell>
          <table:table-cell table:style-name="ce90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90" table:formula="of:=COUNTIF([.C6:.K6];&quot;KVIT&quot;)+COUNTIF([.C6:.K6];&quot;KVIT☻&quot;)+COUNTIF([.C6:.K6];&quot;kvit$&quot;)" office:value-type="float" office:value="0">
            <text:p>0</text:p>
          </table:table-cell>
          <table:table-cell table:style-name="ce92" table:formula="of:=COUNTBLANK([.C6:.K6])" office:value-type="float" office:value="6">
            <text:p>6</text:p>
          </table:table-cell>
          <table:table-cell table:style-name="ce93" table:formula="of:=COUNTIF([.C6:.K6];&quot;x&quot;)" office:value-type="float" office:value="0">
            <text:p>0</text:p>
          </table:table-cell>
          <table:table-cell table:style-name="ce94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06">
            <text:p>6. apr 10</text:p>
          </table:table-cell>
          <table:table-cell table:style-name="ce80" table:formula="of:=TEXT([.A7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88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89" table:formula="of:=COUNTIF([.C7:.K7];&quot;☺&quot;)+COUNTIF([.C7:.K7];&quot;52☺&quot;)+COUNTIF([.C7:.K7];&quot;51☺&quot;)+COUNTIF([.C7:.K7];&quot;1☺&quot;)+COUNTIF([.C7:.K7];&quot;KVIT☺&quot;)+COUNTIF([.C7:.K7];&quot;U☺&quot;)" office:value-type="float" office:value="0">
            <text:p>0</text:p>
          </table:table-cell>
          <table:table-cell table:style-name="ce90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90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91" table:formula="of:=COUNTIF([.C7:.K7];&quot;51¶&quot;)" office:value-type="float" office:value="1">
            <text:p>1</text:p>
          </table:table-cell>
          <table:table-cell table:style-name="ce91" table:formula="of:=COUNTIF([.C7:.K7];&quot;52¶&quot;)" office:value-type="float" office:value="1">
            <text:p>1</text:p>
          </table:table-cell>
          <table:table-cell table:style-name="ce90" table:formula="of:=COUNTIF([.C7:.K7];&quot;U&quot;)+COUNTIF([.C7:.K7];&quot;U☻&quot;)+COUNTIF([.C7:.K7];&quot;U☺&quot;)" office:value-type="float" office:value="1">
            <text:p>1</text:p>
          </table:table-cell>
          <table:table-cell table:style-name="ce90" table:formula="of:=COUNTIF([.C7:.K7];&quot;KVIT&quot;)+COUNTIF([.C7:.K7];&quot;KVIT☻&quot;)+COUNTIF([.C7:.K7];&quot;kvit$&quot;)" office:value-type="float" office:value="1">
            <text:p>1</text:p>
          </table:table-cell>
          <table:table-cell table:style-name="ce92" table:formula="of:=COUNTBLANK([.C7:.K7])" office:value-type="float" office:value="0">
            <text:p>0</text:p>
          </table:table-cell>
          <table:table-cell table:style-name="ce93" table:formula="of:=COUNTIF([.C7:.K7];&quot;x&quot;)" office:value-type="float" office:value="1">
            <text:p>1</text:p>
          </table:table-cell>
          <table:table-cell table:style-name="ce94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07">
            <text:p>7. apr 10</text:p>
          </table:table-cell>
          <table:table-cell table:style-name="ce80" table:formula="of:=TEXT([.A8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office:annotation draw:style-name="gr1" draw:text-style-name="P1" svg:width="5.764cm" svg:height="4.908cm" svg:x="15.642cm" svg:y="1.846cm" draw:caption-point-x="-0.617cm" draw:caption-point-y="3.07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ROD</text:p>
          </table:table-cell>
          <table:table-cell table:style-name="ce88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89" table:formula="of:=COUNTIF([.C8:.K8];&quot;☺&quot;)+COUNTIF([.C8:.K8];&quot;52☺&quot;)+COUNTIF([.C8:.K8];&quot;51☺&quot;)+COUNTIF([.C8:.K8];&quot;1☺&quot;)+COUNTIF([.C8:.K8];&quot;KVIT☺&quot;)+COUNTIF([.C8:.K8];&quot;U☺&quot;)" office:value-type="float" office:value="0">
            <text:p>0</text:p>
          </table:table-cell>
          <table:table-cell table:style-name="ce90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90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91" table:formula="of:=COUNTIF([.C8:.K8];&quot;51¶&quot;)" office:value-type="float" office:value="1">
            <text:p>1</text:p>
          </table:table-cell>
          <table:table-cell table:style-name="ce91" table:formula="of:=COUNTIF([.C8:.K8];&quot;52¶&quot;)" office:value-type="float" office:value="1">
            <text:p>1</text:p>
          </table:table-cell>
          <table:table-cell table:style-name="ce90" table:formula="of:=COUNTIF([.C8:.K8];&quot;U&quot;)+COUNTIF([.C8:.K8];&quot;U☻&quot;)+COUNTIF([.C8:.K8];&quot;U☺&quot;)" office:value-type="float" office:value="1">
            <text:p>1</text:p>
          </table:table-cell>
          <table:table-cell table:style-name="ce90" table:formula="of:=COUNTIF([.C8:.K8];&quot;KVIT&quot;)+COUNTIF([.C8:.K8];&quot;KVIT☻&quot;)+COUNTIF([.C8:.K8];&quot;kvit$&quot;)" office:value-type="float" office:value="2">
            <text:p>2</text:p>
          </table:table-cell>
          <table:table-cell table:style-name="ce92" table:formula="of:=COUNTBLANK([.C8:.K8])" office:value-type="float" office:value="0">
            <text:p>0</text:p>
          </table:table-cell>
          <table:table-cell table:style-name="ce93" table:formula="of:=COUNTIF([.C8:.K8];&quot;x&quot;)" office:value-type="float" office:value="1">
            <text:p>1</text:p>
          </table:table-cell>
          <table:table-cell table:style-name="ce94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08">
            <text:p>8. apr 10</text:p>
          </table:table-cell>
          <table:table-cell table:style-name="ce80" table:formula="of:=TEXT([.A9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6" office:value-type="string">
            <text:p>MRZ</text:p>
          </table:table-cell>
          <table:table-cell table:style-name="ce28" office:value-type="string">
            <text:p>AND</text:p>
          </table:table-cell>
          <table:table-cell table:style-name="ce88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89" table:formula="of:=COUNTIF([.C9:.K9];&quot;☺&quot;)+COUNTIF([.C9:.K9];&quot;52☺&quot;)+COUNTIF([.C9:.K9];&quot;51☺&quot;)+COUNTIF([.C9:.K9];&quot;1☺&quot;)+COUNTIF([.C9:.K9];&quot;KVIT☺&quot;)+COUNTIF([.C9:.K9];&quot;U☺&quot;)" office:value-type="float" office:value="0">
            <text:p>0</text:p>
          </table:table-cell>
          <table:table-cell table:style-name="ce90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90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91" table:formula="of:=COUNTIF([.C9:.K9];&quot;51¶&quot;)" office:value-type="float" office:value="1">
            <text:p>1</text:p>
          </table:table-cell>
          <table:table-cell table:style-name="ce91" table:formula="of:=COUNTIF([.C9:.K9];&quot;52¶&quot;)" office:value-type="float" office:value="1">
            <text:p>1</text:p>
          </table:table-cell>
          <table:table-cell table:style-name="ce90" table:formula="of:=COUNTIF([.C9:.K9];&quot;U&quot;)+COUNTIF([.C9:.K9];&quot;U☻&quot;)+COUNTIF([.C9:.K9];&quot;U☺&quot;)" office:value-type="float" office:value="1">
            <text:p>1</text:p>
          </table:table-cell>
          <table:table-cell table:style-name="ce90" table:formula="of:=COUNTIF([.C9:.K9];&quot;KVIT&quot;)+COUNTIF([.C9:.K9];&quot;KVIT☻&quot;)+COUNTIF([.C9:.K9];&quot;kvit$&quot;)" office:value-type="float" office:value="2">
            <text:p>2</text:p>
          </table:table-cell>
          <table:table-cell table:style-name="ce92" table:formula="of:=COUNTBLANK([.C9:.K9])" office:value-type="float" office:value="0">
            <text:p>0</text:p>
          </table:table-cell>
          <table:table-cell table:style-name="ce93" table:formula="of:=COUNTIF([.C9:.K9];&quot;x&quot;)" office:value-type="float" office:value="1">
            <text:p>1</text:p>
          </table:table-cell>
          <table:table-cell table:style-name="ce94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09">
            <text:p>9. apr 10</text:p>
          </table:table-cell>
          <table:table-cell table:style-name="ce80" table:formula="of:=TEXT([.A10];&quot;Ddd&quot;)" office:value-type="string" office:string-value="pet">
            <text:p>p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AND</text:p>
          </table:table-cell>
          <table:table-cell table:style-name="ce88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89" table:formula="of:=COUNTIF([.C10:.K10];&quot;☺&quot;)+COUNTIF([.C10:.K10];&quot;52☺&quot;)+COUNTIF([.C10:.K10];&quot;51☺&quot;)+COUNTIF([.C10:.K10];&quot;1☺&quot;)+COUNTIF([.C10:.K10];&quot;KVIT☺&quot;)+COUNTIF([.C10:.K10];&quot;U☺&quot;)" office:value-type="float" office:value="1">
            <text:p>1</text:p>
          </table:table-cell>
          <table:table-cell table:style-name="ce90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90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91" table:formula="of:=COUNTIF([.C10:.K10];&quot;51¶&quot;)" office:value-type="float" office:value="0">
            <text:p>0</text:p>
          </table:table-cell>
          <table:table-cell table:style-name="ce91" table:formula="of:=COUNTIF([.C10:.K10];&quot;52¶&quot;)" office:value-type="float" office:value="1">
            <text:p>1</text:p>
          </table:table-cell>
          <table:table-cell table:style-name="ce90" table:formula="of:=COUNTIF([.C10:.K10];&quot;U&quot;)+COUNTIF([.C10:.K10];&quot;U☻&quot;)+COUNTIF([.C10:.K10];&quot;U☺&quot;)" office:value-type="float" office:value="1">
            <text:p>1</text:p>
          </table:table-cell>
          <table:table-cell table:style-name="ce90" table:formula="of:=COUNTIF([.C10:.K10];&quot;KVIT&quot;)+COUNTIF([.C10:.K10];&quot;KVIT☻&quot;)+COUNTIF([.C10:.K10];&quot;kvit$&quot;)" office:value-type="float" office:value="2">
            <text:p>2</text:p>
          </table:table-cell>
          <table:table-cell table:style-name="ce92" table:formula="of:=COUNTBLANK([.C10:.K10])" office:value-type="float" office:value="0">
            <text:p>0</text:p>
          </table:table-cell>
          <table:table-cell table:style-name="ce93" table:formula="of:=COUNTIF([.C10:.K10];&quot;x&quot;)" office:value-type="float" office:value="0">
            <text:p>0</text:p>
          </table:table-cell>
          <table:table-cell table:style-name="ce94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10">
            <text:p>10. apr 10</text:p>
          </table:table-cell>
          <table:table-cell table:style-name="ce81" table:formula="of:=TEXT([.A11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5" table:formula="of:=[$'Vzorci vnosov'.$A$12]" office:value-type="string" office:string-value="D">
            <text:p>D</text:p>
          </table:table-cell>
          <table:table-cell table:style-name="ce37"/>
          <table:table-cell table:style-name="ce29" table:number-columns-repeated="2"/>
          <table:table-cell table:style-name="ce37"/>
          <table:table-cell table:style-name="ce35" table:number-columns-repeated="2"/>
          <table:table-cell table:style-name="ce41" office:value-type="string">
            <text:p>JAN</text:p>
          </table:table-cell>
          <table:table-cell table:style-name="ce41" office:value-type="string">
            <text:p>KNE</text:p>
          </table:table-cell>
          <table:table-cell table:style-name="ce88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89" table:formula="of:=COUNTIF([.C11:.K11];&quot;☺&quot;)+COUNTIF([.C11:.K11];&quot;52☺&quot;)+COUNTIF([.C11:.K11];&quot;51☺&quot;)+COUNTIF([.C11:.K11];&quot;1☺&quot;)+COUNTIF([.C11:.K11];&quot;KVIT☺&quot;)+COUNTIF([.C11:.K11];&quot;U☺&quot;)" office:value-type="float" office:value="0">
            <text:p>0</text:p>
          </table:table-cell>
          <table:table-cell table:style-name="ce90" table:formula="of:=COUNTIF([.C11:.K11];&quot;51&quot;)+COUNTIF([.C11:.K11];&quot;51$&quot;)+COUNTIF([.C11:.K11];&quot;51☻&quot;)" office:value-type="float" office:value="0">
            <text:p>0</text:p>
          </table:table-cell>
          <table:table-cell table:style-name="ce90" table:formula="of:=COUNTIF([.C11:.K11];&quot;52&quot;)+COUNTIF([.C11:.K11];&quot;52$&quot;)+COUNTIF([.C11:.K11];&quot;52☻&quot;)" office:value-type="float" office:value="0">
            <text:p>0</text:p>
          </table:table-cell>
          <table:table-cell table:style-name="ce91" table:formula="of:=COUNTIF([.C11:.K11];&quot;51¶&quot;)" office:value-type="float" office:value="0">
            <text:p>0</text:p>
          </table:table-cell>
          <table:table-cell table:style-name="ce91" table:formula="of:=COUNTIF([.C11:.K11];&quot;52¶&quot;)" office:value-type="float" office:value="0">
            <text:p>0</text:p>
          </table:table-cell>
          <table:table-cell table:style-name="ce90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90" table:formula="of:=COUNTIF([.C11:.K11];&quot;KVIT&quot;)+COUNTIF([.C11:.K11];&quot;KVIT☻&quot;)+COUNTIF([.C11:.K11];&quot;kvit$&quot;)" office:value-type="float" office:value="0">
            <text:p>0</text:p>
          </table:table-cell>
          <table:table-cell table:style-name="ce92" table:formula="of:=COUNTBLANK([.C11:.K11])" office:value-type="float" office:value="7">
            <text:p>7</text:p>
          </table:table-cell>
          <table:table-cell table:style-name="ce93" table:formula="of:=COUNTIF([.C11:.K11];&quot;x&quot;)" office:value-type="float" office:value="0">
            <text:p>0</text:p>
          </table:table-cell>
          <table:table-cell table:style-name="ce94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11">
            <text:p>11. apr 10</text:p>
          </table:table-cell>
          <table:table-cell table:style-name="ce81" table:formula="of:=TEXT([.A12];&quot;Ddd&quot;)" office:value-type="string" office:string-value="ned">
            <text:p>ne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 table:formula="of:=[$'Vzorci vnosov'.$A$12]" office:value-type="string" office:string-value="D">
            <text:p>D</text:p>
          </table:table-cell>
          <table:table-cell table:style-name="ce35" table:number-columns-repeated="3"/>
          <table:table-cell table:style-name="ce37"/>
          <table:table-cell table:style-name="ce35"/>
          <table:table-cell table:style-name="ce30"/>
          <table:table-cell table:style-name="ce41" office:value-type="string">
            <text:p>JAN</text:p>
          </table:table-cell>
          <table:table-cell table:style-name="ce41" office:value-type="string">
            <text:p>KNE</text:p>
          </table:table-cell>
          <table:table-cell table:style-name="ce88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89" table:formula="of:=COUNTIF([.C12:.K12];&quot;☺&quot;)+COUNTIF([.C12:.K12];&quot;52☺&quot;)+COUNTIF([.C12:.K12];&quot;51☺&quot;)+COUNTIF([.C12:.K12];&quot;1☺&quot;)+COUNTIF([.C12:.K12];&quot;KVIT☺&quot;)+COUNTIF([.C12:.K12];&quot;U☺&quot;)" office:value-type="float" office:value="0">
            <text:p>0</text:p>
          </table:table-cell>
          <table:table-cell table:style-name="ce90" table:formula="of:=COUNTIF([.C12:.K12];&quot;51&quot;)+COUNTIF([.C12:.K12];&quot;51$&quot;)+COUNTIF([.C12:.K12];&quot;51☻&quot;)" office:value-type="float" office:value="0">
            <text:p>0</text:p>
          </table:table-cell>
          <table:table-cell table:style-name="ce90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91" table:formula="of:=COUNTIF([.C12:.K12];&quot;51¶&quot;)" office:value-type="float" office:value="0">
            <text:p>0</text:p>
          </table:table-cell>
          <table:table-cell table:style-name="ce91" table:formula="of:=COUNTIF([.C12:.K12];&quot;52¶&quot;)" office:value-type="float" office:value="0">
            <text:p>0</text:p>
          </table:table-cell>
          <table:table-cell table:style-name="ce90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90" table:formula="of:=COUNTIF([.C12:.K12];&quot;KVIT&quot;)+COUNTIF([.C12:.K12];&quot;KVIT☻&quot;)+COUNTIF([.C12:.K12];&quot;kvit$&quot;)" office:value-type="float" office:value="0">
            <text:p>0</text:p>
          </table:table-cell>
          <table:table-cell table:style-name="ce92" table:formula="of:=COUNTBLANK([.C12:.K12])" office:value-type="float" office:value="7">
            <text:p>7</text:p>
          </table:table-cell>
          <table:table-cell table:style-name="ce93" table:formula="of:=COUNTIF([.C12:.K12];&quot;x&quot;)" office:value-type="float" office:value="0">
            <text:p>0</text:p>
          </table:table-cell>
          <table:table-cell table:style-name="ce94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12">
            <text:p>12. apr 10</text:p>
          </table:table-cell>
          <table:table-cell table:style-name="ce80" table:formula="of:=TEXT([.A13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88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89" table:formula="of:=COUNTIF([.C13:.K13];&quot;☺&quot;)+COUNTIF([.C13:.K13];&quot;52☺&quot;)+COUNTIF([.C13:.K13];&quot;51☺&quot;)+COUNTIF([.C13:.K13];&quot;1☺&quot;)+COUNTIF([.C13:.K13];&quot;KVIT☺&quot;)+COUNTIF([.C13:.K13];&quot;U☺&quot;)" office:value-type="float" office:value="1">
            <text:p>1</text:p>
          </table:table-cell>
          <table:table-cell table:style-name="ce90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90" table:formula="of:=COUNTIF([.C13:.K13];&quot;52&quot;)+COUNTIF([.C13:.K13];&quot;52$&quot;)+COUNTIF([.C13:.K13];&quot;52☻&quot;)" office:value-type="float" office:value="0">
            <text:p>0</text:p>
          </table:table-cell>
          <table:table-cell table:style-name="ce91" table:formula="of:=COUNTIF([.C13:.K13];&quot;51¶&quot;)" office:value-type="float" office:value="1">
            <text:p>1</text:p>
          </table:table-cell>
          <table:table-cell table:style-name="ce91" table:formula="of:=COUNTIF([.C13:.K13];&quot;52¶&quot;)" office:value-type="float" office:value="1">
            <text:p>1</text:p>
          </table:table-cell>
          <table:table-cell table:style-name="ce90" table:formula="of:=COUNTIF([.C13:.K13];&quot;U&quot;)+COUNTIF([.C13:.K13];&quot;U☻&quot;)+COUNTIF([.C13:.K13];&quot;U☺&quot;)" office:value-type="float" office:value="1">
            <text:p>1</text:p>
          </table:table-cell>
          <table:table-cell table:style-name="ce90" table:formula="of:=COUNTIF([.C13:.K13];&quot;KVIT&quot;)+COUNTIF([.C13:.K13];&quot;KVIT☻&quot;)+COUNTIF([.C13:.K13];&quot;kvit$&quot;)" office:value-type="float" office:value="2">
            <text:p>2</text:p>
          </table:table-cell>
          <table:table-cell table:style-name="ce92" table:formula="of:=COUNTBLANK([.C13:.K13])" office:value-type="float" office:value="0">
            <text:p>0</text:p>
          </table:table-cell>
          <table:table-cell table:style-name="ce93" table:formula="of:=COUNTIF([.C13:.K13];&quot;x&quot;)" office:value-type="float" office:value="1">
            <text:p>1</text:p>
          </table:table-cell>
          <table:table-cell table:style-name="ce94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13">
            <text:p>13. apr 10</text:p>
          </table:table-cell>
          <table:table-cell table:style-name="ce80" table:formula="of:=TEXT([.A14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office:annotation draw:style-name="gr1" draw:text-style-name="P1" svg:width="2.907cm" svg:height="3.019cm" svg:x="4.919cm" svg:y="7.603cm" draw:caption-point-x="-0.617cm" draw:caption-point-y="1.523cm">
              <dc:creator>MŠ</dc:creator>
              <dc:date>2010-12-20T00:00:00</dc:date>
              <text:p text:style-name="P1"><text:span text:style-name="T1">13/14/15 april</text:span></text:p>
              <text:p text:style-name="P1"><text:span text:style-name="T1">5/6 maj</text:span></text:p>
              <text:p text:style-name="P1"><text:span text:style-name="T1">19/20 maj</text:span></text:p>
              <text:p text:style-name="P1"><text:span text:style-name="T1">9/10 junij</text:span></text:p>
              <text:p text:style-name="P1"><text:span text:style-name="T1"/></text:p>
              <text:p text:style-name="P1"><text:span text:style-name="T1"/></text:p>
            </office:annotation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office:annotation draw:style-name="gr1" draw:text-style-name="P1" svg:width="5.764cm" svg:height="4.908cm" svg:x="15.642cm" svg:y="6.053cm" draw:caption-point-x="-0.617cm" draw:caption-point-y="3.07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AND</text:p>
          </table:table-cell>
          <table:table-cell table:style-name="ce88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89" table:formula="of:=COUNTIF([.C14:.K14];&quot;☺&quot;)+COUNTIF([.C14:.K14];&quot;52☺&quot;)+COUNTIF([.C14:.K14];&quot;51☺&quot;)+COUNTIF([.C14:.K14];&quot;1☺&quot;)+COUNTIF([.C14:.K14];&quot;KVIT☺&quot;)+COUNTIF([.C14:.K14];&quot;U☺&quot;)" office:value-type="float" office:value="0">
            <text:p>0</text:p>
          </table:table-cell>
          <table:table-cell table:style-name="ce90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90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91" table:formula="of:=COUNTIF([.C14:.K14];&quot;51¶&quot;)" office:value-type="float" office:value="1">
            <text:p>1</text:p>
          </table:table-cell>
          <table:table-cell table:style-name="ce91" table:formula="of:=COUNTIF([.C14:.K14];&quot;52¶&quot;)" office:value-type="float" office:value="1">
            <text:p>1</text:p>
          </table:table-cell>
          <table:table-cell table:style-name="ce90" table:formula="of:=COUNTIF([.C14:.K14];&quot;U&quot;)+COUNTIF([.C14:.K14];&quot;U☻&quot;)+COUNTIF([.C14:.K14];&quot;U☺&quot;)" office:value-type="float" office:value="1">
            <text:p>1</text:p>
          </table:table-cell>
          <table:table-cell table:style-name="ce90" table:formula="of:=COUNTIF([.C14:.K14];&quot;KVIT&quot;)+COUNTIF([.C14:.K14];&quot;KVIT☻&quot;)+COUNTIF([.C14:.K14];&quot;kvit$&quot;)" office:value-type="float" office:value="2">
            <text:p>2</text:p>
          </table:table-cell>
          <table:table-cell table:style-name="ce92" table:formula="of:=COUNTBLANK([.C14:.K14])" office:value-type="float" office:value="0">
            <text:p>0</text:p>
          </table:table-cell>
          <table:table-cell table:style-name="ce93" table:formula="of:=COUNTIF([.C14:.K14];&quot;x&quot;)" office:value-type="float" office:value="1">
            <text:p>1</text:p>
          </table:table-cell>
          <table:table-cell table:style-name="ce94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14">
            <text:p>14. apr 10</text:p>
          </table:table-cell>
          <table:table-cell table:style-name="ce80" table:formula="of:=TEXT([.A15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6" office:value-type="string">
            <text:p>ŠTU</text:p>
          </table:table-cell>
          <table:table-cell table:style-name="ce28" office:value-type="string">
            <text:p>ŠOŠ</text:p>
          </table:table-cell>
          <table:table-cell table:style-name="ce88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89" table:formula="of:=COUNTIF([.C15:.K15];&quot;☺&quot;)+COUNTIF([.C15:.K15];&quot;52☺&quot;)+COUNTIF([.C15:.K15];&quot;51☺&quot;)+COUNTIF([.C15:.K15];&quot;1☺&quot;)+COUNTIF([.C15:.K15];&quot;KVIT☺&quot;)+COUNTIF([.C15:.K15];&quot;U☺&quot;)" office:value-type="float" office:value="0">
            <text:p>0</text:p>
          </table:table-cell>
          <table:table-cell table:style-name="ce90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90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91" table:formula="of:=COUNTIF([.C15:.K15];&quot;51¶&quot;)" office:value-type="float" office:value="0">
            <text:p>0</text:p>
          </table:table-cell>
          <table:table-cell table:style-name="ce91" table:formula="of:=COUNTIF([.C15:.K15];&quot;52¶&quot;)" office:value-type="float" office:value="1">
            <text:p>1</text:p>
          </table:table-cell>
          <table:table-cell table:style-name="ce90" table:formula="of:=COUNTIF([.C15:.K15];&quot;U&quot;)+COUNTIF([.C15:.K15];&quot;U☻&quot;)+COUNTIF([.C15:.K15];&quot;U☺&quot;)" office:value-type="float" office:value="1">
            <text:p>1</text:p>
          </table:table-cell>
          <table:table-cell table:style-name="ce90" table:formula="of:=COUNTIF([.C15:.K15];&quot;KVIT&quot;)+COUNTIF([.C15:.K15];&quot;KVIT☻&quot;)+COUNTIF([.C15:.K15];&quot;kvit$&quot;)" office:value-type="float" office:value="2">
            <text:p>2</text:p>
          </table:table-cell>
          <table:table-cell table:style-name="ce92" table:formula="of:=COUNTBLANK([.C15:.K15])" office:value-type="float" office:value="0">
            <text:p>0</text:p>
          </table:table-cell>
          <table:table-cell table:style-name="ce93" table:formula="of:=COUNTIF([.C15:.K15];&quot;x&quot;)" office:value-type="float" office:value="0">
            <text:p>0</text:p>
          </table:table-cell>
          <table:table-cell table:style-name="ce94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15">
            <text:p>15. apr 10</text:p>
          </table:table-cell>
          <table:table-cell table:style-name="ce80" table:formula="of:=TEXT([.A16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KNE</text:p>
          </table:table-cell>
          <table:table-cell table:style-name="ce88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89" table:formula="of:=COUNTIF([.C16:.K16];&quot;☺&quot;)+COUNTIF([.C16:.K16];&quot;52☺&quot;)+COUNTIF([.C16:.K16];&quot;51☺&quot;)+COUNTIF([.C16:.K16];&quot;1☺&quot;)+COUNTIF([.C16:.K16];&quot;KVIT☺&quot;)+COUNTIF([.C16:.K16];&quot;U☺&quot;)" office:value-type="float" office:value="1">
            <text:p>1</text:p>
          </table:table-cell>
          <table:table-cell table:style-name="ce90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90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91" table:formula="of:=COUNTIF([.C16:.K16];&quot;51¶&quot;)" office:value-type="float" office:value="1">
            <text:p>1</text:p>
          </table:table-cell>
          <table:table-cell table:style-name="ce91" table:formula="of:=COUNTIF([.C16:.K16];&quot;52¶&quot;)" office:value-type="float" office:value="0">
            <text:p>0</text:p>
          </table:table-cell>
          <table:table-cell table:style-name="ce90" table:formula="of:=COUNTIF([.C16:.K16];&quot;U&quot;)+COUNTIF([.C16:.K16];&quot;U☻&quot;)+COUNTIF([.C16:.K16];&quot;U☺&quot;)" office:value-type="float" office:value="1">
            <text:p>1</text:p>
          </table:table-cell>
          <table:table-cell table:style-name="ce90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92" table:formula="of:=COUNTBLANK([.C16:.K16])" office:value-type="float" office:value="0">
            <text:p>0</text:p>
          </table:table-cell>
          <table:table-cell table:style-name="ce93" table:formula="of:=COUNTIF([.C16:.K16];&quot;x&quot;)" office:value-type="float" office:value="1">
            <text:p>1</text:p>
          </table:table-cell>
          <table:table-cell table:style-name="ce94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16">
            <text:p>16. apr 10</text:p>
          </table:table-cell>
          <table:table-cell table:style-name="ce80" table:formula="of:=TEXT([.A17];&quot;Ddd&quot;)" office:value-type="string" office:string-value="pet">
            <text:p>p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3" office:value-type="string">
            <text:p>ŠTI</text:p>
          </table:table-cell>
          <table:table-cell table:style-name="ce28" office:value-type="string">
            <text:p>ŠOŠ</text:p>
          </table:table-cell>
          <table:table-cell table:style-name="ce88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89" table:formula="of:=COUNTIF([.C17:.K17];&quot;☺&quot;)+COUNTIF([.C17:.K17];&quot;52☺&quot;)+COUNTIF([.C17:.K17];&quot;51☺&quot;)+COUNTIF([.C17:.K17];&quot;1☺&quot;)+COUNTIF([.C17:.K17];&quot;KVIT☺&quot;)+COUNTIF([.C17:.K17];&quot;U☺&quot;)" office:value-type="float" office:value="0">
            <text:p>0</text:p>
          </table:table-cell>
          <table:table-cell table:style-name="ce90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90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91" table:formula="of:=COUNTIF([.C17:.K17];&quot;51¶&quot;)" office:value-type="float" office:value="0">
            <text:p>0</text:p>
          </table:table-cell>
          <table:table-cell table:style-name="ce91" table:formula="of:=COUNTIF([.C17:.K17];&quot;52¶&quot;)" office:value-type="float" office:value="0">
            <text:p>0</text:p>
          </table:table-cell>
          <table:table-cell table:style-name="ce90" table:formula="of:=COUNTIF([.C17:.K17];&quot;U&quot;)+COUNTIF([.C17:.K17];&quot;U☻&quot;)+COUNTIF([.C17:.K17];&quot;U☺&quot;)" office:value-type="float" office:value="1">
            <text:p>1</text:p>
          </table:table-cell>
          <table:table-cell table:style-name="ce90" table:formula="of:=COUNTIF([.C17:.K17];&quot;KVIT&quot;)+COUNTIF([.C17:.K17];&quot;KVIT☻&quot;)+COUNTIF([.C17:.K17];&quot;kvit$&quot;)" office:value-type="float" office:value="1">
            <text:p>1</text:p>
          </table:table-cell>
          <table:table-cell table:style-name="ce92" table:formula="of:=COUNTBLANK([.C17:.K17])" office:value-type="float" office:value="0">
            <text:p>0</text:p>
          </table:table-cell>
          <table:table-cell table:style-name="ce93" table:formula="of:=COUNTIF([.C17:.K17];&quot;x&quot;)" office:value-type="float" office:value="2">
            <text:p>2</text:p>
          </table:table-cell>
          <table:table-cell table:style-name="ce94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17">
            <text:p>17. apr 10</text:p>
          </table:table-cell>
          <table:table-cell table:style-name="ce81" table:formula="of:=TEXT([.A18];&quot;Ddd&quot;)" office:value-type="string" office:string-value="sob">
            <text:p>sob</text:p>
          </table:table-cell>
          <table:table-cell table:style-name="ce30"/>
          <table:table-cell table:style-name="ce35"/>
          <table:table-cell table:style-name="ce35" table:formula="of:=[$'Vzorci vnosov'.$A$12]" office:value-type="string" office:string-value="D">
            <text:p>D</text:p>
          </table:table-cell>
          <table:table-cell table:style-name="ce37"/>
          <table:table-cell table:style-name="ce29"/>
          <table:table-cell table:style-name="ce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85" office:value-type="string">
            <text:p>MRZ</text:p>
          </table:table-cell>
          <table:table-cell table:style-name="ce41" office:value-type="string">
            <text:p>ŠOŠ</text:p>
          </table:table-cell>
          <table:table-cell table:style-name="ce88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89" table:formula="of:=COUNTIF([.C18:.K18];&quot;☺&quot;)+COUNTIF([.C18:.K18];&quot;52☺&quot;)+COUNTIF([.C18:.K18];&quot;51☺&quot;)+COUNTIF([.C18:.K18];&quot;1☺&quot;)+COUNTIF([.C18:.K18];&quot;KVIT☺&quot;)+COUNTIF([.C18:.K18];&quot;U☺&quot;)" office:value-type="float" office:value="0">
            <text:p>0</text:p>
          </table:table-cell>
          <table:table-cell table:style-name="ce90" table:formula="of:=COUNTIF([.C18:.K18];&quot;51&quot;)+COUNTIF([.C18:.K18];&quot;51$&quot;)+COUNTIF([.C18:.K18];&quot;51☻&quot;)" office:value-type="float" office:value="0">
            <text:p>0</text:p>
          </table:table-cell>
          <table:table-cell table:style-name="ce90" table:formula="of:=COUNTIF([.C18:.K18];&quot;52&quot;)+COUNTIF([.C18:.K18];&quot;52$&quot;)+COUNTIF([.C18:.K18];&quot;52☻&quot;)" office:value-type="float" office:value="0">
            <text:p>0</text:p>
          </table:table-cell>
          <table:table-cell table:style-name="ce91" table:formula="of:=COUNTIF([.C18:.K18];&quot;51¶&quot;)" office:value-type="float" office:value="0">
            <text:p>0</text:p>
          </table:table-cell>
          <table:table-cell table:style-name="ce91" table:formula="of:=COUNTIF([.C18:.K18];&quot;52¶&quot;)" office:value-type="float" office:value="0">
            <text:p>0</text:p>
          </table:table-cell>
          <table:table-cell table:style-name="ce90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90" table:formula="of:=COUNTIF([.C18:.K18];&quot;KVIT&quot;)+COUNTIF([.C18:.K18];&quot;KVIT☻&quot;)+COUNTIF([.C18:.K18];&quot;kvit$&quot;)" office:value-type="float" office:value="0">
            <text:p>0</text:p>
          </table:table-cell>
          <table:table-cell table:style-name="ce92" table:formula="of:=COUNTBLANK([.C18:.K18])" office:value-type="float" office:value="6">
            <text:p>6</text:p>
          </table:table-cell>
          <table:table-cell table:style-name="ce93" table:formula="of:=COUNTIF([.C18:.K18];&quot;x&quot;)" office:value-type="float" office:value="0">
            <text:p>0</text:p>
          </table:table-cell>
          <table:table-cell table:style-name="ce94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18">
            <text:p>18. apr 10</text:p>
          </table:table-cell>
          <table:table-cell table:style-name="ce81" table:formula="of:=TEXT([.A19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5" table:formula="of:=[$'Vzorci vnosov'.$A$12]" office:value-type="string" office:string-value="D">
            <text:p>D</text:p>
          </table:table-cell>
          <table:table-cell table:style-name="ce35"/>
          <table:table-cell table:style-name="ce30" table:number-columns-repeated="2"/>
          <table:table-cell table:style-name="ce37"/>
          <table:table-cell table:style-name="ce35"/>
          <table:table-cell table:style-name="ce35" table:formula="of:=[$'Vzorci vnosov'.$A$15]" office:value-type="string" office:string-value="SO">
            <text:p>SO</text:p>
          </table:table-cell>
          <table:table-cell table:style-name="ce41" office:value-type="string">
            <office:annotation draw:style-name="gr1" draw:text-style-name="P1" svg:width="5.764cm" svg:height="4.908cm" svg:x="15.642cm" svg:y="9.559cm" draw:caption-point-x="-0.617cm" draw:caption-point-y="3.072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41" office:value-type="string">
            <text:p>ŠOŠ</text:p>
          </table:table-cell>
          <table:table-cell table:style-name="ce88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89" table:formula="of:=COUNTIF([.C19:.K19];&quot;☺&quot;)+COUNTIF([.C19:.K19];&quot;52☺&quot;)+COUNTIF([.C19:.K19];&quot;51☺&quot;)+COUNTIF([.C19:.K19];&quot;1☺&quot;)+COUNTIF([.C19:.K19];&quot;KVIT☺&quot;)+COUNTIF([.C19:.K19];&quot;U☺&quot;)" office:value-type="float" office:value="0">
            <text:p>0</text:p>
          </table:table-cell>
          <table:table-cell table:style-name="ce90" table:formula="of:=COUNTIF([.C19:.K19];&quot;51&quot;)+COUNTIF([.C19:.K19];&quot;51$&quot;)+COUNTIF([.C19:.K19];&quot;51☻&quot;)" office:value-type="float" office:value="0">
            <text:p>0</text:p>
          </table:table-cell>
          <table:table-cell table:style-name="ce90" table:formula="of:=COUNTIF([.C19:.K19];&quot;52&quot;)+COUNTIF([.C19:.K19];&quot;52$&quot;)+COUNTIF([.C19:.K19];&quot;52☻&quot;)" office:value-type="float" office:value="0">
            <text:p>0</text:p>
          </table:table-cell>
          <table:table-cell table:style-name="ce91" table:formula="of:=COUNTIF([.C19:.K19];&quot;51¶&quot;)" office:value-type="float" office:value="0">
            <text:p>0</text:p>
          </table:table-cell>
          <table:table-cell table:style-name="ce91" table:formula="of:=COUNTIF([.C19:.K19];&quot;52¶&quot;)" office:value-type="float" office:value="0">
            <text:p>0</text:p>
          </table:table-cell>
          <table:table-cell table:style-name="ce90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90" table:formula="of:=COUNTIF([.C19:.K19];&quot;KVIT&quot;)+COUNTIF([.C19:.K19];&quot;KVIT☻&quot;)+COUNTIF([.C19:.K19];&quot;kvit$&quot;)" office:value-type="float" office:value="0">
            <text:p>0</text:p>
          </table:table-cell>
          <table:table-cell table:style-name="ce92" table:formula="of:=COUNTBLANK([.C19:.K19])" office:value-type="float" office:value="6">
            <text:p>6</text:p>
          </table:table-cell>
          <table:table-cell table:style-name="ce93" table:formula="of:=COUNTIF([.C19:.K19];&quot;x&quot;)" office:value-type="float" office:value="0">
            <text:p>0</text:p>
          </table:table-cell>
          <table:table-cell table:style-name="ce94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19">
            <text:p>19. apr 10</text:p>
          </table:table-cell>
          <table:table-cell table:style-name="ce80" table:formula="of:=TEXT([.A2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ROD</text:p>
          </table:table-cell>
          <table:table-cell table:style-name="ce88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89" table:formula="of:=COUNTIF([.C20:.K20];&quot;☺&quot;)+COUNTIF([.C20:.K20];&quot;52☺&quot;)+COUNTIF([.C20:.K20];&quot;51☺&quot;)+COUNTIF([.C20:.K20];&quot;1☺&quot;)+COUNTIF([.C20:.K20];&quot;KVIT☺&quot;)+COUNTIF([.C20:.K20];&quot;U☺&quot;)" office:value-type="float" office:value="0">
            <text:p>0</text:p>
          </table:table-cell>
          <table:table-cell table:style-name="ce90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90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91" table:formula="of:=COUNTIF([.C20:.K20];&quot;51¶&quot;)" office:value-type="float" office:value="1">
            <text:p>1</text:p>
          </table:table-cell>
          <table:table-cell table:style-name="ce91" table:formula="of:=COUNTIF([.C20:.K20];&quot;52¶&quot;)" office:value-type="float" office:value="1">
            <text:p>1</text:p>
          </table:table-cell>
          <table:table-cell table:style-name="ce90" table:formula="of:=COUNTIF([.C20:.K20];&quot;U&quot;)+COUNTIF([.C20:.K20];&quot;U☻&quot;)+COUNTIF([.C20:.K20];&quot;U☺&quot;)" office:value-type="float" office:value="1">
            <text:p>1</text:p>
          </table:table-cell>
          <table:table-cell table:style-name="ce90" table:formula="of:=COUNTIF([.C20:.K20];&quot;KVIT&quot;)+COUNTIF([.C20:.K20];&quot;KVIT☻&quot;)+COUNTIF([.C20:.K20];&quot;kvit$&quot;)" office:value-type="float" office:value="1">
            <text:p>1</text:p>
          </table:table-cell>
          <table:table-cell table:style-name="ce92" table:formula="of:=COUNTBLANK([.C20:.K20])" office:value-type="float" office:value="0">
            <text:p>0</text:p>
          </table:table-cell>
          <table:table-cell table:style-name="ce93" table:formula="of:=COUNTIF([.C20:.K20];&quot;x&quot;)" office:value-type="float" office:value="0">
            <text:p>0</text:p>
          </table:table-cell>
          <table:table-cell table:style-name="ce94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20">
            <text:p>20. apr 10</text:p>
          </table:table-cell>
          <table:table-cell table:style-name="ce80" table:formula="of:=TEXT([.A21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ŠOŠ</text:p>
          </table:table-cell>
          <table:table-cell table:style-name="ce88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89" table:formula="of:=COUNTIF([.C21:.K21];&quot;☺&quot;)+COUNTIF([.C21:.K21];&quot;52☺&quot;)+COUNTIF([.C21:.K21];&quot;51☺&quot;)+COUNTIF([.C21:.K21];&quot;1☺&quot;)+COUNTIF([.C21:.K21];&quot;KVIT☺&quot;)+COUNTIF([.C21:.K21];&quot;U☺&quot;)" office:value-type="float" office:value="1">
            <text:p>1</text:p>
          </table:table-cell>
          <table:table-cell table:style-name="ce90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90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91" table:formula="of:=COUNTIF([.C21:.K21];&quot;51¶&quot;)" office:value-type="float" office:value="1">
            <text:p>1</text:p>
          </table:table-cell>
          <table:table-cell table:style-name="ce91" table:formula="of:=COUNTIF([.C21:.K21];&quot;52¶&quot;)" office:value-type="float" office:value="0">
            <text:p>0</text:p>
          </table:table-cell>
          <table:table-cell table:style-name="ce90" table:formula="of:=COUNTIF([.C21:.K21];&quot;U&quot;)+COUNTIF([.C21:.K21];&quot;U☻&quot;)+COUNTIF([.C21:.K21];&quot;U☺&quot;)" office:value-type="float" office:value="1">
            <text:p>1</text:p>
          </table:table-cell>
          <table:table-cell table:style-name="ce90" table:formula="of:=COUNTIF([.C21:.K21];&quot;KVIT&quot;)+COUNTIF([.C21:.K21];&quot;KVIT☻&quot;)+COUNTIF([.C21:.K21];&quot;kvit$&quot;)" office:value-type="float" office:value="0">
            <text:p>0</text:p>
          </table:table-cell>
          <table:table-cell table:style-name="ce92" table:formula="of:=COUNTBLANK([.C21:.K21])" office:value-type="float" office:value="0">
            <text:p>0</text:p>
          </table:table-cell>
          <table:table-cell table:style-name="ce93" table:formula="of:=COUNTIF([.C21:.K21];&quot;x&quot;)" office:value-type="float" office:value="1">
            <text:p>1</text:p>
          </table:table-cell>
          <table:table-cell table:style-name="ce94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21">
            <text:p>21. apr 10</text:p>
          </table:table-cell>
          <table:table-cell table:style-name="ce80" table:formula="of:=TEXT([.A22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office:annotation draw:style-name="gr1" draw:text-style-name="P1" svg:width="5.764cm" svg:height="4.908cm" svg:x="15.642cm" svg:y="11.662cm" draw:caption-point-x="-0.617cm" draw:caption-point-y="3.07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ROD</text:p>
          </table:table-cell>
          <table:table-cell table:style-name="ce88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89" table:formula="of:=COUNTIF([.C22:.K22];&quot;☺&quot;)+COUNTIF([.C22:.K22];&quot;52☺&quot;)+COUNTIF([.C22:.K22];&quot;51☺&quot;)+COUNTIF([.C22:.K22];&quot;1☺&quot;)+COUNTIF([.C22:.K22];&quot;KVIT☺&quot;)+COUNTIF([.C22:.K22];&quot;U☺&quot;)" office:value-type="float" office:value="0">
            <text:p>0</text:p>
          </table:table-cell>
          <table:table-cell table:style-name="ce90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90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91" table:formula="of:=COUNTIF([.C22:.K22];&quot;51¶&quot;)" office:value-type="float" office:value="1">
            <text:p>1</text:p>
          </table:table-cell>
          <table:table-cell table:style-name="ce91" table:formula="of:=COUNTIF([.C22:.K22];&quot;52¶&quot;)" office:value-type="float" office:value="1">
            <text:p>1</text:p>
          </table:table-cell>
          <table:table-cell table:style-name="ce90" table:formula="of:=COUNTIF([.C22:.K22];&quot;U&quot;)+COUNTIF([.C22:.K22];&quot;U☻&quot;)+COUNTIF([.C22:.K22];&quot;U☺&quot;)" office:value-type="float" office:value="1">
            <text:p>1</text:p>
          </table:table-cell>
          <table:table-cell table:style-name="ce90" table:formula="of:=COUNTIF([.C22:.K22];&quot;KVIT&quot;)+COUNTIF([.C22:.K22];&quot;KVIT☻&quot;)+COUNTIF([.C22:.K22];&quot;kvit$&quot;)" office:value-type="float" office:value="1">
            <text:p>1</text:p>
          </table:table-cell>
          <table:table-cell table:style-name="ce92" table:formula="of:=COUNTBLANK([.C22:.K22])" office:value-type="float" office:value="0">
            <text:p>0</text:p>
          </table:table-cell>
          <table:table-cell table:style-name="ce93" table:formula="of:=COUNTIF([.C22:.K22];&quot;x&quot;)" office:value-type="float" office:value="0">
            <text:p>0</text:p>
          </table:table-cell>
          <table:table-cell table:style-name="ce94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22">
            <text:p>22. apr 10</text:p>
          </table:table-cell>
          <table:table-cell table:style-name="ce80" table:formula="of:=TEXT([.A23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PIN</text:p>
          </table:table-cell>
          <table:table-cell table:style-name="ce28" office:value-type="string">
            <text:p>ROD</text:p>
          </table:table-cell>
          <table:table-cell table:style-name="ce88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89" table:formula="of:=COUNTIF([.C23:.K23];&quot;☺&quot;)+COUNTIF([.C23:.K23];&quot;52☺&quot;)+COUNTIF([.C23:.K23];&quot;51☺&quot;)+COUNTIF([.C23:.K23];&quot;1☺&quot;)+COUNTIF([.C23:.K23];&quot;KVIT☺&quot;)+COUNTIF([.C23:.K23];&quot;U☺&quot;)" office:value-type="float" office:value="1">
            <text:p>1</text:p>
          </table:table-cell>
          <table:table-cell table:style-name="ce90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90" table:formula="of:=COUNTIF([.C23:.K23];&quot;52&quot;)+COUNTIF([.C23:.K23];&quot;52$&quot;)+COUNTIF([.C23:.K23];&quot;52☻&quot;)" office:value-type="float" office:value="0">
            <text:p>0</text:p>
          </table:table-cell>
          <table:table-cell table:style-name="ce91" table:formula="of:=COUNTIF([.C23:.K23];&quot;51¶&quot;)" office:value-type="float" office:value="1">
            <text:p>1</text:p>
          </table:table-cell>
          <table:table-cell table:style-name="ce91" table:formula="of:=COUNTIF([.C23:.K23];&quot;52¶&quot;)" office:value-type="float" office:value="0">
            <text:p>0</text:p>
          </table:table-cell>
          <table:table-cell table:style-name="ce90" table:formula="of:=COUNTIF([.C23:.K23];&quot;U&quot;)+COUNTIF([.C23:.K23];&quot;U☻&quot;)+COUNTIF([.C23:.K23];&quot;U☺&quot;)" office:value-type="float" office:value="1">
            <text:p>1</text:p>
          </table:table-cell>
          <table:table-cell table:style-name="ce90" table:formula="of:=COUNTIF([.C23:.K23];&quot;KVIT&quot;)+COUNTIF([.C23:.K23];&quot;KVIT☻&quot;)+COUNTIF([.C23:.K23];&quot;kvit$&quot;)" office:value-type="float" office:value="1">
            <text:p>1</text:p>
          </table:table-cell>
          <table:table-cell table:style-name="ce92" table:formula="of:=COUNTBLANK([.C23:.K23])" office:value-type="float" office:value="0">
            <text:p>0</text:p>
          </table:table-cell>
          <table:table-cell table:style-name="ce93" table:formula="of:=COUNTIF([.C23:.K23];&quot;x&quot;)" office:value-type="float" office:value="1">
            <text:p>1</text:p>
          </table:table-cell>
          <table:table-cell table:style-name="ce94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23">
            <text:p>23. apr 10</text:p>
          </table:table-cell>
          <table:table-cell table:style-name="ce80" table:formula="of:=TEXT([.A24];&quot;Ddd&quot;)" office:value-type="string" office:string-value="pet">
            <text:p>pe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KOS</text:p>
          </table:table-cell>
          <table:table-cell table:style-name="ce28" office:value-type="string">
            <text:p>PIN</text:p>
          </table:table-cell>
          <table:table-cell table:style-name="ce88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89" table:formula="of:=COUNTIF([.C24:.K24];&quot;☺&quot;)+COUNTIF([.C24:.K24];&quot;52☺&quot;)+COUNTIF([.C24:.K24];&quot;51☺&quot;)+COUNTIF([.C24:.K24];&quot;1☺&quot;)+COUNTIF([.C24:.K24];&quot;KVIT☺&quot;)+COUNTIF([.C24:.K24];&quot;U☺&quot;)" office:value-type="float" office:value="1">
            <text:p>1</text:p>
          </table:table-cell>
          <table:table-cell table:style-name="ce90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90" table:formula="of:=COUNTIF([.C24:.K24];&quot;52&quot;)+COUNTIF([.C24:.K24];&quot;52$&quot;)+COUNTIF([.C24:.K24];&quot;52☻&quot;)" office:value-type="float" office:value="0">
            <text:p>0</text:p>
          </table:table-cell>
          <table:table-cell table:style-name="ce91" table:formula="of:=COUNTIF([.C24:.K24];&quot;51¶&quot;)" office:value-type="float" office:value="1">
            <text:p>1</text:p>
          </table:table-cell>
          <table:table-cell table:style-name="ce91" table:formula="of:=COUNTIF([.C24:.K24];&quot;52¶&quot;)" office:value-type="float" office:value="0">
            <text:p>0</text:p>
          </table:table-cell>
          <table:table-cell table:style-name="ce90" table:formula="of:=COUNTIF([.C24:.K24];&quot;U&quot;)+COUNTIF([.C24:.K24];&quot;U☻&quot;)+COUNTIF([.C24:.K24];&quot;U☺&quot;)" office:value-type="float" office:value="1">
            <text:p>1</text:p>
          </table:table-cell>
          <table:table-cell table:style-name="ce90" table:formula="of:=COUNTIF([.C24:.K24];&quot;KVIT&quot;)+COUNTIF([.C24:.K24];&quot;KVIT☻&quot;)+COUNTIF([.C24:.K24];&quot;kvit$&quot;)" office:value-type="float" office:value="1">
            <text:p>1</text:p>
          </table:table-cell>
          <table:table-cell table:style-name="ce92" table:formula="of:=COUNTBLANK([.C24:.K24])" office:value-type="float" office:value="0">
            <text:p>0</text:p>
          </table:table-cell>
          <table:table-cell table:style-name="ce93" table:formula="of:=COUNTIF([.C24:.K24];&quot;x&quot;)" office:value-type="float" office:value="0">
            <text:p>0</text:p>
          </table:table-cell>
          <table:table-cell table:style-name="ce94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1">
            <text:p>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24">
            <text:p>24. apr 10</text:p>
          </table:table-cell>
          <table:table-cell table:style-name="ce81" table:formula="of:=TEXT([.A25];&quot;Ddd&quot;)" office:value-type="string" office:string-value="sob">
            <text:p>sob</text:p>
          </table:table-cell>
          <table:table-cell table:style-name="ce30"/>
          <table:table-cell table:style-name="ce35" table:formula="of:=[$'Vzorci vnosov'.$A$12]" office:value-type="string" office:string-value="D"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29" table:number-columns-repeated="2"/>
          <table:table-cell table:style-name="ce37"/>
          <table:table-cell table:style-name="ce35">
            <office:annotation draw:style-name="gr1" draw:text-style-name="P1" svg:width="2.907cm" svg:height="1.616cm" svg:x="13.259cm" svg:y="15.316cm" draw:caption-point-x="-0.617cm" draw:caption-point-y="1.522cm">
              <dc:creator>MŠ</dc:creator>
              <dc:date>2010-12-20T00:00:00</dc:date>
              <text:p text:style-name="P1"><text:span text:style-name="T1">nisem dežuren 24. in 25. aprila ter </text:span><text:span text:style-name="T3">1.in</text:span><text:span text:style-name="T1"> 2 5</text:span></text:p>
            </office:annotation>
          </table:table-cell>
          <table:table-cell table:style-name="ce35" table:formula="of:=[$'Vzorci vnosov'.$A$12]" office:value-type="string" office:string-value="D">
            <text:p>D</text:p>
          </table:table-cell>
          <table:table-cell table:style-name="ce85" office:value-type="string">
            <text:p>BER</text:p>
          </table:table-cell>
          <table:table-cell table:style-name="ce41" office:value-type="string">
            <text:p>KOS</text:p>
          </table:table-cell>
          <table:table-cell table:style-name="ce88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89" table:formula="of:=COUNTIF([.C25:.K25];&quot;☺&quot;)+COUNTIF([.C25:.K25];&quot;52☺&quot;)+COUNTIF([.C25:.K25];&quot;51☺&quot;)+COUNTIF([.C25:.K25];&quot;1☺&quot;)+COUNTIF([.C25:.K25];&quot;KVIT☺&quot;)+COUNTIF([.C25:.K25];&quot;U☺&quot;)" office:value-type="float" office:value="0">
            <text:p>0</text:p>
          </table:table-cell>
          <table:table-cell table:style-name="ce90" table:formula="of:=COUNTIF([.C25:.K25];&quot;51&quot;)+COUNTIF([.C25:.K25];&quot;51$&quot;)+COUNTIF([.C25:.K25];&quot;51☻&quot;)" office:value-type="float" office:value="0">
            <text:p>0</text:p>
          </table:table-cell>
          <table:table-cell table:style-name="ce90" table:formula="of:=COUNTIF([.C25:.K25];&quot;52&quot;)+COUNTIF([.C25:.K25];&quot;52$&quot;)+COUNTIF([.C25:.K25];&quot;52☻&quot;)" office:value-type="float" office:value="0">
            <text:p>0</text:p>
          </table:table-cell>
          <table:table-cell table:style-name="ce91" table:formula="of:=COUNTIF([.C25:.K25];&quot;51¶&quot;)" office:value-type="float" office:value="0">
            <text:p>0</text:p>
          </table:table-cell>
          <table:table-cell table:style-name="ce91" table:formula="of:=COUNTIF([.C25:.K25];&quot;52¶&quot;)" office:value-type="float" office:value="0">
            <text:p>0</text:p>
          </table:table-cell>
          <table:table-cell table:style-name="ce90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90" table:formula="of:=COUNTIF([.C25:.K25];&quot;KVIT&quot;)+COUNTIF([.C25:.K25];&quot;KVIT☻&quot;)+COUNTIF([.C25:.K25];&quot;kvit$&quot;)" office:value-type="float" office:value="0">
            <text:p>0</text:p>
          </table:table-cell>
          <table:table-cell table:style-name="ce92" table:formula="of:=COUNTBLANK([.C25:.K25])" office:value-type="float" office:value="6">
            <text:p>6</text:p>
          </table:table-cell>
          <table:table-cell table:style-name="ce93" table:formula="of:=COUNTIF([.C25:.K25];&quot;x&quot;)" office:value-type="float" office:value="0">
            <text:p>0</text:p>
          </table:table-cell>
          <table:table-cell table:style-name="ce94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25">
            <text:p>25. apr 10</text:p>
          </table:table-cell>
          <table:table-cell table:style-name="ce81" table:formula="of:=TEXT([.A26];&quot;Ddd&quot;)" office:value-type="string" office:string-value="ned">
            <text:p>ned</text:p>
          </table:table-cell>
          <table:table-cell table:style-name="ce35"/>
          <table:table-cell table:style-name="ce35" table:formula="of:=[$'Vzorci vnosov'.$A$12]" office:value-type="string" office:string-value="D"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3"/>
          <table:table-cell table:style-name="ce37"/>
          <table:table-cell table:style-name="ce35"/>
          <table:table-cell table:style-name="ce35" table:formula="of:=[$'Vzorci vnosov'.$A$12]" office:value-type="string" office:string-value="D">
            <text:p>D</text:p>
          </table:table-cell>
          <table:table-cell table:style-name="ce85" office:value-type="string">
            <text:p>BER</text:p>
          </table:table-cell>
          <table:table-cell table:style-name="ce41" office:value-type="string">
            <text:p>AND</text:p>
          </table:table-cell>
          <table:table-cell table:style-name="ce88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89" table:formula="of:=COUNTIF([.C26:.K26];&quot;☺&quot;)+COUNTIF([.C26:.K26];&quot;52☺&quot;)+COUNTIF([.C26:.K26];&quot;51☺&quot;)+COUNTIF([.C26:.K26];&quot;1☺&quot;)+COUNTIF([.C26:.K26];&quot;KVIT☺&quot;)+COUNTIF([.C26:.K26];&quot;U☺&quot;)" office:value-type="float" office:value="0">
            <text:p>0</text:p>
          </table:table-cell>
          <table:table-cell table:style-name="ce90" table:formula="of:=COUNTIF([.C26:.K26];&quot;51&quot;)+COUNTIF([.C26:.K26];&quot;51$&quot;)+COUNTIF([.C26:.K26];&quot;51☻&quot;)" office:value-type="float" office:value="0">
            <text:p>0</text:p>
          </table:table-cell>
          <table:table-cell table:style-name="ce90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91" table:formula="of:=COUNTIF([.C26:.K26];&quot;51¶&quot;)" office:value-type="float" office:value="0">
            <text:p>0</text:p>
          </table:table-cell>
          <table:table-cell table:style-name="ce91" table:formula="of:=COUNTIF([.C26:.K26];&quot;52¶&quot;)" office:value-type="float" office:value="0">
            <text:p>0</text:p>
          </table:table-cell>
          <table:table-cell table:style-name="ce90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90" table:formula="of:=COUNTIF([.C26:.K26];&quot;KVIT&quot;)+COUNTIF([.C26:.K26];&quot;KVIT☻&quot;)+COUNTIF([.C26:.K26];&quot;kvit$&quot;)" office:value-type="float" office:value="0">
            <text:p>0</text:p>
          </table:table-cell>
          <table:table-cell table:style-name="ce92" table:formula="of:=COUNTBLANK([.C26:.K26])" office:value-type="float" office:value="6">
            <text:p>6</text:p>
          </table:table-cell>
          <table:table-cell table:style-name="ce93" table:formula="of:=COUNTIF([.C26:.K26];&quot;x&quot;)" office:value-type="float" office:value="0">
            <text:p>0</text:p>
          </table:table-cell>
          <table:table-cell table:style-name="ce94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26">
            <text:p>26. apr 10</text:p>
          </table:table-cell>
          <table:table-cell table:style-name="ce80" table:formula="of:=TEXT([.A27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/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7" office:value-type="string">
            <text:p><text:s/>VIN</text:p>
          </table:table-cell>
          <table:table-cell table:style-name="ce28" office:value-type="string">
            <text:p>KOS</text:p>
          </table:table-cell>
          <table:table-cell table:style-name="ce88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89" table:formula="of:=COUNTIF([.C27:.K27];&quot;☺&quot;)+COUNTIF([.C27:.K27];&quot;52☺&quot;)+COUNTIF([.C27:.K27];&quot;51☺&quot;)+COUNTIF([.C27:.K27];&quot;1☺&quot;)+COUNTIF([.C27:.K27];&quot;KVIT☺&quot;)+COUNTIF([.C27:.K27];&quot;U☺&quot;)" office:value-type="float" office:value="0">
            <text:p>0</text:p>
          </table:table-cell>
          <table:table-cell table:style-name="ce90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90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91" table:formula="of:=COUNTIF([.C27:.K27];&quot;51¶&quot;)" office:value-type="float" office:value="0">
            <text:p>0</text:p>
          </table:table-cell>
          <table:table-cell table:style-name="ce91" table:formula="of:=COUNTIF([.C27:.K27];&quot;52¶&quot;)" office:value-type="float" office:value="0">
            <text:p>0</text:p>
          </table:table-cell>
          <table:table-cell table:style-name="ce90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90" table:formula="of:=COUNTIF([.C27:.K27];&quot;KVIT&quot;)+COUNTIF([.C27:.K27];&quot;KVIT☻&quot;)+COUNTIF([.C27:.K27];&quot;kvit$&quot;)" office:value-type="float" office:value="1">
            <text:p>1</text:p>
          </table:table-cell>
          <table:table-cell table:style-name="ce92" table:formula="of:=COUNTBLANK([.C27:.K27])" office:value-type="float" office:value="1">
            <text:p>1</text:p>
          </table:table-cell>
          <table:table-cell table:style-name="ce93" table:formula="of:=COUNTIF([.C27:.K27];&quot;x&quot;)" office:value-type="float" office:value="1">
            <text:p>1</text:p>
          </table:table-cell>
          <table:table-cell table:style-name="ce94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4-27">
            <text:p>27. apr 10</text:p>
          </table:table-cell>
          <table:table-cell table:style-name="ce81" table:formula="of:=TEXT([.A28];&quot;Ddd&quot;)" office:value-type="string" office:string-value="tor">
            <text:p>tor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4"/>
          <table:table-cell table:style-name="ce30"/>
          <table:table-cell table:style-name="ce35"/>
          <table:table-cell table:style-name="ce37"/>
          <table:table-cell table:style-name="ce35"/>
          <table:table-cell table:style-name="ce35" table:formula="of:=[$'Vzorci vnosov'.$A$12]" office:value-type="string" office:string-value="D">
            <text:p>D</text:p>
          </table:table-cell>
          <table:table-cell table:style-name="ce41" office:value-type="string">
            <office:annotation draw:style-name="gr1" draw:text-style-name="P1" svg:width="5.764cm" svg:height="4.908cm" svg:x="15.642cm" svg:y="15.869cm" draw:caption-point-x="-0.617cm" draw:caption-point-y="3.073cm">
              <dc:creator>MŠ</dc:creator>
              <dc:date>2010-12-20T00:00:00</dc:date>
              <text:p text:style-name="P1"><text:span text:style-name="T1">NE: petkov</text:span></text:p>
              <text:p text:style-name="P1"><text:span text:style-name="T1">NE: od 1.2 do 8.2. (sem na dopustu)</text:span></text:p>
              <text:p text:style-name="P1"><text:span text:style-name="T1">NE: 15.2. (imam vaje študente)</text:span></text:p>
              <text:p text:style-name="P1"><text:span text:style-name="T1"/></text:p>
              <text:p text:style-name="P1"><text:span text:style-name="T1">Bi pa: 2-3 navadne in 1xnedelja.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POT</text:p>
          </table:table-cell>
          <table:table-cell table:style-name="ce41" office:value-type="string">
            <text:p>ROD</text:p>
          </table:table-cell>
          <table:table-cell table:style-name="ce88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89" table:formula="of:=COUNTIF([.C28:.K28];&quot;☺&quot;)+COUNTIF([.C28:.K28];&quot;52☺&quot;)+COUNTIF([.C28:.K28];&quot;51☺&quot;)+COUNTIF([.C28:.K28];&quot;1☺&quot;)+COUNTIF([.C28:.K28];&quot;KVIT☺&quot;)+COUNTIF([.C28:.K28];&quot;U☺&quot;)" office:value-type="float" office:value="0">
            <text:p>0</text:p>
          </table:table-cell>
          <table:table-cell table:style-name="ce90" table:formula="of:=COUNTIF([.C28:.K28];&quot;51&quot;)+COUNTIF([.C28:.K28];&quot;51$&quot;)+COUNTIF([.C28:.K28];&quot;51☻&quot;)" office:value-type="float" office:value="0">
            <text:p>0</text:p>
          </table:table-cell>
          <table:table-cell table:style-name="ce90" table:formula="of:=COUNTIF([.C28:.K28];&quot;52&quot;)+COUNTIF([.C28:.K28];&quot;52$&quot;)+COUNTIF([.C28:.K28];&quot;52☻&quot;)" office:value-type="float" office:value="0">
            <text:p>0</text:p>
          </table:table-cell>
          <table:table-cell table:style-name="ce91" table:formula="of:=COUNTIF([.C28:.K28];&quot;51¶&quot;)" office:value-type="float" office:value="0">
            <text:p>0</text:p>
          </table:table-cell>
          <table:table-cell table:style-name="ce91" table:formula="of:=COUNTIF([.C28:.K28];&quot;52¶&quot;)" office:value-type="float" office:value="0">
            <text:p>0</text:p>
          </table:table-cell>
          <table:table-cell table:style-name="ce90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90" table:formula="of:=COUNTIF([.C28:.K28];&quot;KVIT&quot;)+COUNTIF([.C28:.K28];&quot;KVIT☻&quot;)+COUNTIF([.C28:.K28];&quot;kvit$&quot;)" office:value-type="float" office:value="0">
            <text:p>0</text:p>
          </table:table-cell>
          <table:table-cell table:style-name="ce92" table:formula="of:=COUNTBLANK([.C28:.K28])" office:value-type="float" office:value="7">
            <text:p>7</text:p>
          </table:table-cell>
          <table:table-cell table:style-name="ce93" table:formula="of:=COUNTIF([.C28:.K28];&quot;x&quot;)" office:value-type="float" office:value="0">
            <text:p>0</text:p>
          </table:table-cell>
          <table:table-cell table:style-name="ce94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28">
            <text:p>28. apr 10</text:p>
          </table:table-cell>
          <table:table-cell table:style-name="ce80" table:formula="of:=TEXT([.A29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2"/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6" office:value-type="string">
            <text:p>MRZ</text:p>
          </table:table-cell>
          <table:table-cell table:style-name="ce28" office:value-type="string">
            <text:p>AND</text:p>
          </table:table-cell>
          <table:table-cell table:style-name="ce88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89" table:formula="of:=COUNTIF([.C29:.K29];&quot;☺&quot;)+COUNTIF([.C29:.K29];&quot;52☺&quot;)+COUNTIF([.C29:.K29];&quot;51☺&quot;)+COUNTIF([.C29:.K29];&quot;1☺&quot;)+COUNTIF([.C29:.K29];&quot;KVIT☺&quot;)+COUNTIF([.C29:.K29];&quot;U☺&quot;)" office:value-type="float" office:value="0">
            <text:p>0</text:p>
          </table:table-cell>
          <table:table-cell table:style-name="ce90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90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91" table:formula="of:=COUNTIF([.C29:.K29];&quot;51¶&quot;)" office:value-type="float" office:value="1">
            <text:p>1</text:p>
          </table:table-cell>
          <table:table-cell table:style-name="ce91" table:formula="of:=COUNTIF([.C29:.K29];&quot;52¶&quot;)" office:value-type="float" office:value="0">
            <text:p>0</text:p>
          </table:table-cell>
          <table:table-cell table:style-name="ce90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90" table:formula="of:=COUNTIF([.C29:.K29];&quot;KVIT&quot;)+COUNTIF([.C29:.K29];&quot;KVIT☻&quot;)+COUNTIF([.C29:.K29];&quot;kvit$&quot;)" office:value-type="float" office:value="2">
            <text:p>2</text:p>
          </table:table-cell>
          <table:table-cell table:style-name="ce92" table:formula="of:=COUNTBLANK([.C29:.K29])" office:value-type="float" office:value="1">
            <text:p>1</text:p>
          </table:table-cell>
          <table:table-cell table:style-name="ce93" table:formula="of:=COUNTIF([.C29:.K29];&quot;x&quot;)" office:value-type="float" office:value="0">
            <text:p>0</text:p>
          </table:table-cell>
          <table:table-cell table:style-name="ce94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4-29">
            <text:p>29. apr 10</text:p>
          </table:table-cell>
          <table:table-cell table:style-name="ce80" table:formula="of:=TEXT([.A30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3"/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88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89" table:formula="of:=COUNTIF([.C30:.K30];&quot;☺&quot;)+COUNTIF([.C30:.K30];&quot;52☺&quot;)+COUNTIF([.C30:.K30];&quot;51☺&quot;)+COUNTIF([.C30:.K30];&quot;1☺&quot;)+COUNTIF([.C30:.K30];&quot;KVIT☺&quot;)+COUNTIF([.C30:.K30];&quot;U☺&quot;)" office:value-type="float" office:value="1">
            <text:p>1</text:p>
          </table:table-cell>
          <table:table-cell table:style-name="ce90" table:formula="of:=COUNTIF([.C30:.K30];&quot;51&quot;)+COUNTIF([.C30:.K30];&quot;51$&quot;)+COUNTIF([.C30:.K30];&quot;51☻&quot;)" office:value-type="float" office:value="0">
            <text:p>0</text:p>
          </table:table-cell>
          <table:table-cell table:style-name="ce90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91" table:formula="of:=COUNTIF([.C30:.K30];&quot;51¶&quot;)" office:value-type="float" office:value="1">
            <text:p>1</text:p>
          </table:table-cell>
          <table:table-cell table:style-name="ce91" table:formula="of:=COUNTIF([.C30:.K30];&quot;52¶&quot;)" office:value-type="float" office:value="0">
            <text:p>0</text:p>
          </table:table-cell>
          <table:table-cell table:style-name="ce90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90" table:formula="of:=COUNTIF([.C30:.K30];&quot;KVIT&quot;)+COUNTIF([.C30:.K30];&quot;KVIT☻&quot;)+COUNTIF([.C30:.K30];&quot;kvit$&quot;)" office:value-type="float" office:value="2">
            <text:p>2</text:p>
          </table:table-cell>
          <table:table-cell table:style-name="ce92" table:formula="of:=COUNTBLANK([.C30:.K30])" office:value-type="float" office:value="1">
            <text:p>1</text:p>
          </table:table-cell>
          <table:table-cell table:style-name="ce93" table:formula="of:=COUNTIF([.C30:.K30];&quot;x&quot;)" office:value-type="float" office:value="1">
            <text:p>1</text:p>
          </table:table-cell>
          <table:table-cell table:style-name="ce94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1">
            <text:p>1</text:p>
          </table:table-cell>
          <table:table-cell table:number-columns-repeated="1000"/>
        </table:table-row>
        <table:table-row table:style-name="ro7">
          <table:table-cell table:style-name="ce19" office:value-type="date" office:date-value="2010-04-30">
            <text:p>30. apr 10</text:p>
          </table:table-cell>
          <table:table-cell table:style-name="ce80" table:formula="of:=TEXT([.A31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4"/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ŠTU</text:p>
          </table:table-cell>
          <table:table-cell table:style-name="ce28" office:value-type="string">
            <text:p>AND</text:p>
          </table:table-cell>
          <table:table-cell table:style-name="ce88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89" table:formula="of:=COUNTIF([.C31:.K31];&quot;☺&quot;)+COUNTIF([.C31:.K31];&quot;52☺&quot;)+COUNTIF([.C31:.K31];&quot;51☺&quot;)+COUNTIF([.C31:.K31];&quot;1☺&quot;)+COUNTIF([.C31:.K31];&quot;KVIT☺&quot;)+COUNTIF([.C31:.K31];&quot;U☺&quot;)" office:value-type="float" office:value="0">
            <text:p>0</text:p>
          </table:table-cell>
          <table:table-cell table:style-name="ce90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90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91" table:formula="of:=COUNTIF([.C31:.K31];&quot;51¶&quot;)" office:value-type="float" office:value="1">
            <text:p>1</text:p>
          </table:table-cell>
          <table:table-cell table:style-name="ce91" table:formula="of:=COUNTIF([.C31:.K31];&quot;52¶&quot;)" office:value-type="float" office:value="0">
            <text:p>0</text:p>
          </table:table-cell>
          <table:table-cell table:style-name="ce90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90" table:formula="of:=COUNTIF([.C31:.K31];&quot;KVIT&quot;)+COUNTIF([.C31:.K31];&quot;KVIT☻&quot;)+COUNTIF([.C31:.K31];&quot;kvit$&quot;)" office:value-type="float" office:value="2">
            <text:p>2</text:p>
          </table:table-cell>
          <table:table-cell table:style-name="ce92" table:formula="of:=COUNTBLANK([.C31:.K31])" office:value-type="float" office:value="1">
            <text:p>1</text:p>
          </table:table-cell>
          <table:table-cell table:style-name="ce93" table:formula="of:=COUNTIF([.C31:.K31];&quot;x&quot;)" office:value-type="float" office:value="1">
            <text:p>1</text:p>
          </table:table-cell>
          <table:table-cell table:style-name="ce94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number-columns-repeated="24"/>
          <table:table-cell table:style-name="ce1"/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KNE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>
            <text:p>2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2">
            <text:p>2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2">
            <text:p>2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2">
            <text:p>2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4">
            <text:p>4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7">
            <text:p>7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9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8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0">
            <text:p>0</text:p>
          </table:table-cell>
          <table:table-cell table:style-name="ce33" table:formula="of:=COUNTIF([.D2:.D32];&quot;D&quot;)" office:value-type="float" office:value="8">
            <text:p>8</text:p>
          </table:table-cell>
          <table:table-cell table:style-name="ce33" table:formula="of:=COUNTIF([.E2:.E32];&quot;D&quot;)" office:value-type="float" office:value="17">
            <text:p>17</text:p>
          </table:table-cell>
          <table:table-cell table:style-name="ce33" table:formula="of:=COUNTIF([.F2:.F32];&quot;D&quot;)" office:value-type="float" office:value="4">
            <text:p>4</text:p>
          </table:table-cell>
          <table:table-cell table:style-name="ce33" table:formula="of:=COUNTIF([.G2:.G32];&quot;D&quot;)" office:value-type="float" office:value="8">
            <text:p>8</text:p>
          </table:table-cell>
          <table:table-cell table:style-name="ce33" table:formula="of:=COUNTIF([.H2:.H32];&quot;D&quot;)" office:value-type="float" office:value="2">
            <text:p>2</text:p>
          </table:table-cell>
          <table:table-cell table:style-name="ce33" table:formula="of:=COUNTIF([.I2:.I32];&quot;D&quot;)" office:value-type="float" office:value="2">
            <text:p>2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13">
            <text:p>13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1">
            <text:p>1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1">
            <text:p>1</text:p>
          </table:table-cell>
          <table:table-cell table:style-name="ce33" table:formula="of:=COUNTIF([.F2:.F32];&quot;X&quot;)" office:value-type="float" office:value="1">
            <text:p>1</text:p>
          </table:table-cell>
          <table:table-cell table:style-name="ce33" table:formula="of:=COUNTIF([.G2:.G32];&quot;X&quot;)" office:value-type="float" office:value="2">
            <text:p>2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4">
            <text:p>4</text:p>
          </table:table-cell>
          <table:table-cell table:style-name="ce33" table:formula="of:=COUNTIF([.K2:.K32];&quot;X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M2:.M32];&quot;KOS&quot;)" office:value-type="float" office:value="2">
            <text:p>2</text:p>
          </table:table-cell>
          <table:table-cell table:style-name="ce34" table:formula="of:=COUNTIF([.M2:.M32];&quot;ŠOŠ&quot;)" office:value-type="float" office:value="8">
            <text:p>8</text:p>
          </table:table-cell>
          <table:table-cell table:style-name="ce34" table:formula="of:=COUNTIF([.M2:.M32];&quot;PIN&quot;)" office:value-type="float" office:value="2">
            <text:p>2</text:p>
          </table:table-cell>
          <table:table-cell table:style-name="ce34" table:formula="of:=COUNTIF([.M2:.M32];&quot;KON&quot;)" office:value-type="float" office:value="0">
            <text:p>0</text:p>
          </table:table-cell>
          <table:table-cell table:style-name="ce34" table:formula="of:=COUNTIF([.M2:.M32];&quot;KNE&quot;)" office:value-type="float" office:value="4">
            <text:p>4</text:p>
          </table:table-cell>
          <table:table-cell table:style-name="ce34" table:formula="of:=COUNTIF([.M2:.M32];&quot;AND&quot;)" office:value-type="float" office:value="6">
            <text:p>6</text:p>
          </table:table-cell>
          <table:table-cell table:style-name="ce34" table:formula="of:=COUNTIF([.M2:.M32];&quot;ROD&quot;)" office:value-type="float" office:value="7">
            <text:p>7</text:p>
          </table:table-cell>
          <table:table-cell table:style-name="ce34" table:formula="of:=COUNTIF([.M2:.M32];&quot;DAN&quot;)" office:value-type="float" office:value="0">
            <text:p>0</text:p>
          </table:table-cell>
          <table:table-cell table:style-name="ce34" table:formula="of:=COUNTIF([.M2:.M32];&quot;MŠŠ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5">
            <text:p>5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5">
            <text:p>5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4">
            <text:p>4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2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9"/>
        </table:table-row>
        <table:table-row table:style-name="ro1" table:number-rows-repeated="98">
          <table:table-cell table:number-columns-repeated="24"/>
          <table:table-cell table:style-name="ce1"/>
          <table:table-cell table:number-columns-repeated="999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j" table:style-name="ta6" table:print="false"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0-05-01">
            <text:p>1. maj 10</text:p>
          </table:table-cell>
          <table:table-cell table:style-name="ce95" table:formula="of:=TEXT([.A2];&quot;Ddd&quot;)" office:value-type="string" office:string-value="sob">
            <text:p>sob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7"/>
          <table:table-cell table:style-name="ce29" table:number-columns-repeated="2"/>
          <table:table-cell table:style-name="ce37"/>
          <table:table-cell table:style-name="ce35"/>
          <table:table-cell table:style-name="ce6"/>
          <table:table-cell table:style-name="ce29"/>
          <table:table-cell table:style-name="ce41" office:value-type="string">
            <text:p>JAN</text:p>
          </table:table-cell>
          <table:table-cell table:style-name="ce41" office:value-type="string">
            <text:p>ROD</text:p>
          </table:table-cell>
          <table:table-cell table:style-name="ce10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02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03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03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04" table:formula="of:=COUNTIF([.C2:.L2];&quot;51¶&quot;)" office:value-type="float" office:value="0">
            <text:p>0</text:p>
          </table:table-cell>
          <table:table-cell table:style-name="ce104" table:formula="of:=COUNTIF([.C2:.L2];&quot;52¶&quot;)" office:value-type="float" office:value="0">
            <text:p>0</text:p>
          </table:table-cell>
          <table:table-cell table:style-name="ce103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03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05" table:formula="of:=COUNTBLANK([.C2:.L2])" office:value-type="float" office:value="9">
            <text:p>9</text:p>
          </table:table-cell>
          <table:table-cell table:style-name="ce106" table:formula="of:=COUNTIF([.C2:.L2];&quot;x&quot;)" office:value-type="float" office:value="0">
            <text:p>0</text:p>
          </table:table-cell>
          <table:table-cell table:style-name="ce10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0-05-02">
            <text:p>2. maj 10</text:p>
          </table:table-cell>
          <table:table-cell table:style-name="ce95" table:formula="of:=TEXT([.A3];&quot;Ddd&quot;)" office:value-type="string" office:string-value="ned">
            <text:p>ne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7"/>
          <table:table-cell table:style-name="ce29" table:number-columns-repeated="2"/>
          <table:table-cell table:style-name="ce37"/>
          <table:table-cell table:style-name="ce35"/>
          <table:table-cell table:style-name="ce6"/>
          <table:table-cell table:style-name="ce29"/>
          <table:table-cell table:style-name="ce41" office:value-type="string">
            <text:p>JAN</text:p>
          </table:table-cell>
          <table:table-cell table:style-name="ce41" office:value-type="string">
            <text:p>ROD</text:p>
          </table:table-cell>
          <table:table-cell table:style-name="ce10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02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03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03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04" table:formula="of:=COUNTIF([.C3:.L3];&quot;51¶&quot;)" office:value-type="float" office:value="0">
            <text:p>0</text:p>
          </table:table-cell>
          <table:table-cell table:style-name="ce104" table:formula="of:=COUNTIF([.C3:.L3];&quot;52¶&quot;)" office:value-type="float" office:value="0">
            <text:p>0</text:p>
          </table:table-cell>
          <table:table-cell table:style-name="ce103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03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05" table:formula="of:=COUNTBLANK([.C3:.L3])" office:value-type="float" office:value="9">
            <text:p>9</text:p>
          </table:table-cell>
          <table:table-cell table:style-name="ce106" table:formula="of:=COUNTIF([.C3:.L3];&quot;x&quot;)" office:value-type="float" office:value="0">
            <text:p>0</text:p>
          </table:table-cell>
          <table:table-cell table:style-name="ce10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03">
            <text:p>3. maj 10</text:p>
          </table:table-cell>
          <table:table-cell table:style-name="ce96" table:formula="of:=TEXT([.A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7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/>
          <table:table-cell table:style-name="ce43" office:value-type="string">
            <text:p>MIR</text:p>
          </table:table-cell>
          <table:table-cell table:style-name="ce28" office:value-type="string">
            <text:p>PIN</text:p>
          </table:table-cell>
          <table:table-cell table:style-name="ce10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02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03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03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04" table:formula="of:=COUNTIF([.C4:.L4];&quot;51¶&quot;)" office:value-type="float" office:value="1">
            <text:p>1</text:p>
          </table:table-cell>
          <table:table-cell table:style-name="ce104" table:formula="of:=COUNTIF([.C4:.L4];&quot;52¶&quot;)" office:value-type="float" office:value="0">
            <text:p>0</text:p>
          </table:table-cell>
          <table:table-cell table:style-name="ce103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103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05" table:formula="of:=COUNTBLANK([.C4:.L4])" office:value-type="float" office:value="2">
            <text:p>2</text:p>
          </table:table-cell>
          <table:table-cell table:style-name="ce106" table:formula="of:=COUNTIF([.C4:.L4];&quot;x&quot;)" office:value-type="float" office:value="1">
            <text:p>1</text:p>
          </table:table-cell>
          <table:table-cell table:style-name="ce10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04">
            <text:p>4. maj 10</text:p>
          </table:table-cell>
          <table:table-cell table:style-name="ce96" table:formula="of:=TEXT([.A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office:annotation draw:style-name="gr1" draw:text-style-name="P1" svg:width="2.911cm" svg:height="7.713cm" svg:x="8.6cm" svg:y="1.293cm" draw:caption-point-x="-0.617cm" draw:caption-point-y="1.522cm">
              <dc:creator>MŠ</dc:creator>
              <dc:date>2010-12-20T00:00:00</dc:date>
              <text:p text:style-name="P1"><text:span text:style-name="T1">Odsotna bom 31.5-4.6 -bolniška ( odstranitev OSM materiala iz noge)</text:span></text:p>
              <text:p text:style-name="P1"><text:span text:style-name="T1">- 17-22.6 službena odsotnost ter 23 in 24.6 letni dopust.</text:span></text:p>
              <text:p text:style-name="P1"><text:span text:style-name="T1">- 19.7-13.8 letni dopust</text:span></text:p>
              <text:p text:style-name="P1"><text:span text:style-name="T1">- 13.9-17.9 letni dopust</text:span></text:p>
              <text:p text:style-name="P1"><text:span text:style-name="T1"/></text:p>
            </office:annotation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/>
          <table:table-cell table:style-name="ce43" office:value-type="string">
            <office:annotation draw:style-name="gr1" draw:text-style-name="P1" svg:width="2.885cm" svg:height="3.484cm" svg:x="14.578cm" svg:y="1.293cm" draw:caption-point-x="-0.616cm" draw:caption-point-y="1.522cm">
              <dc:creator>MŠ</dc:creator>
              <dc:date>2010-12-20T00:00:00</dc:date>
              <text:p text:style-name="P1"><text:span text:style-name="T1">NE petkov</text:span></text:p>
              <text:p text:style-name="P1"><text:span text:style-name="T1">NE 15.5.-23.5 (dopust)</text:span></text:p>
              <text:p text:style-name="P1"><text:span text:style-name="T1"/></text:p>
              <text:p text:style-name="P1"><text:span text:style-name="T1">1x nedelja, 2-3 x navadna.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10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02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03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03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04" table:formula="of:=COUNTIF([.C5:.L5];&quot;51¶&quot;)" office:value-type="float" office:value="1">
            <text:p>1</text:p>
          </table:table-cell>
          <table:table-cell table:style-name="ce104" table:formula="of:=COUNTIF([.C5:.L5];&quot;52¶&quot;)" office:value-type="float" office:value="1">
            <text:p>1</text:p>
          </table:table-cell>
          <table:table-cell table:style-name="ce103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103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105" table:formula="of:=COUNTBLANK([.C5:.L5])" office:value-type="float" office:value="1">
            <text:p>1</text:p>
          </table:table-cell>
          <table:table-cell table:style-name="ce106" table:formula="of:=COUNTIF([.C5:.L5];&quot;x&quot;)" office:value-type="float" office:value="0">
            <text:p>0</text:p>
          </table:table-cell>
          <table:table-cell table:style-name="ce10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05">
            <text:p>5. maj 10</text:p>
          </table:table-cell>
          <table:table-cell table:style-name="ce96" table:formula="of:=TEXT([.A6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5cm" svg:height="0.594cm" svg:x="4.615cm" svg:y="1.994cm" draw:caption-point-x="-0.617cm" draw:caption-point-y="1.522cm">
              <dc:creator>MŠ</dc:creator>
              <dc:date>2010-12-20T00:00:00</dc:date>
              <text:p text:style-name="P1"><text:span text:style-name="T2">mishali</text:span></text:p>
            </office:annotation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/>
          <table:table-cell table:style-name="ce43" office:value-type="string">
            <text:p>KON</text:p>
          </table:table-cell>
          <table:table-cell table:style-name="ce28" office:value-type="string">
            <text:p>PIN</text:p>
          </table:table-cell>
          <table:table-cell table:style-name="ce10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02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03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03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04" table:formula="of:=COUNTIF([.C6:.L6];&quot;51¶&quot;)" office:value-type="float" office:value="1">
            <text:p>1</text:p>
          </table:table-cell>
          <table:table-cell table:style-name="ce104" table:formula="of:=COUNTIF([.C6:.L6];&quot;52¶&quot;)" office:value-type="float" office:value="0">
            <text:p>0</text:p>
          </table:table-cell>
          <table:table-cell table:style-name="ce103" table:formula="of:=COUNTIF([.C6:.L6];&quot;U&quot;)+COUNTIF([.C6:.L6];&quot;U☻&quot;)+COUNTIF([.C6:.L6];&quot;U☺&quot;)" office:value-type="float" office:value="1">
            <text:p>1</text:p>
          </table:table-cell>
          <table:table-cell table:style-name="ce103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105" table:formula="of:=COUNTBLANK([.C6:.L6])" office:value-type="float" office:value="2">
            <text:p>2</text:p>
          </table:table-cell>
          <table:table-cell table:style-name="ce106" table:formula="of:=COUNTIF([.C6:.L6];&quot;x&quot;)" office:value-type="float" office:value="1">
            <text:p>1</text:p>
          </table:table-cell>
          <table:table-cell table:style-name="ce10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06">
            <text:p>6. maj 10</text:p>
          </table:table-cell>
          <table:table-cell table:style-name="ce96" table:formula="of:=TEXT([.A7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98"/>
          <table:table-cell table:style-name="ce43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10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02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03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03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04" table:formula="of:=COUNTIF([.C7:.L7];&quot;51¶&quot;)" office:value-type="float" office:value="1">
            <text:p>1</text:p>
          </table:table-cell>
          <table:table-cell table:style-name="ce104" table:formula="of:=COUNTIF([.C7:.L7];&quot;52¶&quot;)" office:value-type="float" office:value="0">
            <text:p>0</text:p>
          </table:table-cell>
          <table:table-cell table:style-name="ce103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103" table:formula="of:=COUNTIF([.C7:.L7];&quot;KVIT&quot;)+COUNTIF([.C7:.L7];&quot;KVIT☻&quot;)+COUNTIF([.C7:.L7];&quot;kvit$&quot;)" office:value-type="float" office:value="1">
            <text:p>1</text:p>
          </table:table-cell>
          <table:table-cell table:style-name="ce105" table:formula="of:=COUNTBLANK([.C7:.L7])" office:value-type="float" office:value="1">
            <text:p>1</text:p>
          </table:table-cell>
          <table:table-cell table:style-name="ce106" table:formula="of:=COUNTIF([.C7:.L7];&quot;x&quot;)" office:value-type="float" office:value="1">
            <text:p>1</text:p>
          </table:table-cell>
          <table:table-cell table:style-name="ce10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07">
            <text:p>7. maj 10</text:p>
          </table:table-cell>
          <table:table-cell table:style-name="ce96" table:formula="of:=TEXT([.A8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86" office:value-type="string">
            <text:p>MRZ</text:p>
          </table:table-cell>
          <table:table-cell table:style-name="ce28" office:value-type="string">
            <text:p>ŠOŠ</text:p>
          </table:table-cell>
          <table:table-cell table:style-name="ce10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02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03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03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04" table:formula="of:=COUNTIF([.C8:.L8];&quot;51¶&quot;)" office:value-type="float" office:value="1">
            <text:p>1</text:p>
          </table:table-cell>
          <table:table-cell table:style-name="ce104" table:formula="of:=COUNTIF([.C8:.L8];&quot;52¶&quot;)" office:value-type="float" office:value="1">
            <text:p>1</text:p>
          </table:table-cell>
          <table:table-cell table:style-name="ce103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03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05" table:formula="of:=COUNTBLANK([.C8:.L8])" office:value-type="float" office:value="1">
            <text:p>1</text:p>
          </table:table-cell>
          <table:table-cell table:style-name="ce106" table:formula="of:=COUNTIF([.C8:.L8];&quot;x&quot;)" office:value-type="float" office:value="1">
            <text:p>1</text:p>
          </table:table-cell>
          <table:table-cell table:style-name="ce10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5-08">
            <text:p>8. maj 10</text:p>
          </table:table-cell>
          <table:table-cell table:style-name="ce95" table:formula="of:=TEXT([.A9];&quot;Ddd&quot;)" office:value-type="string" office:string-value="sob">
            <text:p>sob</text:p>
          </table:table-cell>
          <table:table-cell table:style-name="ce62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37" table:number-columns-repeated="2"/>
          <table:table-cell table:style-name="ce35" table:number-columns-repeated="3"/>
          <table:table-cell table:style-name="ce41" office:value-type="string">
            <office:annotation draw:style-name="gr1" draw:text-style-name="P1" svg:width="2.885cm" svg:height="3.484cm" svg:x="14.578cm" svg:y="4.097cm" draw:caption-point-x="-0.616cm" draw:caption-point-y="1.523cm">
              <dc:creator>MŠ</dc:creator>
              <dc:date>2010-12-20T00:00:00</dc:date>
              <text:p text:style-name="P1"><text:span text:style-name="T1">NE petkov</text:span></text:p>
              <text:p text:style-name="P1"><text:span text:style-name="T1">NE 15.5.-23.5 (dopust)</text:span></text:p>
              <text:p text:style-name="P1"><text:span text:style-name="T1"/></text:p>
              <text:p text:style-name="P1"><text:span text:style-name="T1">1x nedelja, 2-3 x navadna.</text:span></text:p>
              <text:p text:style-name="P1"><text:span text:style-name="T1"/></text:p>
            </office:annotation>
            <text:p>POT</text:p>
          </table:table-cell>
          <table:table-cell table:style-name="ce41" office:value-type="string">
            <text:p>ŠOŠ</text:p>
          </table:table-cell>
          <table:table-cell table:style-name="ce10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02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03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103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04" table:formula="of:=COUNTIF([.C9:.L9];&quot;51¶&quot;)" office:value-type="float" office:value="0">
            <text:p>0</text:p>
          </table:table-cell>
          <table:table-cell table:style-name="ce104" table:formula="of:=COUNTIF([.C9:.L9];&quot;52¶&quot;)" office:value-type="float" office:value="0">
            <text:p>0</text:p>
          </table:table-cell>
          <table:table-cell table:style-name="ce103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03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105" table:formula="of:=COUNTBLANK([.C9:.L9])" office:value-type="float" office:value="9">
            <text:p>9</text:p>
          </table:table-cell>
          <table:table-cell table:style-name="ce106" table:formula="of:=COUNTIF([.C9:.L9];&quot;x&quot;)" office:value-type="float" office:value="0">
            <text:p>0</text:p>
          </table:table-cell>
          <table:table-cell table:style-name="ce10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5-09">
            <text:p>9. maj 10</text:p>
          </table:table-cell>
          <table:table-cell table:style-name="ce95" table:formula="of:=TEXT([.A10];&quot;Ddd&quot;)" office:value-type="string" office:string-value="ned">
            <text:p>ned</text:p>
          </table:table-cell>
          <table:table-cell table:style-name="ce11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5" table:number-columns-repeated="3"/>
          <table:table-cell table:style-name="ce41" office:value-type="string">
            <text:p>AND</text:p>
          </table:table-cell>
          <table:table-cell table:style-name="ce41" office:value-type="string">
            <text:p>ŠOŠ</text:p>
          </table:table-cell>
          <table:table-cell table:style-name="ce10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02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03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103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104" table:formula="of:=COUNTIF([.C10:.L10];&quot;51¶&quot;)" office:value-type="float" office:value="0">
            <text:p>0</text:p>
          </table:table-cell>
          <table:table-cell table:style-name="ce104" table:formula="of:=COUNTIF([.C10:.L10];&quot;52¶&quot;)" office:value-type="float" office:value="0">
            <text:p>0</text:p>
          </table:table-cell>
          <table:table-cell table:style-name="ce103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03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105" table:formula="of:=COUNTBLANK([.C10:.L10])" office:value-type="float" office:value="8">
            <text:p>8</text:p>
          </table:table-cell>
          <table:table-cell table:style-name="ce106" table:formula="of:=COUNTIF([.C10:.L10];&quot;x&quot;)" office:value-type="float" office:value="0">
            <text:p>0</text:p>
          </table:table-cell>
          <table:table-cell table:style-name="ce10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10">
            <text:p>10. maj 10</text:p>
          </table:table-cell>
          <table:table-cell table:style-name="ce96" table:formula="of:=TEXT([.A11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05cm" svg:height="1.147cm" svg:x="4.615cm" svg:y="5.5cm" draw:caption-point-x="-0.617cm" draw:caption-point-y="1.522cm">
              <dc:creator>MŠ</dc:creator>
              <dc:date>2010-12-20T00:00:00</dc:date>
              <text:p text:style-name="P1"><text:span text:style-name="T1">10., 11. in 12. maj</text:span></text:p>
            </office:annotation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97"/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3"/>
          <table:table-cell table:style-name="ce43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10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02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03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03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04" table:formula="of:=COUNTIF([.C11:.L11];&quot;51¶&quot;)" office:value-type="float" office:value="1">
            <text:p>1</text:p>
          </table:table-cell>
          <table:table-cell table:style-name="ce104" table:formula="of:=COUNTIF([.C11:.L11];&quot;52¶&quot;)" office:value-type="float" office:value="0">
            <text:p>0</text:p>
          </table:table-cell>
          <table:table-cell table:style-name="ce103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103" table:formula="of:=COUNTIF([.C11:.L11];&quot;KVIT&quot;)+COUNTIF([.C11:.L11];&quot;KVIT☻&quot;)+COUNTIF([.C11:.L11];&quot;kvit$&quot;)" office:value-type="float" office:value="3">
            <text:p>3</text:p>
          </table:table-cell>
          <table:table-cell table:style-name="ce105" table:formula="of:=COUNTBLANK([.C11:.L11])" office:value-type="float" office:value="2">
            <text:p>2</text:p>
          </table:table-cell>
          <table:table-cell table:style-name="ce106" table:formula="of:=COUNTIF([.C11:.L11];&quot;x&quot;)" office:value-type="float" office:value="1">
            <text:p>1</text:p>
          </table:table-cell>
          <table:table-cell table:style-name="ce10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2"/>
          <table:table-cell table:style-name="ce42" office:value-type="string">
            <text:p>ORO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0-05-11">
            <text:p>11. maj 10</text:p>
          </table:table-cell>
          <table:table-cell table:style-name="ce96" table:formula="of:=TEXT([.A12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/>
          <table:table-cell table:style-name="ce43" office:value-type="string">
            <office:annotation draw:style-name="gr1" draw:text-style-name="P1" svg:width="2.885cm" svg:height="3.484cm" svg:x="14.578cm" svg:y="6.201cm" draw:caption-point-x="-0.616cm" draw:caption-point-y="1.522cm">
              <dc:creator>MŠ</dc:creator>
              <dc:date>2010-12-20T00:00:00</dc:date>
              <text:p text:style-name="P1"><text:span text:style-name="T1">NE petkov</text:span></text:p>
              <text:p text:style-name="P1"><text:span text:style-name="T1">NE 15.5.-23.5 (dopust)</text:span></text:p>
              <text:p text:style-name="P1"><text:span text:style-name="T1"/></text:p>
              <text:p text:style-name="P1"><text:span text:style-name="T1">1x nedelja, 2-3 x navadna.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10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02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03" table:formula="of:=COUNTIF([.C12:.L12];&quot;51&quot;)+COUNTIF([.C12:.L12];&quot;51$&quot;)+COUNTIF([.C12:.L12];&quot;51☻&quot;)" office:value-type="float" office:value="2">
            <text:p>2</text:p>
          </table:table-cell>
          <table:table-cell table:style-name="ce103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04" table:formula="of:=COUNTIF([.C12:.L12];&quot;51¶&quot;)" office:value-type="float" office:value="1">
            <text:p>1</text:p>
          </table:table-cell>
          <table:table-cell table:style-name="ce104" table:formula="of:=COUNTIF([.C12:.L12];&quot;52¶&quot;)" office:value-type="float" office:value="1">
            <text:p>1</text:p>
          </table:table-cell>
          <table:table-cell table:style-name="ce103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03" table:formula="of:=COUNTIF([.C12:.L12];&quot;KVIT&quot;)+COUNTIF([.C12:.L12];&quot;KVIT☻&quot;)+COUNTIF([.C12:.L12];&quot;kvit$&quot;)" office:value-type="float" office:value="1">
            <text:p>1</text:p>
          </table:table-cell>
          <table:table-cell table:style-name="ce105" table:formula="of:=COUNTBLANK([.C12:.L12])" office:value-type="float" office:value="1">
            <text:p>1</text:p>
          </table:table-cell>
          <table:table-cell table:style-name="ce106" table:formula="of:=COUNTIF([.C12:.L12];&quot;x&quot;)" office:value-type="float" office:value="1">
            <text:p>1</text:p>
          </table:table-cell>
          <table:table-cell table:style-name="ce10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12">
            <text:p>12. maj 10</text:p>
          </table:table-cell>
          <table:table-cell table:style-name="ce96" table:formula="of:=TEXT([.A13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5cm" svg:height="2.082cm" svg:x="7.604cm" svg:y="6.902cm" draw:caption-point-x="-0.617cm" draw:caption-point-y="1.522cm">
              <dc:creator>MŠ</dc:creator>
              <dc:date>2010-12-20T00:00:00</dc:date>
              <text:p text:style-name="P1"><text:span text:style-name="T1">dopust 12.5 zaradi dežuranja na Brniku.</text:span></text:p>
            </office:annotation>
            <text:p>X</text:p>
          </table:table-cell>
          <table:table-cell table:style-name="ce3"/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/>
          <table:table-cell table:style-name="ce43" office:value-type="string">
            <text:p>ROD</text:p>
          </table:table-cell>
          <table:table-cell table:style-name="ce28" office:value-type="string">
            <text:p>KOS</text:p>
          </table:table-cell>
          <table:table-cell table:style-name="ce10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02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03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03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04" table:formula="of:=COUNTIF([.C13:.L13];&quot;51¶&quot;)" office:value-type="float" office:value="1">
            <text:p>1</text:p>
          </table:table-cell>
          <table:table-cell table:style-name="ce104" table:formula="of:=COUNTIF([.C13:.L13];&quot;52¶&quot;)" office:value-type="float" office:value="1">
            <text:p>1</text:p>
          </table:table-cell>
          <table:table-cell table:style-name="ce103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103" table:formula="of:=COUNTIF([.C13:.L13];&quot;KVIT&quot;)+COUNTIF([.C13:.L13];&quot;KVIT☻&quot;)+COUNTIF([.C13:.L13];&quot;kvit$&quot;)" office:value-type="float" office:value="1">
            <text:p>1</text:p>
          </table:table-cell>
          <table:table-cell table:style-name="ce105" table:formula="of:=COUNTBLANK([.C13:.L13])" office:value-type="float" office:value="2">
            <text:p>2</text:p>
          </table:table-cell>
          <table:table-cell table:style-name="ce106" table:formula="of:=COUNTIF([.C13:.L13];&quot;x&quot;)" office:value-type="float" office:value="1">
            <text:p>1</text:p>
          </table:table-cell>
          <table:table-cell table:style-name="ce10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13">
            <text:p>13. maj 10</text:p>
          </table:table-cell>
          <table:table-cell table:style-name="ce96" table:formula="of:=TEXT([.A14];&quot;Ddd&quot;)" office:value-type="string" office:string-value="čet">
            <text:p>č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/>
          <table:table-cell table:style-name="ce43" office:value-type="string">
            <text:p>KOS</text:p>
          </table:table-cell>
          <table:table-cell table:style-name="ce28" office:value-type="string">
            <text:p>MŠŠ</text:p>
          </table:table-cell>
          <table:table-cell table:style-name="ce10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02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03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03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04" table:formula="of:=COUNTIF([.C14:.L14];&quot;51¶&quot;)" office:value-type="float" office:value="0">
            <text:p>0</text:p>
          </table:table-cell>
          <table:table-cell table:style-name="ce104" table:formula="of:=COUNTIF([.C14:.L14];&quot;52¶&quot;)" office:value-type="float" office:value="0">
            <text:p>0</text:p>
          </table:table-cell>
          <table:table-cell table:style-name="ce103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103" table:formula="of:=COUNTIF([.C14:.L14];&quot;KVIT&quot;)+COUNTIF([.C14:.L14];&quot;KVIT☻&quot;)+COUNTIF([.C14:.L14];&quot;kvit$&quot;)" office:value-type="float" office:value="1">
            <text:p>1</text:p>
          </table:table-cell>
          <table:table-cell table:style-name="ce105" table:formula="of:=COUNTBLANK([.C14:.L14])" office:value-type="float" office:value="1">
            <text:p>1</text:p>
          </table:table-cell>
          <table:table-cell table:style-name="ce106" table:formula="of:=COUNTIF([.C14:.L14];&quot;x&quot;)" office:value-type="float" office:value="1">
            <text:p>1</text:p>
          </table:table-cell>
          <table:table-cell table:style-name="ce10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14">
            <text:p>14. maj 10</text:p>
          </table:table-cell>
          <table:table-cell table:style-name="ce96" table:formula="of:=TEXT([.A1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43" office:value-type="string">
            <text:p>PIN</text:p>
          </table:table-cell>
          <table:table-cell table:style-name="ce28" office:value-type="string">
            <text:p>KOS</text:p>
          </table:table-cell>
          <table:table-cell table:style-name="ce10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02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03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03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04" table:formula="of:=COUNTIF([.C15:.L15];&quot;51¶&quot;)" office:value-type="float" office:value="0">
            <text:p>0</text:p>
          </table:table-cell>
          <table:table-cell table:style-name="ce104" table:formula="of:=COUNTIF([.C15:.L15];&quot;52¶&quot;)" office:value-type="float" office:value="1">
            <text:p>1</text:p>
          </table:table-cell>
          <table:table-cell table:style-name="ce103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03" table:formula="of:=COUNTIF([.C15:.L15];&quot;KVIT&quot;)+COUNTIF([.C15:.L15];&quot;KVIT☻&quot;)+COUNTIF([.C15:.L15];&quot;kvit$&quot;)" office:value-type="float" office:value="1">
            <text:p>1</text:p>
          </table:table-cell>
          <table:table-cell table:style-name="ce105" table:formula="of:=COUNTBLANK([.C15:.L15])" office:value-type="float" office:value="1">
            <text:p>1</text:p>
          </table:table-cell>
          <table:table-cell table:style-name="ce106" table:formula="of:=COUNTIF([.C15:.L15];&quot;x&quot;)" office:value-type="float" office:value="2">
            <text:p>2</text:p>
          </table:table-cell>
          <table:table-cell table:style-name="ce10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5-15">
            <text:p>15. maj 10</text:p>
          </table:table-cell>
          <table:table-cell table:style-name="ce95" table:formula="of:=TEXT([.A16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4"/>
          <table:table-cell table:style-name="ce30"/>
          <table:table-cell table:style-name="ce62"/>
          <table:table-cell table:style-name="ce37" table:number-columns-repeated="2"/>
          <table:table-cell table:style-name="ce35" table:number-columns-repeated="2"/>
          <table:table-cell table:style-name="ce85" office:value-type="string">
            <text:p>KOM</text:p>
          </table:table-cell>
          <table:table-cell table:style-name="ce41" office:value-type="string">
            <text:p>KON</text:p>
          </table:table-cell>
          <table:table-cell table:style-name="ce10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02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03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03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104" table:formula="of:=COUNTIF([.C16:.L16];&quot;51¶&quot;)" office:value-type="float" office:value="0">
            <text:p>0</text:p>
          </table:table-cell>
          <table:table-cell table:style-name="ce104" table:formula="of:=COUNTIF([.C16:.L16];&quot;52¶&quot;)" office:value-type="float" office:value="0">
            <text:p>0</text:p>
          </table:table-cell>
          <table:table-cell table:style-name="ce103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03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105" table:formula="of:=COUNTBLANK([.C16:.L16])" office:value-type="float" office:value="9">
            <text:p>9</text:p>
          </table:table-cell>
          <table:table-cell table:style-name="ce106" table:formula="of:=COUNTIF([.C16:.L16];&quot;x&quot;)" office:value-type="float" office:value="0">
            <text:p>0</text:p>
          </table:table-cell>
          <table:table-cell table:style-name="ce10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42" office:value-type="string">
            <text:p><text:s/>RTG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0-05-16">
            <text:p>16. maj 10</text:p>
          </table:table-cell>
          <table:table-cell table:style-name="ce95" table:formula="of:=TEXT([.A17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30"/>
          <table:table-cell table:style-name="ce37"/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6"/>
          <table:table-cell table:style-name="ce35" table:number-columns-repeated="2"/>
          <table:table-cell table:style-name="ce41" office:value-type="string">
            <text:p>AND</text:p>
          </table:table-cell>
          <table:table-cell table:style-name="ce41" office:value-type="string">
            <text:p>KON</text:p>
          </table:table-cell>
          <table:table-cell table:style-name="ce10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02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03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103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104" table:formula="of:=COUNTIF([.C17:.L17];&quot;51¶&quot;)" office:value-type="float" office:value="0">
            <text:p>0</text:p>
          </table:table-cell>
          <table:table-cell table:style-name="ce104" table:formula="of:=COUNTIF([.C17:.L17];&quot;52¶&quot;)" office:value-type="float" office:value="0">
            <text:p>0</text:p>
          </table:table-cell>
          <table:table-cell table:style-name="ce103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03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105" table:formula="of:=COUNTBLANK([.C17:.L17])" office:value-type="float" office:value="8">
            <text:p>8</text:p>
          </table:table-cell>
          <table:table-cell table:style-name="ce106" table:formula="of:=COUNTIF([.C17:.L17];&quot;x&quot;)" office:value-type="float" office:value="0">
            <text:p>0</text:p>
          </table:table-cell>
          <table:table-cell table:style-name="ce10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17">
            <text:p>17. maj 10</text:p>
          </table:table-cell>
          <table:table-cell table:style-name="ce96" table:formula="of:=TEXT([.A18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97"/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/>
          <table:table-cell table:style-name="ce43" office:value-type="string">
            <text:p>ŠTI</text:p>
          </table:table-cell>
          <table:table-cell table:style-name="ce28" office:value-type="string">
            <text:p>KON</text:p>
          </table:table-cell>
          <table:table-cell table:style-name="ce10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02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103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03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04" table:formula="of:=COUNTIF([.C18:.L18];&quot;51¶&quot;)" office:value-type="float" office:value="0">
            <text:p>0</text:p>
          </table:table-cell>
          <table:table-cell table:style-name="ce104" table:formula="of:=COUNTIF([.C18:.L18];&quot;52¶&quot;)" office:value-type="float" office:value="1">
            <text:p>1</text:p>
          </table:table-cell>
          <table:table-cell table:style-name="ce103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03" table:formula="of:=COUNTIF([.C18:.L18];&quot;KVIT&quot;)+COUNTIF([.C18:.L18];&quot;KVIT☻&quot;)+COUNTIF([.C18:.L18];&quot;kvit$&quot;)" office:value-type="float" office:value="1">
            <text:p>1</text:p>
          </table:table-cell>
          <table:table-cell table:style-name="ce105" table:formula="of:=COUNTBLANK([.C18:.L18])" office:value-type="float" office:value="2">
            <text:p>2</text:p>
          </table:table-cell>
          <table:table-cell table:style-name="ce106" table:formula="of:=COUNTIF([.C18:.L18];&quot;x&quot;)" office:value-type="float" office:value="1">
            <text:p>1</text:p>
          </table:table-cell>
          <table:table-cell table:style-name="ce10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18">
            <text:p>18. maj 10</text:p>
          </table:table-cell>
          <table:table-cell table:style-name="ce96" table:formula="of:=TEXT([.A19];&quot;Ddd&quot;)" office:value-type="string" office:string-value="tor">
            <text:p>tor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/>
          <table:table-cell table:style-name="ce43" office:value-type="string">
            <text:p>KOS</text:p>
          </table:table-cell>
          <table:table-cell table:style-name="ce28" office:value-type="string">
            <text:p>KON</text:p>
          </table:table-cell>
          <table:table-cell table:style-name="ce10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02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03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03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04" table:formula="of:=COUNTIF([.C19:.L19];&quot;51¶&quot;)" office:value-type="float" office:value="1">
            <text:p>1</text:p>
          </table:table-cell>
          <table:table-cell table:style-name="ce104" table:formula="of:=COUNTIF([.C19:.L19];&quot;52¶&quot;)" office:value-type="float" office:value="0">
            <text:p>0</text:p>
          </table:table-cell>
          <table:table-cell table:style-name="ce103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03" table:formula="of:=COUNTIF([.C19:.L19];&quot;KVIT&quot;)+COUNTIF([.C19:.L19];&quot;KVIT☻&quot;)+COUNTIF([.C19:.L19];&quot;kvit$&quot;)" office:value-type="float" office:value="1">
            <text:p>1</text:p>
          </table:table-cell>
          <table:table-cell table:style-name="ce105" table:formula="of:=COUNTBLANK([.C19:.L19])" office:value-type="float" office:value="1">
            <text:p>1</text:p>
          </table:table-cell>
          <table:table-cell table:style-name="ce106" table:formula="of:=COUNTIF([.C19:.L19];&quot;x&quot;)" office:value-type="float" office:value="1">
            <text:p>1</text:p>
          </table:table-cell>
          <table:table-cell table:style-name="ce10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19">
            <text:p>19. maj 10</text:p>
          </table:table-cell>
          <table:table-cell table:style-name="ce96" table:formula="of:=TEXT([.A20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2" table:formula="of:=[$'Vzorci vnosov'.$A$9]" office:value-type="string" office:string-value="U☻">
            <text:p>U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2" office:value-type="string">
            <text:p><text:s/>RTG</text:p>
          </table:table-cell>
          <table:table-cell table:style-name="ce36"/>
          <table:table-cell table:style-name="ce43" office:value-type="string">
            <text:p>ŠOŠ</text:p>
          </table:table-cell>
          <table:table-cell table:style-name="ce28" office:value-type="string">
            <text:p>KON</text:p>
          </table:table-cell>
          <table:table-cell table:style-name="ce10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02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03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03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04" table:formula="of:=COUNTIF([.C20:.L20];&quot;51¶&quot;)" office:value-type="float" office:value="1">
            <text:p>1</text:p>
          </table:table-cell>
          <table:table-cell table:style-name="ce104" table:formula="of:=COUNTIF([.C20:.L20];&quot;52¶&quot;)" office:value-type="float" office:value="0">
            <text:p>0</text:p>
          </table:table-cell>
          <table:table-cell table:style-name="ce103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103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05" table:formula="of:=COUNTBLANK([.C20:.L20])" office:value-type="float" office:value="2">
            <text:p>2</text:p>
          </table:table-cell>
          <table:table-cell table:style-name="ce106" table:formula="of:=COUNTIF([.C20:.L20];&quot;x&quot;)" office:value-type="float" office:value="0">
            <text:p>0</text:p>
          </table:table-cell>
          <table:table-cell table:style-name="ce10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20">
            <text:p>20. maj 10</text:p>
          </table:table-cell>
          <table:table-cell table:style-name="ce96" table:formula="of:=TEXT([.A21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/>
          <table:table-cell table:style-name="ce43" office:value-type="string">
            <text:p>ŠTI</text:p>
          </table:table-cell>
          <table:table-cell table:style-name="ce28" office:value-type="string">
            <text:p>KON</text:p>
          </table:table-cell>
          <table:table-cell table:style-name="ce10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02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03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03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04" table:formula="of:=COUNTIF([.C21:.L21];&quot;51¶&quot;)" office:value-type="float" office:value="1">
            <text:p>1</text:p>
          </table:table-cell>
          <table:table-cell table:style-name="ce104" table:formula="of:=COUNTIF([.C21:.L21];&quot;52¶&quot;)" office:value-type="float" office:value="1">
            <text:p>1</text:p>
          </table:table-cell>
          <table:table-cell table:style-name="ce103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103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05" table:formula="of:=COUNTBLANK([.C21:.L21])" office:value-type="float" office:value="1">
            <text:p>1</text:p>
          </table:table-cell>
          <table:table-cell table:style-name="ce106" table:formula="of:=COUNTIF([.C21:.L21];&quot;x&quot;)" office:value-type="float" office:value="1">
            <text:p>1</text:p>
          </table:table-cell>
          <table:table-cell table:style-name="ce10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21">
            <text:p>21. maj 10</text:p>
          </table:table-cell>
          <table:table-cell table:style-name="ce96" table:formula="of:=TEXT([.A22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/>
          <table:table-cell table:style-name="ce87" office:value-type="string">
            <text:p>BER</text:p>
          </table:table-cell>
          <table:table-cell table:style-name="ce28" office:value-type="string">
            <text:p>DAN</text:p>
          </table:table-cell>
          <table:table-cell table:style-name="ce10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02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03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03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04" table:formula="of:=COUNTIF([.C22:.L22];&quot;51¶&quot;)" office:value-type="float" office:value="0">
            <text:p>0</text:p>
          </table:table-cell>
          <table:table-cell table:style-name="ce104" table:formula="of:=COUNTIF([.C22:.L22];&quot;52¶&quot;)" office:value-type="float" office:value="1">
            <text:p>1</text:p>
          </table:table-cell>
          <table:table-cell table:style-name="ce103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103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05" table:formula="of:=COUNTBLANK([.C22:.L22])" office:value-type="float" office:value="1">
            <text:p>1</text:p>
          </table:table-cell>
          <table:table-cell table:style-name="ce106" table:formula="of:=COUNTIF([.C22:.L22];&quot;x&quot;)" office:value-type="float" office:value="1">
            <text:p>1</text:p>
          </table:table-cell>
          <table:table-cell table:style-name="ce10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ce42" office:value-type="string">
            <text:p>KOM</text:p>
          </table:table-cell>
          <table:table-cell table:number-columns-repeated="996"/>
        </table:table-row>
        <table:table-row table:style-name="ro7">
          <table:table-cell table:style-name="ce18" office:value-type="date" office:date-value="2010-05-22">
            <text:p>22. maj 10</text:p>
          </table:table-cell>
          <table:table-cell table:style-name="ce95" table:formula="of:=TEXT([.A23];&quot;Ddd&quot;)" office:value-type="string" office:string-value="sob">
            <text:p>sob</text:p>
          </table:table-cell>
          <table:table-cell table:style-name="ce30"/>
          <table:table-cell table:style-name="ce3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37"/>
          <table:table-cell table:style-name="ce62"/>
          <table:table-cell table:style-name="ce11" table:formula="of:=[$'Vzorci vnosov'.$A$21]" office:value-type="string" office:string-value="☺">
            <text:p>☺</text:p>
          </table:table-cell>
          <table:table-cell table:style-name="ce99"/>
          <table:table-cell table:style-name="ce41" office:value-type="string">
            <text:p>MŠŠ</text:p>
          </table:table-cell>
          <table:table-cell table:style-name="ce41" office:value-type="string">
            <text:p>PIN</text:p>
          </table:table-cell>
          <table:table-cell table:style-name="ce10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02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03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103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104" table:formula="of:=COUNTIF([.C23:.L23];&quot;51¶&quot;)" office:value-type="float" office:value="0">
            <text:p>0</text:p>
          </table:table-cell>
          <table:table-cell table:style-name="ce104" table:formula="of:=COUNTIF([.C23:.L23];&quot;52¶&quot;)" office:value-type="float" office:value="0">
            <text:p>0</text:p>
          </table:table-cell>
          <table:table-cell table:style-name="ce103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03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105" table:formula="of:=COUNTBLANK([.C23:.L23])" office:value-type="float" office:value="8">
            <text:p>8</text:p>
          </table:table-cell>
          <table:table-cell table:style-name="ce106" table:formula="of:=COUNTIF([.C23:.L23];&quot;x&quot;)" office:value-type="float" office:value="0">
            <text:p>0</text:p>
          </table:table-cell>
          <table:table-cell table:style-name="ce10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5-23">
            <text:p>23. maj 10</text:p>
          </table:table-cell>
          <table:table-cell table:style-name="ce95" table:formula="of:=TEXT([.A24];&quot;Ddd&quot;)" office:value-type="string" office:string-value="ned">
            <text:p>ned</text:p>
          </table:table-cell>
          <table:table-cell table:style-name="ce30"/>
          <table:table-cell table:style-name="ce6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29" table:number-columns-repeated="2"/>
          <table:table-cell table:style-name="ce37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99"/>
          <table:table-cell table:style-name="ce41" office:value-type="string">
            <text:p>MŠŠ</text:p>
          </table:table-cell>
          <table:table-cell table:style-name="ce41" office:value-type="string">
            <text:p>PIN</text:p>
          </table:table-cell>
          <table:table-cell table:style-name="ce10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02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03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03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104" table:formula="of:=COUNTIF([.C24:.L24];&quot;51¶&quot;)" office:value-type="float" office:value="0">
            <text:p>0</text:p>
          </table:table-cell>
          <table:table-cell table:style-name="ce104" table:formula="of:=COUNTIF([.C24:.L24];&quot;52¶&quot;)" office:value-type="float" office:value="0">
            <text:p>0</text:p>
          </table:table-cell>
          <table:table-cell table:style-name="ce103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03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105" table:formula="of:=COUNTBLANK([.C24:.L24])" office:value-type="float" office:value="8">
            <text:p>8</text:p>
          </table:table-cell>
          <table:table-cell table:style-name="ce106" table:formula="of:=COUNTIF([.C24:.L24];&quot;x&quot;)" office:value-type="float" office:value="0">
            <text:p>0</text:p>
          </table:table-cell>
          <table:table-cell table:style-name="ce10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24">
            <text:p>24. maj 10</text:p>
          </table:table-cell>
          <table:table-cell table:style-name="ce96" table:formula="of:=TEXT([.A25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97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43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10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02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03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03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04" table:formula="of:=COUNTIF([.C25:.L25];&quot;51¶&quot;)" office:value-type="float" office:value="1">
            <text:p>1</text:p>
          </table:table-cell>
          <table:table-cell table:style-name="ce104" table:formula="of:=COUNTIF([.C25:.L25];&quot;52¶&quot;)" office:value-type="float" office:value="0">
            <text:p>0</text:p>
          </table:table-cell>
          <table:table-cell table:style-name="ce103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03" table:formula="of:=COUNTIF([.C25:.L25];&quot;KVIT&quot;)+COUNTIF([.C25:.L25];&quot;KVIT☻&quot;)+COUNTIF([.C25:.L25];&quot;kvit$&quot;)" office:value-type="float" office:value="1">
            <text:p>1</text:p>
          </table:table-cell>
          <table:table-cell table:style-name="ce105" table:formula="of:=COUNTBLANK([.C25:.L25])" office:value-type="float" office:value="2">
            <text:p>2</text:p>
          </table:table-cell>
          <table:table-cell table:style-name="ce106" table:formula="of:=COUNTIF([.C25:.L25];&quot;x&quot;)" office:value-type="float" office:value="2">
            <text:p>2</text:p>
          </table:table-cell>
          <table:table-cell table:style-name="ce10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25">
            <text:p>25. maj 10</text:p>
          </table:table-cell>
          <table:table-cell table:style-name="ce96" table:formula="of:=TEXT([.A26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/>
          <table:table-cell table:style-name="ce43" office:value-type="string">
            <office:annotation draw:style-name="gr1" draw:text-style-name="P1" svg:width="2.885cm" svg:height="3.484cm" svg:x="14.578cm" svg:y="16.017cm" draw:caption-point-x="-0.616cm" draw:caption-point-y="1.523cm">
              <dc:creator>MŠ</dc:creator>
              <dc:date>2010-12-20T00:00:00</dc:date>
              <text:p text:style-name="P1"><text:span text:style-name="T1">NE petkov</text:span></text:p>
              <text:p text:style-name="P1"><text:span text:style-name="T1">NE 15.5.-23.5 (dopust)</text:span></text:p>
              <text:p text:style-name="P1"><text:span text:style-name="T1"/></text:p>
              <text:p text:style-name="P1"><text:span text:style-name="T1">1x nedelja, 2-3 x navadna.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DAN</text:p>
          </table:table-cell>
          <table:table-cell table:style-name="ce10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02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03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03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04" table:formula="of:=COUNTIF([.C26:.L26];&quot;51¶&quot;)" office:value-type="float" office:value="1">
            <text:p>1</text:p>
          </table:table-cell>
          <table:table-cell table:style-name="ce104" table:formula="of:=COUNTIF([.C26:.L26];&quot;52¶&quot;)" office:value-type="float" office:value="0">
            <text:p>0</text:p>
          </table:table-cell>
          <table:table-cell table:style-name="ce103" table:formula="of:=COUNTIF([.C26:.L26];&quot;U&quot;)+COUNTIF([.C26:.L26];&quot;U☻&quot;)+COUNTIF([.C26:.L26];&quot;U☺&quot;)" office:value-type="float" office:value="1">
            <text:p>1</text:p>
          </table:table-cell>
          <table:table-cell table:style-name="ce103" table:formula="of:=COUNTIF([.C26:.L26];&quot;KVIT&quot;)+COUNTIF([.C26:.L26];&quot;KVIT☻&quot;)+COUNTIF([.C26:.L26];&quot;kvit$&quot;)" office:value-type="float" office:value="1">
            <text:p>1</text:p>
          </table:table-cell>
          <table:table-cell table:style-name="ce105" table:formula="of:=COUNTBLANK([.C26:.L26])" office:value-type="float" office:value="1">
            <text:p>1</text:p>
          </table:table-cell>
          <table:table-cell table:style-name="ce106" table:formula="of:=COUNTIF([.C26:.L26];&quot;x&quot;)" office:value-type="float" office:value="2">
            <text:p>2</text:p>
          </table:table-cell>
          <table:table-cell table:style-name="ce10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26">
            <text:p>26. maj 10</text:p>
          </table:table-cell>
          <table:table-cell table:style-name="ce96" table:formula="of:=TEXT([.A27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/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43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10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02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03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03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04" table:formula="of:=COUNTIF([.C27:.L27];&quot;51¶&quot;)" office:value-type="float" office:value="1">
            <text:p>1</text:p>
          </table:table-cell>
          <table:table-cell table:style-name="ce104" table:formula="of:=COUNTIF([.C27:.L27];&quot;52¶&quot;)" office:value-type="float" office:value="0">
            <text:p>0</text:p>
          </table:table-cell>
          <table:table-cell table:style-name="ce103" table:formula="of:=COUNTIF([.C27:.L27];&quot;U&quot;)+COUNTIF([.C27:.L27];&quot;U☻&quot;)+COUNTIF([.C27:.L27];&quot;U☺&quot;)" office:value-type="float" office:value="1">
            <text:p>1</text:p>
          </table:table-cell>
          <table:table-cell table:style-name="ce103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05" table:formula="of:=COUNTBLANK([.C27:.L27])" office:value-type="float" office:value="2">
            <text:p>2</text:p>
          </table:table-cell>
          <table:table-cell table:style-name="ce106" table:formula="of:=COUNTIF([.C27:.L27];&quot;x&quot;)" office:value-type="float" office:value="1">
            <text:p>1</text:p>
          </table:table-cell>
          <table:table-cell table:style-name="ce10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>
            <text:p>1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27">
            <text:p>27. maj 10</text:p>
          </table:table-cell>
          <table:table-cell table:style-name="ce96" table:formula="of:=TEXT([.A28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87" office:value-type="string">
            <text:p><text:s/>VIN</text:p>
          </table:table-cell>
          <table:table-cell table:style-name="ce28" office:value-type="string">
            <text:p>DAN</text:p>
          </table:table-cell>
          <table:table-cell table:style-name="ce10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02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03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03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04" table:formula="of:=COUNTIF([.C28:.L28];&quot;51¶&quot;)" office:value-type="float" office:value="1">
            <text:p>1</text:p>
          </table:table-cell>
          <table:table-cell table:style-name="ce104" table:formula="of:=COUNTIF([.C28:.L28];&quot;52¶&quot;)" office:value-type="float" office:value="1">
            <text:p>1</text:p>
          </table:table-cell>
          <table:table-cell table:style-name="ce103" table:formula="of:=COUNTIF([.C28:.L28];&quot;U&quot;)+COUNTIF([.C28:.L28];&quot;U☻&quot;)+COUNTIF([.C28:.L28];&quot;U☺&quot;)" office:value-type="float" office:value="1">
            <text:p>1</text:p>
          </table:table-cell>
          <table:table-cell table:style-name="ce103" table:formula="of:=COUNTIF([.C28:.L28];&quot;KVIT&quot;)+COUNTIF([.C28:.L28];&quot;KVIT☻&quot;)+COUNTIF([.C28:.L28];&quot;kvit$&quot;)" office:value-type="float" office:value="1">
            <text:p>1</text:p>
          </table:table-cell>
          <table:table-cell table:style-name="ce105" table:formula="of:=COUNTBLANK([.C28:.L28])" office:value-type="float" office:value="1">
            <text:p>1</text:p>
          </table:table-cell>
          <table:table-cell table:style-name="ce106" table:formula="of:=COUNTIF([.C28:.L28];&quot;x&quot;)" office:value-type="float" office:value="1">
            <text:p>1</text:p>
          </table:table-cell>
          <table:table-cell table:style-name="ce10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5-28">
            <text:p>28. maj 10</text:p>
          </table:table-cell>
          <table:table-cell table:style-name="ce96" table:formula="of:=TEXT([.A29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/>
          <table:table-cell table:style-name="ce43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10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02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03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03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04" table:formula="of:=COUNTIF([.C29:.L29];&quot;51¶&quot;)" office:value-type="float" office:value="0">
            <text:p>0</text:p>
          </table:table-cell>
          <table:table-cell table:style-name="ce104" table:formula="of:=COUNTIF([.C29:.L29];&quot;52¶&quot;)" office:value-type="float" office:value="1">
            <text:p>1</text:p>
          </table:table-cell>
          <table:table-cell table:style-name="ce103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103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105" table:formula="of:=COUNTBLANK([.C29:.L29])" office:value-type="float" office:value="1">
            <text:p>1</text:p>
          </table:table-cell>
          <table:table-cell table:style-name="ce106" table:formula="of:=COUNTIF([.C29:.L29];&quot;x&quot;)" office:value-type="float" office:value="0">
            <text:p>0</text:p>
          </table:table-cell>
          <table:table-cell table:style-name="ce10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5-29">
            <text:p>29. maj 10</text:p>
          </table:table-cell>
          <table:table-cell table:style-name="ce95" table:formula="of:=TEXT([.A30];&quot;Ddd&quot;)" office:value-type="string" office:string-value="sob">
            <text:p>sob</text:p>
          </table:table-cell>
          <table:table-cell table:style-name="ce30" table:number-columns-repeated="3"/>
          <table:table-cell table:style-name="ce62"/>
          <table:table-cell table:style-name="ce44"/>
          <table:table-cell table:style-name="ce35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41" office:value-type="string">
            <office:annotation draw:style-name="gr1" draw:text-style-name="P1" svg:width="2.885cm" svg:height="3.484cm" svg:x="14.578cm" svg:y="18.822cm" draw:caption-point-x="-0.616cm" draw:caption-point-y="1.522cm">
              <dc:creator>MŠ</dc:creator>
              <dc:date>2010-12-20T00:00:00</dc:date>
              <text:p text:style-name="P1"><text:span text:style-name="T1">NE petkov</text:span></text:p>
              <text:p text:style-name="P1"><text:span text:style-name="T1">NE 15.5.-23.5 (dopust)</text:span></text:p>
              <text:p text:style-name="P1"><text:span text:style-name="T1"/></text:p>
              <text:p text:style-name="P1"><text:span text:style-name="T1">1x nedelja, 2-3 x navadna.</text:span></text:p>
              <text:p text:style-name="P1"><text:span text:style-name="T1"/></text:p>
            </office:annotation>
            <text:p>POT</text:p>
          </table:table-cell>
          <table:table-cell table:style-name="ce41" office:value-type="string">
            <text:p>MŠŠ</text:p>
          </table:table-cell>
          <table:table-cell table:style-name="ce10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02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03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103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104" table:formula="of:=COUNTIF([.C30:.L30];&quot;51¶&quot;)" office:value-type="float" office:value="0">
            <text:p>0</text:p>
          </table:table-cell>
          <table:table-cell table:style-name="ce104" table:formula="of:=COUNTIF([.C30:.L30];&quot;52¶&quot;)" office:value-type="float" office:value="0">
            <text:p>0</text:p>
          </table:table-cell>
          <table:table-cell table:style-name="ce103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03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105" table:formula="of:=COUNTBLANK([.C30:.L30])" office:value-type="float" office:value="9">
            <text:p>9</text:p>
          </table:table-cell>
          <table:table-cell table:style-name="ce106" table:formula="of:=COUNTIF([.C30:.L30];&quot;x&quot;)" office:value-type="float" office:value="0">
            <text:p>0</text:p>
          </table:table-cell>
          <table:table-cell table:style-name="ce10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5-30">
            <text:p>30. maj 10</text:p>
          </table:table-cell>
          <table:table-cell table:style-name="ce95" table:formula="of:=TEXT([.A31];&quot;Ddd&quot;)" office:value-type="string" office:string-value="ned">
            <text:p>ned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11"/>
          <table:table-cell table:style-name="ce37"/>
          <table:table-cell table:style-name="ce30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41" office:value-type="string">
            <text:p>ŠOŠ</text:p>
          </table:table-cell>
          <table:table-cell table:style-name="ce41" office:value-type="string">
            <text:p>ROD</text:p>
          </table:table-cell>
          <table:table-cell table:style-name="ce10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02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03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03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04" table:formula="of:=COUNTIF([.C31:.L31];&quot;51¶&quot;)" office:value-type="float" office:value="0">
            <text:p>0</text:p>
          </table:table-cell>
          <table:table-cell table:style-name="ce104" table:formula="of:=COUNTIF([.C31:.L31];&quot;52¶&quot;)" office:value-type="float" office:value="0">
            <text:p>0</text:p>
          </table:table-cell>
          <table:table-cell table:style-name="ce103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03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105" table:formula="of:=COUNTBLANK([.C31:.L31])" office:value-type="float" office:value="8">
            <text:p>8</text:p>
          </table:table-cell>
          <table:table-cell table:style-name="ce106" table:formula="of:=COUNTIF([.C31:.L31];&quot;x&quot;)" office:value-type="float" office:value="0">
            <text:p>0</text:p>
          </table:table-cell>
          <table:table-cell table:style-name="ce10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5-31">
            <text:p>31. maj 10</text:p>
          </table:table-cell>
          <table:table-cell table:style-name="ce96" table:formula="of:=TEXT([.A32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/>
          <table:table-cell table:style-name="ce100" office:value-type="string">
            <text:p><text:s/>VIN</text:p>
          </table:table-cell>
          <table:table-cell table:style-name="ce28" office:value-type="string">
            <text:p>ROD</text:p>
          </table:table-cell>
          <table:table-cell table:style-name="ce10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02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03" table:formula="of:=COUNTIF([.C32:.L32];&quot;51&quot;)+COUNTIF([.C32:.L32];&quot;51$&quot;)+COUNTIF([.C32:.L32];&quot;51☻&quot;)" office:value-type="float" office:value="1">
            <text:p>1</text:p>
          </table:table-cell>
          <table:table-cell table:style-name="ce103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104" table:formula="of:=COUNTIF([.C32:.L32];&quot;51¶&quot;)" office:value-type="float" office:value="1">
            <text:p>1</text:p>
          </table:table-cell>
          <table:table-cell table:style-name="ce104" table:formula="of:=COUNTIF([.C32:.L32];&quot;52¶&quot;)" office:value-type="float" office:value="1">
            <text:p>1</text:p>
          </table:table-cell>
          <table:table-cell table:style-name="ce103" table:formula="of:=COUNTIF([.C32:.L32];&quot;U&quot;)+COUNTIF([.C32:.L32];&quot;U☻&quot;)+COUNTIF([.C32:.L32];&quot;U☺&quot;)" office:value-type="float" office:value="1">
            <text:p>1</text:p>
          </table:table-cell>
          <table:table-cell table:style-name="ce103" table:formula="of:=COUNTIF([.C32:.L32];&quot;KVIT&quot;)+COUNTIF([.C32:.L32];&quot;KVIT☻&quot;)+COUNTIF([.C32:.L32];&quot;kvit$&quot;)" office:value-type="float" office:value="1">
            <text:p>1</text:p>
          </table:table-cell>
          <table:table-cell table:style-name="ce105" table:formula="of:=COUNTBLANK([.C32:.L32])" office:value-type="float" office:value="1">
            <text:p>1</text:p>
          </table:table-cell>
          <table:table-cell table:style-name="ce106" table:formula="of:=COUNTIF([.C32:.L32];&quot;x&quot;)" office:value-type="float" office:value="1">
            <text:p>1</text:p>
          </table:table-cell>
          <table:table-cell table:style-name="ce107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>
            <text:p>2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4">
            <text:p>4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7">
            <text:p>7</text:p>
          </table:table-cell>
          <table:table-cell table:style-name="ce32" table:formula="of:=SUM([.E35:.E36])" office:value-type="float" office:value="6">
            <text:p>6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0">
            <text:p>0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9">
            <text:p>9</text:p>
          </table:table-cell>
          <table:table-cell table:style-name="ce32" table:formula="of:=SUM([.L35:.L36]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">
            <text:p>1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2">
            <text:p>2</text:p>
          </table:table-cell>
          <table:table-cell table:style-name="ce33" table:formula="of:=COUNTIF([.D2:.D32];&quot;D&quot;)" office:value-type="float" office:value="1">
            <text:p>1</text:p>
          </table:table-cell>
          <table:table-cell table:style-name="ce33" table:formula="of:=COUNTIF([.E2:.E32];&quot;D&quot;)" office:value-type="float" office:value="2">
            <text:p>2</text:p>
          </table:table-cell>
          <table:table-cell table:style-name="ce33" table:formula="of:=COUNTIF([.F2:.F32];&quot;D&quot;)" office:value-type="float" office:value="4">
            <text:p>4</text:p>
          </table:table-cell>
          <table:table-cell table:style-name="ce33" table:formula="of:=COUNTIF([.G2:.G32];&quot;D&quot;)" office:value-type="float" office:value="0">
            <text:p>0</text:p>
          </table:table-cell>
          <table:table-cell table:style-name="ce33" table:formula="of:=COUNTIF([.H2:.H32];&quot;D&quot;)" office:value-type="float" office:value="8">
            <text:p>8</text:p>
          </table:table-cell>
          <table:table-cell table:style-name="ce33" table:formula="of:=COUNTIF([.I2:.I32];&quot;D&quot;)" office:value-type="float" office:value="7">
            <text:p>7</text:p>
          </table:table-cell>
          <table:table-cell table:style-name="ce33" table:formula="of:=COUNTIF([.J2:.J32];&quot;D&quot;)" office:value-type="float" office:value="6">
            <text:p>6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formula="of:=COUNTIF([.L2:.L32];&quot;D&quot;)" office:value-type="float" office:value="0">
            <text:p>0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1">
            <text:p>1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1">
            <text:p>1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0">
            <text:p>0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1">
            <text:p>1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4">
            <text:p>4</text:p>
          </table:table-cell>
          <table:table-cell table:style-name="ce33" table:formula="of:=COUNTIF([.L2:.L32];&quot;X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3">
            <text:p>3</text:p>
          </table:table-cell>
          <table:table-cell table:style-name="ce34" table:formula="of:=COUNTIF([.N2:.N32];&quot;ŠOŠ&quot;)" office:value-type="float" office:value="4">
            <text:p>4</text:p>
          </table:table-cell>
          <table:table-cell table:style-name="ce34" table:formula="of:=COUNTIF([.N2:.N32];&quot;PIN&quot;)" office:value-type="float" office:value="6">
            <text:p>6</text:p>
          </table:table-cell>
          <table:table-cell table:style-name="ce34" table:formula="of:=COUNTIF([.N2:.N32];&quot;KON&quot;)" office:value-type="float" office:value="6">
            <text:p>6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4">
            <text:p>4</text:p>
          </table:table-cell>
          <table:table-cell table:style-name="ce34" table:formula="of:=COUNTIF([.N2:.N32];&quot;DAN&quot;)" office:value-type="float" office:value="4">
            <text:p>4</text:p>
          </table:table-cell>
          <table:table-cell table:style-name="ce34" table:formula="of:=COUNTIF([.N2:.N32];&quot;MŠŠ&quot;)" office:value-type="float" office:value="4">
            <text:p>4</text:p>
          </table:table-cell>
          <table:table-cell table:style-name="ce34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6">
            <text:p>6</text:p>
          </table:table-cell>
          <table:table-cell table:style-name="ce1" table:formula="of:=COUNTIF([.D2:.D32];&quot;51¶&quot;)+COUNTIF([.D2:.D32];&quot;52¶&quot;)+COUNTIF([.D2:.D32];&quot;kvit¶&quot;)" office:value-type="float" office:value="3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5">
            <text:p>5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0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4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2">
            <text:p>2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2">
            <text:p>12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2">
            <text:p>2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j" table:style-name="ta7" table:print="false"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06-01">
            <text:p>1. jun 10</text:p>
          </table:table-cell>
          <table:table-cell table:style-name="ce108" table:formula="of:=TEXT([.A2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/>
          <table:table-cell table:style-name="ce43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110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10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10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10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10" table:formula="of:=COUNTIF([.C2:.L2];&quot;51¶&quot;)" office:value-type="float" office:value="1">
            <text:p>1</text:p>
          </table:table-cell>
          <table:table-cell table:style-name="ce110" table:formula="of:=COUNTIF([.C2:.L2];&quot;52¶&quot;)" office:value-type="float" office:value="1">
            <text:p>1</text:p>
          </table:table-cell>
          <table:table-cell table:style-name="ce110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110" table:formula="of:=COUNTIF([.C2:.L2];&quot;KVIT&quot;)+COUNTIF([.C2:.L2];&quot;KVIT☻&quot;)+COUNTIF([.C2:.L2];&quot;kvit$&quot;)" office:value-type="float" office:value="1">
            <text:p>1</text:p>
          </table:table-cell>
          <table:table-cell table:style-name="ce111" table:formula="of:=COUNTBLANK([.C2:.L2])" office:value-type="float" office:value="1">
            <text:p>1</text:p>
          </table:table-cell>
          <table:table-cell table:style-name="ce112" table:formula="of:=COUNTIF([.C2:.L2];&quot;x&quot;)" office:value-type="float" office:value="1">
            <text:p>1</text:p>
          </table:table-cell>
          <table:table-cell table:style-name="ce113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0-06-02">
            <text:p>2. jun 10</text:p>
          </table:table-cell>
          <table:table-cell table:style-name="ce108" table:formula="of:=TEXT([.A3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87" office:value-type="string">
            <text:p><text:s/>VIN</text:p>
          </table:table-cell>
          <table:table-cell table:style-name="ce28" office:value-type="string">
            <text:p>ŠOŠ</text:p>
          </table:table-cell>
          <table:table-cell table:style-name="ce110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10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10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10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10" table:formula="of:=COUNTIF([.C3:.L3];&quot;51¶&quot;)" office:value-type="float" office:value="1">
            <text:p>1</text:p>
          </table:table-cell>
          <table:table-cell table:style-name="ce110" table:formula="of:=COUNTIF([.C3:.L3];&quot;52¶&quot;)" office:value-type="float" office:value="1">
            <text:p>1</text:p>
          </table:table-cell>
          <table:table-cell table:style-name="ce110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110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11" table:formula="of:=COUNTBLANK([.C3:.L3])" office:value-type="float" office:value="1">
            <text:p>1</text:p>
          </table:table-cell>
          <table:table-cell table:style-name="ce112" table:formula="of:=COUNTIF([.C3:.L3];&quot;x&quot;)" office:value-type="float" office:value="1">
            <text:p>1</text:p>
          </table:table-cell>
          <table:table-cell table:style-name="ce113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03">
            <text:p>3. jun 10</text:p>
          </table:table-cell>
          <table:table-cell table:style-name="ce108" table:formula="of:=TEXT([.A4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/>
          <table:table-cell table:style-name="ce43" office:value-type="string">
            <office:annotation draw:style-name="gr1" draw:text-style-name="P1" svg:width="2.885cm" svg:height="3.018cm" svg:x="14.578cm" svg:y="0.592cm" draw:caption-point-x="-0.616cm" draw:caption-point-y="1.522cm">
              <dc:creator>MŠ</dc:creator>
              <dc:date>2010-12-20T00:00:00</dc:date>
              <text:p text:style-name="P1"><text:span text:style-name="T1">NE 12-15.6. (ESA)</text:span></text:p>
              <text:p text:style-name="P1"><text:span text:style-name="T1">NE 9.6 (sekcijski sestanek)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ŠOŠ</text:p>
          </table:table-cell>
          <table:table-cell table:style-name="ce110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10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10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10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10" table:formula="of:=COUNTIF([.C4:.L4];&quot;51¶&quot;)" office:value-type="float" office:value="1">
            <text:p>1</text:p>
          </table:table-cell>
          <table:table-cell table:style-name="ce110" table:formula="of:=COUNTIF([.C4:.L4];&quot;52¶&quot;)" office:value-type="float" office:value="1">
            <text:p>1</text:p>
          </table:table-cell>
          <table:table-cell table:style-name="ce110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110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11" table:formula="of:=COUNTBLANK([.C4:.L4])" office:value-type="float" office:value="1">
            <text:p>1</text:p>
          </table:table-cell>
          <table:table-cell table:style-name="ce112" table:formula="of:=COUNTIF([.C4:.L4];&quot;x&quot;)" office:value-type="float" office:value="1">
            <text:p>1</text:p>
          </table:table-cell>
          <table:table-cell table:style-name="ce113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04">
            <text:p>4. jun 10</text:p>
          </table:table-cell>
          <table:table-cell table:style-name="ce108" table:formula="of:=TEXT([.A5];&quot;Ddd&quot;)" office:value-type="string" office:string-value="pet">
            <text:p>pe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/>
          <table:table-cell table:style-name="ce43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110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10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10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10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10" table:formula="of:=COUNTIF([.C5:.L5];&quot;51¶&quot;)" office:value-type="float" office:value="1">
            <text:p>1</text:p>
          </table:table-cell>
          <table:table-cell table:style-name="ce110" table:formula="of:=COUNTIF([.C5:.L5];&quot;52¶&quot;)" office:value-type="float" office:value="0">
            <text:p>0</text:p>
          </table:table-cell>
          <table:table-cell table:style-name="ce110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110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111" table:formula="of:=COUNTBLANK([.C5:.L5])" office:value-type="float" office:value="1">
            <text:p>1</text:p>
          </table:table-cell>
          <table:table-cell table:style-name="ce112" table:formula="of:=COUNTIF([.C5:.L5];&quot;x&quot;)" office:value-type="float" office:value="1">
            <text:p>1</text:p>
          </table:table-cell>
          <table:table-cell table:style-name="ce113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1">
            <text:p>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05">
            <text:p>5. jun 10</text:p>
          </table:table-cell>
          <table:table-cell table:style-name="ce109" table:formula="of:=TEXT([.A6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3"/>
          <table:table-cell table:style-name="ce44"/>
          <table:table-cell table:style-name="ce37"/>
          <table:table-cell table:style-name="ce35"/>
          <table:table-cell table:style-name="ce30" table:number-columns-repeated="2"/>
          <table:table-cell table:style-name="ce41" office:value-type="string">
            <text:p>JAN</text:p>
          </table:table-cell>
          <table:table-cell table:style-name="ce41" office:value-type="string">
            <text:p>PIN</text:p>
          </table:table-cell>
          <table:table-cell table:style-name="ce110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10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110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110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10" table:formula="of:=COUNTIF([.C6:.L6];&quot;51¶&quot;)" office:value-type="float" office:value="0">
            <text:p>0</text:p>
          </table:table-cell>
          <table:table-cell table:style-name="ce110" table:formula="of:=COUNTIF([.C6:.L6];&quot;52¶&quot;)" office:value-type="float" office:value="0">
            <text:p>0</text:p>
          </table:table-cell>
          <table:table-cell table:style-name="ce110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10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11" table:formula="of:=COUNTBLANK([.C6:.L6])" office:value-type="float" office:value="9">
            <text:p>9</text:p>
          </table:table-cell>
          <table:table-cell table:style-name="ce112" table:formula="of:=COUNTIF([.C6:.L6];&quot;x&quot;)" office:value-type="float" office:value="0">
            <text:p>0</text:p>
          </table:table-cell>
          <table:table-cell table:style-name="ce113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06">
            <text:p>6. jun 10</text:p>
          </table:table-cell>
          <table:table-cell table:style-name="ce109" table:formula="of:=TEXT([.A7];&quot;Ddd&quot;)" office:value-type="string" office:string-value="ned">
            <text:p>ne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 table:number-columns-repeated="2"/>
          <table:table-cell table:style-name="ce44"/>
          <table:table-cell table:style-name="ce37"/>
          <table:table-cell table:style-name="ce35"/>
          <table:table-cell table:style-name="ce30" table:number-columns-repeated="2"/>
          <table:table-cell table:style-name="ce41" office:value-type="string">
            <text:p>JAN</text:p>
          </table:table-cell>
          <table:table-cell table:style-name="ce41" office:value-type="string">
            <text:p>PIN</text:p>
          </table:table-cell>
          <table:table-cell table:style-name="ce110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10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110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10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110" table:formula="of:=COUNTIF([.C7:.L7];&quot;51¶&quot;)" office:value-type="float" office:value="0">
            <text:p>0</text:p>
          </table:table-cell>
          <table:table-cell table:style-name="ce110" table:formula="of:=COUNTIF([.C7:.L7];&quot;52¶&quot;)" office:value-type="float" office:value="0">
            <text:p>0</text:p>
          </table:table-cell>
          <table:table-cell table:style-name="ce110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10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111" table:formula="of:=COUNTBLANK([.C7:.L7])" office:value-type="float" office:value="9">
            <text:p>9</text:p>
          </table:table-cell>
          <table:table-cell table:style-name="ce112" table:formula="of:=COUNTIF([.C7:.L7];&quot;x&quot;)" office:value-type="float" office:value="0">
            <text:p>0</text:p>
          </table:table-cell>
          <table:table-cell table:style-name="ce113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07">
            <text:p>7. jun 10</text:p>
          </table:table-cell>
          <table:table-cell table:style-name="ce108" table:formula="of:=TEXT([.A8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4"/>
          <table:table-cell table:style-name="ce43" office:value-type="string">
            <text:p>DAN</text:p>
          </table:table-cell>
          <table:table-cell table:style-name="ce28" office:value-type="string">
            <text:p>ŠOŠ</text:p>
          </table:table-cell>
          <table:table-cell table:style-name="ce110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10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110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10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110" table:formula="of:=COUNTIF([.C8:.L8];&quot;51¶&quot;)" office:value-type="float" office:value="1">
            <text:p>1</text:p>
          </table:table-cell>
          <table:table-cell table:style-name="ce110" table:formula="of:=COUNTIF([.C8:.L8];&quot;52¶&quot;)" office:value-type="float" office:value="0">
            <text:p>0</text:p>
          </table:table-cell>
          <table:table-cell table:style-name="ce110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10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11" table:formula="of:=COUNTBLANK([.C8:.L8])" office:value-type="float" office:value="2">
            <text:p>2</text:p>
          </table:table-cell>
          <table:table-cell table:style-name="ce112" table:formula="of:=COUNTIF([.C8:.L8];&quot;x&quot;)" office:value-type="float" office:value="1">
            <text:p>1</text:p>
          </table:table-cell>
          <table:table-cell table:style-name="ce113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>
            <text:p>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08">
            <text:p>8. jun 10</text:p>
          </table:table-cell>
          <table:table-cell table:style-name="ce108" table:formula="of:=TEXT([.A9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/>
          <table:table-cell table:style-name="ce43" office:value-type="string">
            <office:annotation draw:style-name="gr1" draw:text-style-name="P1" svg:width="2.885cm" svg:height="3.019cm" svg:x="14.578cm" svg:y="4.097cm" draw:caption-point-x="-0.616cm" draw:caption-point-y="1.523cm">
              <dc:creator>MŠ</dc:creator>
              <dc:date>2010-12-20T00:00:00</dc:date>
              <text:p text:style-name="P1"><text:span text:style-name="T1">NE 12-15.6. (ESA)</text:span></text:p>
              <text:p text:style-name="P1"><text:span text:style-name="T1">NE 9.6 (sekcijski sestanek)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ŠOŠ</text:p>
          </table:table-cell>
          <table:table-cell table:style-name="ce110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10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10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10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10" table:formula="of:=COUNTIF([.C9:.L9];&quot;51¶&quot;)" office:value-type="float" office:value="1">
            <text:p>1</text:p>
          </table:table-cell>
          <table:table-cell table:style-name="ce110" table:formula="of:=COUNTIF([.C9:.L9];&quot;52¶&quot;)" office:value-type="float" office:value="1">
            <text:p>1</text:p>
          </table:table-cell>
          <table:table-cell table:style-name="ce110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10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11" table:formula="of:=COUNTBLANK([.C9:.L9])" office:value-type="float" office:value="1">
            <text:p>1</text:p>
          </table:table-cell>
          <table:table-cell table:style-name="ce112" table:formula="of:=COUNTIF([.C9:.L9];&quot;x&quot;)" office:value-type="float" office:value="0">
            <text:p>0</text:p>
          </table:table-cell>
          <table:table-cell table:style-name="ce113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09">
            <text:p>9. jun 10</text:p>
          </table:table-cell>
          <table:table-cell table:style-name="ce108" table:formula="of:=TEXT([.A10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5cm" svg:height="0.594cm" svg:x="4.615cm" svg:y="4.799cm" draw:caption-point-x="-0.617cm" draw:caption-point-y="1.522cm">
              <dc:creator>MŠ</dc:creator>
              <dc:date>2010-12-20T00:00:00</dc:date>
              <text:p text:style-name="P1"><text:span text:style-name="T2">mishaly</text:span></text:p>
            </office:annotation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97"/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/>
          <table:table-cell table:style-name="ce43" office:value-type="string">
            <text:p>KON</text:p>
          </table:table-cell>
          <table:table-cell table:style-name="ce28" office:value-type="string">
            <text:p>ŠOŠ</text:p>
          </table:table-cell>
          <table:table-cell table:style-name="ce110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10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10" table:formula="of:=COUNTIF([.C10:.L10];&quot;51&quot;)+COUNTIF([.C10:.L10];&quot;51$&quot;)+COUNTIF([.C10:.L10];&quot;51☻&quot;)" office:value-type="float" office:value="2">
            <text:p>2</text:p>
          </table:table-cell>
          <table:table-cell table:style-name="ce110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110" table:formula="of:=COUNTIF([.C10:.L10];&quot;51¶&quot;)" office:value-type="float" office:value="1">
            <text:p>1</text:p>
          </table:table-cell>
          <table:table-cell table:style-name="ce110" table:formula="of:=COUNTIF([.C10:.L10];&quot;52¶&quot;)" office:value-type="float" office:value="0">
            <text:p>0</text:p>
          </table:table-cell>
          <table:table-cell table:style-name="ce110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110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111" table:formula="of:=COUNTBLANK([.C10:.L10])" office:value-type="float" office:value="2">
            <text:p>2</text:p>
          </table:table-cell>
          <table:table-cell table:style-name="ce112" table:formula="of:=COUNTIF([.C10:.L10];&quot;x&quot;)" office:value-type="float" office:value="1">
            <text:p>1</text:p>
          </table:table-cell>
          <table:table-cell table:style-name="ce113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10">
            <text:p>10. jun 10</text:p>
          </table:table-cell>
          <table:table-cell table:style-name="ce108" table:formula="of:=TEXT([.A11];&quot;Ddd&quot;)" office:value-type="string" office:string-value="čet">
            <text:p>č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43" office:value-type="string">
            <text:p>KOS</text:p>
          </table:table-cell>
          <table:table-cell table:style-name="ce28" office:value-type="string">
            <text:p>AND</text:p>
          </table:table-cell>
          <table:table-cell table:style-name="ce110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10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10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10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10" table:formula="of:=COUNTIF([.C11:.L11];&quot;51¶&quot;)" office:value-type="float" office:value="0">
            <text:p>0</text:p>
          </table:table-cell>
          <table:table-cell table:style-name="ce110" table:formula="of:=COUNTIF([.C11:.L11];&quot;52¶&quot;)" office:value-type="float" office:value="1">
            <text:p>1</text:p>
          </table:table-cell>
          <table:table-cell table:style-name="ce110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110" table:formula="of:=COUNTIF([.C11:.L11];&quot;KVIT&quot;)+COUNTIF([.C11:.L11];&quot;KVIT☻&quot;)+COUNTIF([.C11:.L11];&quot;kvit$&quot;)" office:value-type="float" office:value="2">
            <text:p>2</text:p>
          </table:table-cell>
          <table:table-cell table:style-name="ce111" table:formula="of:=COUNTBLANK([.C11:.L11])" office:value-type="float" office:value="1">
            <text:p>1</text:p>
          </table:table-cell>
          <table:table-cell table:style-name="ce112" table:formula="of:=COUNTIF([.C11:.L11];&quot;x&quot;)" office:value-type="float" office:value="1">
            <text:p>1</text:p>
          </table:table-cell>
          <table:table-cell table:style-name="ce113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11">
            <text:p>11. jun 10</text:p>
          </table:table-cell>
          <table:table-cell table:style-name="ce108" table:formula="of:=TEXT([.A1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6cm" svg:height="1cm" svg:x="11.589cm" svg:y="6.201cm" draw:caption-point-x="-0.616cm" draw:caption-point-y="1.522cm">
              <dc:creator>MŠ</dc:creator>
              <dc:date>2010-12-20T00:00:00</dc:date>
              <text:p text:style-name="P1"><text:span text:style-name="T2">11.,15. dež + dop tr</text:span></text:p>
            </office:annotation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/>
          <table:table-cell table:style-name="ce43" office:value-type="string">
            <text:p>KON</text:p>
          </table:table-cell>
          <table:table-cell table:style-name="ce28" office:value-type="string">
            <text:p>AND</text:p>
          </table:table-cell>
          <table:table-cell table:style-name="ce110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10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10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10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10" table:formula="of:=COUNTIF([.C12:.L12];&quot;51¶&quot;)" office:value-type="float" office:value="0">
            <text:p>0</text:p>
          </table:table-cell>
          <table:table-cell table:style-name="ce110" table:formula="of:=COUNTIF([.C12:.L12];&quot;52¶&quot;)" office:value-type="float" office:value="1">
            <text:p>1</text:p>
          </table:table-cell>
          <table:table-cell table:style-name="ce110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10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111" table:formula="of:=COUNTBLANK([.C12:.L12])" office:value-type="float" office:value="1">
            <text:p>1</text:p>
          </table:table-cell>
          <table:table-cell table:style-name="ce112" table:formula="of:=COUNTIF([.C12:.L12];&quot;x&quot;)" office:value-type="float" office:value="1">
            <text:p>1</text:p>
          </table:table-cell>
          <table:table-cell table:style-name="ce113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12">
            <text:p>12. jun 10</text:p>
          </table:table-cell>
          <table:table-cell table:style-name="ce109" table:formula="of:=TEXT([.A13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2"/>
          <table:table-cell table:style-name="ce37"/>
          <table:table-cell table:style-name="ce35"/>
          <table:table-cell table:style-name="ce30" table:number-columns-repeated="2"/>
          <table:table-cell table:style-name="ce41" office:value-type="string">
            <text:p>KON</text:p>
          </table:table-cell>
          <table:table-cell table:style-name="ce41" office:value-type="string">
            <text:p>ROD</text:p>
          </table:table-cell>
          <table:table-cell table:style-name="ce110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10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10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110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10" table:formula="of:=COUNTIF([.C13:.L13];&quot;51¶&quot;)" office:value-type="float" office:value="0">
            <text:p>0</text:p>
          </table:table-cell>
          <table:table-cell table:style-name="ce110" table:formula="of:=COUNTIF([.C13:.L13];&quot;52¶&quot;)" office:value-type="float" office:value="0">
            <text:p>0</text:p>
          </table:table-cell>
          <table:table-cell table:style-name="ce110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10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111" table:formula="of:=COUNTBLANK([.C13:.L13])" office:value-type="float" office:value="8">
            <text:p>8</text:p>
          </table:table-cell>
          <table:table-cell table:style-name="ce112" table:formula="of:=COUNTIF([.C13:.L13];&quot;x&quot;)" office:value-type="float" office:value="0">
            <text:p>0</text:p>
          </table:table-cell>
          <table:table-cell table:style-name="ce113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13">
            <text:p>13. jun 10</text:p>
          </table:table-cell>
          <table:table-cell table:style-name="ce109" table:formula="of:=TEXT([.A14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4"/>
          <table:table-cell table:style-name="ce30" table:number-columns-repeated="2"/>
          <table:table-cell table:style-name="ce35" table:number-columns-repeated="2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2"/>
          <table:table-cell table:style-name="ce41" office:value-type="string">
            <text:p>DAN</text:p>
          </table:table-cell>
          <table:table-cell table:style-name="ce41" office:value-type="string">
            <text:p>ROD</text:p>
          </table:table-cell>
          <table:table-cell table:style-name="ce110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10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10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110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10" table:formula="of:=COUNTIF([.C14:.L14];&quot;51¶&quot;)" office:value-type="float" office:value="0">
            <text:p>0</text:p>
          </table:table-cell>
          <table:table-cell table:style-name="ce110" table:formula="of:=COUNTIF([.C14:.L14];&quot;52¶&quot;)" office:value-type="float" office:value="0">
            <text:p>0</text:p>
          </table:table-cell>
          <table:table-cell table:style-name="ce110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10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111" table:formula="of:=COUNTBLANK([.C14:.L14])" office:value-type="float" office:value="8">
            <text:p>8</text:p>
          </table:table-cell>
          <table:table-cell table:style-name="ce112" table:formula="of:=COUNTIF([.C14:.L14];&quot;x&quot;)" office:value-type="float" office:value="0">
            <text:p>0</text:p>
          </table:table-cell>
          <table:table-cell table:style-name="ce113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14">
            <text:p>14. jun 10</text:p>
          </table:table-cell>
          <table:table-cell table:style-name="ce108" table:formula="of:=TEXT([.A15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43" office:value-type="string">
            <text:p>ŠTI</text:p>
          </table:table-cell>
          <table:table-cell table:style-name="ce28" office:value-type="string">
            <text:p>MŠŠ</text:p>
          </table:table-cell>
          <table:table-cell table:style-name="ce110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10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10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10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10" table:formula="of:=COUNTIF([.C15:.L15];&quot;51¶&quot;)" office:value-type="float" office:value="1">
            <text:p>1</text:p>
          </table:table-cell>
          <table:table-cell table:style-name="ce110" table:formula="of:=COUNTIF([.C15:.L15];&quot;52¶&quot;)" office:value-type="float" office:value="1">
            <text:p>1</text:p>
          </table:table-cell>
          <table:table-cell table:style-name="ce110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10" table:formula="of:=COUNTIF([.C15:.L15];&quot;KVIT&quot;)+COUNTIF([.C15:.L15];&quot;KVIT☻&quot;)+COUNTIF([.C15:.L15];&quot;kvit$&quot;)" office:value-type="float" office:value="1">
            <text:p>1</text:p>
          </table:table-cell>
          <table:table-cell table:style-name="ce111" table:formula="of:=COUNTBLANK([.C15:.L15])" office:value-type="float" office:value="2">
            <text:p>2</text:p>
          </table:table-cell>
          <table:table-cell table:style-name="ce112" table:formula="of:=COUNTIF([.C15:.L15];&quot;x&quot;)" office:value-type="float" office:value="1">
            <text:p>1</text:p>
          </table:table-cell>
          <table:table-cell table:style-name="ce113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15">
            <text:p>15. jun 10</text:p>
          </table:table-cell>
          <table:table-cell table:style-name="ce108" table:formula="of:=TEXT([.A16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/>
          <table:table-cell table:style-name="ce86" office:value-type="string">
            <text:p>MRZ</text:p>
          </table:table-cell>
          <table:table-cell table:style-name="ce28" office:value-type="string">
            <text:p>AND</text:p>
          </table:table-cell>
          <table:table-cell table:style-name="ce110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10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10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10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10" table:formula="of:=COUNTIF([.C16:.L16];&quot;51¶&quot;)" office:value-type="float" office:value="1">
            <text:p>1</text:p>
          </table:table-cell>
          <table:table-cell table:style-name="ce110" table:formula="of:=COUNTIF([.C16:.L16];&quot;52¶&quot;)" office:value-type="float" office:value="1">
            <text:p>1</text:p>
          </table:table-cell>
          <table:table-cell table:style-name="ce110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110" table:formula="of:=COUNTIF([.C16:.L16];&quot;KVIT&quot;)+COUNTIF([.C16:.L16];&quot;KVIT☻&quot;)+COUNTIF([.C16:.L16];&quot;kvit$&quot;)" office:value-type="float" office:value="1">
            <text:p>1</text:p>
          </table:table-cell>
          <table:table-cell table:style-name="ce111" table:formula="of:=COUNTBLANK([.C16:.L16])" office:value-type="float" office:value="1">
            <text:p>1</text:p>
          </table:table-cell>
          <table:table-cell table:style-name="ce112" table:formula="of:=COUNTIF([.C16:.L16];&quot;x&quot;)" office:value-type="float" office:value="1">
            <text:p>1</text:p>
          </table:table-cell>
          <table:table-cell table:style-name="ce113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16">
            <text:p>16. jun 10</text:p>
          </table:table-cell>
          <table:table-cell table:style-name="ce108" table:formula="of:=TEXT([.A17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97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/>
          <table:table-cell table:style-name="ce87" office:value-type="string">
            <text:p><text:s/>VIN</text:p>
          </table:table-cell>
          <table:table-cell table:style-name="ce28" office:value-type="string">
            <text:p>MŠŠ</text:p>
          </table:table-cell>
          <table:table-cell table:style-name="ce110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10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10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10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10" table:formula="of:=COUNTIF([.C17:.L17];&quot;51¶&quot;)" office:value-type="float" office:value="1">
            <text:p>1</text:p>
          </table:table-cell>
          <table:table-cell table:style-name="ce110" table:formula="of:=COUNTIF([.C17:.L17];&quot;52¶&quot;)" office:value-type="float" office:value="1">
            <text:p>1</text:p>
          </table:table-cell>
          <table:table-cell table:style-name="ce110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110" table:formula="of:=COUNTIF([.C17:.L17];&quot;KVIT&quot;)+COUNTIF([.C17:.L17];&quot;KVIT☻&quot;)+COUNTIF([.C17:.L17];&quot;kvit$&quot;)" office:value-type="float" office:value="1">
            <text:p>1</text:p>
          </table:table-cell>
          <table:table-cell table:style-name="ce111" table:formula="of:=COUNTBLANK([.C17:.L17])" office:value-type="float" office:value="2">
            <text:p>2</text:p>
          </table:table-cell>
          <table:table-cell table:style-name="ce112" table:formula="of:=COUNTIF([.C17:.L17];&quot;x&quot;)" office:value-type="float" office:value="1">
            <text:p>1</text:p>
          </table:table-cell>
          <table:table-cell table:style-name="ce113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17">
            <text:p>17. jun 10</text:p>
          </table:table-cell>
          <table:table-cell table:style-name="ce108" table:formula="of:=TEXT([.A18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/>
          <table:table-cell table:style-name="ce43" office:value-type="string">
            <text:p>AND</text:p>
          </table:table-cell>
          <table:table-cell table:style-name="ce28" office:value-type="string">
            <text:p>KOS</text:p>
          </table:table-cell>
          <table:table-cell table:style-name="ce110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10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10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10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10" table:formula="of:=COUNTIF([.C18:.L18];&quot;51¶&quot;)" office:value-type="float" office:value="0">
            <text:p>0</text:p>
          </table:table-cell>
          <table:table-cell table:style-name="ce110" table:formula="of:=COUNTIF([.C18:.L18];&quot;52¶&quot;)" office:value-type="float" office:value="1">
            <text:p>1</text:p>
          </table:table-cell>
          <table:table-cell table:style-name="ce110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10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11" table:formula="of:=COUNTBLANK([.C18:.L18])" office:value-type="float" office:value="1">
            <text:p>1</text:p>
          </table:table-cell>
          <table:table-cell table:style-name="ce112" table:formula="of:=COUNTIF([.C18:.L18];&quot;x&quot;)" office:value-type="float" office:value="1">
            <text:p>1</text:p>
          </table:table-cell>
          <table:table-cell table:style-name="ce113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18">
            <text:p>18. jun 10</text:p>
          </table:table-cell>
          <table:table-cell table:style-name="ce108" table:formula="of:=TEXT([.A19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2" office:value-type="string">
            <text:p><text:s/>RTG</text:p>
          </table:table-cell>
          <table:table-cell table:style-name="ce2"/>
          <table:table-cell table:style-name="ce43" office:value-type="string">
            <text:p>ŠOŠ</text:p>
          </table:table-cell>
          <table:table-cell table:style-name="ce28" office:value-type="string">
            <text:p>MŠŠ</text:p>
          </table:table-cell>
          <table:table-cell table:style-name="ce110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10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10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10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10" table:formula="of:=COUNTIF([.C19:.L19];&quot;51¶&quot;)" office:value-type="float" office:value="0">
            <text:p>0</text:p>
          </table:table-cell>
          <table:table-cell table:style-name="ce110" table:formula="of:=COUNTIF([.C19:.L19];&quot;52¶&quot;)" office:value-type="float" office:value="1">
            <text:p>1</text:p>
          </table:table-cell>
          <table:table-cell table:style-name="ce110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10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111" table:formula="of:=COUNTBLANK([.C19:.L19])" office:value-type="float" office:value="1">
            <text:p>1</text:p>
          </table:table-cell>
          <table:table-cell table:style-name="ce112" table:formula="of:=COUNTIF([.C19:.L19];&quot;x&quot;)" office:value-type="float" office:value="0">
            <text:p>0</text:p>
          </table:table-cell>
          <table:table-cell table:style-name="ce113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1">
            <text:p>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19">
            <text:p>19. jun 10</text:p>
          </table:table-cell>
          <table:table-cell table:style-name="ce109" table:formula="of:=TEXT([.A20];&quot;Ddd&quot;)" office:value-type="string" office:string-value="sob">
            <text:p>sob</text:p>
          </table:table-cell>
          <table:table-cell table:style-name="ce35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4"/>
          <table:table-cell table:style-name="ce11" table:formula="of:=[$'Vzorci vnosov'.$A$21]" office:value-type="string" office:string-value="☺">
            <text:p>☺</text:p>
          </table:table-cell>
          <table:table-cell table:style-name="ce44"/>
          <table:table-cell table:style-name="ce35" table:number-columns-repeated="3"/>
          <table:table-cell table:style-name="ce41" office:value-type="string">
            <text:p>AND</text:p>
          </table:table-cell>
          <table:table-cell table:style-name="ce41" office:value-type="string">
            <text:p>MŠŠ</text:p>
          </table:table-cell>
          <table:table-cell table:style-name="ce110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10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10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110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10" table:formula="of:=COUNTIF([.C20:.L20];&quot;51¶&quot;)" office:value-type="float" office:value="0">
            <text:p>0</text:p>
          </table:table-cell>
          <table:table-cell table:style-name="ce110" table:formula="of:=COUNTIF([.C20:.L20];&quot;52¶&quot;)" office:value-type="float" office:value="0">
            <text:p>0</text:p>
          </table:table-cell>
          <table:table-cell table:style-name="ce110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10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111" table:formula="of:=COUNTBLANK([.C20:.L20])" office:value-type="float" office:value="8">
            <text:p>8</text:p>
          </table:table-cell>
          <table:table-cell table:style-name="ce112" table:formula="of:=COUNTIF([.C20:.L20];&quot;x&quot;)" office:value-type="float" office:value="0">
            <text:p>0</text:p>
          </table:table-cell>
          <table:table-cell table:style-name="ce113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3"/>
          <table:table-cell office:value-type="string">
            <text:p>RTG </text:p>
          </table:table-cell>
          <table:table-cell table:number-columns-repeated="994"/>
        </table:table-row>
        <table:table-row table:style-name="ro7">
          <table:table-cell table:style-name="ce18" office:value-type="date" office:date-value="2010-06-20">
            <text:p>20. jun 10</text:p>
          </table:table-cell>
          <table:table-cell table:style-name="ce109" table:formula="of:=TEXT([.A21];&quot;Ddd&quot;)" office:value-type="string" office:string-value="ned">
            <text:p>ned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44"/>
          <table:table-cell table:style-name="ce35"/>
          <table:table-cell table:style-name="ce44"/>
          <table:table-cell table:style-name="ce35"/>
          <table:table-cell table:style-name="ce30" table:number-columns-repeated="2"/>
          <table:table-cell table:style-name="ce41" office:value-type="string">
            <text:p>ŠOŠ</text:p>
          </table:table-cell>
          <table:table-cell table:style-name="ce41" office:value-type="string">
            <text:p>KOS</text:p>
          </table:table-cell>
          <table:table-cell table:style-name="ce110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10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10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110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10" table:formula="of:=COUNTIF([.C21:.L21];&quot;51¶&quot;)" office:value-type="float" office:value="0">
            <text:p>0</text:p>
          </table:table-cell>
          <table:table-cell table:style-name="ce110" table:formula="of:=COUNTIF([.C21:.L21];&quot;52¶&quot;)" office:value-type="float" office:value="0">
            <text:p>0</text:p>
          </table:table-cell>
          <table:table-cell table:style-name="ce110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10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111" table:formula="of:=COUNTBLANK([.C21:.L21])" office:value-type="float" office:value="8">
            <text:p>8</text:p>
          </table:table-cell>
          <table:table-cell table:style-name="ce112" table:formula="of:=COUNTIF([.C21:.L21];&quot;x&quot;)" office:value-type="float" office:value="0">
            <text:p>0</text:p>
          </table:table-cell>
          <table:table-cell table:style-name="ce113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7" table:formula="of:=[$'Vzorci vnosov'.$A$16]" office:value-type="string" office:string-value="☻">
            <text:p>☻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0-06-21">
            <text:p>21. jun 10</text:p>
          </table:table-cell>
          <table:table-cell table:style-name="ce108" table:formula="of:=TEXT([.A22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6cm" svg:height="0.679cm" svg:x="11.589cm" svg:y="13.213cm" draw:caption-point-x="-0.616cm" draw:caption-point-y="1.522cm">
              <dc:creator>MŠ</dc:creator>
              <dc:date>2010-12-20T00:00:00</dc:date>
              <text:p text:style-name="P1"><text:span text:style-name="T1">19.6. do 27.6.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43" office:value-type="string">
            <text:p>MIR</text:p>
          </table:table-cell>
          <table:table-cell table:style-name="ce28" office:value-type="string">
            <text:p>ŠOŠ</text:p>
          </table:table-cell>
          <table:table-cell table:style-name="ce110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10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10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10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10" table:formula="of:=COUNTIF([.C22:.L22];&quot;51¶&quot;)" office:value-type="float" office:value="1">
            <text:p>1</text:p>
          </table:table-cell>
          <table:table-cell table:style-name="ce110" table:formula="of:=COUNTIF([.C22:.L22];&quot;52¶&quot;)" office:value-type="float" office:value="0">
            <text:p>0</text:p>
          </table:table-cell>
          <table:table-cell table:style-name="ce110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10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111" table:formula="of:=COUNTBLANK([.C22:.L22])" office:value-type="float" office:value="1">
            <text:p>1</text:p>
          </table:table-cell>
          <table:table-cell table:style-name="ce112" table:formula="of:=COUNTIF([.C22:.L22];&quot;x&quot;)" office:value-type="float" office:value="1">
            <text:p>1</text:p>
          </table:table-cell>
          <table:table-cell table:style-name="ce113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3"/>
          <table:table-cell office:value-type="string">
            <text:p>RTG</text:p>
          </table:table-cell>
          <table:table-cell table:number-columns-repeated="994"/>
        </table:table-row>
        <table:table-row table:style-name="ro7">
          <table:table-cell table:style-name="ce19" office:value-type="date" office:date-value="2010-06-22">
            <text:p>22. jun 10</text:p>
          </table:table-cell>
          <table:table-cell table:style-name="ce108" table:formula="of:=TEXT([.A23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98"/>
          <table:table-cell table:style-name="ce43" office:value-type="string">
            <text:p>MŠŠ</text:p>
          </table:table-cell>
          <table:table-cell table:style-name="ce28" office:value-type="string">
            <text:p>KON</text:p>
          </table:table-cell>
          <table:table-cell table:style-name="ce110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10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10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10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10" table:formula="of:=COUNTIF([.C23:.L23];&quot;51¶&quot;)" office:value-type="float" office:value="1">
            <text:p>1</text:p>
          </table:table-cell>
          <table:table-cell table:style-name="ce110" table:formula="of:=COUNTIF([.C23:.L23];&quot;52¶&quot;)" office:value-type="float" office:value="0">
            <text:p>0</text:p>
          </table:table-cell>
          <table:table-cell table:style-name="ce110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10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111" table:formula="of:=COUNTBLANK([.C23:.L23])" office:value-type="float" office:value="1">
            <text:p>1</text:p>
          </table:table-cell>
          <table:table-cell table:style-name="ce112" table:formula="of:=COUNTIF([.C23:.L23];&quot;x&quot;)" office:value-type="float" office:value="1">
            <text:p>1</text:p>
          </table:table-cell>
          <table:table-cell table:style-name="ce113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23">
            <text:p>23. jun 10</text:p>
          </table:table-cell>
          <table:table-cell table:style-name="ce108" table:formula="of:=TEXT([.A2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43" office:value-type="string">
            <office:annotation draw:style-name="gr1" draw:text-style-name="P1" svg:width="2.885cm" svg:height="3.018cm" svg:x="14.578cm" svg:y="14.615cm" draw:caption-point-x="-0.616cm" draw:caption-point-y="1.522cm">
              <dc:creator>MŠ</dc:creator>
              <dc:date>2010-12-20T00:00:00</dc:date>
              <text:p text:style-name="P1"><text:span text:style-name="T1">NE 12-15.6. (ESA)</text:span></text:p>
              <text:p text:style-name="P1"><text:span text:style-name="T1">NE 9.6 (sekcijski sestanek)</text:span></text:p>
              <text:p text:style-name="P1"><text:span text:style-name="T1"/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10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10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10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10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10" table:formula="of:=COUNTIF([.C24:.L24];&quot;51¶&quot;)" office:value-type="float" office:value="1">
            <text:p>1</text:p>
          </table:table-cell>
          <table:table-cell table:style-name="ce110" table:formula="of:=COUNTIF([.C24:.L24];&quot;52¶&quot;)" office:value-type="float" office:value="0">
            <text:p>0</text:p>
          </table:table-cell>
          <table:table-cell table:style-name="ce110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10" table:formula="of:=COUNTIF([.C24:.L24];&quot;KVIT&quot;)+COUNTIF([.C24:.L24];&quot;KVIT☻&quot;)+COUNTIF([.C24:.L24];&quot;kvit$&quot;)" office:value-type="float" office:value="1">
            <text:p>1</text:p>
          </table:table-cell>
          <table:table-cell table:style-name="ce111" table:formula="of:=COUNTBLANK([.C24:.L24])" office:value-type="float" office:value="1">
            <text:p>1</text:p>
          </table:table-cell>
          <table:table-cell table:style-name="ce112" table:formula="of:=COUNTIF([.C24:.L24];&quot;x&quot;)" office:value-type="float" office:value="1">
            <text:p>1</text:p>
          </table:table-cell>
          <table:table-cell table:style-name="ce113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24">
            <text:p>24. jun 10</text:p>
          </table:table-cell>
          <table:table-cell table:style-name="ce108" table:formula="of:=TEXT([.A25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86" office:value-type="string">
            <text:p>MRZ</text:p>
          </table:table-cell>
          <table:table-cell table:style-name="ce28" office:value-type="string">
            <text:p>PIN</text:p>
          </table:table-cell>
          <table:table-cell table:style-name="ce110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10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10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10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10" table:formula="of:=COUNTIF([.C25:.L25];&quot;51¶&quot;)" office:value-type="float" office:value="0">
            <text:p>0</text:p>
          </table:table-cell>
          <table:table-cell table:style-name="ce110" table:formula="of:=COUNTIF([.C25:.L25];&quot;52¶&quot;)" office:value-type="float" office:value="0">
            <text:p>0</text:p>
          </table:table-cell>
          <table:table-cell table:style-name="ce110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10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111" table:formula="of:=COUNTBLANK([.C25:.L25])" office:value-type="float" office:value="1">
            <text:p>1</text:p>
          </table:table-cell>
          <table:table-cell table:style-name="ce112" table:formula="of:=COUNTIF([.C25:.L25];&quot;x&quot;)" office:value-type="float" office:value="1">
            <text:p>1</text:p>
          </table:table-cell>
          <table:table-cell table:style-name="ce113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25">
            <text:p>25. jun 10</text:p>
          </table:table-cell>
          <table:table-cell table:style-name="ce109" table:formula="of:=TEXT([.A26];&quot;Ddd&quot;)" office:value-type="string" office:string-value="pet">
            <text:p>pet</text:p>
          </table:table-cell>
          <table:table-cell table:style-name="ce44" table:number-columns-repeated="4"/>
          <table:table-cell table:style-name="ce30"/>
          <table:table-cell table:style-name="ce37"/>
          <table:table-cell table:style-name="ce44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85" office:value-type="string">
            <text:p>MRZ</text:p>
          </table:table-cell>
          <table:table-cell table:style-name="ce41" office:value-type="string">
            <text:p>AND</text:p>
          </table:table-cell>
          <table:table-cell table:style-name="ce110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10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10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10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10" table:formula="of:=COUNTIF([.C26:.L26];&quot;51¶&quot;)" office:value-type="float" office:value="0">
            <text:p>0</text:p>
          </table:table-cell>
          <table:table-cell table:style-name="ce110" table:formula="of:=COUNTIF([.C26:.L26];&quot;52¶&quot;)" office:value-type="float" office:value="0">
            <text:p>0</text:p>
          </table:table-cell>
          <table:table-cell table:style-name="ce110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10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11" table:formula="of:=COUNTBLANK([.C26:.L26])" office:value-type="float" office:value="9">
            <text:p>9</text:p>
          </table:table-cell>
          <table:table-cell table:style-name="ce112" table:formula="of:=COUNTIF([.C26:.L26];&quot;x&quot;)" office:value-type="float" office:value="0">
            <text:p>0</text:p>
          </table:table-cell>
          <table:table-cell table:style-name="ce113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26">
            <text:p>26. jun 10</text:p>
          </table:table-cell>
          <table:table-cell table:style-name="ce109" table:formula="of:=TEXT([.A27];&quot;Ddd&quot;)" office:value-type="string" office:string-value="sob">
            <text:p>sob</text:p>
          </table:table-cell>
          <table:table-cell table:style-name="ce44"/>
          <table:table-cell table:style-name="ce72"/>
          <table:table-cell table:style-name="ce44" table:number-columns-repeated="2"/>
          <table:table-cell table:style-name="ce35"/>
          <table:table-cell table:style-name="ce30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9"/>
          <table:table-cell table:style-name="ce41" office:value-type="string">
            <text:p>DAN</text:p>
          </table:table-cell>
          <table:table-cell table:style-name="ce41" office:value-type="string">
            <text:p>AND</text:p>
          </table:table-cell>
          <table:table-cell table:style-name="ce110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10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10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110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10" table:formula="of:=COUNTIF([.C27:.L27];&quot;51¶&quot;)" office:value-type="float" office:value="0">
            <text:p>0</text:p>
          </table:table-cell>
          <table:table-cell table:style-name="ce110" table:formula="of:=COUNTIF([.C27:.L27];&quot;52¶&quot;)" office:value-type="float" office:value="0">
            <text:p>0</text:p>
          </table:table-cell>
          <table:table-cell table:style-name="ce110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10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11" table:formula="of:=COUNTBLANK([.C27:.L27])" office:value-type="float" office:value="8">
            <text:p>8</text:p>
          </table:table-cell>
          <table:table-cell table:style-name="ce112" table:formula="of:=COUNTIF([.C27:.L27];&quot;x&quot;)" office:value-type="float" office:value="0">
            <text:p>0</text:p>
          </table:table-cell>
          <table:table-cell table:style-name="ce113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6-27">
            <text:p>27. jun 10</text:p>
          </table:table-cell>
          <table:table-cell table:style-name="ce109" table:formula="of:=TEXT([.A28];&quot;Ddd&quot;)" office:value-type="string" office:string-value="ned">
            <text:p>ned</text:p>
          </table:table-cell>
          <table:table-cell table:style-name="ce44"/>
          <table:table-cell table:style-name="ce30"/>
          <table:table-cell table:style-name="ce44" table:number-columns-repeated="2"/>
          <table:table-cell table:style-name="ce30" table:number-columns-repeated="2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35"/>
          <table:table-cell table:style-name="ce41" office:value-type="string">
            <text:p>ŠTI</text:p>
          </table:table-cell>
          <table:table-cell table:style-name="ce41" office:value-type="string">
            <text:p>AND</text:p>
          </table:table-cell>
          <table:table-cell table:style-name="ce110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10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10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10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110" table:formula="of:=COUNTIF([.C28:.L28];&quot;51¶&quot;)" office:value-type="float" office:value="0">
            <text:p>0</text:p>
          </table:table-cell>
          <table:table-cell table:style-name="ce110" table:formula="of:=COUNTIF([.C28:.L28];&quot;52¶&quot;)" office:value-type="float" office:value="0">
            <text:p>0</text:p>
          </table:table-cell>
          <table:table-cell table:style-name="ce110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10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111" table:formula="of:=COUNTBLANK([.C28:.L28])" office:value-type="float" office:value="9">
            <text:p>9</text:p>
          </table:table-cell>
          <table:table-cell table:style-name="ce112" table:formula="of:=COUNTIF([.C28:.L28];&quot;x&quot;)" office:value-type="float" office:value="0">
            <text:p>0</text:p>
          </table:table-cell>
          <table:table-cell table:style-name="ce113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28">
            <text:p>28. jun 10</text:p>
          </table:table-cell>
          <table:table-cell table:style-name="ce108" table:formula="of:=TEXT([.A29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3"/>
          <table:table-cell table:style-name="ce43" office:value-type="string">
            <text:p>MŠŠ</text:p>
          </table:table-cell>
          <table:table-cell table:style-name="ce28" office:value-type="string">
            <text:p>ŠOŠ</text:p>
          </table:table-cell>
          <table:table-cell table:style-name="ce110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10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10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110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10" table:formula="of:=COUNTIF([.C29:.L29];&quot;51¶&quot;)" office:value-type="float" office:value="0">
            <text:p>0</text:p>
          </table:table-cell>
          <table:table-cell table:style-name="ce110" table:formula="of:=COUNTIF([.C29:.L29];&quot;52¶&quot;)" office:value-type="float" office:value="0">
            <text:p>0</text:p>
          </table:table-cell>
          <table:table-cell table:style-name="ce110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10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11" table:formula="of:=COUNTBLANK([.C29:.L29])" office:value-type="float" office:value="2">
            <text:p>2</text:p>
          </table:table-cell>
          <table:table-cell table:style-name="ce112" table:formula="of:=COUNTIF([.C29:.L29];&quot;x&quot;)" office:value-type="float" office:value="1">
            <text:p>1</text:p>
          </table:table-cell>
          <table:table-cell table:style-name="ce113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1">
            <text:p>1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6-29">
            <text:p>29. jun 10</text:p>
          </table:table-cell>
          <table:table-cell table:style-name="ce108" table:formula="of:=TEXT([.A30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/>
          <table:table-cell table:style-name="ce43" office:value-type="string">
            <text:p>ŠOŠ</text:p>
          </table:table-cell>
          <table:table-cell table:style-name="ce28" office:value-type="string">
            <text:p>MŠŠ</text:p>
          </table:table-cell>
          <table:table-cell table:style-name="ce110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10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10" table:formula="of:=COUNTIF([.C30:.L30];&quot;51&quot;)+COUNTIF([.C30:.L30];&quot;51$&quot;)+COUNTIF([.C30:.L30];&quot;51☻&quot;)" office:value-type="float" office:value="2">
            <text:p>2</text:p>
          </table:table-cell>
          <table:table-cell table:style-name="ce110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10" table:formula="of:=COUNTIF([.C30:.L30];&quot;51¶&quot;)" office:value-type="float" office:value="0">
            <text:p>0</text:p>
          </table:table-cell>
          <table:table-cell table:style-name="ce110" table:formula="of:=COUNTIF([.C30:.L30];&quot;52¶&quot;)" office:value-type="float" office:value="0">
            <text:p>0</text:p>
          </table:table-cell>
          <table:table-cell table:style-name="ce110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10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111" table:formula="of:=COUNTBLANK([.C30:.L30])" office:value-type="float" office:value="1">
            <text:p>1</text:p>
          </table:table-cell>
          <table:table-cell table:style-name="ce112" table:formula="of:=COUNTIF([.C30:.L30];&quot;x&quot;)" office:value-type="float" office:value="1">
            <text:p>1</text:p>
          </table:table-cell>
          <table:table-cell table:style-name="ce113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>
            <text:p>3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6-30">
            <text:p>30. jun 10</text:p>
          </table:table-cell>
          <table:table-cell table:style-name="ce108" table:formula="of:=TEXT([.A31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1"/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/>
          <table:table-cell table:style-name="ce43" office:value-type="string">
            <text:p>AND</text:p>
          </table:table-cell>
          <table:table-cell table:style-name="ce28" office:value-type="string">
            <text:p>ŠOŠ</text:p>
          </table:table-cell>
          <table:table-cell table:style-name="ce110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10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10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10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10" table:formula="of:=COUNTIF([.C31:.L31];&quot;51¶&quot;)" office:value-type="float" office:value="1">
            <text:p>1</text:p>
          </table:table-cell>
          <table:table-cell table:style-name="ce110" table:formula="of:=COUNTIF([.C31:.L31];&quot;52¶&quot;)" office:value-type="float" office:value="0">
            <text:p>0</text:p>
          </table:table-cell>
          <table:table-cell table:style-name="ce110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10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11" table:formula="of:=COUNTBLANK([.C31:.L31])" office:value-type="float" office:value="2">
            <text:p>2</text:p>
          </table:table-cell>
          <table:table-cell table:style-name="ce112" table:formula="of:=COUNTIF([.C31:.L31];&quot;x&quot;)" office:value-type="float" office:value="0">
            <text:p>0</text:p>
          </table:table-cell>
          <table:table-cell table:style-name="ce113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3">
            <text:p>3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3">
            <text:p>3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7">
            <text:p>7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5">
            <text:p>5</text:p>
          </table:table-cell>
          <table:table-cell table:style-name="ce32" table:formula="of:=SUM([.G35:.G36])" office:value-type="float" office:value="0">
            <text:p>0</text:p>
          </table:table-cell>
          <table:table-cell table:style-name="ce32" table:formula="of:=SUM([.H35:.H36])" office:value-type="float" office:value="6">
            <text:p>6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8">
            <text:p>8</text:p>
          </table:table-cell>
          <table:table-cell table:style-name="ce32" table:formula="of:=SUM([.L35:.L36]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>
            <text:p>4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6">
            <text:p>6</text:p>
          </table:table-cell>
          <table:table-cell table:style-name="ce33" table:formula="of:=COUNTIF([.D2:.D32];&quot;D&quot;)" office:value-type="float" office:value="0">
            <text:p>0</text:p>
          </table:table-cell>
          <table:table-cell table:style-name="ce33" table:formula="of:=COUNTIF([.E2:.E32];&quot;D&quot;)" office:value-type="float" office:value="3">
            <text:p>3</text:p>
          </table:table-cell>
          <table:table-cell table:style-name="ce33" table:formula="of:=COUNTIF([.F2:.F32];&quot;D&quot;)" office:value-type="float" office:value="3">
            <text:p>3</text:p>
          </table:table-cell>
          <table:table-cell table:style-name="ce33" table:formula="of:=COUNTIF([.G2:.G32];&quot;D&quot;)" office:value-type="float" office:value="2">
            <text:p>2</text:p>
          </table:table-cell>
          <table:table-cell table:style-name="ce33" table:formula="of:=COUNTIF([.H2:.H32];&quot;D&quot;)" office:value-type="float" office:value="6">
            <text:p>6</text:p>
          </table:table-cell>
          <table:table-cell table:style-name="ce33" table:formula="of:=COUNTIF([.I2:.I32];&quot;D&quot;)" office:value-type="float" office:value="8">
            <text:p>8</text:p>
          </table:table-cell>
          <table:table-cell table:style-name="ce33" table:formula="of:=COUNTIF([.J2:.J32];&quot;D&quot;)" office:value-type="float" office:value="4">
            <text:p>4</text:p>
          </table:table-cell>
          <table:table-cell table:style-name="ce33" table:formula="of:=COUNTIF([.K2:.K32];&quot;D&quot;)" office:value-type="float" office:value="3">
            <text:p>3</text:p>
          </table:table-cell>
          <table:table-cell table:style-name="ce33" table:formula="of:=COUNTIF([.L2:.L32];&quot;D&quot;)" office:value-type="float" office:value="0">
            <text:p>0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3">
            <text:p>3</text:p>
          </table:table-cell>
          <table:table-cell table:style-name="ce33" table:formula="of:=COUNTIF([.E2:.E32];&quot;SO&quot;)" office:value-type="float" office:value="4">
            <text:p>4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4">
            <text:p>4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4">
            <text:p>4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0">
            <text:p>0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style-name="ce33" table:formula="of:=COUNTIF([.L2:.L32];&quot;X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2">
            <text:p>2</text:p>
          </table:table-cell>
          <table:table-cell table:style-name="ce34" table:formula="of:=COUNTIF([.N2:.N32];&quot;ŠOŠ&quot;)" office:value-type="float" office:value="10">
            <text:p>10</text:p>
          </table:table-cell>
          <table:table-cell table:style-name="ce34" table:formula="of:=COUNTIF([.N2:.N32];&quot;PIN&quot;)" office:value-type="float" office:value="3">
            <text:p>3</text:p>
          </table:table-cell>
          <table:table-cell table:style-name="ce34" table:formula="of:=COUNTIF([.N2:.N32];&quot;KON&quot;)" office:value-type="float" office:value="2">
            <text:p>2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6">
            <text:p>6</text:p>
          </table:table-cell>
          <table:table-cell table:style-name="ce34" table:formula="of:=COUNTIF([.N2:.N32];&quot;ROD&quot;)" office:value-type="float" office:value="2">
            <text:p>2</text:p>
          </table:table-cell>
          <table:table-cell table:style-name="ce34" table:formula="of:=COUNTIF([.N2:.N32];&quot;DAN&quot;)" office:value-type="float" office:value="0">
            <text:p>0</text:p>
          </table:table-cell>
          <table:table-cell table:style-name="ce34" table:formula="of:=COUNTIF([.N2:.N32];&quot;MŠŠ&quot;)" office:value-type="float" office:value="5">
            <text:p>5</text:p>
          </table:table-cell>
          <table:table-cell table:style-name="ce34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3">
            <text:p>3</text:p>
          </table:table-cell>
          <table:table-cell table:style-name="ce1" table:formula="of:=COUNTIF([.F2:.F32];&quot;U☺&quot;)+COUNTIF([.F2:.F32];&quot;U☻&quot;)+COUNTIF([.F2:.F32];&quot;U&quot;)" office:value-type="float" office:value="2">
            <text:p>2</text:p>
          </table:table-cell>
          <table:table-cell table:style-name="ce1" table:formula="of:=COUNTIF([.G2:.G32];&quot;U☺&quot;)+COUNTIF([.G2:.G32];&quot;U☻&quot;)+COUNTIF([.G2:.G32];&quot;U&quot;)" office:value-type="float" office:value="4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ij" table:style-name="ta8" table:print="false"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07-01">
            <text:p>1. jul 10</text:p>
          </table:table-cell>
          <table:table-cell table:style-name="ce114" table:formula="of:=TEXT([.A2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43" office:value-type="string">
            <office:annotation draw:style-name="gr2" draw:text-style-name="P1" svg:width="2.885cm" svg:height="0.997cm" svg:x="14.578cm" svg:y="0cm" draw:caption-point-x="-0.616cm" draw:caption-point-y="0.712cm">
              <dc:creator>MŠ</dc:creator>
              <dc:date>2010-12-20T00:00:00</dc:date>
              <text:p text:style-name="P1"><text:span text:style-name="T2">Dopust: 10.-25.7</text:span></text:p>
              <text:p text:style-name="P1"><text:span text:style-name="T2">14.-22.8,24.8</text:span></text:p>
            </office:annotation>
            <text:p>POT</text:p>
          </table:table-cell>
          <table:table-cell table:style-name="ce28" office:value-type="string">
            <text:p>AND</text:p>
          </table:table-cell>
          <table:table-cell table:style-name="ce118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18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18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18" table:formula="of:=COUNTIF([.C2:.L2];&quot;52&quot;)+COUNTIF([.C2:.L2];&quot;52$&quot;)+COUNTIF([.C2:.L2];&quot;52☻&quot;)" office:value-type="float" office:value="2">
            <text:p>2</text:p>
          </table:table-cell>
          <table:table-cell table:style-name="ce118" table:formula="of:=COUNTIF([.C2:.L2];&quot;51¶&quot;)" office:value-type="float" office:value="0">
            <text:p>0</text:p>
          </table:table-cell>
          <table:table-cell table:style-name="ce118" table:formula="of:=COUNTIF([.C2:.L2];&quot;52¶&quot;)" office:value-type="float" office:value="0">
            <text:p>0</text:p>
          </table:table-cell>
          <table:table-cell table:style-name="ce118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18" table:formula="of:=COUNTIF([.C2:.L2];&quot;KVIT&quot;)+COUNTIF([.C2:.L2];&quot;KVIT☻&quot;)+COUNTIF([.C2:.L2];&quot;kvit$&quot;)" office:value-type="float" office:value="1">
            <text:p>1</text:p>
          </table:table-cell>
          <table:table-cell table:style-name="ce119" table:formula="of:=COUNTBLANK([.C2:.L2])" office:value-type="float" office:value="1">
            <text:p>1</text:p>
          </table:table-cell>
          <table:table-cell table:style-name="ce120" table:formula="of:=COUNTIF([.C2:.L2];&quot;x&quot;)" office:value-type="float" office:value="1">
            <text:p>1</text:p>
          </table:table-cell>
          <table:table-cell table:style-name="ce121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3">
            <text:p>3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0-07-02">
            <text:p>2. jul 10</text:p>
          </table:table-cell>
          <table:table-cell table:style-name="ce114" table:formula="of:=TEXT([.A3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7"/>
          <table:table-cell table:style-name="ce43" office:value-type="string">
            <text:p><text:s/>ORO</text:p>
          </table:table-cell>
          <table:table-cell table:style-name="ce28" office:value-type="string">
            <text:p>ŠOŠ</text:p>
          </table:table-cell>
          <table:table-cell table:style-name="ce118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18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18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18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18" table:formula="of:=COUNTIF([.C3:.L3];&quot;51¶&quot;)" office:value-type="float" office:value="1">
            <text:p>1</text:p>
          </table:table-cell>
          <table:table-cell table:style-name="ce118" table:formula="of:=COUNTIF([.C3:.L3];&quot;52¶&quot;)" office:value-type="float" office:value="0">
            <text:p>0</text:p>
          </table:table-cell>
          <table:table-cell table:style-name="ce118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18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19" table:formula="of:=COUNTBLANK([.C3:.L3])" office:value-type="float" office:value="1">
            <text:p>1</text:p>
          </table:table-cell>
          <table:table-cell table:style-name="ce120" table:formula="of:=COUNTIF([.C3:.L3];&quot;x&quot;)" office:value-type="float" office:value="0">
            <text:p>0</text:p>
          </table:table-cell>
          <table:table-cell table:style-name="ce121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1">
            <text:p>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03">
            <text:p>3. jul 10</text:p>
          </table:table-cell>
          <table:table-cell table:style-name="ce115" table:formula="of:=TEXT([.A4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8"/>
          <table:table-cell table:style-name="ce41" office:value-type="string">
            <text:p>JAN</text:p>
          </table:table-cell>
          <table:table-cell table:style-name="ce41" office:value-type="string">
            <text:p>KOS</text:p>
          </table:table-cell>
          <table:table-cell table:style-name="ce118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18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18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118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118" table:formula="of:=COUNTIF([.C4:.L4];&quot;51¶&quot;)" office:value-type="float" office:value="0">
            <text:p>0</text:p>
          </table:table-cell>
          <table:table-cell table:style-name="ce118" table:formula="of:=COUNTIF([.C4:.L4];&quot;52¶&quot;)" office:value-type="float" office:value="0">
            <text:p>0</text:p>
          </table:table-cell>
          <table:table-cell table:style-name="ce118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18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119" table:formula="of:=COUNTBLANK([.C4:.L4])" office:value-type="float" office:value="9">
            <text:p>9</text:p>
          </table:table-cell>
          <table:table-cell table:style-name="ce120" table:formula="of:=COUNTIF([.C4:.L4];&quot;x&quot;)" office:value-type="float" office:value="0">
            <text:p>0</text:p>
          </table:table-cell>
          <table:table-cell table:style-name="ce121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04">
            <text:p>4. jul 10</text:p>
          </table:table-cell>
          <table:table-cell table:style-name="ce115" table:formula="of:=TEXT([.A5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8"/>
          <table:table-cell table:style-name="ce41" office:value-type="string">
            <text:p>JAN</text:p>
          </table:table-cell>
          <table:table-cell table:style-name="ce41" office:value-type="string">
            <text:p>KOS</text:p>
          </table:table-cell>
          <table:table-cell table:style-name="ce118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18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18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118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18" table:formula="of:=COUNTIF([.C5:.L5];&quot;51¶&quot;)" office:value-type="float" office:value="0">
            <text:p>0</text:p>
          </table:table-cell>
          <table:table-cell table:style-name="ce118" table:formula="of:=COUNTIF([.C5:.L5];&quot;52¶&quot;)" office:value-type="float" office:value="0">
            <text:p>0</text:p>
          </table:table-cell>
          <table:table-cell table:style-name="ce118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18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119" table:formula="of:=COUNTBLANK([.C5:.L5])" office:value-type="float" office:value="9">
            <text:p>9</text:p>
          </table:table-cell>
          <table:table-cell table:style-name="ce120" table:formula="of:=COUNTIF([.C5:.L5];&quot;x&quot;)" office:value-type="float" office:value="0">
            <text:p>0</text:p>
          </table:table-cell>
          <table:table-cell table:style-name="ce121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05">
            <text:p>5. jul 10</text:p>
          </table:table-cell>
          <table:table-cell table:style-name="ce114" table:formula="of:=TEXT([.A6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/>
          <table:table-cell table:style-name="ce43" office:value-type="string">
            <office:annotation draw:style-name="gr2" draw:text-style-name="P1" svg:width="2.885cm" svg:height="1cm" svg:x="14.578cm" svg:y="1.994cm" draw:caption-point-x="-0.616cm" draw:caption-point-y="1.522cm">
              <dc:creator>MŠ</dc:creator>
              <dc:date>2010-12-20T00:00:00</dc:date>
              <text:p text:style-name="P1"><text:span text:style-name="T2">Dopust: 10.-25.7</text:span></text:p>
              <text:p text:style-name="P1"><text:span text:style-name="T2">14.-22.8,24.8</text:span></text:p>
            </office:annotation>
            <text:p>POT</text:p>
          </table:table-cell>
          <table:table-cell table:style-name="ce28" office:value-type="string">
            <text:p>KOS</text:p>
          </table:table-cell>
          <table:table-cell table:style-name="ce118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18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>
            <text:p>0</text:p>
          </table:table-cell>
          <table:table-cell table:style-name="ce118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18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18" table:formula="of:=COUNTIF([.C6:.L6];&quot;51¶&quot;)" office:value-type="float" office:value="0">
            <text:p>0</text:p>
          </table:table-cell>
          <table:table-cell table:style-name="ce118" table:formula="of:=COUNTIF([.C6:.L6];&quot;52¶&quot;)" office:value-type="float" office:value="0">
            <text:p>0</text:p>
          </table:table-cell>
          <table:table-cell table:style-name="ce118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18" table:formula="of:=COUNTIF([.C6:.L6];&quot;KVIT&quot;)+COUNTIF([.C6:.L6];&quot;KVIT☻&quot;)+COUNTIF([.C6:.L6];&quot;kvit$&quot;)" office:value-type="float" office:value="2">
            <text:p>2</text:p>
          </table:table-cell>
          <table:table-cell table:style-name="ce119" table:formula="of:=COUNTBLANK([.C6:.L6])" office:value-type="float" office:value="2">
            <text:p>2</text:p>
          </table:table-cell>
          <table:table-cell table:style-name="ce120" table:formula="of:=COUNTIF([.C6:.L6];&quot;x&quot;)" office:value-type="float" office:value="0">
            <text:p>0</text:p>
          </table:table-cell>
          <table:table-cell table:style-name="ce121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06">
            <text:p>6. jul 10</text:p>
          </table:table-cell>
          <table:table-cell table:style-name="ce114" table:formula="of:=TEXT([.A7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16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/>
          <table:table-cell table:style-name="ce87" office:value-type="string">
            <text:p>BER</text:p>
          </table:table-cell>
          <table:table-cell table:style-name="ce28" office:value-type="string">
            <text:p>ŠOŠ</text:p>
          </table:table-cell>
          <table:table-cell table:style-name="ce118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18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118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18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18" table:formula="of:=COUNTIF([.C7:.L7];&quot;51¶&quot;)" office:value-type="float" office:value="0">
            <text:p>0</text:p>
          </table:table-cell>
          <table:table-cell table:style-name="ce118" table:formula="of:=COUNTIF([.C7:.L7];&quot;52¶&quot;)" office:value-type="float" office:value="0">
            <text:p>0</text:p>
          </table:table-cell>
          <table:table-cell table:style-name="ce118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18" table:formula="of:=COUNTIF([.C7:.L7];&quot;KVIT&quot;)+COUNTIF([.C7:.L7];&quot;KVIT☻&quot;)+COUNTIF([.C7:.L7];&quot;kvit$&quot;)" office:value-type="float" office:value="1">
            <text:p>1</text:p>
          </table:table-cell>
          <table:table-cell table:style-name="ce119" table:formula="of:=COUNTBLANK([.C7:.L7])" office:value-type="float" office:value="2">
            <text:p>2</text:p>
          </table:table-cell>
          <table:table-cell table:style-name="ce120" table:formula="of:=COUNTIF([.C7:.L7];&quot;x&quot;)" office:value-type="float" office:value="1">
            <text:p>1</text:p>
          </table:table-cell>
          <table:table-cell table:style-name="ce121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07">
            <text:p>7. jul 10</text:p>
          </table:table-cell>
          <table:table-cell table:style-name="ce114" table:formula="of:=TEXT([.A8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16"/>
          <table:table-cell table:style-name="ce43" office:value-type="string">
            <office:annotation draw:style-name="gr2" draw:text-style-name="P1" svg:width="2.885cm" svg:height="1cm" svg:x="14.578cm" svg:y="3.396cm" draw:caption-point-x="-0.616cm" draw:caption-point-y="1.523cm">
              <dc:creator>MŠ</dc:creator>
              <dc:date>2010-12-20T00:00:00</dc:date>
              <text:p text:style-name="P1"><text:span text:style-name="T2">Dopust: 10.-25.7</text:span></text:p>
              <text:p text:style-name="P1"><text:span text:style-name="T2">14.-22.8,24.8</text:span></text:p>
            </office:annotation>
            <text:p>POT</text:p>
          </table:table-cell>
          <table:table-cell table:style-name="ce28" office:value-type="string">
            <text:p>ŠOŠ</text:p>
          </table:table-cell>
          <table:table-cell table:style-name="ce118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18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18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18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18" table:formula="of:=COUNTIF([.C8:.L8];&quot;51¶&quot;)" office:value-type="float" office:value="0">
            <text:p>0</text:p>
          </table:table-cell>
          <table:table-cell table:style-name="ce118" table:formula="of:=COUNTIF([.C8:.L8];&quot;52¶&quot;)" office:value-type="float" office:value="1">
            <text:p>1</text:p>
          </table:table-cell>
          <table:table-cell table:style-name="ce118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18" table:formula="of:=COUNTIF([.C8:.L8];&quot;KVIT&quot;)+COUNTIF([.C8:.L8];&quot;KVIT☻&quot;)+COUNTIF([.C8:.L8];&quot;kvit$&quot;)" office:value-type="float" office:value="1">
            <text:p>1</text:p>
          </table:table-cell>
          <table:table-cell table:style-name="ce119" table:formula="of:=COUNTBLANK([.C8:.L8])" office:value-type="float" office:value="2">
            <text:p>2</text:p>
          </table:table-cell>
          <table:table-cell table:style-name="ce120" table:formula="of:=COUNTIF([.C8:.L8];&quot;x&quot;)" office:value-type="float" office:value="0">
            <text:p>0</text:p>
          </table:table-cell>
          <table:table-cell table:style-name="ce121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08">
            <text:p>8. jul 10</text:p>
          </table:table-cell>
          <table:table-cell table:style-name="ce114" table:formula="of:=TEXT([.A9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16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/>
          <table:table-cell table:style-name="ce43" office:value-type="string">
            <text:p>JAN</text:p>
          </table:table-cell>
          <table:table-cell table:style-name="ce28" office:value-type="string">
            <text:p>KON</text:p>
          </table:table-cell>
          <table:table-cell table:style-name="ce118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18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18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18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18" table:formula="of:=COUNTIF([.C9:.L9];&quot;51¶&quot;)" office:value-type="float" office:value="0">
            <text:p>0</text:p>
          </table:table-cell>
          <table:table-cell table:style-name="ce118" table:formula="of:=COUNTIF([.C9:.L9];&quot;52¶&quot;)" office:value-type="float" office:value="0">
            <text:p>0</text:p>
          </table:table-cell>
          <table:table-cell table:style-name="ce118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18" table:formula="of:=COUNTIF([.C9:.L9];&quot;KVIT&quot;)+COUNTIF([.C9:.L9];&quot;KVIT☻&quot;)+COUNTIF([.C9:.L9];&quot;kvit$&quot;)" office:value-type="float" office:value="1">
            <text:p>1</text:p>
          </table:table-cell>
          <table:table-cell table:style-name="ce119" table:formula="of:=COUNTBLANK([.C9:.L9])" office:value-type="float" office:value="2">
            <text:p>2</text:p>
          </table:table-cell>
          <table:table-cell table:style-name="ce120" table:formula="of:=COUNTIF([.C9:.L9];&quot;x&quot;)" office:value-type="float" office:value="1">
            <text:p>1</text:p>
          </table:table-cell>
          <table:table-cell table:style-name="ce121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09">
            <text:p>9. jul 10</text:p>
          </table:table-cell>
          <table:table-cell table:style-name="ce114" table:formula="of:=TEXT([.A10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16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/>
          <table:table-cell table:style-name="ce87" office:value-type="string">
            <text:p>BER</text:p>
          </table:table-cell>
          <table:table-cell table:style-name="ce28" office:value-type="string">
            <text:p>ŠOŠ</text:p>
          </table:table-cell>
          <table:table-cell table:style-name="ce118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18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18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18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18" table:formula="of:=COUNTIF([.C10:.L10];&quot;51¶&quot;)" office:value-type="float" office:value="1">
            <text:p>1</text:p>
          </table:table-cell>
          <table:table-cell table:style-name="ce118" table:formula="of:=COUNTIF([.C10:.L10];&quot;52¶&quot;)" office:value-type="float" office:value="0">
            <text:p>0</text:p>
          </table:table-cell>
          <table:table-cell table:style-name="ce118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18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119" table:formula="of:=COUNTBLANK([.C10:.L10])" office:value-type="float" office:value="2">
            <text:p>2</text:p>
          </table:table-cell>
          <table:table-cell table:style-name="ce120" table:formula="of:=COUNTIF([.C10:.L10];&quot;x&quot;)" office:value-type="float" office:value="0">
            <text:p>0</text:p>
          </table:table-cell>
          <table:table-cell table:style-name="ce121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10">
            <text:p>10. jul 10</text:p>
          </table:table-cell>
          <table:table-cell table:style-name="ce115" table:formula="of:=TEXT([.A11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0" table:number-columns-repeated="6"/>
          <table:table-cell table:style-name="ce117" office:value-type="string">
            <text:p>KON</text:p>
          </table:table-cell>
          <table:table-cell table:style-name="ce41" office:value-type="string">
            <text:p>MŠŠ</text:p>
          </table:table-cell>
          <table:table-cell table:style-name="ce118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18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18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18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118" table:formula="of:=COUNTIF([.C11:.L11];&quot;51¶&quot;)" office:value-type="float" office:value="0">
            <text:p>0</text:p>
          </table:table-cell>
          <table:table-cell table:style-name="ce118" table:formula="of:=COUNTIF([.C11:.L11];&quot;52¶&quot;)" office:value-type="float" office:value="0">
            <text:p>0</text:p>
          </table:table-cell>
          <table:table-cell table:style-name="ce118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18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119" table:formula="of:=COUNTBLANK([.C11:.L11])" office:value-type="float" office:value="8">
            <text:p>8</text:p>
          </table:table-cell>
          <table:table-cell table:style-name="ce120" table:formula="of:=COUNTIF([.C11:.L11];&quot;x&quot;)" office:value-type="float" office:value="0">
            <text:p>0</text:p>
          </table:table-cell>
          <table:table-cell table:style-name="ce121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11">
            <text:p>11. jul 10</text:p>
          </table:table-cell>
          <table:table-cell table:style-name="ce115" table:formula="of:=TEXT([.A12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9"/>
          <table:table-cell table:style-name="ce85" office:value-type="string">
            <text:p>BER</text:p>
          </table:table-cell>
          <table:table-cell table:style-name="ce41" office:value-type="string">
            <text:p>KON</text:p>
          </table:table-cell>
          <table:table-cell table:style-name="ce118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18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18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118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18" table:formula="of:=COUNTIF([.C12:.L12];&quot;51¶&quot;)" office:value-type="float" office:value="0">
            <text:p>0</text:p>
          </table:table-cell>
          <table:table-cell table:style-name="ce118" table:formula="of:=COUNTIF([.C12:.L12];&quot;52¶&quot;)" office:value-type="float" office:value="0">
            <text:p>0</text:p>
          </table:table-cell>
          <table:table-cell table:style-name="ce118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18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119" table:formula="of:=COUNTBLANK([.C12:.L12])" office:value-type="float" office:value="9">
            <text:p>9</text:p>
          </table:table-cell>
          <table:table-cell table:style-name="ce120" table:formula="of:=COUNTIF([.C12:.L12];&quot;x&quot;)" office:value-type="float" office:value="0">
            <text:p>0</text:p>
          </table:table-cell>
          <table:table-cell table:style-name="ce121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12">
            <text:p>12. jul 10</text:p>
          </table:table-cell>
          <table:table-cell table:style-name="ce114" table:formula="of:=TEXT([.A13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87" office:value-type="string">
            <text:p><text:s/>VIN</text:p>
          </table:table-cell>
          <table:table-cell table:style-name="ce28" office:value-type="string">
            <text:p>MŠŠ</text:p>
          </table:table-cell>
          <table:table-cell table:style-name="ce118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18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18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18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18" table:formula="of:=COUNTIF([.C13:.L13];&quot;51¶&quot;)" office:value-type="float" office:value="0">
            <text:p>0</text:p>
          </table:table-cell>
          <table:table-cell table:style-name="ce118" table:formula="of:=COUNTIF([.C13:.L13];&quot;52¶&quot;)" office:value-type="float" office:value="0">
            <text:p>0</text:p>
          </table:table-cell>
          <table:table-cell table:style-name="ce118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18" table:formula="of:=COUNTIF([.C13:.L13];&quot;KVIT&quot;)+COUNTIF([.C13:.L13];&quot;KVIT☻&quot;)+COUNTIF([.C13:.L13];&quot;kvit$&quot;)" office:value-type="float" office:value="1">
            <text:p>1</text:p>
          </table:table-cell>
          <table:table-cell table:style-name="ce119" table:formula="of:=COUNTBLANK([.C13:.L13])" office:value-type="float" office:value="2">
            <text:p>2</text:p>
          </table:table-cell>
          <table:table-cell table:style-name="ce120" table:formula="of:=COUNTIF([.C13:.L13];&quot;x&quot;)" office:value-type="float" office:value="1">
            <text:p>1</text:p>
          </table:table-cell>
          <table:table-cell table:style-name="ce121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13">
            <text:p>13. jul 10</text:p>
          </table:table-cell>
          <table:table-cell table:style-name="ce114" table:formula="of:=TEXT([.A14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16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/>
          <table:table-cell table:style-name="ce43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118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18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18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18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18" table:formula="of:=COUNTIF([.C14:.L14];&quot;51¶&quot;)" office:value-type="float" office:value="0">
            <text:p>0</text:p>
          </table:table-cell>
          <table:table-cell table:style-name="ce118" table:formula="of:=COUNTIF([.C14:.L14];&quot;52¶&quot;)" office:value-type="float" office:value="0">
            <text:p>0</text:p>
          </table:table-cell>
          <table:table-cell table:style-name="ce118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18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119" table:formula="of:=COUNTBLANK([.C14:.L14])" office:value-type="float" office:value="2">
            <text:p>2</text:p>
          </table:table-cell>
          <table:table-cell table:style-name="ce120" table:formula="of:=COUNTIF([.C14:.L14];&quot;x&quot;)" office:value-type="float" office:value="1">
            <text:p>1</text:p>
          </table:table-cell>
          <table:table-cell table:style-name="ce121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14">
            <text:p>14. jul 10</text:p>
          </table:table-cell>
          <table:table-cell table:style-name="ce114" table:formula="of:=TEXT([.A15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16"/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/>
          <table:table-cell table:style-name="ce43" office:value-type="string">
            <text:p>MIR</text:p>
          </table:table-cell>
          <table:table-cell table:style-name="ce28" office:value-type="string">
            <text:p>MŠŠ</text:p>
          </table:table-cell>
          <table:table-cell table:style-name="ce118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18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18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18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18" table:formula="of:=COUNTIF([.C15:.L15];&quot;51¶&quot;)" office:value-type="float" office:value="0">
            <text:p>0</text:p>
          </table:table-cell>
          <table:table-cell table:style-name="ce118" table:formula="of:=COUNTIF([.C15:.L15];&quot;52¶&quot;)" office:value-type="float" office:value="0">
            <text:p>0</text:p>
          </table:table-cell>
          <table:table-cell table:style-name="ce118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18" table:formula="of:=COUNTIF([.C15:.L15];&quot;KVIT&quot;)+COUNTIF([.C15:.L15];&quot;KVIT☻&quot;)+COUNTIF([.C15:.L15];&quot;kvit$&quot;)" office:value-type="float" office:value="1">
            <text:p>1</text:p>
          </table:table-cell>
          <table:table-cell table:style-name="ce119" table:formula="of:=COUNTBLANK([.C15:.L15])" office:value-type="float" office:value="2">
            <text:p>2</text:p>
          </table:table-cell>
          <table:table-cell table:style-name="ce120" table:formula="of:=COUNTIF([.C15:.L15];&quot;x&quot;)" office:value-type="float" office:value="1">
            <text:p>1</text:p>
          </table:table-cell>
          <table:table-cell table:style-name="ce121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15">
            <text:p>15. jul 10</text:p>
          </table:table-cell>
          <table:table-cell table:style-name="ce114" table:formula="of:=TEXT([.A16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16"/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/>
          <table:table-cell table:style-name="ce87" office:value-type="string">
            <text:p>BER</text:p>
          </table:table-cell>
          <table:table-cell table:style-name="ce28" office:value-type="string">
            <text:p>MŠŠ</text:p>
          </table:table-cell>
          <table:table-cell table:style-name="ce118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18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18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18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18" table:formula="of:=COUNTIF([.C16:.L16];&quot;51¶&quot;)" office:value-type="float" office:value="0">
            <text:p>0</text:p>
          </table:table-cell>
          <table:table-cell table:style-name="ce118" table:formula="of:=COUNTIF([.C16:.L16];&quot;52¶&quot;)" office:value-type="float" office:value="0">
            <text:p>0</text:p>
          </table:table-cell>
          <table:table-cell table:style-name="ce118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18" table:formula="of:=COUNTIF([.C16:.L16];&quot;KVIT&quot;)+COUNTIF([.C16:.L16];&quot;KVIT☻&quot;)+COUNTIF([.C16:.L16];&quot;kvit$&quot;)" office:value-type="float" office:value="1">
            <text:p>1</text:p>
          </table:table-cell>
          <table:table-cell table:style-name="ce119" table:formula="of:=COUNTBLANK([.C16:.L16])" office:value-type="float" office:value="2">
            <text:p>2</text:p>
          </table:table-cell>
          <table:table-cell table:style-name="ce120" table:formula="of:=COUNTIF([.C16:.L16];&quot;x&quot;)" office:value-type="float" office:value="1">
            <text:p>1</text:p>
          </table:table-cell>
          <table:table-cell table:style-name="ce121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16">
            <text:p>16. jul 10</text:p>
          </table:table-cell>
          <table:table-cell table:style-name="ce114" table:formula="of:=TEXT([.A17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16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/>
          <table:table-cell table:style-name="ce87" office:value-type="string">
            <text:p><text:s/>VIN</text:p>
          </table:table-cell>
          <table:table-cell table:style-name="ce28" office:value-type="string">
            <text:p>KOS</text:p>
          </table:table-cell>
          <table:table-cell table:style-name="ce118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18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18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18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18" table:formula="of:=COUNTIF([.C17:.L17];&quot;51¶&quot;)" office:value-type="float" office:value="0">
            <text:p>0</text:p>
          </table:table-cell>
          <table:table-cell table:style-name="ce118" table:formula="of:=COUNTIF([.C17:.L17];&quot;52¶&quot;)" office:value-type="float" office:value="0">
            <text:p>0</text:p>
          </table:table-cell>
          <table:table-cell table:style-name="ce118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18" table:formula="of:=COUNTIF([.C17:.L17];&quot;KVIT&quot;)+COUNTIF([.C17:.L17];&quot;KVIT☻&quot;)+COUNTIF([.C17:.L17];&quot;kvit$&quot;)" office:value-type="float" office:value="1">
            <text:p>1</text:p>
          </table:table-cell>
          <table:table-cell table:style-name="ce119" table:formula="of:=COUNTBLANK([.C17:.L17])" office:value-type="float" office:value="2">
            <text:p>2</text:p>
          </table:table-cell>
          <table:table-cell table:style-name="ce120" table:formula="of:=COUNTIF([.C17:.L17];&quot;x&quot;)" office:value-type="float" office:value="1">
            <text:p>1</text:p>
          </table:table-cell>
          <table:table-cell table:style-name="ce121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17">
            <text:p>17. jul 10</text:p>
          </table:table-cell>
          <table:table-cell table:style-name="ce115" table:formula="of:=TEXT([.A18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0" table:number-columns-repeated="7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 office:value-type="string">
            <text:p>KOS</text:p>
          </table:table-cell>
          <table:table-cell table:style-name="ce41" office:value-type="string">
            <text:p>AND</text:p>
          </table:table-cell>
          <table:table-cell table:style-name="ce118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18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18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18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18" table:formula="of:=COUNTIF([.C18:.L18];&quot;51¶&quot;)" office:value-type="float" office:value="0">
            <text:p>0</text:p>
          </table:table-cell>
          <table:table-cell table:style-name="ce118" table:formula="of:=COUNTIF([.C18:.L18];&quot;52¶&quot;)" office:value-type="float" office:value="0">
            <text:p>0</text:p>
          </table:table-cell>
          <table:table-cell table:style-name="ce118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18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119" table:formula="of:=COUNTBLANK([.C18:.L18])" office:value-type="float" office:value="8">
            <text:p>8</text:p>
          </table:table-cell>
          <table:table-cell table:style-name="ce120" table:formula="of:=COUNTIF([.C18:.L18];&quot;x&quot;)" office:value-type="float" office:value="0">
            <text:p>0</text:p>
          </table:table-cell>
          <table:table-cell table:style-name="ce121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18">
            <text:p>18. jul 10</text:p>
          </table:table-cell>
          <table:table-cell table:style-name="ce115" table:formula="of:=TEXT([.A19];&quot;Ddd&quot;)" office:value-type="string" office:string-value="ned">
            <text:p>ned</text:p>
          </table:table-cell>
          <table:table-cell table:style-name="ce30" table:number-columns-repeated="8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85" office:value-type="string">
            <text:p><text:s/>VIN</text:p>
          </table:table-cell>
          <table:table-cell table:style-name="ce41" office:value-type="string">
            <text:p>AND</text:p>
          </table:table-cell>
          <table:table-cell table:style-name="ce118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18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18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18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118" table:formula="of:=COUNTIF([.C19:.L19];&quot;51¶&quot;)" office:value-type="float" office:value="0">
            <text:p>0</text:p>
          </table:table-cell>
          <table:table-cell table:style-name="ce118" table:formula="of:=COUNTIF([.C19:.L19];&quot;52¶&quot;)" office:value-type="float" office:value="0">
            <text:p>0</text:p>
          </table:table-cell>
          <table:table-cell table:style-name="ce118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18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119" table:formula="of:=COUNTBLANK([.C19:.L19])" office:value-type="float" office:value="9">
            <text:p>9</text:p>
          </table:table-cell>
          <table:table-cell table:style-name="ce120" table:formula="of:=COUNTIF([.C19:.L19];&quot;x&quot;)" office:value-type="float" office:value="0">
            <text:p>0</text:p>
          </table:table-cell>
          <table:table-cell table:style-name="ce121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19">
            <text:p>19. jul 10</text:p>
          </table:table-cell>
          <table:table-cell table:style-name="ce114" table:formula="of:=TEXT([.A20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1.616cm" svg:x="7.604cm" svg:y="11.81cm" draw:caption-point-x="-0.617cm" draw:caption-point-y="1.523cm">
              <dc:creator>MŠ</dc:creator>
              <dc:date>2010-12-20T00:00:00</dc:date>
              <text:p text:style-name="P1"><text:span text:style-name="T1">Julij: 19. do 15. Avg</text:span></text:p>
              <text:p text:style-name="P1"><text:span text:style-name="T1"/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11cm" svg:height="2.082cm" svg:x="8.6cm" svg:y="11.81cm" draw:caption-point-x="-0.617cm" draw:caption-point-y="1.523cm">
              <dc:creator>MŠ</dc:creator>
              <dc:date>2010-12-20T00:00:00</dc:date>
              <text:p text:style-name="P1"><text:span text:style-name="T1">19.7-13.8 letni dopust</text:span></text:p>
              <text:p text:style-name="P1"><text:span text:style-name="T1">- 13.9-17.9 letni dopust</text:span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/>
          <table:table-cell table:style-name="ce43" office:value-type="string">
            <text:p>ŠTI</text:p>
          </table:table-cell>
          <table:table-cell table:style-name="ce28" office:value-type="string">
            <text:p>AND</text:p>
          </table:table-cell>
          <table:table-cell table:style-name="ce118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18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18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18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18" table:formula="of:=COUNTIF([.C20:.L20];&quot;51¶&quot;)" office:value-type="float" office:value="0">
            <text:p>0</text:p>
          </table:table-cell>
          <table:table-cell table:style-name="ce118" table:formula="of:=COUNTIF([.C20:.L20];&quot;52¶&quot;)" office:value-type="float" office:value="0">
            <text:p>0</text:p>
          </table:table-cell>
          <table:table-cell table:style-name="ce118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18" table:formula="of:=COUNTIF([.C20:.L20];&quot;KVIT&quot;)+COUNTIF([.C20:.L20];&quot;KVIT☻&quot;)+COUNTIF([.C20:.L20];&quot;kvit$&quot;)" office:value-type="float" office:value="1">
            <text:p>1</text:p>
          </table:table-cell>
          <table:table-cell table:style-name="ce119" table:formula="of:=COUNTBLANK([.C20:.L20])" office:value-type="float" office:value="1">
            <text:p>1</text:p>
          </table:table-cell>
          <table:table-cell table:style-name="ce120" table:formula="of:=COUNTIF([.C20:.L20];&quot;x&quot;)" office:value-type="float" office:value="1">
            <text:p>1</text:p>
          </table:table-cell>
          <table:table-cell table:style-name="ce121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0">
            <text:p>20. jul 10</text:p>
          </table:table-cell>
          <table:table-cell table:style-name="ce114" table:formula="of:=TEXT([.A21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87" office:value-type="string">
            <text:p>BER</text:p>
          </table:table-cell>
          <table:table-cell table:style-name="ce28" office:value-type="string">
            <text:p>MŠŠ</text:p>
          </table:table-cell>
          <table:table-cell table:style-name="ce118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18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18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18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18" table:formula="of:=COUNTIF([.C21:.L21];&quot;51¶&quot;)" office:value-type="float" office:value="0">
            <text:p>0</text:p>
          </table:table-cell>
          <table:table-cell table:style-name="ce118" table:formula="of:=COUNTIF([.C21:.L21];&quot;52¶&quot;)" office:value-type="float" office:value="0">
            <text:p>0</text:p>
          </table:table-cell>
          <table:table-cell table:style-name="ce118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18" table:formula="of:=COUNTIF([.C21:.L21];&quot;KVIT&quot;)+COUNTIF([.C21:.L21];&quot;KVIT☻&quot;)+COUNTIF([.C21:.L21];&quot;kvit$&quot;)" office:value-type="float" office:value="1">
            <text:p>1</text:p>
          </table:table-cell>
          <table:table-cell table:style-name="ce119" table:formula="of:=COUNTBLANK([.C21:.L21])" office:value-type="float" office:value="1">
            <text:p>1</text:p>
          </table:table-cell>
          <table:table-cell table:style-name="ce120" table:formula="of:=COUNTIF([.C21:.L21];&quot;x&quot;)" office:value-type="float" office:value="1">
            <text:p>1</text:p>
          </table:table-cell>
          <table:table-cell table:style-name="ce121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1">
            <text:p>21. jul 10</text:p>
          </table:table-cell>
          <table:table-cell table:style-name="ce114" table:formula="of:=TEXT([.A22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/>
          <table:table-cell table:style-name="ce87" office:value-type="string">
            <text:p><text:s/>VIN</text:p>
          </table:table-cell>
          <table:table-cell table:style-name="ce28" office:value-type="string">
            <text:p>MŠŠ</text:p>
          </table:table-cell>
          <table:table-cell table:style-name="ce118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18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>
            <text:p>0</text:p>
          </table:table-cell>
          <table:table-cell table:style-name="ce118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18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18" table:formula="of:=COUNTIF([.C22:.L22];&quot;51¶&quot;)" office:value-type="float" office:value="0">
            <text:p>0</text:p>
          </table:table-cell>
          <table:table-cell table:style-name="ce118" table:formula="of:=COUNTIF([.C22:.L22];&quot;52¶&quot;)" office:value-type="float" office:value="0">
            <text:p>0</text:p>
          </table:table-cell>
          <table:table-cell table:style-name="ce118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18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119" table:formula="of:=COUNTBLANK([.C22:.L22])" office:value-type="float" office:value="1">
            <text:p>1</text:p>
          </table:table-cell>
          <table:table-cell table:style-name="ce120" table:formula="of:=COUNTIF([.C22:.L22];&quot;x&quot;)" office:value-type="float" office:value="1">
            <text:p>1</text:p>
          </table:table-cell>
          <table:table-cell table:style-name="ce121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2">
            <text:p>22. jul 10</text:p>
          </table:table-cell>
          <table:table-cell table:style-name="ce114" table:formula="of:=TEXT([.A23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/>
          <table:table-cell table:style-name="ce43" office:value-type="string">
            <text:p>ŠTI</text:p>
          </table:table-cell>
          <table:table-cell table:style-name="ce28" office:value-type="string">
            <text:p>PIN</text:p>
          </table:table-cell>
          <table:table-cell table:style-name="ce118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18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18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18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18" table:formula="of:=COUNTIF([.C23:.L23];&quot;51¶&quot;)" office:value-type="float" office:value="0">
            <text:p>0</text:p>
          </table:table-cell>
          <table:table-cell table:style-name="ce118" table:formula="of:=COUNTIF([.C23:.L23];&quot;52¶&quot;)" office:value-type="float" office:value="0">
            <text:p>0</text:p>
          </table:table-cell>
          <table:table-cell table:style-name="ce118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18" table:formula="of:=COUNTIF([.C23:.L23];&quot;KVIT&quot;)+COUNTIF([.C23:.L23];&quot;KVIT☻&quot;)+COUNTIF([.C23:.L23];&quot;kvit$&quot;)" office:value-type="float" office:value="1">
            <text:p>1</text:p>
          </table:table-cell>
          <table:table-cell table:style-name="ce119" table:formula="of:=COUNTBLANK([.C23:.L23])" office:value-type="float" office:value="1">
            <text:p>1</text:p>
          </table:table-cell>
          <table:table-cell table:style-name="ce120" table:formula="of:=COUNTIF([.C23:.L23];&quot;x&quot;)" office:value-type="float" office:value="1">
            <text:p>1</text:p>
          </table:table-cell>
          <table:table-cell table:style-name="ce121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3">
            <text:p>23. jul 10</text:p>
          </table:table-cell>
          <table:table-cell table:style-name="ce114" table:formula="of:=TEXT([.A2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/>
          <table:table-cell table:style-name="ce87" office:value-type="string">
            <text:p>BER</text:p>
          </table:table-cell>
          <table:table-cell table:style-name="ce28" office:value-type="string">
            <text:p>ROD</text:p>
          </table:table-cell>
          <table:table-cell table:style-name="ce118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18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>
            <text:p>0</text:p>
          </table:table-cell>
          <table:table-cell table:style-name="ce118" table:formula="of:=COUNTIF([.C24:.L24];&quot;51&quot;)+COUNTIF([.C24:.L24];&quot;51$&quot;)+COUNTIF([.C24:.L24];&quot;51☻&quot;)" office:value-type="float" office:value="2">
            <text:p>2</text:p>
          </table:table-cell>
          <table:table-cell table:style-name="ce118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118" table:formula="of:=COUNTIF([.C24:.L24];&quot;51¶&quot;)" office:value-type="float" office:value="0">
            <text:p>0</text:p>
          </table:table-cell>
          <table:table-cell table:style-name="ce118" table:formula="of:=COUNTIF([.C24:.L24];&quot;52¶&quot;)" office:value-type="float" office:value="0">
            <text:p>0</text:p>
          </table:table-cell>
          <table:table-cell table:style-name="ce118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18" table:formula="of:=COUNTIF([.C24:.L24];&quot;KVIT&quot;)+COUNTIF([.C24:.L24];&quot;KVIT☻&quot;)+COUNTIF([.C24:.L24];&quot;kvit$&quot;)" office:value-type="float" office:value="1">
            <text:p>1</text:p>
          </table:table-cell>
          <table:table-cell table:style-name="ce119" table:formula="of:=COUNTBLANK([.C24:.L24])" office:value-type="float" office:value="1">
            <text:p>1</text:p>
          </table:table-cell>
          <table:table-cell table:style-name="ce120" table:formula="of:=COUNTIF([.C24:.L24];&quot;x&quot;)" office:value-type="float" office:value="1">
            <text:p>1</text:p>
          </table:table-cell>
          <table:table-cell table:style-name="ce121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24">
            <text:p>24. jul 10</text:p>
          </table:table-cell>
          <table:table-cell table:style-name="ce115" table:formula="of:=TEXT([.A25];&quot;Ddd&quot;)" office:value-type="string" office:string-value="sob">
            <text:p>sob</text:p>
          </table:table-cell>
          <table:table-cell table:style-name="ce30" table:number-columns-repeated="5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1" office:value-type="string">
            <text:p>AND</text:p>
          </table:table-cell>
          <table:table-cell table:style-name="ce41" office:value-type="string">
            <text:p>PIN</text:p>
          </table:table-cell>
          <table:table-cell table:style-name="ce118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18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18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18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118" table:formula="of:=COUNTIF([.C25:.L25];&quot;51¶&quot;)" office:value-type="float" office:value="0">
            <text:p>0</text:p>
          </table:table-cell>
          <table:table-cell table:style-name="ce118" table:formula="of:=COUNTIF([.C25:.L25];&quot;52¶&quot;)" office:value-type="float" office:value="0">
            <text:p>0</text:p>
          </table:table-cell>
          <table:table-cell table:style-name="ce118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18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119" table:formula="of:=COUNTBLANK([.C25:.L25])" office:value-type="float" office:value="8">
            <text:p>8</text:p>
          </table:table-cell>
          <table:table-cell table:style-name="ce120" table:formula="of:=COUNTIF([.C25:.L25];&quot;x&quot;)" office:value-type="float" office:value="0">
            <text:p>0</text:p>
          </table:table-cell>
          <table:table-cell table:style-name="ce121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7-25">
            <text:p>25. jul 10</text:p>
          </table:table-cell>
          <table:table-cell table:style-name="ce115" table:formula="of:=TEXT([.A26];&quot;Ddd&quot;)" office:value-type="string" office:string-value="ned">
            <text:p>ned</text:p>
          </table:table-cell>
          <table:table-cell table:style-name="ce30" table:number-columns-repeated="7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1" office:value-type="string">
            <text:p>ŠTI</text:p>
          </table:table-cell>
          <table:table-cell table:style-name="ce41" office:value-type="string">
            <text:p>PIN</text:p>
          </table:table-cell>
          <table:table-cell table:style-name="ce118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18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>
            <text:p>0</text:p>
          </table:table-cell>
          <table:table-cell table:style-name="ce118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18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18" table:formula="of:=COUNTIF([.C26:.L26];&quot;51¶&quot;)" office:value-type="float" office:value="0">
            <text:p>0</text:p>
          </table:table-cell>
          <table:table-cell table:style-name="ce118" table:formula="of:=COUNTIF([.C26:.L26];&quot;52¶&quot;)" office:value-type="float" office:value="0">
            <text:p>0</text:p>
          </table:table-cell>
          <table:table-cell table:style-name="ce118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18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19" table:formula="of:=COUNTBLANK([.C26:.L26])" office:value-type="float" office:value="9">
            <text:p>9</text:p>
          </table:table-cell>
          <table:table-cell table:style-name="ce120" table:formula="of:=COUNTIF([.C26:.L26];&quot;x&quot;)" office:value-type="float" office:value="0">
            <text:p>0</text:p>
          </table:table-cell>
          <table:table-cell table:style-name="ce121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6">
            <text:p>26. jul 10</text:p>
          </table:table-cell>
          <table:table-cell table:style-name="ce114" table:formula="of:=TEXT([.A27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/>
          <table:table-cell table:style-name="ce87" office:value-type="string">
            <text:p><text:s/>VIN</text:p>
          </table:table-cell>
          <table:table-cell table:style-name="ce28" office:value-type="string">
            <text:p>ROD</text:p>
          </table:table-cell>
          <table:table-cell table:style-name="ce118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18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18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18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118" table:formula="of:=COUNTIF([.C27:.L27];&quot;51¶&quot;)" office:value-type="float" office:value="1">
            <text:p>1</text:p>
          </table:table-cell>
          <table:table-cell table:style-name="ce118" table:formula="of:=COUNTIF([.C27:.L27];&quot;52¶&quot;)" office:value-type="float" office:value="0">
            <text:p>0</text:p>
          </table:table-cell>
          <table:table-cell table:style-name="ce118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18" table:formula="of:=COUNTIF([.C27:.L27];&quot;KVIT&quot;)+COUNTIF([.C27:.L27];&quot;KVIT☻&quot;)+COUNTIF([.C27:.L27];&quot;kvit$&quot;)" office:value-type="float" office:value="1">
            <text:p>1</text:p>
          </table:table-cell>
          <table:table-cell table:style-name="ce119" table:formula="of:=COUNTBLANK([.C27:.L27])" office:value-type="float" office:value="1">
            <text:p>1</text:p>
          </table:table-cell>
          <table:table-cell table:style-name="ce120" table:formula="of:=COUNTIF([.C27:.L27];&quot;x&quot;)" office:value-type="float" office:value="1">
            <text:p>1</text:p>
          </table:table-cell>
          <table:table-cell table:style-name="ce121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7">
            <text:p>27. jul 10</text:p>
          </table:table-cell>
          <table:table-cell table:style-name="ce114" table:formula="of:=TEXT([.A28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/>
          <table:table-cell table:style-name="ce43" office:value-type="string">
            <text:p>PIN</text:p>
          </table:table-cell>
          <table:table-cell table:style-name="ce28" office:value-type="string">
            <text:p>ROD</text:p>
          </table:table-cell>
          <table:table-cell table:style-name="ce118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18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18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18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18" table:formula="of:=COUNTIF([.C28:.L28];&quot;51¶&quot;)" office:value-type="float" office:value="1">
            <text:p>1</text:p>
          </table:table-cell>
          <table:table-cell table:style-name="ce118" table:formula="of:=COUNTIF([.C28:.L28];&quot;52¶&quot;)" office:value-type="float" office:value="0">
            <text:p>0</text:p>
          </table:table-cell>
          <table:table-cell table:style-name="ce118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18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119" table:formula="of:=COUNTBLANK([.C28:.L28])" office:value-type="float" office:value="1">
            <text:p>1</text:p>
          </table:table-cell>
          <table:table-cell table:style-name="ce120" table:formula="of:=COUNTIF([.C28:.L28];&quot;x&quot;)" office:value-type="float" office:value="1">
            <text:p>1</text:p>
          </table:table-cell>
          <table:table-cell table:style-name="ce121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8">
            <text:p>28. jul 10</text:p>
          </table:table-cell>
          <table:table-cell table:style-name="ce114" table:formula="of:=TEXT([.A29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/>
          <table:table-cell table:style-name="ce43" office:value-type="string">
            <office:annotation draw:style-name="gr2" draw:text-style-name="P1" svg:width="2.885cm" svg:height="0.999cm" svg:x="14.578cm" svg:y="18.121cm" draw:caption-point-x="-0.616cm" draw:caption-point-y="1.522cm">
              <dc:creator>MŠ</dc:creator>
              <dc:date>2010-12-20T00:00:00</dc:date>
              <text:p text:style-name="P1"><text:span text:style-name="T2">Dopust: 10.-25.7</text:span></text:p>
              <text:p text:style-name="P1"><text:span text:style-name="T2">14.-22.8,24.8</text:span></text:p>
            </office:annotation>
            <text:p>POT</text:p>
          </table:table-cell>
          <table:table-cell table:style-name="ce28" office:value-type="string">
            <text:p>ROD</text:p>
          </table:table-cell>
          <table:table-cell table:style-name="ce118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18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18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18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18" table:formula="of:=COUNTIF([.C29:.L29];&quot;51¶&quot;)" office:value-type="float" office:value="1">
            <text:p>1</text:p>
          </table:table-cell>
          <table:table-cell table:style-name="ce118" table:formula="of:=COUNTIF([.C29:.L29];&quot;52¶&quot;)" office:value-type="float" office:value="0">
            <text:p>0</text:p>
          </table:table-cell>
          <table:table-cell table:style-name="ce118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18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19" table:formula="of:=COUNTBLANK([.C29:.L29])" office:value-type="float" office:value="1">
            <text:p>1</text:p>
          </table:table-cell>
          <table:table-cell table:style-name="ce120" table:formula="of:=COUNTIF([.C29:.L29];&quot;x&quot;)" office:value-type="float" office:value="1">
            <text:p>1</text:p>
          </table:table-cell>
          <table:table-cell table:style-name="ce121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7-29">
            <text:p>29. jul 10</text:p>
          </table:table-cell>
          <table:table-cell table:style-name="ce114" table:formula="of:=TEXT([.A30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/>
          <table:table-cell table:style-name="ce43" office:value-type="string">
            <text:p>ŠTI</text:p>
          </table:table-cell>
          <table:table-cell table:style-name="ce28" office:value-type="string">
            <text:p>PIN</text:p>
          </table:table-cell>
          <table:table-cell table:style-name="ce118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18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18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18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18" table:formula="of:=COUNTIF([.C30:.L30];&quot;51¶&quot;)" office:value-type="float" office:value="1">
            <text:p>1</text:p>
          </table:table-cell>
          <table:table-cell table:style-name="ce118" table:formula="of:=COUNTIF([.C30:.L30];&quot;52¶&quot;)" office:value-type="float" office:value="0">
            <text:p>0</text:p>
          </table:table-cell>
          <table:table-cell table:style-name="ce118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18" table:formula="of:=COUNTIF([.C30:.L30];&quot;KVIT&quot;)+COUNTIF([.C30:.L30];&quot;KVIT☻&quot;)+COUNTIF([.C30:.L30];&quot;kvit$&quot;)" office:value-type="float" office:value="1">
            <text:p>1</text:p>
          </table:table-cell>
          <table:table-cell table:style-name="ce119" table:formula="of:=COUNTBLANK([.C30:.L30])" office:value-type="float" office:value="1">
            <text:p>1</text:p>
          </table:table-cell>
          <table:table-cell table:style-name="ce120" table:formula="of:=COUNTIF([.C30:.L30];&quot;x&quot;)" office:value-type="float" office:value="1">
            <text:p>1</text:p>
          </table:table-cell>
          <table:table-cell table:style-name="ce121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7-30">
            <text:p>30. jul 10</text:p>
          </table:table-cell>
          <table:table-cell table:style-name="ce114" table:formula="of:=TEXT([.A3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/>
          <table:table-cell table:style-name="ce43" office:value-type="string">
            <text:p>ROD</text:p>
          </table:table-cell>
          <table:table-cell table:style-name="ce28" office:value-type="string">
            <text:p>PIN</text:p>
          </table:table-cell>
          <table:table-cell table:style-name="ce118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18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18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18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18" table:formula="of:=COUNTIF([.C31:.L31];&quot;51¶&quot;)" office:value-type="float" office:value="0">
            <text:p>0</text:p>
          </table:table-cell>
          <table:table-cell table:style-name="ce118" table:formula="of:=COUNTIF([.C31:.L31];&quot;52¶&quot;)" office:value-type="float" office:value="0">
            <text:p>0</text:p>
          </table:table-cell>
          <table:table-cell table:style-name="ce118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18" table:formula="of:=COUNTIF([.C31:.L31];&quot;KVIT&quot;)+COUNTIF([.C31:.L31];&quot;KVIT☻&quot;)+COUNTIF([.C31:.L31];&quot;kvit$&quot;)" office:value-type="float" office:value="1">
            <text:p>1</text:p>
          </table:table-cell>
          <table:table-cell table:style-name="ce119" table:formula="of:=COUNTBLANK([.C31:.L31])" office:value-type="float" office:value="1">
            <text:p>1</text:p>
          </table:table-cell>
          <table:table-cell table:style-name="ce120" table:formula="of:=COUNTIF([.C31:.L31];&quot;x&quot;)" office:value-type="float" office:value="1">
            <text:p>1</text:p>
          </table:table-cell>
          <table:table-cell table:style-name="ce121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>
            <text:p>1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07-31">
            <text:p>31. jul 10</text:p>
          </table:table-cell>
          <table:table-cell table:style-name="ce115" table:formula="of:=TEXT([.A32];&quot;Ddd&quot;)" office:value-type="string" office:string-value="sob">
            <text:p>sob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7"/>
          <table:table-cell table:style-name="ce41" office:value-type="string">
            <office:annotation draw:style-name="gr2" draw:text-style-name="P1" svg:width="2.885cm" svg:height="1cm" svg:x="14.578cm" svg:y="20.224cm" draw:caption-point-x="-0.616cm" draw:caption-point-y="1.523cm">
              <dc:creator>MŠ</dc:creator>
              <dc:date>2010-12-20T00:00:00</dc:date>
              <text:p text:style-name="P1"><text:span text:style-name="T2">Dopust: 10.-25.7</text:span></text:p>
              <text:p text:style-name="P1"><text:span text:style-name="T2">14.-22.8,24.8</text:span></text:p>
            </office:annotation>
            <text:p>POT</text:p>
          </table:table-cell>
          <table:table-cell table:style-name="ce41" office:value-type="string">
            <text:p>DAN</text:p>
          </table:table-cell>
          <table:table-cell table:style-name="ce118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18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18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118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118" table:formula="of:=COUNTIF([.C32:.L32];&quot;51¶&quot;)" office:value-type="float" office:value="0">
            <text:p>0</text:p>
          </table:table-cell>
          <table:table-cell table:style-name="ce118" table:formula="of:=COUNTIF([.C32:.L32];&quot;52¶&quot;)" office:value-type="float" office:value="0">
            <text:p>0</text:p>
          </table:table-cell>
          <table:table-cell table:style-name="ce118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18" table:formula="of:=COUNTIF([.C32:.L32];&quot;KVIT&quot;)+COUNTIF([.C32:.L32];&quot;KVIT☻&quot;)+COUNTIF([.C32:.L32];&quot;kvit$&quot;)" office:value-type="float" office:value="0">
            <text:p>0</text:p>
          </table:table-cell>
          <table:table-cell table:style-name="ce119" table:formula="of:=COUNTBLANK([.C32:.L32])" office:value-type="float" office:value="9">
            <text:p>9</text:p>
          </table:table-cell>
          <table:table-cell table:style-name="ce120" table:formula="of:=COUNTIF([.C32:.L32];&quot;x&quot;)" office:value-type="float" office:value="0">
            <text:p>0</text:p>
          </table:table-cell>
          <table:table-cell table:style-name="ce121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>
            <text:p>1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5">
            <text:p>5</text:p>
          </table:table-cell>
          <table:table-cell table:style-name="ce32" table:formula="of:=SUM([.G35:.G36])" office:value-type="float" office:value="1">
            <text:p>1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2">
            <text:p>2</text:p>
          </table:table-cell>
          <table:table-cell table:style-name="ce32" table:formula="of:=SUM([.J35:.J36])" office:value-type="float" office:value="4">
            <text:p>4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32" table:formula="of:=SUM([.L35:.L36]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0">
            <text:p>10</text:p>
          </table:table-cell>
          <table:table-cell table:style-name="ce33" table:formula="of:=COUNTIF([.D2:.D32];&quot;D&quot;)" office:value-type="float" office:value="15">
            <text:p>15</text:p>
          </table:table-cell>
          <table:table-cell table:style-name="ce33" table:formula="of:=COUNTIF([.E2:.E32];&quot;D&quot;)" office:value-type="float" office:value="12">
            <text:p>12</text:p>
          </table:table-cell>
          <table:table-cell table:style-name="ce33" table:formula="of:=COUNTIF([.F2:.F32];&quot;D&quot;)" office:value-type="float" office:value="12">
            <text:p>12</text:p>
          </table:table-cell>
          <table:table-cell table:style-name="ce33" table:formula="of:=COUNTIF([.G2:.G32];&quot;D&quot;)" office:value-type="float" office:value="10">
            <text:p>10</text:p>
          </table:table-cell>
          <table:table-cell table:style-name="ce33" table:formula="of:=COUNTIF([.H2:.H32];&quot;D&quot;)" office:value-type="float" office:value="7">
            <text:p>7</text:p>
          </table:table-cell>
          <table:table-cell table:style-name="ce33" table:formula="of:=COUNTIF([.I2:.I32];&quot;D&quot;)" office:value-type="float" office:value="12">
            <text:p>12</text:p>
          </table:table-cell>
          <table:table-cell table:style-name="ce33" table:formula="of:=COUNTIF([.J2:.J32];&quot;D&quot;)" office:value-type="float" office:value="17">
            <text:p>17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formula="of:=COUNTIF([.L2:.L32];&quot;D&quot;)" office:value-type="float" office:value="0">
            <text:p>0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0">
            <text:p>0</text:p>
          </table:table-cell>
          <table:table-cell table:style-name="ce33" table:formula="of:=COUNTIF([.E2:.E32];&quot;X&quot;)" office:value-type="float" office:value="1">
            <text:p>1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0">
            <text:p>0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1">
            <text:p>1</text:p>
          </table:table-cell>
          <table:table-cell table:style-name="ce33" table:formula="of:=COUNTIF([.J2:.J32];&quot;X&quot;)" office:value-type="float" office:value="2">
            <text:p>2</text:p>
          </table:table-cell>
          <table:table-cell table:style-name="ce33" table:formula="of:=COUNTIF([.K2:.K32];&quot;X&quot;)" office:value-type="float" office:value="5">
            <text:p>5</text:p>
          </table:table-cell>
          <table:table-cell table:style-name="ce33" table:formula="of:=COUNTIF([.L2:.L32];&quot;X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5">
            <text:p>5</text:p>
          </table:table-cell>
          <table:table-cell table:style-name="ce34" table:formula="of:=COUNTIF([.N2:.N32];&quot;ŠOŠ&quot;)" office:value-type="float" office:value="4">
            <text:p>4</text:p>
          </table:table-cell>
          <table:table-cell table:style-name="ce34" table:formula="of:=COUNTIF([.N2:.N32];&quot;PIN&quot;)" office:value-type="float" office:value="5">
            <text:p>5</text:p>
          </table:table-cell>
          <table:table-cell table:style-name="ce34" table:formula="of:=COUNTIF([.N2:.N32];&quot;KON&quot;)" office:value-type="float" office:value="2">
            <text:p>2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4">
            <text:p>4</text:p>
          </table:table-cell>
          <table:table-cell table:style-name="ce34" table:formula="of:=COUNTIF([.N2:.N32];&quot;ROD&quot;)" office:value-type="float" office:value="4">
            <text:p>4</text:p>
          </table:table-cell>
          <table:table-cell table:style-name="ce34" table:formula="of:=COUNTIF([.N2:.N32];&quot;DAN&quot;)" office:value-type="float" office:value="1">
            <text:p>1</text:p>
          </table:table-cell>
          <table:table-cell table:style-name="ce34" table:formula="of:=COUNTIF([.N2:.N32];&quot;MŠŠ&quot;)" office:value-type="float" office:value="6">
            <text:p>6</text:p>
          </table:table-cell>
          <table:table-cell table:style-name="ce34" table:formula="of:=COUNTIF([.N2:.N32];&quot;ŠT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1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1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gust" table:style-name="ta9" table:print="false"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0-08-01">
            <text:p>1. avg 10</text:p>
          </table:table-cell>
          <table:table-cell table:style-name="ce122" table:formula="of:=TEXT([.A2];&quot;Ddd&quot;)" office:value-type="string" office:string-value="ned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7"/>
          <table:table-cell table:style-name="ce85" office:value-type="string">
            <text:p><text:s/>VIN</text:p>
          </table:table-cell>
          <table:table-cell table:style-name="ce41" office:value-type="string">
            <text:p>DAN</text:p>
          </table:table-cell>
          <table:table-cell table:style-name="ce124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24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24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24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24" table:formula="of:=COUNTIF([.C2:.L2];&quot;51¶&quot;)" office:value-type="float" office:value="0">
            <text:p>0</text:p>
          </table:table-cell>
          <table:table-cell table:style-name="ce124" table:formula="of:=COUNTIF([.C2:.L2];&quot;52¶&quot;)" office:value-type="float" office:value="0">
            <text:p>0</text:p>
          </table:table-cell>
          <table:table-cell table:style-name="ce124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24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25" table:formula="of:=COUNTBLANK([.C2:.L2])" office:value-type="float" office:value="9">
            <text:p>9</text:p>
          </table:table-cell>
          <table:table-cell table:style-name="ce126" table:formula="of:=COUNTIF([.C2:.L2];&quot;x&quot;)" office:value-type="float" office:value="0">
            <text:p>0</text:p>
          </table:table-cell>
          <table:table-cell table:style-name="ce12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0-08-02">
            <text:p>2. avg 10</text:p>
          </table:table-cell>
          <table:table-cell table:style-name="ce122" table:formula="of:=TEXT([.A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4.881cm" svg:x="9.597cm" svg:y="0cm" draw:caption-point-x="-0.617cm" draw:caption-point-y="1.413cm">
              <dc:creator>MŠ</dc:creator>
              <dc:date>2010-12-20T00:00:00</dc:date>
              <text:p text:style-name="P1"><text:span text:style-name="T1">rad bi imel dopust od 08.07. do 18.07., 02.08. in od 09.08. do 29.08.</text:span></text:p>
              <text:p text:style-name="P1"><text:span text:style-name="T1">05.07. bi bil popoldne.</text:span></text:p>
              <text:p text:style-name="P1"><text:span text:style-name="T1"/></text:p>
              <text:p text:style-name="P1"><text:span text:style-name="T1"/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ROD</text:p>
          </table:table-cell>
          <table:table-cell table:style-name="ce124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24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24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24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24" table:formula="of:=COUNTIF([.C3:.L3];&quot;51¶&quot;)" office:value-type="float" office:value="0">
            <text:p>0</text:p>
          </table:table-cell>
          <table:table-cell table:style-name="ce124" table:formula="of:=COUNTIF([.C3:.L3];&quot;52¶&quot;)" office:value-type="float" office:value="0">
            <text:p>0</text:p>
          </table:table-cell>
          <table:table-cell table:style-name="ce124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24" table:formula="of:=COUNTIF([.C3:.L3];&quot;KVIT&quot;)+COUNTIF([.C3:.L3];&quot;KVIT☻&quot;)+COUNTIF([.C3:.L3];&quot;kvit$&quot;)" office:value-type="float" office:value="1">
            <text:p>1</text:p>
          </table:table-cell>
          <table:table-cell table:style-name="ce125" table:formula="of:=COUNTBLANK([.C3:.L3])" office:value-type="float" office:value="0">
            <text:p>0</text:p>
          </table:table-cell>
          <table:table-cell table:style-name="ce126" table:formula="of:=COUNTIF([.C3:.L3];&quot;x&quot;)" office:value-type="float" office:value="1">
            <text:p>1</text:p>
          </table:table-cell>
          <table:table-cell table:style-name="ce12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03">
            <text:p>3. avg 10</text:p>
          </table:table-cell>
          <table:table-cell table:style-name="ce122" table:formula="of:=TEXT([.A4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ŠTI</text:p>
          </table:table-cell>
          <table:table-cell table:style-name="ce28" office:value-type="string">
            <text:p>PIN</text:p>
          </table:table-cell>
          <table:table-cell table:style-name="ce124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24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24" table:formula="of:=COUNTIF([.C4:.L4];&quot;51&quot;)+COUNTIF([.C4:.L4];&quot;51$&quot;)+COUNTIF([.C4:.L4];&quot;51☻&quot;)" office:value-type="float" office:value="2">
            <text:p>2</text:p>
          </table:table-cell>
          <table:table-cell table:style-name="ce124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24" table:formula="of:=COUNTIF([.C4:.L4];&quot;51¶&quot;)" office:value-type="float" office:value="1">
            <text:p>1</text:p>
          </table:table-cell>
          <table:table-cell table:style-name="ce124" table:formula="of:=COUNTIF([.C4:.L4];&quot;52¶&quot;)" office:value-type="float" office:value="0">
            <text:p>0</text:p>
          </table:table-cell>
          <table:table-cell table:style-name="ce124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24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25" table:formula="of:=COUNTBLANK([.C4:.L4])" office:value-type="float" office:value="0">
            <text:p>0</text:p>
          </table:table-cell>
          <table:table-cell table:style-name="ce126" table:formula="of:=COUNTIF([.C4:.L4];&quot;x&quot;)" office:value-type="float" office:value="1">
            <text:p>1</text:p>
          </table:table-cell>
          <table:table-cell table:style-name="ce12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3">
            <text:p>3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04">
            <text:p>4. avg 10</text:p>
          </table:table-cell>
          <table:table-cell table:style-name="ce122" table:formula="of:=TEXT([.A5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office:annotation draw:style-name="gr1" draw:text-style-name="P1" svg:width="2.885cm" svg:height="2.997cm" svg:x="14.578cm" svg:y="2.355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PIN</text:p>
          </table:table-cell>
          <table:table-cell table:style-name="ce124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24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24" table:formula="of:=COUNTIF([.C5:.L5];&quot;51&quot;)+COUNTIF([.C5:.L5];&quot;51$&quot;)+COUNTIF([.C5:.L5];&quot;51☻&quot;)" office:value-type="float" office:value="2">
            <text:p>2</text:p>
          </table:table-cell>
          <table:table-cell table:style-name="ce124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24" table:formula="of:=COUNTIF([.C5:.L5];&quot;51¶&quot;)" office:value-type="float" office:value="0">
            <text:p>0</text:p>
          </table:table-cell>
          <table:table-cell table:style-name="ce124" table:formula="of:=COUNTIF([.C5:.L5];&quot;52¶&quot;)" office:value-type="float" office:value="1">
            <text:p>1</text:p>
          </table:table-cell>
          <table:table-cell table:style-name="ce124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24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125" table:formula="of:=COUNTBLANK([.C5:.L5])" office:value-type="float" office:value="0">
            <text:p>0</text:p>
          </table:table-cell>
          <table:table-cell table:style-name="ce126" table:formula="of:=COUNTIF([.C5:.L5];&quot;x&quot;)" office:value-type="float" office:value="1">
            <text:p>1</text:p>
          </table:table-cell>
          <table:table-cell table:style-name="ce12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05">
            <text:p>5. avg 10</text:p>
          </table:table-cell>
          <table:table-cell table:style-name="ce122" table:formula="of:=TEXT([.A6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 office:value-type="string">
            <text:p>ŠTU</text:p>
          </table:table-cell>
          <table:table-cell table:style-name="ce28" office:value-type="string">
            <text:p>PIN</text:p>
          </table:table-cell>
          <table:table-cell table:style-name="ce124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24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24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24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24" table:formula="of:=COUNTIF([.C6:.L6];&quot;51¶&quot;)" office:value-type="float" office:value="0">
            <text:p>0</text:p>
          </table:table-cell>
          <table:table-cell table:style-name="ce124" table:formula="of:=COUNTIF([.C6:.L6];&quot;52¶&quot;)" office:value-type="float" office:value="0">
            <text:p>0</text:p>
          </table:table-cell>
          <table:table-cell table:style-name="ce124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24" table:formula="of:=COUNTIF([.C6:.L6];&quot;KVIT&quot;)+COUNTIF([.C6:.L6];&quot;KVIT☻&quot;)+COUNTIF([.C6:.L6];&quot;kvit$&quot;)" office:value-type="float" office:value="1">
            <text:p>1</text:p>
          </table:table-cell>
          <table:table-cell table:style-name="ce125" table:formula="of:=COUNTBLANK([.C6:.L6])" office:value-type="float" office:value="0">
            <text:p>0</text:p>
          </table:table-cell>
          <table:table-cell table:style-name="ce126" table:formula="of:=COUNTIF([.C6:.L6];&quot;x&quot;)" office:value-type="float" office:value="1">
            <text:p>1</text:p>
          </table:table-cell>
          <table:table-cell table:style-name="ce12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06">
            <text:p>6. avg 10</text:p>
          </table:table-cell>
          <table:table-cell table:style-name="ce122" table:formula="of:=TEXT([.A7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7" office:value-type="string">
            <text:p><text:s/>VIN</text:p>
          </table:table-cell>
          <table:table-cell table:style-name="ce28" office:value-type="string">
            <text:p>DAN</text:p>
          </table:table-cell>
          <table:table-cell table:style-name="ce124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24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>
            <text:p>0</text:p>
          </table:table-cell>
          <table:table-cell table:style-name="ce124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24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24" table:formula="of:=COUNTIF([.C7:.L7];&quot;51¶&quot;)" office:value-type="float" office:value="0">
            <text:p>0</text:p>
          </table:table-cell>
          <table:table-cell table:style-name="ce124" table:formula="of:=COUNTIF([.C7:.L7];&quot;52¶&quot;)" office:value-type="float" office:value="1">
            <text:p>1</text:p>
          </table:table-cell>
          <table:table-cell table:style-name="ce124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24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25" table:formula="of:=COUNTBLANK([.C7:.L7])" office:value-type="float" office:value="0">
            <text:p>0</text:p>
          </table:table-cell>
          <table:table-cell table:style-name="ce126" table:formula="of:=COUNTIF([.C7:.L7];&quot;x&quot;)" office:value-type="float" office:value="1">
            <text:p>1</text:p>
          </table:table-cell>
          <table:table-cell table:style-name="ce12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1">
            <text:p>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07">
            <text:p>7. avg 10</text:p>
          </table:table-cell>
          <table:table-cell table:style-name="ce123" table:formula="of:=TEXT([.A8];&quot;Ddd&quot;)" office:value-type="string" office:string-value="sob">
            <text:p>sob</text:p>
          </table:table-cell>
          <table:table-cell table:style-name="ce30" table:number-columns-repeated="7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1" office:value-type="string">
            <text:p>ŠTI</text:p>
          </table:table-cell>
          <table:table-cell table:style-name="ce41" office:value-type="string">
            <text:p>PIN</text:p>
          </table:table-cell>
          <table:table-cell table:style-name="ce124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24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24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124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124" table:formula="of:=COUNTIF([.C8:.L8];&quot;51¶&quot;)" office:value-type="float" office:value="0">
            <text:p>0</text:p>
          </table:table-cell>
          <table:table-cell table:style-name="ce124" table:formula="of:=COUNTIF([.C8:.L8];&quot;52¶&quot;)" office:value-type="float" office:value="0">
            <text:p>0</text:p>
          </table:table-cell>
          <table:table-cell table:style-name="ce124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24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125" table:formula="of:=COUNTBLANK([.C8:.L8])" office:value-type="float" office:value="9">
            <text:p>9</text:p>
          </table:table-cell>
          <table:table-cell table:style-name="ce126" table:formula="of:=COUNTIF([.C8:.L8];&quot;x&quot;)" office:value-type="float" office:value="0">
            <text:p>0</text:p>
          </table:table-cell>
          <table:table-cell table:style-name="ce12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08">
            <text:p>8. avg 10</text:p>
          </table:table-cell>
          <table:table-cell table:style-name="ce123" table:formula="of:=TEXT([.A9];&quot;Ddd&quot;)" office:value-type="string" office:string-value="ned">
            <text:p>ned</text:p>
          </table:table-cell>
          <table:table-cell table:style-name="ce30" table:number-columns-repeated="7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1" office:value-type="string">
            <office:annotation draw:style-name="gr1" draw:text-style-name="P1" svg:width="2.885cm" svg:height="3.016cm" svg:x="14.578cm" svg:y="5.16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41" office:value-type="string">
            <text:p>PIN</text:p>
          </table:table-cell>
          <table:table-cell table:style-name="ce124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24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24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124" table:formula="of:=COUNTIF([.C9:.L9];&quot;52&quot;)+COUNTIF([.C9:.L9];&quot;52$&quot;)+COUNTIF([.C9:.L9];&quot;52☻&quot;)" office:value-type="float" office:value="0">
            <text:p>0</text:p>
          </table:table-cell>
          <table:table-cell table:style-name="ce124" table:formula="of:=COUNTIF([.C9:.L9];&quot;51¶&quot;)" office:value-type="float" office:value="0">
            <text:p>0</text:p>
          </table:table-cell>
          <table:table-cell table:style-name="ce124" table:formula="of:=COUNTIF([.C9:.L9];&quot;52¶&quot;)" office:value-type="float" office:value="0">
            <text:p>0</text:p>
          </table:table-cell>
          <table:table-cell table:style-name="ce124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24" table:formula="of:=COUNTIF([.C9:.L9];&quot;KVIT&quot;)+COUNTIF([.C9:.L9];&quot;KVIT☻&quot;)+COUNTIF([.C9:.L9];&quot;kvit$&quot;)" office:value-type="float" office:value="0">
            <text:p>0</text:p>
          </table:table-cell>
          <table:table-cell table:style-name="ce125" table:formula="of:=COUNTBLANK([.C9:.L9])" office:value-type="float" office:value="9">
            <text:p>9</text:p>
          </table:table-cell>
          <table:table-cell table:style-name="ce126" table:formula="of:=COUNTIF([.C9:.L9];&quot;x&quot;)" office:value-type="float" office:value="0">
            <text:p>0</text:p>
          </table:table-cell>
          <table:table-cell table:style-name="ce12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09">
            <text:p>9. avg 10</text:p>
          </table:table-cell>
          <table:table-cell table:style-name="ce122" table:formula="of:=TEXT([.A10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2" draw:text-style-name="P1" svg:width="2.905cm" svg:height="1.062cm" svg:x="12.586cm" svg:y="4.799cm" draw:caption-point-x="-0.617cm" draw:caption-point-y="1.522cm">
              <dc:creator>MŠ</dc:creator>
              <dc:date>2010-12-20T00:00:00</dc:date>
              <text:p text:style-name="P1"><text:span text:style-name="T4">redni letni dopust 9.8. - 6.9.</text:span></text:p>
            </office:annotation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7" office:value-type="string">
            <text:p><text:s/>VIN</text:p>
          </table:table-cell>
          <table:table-cell table:style-name="ce28" office:value-type="string">
            <text:p>ROD</text:p>
          </table:table-cell>
          <table:table-cell table:style-name="ce124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24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24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24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24" table:formula="of:=COUNTIF([.C10:.L10];&quot;51¶&quot;)" office:value-type="float" office:value="1">
            <text:p>1</text:p>
          </table:table-cell>
          <table:table-cell table:style-name="ce124" table:formula="of:=COUNTIF([.C10:.L10];&quot;52¶&quot;)" office:value-type="float" office:value="0">
            <text:p>0</text:p>
          </table:table-cell>
          <table:table-cell table:style-name="ce124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24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125" table:formula="of:=COUNTBLANK([.C10:.L10])" office:value-type="float" office:value="0">
            <text:p>0</text:p>
          </table:table-cell>
          <table:table-cell table:style-name="ce126" table:formula="of:=COUNTIF([.C10:.L10];&quot;x&quot;)" office:value-type="float" office:value="1">
            <text:p>1</text:p>
          </table:table-cell>
          <table:table-cell table:style-name="ce12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0">
            <text:p>10. avg 10</text:p>
          </table:table-cell>
          <table:table-cell table:style-name="ce122" table:formula="of:=TEXT([.A11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ŠTU</text:p>
          </table:table-cell>
          <table:table-cell table:style-name="ce124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24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24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24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24" table:formula="of:=COUNTIF([.C11:.L11];&quot;51¶&quot;)" office:value-type="float" office:value="0">
            <text:p>0</text:p>
          </table:table-cell>
          <table:table-cell table:style-name="ce124" table:formula="of:=COUNTIF([.C11:.L11];&quot;52¶&quot;)" office:value-type="float" office:value="0">
            <text:p>0</text:p>
          </table:table-cell>
          <table:table-cell table:style-name="ce124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24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125" table:formula="of:=COUNTBLANK([.C11:.L11])" office:value-type="float" office:value="0">
            <text:p>0</text:p>
          </table:table-cell>
          <table:table-cell table:style-name="ce126" table:formula="of:=COUNTIF([.C11:.L11];&quot;x&quot;)" office:value-type="float" office:value="1">
            <text:p>1</text:p>
          </table:table-cell>
          <table:table-cell table:style-name="ce12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1">
            <text:p>11. avg 10</text:p>
          </table:table-cell>
          <table:table-cell table:style-name="ce122" table:formula="of:=TEXT([.A12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office:annotation draw:style-name="gr1" draw:text-style-name="P1" svg:width="2.885cm" svg:height="3.015cm" svg:x="14.578cm" svg:y="7.264cm" draw:caption-point-x="-0.616cm" draw:caption-point-y="0.459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ROD</text:p>
          </table:table-cell>
          <table:table-cell table:style-name="ce124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24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>
            <text:p>0</text:p>
          </table:table-cell>
          <table:table-cell table:style-name="ce124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24" table:formula="of:=COUNTIF([.C12:.L12];&quot;52&quot;)+COUNTIF([.C12:.L12];&quot;52$&quot;)+COUNTIF([.C12:.L12];&quot;52☻&quot;)" office:value-type="float" office:value="1">
            <text:p>1</text:p>
          </table:table-cell>
          <table:table-cell table:style-name="ce124" table:formula="of:=COUNTIF([.C12:.L12];&quot;51¶&quot;)" office:value-type="float" office:value="1">
            <text:p>1</text:p>
          </table:table-cell>
          <table:table-cell table:style-name="ce124" table:formula="of:=COUNTIF([.C12:.L12];&quot;52¶&quot;)" office:value-type="float" office:value="0">
            <text:p>0</text:p>
          </table:table-cell>
          <table:table-cell table:style-name="ce124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24" table:formula="of:=COUNTIF([.C12:.L12];&quot;KVIT&quot;)+COUNTIF([.C12:.L12];&quot;KVIT☻&quot;)+COUNTIF([.C12:.L12];&quot;kvit$&quot;)" office:value-type="float" office:value="1">
            <text:p>1</text:p>
          </table:table-cell>
          <table:table-cell table:style-name="ce125" table:formula="of:=COUNTBLANK([.C12:.L12])" office:value-type="float" office:value="0">
            <text:p>0</text:p>
          </table:table-cell>
          <table:table-cell table:style-name="ce126" table:formula="of:=COUNTIF([.C12:.L12];&quot;x&quot;)" office:value-type="float" office:value="1">
            <text:p>1</text:p>
          </table:table-cell>
          <table:table-cell table:style-name="ce12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2">
            <text:p>12. avg 10</text:p>
          </table:table-cell>
          <table:table-cell table:style-name="ce122" table:formula="of:=TEXT([.A13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 office:value-type="string">
            <text:p>ŠTU</text:p>
          </table:table-cell>
          <table:table-cell table:style-name="ce28" office:value-type="string">
            <text:p>ROD</text:p>
          </table:table-cell>
          <table:table-cell table:style-name="ce124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24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24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124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24" table:formula="of:=COUNTIF([.C13:.L13];&quot;51¶&quot;)" office:value-type="float" office:value="0">
            <text:p>0</text:p>
          </table:table-cell>
          <table:table-cell table:style-name="ce124" table:formula="of:=COUNTIF([.C13:.L13];&quot;52¶&quot;)" office:value-type="float" office:value="0">
            <text:p>0</text:p>
          </table:table-cell>
          <table:table-cell table:style-name="ce124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24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25" table:formula="of:=COUNTBLANK([.C13:.L13])" office:value-type="float" office:value="0">
            <text:p>0</text:p>
          </table:table-cell>
          <table:table-cell table:style-name="ce126" table:formula="of:=COUNTIF([.C13:.L13];&quot;x&quot;)" office:value-type="float" office:value="1">
            <text:p>1</text:p>
          </table:table-cell>
          <table:table-cell table:style-name="ce12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3">
            <text:p>13. avg 10</text:p>
          </table:table-cell>
          <table:table-cell table:style-name="ce122" table:formula="of:=TEXT([.A1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ŠTI</text:p>
          </table:table-cell>
          <table:table-cell table:style-name="ce28" office:value-type="string">
            <text:p>ŠTU</text:p>
          </table:table-cell>
          <table:table-cell table:style-name="ce124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24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>
            <text:p>0</text:p>
          </table:table-cell>
          <table:table-cell table:style-name="ce124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24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24" table:formula="of:=COUNTIF([.C14:.L14];&quot;51¶&quot;)" office:value-type="float" office:value="0">
            <text:p>0</text:p>
          </table:table-cell>
          <table:table-cell table:style-name="ce124" table:formula="of:=COUNTIF([.C14:.L14];&quot;52¶&quot;)" office:value-type="float" office:value="1">
            <text:p>1</text:p>
          </table:table-cell>
          <table:table-cell table:style-name="ce124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24" table:formula="of:=COUNTIF([.C14:.L14];&quot;KVIT&quot;)+COUNTIF([.C14:.L14];&quot;KVIT☻&quot;)+COUNTIF([.C14:.L14];&quot;kvit$&quot;)" office:value-type="float" office:value="1">
            <text:p>1</text:p>
          </table:table-cell>
          <table:table-cell table:style-name="ce125" table:formula="of:=COUNTBLANK([.C14:.L14])" office:value-type="float" office:value="0">
            <text:p>0</text:p>
          </table:table-cell>
          <table:table-cell table:style-name="ce126" table:formula="of:=COUNTIF([.C14:.L14];&quot;x&quot;)" office:value-type="float" office:value="1">
            <text:p>1</text:p>
          </table:table-cell>
          <table:table-cell table:style-name="ce12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14">
            <text:p>14. avg 10</text:p>
          </table:table-cell>
          <table:table-cell table:style-name="ce123" table:formula="of:=TEXT([.A15];&quot;Ddd&quot;)" office:value-type="string" office:string-value="sob">
            <text:p>sob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7"/>
          <table:table-cell table:style-name="ce85" office:value-type="string">
            <text:p>MRZ</text:p>
          </table:table-cell>
          <table:table-cell table:style-name="ce41" office:value-type="string">
            <text:p>ROD</text:p>
          </table:table-cell>
          <table:table-cell table:style-name="ce124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24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24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124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124" table:formula="of:=COUNTIF([.C15:.L15];&quot;51¶&quot;)" office:value-type="float" office:value="0">
            <text:p>0</text:p>
          </table:table-cell>
          <table:table-cell table:style-name="ce124" table:formula="of:=COUNTIF([.C15:.L15];&quot;52¶&quot;)" office:value-type="float" office:value="0">
            <text:p>0</text:p>
          </table:table-cell>
          <table:table-cell table:style-name="ce124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24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125" table:formula="of:=COUNTBLANK([.C15:.L15])" office:value-type="float" office:value="9">
            <text:p>9</text:p>
          </table:table-cell>
          <table:table-cell table:style-name="ce126" table:formula="of:=COUNTIF([.C15:.L15];&quot;x&quot;)" office:value-type="float" office:value="0">
            <text:p>0</text:p>
          </table:table-cell>
          <table:table-cell table:style-name="ce12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15">
            <text:p>15. avg 10</text:p>
          </table:table-cell>
          <table:table-cell table:style-name="ce123" table:formula="of:=TEXT([.A16];&quot;Ddd&quot;)" office:value-type="string" office:string-value="ned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7"/>
          <table:table-cell table:style-name="ce85" office:value-type="string">
            <text:p>MRZ</text:p>
          </table:table-cell>
          <table:table-cell table:style-name="ce41" office:value-type="string">
            <text:p>ROD</text:p>
          </table:table-cell>
          <table:table-cell table:style-name="ce124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24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24" table:formula="of:=COUNTIF([.C16:.L16];&quot;51&quot;)+COUNTIF([.C16:.L16];&quot;51$&quot;)+COUNTIF([.C16:.L16];&quot;51☻&quot;)" office:value-type="float" office:value="0">
            <text:p>0</text:p>
          </table:table-cell>
          <table:table-cell table:style-name="ce124" table:formula="of:=COUNTIF([.C16:.L16];&quot;52&quot;)+COUNTIF([.C16:.L16];&quot;52$&quot;)+COUNTIF([.C16:.L16];&quot;52☻&quot;)" office:value-type="float" office:value="0">
            <text:p>0</text:p>
          </table:table-cell>
          <table:table-cell table:style-name="ce124" table:formula="of:=COUNTIF([.C16:.L16];&quot;51¶&quot;)" office:value-type="float" office:value="0">
            <text:p>0</text:p>
          </table:table-cell>
          <table:table-cell table:style-name="ce124" table:formula="of:=COUNTIF([.C16:.L16];&quot;52¶&quot;)" office:value-type="float" office:value="0">
            <text:p>0</text:p>
          </table:table-cell>
          <table:table-cell table:style-name="ce124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24" table:formula="of:=COUNTIF([.C16:.L16];&quot;KVIT&quot;)+COUNTIF([.C16:.L16];&quot;KVIT☻&quot;)+COUNTIF([.C16:.L16];&quot;kvit$&quot;)" office:value-type="float" office:value="0">
            <text:p>0</text:p>
          </table:table-cell>
          <table:table-cell table:style-name="ce125" table:formula="of:=COUNTBLANK([.C16:.L16])" office:value-type="float" office:value="9">
            <text:p>9</text:p>
          </table:table-cell>
          <table:table-cell table:style-name="ce126" table:formula="of:=COUNTIF([.C16:.L16];&quot;x&quot;)" office:value-type="float" office:value="0">
            <text:p>0</text:p>
          </table:table-cell>
          <table:table-cell table:style-name="ce12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6">
            <text:p>16. avg 10</text:p>
          </table:table-cell>
          <table:table-cell table:style-name="ce122" table:formula="of:=TEXT([.A17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97"/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MIR</text:p>
          </table:table-cell>
          <table:table-cell table:style-name="ce28" office:value-type="string">
            <text:p>DAN</text:p>
          </table:table-cell>
          <table:table-cell table:style-name="ce124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24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24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24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24" table:formula="of:=COUNTIF([.C17:.L17];&quot;51¶&quot;)" office:value-type="float" office:value="0">
            <text:p>0</text:p>
          </table:table-cell>
          <table:table-cell table:style-name="ce124" table:formula="of:=COUNTIF([.C17:.L17];&quot;52¶&quot;)" office:value-type="float" office:value="0">
            <text:p>0</text:p>
          </table:table-cell>
          <table:table-cell table:style-name="ce124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24" table:formula="of:=COUNTIF([.C17:.L17];&quot;KVIT&quot;)+COUNTIF([.C17:.L17];&quot;KVIT☻&quot;)+COUNTIF([.C17:.L17];&quot;kvit$&quot;)" office:value-type="float" office:value="1">
            <text:p>1</text:p>
          </table:table-cell>
          <table:table-cell table:style-name="ce125" table:formula="of:=COUNTBLANK([.C17:.L17])" office:value-type="float" office:value="1">
            <text:p>1</text:p>
          </table:table-cell>
          <table:table-cell table:style-name="ce126" table:formula="of:=COUNTIF([.C17:.L17];&quot;x&quot;)" office:value-type="float" office:value="1">
            <text:p>1</text:p>
          </table:table-cell>
          <table:table-cell table:style-name="ce12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7">
            <text:p>17. avg 10</text:p>
          </table:table-cell>
          <table:table-cell table:style-name="ce122" table:formula="of:=TEXT([.A18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text:p><text:s/>ORO</text:p>
          </table:table-cell>
          <table:table-cell table:style-name="ce28" office:value-type="string">
            <text:p>KOS</text:p>
          </table:table-cell>
          <table:table-cell table:style-name="ce124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24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>
            <text:p>0</text:p>
          </table:table-cell>
          <table:table-cell table:style-name="ce124" table:formula="of:=COUNTIF([.C18:.L18];&quot;51&quot;)+COUNTIF([.C18:.L18];&quot;51$&quot;)+COUNTIF([.C18:.L18];&quot;51☻&quot;)" office:value-type="float" office:value="2">
            <text:p>2</text:p>
          </table:table-cell>
          <table:table-cell table:style-name="ce124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24" table:formula="of:=COUNTIF([.C18:.L18];&quot;51¶&quot;)" office:value-type="float" office:value="1">
            <text:p>1</text:p>
          </table:table-cell>
          <table:table-cell table:style-name="ce124" table:formula="of:=COUNTIF([.C18:.L18];&quot;52¶&quot;)" office:value-type="float" office:value="0">
            <text:p>0</text:p>
          </table:table-cell>
          <table:table-cell table:style-name="ce124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24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25" table:formula="of:=COUNTBLANK([.C18:.L18])" office:value-type="float" office:value="0">
            <text:p>0</text:p>
          </table:table-cell>
          <table:table-cell table:style-name="ce126" table:formula="of:=COUNTIF([.C18:.L18];&quot;x&quot;)" office:value-type="float" office:value="1">
            <text:p>1</text:p>
          </table:table-cell>
          <table:table-cell table:style-name="ce12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3">
            <text:p>3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8">
            <text:p>18. avg 10</text:p>
          </table:table-cell>
          <table:table-cell table:style-name="ce122" table:formula="of:=TEXT([.A19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/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KOS</text:p>
          </table:table-cell>
          <table:table-cell table:style-name="ce124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24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24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24" table:formula="of:=COUNTIF([.C19:.L19];&quot;52&quot;)+COUNTIF([.C19:.L19];&quot;52$&quot;)+COUNTIF([.C19:.L19];&quot;52☻&quot;)" office:value-type="float" office:value="2">
            <text:p>2</text:p>
          </table:table-cell>
          <table:table-cell table:style-name="ce124" table:formula="of:=COUNTIF([.C19:.L19];&quot;51¶&quot;)" office:value-type="float" office:value="1">
            <text:p>1</text:p>
          </table:table-cell>
          <table:table-cell table:style-name="ce124" table:formula="of:=COUNTIF([.C19:.L19];&quot;52¶&quot;)" office:value-type="float" office:value="0">
            <text:p>0</text:p>
          </table:table-cell>
          <table:table-cell table:style-name="ce124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24" table:formula="of:=COUNTIF([.C19:.L19];&quot;KVIT&quot;)+COUNTIF([.C19:.L19];&quot;KVIT☻&quot;)+COUNTIF([.C19:.L19];&quot;kvit$&quot;)" office:value-type="float" office:value="1">
            <text:p>1</text:p>
          </table:table-cell>
          <table:table-cell table:style-name="ce125" table:formula="of:=COUNTBLANK([.C19:.L19])" office:value-type="float" office:value="1">
            <text:p>1</text:p>
          </table:table-cell>
          <table:table-cell table:style-name="ce126" table:formula="of:=COUNTIF([.C19:.L19];&quot;x&quot;)" office:value-type="float" office:value="0">
            <text:p>0</text:p>
          </table:table-cell>
          <table:table-cell table:style-name="ce12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3">
            <text:p>3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19">
            <text:p>19. avg 10</text:p>
          </table:table-cell>
          <table:table-cell table:style-name="ce122" table:formula="of:=TEXT([.A20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3" office:value-type="string">
            <text:p>ŠTU</text:p>
          </table:table-cell>
          <table:table-cell table:style-name="ce28" office:value-type="string">
            <text:p>KOS</text:p>
          </table:table-cell>
          <table:table-cell table:style-name="ce124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24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24" table:formula="of:=COUNTIF([.C20:.L20];&quot;51&quot;)+COUNTIF([.C20:.L20];&quot;51$&quot;)+COUNTIF([.C20:.L20];&quot;51☻&quot;)" office:value-type="float" office:value="2">
            <text:p>2</text:p>
          </table:table-cell>
          <table:table-cell table:style-name="ce124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24" table:formula="of:=COUNTIF([.C20:.L20];&quot;51¶&quot;)" office:value-type="float" office:value="0">
            <text:p>0</text:p>
          </table:table-cell>
          <table:table-cell table:style-name="ce124" table:formula="of:=COUNTIF([.C20:.L20];&quot;52¶&quot;)" office:value-type="float" office:value="0">
            <text:p>0</text:p>
          </table:table-cell>
          <table:table-cell table:style-name="ce124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24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25" table:formula="of:=COUNTBLANK([.C20:.L20])" office:value-type="float" office:value="0">
            <text:p>0</text:p>
          </table:table-cell>
          <table:table-cell table:style-name="ce126" table:formula="of:=COUNTIF([.C20:.L20];&quot;x&quot;)" office:value-type="float" office:value="3">
            <text:p>3</text:p>
          </table:table-cell>
          <table:table-cell table:style-name="ce12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20">
            <text:p>20. avg 10</text:p>
          </table:table-cell>
          <table:table-cell table:style-name="ce122" table:formula="of:=TEXT([.A21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7" office:value-type="string">
            <text:p><text:s/>VIN</text:p>
          </table:table-cell>
          <table:table-cell table:style-name="ce28" office:value-type="string">
            <text:p>DAN</text:p>
          </table:table-cell>
          <table:table-cell table:style-name="ce124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24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>
            <text:p>0</text:p>
          </table:table-cell>
          <table:table-cell table:style-name="ce124" table:formula="of:=COUNTIF([.C21:.L21];&quot;51&quot;)+COUNTIF([.C21:.L21];&quot;51$&quot;)+COUNTIF([.C21:.L21];&quot;51☻&quot;)" office:value-type="float" office:value="2">
            <text:p>2</text:p>
          </table:table-cell>
          <table:table-cell table:style-name="ce124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24" table:formula="of:=COUNTIF([.C21:.L21];&quot;51¶&quot;)" office:value-type="float" office:value="1">
            <text:p>1</text:p>
          </table:table-cell>
          <table:table-cell table:style-name="ce124" table:formula="of:=COUNTIF([.C21:.L21];&quot;52¶&quot;)" office:value-type="float" office:value="0">
            <text:p>0</text:p>
          </table:table-cell>
          <table:table-cell table:style-name="ce124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24" table:formula="of:=COUNTIF([.C21:.L21];&quot;KVIT&quot;)+COUNTIF([.C21:.L21];&quot;KVIT☻&quot;)+COUNTIF([.C21:.L21];&quot;kvit$&quot;)" office:value-type="float" office:value="3">
            <text:p>3</text:p>
          </table:table-cell>
          <table:table-cell table:style-name="ce125" table:formula="of:=COUNTBLANK([.C21:.L21])" office:value-type="float" office:value="0">
            <text:p>0</text:p>
          </table:table-cell>
          <table:table-cell table:style-name="ce126" table:formula="of:=COUNTIF([.C21:.L21];&quot;x&quot;)" office:value-type="float" office:value="1">
            <text:p>1</text:p>
          </table:table-cell>
          <table:table-cell table:style-name="ce12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3">
            <text:p>3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21">
            <text:p>21. avg 10</text:p>
          </table:table-cell>
          <table:table-cell table:style-name="ce123" table:formula="of:=TEXT([.A22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6"/>
          <table:table-cell table:style-name="ce41" office:value-type="string">
            <text:p>KOS</text:p>
          </table:table-cell>
          <table:table-cell table:style-name="ce41" office:value-type="string">
            <text:p>ŠOŠ</text:p>
          </table:table-cell>
          <table:table-cell table:style-name="ce124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24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24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124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124" table:formula="of:=COUNTIF([.C22:.L22];&quot;51¶&quot;)" office:value-type="float" office:value="0">
            <text:p>0</text:p>
          </table:table-cell>
          <table:table-cell table:style-name="ce124" table:formula="of:=COUNTIF([.C22:.L22];&quot;52¶&quot;)" office:value-type="float" office:value="0">
            <text:p>0</text:p>
          </table:table-cell>
          <table:table-cell table:style-name="ce124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24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125" table:formula="of:=COUNTBLANK([.C22:.L22])" office:value-type="float" office:value="8">
            <text:p>8</text:p>
          </table:table-cell>
          <table:table-cell table:style-name="ce126" table:formula="of:=COUNTIF([.C22:.L22];&quot;x&quot;)" office:value-type="float" office:value="0">
            <text:p>0</text:p>
          </table:table-cell>
          <table:table-cell table:style-name="ce12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22">
            <text:p>22. avg 10</text:p>
          </table:table-cell>
          <table:table-cell table:style-name="ce123" table:formula="of:=TEXT([.A23];&quot;Ddd&quot;)" office:value-type="string" office:string-value="ned">
            <text:p>ned</text:p>
          </table:table-cell>
          <table:table-cell table:style-name="ce35"/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6"/>
          <table:table-cell table:style-name="ce41" office:value-type="string">
            <text:p>ŠTI</text:p>
          </table:table-cell>
          <table:table-cell table:style-name="ce41" office:value-type="string">
            <text:p>ŠOŠ</text:p>
          </table:table-cell>
          <table:table-cell table:style-name="ce124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24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24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124" table:formula="of:=COUNTIF([.C23:.L23];&quot;52&quot;)+COUNTIF([.C23:.L23];&quot;52$&quot;)+COUNTIF([.C23:.L23];&quot;52☻&quot;)" office:value-type="float" office:value="0">
            <text:p>0</text:p>
          </table:table-cell>
          <table:table-cell table:style-name="ce124" table:formula="of:=COUNTIF([.C23:.L23];&quot;51¶&quot;)" office:value-type="float" office:value="0">
            <text:p>0</text:p>
          </table:table-cell>
          <table:table-cell table:style-name="ce124" table:formula="of:=COUNTIF([.C23:.L23];&quot;52¶&quot;)" office:value-type="float" office:value="0">
            <text:p>0</text:p>
          </table:table-cell>
          <table:table-cell table:style-name="ce124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24" table:formula="of:=COUNTIF([.C23:.L23];&quot;KVIT&quot;)+COUNTIF([.C23:.L23];&quot;KVIT☻&quot;)+COUNTIF([.C23:.L23];&quot;kvit$&quot;)" office:value-type="float" office:value="0">
            <text:p>0</text:p>
          </table:table-cell>
          <table:table-cell table:style-name="ce125" table:formula="of:=COUNTBLANK([.C23:.L23])" office:value-type="float" office:value="9">
            <text:p>9</text:p>
          </table:table-cell>
          <table:table-cell table:style-name="ce126" table:formula="of:=COUNTIF([.C23:.L23];&quot;x&quot;)" office:value-type="float" office:value="0">
            <text:p>0</text:p>
          </table:table-cell>
          <table:table-cell table:style-name="ce12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23">
            <text:p>23. avg 10</text:p>
          </table:table-cell>
          <table:table-cell table:style-name="ce122" table:formula="of:=TEXT([.A24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97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 office:value-type="string">
            <text:p>ŠTU</text:p>
          </table:table-cell>
          <table:table-cell table:style-name="ce28" office:value-type="string">
            <text:p>KOS</text:p>
          </table:table-cell>
          <table:table-cell table:style-name="ce124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24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24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24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24" table:formula="of:=COUNTIF([.C24:.L24];&quot;51¶&quot;)" office:value-type="float" office:value="0">
            <text:p>0</text:p>
          </table:table-cell>
          <table:table-cell table:style-name="ce124" table:formula="of:=COUNTIF([.C24:.L24];&quot;52¶&quot;)" office:value-type="float" office:value="0">
            <text:p>0</text:p>
          </table:table-cell>
          <table:table-cell table:style-name="ce124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24" table:formula="of:=COUNTIF([.C24:.L24];&quot;KVIT&quot;)+COUNTIF([.C24:.L24];&quot;KVIT☻&quot;)+COUNTIF([.C24:.L24];&quot;kvit$&quot;)" office:value-type="float" office:value="1">
            <text:p>1</text:p>
          </table:table-cell>
          <table:table-cell table:style-name="ce125" table:formula="of:=COUNTBLANK([.C24:.L24])" office:value-type="float" office:value="1">
            <text:p>1</text:p>
          </table:table-cell>
          <table:table-cell table:style-name="ce126" table:formula="of:=COUNTIF([.C24:.L24];&quot;x&quot;)" office:value-type="float" office:value="1">
            <text:p>1</text:p>
          </table:table-cell>
          <table:table-cell table:style-name="ce12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24">
            <text:p>24. avg 10</text:p>
          </table:table-cell>
          <table:table-cell table:style-name="ce122" table:formula="of:=TEXT([.A25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JAN</text:p>
          </table:table-cell>
          <table:table-cell table:style-name="ce28" office:value-type="string">
            <text:p>KON</text:p>
          </table:table-cell>
          <table:table-cell table:style-name="ce124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24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24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24" table:formula="of:=COUNTIF([.C25:.L25];&quot;52&quot;)+COUNTIF([.C25:.L25];&quot;52$&quot;)+COUNTIF([.C25:.L25];&quot;52☻&quot;)" office:value-type="float" office:value="2">
            <text:p>2</text:p>
          </table:table-cell>
          <table:table-cell table:style-name="ce124" table:formula="of:=COUNTIF([.C25:.L25];&quot;51¶&quot;)" office:value-type="float" office:value="1">
            <text:p>1</text:p>
          </table:table-cell>
          <table:table-cell table:style-name="ce124" table:formula="of:=COUNTIF([.C25:.L25];&quot;52¶&quot;)" office:value-type="float" office:value="0">
            <text:p>0</text:p>
          </table:table-cell>
          <table:table-cell table:style-name="ce124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24" table:formula="of:=COUNTIF([.C25:.L25];&quot;KVIT&quot;)+COUNTIF([.C25:.L25];&quot;KVIT☻&quot;)+COUNTIF([.C25:.L25];&quot;kvit$&quot;)" office:value-type="float" office:value="1">
            <text:p>1</text:p>
          </table:table-cell>
          <table:table-cell table:style-name="ce125" table:formula="of:=COUNTBLANK([.C25:.L25])" office:value-type="float" office:value="0">
            <text:p>0</text:p>
          </table:table-cell>
          <table:table-cell table:style-name="ce126" table:formula="of:=COUNTIF([.C25:.L25];&quot;x&quot;)" office:value-type="float" office:value="1">
            <text:p>1</text:p>
          </table:table-cell>
          <table:table-cell table:style-name="ce12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3">
            <text:p>3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25">
            <text:p>25. avg 10</text:p>
          </table:table-cell>
          <table:table-cell table:style-name="ce122" table:formula="of:=TEXT([.A26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ŠOŠ</text:p>
          </table:table-cell>
          <table:table-cell table:style-name="ce28" office:value-type="string">
            <text:p>KON</text:p>
          </table:table-cell>
          <table:table-cell table:style-name="ce124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24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124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24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24" table:formula="of:=COUNTIF([.C26:.L26];&quot;51¶&quot;)" office:value-type="float" office:value="0">
            <text:p>0</text:p>
          </table:table-cell>
          <table:table-cell table:style-name="ce124" table:formula="of:=COUNTIF([.C26:.L26];&quot;52¶&quot;)" office:value-type="float" office:value="0">
            <text:p>0</text:p>
          </table:table-cell>
          <table:table-cell table:style-name="ce124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24" table:formula="of:=COUNTIF([.C26:.L26];&quot;KVIT&quot;)+COUNTIF([.C26:.L26];&quot;KVIT☻&quot;)+COUNTIF([.C26:.L26];&quot;kvit$&quot;)" office:value-type="float" office:value="1">
            <text:p>1</text:p>
          </table:table-cell>
          <table:table-cell table:style-name="ce125" table:formula="of:=COUNTBLANK([.C26:.L26])" office:value-type="float" office:value="1">
            <text:p>1</text:p>
          </table:table-cell>
          <table:table-cell table:style-name="ce126" table:formula="of:=COUNTIF([.C26:.L26];&quot;x&quot;)" office:value-type="float" office:value="1">
            <text:p>1</text:p>
          </table:table-cell>
          <table:table-cell table:style-name="ce12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26">
            <text:p>26. avg 10</text:p>
          </table:table-cell>
          <table:table-cell table:style-name="ce122" table:formula="of:=TEXT([.A27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office:annotation draw:style-name="gr1" draw:text-style-name="P1" svg:width="2.885cm" svg:height="2.996cm" svg:x="14.578cm" svg:y="17.781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24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24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24" table:formula="of:=COUNTIF([.C27:.L27];&quot;51&quot;)+COUNTIF([.C27:.L27];&quot;51$&quot;)+COUNTIF([.C27:.L27];&quot;51☻&quot;)" office:value-type="float" office:value="2">
            <text:p>2</text:p>
          </table:table-cell>
          <table:table-cell table:style-name="ce124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124" table:formula="of:=COUNTIF([.C27:.L27];&quot;51¶&quot;)" office:value-type="float" office:value="1">
            <text:p>1</text:p>
          </table:table-cell>
          <table:table-cell table:style-name="ce124" table:formula="of:=COUNTIF([.C27:.L27];&quot;52¶&quot;)" office:value-type="float" office:value="0">
            <text:p>0</text:p>
          </table:table-cell>
          <table:table-cell table:style-name="ce124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24" table:formula="of:=COUNTIF([.C27:.L27];&quot;KVIT&quot;)+COUNTIF([.C27:.L27];&quot;KVIT☻&quot;)+COUNTIF([.C27:.L27];&quot;kvit$&quot;)" office:value-type="float" office:value="1">
            <text:p>1</text:p>
          </table:table-cell>
          <table:table-cell table:style-name="ce125" table:formula="of:=COUNTBLANK([.C27:.L27])" office:value-type="float" office:value="0">
            <text:p>0</text:p>
          </table:table-cell>
          <table:table-cell table:style-name="ce126" table:formula="of:=COUNTIF([.C27:.L27];&quot;x&quot;)" office:value-type="float" office:value="1">
            <text:p>1</text:p>
          </table:table-cell>
          <table:table-cell table:style-name="ce12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3">
            <text:p>3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8-27">
            <text:p>27. avg 10</text:p>
          </table:table-cell>
          <table:table-cell table:style-name="ce122" table:formula="of:=TEXT([.A28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<text:s/>ORO</text:p>
          </table:table-cell>
          <table:table-cell table:style-name="ce28" office:value-type="string">
            <text:p>ŠTU</text:p>
          </table:table-cell>
          <table:table-cell table:style-name="ce124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24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24" table:formula="of:=COUNTIF([.C28:.L28];&quot;51&quot;)+COUNTIF([.C28:.L28];&quot;51$&quot;)+COUNTIF([.C28:.L28];&quot;51☻&quot;)" office:value-type="float" office:value="2">
            <text:p>2</text:p>
          </table:table-cell>
          <table:table-cell table:style-name="ce124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24" table:formula="of:=COUNTIF([.C28:.L28];&quot;51¶&quot;)" office:value-type="float" office:value="1">
            <text:p>1</text:p>
          </table:table-cell>
          <table:table-cell table:style-name="ce124" table:formula="of:=COUNTIF([.C28:.L28];&quot;52¶&quot;)" office:value-type="float" office:value="0">
            <text:p>0</text:p>
          </table:table-cell>
          <table:table-cell table:style-name="ce124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24" table:formula="of:=COUNTIF([.C28:.L28];&quot;KVIT&quot;)+COUNTIF([.C28:.L28];&quot;KVIT☻&quot;)+COUNTIF([.C28:.L28];&quot;kvit$&quot;)" office:value-type="float" office:value="1">
            <text:p>1</text:p>
          </table:table-cell>
          <table:table-cell table:style-name="ce125" table:formula="of:=COUNTBLANK([.C28:.L28])" office:value-type="float" office:value="0">
            <text:p>0</text:p>
          </table:table-cell>
          <table:table-cell table:style-name="ce126" table:formula="of:=COUNTIF([.C28:.L28];&quot;x&quot;)" office:value-type="float" office:value="1">
            <text:p>1</text:p>
          </table:table-cell>
          <table:table-cell table:style-name="ce12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3">
            <text:p>3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28">
            <text:p>28. avg 10</text:p>
          </table:table-cell>
          <table:table-cell table:style-name="ce123" table:formula="of:=TEXT([.A29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35" table:number-columns-repeated="2"/>
          <table:table-cell table:style-name="ce37"/>
          <table:table-cell table:style-name="ce44"/>
          <table:table-cell table:style-name="ce30" table:number-columns-repeated="2"/>
          <table:table-cell table:style-name="ce41" office:value-type="string">
            <text:p>JAN</text:p>
          </table:table-cell>
          <table:table-cell table:style-name="ce41" office:value-type="string">
            <text:p>DAN</text:p>
          </table:table-cell>
          <table:table-cell table:style-name="ce124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24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24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124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124" table:formula="of:=COUNTIF([.C29:.L29];&quot;51¶&quot;)" office:value-type="float" office:value="0">
            <text:p>0</text:p>
          </table:table-cell>
          <table:table-cell table:style-name="ce124" table:formula="of:=COUNTIF([.C29:.L29];&quot;52¶&quot;)" office:value-type="float" office:value="0">
            <text:p>0</text:p>
          </table:table-cell>
          <table:table-cell table:style-name="ce124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24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125" table:formula="of:=COUNTBLANK([.C29:.L29])" office:value-type="float" office:value="9">
            <text:p>9</text:p>
          </table:table-cell>
          <table:table-cell table:style-name="ce126" table:formula="of:=COUNTIF([.C29:.L29];&quot;x&quot;)" office:value-type="float" office:value="0">
            <text:p>0</text:p>
          </table:table-cell>
          <table:table-cell table:style-name="ce12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8-29">
            <text:p>29. avg 10</text:p>
          </table:table-cell>
          <table:table-cell table:style-name="ce123" table:formula="of:=TEXT([.A30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44"/>
          <table:table-cell table:style-name="ce35"/>
          <table:table-cell table:style-name="ce37"/>
          <table:table-cell table:style-name="ce30" table:number-columns-repeated="2"/>
          <table:table-cell table:style-name="ce35"/>
          <table:table-cell table:style-name="ce41" office:value-type="string">
            <text:p>JAN</text:p>
          </table:table-cell>
          <table:table-cell table:style-name="ce41" office:value-type="string">
            <text:p>DAN</text:p>
          </table:table-cell>
          <table:table-cell table:style-name="ce124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24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24" table:formula="of:=COUNTIF([.C30:.L30];&quot;51&quot;)+COUNTIF([.C30:.L30];&quot;51$&quot;)+COUNTIF([.C30:.L30];&quot;51☻&quot;)" office:value-type="float" office:value="0">
            <text:p>0</text:p>
          </table:table-cell>
          <table:table-cell table:style-name="ce124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124" table:formula="of:=COUNTIF([.C30:.L30];&quot;51¶&quot;)" office:value-type="float" office:value="0">
            <text:p>0</text:p>
          </table:table-cell>
          <table:table-cell table:style-name="ce124" table:formula="of:=COUNTIF([.C30:.L30];&quot;52¶&quot;)" office:value-type="float" office:value="0">
            <text:p>0</text:p>
          </table:table-cell>
          <table:table-cell table:style-name="ce124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24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125" table:formula="of:=COUNTBLANK([.C30:.L30])" office:value-type="float" office:value="9">
            <text:p>9</text:p>
          </table:table-cell>
          <table:table-cell table:style-name="ce126" table:formula="of:=COUNTIF([.C30:.L30];&quot;x&quot;)" office:value-type="float" office:value="0">
            <text:p>0</text:p>
          </table:table-cell>
          <table:table-cell table:style-name="ce12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8-30">
            <text:p>30. avg 10</text:p>
          </table:table-cell>
          <table:table-cell table:style-name="ce122" table:formula="of:=TEXT([.A3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1"/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office:annotation draw:style-name="gr2" draw:text-style-name="P1" svg:width="2.883cm" svg:height="2.55cm" svg:x="13.582cm" svg:y="19.523cm" draw:caption-point-x="-0.617cm" draw:caption-point-y="1.522cm">
              <dc:creator>MŠ</dc:creator>
              <dc:date>2010-12-20T00:00:00</dc:date>
              <text:p text:style-name="P1"><text:span text:style-name="T4">prosti vikend s pondeljkom 14.-16.avg, </text:span></text:p>
              <text:p text:style-name="P1"><text:span text:style-name="T4">ter prosto 30.8-2.9</text:span></text:p>
            </office:annotation>
            <text:p>D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KON</text:p>
          </table:table-cell>
          <table:table-cell table:style-name="ce124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24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24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24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24" table:formula="of:=COUNTIF([.C31:.L31];&quot;51¶&quot;)" office:value-type="float" office:value="0">
            <text:p>0</text:p>
          </table:table-cell>
          <table:table-cell table:style-name="ce124" table:formula="of:=COUNTIF([.C31:.L31];&quot;52¶&quot;)" office:value-type="float" office:value="0">
            <text:p>0</text:p>
          </table:table-cell>
          <table:table-cell table:style-name="ce124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24" table:formula="of:=COUNTIF([.C31:.L31];&quot;KVIT&quot;)+COUNTIF([.C31:.L31];&quot;KVIT☻&quot;)+COUNTIF([.C31:.L31];&quot;kvit$&quot;)" office:value-type="float" office:value="1">
            <text:p>1</text:p>
          </table:table-cell>
          <table:table-cell table:style-name="ce125" table:formula="of:=COUNTBLANK([.C31:.L31])" office:value-type="float" office:value="1">
            <text:p>1</text:p>
          </table:table-cell>
          <table:table-cell table:style-name="ce126" table:formula="of:=COUNTIF([.C31:.L31];&quot;x&quot;)" office:value-type="float" office:value="1">
            <text:p>1</text:p>
          </table:table-cell>
          <table:table-cell table:style-name="ce12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>
            <text:p>1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8-31">
            <text:p>31. avg 10</text:p>
          </table:table-cell>
          <table:table-cell table:style-name="ce122" table:formula="of:=TEXT([.A32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office:annotation draw:style-name="gr1" draw:text-style-name="P1" svg:width="2.885cm" svg:height="2.982cm" svg:x="14.578cm" svg:y="21.287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24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24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24" table:formula="of:=COUNTIF([.C32:.L32];&quot;51&quot;)+COUNTIF([.C32:.L32];&quot;51$&quot;)+COUNTIF([.C32:.L32];&quot;51☻&quot;)" office:value-type="float" office:value="2">
            <text:p>2</text:p>
          </table:table-cell>
          <table:table-cell table:style-name="ce124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124" table:formula="of:=COUNTIF([.C32:.L32];&quot;51¶&quot;)" office:value-type="float" office:value="1">
            <text:p>1</text:p>
          </table:table-cell>
          <table:table-cell table:style-name="ce124" table:formula="of:=COUNTIF([.C32:.L32];&quot;52¶&quot;)" office:value-type="float" office:value="0">
            <text:p>0</text:p>
          </table:table-cell>
          <table:table-cell table:style-name="ce124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24" table:formula="of:=COUNTIF([.C32:.L32];&quot;KVIT&quot;)+COUNTIF([.C32:.L32];&quot;KVIT☻&quot;)+COUNTIF([.C32:.L32];&quot;kvit$&quot;)" office:value-type="float" office:value="1">
            <text:p>1</text:p>
          </table:table-cell>
          <table:table-cell table:style-name="ce125" table:formula="of:=COUNTBLANK([.C32:.L32])" office:value-type="float" office:value="0">
            <text:p>0</text:p>
          </table:table-cell>
          <table:table-cell table:style-name="ce126" table:formula="of:=COUNTIF([.C32:.L32];&quot;x&quot;)" office:value-type="float" office:value="2">
            <text:p>2</text:p>
          </table:table-cell>
          <table:table-cell table:style-name="ce127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>
            <text:p>2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6">
            <text:p>6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>
            <text:p>2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6">
            <text:p>6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0">
            <text:p>0</text:p>
          </table:table-cell>
          <table:table-cell table:style-name="ce32" table:formula="of:=SUM([.H35:.H36])" office:value-type="float" office:value="2">
            <text:p>2</text:p>
          </table:table-cell>
          <table:table-cell table:style-name="ce32" table:formula="of:=SUM([.I35:.I36])" office:value-type="float" office:value="4">
            <text:p>4</text:p>
          </table:table-cell>
          <table:table-cell table:style-name="ce32" table:formula="of:=SUM([.J35:.J36])" office:value-type="float" office:value="8">
            <text:p>8</text:p>
          </table:table-cell>
          <table:table-cell table:style-name="ce32" table:formula="of:=SUM([.K35:.K36])" office:value-type="float" office:value="2">
            <text:p>2</text:p>
          </table:table-cell>
          <table:table-cell table:style-name="ce32" table:formula="of:=SUM([.L35:.L36])" office:value-type="float" office:value="4">
            <text:p>4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6">
            <text:p>6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1">
            <text:p>11</text:p>
          </table:table-cell>
          <table:table-cell table:style-name="ce33" table:formula="of:=COUNTIF([.D2:.D32];&quot;D&quot;)" office:value-type="float" office:value="7">
            <text:p>7</text:p>
          </table:table-cell>
          <table:table-cell table:style-name="ce33" table:formula="of:=COUNTIF([.E2:.E32];&quot;D&quot;)" office:value-type="float" office:value="8">
            <text:p>8</text:p>
          </table:table-cell>
          <table:table-cell table:style-name="ce33" table:formula="of:=COUNTIF([.F2:.F32];&quot;D&quot;)" office:value-type="float" office:value="10">
            <text:p>10</text:p>
          </table:table-cell>
          <table:table-cell table:style-name="ce33" table:formula="of:=COUNTIF([.G2:.G32];&quot;D&quot;)" office:value-type="float" office:value="10">
            <text:p>10</text:p>
          </table:table-cell>
          <table:table-cell table:style-name="ce33" table:formula="of:=COUNTIF([.H2:.H32];&quot;D&quot;)" office:value-type="float" office:value="16">
            <text:p>16</text:p>
          </table:table-cell>
          <table:table-cell table:style-name="ce33" table:formula="of:=COUNTIF([.I2:.I32];&quot;D&quot;)" office:value-type="float" office:value="7">
            <text:p>7</text:p>
          </table:table-cell>
          <table:table-cell table:style-name="ce33" table:formula="of:=COUNTIF([.J2:.J32];&quot;D&quot;)" office:value-type="float" office:value="4">
            <text:p>4</text:p>
          </table:table-cell>
          <table:table-cell table:style-name="ce33" table:formula="of:=COUNTIF([.K2:.K32];&quot;D&quot;)" office:value-type="float" office:value="17">
            <text:p>17</text:p>
          </table:table-cell>
          <table:table-cell table:style-name="ce33" table:formula="of:=COUNTIF([.L2:.L32];&quot;D&quot;)" office:value-type="float" office:value="2">
            <text:p>2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4">
            <text:p>4</text:p>
          </table:table-cell>
          <table:table-cell table:style-name="ce33" table:formula="of:=COUNTIF([.E2:.E32];&quot;X&quot;)" office:value-type="float" office:value="4">
            <text:p>4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0">
            <text:p>0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6">
            <text:p>6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style-name="ce33" table:formula="of:=COUNTIF([.L2:.L32];&quot;X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4">
            <text:p>4</text:p>
          </table:table-cell>
          <table:table-cell table:style-name="ce34" table:formula="of:=COUNTIF([.N2:.N32];&quot;ŠOŠ&quot;)" office:value-type="float" office:value="2">
            <text:p>2</text:p>
          </table:table-cell>
          <table:table-cell table:style-name="ce34" table:formula="of:=COUNTIF([.N2:.N32];&quot;PIN&quot;)" office:value-type="float" office:value="5">
            <text:p>5</text:p>
          </table:table-cell>
          <table:table-cell table:style-name="ce34" table:formula="of:=COUNTIF([.N2:.N32];&quot;KON&quot;)" office:value-type="float" office:value="5">
            <text:p>5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0">
            <text:p>0</text:p>
          </table:table-cell>
          <table:table-cell table:style-name="ce34" table:formula="of:=COUNTIF([.N2:.N32];&quot;ROD&quot;)" office:value-type="float" office:value="6">
            <text:p>6</text:p>
          </table:table-cell>
          <table:table-cell table:style-name="ce34" table:formula="of:=COUNTIF([.N2:.N32];&quot;DAN&quot;)" office:value-type="float" office:value="6">
            <text:p>6</text:p>
          </table:table-cell>
          <table:table-cell table:style-name="ce34" table:formula="of:=COUNTIF([.N2:.N32];&quot;MŠŠ&quot;)" office:value-type="float" office:value="0">
            <text:p>0</text:p>
          </table:table-cell>
          <table:table-cell table:style-name="ce34" table:formula="of:=COUNTIF([.N2:.N32];&quot;ŠTU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3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1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er" table:style-name="ta10" table:print="false"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09-01">
            <text:p>1. sep 10</text:p>
          </table:table-cell>
          <table:table-cell table:style-name="ce129" table:formula="of:=TEXT([.A2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6" office:value-type="string">
            <text:p>K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office:annotation draw:style-name="gr2" draw:text-style-name="P1" svg:width="2.883cm" svg:height="2.547cm" svg:x="13.582cm" svg:y="0cm" draw:caption-point-x="-0.617cm" draw:caption-point-y="0.712cm">
              <dc:creator>MŠ</dc:creator>
              <dc:date>2010-12-20T00:00:00</dc:date>
              <text:p text:style-name="P1"><text:span text:style-name="T4">prosti vikend s pondeljkom 14.-16.avg, </text:span></text:p>
              <text:p text:style-name="P1"><text:span text:style-name="T4">ter prosto 30.8-2.9</text:span></text:p>
            </office:annotation>
            <text:p>D</text:p>
          </table:table-cell>
          <table:table-cell table:style-name="ce43"/>
          <table:table-cell table:style-name="ce28" office:value-type="string">
            <text:p>KON</text:p>
          </table:table-cell>
          <table:table-cell table:style-name="ce13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37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137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37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37" table:formula="of:=COUNTIF([.C2:.L2];&quot;51¶&quot;)" office:value-type="float" office:value="0">
            <text:p>0</text:p>
          </table:table-cell>
          <table:table-cell table:style-name="ce137" table:formula="of:=COUNTIF([.C2:.L2];&quot;52¶&quot;)" office:value-type="float" office:value="0">
            <text:p>0</text:p>
          </table:table-cell>
          <table:table-cell table:style-name="ce137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37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138" table:formula="of:=COUNTBLANK([.C2:.L2])" office:value-type="float" office:value="0">
            <text:p>0</text:p>
          </table:table-cell>
          <table:table-cell table:style-name="ce139" table:formula="of:=COUNTIF([.C2:.L2];&quot;x&quot;)" office:value-type="float" office:value="2">
            <text:p>2</text:p>
          </table:table-cell>
          <table:table-cell table:style-name="ce140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1">
            <text:p>1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0-09-02">
            <text:p>2. sep 10</text:p>
          </table:table-cell>
          <table:table-cell table:style-name="ce129" table:formula="of:=TEXT([.A3];&quot;Ddd&quot;)" office:value-type="string" office:string-value="čet">
            <text:p>č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office:annotation draw:style-name="gr2" draw:text-style-name="P1" svg:width="2.883cm" svg:height="2.547cm" svg:x="13.582cm" svg:y="0cm" draw:caption-point-x="-0.617cm" draw:caption-point-y="1.413cm">
              <dc:creator>MŠ</dc:creator>
              <dc:date>2010-12-20T00:00:00</dc:date>
              <text:p text:style-name="P1"><text:span text:style-name="T4">prosti vikend s pondeljkom 14.-16.avg, </text:span></text:p>
              <text:p text:style-name="P1"><text:span text:style-name="T4">ter prosto 30.8-2.9</text:span></text:p>
            </office:annotation>
            <text:p>D</text:p>
          </table:table-cell>
          <table:table-cell table:style-name="ce43"/>
          <table:table-cell table:style-name="ce28" office:value-type="string">
            <text:p>KON</text:p>
          </table:table-cell>
          <table:table-cell table:style-name="ce13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37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37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37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37" table:formula="of:=COUNTIF([.C3:.L3];&quot;51¶&quot;)" office:value-type="float" office:value="0">
            <text:p>0</text:p>
          </table:table-cell>
          <table:table-cell table:style-name="ce137" table:formula="of:=COUNTIF([.C3:.L3];&quot;52¶&quot;)" office:value-type="float" office:value="0">
            <text:p>0</text:p>
          </table:table-cell>
          <table:table-cell table:style-name="ce137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37" table:formula="of:=COUNTIF([.C3:.L3];&quot;KVIT&quot;)+COUNTIF([.C3:.L3];&quot;KVIT☻&quot;)+COUNTIF([.C3:.L3];&quot;kvit$&quot;)" office:value-type="float" office:value="2">
            <text:p>2</text:p>
          </table:table-cell>
          <table:table-cell table:style-name="ce138" table:formula="of:=COUNTBLANK([.C3:.L3])" office:value-type="float" office:value="0">
            <text:p>0</text:p>
          </table:table-cell>
          <table:table-cell table:style-name="ce139" table:formula="of:=COUNTIF([.C3:.L3];&quot;x&quot;)" office:value-type="float" office:value="3">
            <text:p>3</text:p>
          </table:table-cell>
          <table:table-cell table:style-name="ce140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1">
            <text:p>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03">
            <text:p>3. sep 10</text:p>
          </table:table-cell>
          <table:table-cell table:style-name="ce129" table:formula="of:=TEXT([.A4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6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/>
          <table:table-cell table:style-name="ce28" office:value-type="string">
            <text:p>ŠOŠ</text:p>
          </table:table-cell>
          <table:table-cell table:style-name="ce13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37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137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137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37" table:formula="of:=COUNTIF([.C4:.L4];&quot;51¶&quot;)" office:value-type="float" office:value="0">
            <text:p>0</text:p>
          </table:table-cell>
          <table:table-cell table:style-name="ce137" table:formula="of:=COUNTIF([.C4:.L4];&quot;52¶&quot;)" office:value-type="float" office:value="0">
            <text:p>0</text:p>
          </table:table-cell>
          <table:table-cell table:style-name="ce137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37" table:formula="of:=COUNTIF([.C4:.L4];&quot;KVIT&quot;)+COUNTIF([.C4:.L4];&quot;KVIT☻&quot;)+COUNTIF([.C4:.L4];&quot;kvit$&quot;)" office:value-type="float" office:value="2">
            <text:p>2</text:p>
          </table:table-cell>
          <table:table-cell table:style-name="ce138" table:formula="of:=COUNTBLANK([.C4:.L4])" office:value-type="float" office:value="0">
            <text:p>0</text:p>
          </table:table-cell>
          <table:table-cell table:style-name="ce139" table:formula="of:=COUNTIF([.C4:.L4];&quot;x&quot;)" office:value-type="float" office:value="3">
            <text:p>3</text:p>
          </table:table-cell>
          <table:table-cell table:style-name="ce140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1">
            <text:p>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9-04">
            <text:p>4. sep 10</text:p>
          </table:table-cell>
          <table:table-cell table:style-name="ce130" table:formula="of:=TEXT([.A5];&quot;Ddd&quot;)" office:value-type="string" office:string-value="sob">
            <text:p>sob</text:p>
          </table:table-cell>
          <table:table-cell table:style-name="ce35"/>
          <table:table-cell table:style-name="ce30" table:number-columns-repeated="2"/>
          <table:table-cell table:style-name="ce6" table:formula="of:=[$'Vzorci vnosov'.$A$16]" office:value-type="string" office:string-value="☻">
            <text:p>☻</text:p>
          </table:table-cell>
          <table:table-cell table:style-name="ce136" table:formula="of:=[$'Vzorci vnosov'.$A$23]" office:value-type="string" office:string-value="51☺">
            <text:p>51☺</text:p>
          </table:table-cell>
          <table:table-cell table:style-name="ce35"/>
          <table:table-cell table:style-name="ce30"/>
          <table:table-cell table:style-name="ce35"/>
          <table:table-cell table:style-name="ce30" table:number-columns-repeated="2"/>
          <table:table-cell table:style-name="ce41"/>
          <table:table-cell table:style-name="ce28" office:value-type="string">
            <text:p>AND</text:p>
          </table:table-cell>
          <table:table-cell table:style-name="ce13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37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37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137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37" table:formula="of:=COUNTIF([.C5:.L5];&quot;51¶&quot;)" office:value-type="float" office:value="0">
            <text:p>0</text:p>
          </table:table-cell>
          <table:table-cell table:style-name="ce137" table:formula="of:=COUNTIF([.C5:.L5];&quot;52¶&quot;)" office:value-type="float" office:value="0">
            <text:p>0</text:p>
          </table:table-cell>
          <table:table-cell table:style-name="ce137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37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138" table:formula="of:=COUNTBLANK([.C5:.L5])" office:value-type="float" office:value="8">
            <text:p>8</text:p>
          </table:table-cell>
          <table:table-cell table:style-name="ce139" table:formula="of:=COUNTIF([.C5:.L5];&quot;x&quot;)" office:value-type="float" office:value="0">
            <text:p>0</text:p>
          </table:table-cell>
          <table:table-cell table:style-name="ce140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9-05">
            <text:p>5. sep 10</text:p>
          </table:table-cell>
          <table:table-cell table:style-name="ce130" table:formula="of:=TEXT([.A6];&quot;Ddd&quot;)" office:value-type="string" office:string-value="ned">
            <text:p>ned</text:p>
          </table:table-cell>
          <table:table-cell table:style-name="ce6" table:formula="of:=[$'Vzorci vnosov'.$A$16]" office:value-type="string" office:string-value="☻">
            <text:p>☻</text:p>
          </table:table-cell>
          <table:table-cell table:style-name="ce35"/>
          <table:table-cell table:style-name="ce30" table:number-columns-repeated="2"/>
          <table:table-cell table:style-name="ce35" table:number-columns-repeated="4"/>
          <table:table-cell table:style-name="ce30"/>
          <table:table-cell table:style-name="ce136" table:formula="of:=[$'Vzorci vnosov'.$A$23]" office:value-type="string" office:string-value="51☺">
            <text:p>51☺</text:p>
          </table:table-cell>
          <table:table-cell table:style-name="ce41"/>
          <table:table-cell table:style-name="ce28" office:value-type="string">
            <text:p>AND</text:p>
          </table:table-cell>
          <table:table-cell table:style-name="ce13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37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37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137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37" table:formula="of:=COUNTIF([.C6:.L6];&quot;51¶&quot;)" office:value-type="float" office:value="0">
            <text:p>0</text:p>
          </table:table-cell>
          <table:table-cell table:style-name="ce137" table:formula="of:=COUNTIF([.C6:.L6];&quot;52¶&quot;)" office:value-type="float" office:value="0">
            <text:p>0</text:p>
          </table:table-cell>
          <table:table-cell table:style-name="ce137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37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38" table:formula="of:=COUNTBLANK([.C6:.L6])" office:value-type="float" office:value="8">
            <text:p>8</text:p>
          </table:table-cell>
          <table:table-cell table:style-name="ce139" table:formula="of:=COUNTIF([.C6:.L6];&quot;x&quot;)" office:value-type="float" office:value="0">
            <text:p>0</text:p>
          </table:table-cell>
          <table:table-cell table:style-name="ce140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06">
            <text:p>6. sep 10</text:p>
          </table:table-cell>
          <table:table-cell table:style-name="ce129" table:formula="of:=TEXT([.A7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6" office:value-type="string">
            <text:p>K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/>
          <table:table-cell table:style-name="ce28" office:value-type="string">
            <text:p>KOS</text:p>
          </table:table-cell>
          <table:table-cell table:style-name="ce13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37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37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37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37" table:formula="of:=COUNTIF([.C7:.L7];&quot;51¶&quot;)" office:value-type="float" office:value="0">
            <text:p>0</text:p>
          </table:table-cell>
          <table:table-cell table:style-name="ce137" table:formula="of:=COUNTIF([.C7:.L7];&quot;52¶&quot;)" office:value-type="float" office:value="0">
            <text:p>0</text:p>
          </table:table-cell>
          <table:table-cell table:style-name="ce137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37" table:formula="of:=COUNTIF([.C7:.L7];&quot;KVIT&quot;)+COUNTIF([.C7:.L7];&quot;KVIT☻&quot;)+COUNTIF([.C7:.L7];&quot;kvit$&quot;)" office:value-type="float" office:value="1">
            <text:p>1</text:p>
          </table:table-cell>
          <table:table-cell table:style-name="ce138" table:formula="of:=COUNTBLANK([.C7:.L7])" office:value-type="float" office:value="0">
            <text:p>0</text:p>
          </table:table-cell>
          <table:table-cell table:style-name="ce139" table:formula="of:=COUNTIF([.C7:.L7];&quot;x&quot;)" office:value-type="float" office:value="5">
            <text:p>5</text:p>
          </table:table-cell>
          <table:table-cell table:style-name="ce140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07">
            <text:p>7. sep 10</text:p>
          </table:table-cell>
          <table:table-cell table:style-name="ce129" table:formula="of:=TEXT([.A8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/>
          <table:table-cell table:style-name="ce28" office:value-type="string">
            <text:p>KOS</text:p>
          </table:table-cell>
          <table:table-cell table:style-name="ce13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37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137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137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37" table:formula="of:=COUNTIF([.C8:.L8];&quot;51¶&quot;)" office:value-type="float" office:value="0">
            <text:p>0</text:p>
          </table:table-cell>
          <table:table-cell table:style-name="ce137" table:formula="of:=COUNTIF([.C8:.L8];&quot;52¶&quot;)" office:value-type="float" office:value="0">
            <text:p>0</text:p>
          </table:table-cell>
          <table:table-cell table:style-name="ce137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37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38" table:formula="of:=COUNTBLANK([.C8:.L8])" office:value-type="float" office:value="0">
            <text:p>0</text:p>
          </table:table-cell>
          <table:table-cell table:style-name="ce139" table:formula="of:=COUNTIF([.C8:.L8];&quot;x&quot;)" office:value-type="float" office:value="5">
            <text:p>5</text:p>
          </table:table-cell>
          <table:table-cell table:style-name="ce140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>
            <text:p>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08">
            <text:p>8. sep 10</text:p>
          </table:table-cell>
          <table:table-cell table:style-name="ce129" table:formula="of:=TEXT([.A9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6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/>
          <table:table-cell table:style-name="ce28" office:value-type="string">
            <text:p>KOS</text:p>
          </table:table-cell>
          <table:table-cell table:style-name="ce13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37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37" table:formula="of:=COUNTIF([.C9:.L9];&quot;51&quot;)+COUNTIF([.C9:.L9];&quot;51$&quot;)+COUNTIF([.C9:.L9];&quot;51☻&quot;)" office:value-type="float" office:value="0">
            <text:p>0</text:p>
          </table:table-cell>
          <table:table-cell table:style-name="ce137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37" table:formula="of:=COUNTIF([.C9:.L9];&quot;51¶&quot;)" office:value-type="float" office:value="0">
            <text:p>0</text:p>
          </table:table-cell>
          <table:table-cell table:style-name="ce137" table:formula="of:=COUNTIF([.C9:.L9];&quot;52¶&quot;)" office:value-type="float" office:value="0">
            <text:p>0</text:p>
          </table:table-cell>
          <table:table-cell table:style-name="ce137" table:formula="of:=COUNTIF([.C9:.L9];&quot;U&quot;)+COUNTIF([.C9:.L9];&quot;U☻&quot;)+COUNTIF([.C9:.L9];&quot;U☺&quot;)" office:value-type="float" office:value="0">
            <text:p>0</text:p>
          </table:table-cell>
          <table:table-cell table:style-name="ce137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38" table:formula="of:=COUNTBLANK([.C9:.L9])" office:value-type="float" office:value="0">
            <text:p>0</text:p>
          </table:table-cell>
          <table:table-cell table:style-name="ce139" table:formula="of:=COUNTIF([.C9:.L9];&quot;x&quot;)" office:value-type="float" office:value="4">
            <text:p>4</text:p>
          </table:table-cell>
          <table:table-cell table:style-name="ce140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>
            <text:p>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09">
            <text:p>9. sep 10</text:p>
          </table:table-cell>
          <table:table-cell table:style-name="ce129" table:formula="of:=TEXT([.A10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/>
          <table:table-cell table:style-name="ce28" office:value-type="string">
            <text:p>KOS</text:p>
          </table:table-cell>
          <table:table-cell table:style-name="ce13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37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37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137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37" table:formula="of:=COUNTIF([.C10:.L10];&quot;51¶&quot;)" office:value-type="float" office:value="0">
            <text:p>0</text:p>
          </table:table-cell>
          <table:table-cell table:style-name="ce137" table:formula="of:=COUNTIF([.C10:.L10];&quot;52¶&quot;)" office:value-type="float" office:value="0">
            <text:p>0</text:p>
          </table:table-cell>
          <table:table-cell table:style-name="ce137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37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138" table:formula="of:=COUNTBLANK([.C10:.L10])" office:value-type="float" office:value="0">
            <text:p>0</text:p>
          </table:table-cell>
          <table:table-cell table:style-name="ce139" table:formula="of:=COUNTIF([.C10:.L10];&quot;x&quot;)" office:value-type="float" office:value="5">
            <text:p>5</text:p>
          </table:table-cell>
          <table:table-cell table:style-name="ce140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1">
            <text:p>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10">
            <text:p>10. sep 10</text:p>
          </table:table-cell>
          <table:table-cell table:style-name="ce129" table:formula="of:=TEXT([.A1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/>
          <table:table-cell table:style-name="ce28" office:value-type="string">
            <text:p>PIN</text:p>
          </table:table-cell>
          <table:table-cell table:style-name="ce13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37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37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37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37" table:formula="of:=COUNTIF([.C11:.L11];&quot;51¶&quot;)" office:value-type="float" office:value="0">
            <text:p>0</text:p>
          </table:table-cell>
          <table:table-cell table:style-name="ce137" table:formula="of:=COUNTIF([.C11:.L11];&quot;52¶&quot;)" office:value-type="float" office:value="0">
            <text:p>0</text:p>
          </table:table-cell>
          <table:table-cell table:style-name="ce137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37" table:formula="of:=COUNTIF([.C11:.L11];&quot;KVIT&quot;)+COUNTIF([.C11:.L11];&quot;KVIT☻&quot;)+COUNTIF([.C11:.L11];&quot;kvit$&quot;)" office:value-type="float" office:value="1">
            <text:p>1</text:p>
          </table:table-cell>
          <table:table-cell table:style-name="ce138" table:formula="of:=COUNTBLANK([.C11:.L11])" office:value-type="float" office:value="0">
            <text:p>0</text:p>
          </table:table-cell>
          <table:table-cell table:style-name="ce139" table:formula="of:=COUNTIF([.C11:.L11];&quot;x&quot;)" office:value-type="float" office:value="3">
            <text:p>3</text:p>
          </table:table-cell>
          <table:table-cell table:style-name="ce140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28" office:value-type="date" office:date-value="2010-09-11">
            <text:p>11. sep 10</text:p>
          </table:table-cell>
          <table:table-cell table:style-name="ce131" table:formula="of:=TEXT([.A12];&quot;Ddd&quot;)" office:value-type="string" office:string-value="sob">
            <text:p>sob</text:p>
          </table:table-cell>
          <table:table-cell table:style-name="ce132" table:formula="of:=[$'Vzorci vnosov'.$A$16]" office:value-type="string" office:string-value="☻">
            <text:p>☻</text:p>
          </table:table-cell>
          <table:table-cell table:style-name="ce133"/>
          <table:table-cell table:style-name="ce135"/>
          <table:table-cell table:style-name="ce134" table:number-columns-repeated="2"/>
          <table:table-cell table:style-name="ce35" table:formula="of:=[$'Vzorci vnosov'.$A$15]" office:value-type="string" office:string-value="SO">
            <text:p>SO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33"/>
          <table:table-cell table:style-name="ce117" table:number-columns-repeated="2"/>
          <table:table-cell table:style-name="ce28" office:value-type="string">
            <text:p>PIN</text:p>
          </table:table-cell>
          <table:table-cell table:style-name="ce13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37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37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137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37" table:formula="of:=COUNTIF([.C12:.L12];&quot;51¶&quot;)" office:value-type="float" office:value="0">
            <text:p>0</text:p>
          </table:table-cell>
          <table:table-cell table:style-name="ce137" table:formula="of:=COUNTIF([.C12:.L12];&quot;52¶&quot;)" office:value-type="float" office:value="0">
            <text:p>0</text:p>
          </table:table-cell>
          <table:table-cell table:style-name="ce137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37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138" table:formula="of:=COUNTBLANK([.C12:.L12])" office:value-type="float" office:value="6">
            <text:p>6</text:p>
          </table:table-cell>
          <table:table-cell table:style-name="ce139" table:formula="of:=COUNTIF([.C12:.L12];&quot;x&quot;)" office:value-type="float" office:value="0">
            <text:p>0</text:p>
          </table:table-cell>
          <table:table-cell table:style-name="ce140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28" office:value-type="date" office:date-value="2010-09-12">
            <text:p>12. sep 10</text:p>
          </table:table-cell>
          <table:table-cell table:style-name="ce131" table:formula="of:=TEXT([.A13];&quot;Ddd&quot;)" office:value-type="string" office:string-value="ned">
            <text:p>ned</text:p>
          </table:table-cell>
          <table:table-cell table:style-name="ce30"/>
          <table:table-cell table:style-name="ce134"/>
          <table:table-cell table:style-name="ce133"/>
          <table:table-cell table:style-name="ce132" table:formula="of:=[$'Vzorci vnosov'.$A$16]" office:value-type="string" office:string-value="☻">
            <text:p>☻</text:p>
          </table:table-cell>
          <table:table-cell table:style-name="ce134"/>
          <table:table-cell table:style-name="ce35" table:formula="of:=[$'Vzorci vnosov'.$A$15]" office:value-type="string" office:string-value="SO">
            <text:p>SO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33" table:number-columns-repeated="2"/>
          <table:table-cell table:style-name="ce117"/>
          <table:table-cell table:style-name="ce28" office:value-type="string">
            <text:p>PIN</text:p>
          </table:table-cell>
          <table:table-cell table:style-name="ce13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37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37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137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37" table:formula="of:=COUNTIF([.C13:.L13];&quot;51¶&quot;)" office:value-type="float" office:value="0">
            <text:p>0</text:p>
          </table:table-cell>
          <table:table-cell table:style-name="ce137" table:formula="of:=COUNTIF([.C13:.L13];&quot;52¶&quot;)" office:value-type="float" office:value="0">
            <text:p>0</text:p>
          </table:table-cell>
          <table:table-cell table:style-name="ce137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37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138" table:formula="of:=COUNTBLANK([.C13:.L13])" office:value-type="float" office:value="6">
            <text:p>6</text:p>
          </table:table-cell>
          <table:table-cell table:style-name="ce139" table:formula="of:=COUNTIF([.C13:.L13];&quot;x&quot;)" office:value-type="float" office:value="0">
            <text:p>0</text:p>
          </table:table-cell>
          <table:table-cell table:style-name="ce140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13">
            <text:p>13. sep 10</text:p>
          </table:table-cell>
          <table:table-cell table:style-name="ce129" table:formula="of:=TEXT([.A1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/>
          <table:table-cell table:style-name="ce28" office:value-type="string">
            <text:p>ŠOŠ</text:p>
          </table:table-cell>
          <table:table-cell table:style-name="ce13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37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37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137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37" table:formula="of:=COUNTIF([.C14:.L14];&quot;51¶&quot;)" office:value-type="float" office:value="0">
            <text:p>0</text:p>
          </table:table-cell>
          <table:table-cell table:style-name="ce137" table:formula="of:=COUNTIF([.C14:.L14];&quot;52¶&quot;)" office:value-type="float" office:value="0">
            <text:p>0</text:p>
          </table:table-cell>
          <table:table-cell table:style-name="ce137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37" table:formula="of:=COUNTIF([.C14:.L14];&quot;KVIT&quot;)+COUNTIF([.C14:.L14];&quot;KVIT☻&quot;)+COUNTIF([.C14:.L14];&quot;kvit$&quot;)" office:value-type="float" office:value="1">
            <text:p>1</text:p>
          </table:table-cell>
          <table:table-cell table:style-name="ce138" table:formula="of:=COUNTBLANK([.C14:.L14])" office:value-type="float" office:value="0">
            <text:p>0</text:p>
          </table:table-cell>
          <table:table-cell table:style-name="ce139" table:formula="of:=COUNTIF([.C14:.L14];&quot;x&quot;)" office:value-type="float" office:value="1">
            <text:p>1</text:p>
          </table:table-cell>
          <table:table-cell table:style-name="ce140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>
            <text:p>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14">
            <text:p>14. sep 10</text:p>
          </table:table-cell>
          <table:table-cell table:style-name="ce129" table:formula="of:=TEXT([.A15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/>
          <table:table-cell table:style-name="ce28" office:value-type="string">
            <text:p>ŠTU</text:p>
          </table:table-cell>
          <table:table-cell table:style-name="ce13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37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37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137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37" table:formula="of:=COUNTIF([.C15:.L15];&quot;51¶&quot;)" office:value-type="float" office:value="0">
            <text:p>0</text:p>
          </table:table-cell>
          <table:table-cell table:style-name="ce137" table:formula="of:=COUNTIF([.C15:.L15];&quot;52¶&quot;)" office:value-type="float" office:value="1">
            <text:p>1</text:p>
          </table:table-cell>
          <table:table-cell table:style-name="ce137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37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38" table:formula="of:=COUNTBLANK([.C15:.L15])" office:value-type="float" office:value="0">
            <text:p>0</text:p>
          </table:table-cell>
          <table:table-cell table:style-name="ce139" table:formula="of:=COUNTIF([.C15:.L15];&quot;x&quot;)" office:value-type="float" office:value="2">
            <text:p>2</text:p>
          </table:table-cell>
          <table:table-cell table:style-name="ce140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>
            <text:p>1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15">
            <text:p>15. sep 10</text:p>
          </table:table-cell>
          <table:table-cell table:style-name="ce129" table:formula="of:=TEXT([.A16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office:annotation draw:style-name="gr2" draw:text-style-name="P1" svg:width="2.9cm" svg:height="0.992cm" svg:x="4.608cm" svg:y="9.019cm" draw:caption-point-x="-0.61cm" draw:caption-point-y="1.509cm">
              <dc:creator>MŠ</dc:creator>
              <dc:date>2010-12-20T00:00:00</dc:date>
              <text:p text:style-name="P1"><text:span text:style-name="T2">Predavanje in otrok</text:span></text:p>
            </office:annotation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/>
          <table:table-cell table:style-name="ce28" office:value-type="string">
            <text:p>AND</text:p>
          </table:table-cell>
          <table:table-cell table:style-name="ce13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37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37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37" table:formula="of:=COUNTIF([.C16:.L16];&quot;52&quot;)+COUNTIF([.C16:.L16];&quot;52$&quot;)+COUNTIF([.C16:.L16];&quot;52☻&quot;)" office:value-type="float" office:value="2">
            <text:p>2</text:p>
          </table:table-cell>
          <table:table-cell table:style-name="ce137" table:formula="of:=COUNTIF([.C16:.L16];&quot;51¶&quot;)" office:value-type="float" office:value="0">
            <text:p>0</text:p>
          </table:table-cell>
          <table:table-cell table:style-name="ce137" table:formula="of:=COUNTIF([.C16:.L16];&quot;52¶&quot;)" office:value-type="float" office:value="1">
            <text:p>1</text:p>
          </table:table-cell>
          <table:table-cell table:style-name="ce137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37" table:formula="of:=COUNTIF([.C16:.L16];&quot;KVIT&quot;)+COUNTIF([.C16:.L16];&quot;KVIT☻&quot;)+COUNTIF([.C16:.L16];&quot;kvit$&quot;)" office:value-type="float" office:value="3">
            <text:p>3</text:p>
          </table:table-cell>
          <table:table-cell table:style-name="ce138" table:formula="of:=COUNTBLANK([.C16:.L16])" office:value-type="float" office:value="0">
            <text:p>0</text:p>
          </table:table-cell>
          <table:table-cell table:style-name="ce139" table:formula="of:=COUNTIF([.C16:.L16];&quot;x&quot;)" office:value-type="float" office:value="1">
            <text:p>1</text:p>
          </table:table-cell>
          <table:table-cell table:style-name="ce140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16">
            <text:p>16. sep 10</text:p>
          </table:table-cell>
          <table:table-cell table:style-name="ce129" table:formula="of:=TEXT([.A17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/>
          <table:table-cell table:style-name="ce28" office:value-type="string">
            <text:p>AND</text:p>
          </table:table-cell>
          <table:table-cell table:style-name="ce13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37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37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37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37" table:formula="of:=COUNTIF([.C17:.L17];&quot;51¶&quot;)" office:value-type="float" office:value="1">
            <text:p>1</text:p>
          </table:table-cell>
          <table:table-cell table:style-name="ce137" table:formula="of:=COUNTIF([.C17:.L17];&quot;52¶&quot;)" office:value-type="float" office:value="0">
            <text:p>0</text:p>
          </table:table-cell>
          <table:table-cell table:style-name="ce137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37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38" table:formula="of:=COUNTBLANK([.C17:.L17])" office:value-type="float" office:value="0">
            <text:p>0</text:p>
          </table:table-cell>
          <table:table-cell table:style-name="ce139" table:formula="of:=COUNTIF([.C17:.L17];&quot;x&quot;)" office:value-type="float" office:value="2">
            <text:p>2</text:p>
          </table:table-cell>
          <table:table-cell table:style-name="ce140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17">
            <text:p>17. sep 10</text:p>
          </table:table-cell>
          <table:table-cell table:style-name="ce129" table:formula="of:=TEXT([.A18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/>
          <table:table-cell table:style-name="ce28" office:value-type="string">
            <text:p>MŠŠ</text:p>
          </table:table-cell>
          <table:table-cell table:style-name="ce13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37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37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37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37" table:formula="of:=COUNTIF([.C18:.L18];&quot;51¶&quot;)" office:value-type="float" office:value="0">
            <text:p>0</text:p>
          </table:table-cell>
          <table:table-cell table:style-name="ce137" table:formula="of:=COUNTIF([.C18:.L18];&quot;52¶&quot;)" office:value-type="float" office:value="1">
            <text:p>1</text:p>
          </table:table-cell>
          <table:table-cell table:style-name="ce137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37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38" table:formula="of:=COUNTBLANK([.C18:.L18])" office:value-type="float" office:value="0">
            <text:p>0</text:p>
          </table:table-cell>
          <table:table-cell table:style-name="ce139" table:formula="of:=COUNTIF([.C18:.L18];&quot;x&quot;)" office:value-type="float" office:value="2">
            <text:p>2</text:p>
          </table:table-cell>
          <table:table-cell table:style-name="ce140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>
            <text:p>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9-18">
            <text:p>18. sep 10</text:p>
          </table:table-cell>
          <table:table-cell table:style-name="ce130" table:formula="of:=TEXT([.A19];&quot;Ddd&quot;)" office:value-type="string" office:string-value="sob">
            <text:p>sob</text:p>
          </table:table-cell>
          <table:table-cell table:style-name="ce35"/>
          <table:table-cell table:style-name="ce6" table:formula="of:=[$'Vzorci vnosov'.$A$16]" office:value-type="string" office:string-value="☻">
            <text:p>☻</text:p>
          </table:table-cell>
          <table:table-cell table:style-name="ce35" table:number-columns-repeated="2"/>
          <table:table-cell table:style-name="ce30" table:number-columns-repeated="2"/>
          <table:table-cell table:style-name="ce37"/>
          <table:table-cell table:style-name="ce44"/>
          <table:table-cell table:style-name="ce35" table:number-columns-repeated="2"/>
          <table:table-cell table:style-name="ce41" office:value-type="string">
            <text:p>JAN</text:p>
          </table:table-cell>
          <table:table-cell table:style-name="ce28" office:value-type="string">
            <text:p>MŠŠ</text:p>
          </table:table-cell>
          <table:table-cell table:style-name="ce13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37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37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37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137" table:formula="of:=COUNTIF([.C19:.L19];&quot;51¶&quot;)" office:value-type="float" office:value="0">
            <text:p>0</text:p>
          </table:table-cell>
          <table:table-cell table:style-name="ce137" table:formula="of:=COUNTIF([.C19:.L19];&quot;52¶&quot;)" office:value-type="float" office:value="0">
            <text:p>0</text:p>
          </table:table-cell>
          <table:table-cell table:style-name="ce137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37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138" table:formula="of:=COUNTBLANK([.C19:.L19])" office:value-type="float" office:value="9">
            <text:p>9</text:p>
          </table:table-cell>
          <table:table-cell table:style-name="ce139" table:formula="of:=COUNTIF([.C19:.L19];&quot;x&quot;)" office:value-type="float" office:value="0">
            <text:p>0</text:p>
          </table:table-cell>
          <table:table-cell table:style-name="ce140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9-19">
            <text:p>19. sep 10</text:p>
          </table:table-cell>
          <table:table-cell table:style-name="ce130" table:formula="of:=TEXT([.A20];&quot;Ddd&quot;)" office:value-type="string" office:string-value="ned">
            <text:p>ned</text:p>
          </table:table-cell>
          <table:table-cell table:style-name="ce35"/>
          <table:table-cell table:style-name="ce6" table:formula="of:=[$'Vzorci vnosov'.$A$16]" office:value-type="string" office:string-value="☻">
            <text:p>☻</text:p>
          </table:table-cell>
          <table:table-cell table:style-name="ce30" table:number-columns-repeated="4"/>
          <table:table-cell table:style-name="ce37"/>
          <table:table-cell table:style-name="ce35" table:number-columns-repeated="3"/>
          <table:table-cell table:style-name="ce41" office:value-type="string">
            <text:p>JAN</text:p>
          </table:table-cell>
          <table:table-cell table:style-name="ce28" office:value-type="string">
            <text:p>MŠŠ</text:p>
          </table:table-cell>
          <table:table-cell table:style-name="ce13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37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37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137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37" table:formula="of:=COUNTIF([.C20:.L20];&quot;51¶&quot;)" office:value-type="float" office:value="0">
            <text:p>0</text:p>
          </table:table-cell>
          <table:table-cell table:style-name="ce137" table:formula="of:=COUNTIF([.C20:.L20];&quot;52¶&quot;)" office:value-type="float" office:value="0">
            <text:p>0</text:p>
          </table:table-cell>
          <table:table-cell table:style-name="ce137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37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138" table:formula="of:=COUNTBLANK([.C20:.L20])" office:value-type="float" office:value="9">
            <text:p>9</text:p>
          </table:table-cell>
          <table:table-cell table:style-name="ce139" table:formula="of:=COUNTIF([.C20:.L20];&quot;x&quot;)" office:value-type="float" office:value="0">
            <text:p>0</text:p>
          </table:table-cell>
          <table:table-cell table:style-name="ce140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20">
            <text:p>20. sep 10</text:p>
          </table:table-cell>
          <table:table-cell table:style-name="ce129" table:formula="of:=TEXT([.A21];&quot;Ddd&quot;)" office:value-type="string" office:string-value="pon">
            <text:p>pon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6" office:value-type="string">
            <text:p>K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/>
          <table:table-cell table:style-name="ce28" office:value-type="string">
            <text:p>MŠŠ</text:p>
          </table:table-cell>
          <table:table-cell table:style-name="ce13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37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37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137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37" table:formula="of:=COUNTIF([.C21:.L21];&quot;51¶&quot;)" office:value-type="float" office:value="0">
            <text:p>0</text:p>
          </table:table-cell>
          <table:table-cell table:style-name="ce137" table:formula="of:=COUNTIF([.C21:.L21];&quot;52¶&quot;)" office:value-type="float" office:value="1">
            <text:p>1</text:p>
          </table:table-cell>
          <table:table-cell table:style-name="ce137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37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38" table:formula="of:=COUNTBLANK([.C21:.L21])" office:value-type="float" office:value="0">
            <text:p>0</text:p>
          </table:table-cell>
          <table:table-cell table:style-name="ce139" table:formula="of:=COUNTIF([.C21:.L21];&quot;x&quot;)" office:value-type="float" office:value="1">
            <text:p>1</text:p>
          </table:table-cell>
          <table:table-cell table:style-name="ce140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36" office:value-type="string">
            <text:p>KO</text:p>
          </table:table-cell>
          <table:table-cell table:number-columns-repeated="995"/>
        </table:table-row>
        <table:table-row table:style-name="ro7">
          <table:table-cell table:style-name="ce19" office:value-type="date" office:date-value="2010-09-21">
            <text:p>21. sep 10</text:p>
          </table:table-cell>
          <table:table-cell table:style-name="ce129" table:formula="of:=TEXT([.A22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/>
          <table:table-cell table:style-name="ce28" office:value-type="string">
            <text:p>MŠŠ</text:p>
          </table:table-cell>
          <table:table-cell table:style-name="ce13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37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37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137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37" table:formula="of:=COUNTIF([.C22:.L22];&quot;51¶&quot;)" office:value-type="float" office:value="1">
            <text:p>1</text:p>
          </table:table-cell>
          <table:table-cell table:style-name="ce137" table:formula="of:=COUNTIF([.C22:.L22];&quot;52¶&quot;)" office:value-type="float" office:value="1">
            <text:p>1</text:p>
          </table:table-cell>
          <table:table-cell table:style-name="ce137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37" table:formula="of:=COUNTIF([.C22:.L22];&quot;KVIT&quot;)+COUNTIF([.C22:.L22];&quot;KVIT☻&quot;)+COUNTIF([.C22:.L22];&quot;kvit$&quot;)" office:value-type="float" office:value="3">
            <text:p>3</text:p>
          </table:table-cell>
          <table:table-cell table:style-name="ce138" table:formula="of:=COUNTBLANK([.C22:.L22])" office:value-type="float" office:value="0">
            <text:p>0</text:p>
          </table:table-cell>
          <table:table-cell table:style-name="ce139" table:formula="of:=COUNTIF([.C22:.L22];&quot;x&quot;)" office:value-type="float" office:value="2">
            <text:p>2</text:p>
          </table:table-cell>
          <table:table-cell table:style-name="ce140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1">
            <text:p>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22">
            <text:p>22. sep 10</text:p>
          </table:table-cell>
          <table:table-cell table:style-name="ce129" table:formula="of:=TEXT([.A23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6" office:value-type="string">
            <text:p>K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/>
          <table:table-cell table:style-name="ce28" office:value-type="string">
            <text:p>ŠTU</text:p>
          </table:table-cell>
          <table:table-cell table:style-name="ce13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37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37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137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37" table:formula="of:=COUNTIF([.C23:.L23];&quot;51¶&quot;)" office:value-type="float" office:value="0">
            <text:p>0</text:p>
          </table:table-cell>
          <table:table-cell table:style-name="ce137" table:formula="of:=COUNTIF([.C23:.L23];&quot;52¶&quot;)" office:value-type="float" office:value="1">
            <text:p>1</text:p>
          </table:table-cell>
          <table:table-cell table:style-name="ce137" table:formula="of:=COUNTIF([.C23:.L23];&quot;U&quot;)+COUNTIF([.C23:.L23];&quot;U☻&quot;)+COUNTIF([.C23:.L23];&quot;U☺&quot;)" office:value-type="float" office:value="0">
            <text:p>0</text:p>
          </table:table-cell>
          <table:table-cell table:style-name="ce137" table:formula="of:=COUNTIF([.C23:.L23];&quot;KVIT&quot;)+COUNTIF([.C23:.L23];&quot;KVIT☻&quot;)+COUNTIF([.C23:.L23];&quot;kvit$&quot;)" office:value-type="float" office:value="3">
            <text:p>3</text:p>
          </table:table-cell>
          <table:table-cell table:style-name="ce138" table:formula="of:=COUNTBLANK([.C23:.L23])" office:value-type="float" office:value="0">
            <text:p>0</text:p>
          </table:table-cell>
          <table:table-cell table:style-name="ce139" table:formula="of:=COUNTIF([.C23:.L23];&quot;x&quot;)" office:value-type="float" office:value="2">
            <text:p>2</text:p>
          </table:table-cell>
          <table:table-cell table:style-name="ce140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23">
            <text:p>23. sep 10</text:p>
          </table:table-cell>
          <table:table-cell table:style-name="ce129" table:formula="of:=TEXT([.A24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/>
          <table:table-cell table:style-name="ce28" office:value-type="string">
            <text:p>ŠOŠ</text:p>
          </table:table-cell>
          <table:table-cell table:style-name="ce13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37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37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37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37" table:formula="of:=COUNTIF([.C24:.L24];&quot;51¶&quot;)" office:value-type="float" office:value="1">
            <text:p>1</text:p>
          </table:table-cell>
          <table:table-cell table:style-name="ce137" table:formula="of:=COUNTIF([.C24:.L24];&quot;52¶&quot;)" office:value-type="float" office:value="0">
            <text:p>0</text:p>
          </table:table-cell>
          <table:table-cell table:style-name="ce137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37" table:formula="of:=COUNTIF([.C24:.L24];&quot;KVIT&quot;)+COUNTIF([.C24:.L24];&quot;KVIT☻&quot;)+COUNTIF([.C24:.L24];&quot;kvit$&quot;)" office:value-type="float" office:value="2">
            <text:p>2</text:p>
          </table:table-cell>
          <table:table-cell table:style-name="ce138" table:formula="of:=COUNTBLANK([.C24:.L24])" office:value-type="float" office:value="0">
            <text:p>0</text:p>
          </table:table-cell>
          <table:table-cell table:style-name="ce139" table:formula="of:=COUNTIF([.C24:.L24];&quot;x&quot;)" office:value-type="float" office:value="3">
            <text:p>3</text:p>
          </table:table-cell>
          <table:table-cell table:style-name="ce140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24">
            <text:p>24. sep 10</text:p>
          </table:table-cell>
          <table:table-cell table:style-name="ce129" table:formula="of:=TEXT([.A2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office:annotation draw:style-name="gr2" draw:text-style-name="P1" svg:width="2.903cm" svg:height="2.178cm" svg:x="7.597cm" svg:y="15.324cm" draw:caption-point-x="-0.61cm" draw:caption-point-y="1.514cm">
              <dc:creator>MŠ</dc:creator>
              <dc:date>2010-12-20T00:00:00</dc:date>
              <text:p text:style-name="P1"><text:span text:style-name="T2">petek 24.9 in 27.9. V četrtek 23.9 lahko ostanem po dežurni</text:span></text:p>
            </office:annotation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3"/>
          <table:table-cell table:style-name="ce28" office:value-type="string">
            <text:p>ROD</text:p>
          </table:table-cell>
          <table:table-cell table:style-name="ce13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37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37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37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37" table:formula="of:=COUNTIF([.C25:.L25];&quot;51¶&quot;)" office:value-type="float" office:value="1">
            <text:p>1</text:p>
          </table:table-cell>
          <table:table-cell table:style-name="ce137" table:formula="of:=COUNTIF([.C25:.L25];&quot;52¶&quot;)" office:value-type="float" office:value="1">
            <text:p>1</text:p>
          </table:table-cell>
          <table:table-cell table:style-name="ce137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37" table:formula="of:=COUNTIF([.C25:.L25];&quot;KVIT&quot;)+COUNTIF([.C25:.L25];&quot;KVIT☻&quot;)+COUNTIF([.C25:.L25];&quot;kvit$&quot;)" office:value-type="float" office:value="1">
            <text:p>1</text:p>
          </table:table-cell>
          <table:table-cell table:style-name="ce138" table:formula="of:=COUNTBLANK([.C25:.L25])" office:value-type="float" office:value="0">
            <text:p>0</text:p>
          </table:table-cell>
          <table:table-cell table:style-name="ce139" table:formula="of:=COUNTIF([.C25:.L25];&quot;x&quot;)" office:value-type="float" office:value="4">
            <text:p>4</text:p>
          </table:table-cell>
          <table:table-cell table:style-name="ce140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9-25">
            <text:p>25. sep 10</text:p>
          </table:table-cell>
          <table:table-cell table:style-name="ce130" table:formula="of:=TEXT([.A26];&quot;Ddd&quot;)" office:value-type="string" office:string-value="sob">
            <text:p>sob</text:p>
          </table:table-cell>
          <table:table-cell table:style-name="ce35"/>
          <table:table-cell table:style-name="ce44"/>
          <table:table-cell table:style-name="ce35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37"/>
          <table:table-cell table:style-name="ce35"/>
          <table:table-cell table:style-name="ce6" table:formula="of:=[$'Vzorci vnosov'.$A$16]" office:value-type="string" office:string-value="☻">
            <text:p>☻</text:p>
          </table:table-cell>
          <table:table-cell table:style-name="ce35"/>
          <table:table-cell table:style-name="ce41"/>
          <table:table-cell table:style-name="ce28" office:value-type="string">
            <text:p>DAN</text:p>
          </table:table-cell>
          <table:table-cell table:style-name="ce13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37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137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37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37" table:formula="of:=COUNTIF([.C26:.L26];&quot;51¶&quot;)" office:value-type="float" office:value="0">
            <text:p>0</text:p>
          </table:table-cell>
          <table:table-cell table:style-name="ce137" table:formula="of:=COUNTIF([.C26:.L26];&quot;52¶&quot;)" office:value-type="float" office:value="0">
            <text:p>0</text:p>
          </table:table-cell>
          <table:table-cell table:style-name="ce137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37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38" table:formula="of:=COUNTBLANK([.C26:.L26])" office:value-type="float" office:value="8">
            <text:p>8</text:p>
          </table:table-cell>
          <table:table-cell table:style-name="ce139" table:formula="of:=COUNTIF([.C26:.L26];&quot;x&quot;)" office:value-type="float" office:value="0">
            <text:p>0</text:p>
          </table:table-cell>
          <table:table-cell table:style-name="ce140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09-26">
            <text:p>26. sep 10</text:p>
          </table:table-cell>
          <table:table-cell table:style-name="ce130" table:formula="of:=TEXT([.A27];&quot;Ddd&quot;)" office:value-type="string" office:string-value="ned">
            <text:p>ned</text:p>
          </table:table-cell>
          <table:table-cell table:style-name="ce6" table:formula="of:=[$'Vzorci vnosov'.$A$16]" office:value-type="string" office:string-value="☻">
            <text:p>☻</text:p>
          </table:table-cell>
          <table:table-cell table:style-name="ce30" table:number-columns-repeated="2"/>
          <table:table-cell table:style-name="ce35" table:number-columns-repeated="2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35" table:number-columns-repeated="2"/>
          <table:table-cell table:style-name="ce41"/>
          <table:table-cell table:style-name="ce28" office:value-type="string">
            <text:p>ŠTU</text:p>
          </table:table-cell>
          <table:table-cell table:style-name="ce13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37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37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137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37" table:formula="of:=COUNTIF([.C27:.L27];&quot;51¶&quot;)" office:value-type="float" office:value="0">
            <text:p>0</text:p>
          </table:table-cell>
          <table:table-cell table:style-name="ce137" table:formula="of:=COUNTIF([.C27:.L27];&quot;52¶&quot;)" office:value-type="float" office:value="0">
            <text:p>0</text:p>
          </table:table-cell>
          <table:table-cell table:style-name="ce137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37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38" table:formula="of:=COUNTBLANK([.C27:.L27])" office:value-type="float" office:value="8">
            <text:p>8</text:p>
          </table:table-cell>
          <table:table-cell table:style-name="ce139" table:formula="of:=COUNTIF([.C27:.L27];&quot;x&quot;)" office:value-type="float" office:value="0">
            <text:p>0</text:p>
          </table:table-cell>
          <table:table-cell table:style-name="ce140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27">
            <text:p>27. sep 10</text:p>
          </table:table-cell>
          <table:table-cell table:style-name="ce129" table:formula="of:=TEXT([.A28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office:annotation draw:style-name="gr2" draw:text-style-name="P1" svg:width="2.903cm" svg:height="2.177cm" svg:x="7.597cm" svg:y="17.428cm" draw:caption-point-x="-0.61cm" draw:caption-point-y="1.514cm">
              <dc:creator>MŠ</dc:creator>
              <dc:date>2010-12-20T00:00:00</dc:date>
              <text:p text:style-name="P1"><text:span text:style-name="T2">petek 24.9 in 27.9. V četrtek 23.9 lahko ostanem po dežurni</text:span></text:p>
            </office:annotation>
            <text:p>X</text:p>
          </table:table-cell>
          <table:table-cell table:style-name="ce36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/>
          <table:table-cell table:style-name="ce28" office:value-type="string">
            <text:p>ŠTU</text:p>
          </table:table-cell>
          <table:table-cell table:style-name="ce13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37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>
            <text:p>1</text:p>
          </table:table-cell>
          <table:table-cell table:style-name="ce137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37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37" table:formula="of:=COUNTIF([.C28:.L28];&quot;51¶&quot;)" office:value-type="float" office:value="0">
            <text:p>0</text:p>
          </table:table-cell>
          <table:table-cell table:style-name="ce137" table:formula="of:=COUNTIF([.C28:.L28];&quot;52¶&quot;)" office:value-type="float" office:value="1">
            <text:p>1</text:p>
          </table:table-cell>
          <table:table-cell table:style-name="ce137" table:formula="of:=COUNTIF([.C28:.L28];&quot;U&quot;)+COUNTIF([.C28:.L28];&quot;U☻&quot;)+COUNTIF([.C28:.L28];&quot;U☺&quot;)" office:value-type="float" office:value="1">
            <text:p>1</text:p>
          </table:table-cell>
          <table:table-cell table:style-name="ce137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38" table:formula="of:=COUNTBLANK([.C28:.L28])" office:value-type="float" office:value="0">
            <text:p>0</text:p>
          </table:table-cell>
          <table:table-cell table:style-name="ce139" table:formula="of:=COUNTIF([.C28:.L28];&quot;x&quot;)" office:value-type="float" office:value="3">
            <text:p>3</text:p>
          </table:table-cell>
          <table:table-cell table:style-name="ce140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>
            <text:p>1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28">
            <text:p>28. sep 10</text:p>
          </table:table-cell>
          <table:table-cell table:style-name="ce129" table:formula="of:=TEXT([.A29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/>
          <table:table-cell table:style-name="ce28" office:value-type="string">
            <text:p>ŠTU</text:p>
          </table:table-cell>
          <table:table-cell table:style-name="ce13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37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37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37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37" table:formula="of:=COUNTIF([.C29:.L29];&quot;51¶&quot;)" office:value-type="float" office:value="1">
            <text:p>1</text:p>
          </table:table-cell>
          <table:table-cell table:style-name="ce137" table:formula="of:=COUNTIF([.C29:.L29];&quot;52¶&quot;)" office:value-type="float" office:value="1">
            <text:p>1</text:p>
          </table:table-cell>
          <table:table-cell table:style-name="ce137" table:formula="of:=COUNTIF([.C29:.L29];&quot;U&quot;)+COUNTIF([.C29:.L29];&quot;U☻&quot;)+COUNTIF([.C29:.L29];&quot;U☺&quot;)" office:value-type="float" office:value="1">
            <text:p>1</text:p>
          </table:table-cell>
          <table:table-cell table:style-name="ce137" table:formula="of:=COUNTIF([.C29:.L29];&quot;KVIT&quot;)+COUNTIF([.C29:.L29];&quot;KVIT☻&quot;)+COUNTIF([.C29:.L29];&quot;kvit$&quot;)" office:value-type="float" office:value="3">
            <text:p>3</text:p>
          </table:table-cell>
          <table:table-cell table:style-name="ce138" table:formula="of:=COUNTBLANK([.C29:.L29])" office:value-type="float" office:value="0">
            <text:p>0</text:p>
          </table:table-cell>
          <table:table-cell table:style-name="ce139" table:formula="of:=COUNTIF([.C29:.L29];&quot;x&quot;)" office:value-type="float" office:value="2">
            <text:p>2</text:p>
          </table:table-cell>
          <table:table-cell table:style-name="ce140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09-29">
            <text:p>29. sep 10</text:p>
          </table:table-cell>
          <table:table-cell table:style-name="ce129" table:formula="of:=TEXT([.A30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6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/>
          <table:table-cell table:style-name="ce28" office:value-type="string">
            <text:p>ŠTU</text:p>
          </table:table-cell>
          <table:table-cell table:style-name="ce13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37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37" table:formula="of:=COUNTIF([.C30:.L30];&quot;51&quot;)+COUNTIF([.C30:.L30];&quot;51$&quot;)+COUNTIF([.C30:.L30];&quot;51☻&quot;)" office:value-type="float" office:value="2">
            <text:p>2</text:p>
          </table:table-cell>
          <table:table-cell table:style-name="ce137" table:formula="of:=COUNTIF([.C30:.L30];&quot;52&quot;)+COUNTIF([.C30:.L30];&quot;52$&quot;)+COUNTIF([.C30:.L30];&quot;52☻&quot;)" office:value-type="float" office:value="0">
            <text:p>0</text:p>
          </table:table-cell>
          <table:table-cell table:style-name="ce137" table:formula="of:=COUNTIF([.C30:.L30];&quot;51¶&quot;)" office:value-type="float" office:value="0">
            <text:p>0</text:p>
          </table:table-cell>
          <table:table-cell table:style-name="ce137" table:formula="of:=COUNTIF([.C30:.L30];&quot;52¶&quot;)" office:value-type="float" office:value="0">
            <text:p>0</text:p>
          </table:table-cell>
          <table:table-cell table:style-name="ce137" table:formula="of:=COUNTIF([.C30:.L30];&quot;U&quot;)+COUNTIF([.C30:.L30];&quot;U☻&quot;)+COUNTIF([.C30:.L30];&quot;U☺&quot;)" office:value-type="float" office:value="1">
            <text:p>1</text:p>
          </table:table-cell>
          <table:table-cell table:style-name="ce137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38" table:formula="of:=COUNTBLANK([.C30:.L30])" office:value-type="float" office:value="0">
            <text:p>0</text:p>
          </table:table-cell>
          <table:table-cell table:style-name="ce139" table:formula="of:=COUNTIF([.C30:.L30];&quot;x&quot;)" office:value-type="float" office:value="1">
            <text:p>1</text:p>
          </table:table-cell>
          <table:table-cell table:style-name="ce140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09-30">
            <text:p>30. sep 10</text:p>
          </table:table-cell>
          <table:table-cell table:style-name="ce129" table:formula="of:=TEXT([.A31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/>
          <table:table-cell table:style-name="ce28" office:value-type="string">
            <text:p>ŠTU</text:p>
          </table:table-cell>
          <table:table-cell table:style-name="ce13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37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37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37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37" table:formula="of:=COUNTIF([.C31:.L31];&quot;51¶&quot;)" office:value-type="float" office:value="1">
            <text:p>1</text:p>
          </table:table-cell>
          <table:table-cell table:style-name="ce137" table:formula="of:=COUNTIF([.C31:.L31];&quot;52¶&quot;)" office:value-type="float" office:value="1">
            <text:p>1</text:p>
          </table:table-cell>
          <table:table-cell table:style-name="ce137" table:formula="of:=COUNTIF([.C31:.L31];&quot;U&quot;)+COUNTIF([.C31:.L31];&quot;U☻&quot;)+COUNTIF([.C31:.L31];&quot;U☺&quot;)" office:value-type="float" office:value="1">
            <text:p>1</text:p>
          </table:table-cell>
          <table:table-cell table:style-name="ce137" table:formula="of:=COUNTIF([.C31:.L31];&quot;KVIT&quot;)+COUNTIF([.C31:.L31];&quot;KVIT☻&quot;)+COUNTIF([.C31:.L31];&quot;kvit$&quot;)" office:value-type="float" office:value="1">
            <text:p>1</text:p>
          </table:table-cell>
          <table:table-cell table:style-name="ce138" table:formula="of:=COUNTBLANK([.C31:.L31])" office:value-type="float" office:value="0">
            <text:p>0</text:p>
          </table:table-cell>
          <table:table-cell table:style-name="ce139" table:formula="of:=COUNTIF([.C31:.L31];&quot;x&quot;)" office:value-type="float" office:value="2">
            <text:p>2</text:p>
          </table:table-cell>
          <table:table-cell table:style-name="ce140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4">
            <text:p>4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4">
            <text:p>4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4">
            <text:p>4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6">
            <text:p>6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6">
            <text:p>6</text:p>
          </table:table-cell>
          <table:table-cell table:style-name="ce32" table:formula="of:=SUM([.F35:.F36])" office:value-type="float" office:value="6">
            <text:p>6</text:p>
          </table:table-cell>
          <table:table-cell table:style-name="ce32" table:formula="of:=SUM([.G35:.G36])" office:value-type="float" office:value="4">
            <text:p>4</text:p>
          </table:table-cell>
          <table:table-cell table:style-name="ce32" table:formula="of:=SUM([.H35:.H36])" office:value-type="float" office:value="6">
            <text:p>6</text:p>
          </table:table-cell>
          <table:table-cell table:style-name="ce32" table:formula="of:=SUM([.I35:.I36])" office:value-type="float" office:value="5">
            <text:p>5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32" table:formula="of:=SUM([.L35:.L36])" office:value-type="float" office:value="5">
            <text:p>5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3">
            <text:p>3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>
            <text:p>7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6">
            <text:p>6</text:p>
          </table:table-cell>
          <table:table-cell table:style-name="ce33" table:formula="of:=COUNTIF([.D2:.D32];&quot;D&quot;)" office:value-type="float" office:value="5">
            <text:p>5</text:p>
          </table:table-cell>
          <table:table-cell table:style-name="ce33" table:formula="of:=COUNTIF([.E2:.E32];&quot;D&quot;)" office:value-type="float" office:value="4">
            <text:p>4</text:p>
          </table:table-cell>
          <table:table-cell table:style-name="ce33" table:formula="of:=COUNTIF([.F2:.F32];&quot;D&quot;)" office:value-type="float" office:value="0">
            <text:p>0</text:p>
          </table:table-cell>
          <table:table-cell table:style-name="ce33" table:formula="of:=COUNTIF([.G2:.G32];&quot;D&quot;)" office:value-type="float" office:value="5">
            <text:p>5</text:p>
          </table:table-cell>
          <table:table-cell table:style-name="ce33" table:formula="of:=COUNTIF([.H2:.H32];&quot;D&quot;)" office:value-type="float" office:value="2">
            <text:p>2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4">
            <text:p>4</text:p>
          </table:table-cell>
          <table:table-cell table:style-name="ce33" table:formula="of:=COUNTIF([.L2:.L32];&quot;D&quot;)" office:value-type="float" office:value="3">
            <text:p>3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1">
            <text:p>1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5">
            <text:p>5</text:p>
          </table:table-cell>
          <table:table-cell table:style-name="ce33" table:formula="of:=COUNTIF([.I2:.I32];&quot;SO&quot;)" office:value-type="float" office:value="8">
            <text:p>8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2">
            <text:p>2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4">
            <text:p>4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8">
            <text:p>8</text:p>
          </table:table-cell>
          <table:table-cell table:style-name="ce33" table:formula="of:=COUNTIF([.F2:.F32];&quot;X&quot;)" office:value-type="float" office:value="8">
            <text:p>8</text:p>
          </table:table-cell>
          <table:table-cell table:style-name="ce33" table:formula="of:=COUNTIF([.G2:.G32];&quot;X&quot;)" office:value-type="float" office:value="3">
            <text:p>3</text:p>
          </table:table-cell>
          <table:table-cell table:style-name="ce33" table:formula="of:=COUNTIF([.H2:.H32];&quot;X&quot;)" office:value-type="float" office:value="6">
            <text:p>6</text:p>
          </table:table-cell>
          <table:table-cell table:style-name="ce33" table:formula="of:=COUNTIF([.I2:.I32];&quot;X&quot;)" office:value-type="float" office:value="8">
            <text:p>8</text:p>
          </table:table-cell>
          <table:table-cell table:style-name="ce33" table:formula="of:=COUNTIF([.J2:.J32];&quot;X&quot;)" office:value-type="float" office:value="6">
            <text:p>6</text:p>
          </table:table-cell>
          <table:table-cell table:style-name="ce33" table:formula="of:=COUNTIF([.K2:.K32];&quot;X&quot;)" office:value-type="float" office:value="7">
            <text:p>7</text:p>
          </table:table-cell>
          <table:table-cell table:style-name="ce33" table:formula="of:=COUNTIF([.L2:.L32];&quot;X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4">
            <text:p>4</text:p>
          </table:table-cell>
          <table:table-cell table:style-name="ce34" table:formula="of:=COUNTIF([.N2:.N32];&quot;ŠOŠ&quot;)" office:value-type="float" office:value="3">
            <text:p>3</text:p>
          </table:table-cell>
          <table:table-cell table:style-name="ce34" table:formula="of:=COUNTIF([.N2:.N32];&quot;PIN&quot;)" office:value-type="float" office:value="3">
            <text:p>3</text:p>
          </table:table-cell>
          <table:table-cell table:style-name="ce34" table:formula="of:=COUNTIF([.N2:.N32];&quot;KON&quot;)" office:value-type="float" office:value="2">
            <text:p>2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4">
            <text:p>4</text:p>
          </table:table-cell>
          <table:table-cell table:style-name="ce34" table:formula="of:=COUNTIF([.N2:.N32];&quot;ROD&quot;)" office:value-type="float" office:value="1">
            <text:p>1</text:p>
          </table:table-cell>
          <table:table-cell table:style-name="ce34" table:formula="of:=COUNTIF([.N2:.N32];&quot;DAN&quot;)" office:value-type="float" office:value="1">
            <text:p>1</text:p>
          </table:table-cell>
          <table:table-cell table:style-name="ce34" table:formula="of:=COUNTIF([.N2:.N32];&quot;MŠŠ&quot;)" office:value-type="float" office:value="5">
            <text:p>5</text:p>
          </table:table-cell>
          <table:table-cell table:style-name="ce34" table:formula="of:=COUNTIF([.N2:.N32];&quot;ŠTU&quot;)" office:value-type="float" office:value="7">
            <text:p>7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ktober" table:style-name="ta11" table:print="false"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6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10-01">
            <text:p>1. okt 10</text:p>
          </table:table-cell>
          <table:table-cell table:style-name="ce141" table:formula="of:=TEXT([.A2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44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44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>
            <text:p>1</text:p>
          </table:table-cell>
          <table:table-cell table:style-name="ce144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44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44" table:formula="of:=COUNTIF([.C2:.L2];&quot;51¶&quot;)" office:value-type="float" office:value="0">
            <text:p>0</text:p>
          </table:table-cell>
          <table:table-cell table:style-name="ce144" table:formula="of:=COUNTIF([.C2:.L2];&quot;52¶&quot;)" office:value-type="float" office:value="1">
            <text:p>1</text:p>
          </table:table-cell>
          <table:table-cell table:style-name="ce144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144" table:formula="of:=COUNTIF([.C2:.L2];&quot;KVIT&quot;)+COUNTIF([.C2:.L2];&quot;KVIT☻&quot;)+COUNTIF([.C2:.L2];&quot;kvit$&quot;)" office:value-type="float" office:value="2">
            <text:p>2</text:p>
          </table:table-cell>
          <table:table-cell table:style-name="ce145" table:formula="of:=COUNTBLANK([.C2:.L2])" office:value-type="float" office:value="0">
            <text:p>0</text:p>
          </table:table-cell>
          <table:table-cell table:style-name="ce146" table:formula="of:=COUNTIF([.C2:.L2];&quot;x&quot;)" office:value-type="float" office:value="2">
            <text:p>2</text:p>
          </table:table-cell>
          <table:table-cell table:style-name="ce147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8" office:value-type="date" office:date-value="2010-10-02">
            <text:p>2. okt 10</text:p>
          </table:table-cell>
          <table:table-cell table:style-name="ce142" table:formula="of:=TEXT([.A3];&quot;Ddd&quot;)" office:value-type="string" office:string-value="sob">
            <text:p>sob</text:p>
          </table:table-cell>
          <table:table-cell table:style-name="ce35">
            <office:annotation draw:style-name="gr2" draw:text-style-name="P1" svg:width="2.905cm" svg:height="1.802cm" svg:x="4.615cm" svg:y="0cm" draw:caption-point-x="-0.617cm" draw:caption-point-y="1.413cm">
              <dc:creator>MŠ</dc:creator>
              <dc:date>2010-12-20T00:00:00</dc:date>
              <text:p text:style-name="P1"><text:span text:style-name="T4">ne razpišeš za dežurstvo 1., 2. in 3 oktobra, 1. oktobra tudi ne popoldne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8"/>
          <table:table-cell table:style-name="ce41" office:value-type="string">
            <text:p>JAN</text:p>
          </table:table-cell>
          <table:table-cell table:style-name="ce41" office:value-type="string">
            <text:p>ŠTU</text:p>
          </table:table-cell>
          <table:table-cell table:style-name="ce144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44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>
            <text:p>0</text:p>
          </table:table-cell>
          <table:table-cell table:style-name="ce144" table:formula="of:=COUNTIF([.C3:.L3];&quot;51&quot;)+COUNTIF([.C3:.L3];&quot;51$&quot;)+COUNTIF([.C3:.L3];&quot;51☻&quot;)" office:value-type="float" office:value="0">
            <text:p>0</text:p>
          </table:table-cell>
          <table:table-cell table:style-name="ce144" table:formula="of:=COUNTIF([.C3:.L3];&quot;52&quot;)+COUNTIF([.C3:.L3];&quot;52$&quot;)+COUNTIF([.C3:.L3];&quot;52☻&quot;)" office:value-type="float" office:value="0">
            <text:p>0</text:p>
          </table:table-cell>
          <table:table-cell table:style-name="ce144" table:formula="of:=COUNTIF([.C3:.L3];&quot;51¶&quot;)" office:value-type="float" office:value="0">
            <text:p>0</text:p>
          </table:table-cell>
          <table:table-cell table:style-name="ce144" table:formula="of:=COUNTIF([.C3:.L3];&quot;52¶&quot;)" office:value-type="float" office:value="0">
            <text:p>0</text:p>
          </table:table-cell>
          <table:table-cell table:style-name="ce144" table:formula="of:=COUNTIF([.C3:.L3];&quot;U&quot;)+COUNTIF([.C3:.L3];&quot;U☻&quot;)+COUNTIF([.C3:.L3];&quot;U☺&quot;)" office:value-type="float" office:value="0">
            <text:p>0</text:p>
          </table:table-cell>
          <table:table-cell table:style-name="ce144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45" table:formula="of:=COUNTBLANK([.C3:.L3])" office:value-type="float" office:value="9">
            <text:p>9</text:p>
          </table:table-cell>
          <table:table-cell table:style-name="ce146" table:formula="of:=COUNTIF([.C3:.L3];&quot;x&quot;)" office:value-type="float" office:value="0">
            <text:p>0</text:p>
          </table:table-cell>
          <table:table-cell table:style-name="ce147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0-03">
            <text:p>3. okt 10</text:p>
          </table:table-cell>
          <table:table-cell table:style-name="ce142" table:formula="of:=TEXT([.A4];&quot;Ddd&quot;)" office:value-type="string" office:string-value="ned">
            <text:p>ned</text:p>
          </table:table-cell>
          <table:table-cell table:style-name="ce35">
            <office:annotation draw:style-name="gr2" draw:text-style-name="P1" svg:width="2.905cm" svg:height="1.807cm" svg:x="4.615cm" svg:y="0.592cm" draw:caption-point-x="-0.617cm" draw:caption-point-y="1.522cm">
              <dc:creator>MŠ</dc:creator>
              <dc:date>2010-12-20T00:00:00</dc:date>
              <text:p text:style-name="P1"><text:span text:style-name="T4">ne razpišeš za dežurstvo 1., 2. in 3 oktobra, 1. oktobra tudi ne popoldne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8"/>
          <table:table-cell table:style-name="ce41" office:value-type="string">
            <text:p>JAN</text:p>
          </table:table-cell>
          <table:table-cell table:style-name="ce41" office:value-type="string">
            <text:p>ŠTU</text:p>
          </table:table-cell>
          <table:table-cell table:style-name="ce144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44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44" table:formula="of:=COUNTIF([.C4:.L4];&quot;51&quot;)+COUNTIF([.C4:.L4];&quot;51$&quot;)+COUNTIF([.C4:.L4];&quot;51☻&quot;)" office:value-type="float" office:value="0">
            <text:p>0</text:p>
          </table:table-cell>
          <table:table-cell table:style-name="ce144" table:formula="of:=COUNTIF([.C4:.L4];&quot;52&quot;)+COUNTIF([.C4:.L4];&quot;52$&quot;)+COUNTIF([.C4:.L4];&quot;52☻&quot;)" office:value-type="float" office:value="0">
            <text:p>0</text:p>
          </table:table-cell>
          <table:table-cell table:style-name="ce144" table:formula="of:=COUNTIF([.C4:.L4];&quot;51¶&quot;)" office:value-type="float" office:value="0">
            <text:p>0</text:p>
          </table:table-cell>
          <table:table-cell table:style-name="ce144" table:formula="of:=COUNTIF([.C4:.L4];&quot;52¶&quot;)" office:value-type="float" office:value="0">
            <text:p>0</text:p>
          </table:table-cell>
          <table:table-cell table:style-name="ce144" table:formula="of:=COUNTIF([.C4:.L4];&quot;U&quot;)+COUNTIF([.C4:.L4];&quot;U☻&quot;)+COUNTIF([.C4:.L4];&quot;U☺&quot;)" office:value-type="float" office:value="0">
            <text:p>0</text:p>
          </table:table-cell>
          <table:table-cell table:style-name="ce144" table:formula="of:=COUNTIF([.C4:.L4];&quot;KVIT&quot;)+COUNTIF([.C4:.L4];&quot;KVIT☻&quot;)+COUNTIF([.C4:.L4];&quot;kvit$&quot;)" office:value-type="float" office:value="0">
            <text:p>0</text:p>
          </table:table-cell>
          <table:table-cell table:style-name="ce145" table:formula="of:=COUNTBLANK([.C4:.L4])" office:value-type="float" office:value="9">
            <text:p>9</text:p>
          </table:table-cell>
          <table:table-cell table:style-name="ce146" table:formula="of:=COUNTIF([.C4:.L4];&quot;x&quot;)" office:value-type="float" office:value="0">
            <text:p>0</text:p>
          </table:table-cell>
          <table:table-cell table:style-name="ce147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04">
            <text:p>4. okt 10</text:p>
          </table:table-cell>
          <table:table-cell table:style-name="ce141" table:formula="of:=TEXT([.A5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6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KOS</text:p>
          </table:table-cell>
          <table:table-cell table:style-name="ce144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44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44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44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44" table:formula="of:=COUNTIF([.C5:.L5];&quot;51¶&quot;)" office:value-type="float" office:value="1">
            <text:p>1</text:p>
          </table:table-cell>
          <table:table-cell table:style-name="ce144" table:formula="of:=COUNTIF([.C5:.L5];&quot;52¶&quot;)" office:value-type="float" office:value="1">
            <text:p>1</text:p>
          </table:table-cell>
          <table:table-cell table:style-name="ce144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144" table:formula="of:=COUNTIF([.C5:.L5];&quot;KVIT&quot;)+COUNTIF([.C5:.L5];&quot;KVIT☻&quot;)+COUNTIF([.C5:.L5];&quot;kvit$&quot;)" office:value-type="float" office:value="2">
            <text:p>2</text:p>
          </table:table-cell>
          <table:table-cell table:style-name="ce145" table:formula="of:=COUNTBLANK([.C5:.L5])" office:value-type="float" office:value="0">
            <text:p>0</text:p>
          </table:table-cell>
          <table:table-cell table:style-name="ce146" table:formula="of:=COUNTIF([.C5:.L5];&quot;x&quot;)" office:value-type="float" office:value="1">
            <text:p>1</text:p>
          </table:table-cell>
          <table:table-cell table:style-name="ce147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05">
            <text:p>5. okt 10</text:p>
          </table:table-cell>
          <table:table-cell table:style-name="ce141" table:formula="of:=TEXT([.A6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144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44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44" table:formula="of:=COUNTIF([.C6:.L6];&quot;51&quot;)+COUNTIF([.C6:.L6];&quot;51$&quot;)+COUNTIF([.C6:.L6];&quot;51☻&quot;)" office:value-type="float" office:value="2">
            <text:p>2</text:p>
          </table:table-cell>
          <table:table-cell table:style-name="ce144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44" table:formula="of:=COUNTIF([.C6:.L6];&quot;51¶&quot;)" office:value-type="float" office:value="1">
            <text:p>1</text:p>
          </table:table-cell>
          <table:table-cell table:style-name="ce144" table:formula="of:=COUNTIF([.C6:.L6];&quot;52¶&quot;)" office:value-type="float" office:value="0">
            <text:p>0</text:p>
          </table:table-cell>
          <table:table-cell table:style-name="ce144" table:formula="of:=COUNTIF([.C6:.L6];&quot;U&quot;)+COUNTIF([.C6:.L6];&quot;U☻&quot;)+COUNTIF([.C6:.L6];&quot;U☺&quot;)" office:value-type="float" office:value="1">
            <text:p>1</text:p>
          </table:table-cell>
          <table:table-cell table:style-name="ce144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45" table:formula="of:=COUNTBLANK([.C6:.L6])" office:value-type="float" office:value="0">
            <text:p>0</text:p>
          </table:table-cell>
          <table:table-cell table:style-name="ce146" table:formula="of:=COUNTIF([.C6:.L6];&quot;x&quot;)" office:value-type="float" office:value="1">
            <text:p>1</text:p>
          </table:table-cell>
          <table:table-cell table:style-name="ce147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3">
            <text:p>3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06">
            <text:p>6. okt 10</text:p>
          </table:table-cell>
          <table:table-cell table:style-name="ce141" table:formula="of:=TEXT([.A7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office:annotation draw:style-name="gr2" draw:text-style-name="P1" svg:width="2.906cm" svg:height="4.465cm" svg:x="6.607cm" svg:y="2.695cm" draw:caption-point-x="-0.616cm" draw:caption-point-y="1.522cm">
              <dc:creator>MŠ</dc:creator>
              <dc:date>2010-12-20T00:00:00</dc:date>
              <text:p text:style-name="P1"><text:span text:style-name="T4">Prosim študijski dopust 30. sept do 2 okt. da grem v portorož: Inovacije in novi načini zdravljenja srćnega popuščanja.</text:span></text:p>
              <text:p text:style-name="P1"><text:span text:style-name="T4">Od 6 . do 9. oktobra študijski dopust </text:span></text:p>
            </office:annotation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2" office:value-type="string">
            <text:p><text:s/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KOS</text:p>
          </table:table-cell>
          <table:table-cell table:style-name="ce144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44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44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44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44" table:formula="of:=COUNTIF([.C7:.L7];&quot;51¶&quot;)" office:value-type="float" office:value="1">
            <text:p>1</text:p>
          </table:table-cell>
          <table:table-cell table:style-name="ce144" table:formula="of:=COUNTIF([.C7:.L7];&quot;52¶&quot;)" office:value-type="float" office:value="0">
            <text:p>0</text:p>
          </table:table-cell>
          <table:table-cell table:style-name="ce144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44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45" table:formula="of:=COUNTBLANK([.C7:.L7])" office:value-type="float" office:value="0">
            <text:p>0</text:p>
          </table:table-cell>
          <table:table-cell table:style-name="ce146" table:formula="of:=COUNTIF([.C7:.L7];&quot;x&quot;)" office:value-type="float" office:value="0">
            <text:p>0</text:p>
          </table:table-cell>
          <table:table-cell table:style-name="ce147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07">
            <text:p>7. okt 10</text:p>
          </table:table-cell>
          <table:table-cell table:style-name="ce141" table:formula="of:=TEXT([.A8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office:annotation draw:style-name="gr1" draw:text-style-name="P1" svg:width="2.885cm" svg:height="2.983cm" svg:x="14.578cm" svg:y="4.459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KOS</text:p>
          </table:table-cell>
          <table:table-cell table:style-name="ce144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44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>
            <text:p>0</text:p>
          </table:table-cell>
          <table:table-cell table:style-name="ce144" table:formula="of:=COUNTIF([.C8:.L8];&quot;51&quot;)+COUNTIF([.C8:.L8];&quot;51$&quot;)+COUNTIF([.C8:.L8];&quot;51☻&quot;)" office:value-type="float" office:value="1">
            <text:p>1</text:p>
          </table:table-cell>
          <table:table-cell table:style-name="ce144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44" table:formula="of:=COUNTIF([.C8:.L8];&quot;51¶&quot;)" office:value-type="float" office:value="0">
            <text:p>0</text:p>
          </table:table-cell>
          <table:table-cell table:style-name="ce144" table:formula="of:=COUNTIF([.C8:.L8];&quot;52¶&quot;)" office:value-type="float" office:value="1">
            <text:p>1</text:p>
          </table:table-cell>
          <table:table-cell table:style-name="ce144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44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45" table:formula="of:=COUNTBLANK([.C8:.L8])" office:value-type="float" office:value="0">
            <text:p>0</text:p>
          </table:table-cell>
          <table:table-cell table:style-name="ce146" table:formula="of:=COUNTIF([.C8:.L8];&quot;x&quot;)" office:value-type="float" office:value="2">
            <text:p>2</text:p>
          </table:table-cell>
          <table:table-cell table:style-name="ce147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08">
            <text:p>8. okt 10</text:p>
          </table:table-cell>
          <table:table-cell table:style-name="ce141" table:formula="of:=TEXT([.A9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KOS</text:p>
          </table:table-cell>
          <table:table-cell table:style-name="ce144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44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44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44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44" table:formula="of:=COUNTIF([.C9:.L9];&quot;51¶&quot;)" office:value-type="float" office:value="1">
            <text:p>1</text:p>
          </table:table-cell>
          <table:table-cell table:style-name="ce144" table:formula="of:=COUNTIF([.C9:.L9];&quot;52¶&quot;)" office:value-type="float" office:value="1">
            <text:p>1</text:p>
          </table:table-cell>
          <table:table-cell table:style-name="ce144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44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45" table:formula="of:=COUNTBLANK([.C9:.L9])" office:value-type="float" office:value="0">
            <text:p>0</text:p>
          </table:table-cell>
          <table:table-cell table:style-name="ce146" table:formula="of:=COUNTIF([.C9:.L9];&quot;x&quot;)" office:value-type="float" office:value="1">
            <text:p>1</text:p>
          </table:table-cell>
          <table:table-cell table:style-name="ce147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2"/>
          <table:table-cell table:style-name="ce36" office:value-type="string">
            <text:p>MIO</text:p>
          </table:table-cell>
          <table:table-cell table:number-columns-repeated="995"/>
        </table:table-row>
        <table:table-row table:style-name="ro7">
          <table:table-cell table:style-name="ce18" office:value-type="date" office:date-value="2010-10-09">
            <text:p>9. okt 10</text:p>
          </table:table-cell>
          <table:table-cell table:style-name="ce142" table:formula="of:=TEXT([.A10];&quot;Ddd&quot;)" office:value-type="string" office:string-value="sob">
            <text:p>sob</text:p>
          </table:table-cell>
          <table:table-cell table:style-name="ce11"/>
          <table:table-cell table:style-name="ce35"/>
          <table:table-cell table:style-name="ce35" table:formula="of:=[$'Vzorci vnosov'.$A$15]" office:value-type="string" office:string-value="SO">
            <text:p>SO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2"/>
          <table:table-cell table:style-name="ce35" table:formula="of:=[$'Vzorci vnosov'.$A$15]" office:value-type="string" office:string-value="SO">
            <text:p>SO</text:p>
          </table:table-cell>
          <table:table-cell table:style-name="ce35"/>
          <table:table-cell table:style-name="ce41" office:value-type="string">
            <text:p>ORO</text:p>
          </table:table-cell>
          <table:table-cell table:style-name="ce41" office:value-type="string">
            <text:p>KOS</text:p>
          </table:table-cell>
          <table:table-cell table:style-name="ce144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44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>
            <text:p>1</text:p>
          </table:table-cell>
          <table:table-cell table:style-name="ce144" table:formula="of:=COUNTIF([.C10:.L10];&quot;51&quot;)+COUNTIF([.C10:.L10];&quot;51$&quot;)+COUNTIF([.C10:.L10];&quot;51☻&quot;)" office:value-type="float" office:value="0">
            <text:p>0</text:p>
          </table:table-cell>
          <table:table-cell table:style-name="ce144" table:formula="of:=COUNTIF([.C10:.L10];&quot;52&quot;)+COUNTIF([.C10:.L10];&quot;52$&quot;)+COUNTIF([.C10:.L10];&quot;52☻&quot;)" office:value-type="float" office:value="0">
            <text:p>0</text:p>
          </table:table-cell>
          <table:table-cell table:style-name="ce144" table:formula="of:=COUNTIF([.C10:.L10];&quot;51¶&quot;)" office:value-type="float" office:value="0">
            <text:p>0</text:p>
          </table:table-cell>
          <table:table-cell table:style-name="ce144" table:formula="of:=COUNTIF([.C10:.L10];&quot;52¶&quot;)" office:value-type="float" office:value="0">
            <text:p>0</text:p>
          </table:table-cell>
          <table:table-cell table:style-name="ce144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44" table:formula="of:=COUNTIF([.C10:.L10];&quot;KVIT&quot;)+COUNTIF([.C10:.L10];&quot;KVIT☻&quot;)+COUNTIF([.C10:.L10];&quot;kvit$&quot;)" office:value-type="float" office:value="0">
            <text:p>0</text:p>
          </table:table-cell>
          <table:table-cell table:style-name="ce145" table:formula="of:=COUNTBLANK([.C10:.L10])" office:value-type="float" office:value="5">
            <text:p>5</text:p>
          </table:table-cell>
          <table:table-cell table:style-name="ce146" table:formula="of:=COUNTIF([.C10:.L10];&quot;x&quot;)" office:value-type="float" office:value="0">
            <text:p>0</text:p>
          </table:table-cell>
          <table:table-cell table:style-name="ce147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0-10">
            <text:p>10. okt 10</text:p>
          </table:table-cell>
          <table:table-cell table:style-name="ce142" table:formula="of:=TEXT([.A11];&quot;Ddd&quot;)" office:value-type="string" office:string-value="ned">
            <text:p>ned</text:p>
          </table:table-cell>
          <table:table-cell table:style-name="ce30"/>
          <table:table-cell table:style-name="ce35"/>
          <table:table-cell table:style-name="ce6"/>
          <table:table-cell table:style-name="ce35" table:formula="of:=[$'Vzorci vnosov'.$A$15]" office:value-type="string" office:string-value="SO">
            <text:p>SO</text:p>
          </table:table-cell>
          <table:table-cell table:style-name="ce29" table:number-columns-repeated="2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5"/>
          <table:table-cell table:style-name="ce143" office:value-type="string">
            <text:p>MIO</text:p>
          </table:table-cell>
          <table:table-cell table:style-name="ce41" office:value-type="string">
            <text:p>KOS</text:p>
          </table:table-cell>
          <table:table-cell table:style-name="ce144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44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144" table:formula="of:=COUNTIF([.C11:.L11];&quot;51&quot;)+COUNTIF([.C11:.L11];&quot;51$&quot;)+COUNTIF([.C11:.L11];&quot;51☻&quot;)" office:value-type="float" office:value="0">
            <text:p>0</text:p>
          </table:table-cell>
          <table:table-cell table:style-name="ce144" table:formula="of:=COUNTIF([.C11:.L11];&quot;52&quot;)+COUNTIF([.C11:.L11];&quot;52$&quot;)+COUNTIF([.C11:.L11];&quot;52☻&quot;)" office:value-type="float" office:value="0">
            <text:p>0</text:p>
          </table:table-cell>
          <table:table-cell table:style-name="ce144" table:formula="of:=COUNTIF([.C11:.L11];&quot;51¶&quot;)" office:value-type="float" office:value="0">
            <text:p>0</text:p>
          </table:table-cell>
          <table:table-cell table:style-name="ce144" table:formula="of:=COUNTIF([.C11:.L11];&quot;52¶&quot;)" office:value-type="float" office:value="0">
            <text:p>0</text:p>
          </table:table-cell>
          <table:table-cell table:style-name="ce144" table:formula="of:=COUNTIF([.C11:.L11];&quot;U&quot;)+COUNTIF([.C11:.L11];&quot;U☻&quot;)+COUNTIF([.C11:.L11];&quot;U☺&quot;)" office:value-type="float" office:value="0">
            <text:p>0</text:p>
          </table:table-cell>
          <table:table-cell table:style-name="ce144" table:formula="of:=COUNTIF([.C11:.L11];&quot;KVIT&quot;)+COUNTIF([.C11:.L11];&quot;KVIT☻&quot;)+COUNTIF([.C11:.L11];&quot;kvit$&quot;)" office:value-type="float" office:value="0">
            <text:p>0</text:p>
          </table:table-cell>
          <table:table-cell table:style-name="ce145" table:formula="of:=COUNTBLANK([.C11:.L11])" office:value-type="float" office:value="7">
            <text:p>7</text:p>
          </table:table-cell>
          <table:table-cell table:style-name="ce146" table:formula="of:=COUNTIF([.C11:.L11];&quot;x&quot;)" office:value-type="float" office:value="0">
            <text:p>0</text:p>
          </table:table-cell>
          <table:table-cell table:style-name="ce147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11">
            <text:p>11. okt 10</text:p>
          </table:table-cell>
          <table:table-cell table:style-name="ce141" table:formula="of:=TEXT([.A12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6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office:value-type="string">
            <text:p>ŠOŠ</text:p>
          </table:table-cell>
          <table:table-cell table:style-name="ce28" office:value-type="string">
            <text:p>ROD</text:p>
          </table:table-cell>
          <table:table-cell table:style-name="ce144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44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44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44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44" table:formula="of:=COUNTIF([.C12:.L12];&quot;51¶&quot;)" office:value-type="float" office:value="1">
            <text:p>1</text:p>
          </table:table-cell>
          <table:table-cell table:style-name="ce144" table:formula="of:=COUNTIF([.C12:.L12];&quot;52¶&quot;)" office:value-type="float" office:value="0">
            <text:p>0</text:p>
          </table:table-cell>
          <table:table-cell table:style-name="ce144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44" table:formula="of:=COUNTIF([.C12:.L12];&quot;KVIT&quot;)+COUNTIF([.C12:.L12];&quot;KVIT☻&quot;)+COUNTIF([.C12:.L12];&quot;kvit$&quot;)" office:value-type="float" office:value="2">
            <text:p>2</text:p>
          </table:table-cell>
          <table:table-cell table:style-name="ce145" table:formula="of:=COUNTBLANK([.C12:.L12])" office:value-type="float" office:value="0">
            <text:p>0</text:p>
          </table:table-cell>
          <table:table-cell table:style-name="ce146" table:formula="of:=COUNTIF([.C12:.L12];&quot;x&quot;)" office:value-type="float" office:value="1">
            <text:p>1</text:p>
          </table:table-cell>
          <table:table-cell table:style-name="ce147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12">
            <text:p>12. okt 10</text:p>
          </table:table-cell>
          <table:table-cell table:style-name="ce141" table:formula="of:=TEXT([.A13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2" table:formula="of:=[$'Vzorci vnosov'.$A$22]" office:value-type="string" office:string-value="U☺">
            <office:annotation draw:style-name="gr2" draw:text-style-name="P1" svg:width="2.904cm" svg:height="0.595cm" svg:x="8.593cm" svg:y="6.91cm" draw:caption-point-x="-0.61cm" draw:caption-point-y="1.514cm">
              <dc:creator>MŠ</dc:creator>
              <dc:date>2010-12-20T00:00:00</dc:date>
              <text:p text:style-name="P1"><text:span text:style-name="T2">2,5,12,17 in 19</text:span></text:p>
            </office:annotation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ŠOŠ</text:p>
          </table:table-cell>
          <table:table-cell table:style-name="ce144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44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44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44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44" table:formula="of:=COUNTIF([.C13:.L13];&quot;51¶&quot;)" office:value-type="float" office:value="1">
            <text:p>1</text:p>
          </table:table-cell>
          <table:table-cell table:style-name="ce144" table:formula="of:=COUNTIF([.C13:.L13];&quot;52¶&quot;)" office:value-type="float" office:value="1">
            <text:p>1</text:p>
          </table:table-cell>
          <table:table-cell table:style-name="ce144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144" table:formula="of:=COUNTIF([.C13:.L13];&quot;KVIT&quot;)+COUNTIF([.C13:.L13];&quot;KVIT☻&quot;)+COUNTIF([.C13:.L13];&quot;kvit$&quot;)" office:value-type="float" office:value="2">
            <text:p>2</text:p>
          </table:table-cell>
          <table:table-cell table:style-name="ce145" table:formula="of:=COUNTBLANK([.C13:.L13])" office:value-type="float" office:value="0">
            <text:p>0</text:p>
          </table:table-cell>
          <table:table-cell table:style-name="ce146" table:formula="of:=COUNTIF([.C13:.L13];&quot;x&quot;)" office:value-type="float" office:value="1">
            <text:p>1</text:p>
          </table:table-cell>
          <table:table-cell table:style-name="ce147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13">
            <text:p>13. okt 10</text:p>
          </table:table-cell>
          <table:table-cell table:style-name="ce141" table:formula="of:=TEXT([.A14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6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ŠOŠ</text:p>
          </table:table-cell>
          <table:table-cell table:style-name="ce28" office:value-type="string">
            <text:p>AND</text:p>
          </table:table-cell>
          <table:table-cell table:style-name="ce144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44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44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44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44" table:formula="of:=COUNTIF([.C14:.L14];&quot;51¶&quot;)" office:value-type="float" office:value="1">
            <text:p>1</text:p>
          </table:table-cell>
          <table:table-cell table:style-name="ce144" table:formula="of:=COUNTIF([.C14:.L14];&quot;52¶&quot;)" office:value-type="float" office:value="0">
            <text:p>0</text:p>
          </table:table-cell>
          <table:table-cell table:style-name="ce144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144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45" table:formula="of:=COUNTBLANK([.C14:.L14])" office:value-type="float" office:value="0">
            <text:p>0</text:p>
          </table:table-cell>
          <table:table-cell table:style-name="ce146" table:formula="of:=COUNTIF([.C14:.L14];&quot;x&quot;)" office:value-type="float" office:value="1">
            <text:p>1</text:p>
          </table:table-cell>
          <table:table-cell table:style-name="ce147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>
            <text:p>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14">
            <text:p>14. okt 10</text:p>
          </table:table-cell>
          <table:table-cell table:style-name="ce141" table:formula="of:=TEXT([.A15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ROD</text:p>
          </table:table-cell>
          <table:table-cell table:style-name="ce144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44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44" table:formula="of:=COUNTIF([.C15:.L15];&quot;51&quot;)+COUNTIF([.C15:.L15];&quot;51$&quot;)+COUNTIF([.C15:.L15];&quot;51☻&quot;)" office:value-type="float" office:value="1">
            <text:p>1</text:p>
          </table:table-cell>
          <table:table-cell table:style-name="ce144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44" table:formula="of:=COUNTIF([.C15:.L15];&quot;51¶&quot;)" office:value-type="float" office:value="0">
            <text:p>0</text:p>
          </table:table-cell>
          <table:table-cell table:style-name="ce144" table:formula="of:=COUNTIF([.C15:.L15];&quot;52¶&quot;)" office:value-type="float" office:value="0">
            <text:p>0</text:p>
          </table:table-cell>
          <table:table-cell table:style-name="ce144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44" table:formula="of:=COUNTIF([.C15:.L15];&quot;KVIT&quot;)+COUNTIF([.C15:.L15];&quot;KVIT☻&quot;)+COUNTIF([.C15:.L15];&quot;kvit$&quot;)" office:value-type="float" office:value="2">
            <text:p>2</text:p>
          </table:table-cell>
          <table:table-cell table:style-name="ce145" table:formula="of:=COUNTBLANK([.C15:.L15])" office:value-type="float" office:value="0">
            <text:p>0</text:p>
          </table:table-cell>
          <table:table-cell table:style-name="ce146" table:formula="of:=COUNTIF([.C15:.L15];&quot;x&quot;)" office:value-type="float" office:value="2">
            <text:p>2</text:p>
          </table:table-cell>
          <table:table-cell table:style-name="ce147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15">
            <text:p>15. okt 10</text:p>
          </table:table-cell>
          <table:table-cell table:style-name="ce141" table:formula="of:=TEXT([.A1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7" office:value-type="string">
            <text:p><text:s/>VIN</text:p>
          </table:table-cell>
          <table:table-cell table:style-name="ce28" office:value-type="string">
            <text:p>ŠOŠ</text:p>
          </table:table-cell>
          <table:table-cell table:style-name="ce144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44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>
            <text:p>0</text:p>
          </table:table-cell>
          <table:table-cell table:style-name="ce144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44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44" table:formula="of:=COUNTIF([.C16:.L16];&quot;51¶&quot;)" office:value-type="float" office:value="0">
            <text:p>0</text:p>
          </table:table-cell>
          <table:table-cell table:style-name="ce144" table:formula="of:=COUNTIF([.C16:.L16];&quot;52¶&quot;)" office:value-type="float" office:value="1">
            <text:p>1</text:p>
          </table:table-cell>
          <table:table-cell table:style-name="ce144" table:formula="of:=COUNTIF([.C16:.L16];&quot;U&quot;)+COUNTIF([.C16:.L16];&quot;U☻&quot;)+COUNTIF([.C16:.L16];&quot;U☺&quot;)" office:value-type="float" office:value="0">
            <text:p>0</text:p>
          </table:table-cell>
          <table:table-cell table:style-name="ce144" table:formula="of:=COUNTIF([.C16:.L16];&quot;KVIT&quot;)+COUNTIF([.C16:.L16];&quot;KVIT☻&quot;)+COUNTIF([.C16:.L16];&quot;kvit$&quot;)" office:value-type="float" office:value="1">
            <text:p>1</text:p>
          </table:table-cell>
          <table:table-cell table:style-name="ce145" table:formula="of:=COUNTBLANK([.C16:.L16])" office:value-type="float" office:value="0">
            <text:p>0</text:p>
          </table:table-cell>
          <table:table-cell table:style-name="ce146" table:formula="of:=COUNTIF([.C16:.L16];&quot;x&quot;)" office:value-type="float" office:value="1">
            <text:p>1</text:p>
          </table:table-cell>
          <table:table-cell table:style-name="ce147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0-16">
            <text:p>16. okt 10</text:p>
          </table:table-cell>
          <table:table-cell table:style-name="ce142" table:formula="of:=TEXT([.A17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0"/>
          <table:table-cell table:style-name="ce37"/>
          <table:table-cell table:style-name="ce29"/>
          <table:table-cell table:style-name="ce11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2"/>
          <table:table-cell table:style-name="ce41" office:value-type="string">
            <text:p>DAN</text:p>
          </table:table-cell>
          <table:table-cell table:style-name="ce41" office:value-type="string">
            <text:p>AND</text:p>
          </table:table-cell>
          <table:table-cell table:style-name="ce144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44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44" table:formula="of:=COUNTIF([.C17:.L17];&quot;51&quot;)+COUNTIF([.C17:.L17];&quot;51$&quot;)+COUNTIF([.C17:.L17];&quot;51☻&quot;)" office:value-type="float" office:value="0">
            <text:p>0</text:p>
          </table:table-cell>
          <table:table-cell table:style-name="ce144" table:formula="of:=COUNTIF([.C17:.L17];&quot;52&quot;)+COUNTIF([.C17:.L17];&quot;52$&quot;)+COUNTIF([.C17:.L17];&quot;52☻&quot;)" office:value-type="float" office:value="0">
            <text:p>0</text:p>
          </table:table-cell>
          <table:table-cell table:style-name="ce144" table:formula="of:=COUNTIF([.C17:.L17];&quot;51¶&quot;)" office:value-type="float" office:value="0">
            <text:p>0</text:p>
          </table:table-cell>
          <table:table-cell table:style-name="ce144" table:formula="of:=COUNTIF([.C17:.L17];&quot;52¶&quot;)" office:value-type="float" office:value="0">
            <text:p>0</text:p>
          </table:table-cell>
          <table:table-cell table:style-name="ce144" table:formula="of:=COUNTIF([.C17:.L17];&quot;U&quot;)+COUNTIF([.C17:.L17];&quot;U☻&quot;)+COUNTIF([.C17:.L17];&quot;U☺&quot;)" office:value-type="float" office:value="0">
            <text:p>0</text:p>
          </table:table-cell>
          <table:table-cell table:style-name="ce144" table:formula="of:=COUNTIF([.C17:.L17];&quot;KVIT&quot;)+COUNTIF([.C17:.L17];&quot;KVIT☻&quot;)+COUNTIF([.C17:.L17];&quot;kvit$&quot;)" office:value-type="float" office:value="0">
            <text:p>0</text:p>
          </table:table-cell>
          <table:table-cell table:style-name="ce145" table:formula="of:=COUNTBLANK([.C17:.L17])" office:value-type="float" office:value="8">
            <text:p>8</text:p>
          </table:table-cell>
          <table:table-cell table:style-name="ce146" table:formula="of:=COUNTIF([.C17:.L17];&quot;x&quot;)" office:value-type="float" office:value="0">
            <text:p>0</text:p>
          </table:table-cell>
          <table:table-cell table:style-name="ce147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0-17">
            <text:p>17. okt 10</text:p>
          </table:table-cell>
          <table:table-cell table:style-name="ce142" table:formula="of:=TEXT([.A18];&quot;Ddd&quot;)" office:value-type="string" office:string-value="ned">
            <text:p>ned</text:p>
          </table:table-cell>
          <table:table-cell table:style-name="ce35" table:number-columns-repeated="2"/>
          <table:table-cell table:style-name="ce37" table:number-columns-repeated="2"/>
          <table:table-cell table:style-name="ce29" table:number-columns-repeated="2"/>
          <table:table-cell table:style-name="ce37"/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1" office:value-type="string">
            <text:p>ŠTU</text:p>
          </table:table-cell>
          <table:table-cell table:style-name="ce41" office:value-type="string">
            <text:p>AND</text:p>
          </table:table-cell>
          <table:table-cell table:style-name="ce144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44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44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44" table:formula="of:=COUNTIF([.C18:.L18];&quot;52&quot;)+COUNTIF([.C18:.L18];&quot;52$&quot;)+COUNTIF([.C18:.L18];&quot;52☻&quot;)" office:value-type="float" office:value="0">
            <text:p>0</text:p>
          </table:table-cell>
          <table:table-cell table:style-name="ce144" table:formula="of:=COUNTIF([.C18:.L18];&quot;51¶&quot;)" office:value-type="float" office:value="0">
            <text:p>0</text:p>
          </table:table-cell>
          <table:table-cell table:style-name="ce144" table:formula="of:=COUNTIF([.C18:.L18];&quot;52¶&quot;)" office:value-type="float" office:value="0">
            <text:p>0</text:p>
          </table:table-cell>
          <table:table-cell table:style-name="ce144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44" table:formula="of:=COUNTIF([.C18:.L18];&quot;KVIT&quot;)+COUNTIF([.C18:.L18];&quot;KVIT☻&quot;)+COUNTIF([.C18:.L18];&quot;kvit$&quot;)" office:value-type="float" office:value="0">
            <text:p>0</text:p>
          </table:table-cell>
          <table:table-cell table:style-name="ce145" table:formula="of:=COUNTBLANK([.C18:.L18])" office:value-type="float" office:value="8">
            <text:p>8</text:p>
          </table:table-cell>
          <table:table-cell table:style-name="ce146" table:formula="of:=COUNTIF([.C18:.L18];&quot;x&quot;)" office:value-type="float" office:value="0">
            <text:p>0</text:p>
          </table:table-cell>
          <table:table-cell table:style-name="ce147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18">
            <text:p>18. okt 10</text:p>
          </table:table-cell>
          <table:table-cell table:style-name="ce141" table:formula="of:=TEXT([.A19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6" office:value-type="string">
            <text:p>K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144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44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>
            <text:p>1</text:p>
          </table:table-cell>
          <table:table-cell table:style-name="ce144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44" table:formula="of:=COUNTIF([.C19:.L19];&quot;52&quot;)+COUNTIF([.C19:.L19];&quot;52$&quot;)+COUNTIF([.C19:.L19];&quot;52☻&quot;)" office:value-type="float" office:value="1">
            <text:p>1</text:p>
          </table:table-cell>
          <table:table-cell table:style-name="ce144" table:formula="of:=COUNTIF([.C19:.L19];&quot;51¶&quot;)" office:value-type="float" office:value="1">
            <text:p>1</text:p>
          </table:table-cell>
          <table:table-cell table:style-name="ce144" table:formula="of:=COUNTIF([.C19:.L19];&quot;52¶&quot;)" office:value-type="float" office:value="1">
            <text:p>1</text:p>
          </table:table-cell>
          <table:table-cell table:style-name="ce144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44" table:formula="of:=COUNTIF([.C19:.L19];&quot;KVIT&quot;)+COUNTIF([.C19:.L19];&quot;KVIT☻&quot;)+COUNTIF([.C19:.L19];&quot;kvit$&quot;)" office:value-type="float" office:value="3">
            <text:p>3</text:p>
          </table:table-cell>
          <table:table-cell table:style-name="ce145" table:formula="of:=COUNTBLANK([.C19:.L19])" office:value-type="float" office:value="0">
            <text:p>0</text:p>
          </table:table-cell>
          <table:table-cell table:style-name="ce146" table:formula="of:=COUNTIF([.C19:.L19];&quot;x&quot;)" office:value-type="float" office:value="1">
            <text:p>1</text:p>
          </table:table-cell>
          <table:table-cell table:style-name="ce147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19">
            <text:p>19. okt 10</text:p>
          </table:table-cell>
          <table:table-cell table:style-name="ce141" table:formula="of:=TEXT([.A20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office:annotation draw:style-name="gr2" draw:text-style-name="P1" svg:width="2.9cm" svg:height="1.389cm" svg:x="4.608cm" svg:y="11.818cm" draw:caption-point-x="-0.61cm" draw:caption-point-y="1.515cm">
              <dc:creator>MŠ</dc:creator>
              <dc:date>2010-12-20T00:00:00</dc:date>
              <text:p text:style-name="P1"><text:span text:style-name="T2">12.10., 19.10., 26.10. (torki) popoldne </text:span></text:p>
            </office:annotation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2" office:value-type="string">
            <text:p><text:s/>RTG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44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44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>
            <text:p>1</text:p>
          </table:table-cell>
          <table:table-cell table:style-name="ce144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44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44" table:formula="of:=COUNTIF([.C20:.L20];&quot;51¶&quot;)" office:value-type="float" office:value="0">
            <text:p>0</text:p>
          </table:table-cell>
          <table:table-cell table:style-name="ce144" table:formula="of:=COUNTIF([.C20:.L20];&quot;52¶&quot;)" office:value-type="float" office:value="0">
            <text:p>0</text:p>
          </table:table-cell>
          <table:table-cell table:style-name="ce144" table:formula="of:=COUNTIF([.C20:.L20];&quot;U&quot;)+COUNTIF([.C20:.L20];&quot;U☻&quot;)+COUNTIF([.C20:.L20];&quot;U☺&quot;)" office:value-type="float" office:value="1">
            <text:p>1</text:p>
          </table:table-cell>
          <table:table-cell table:style-name="ce144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45" table:formula="of:=COUNTBLANK([.C20:.L20])" office:value-type="float" office:value="0">
            <text:p>0</text:p>
          </table:table-cell>
          <table:table-cell table:style-name="ce146" table:formula="of:=COUNTIF([.C20:.L20];&quot;x&quot;)" office:value-type="float" office:value="3">
            <text:p>3</text:p>
          </table:table-cell>
          <table:table-cell table:style-name="ce147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0">
            <text:p>20. okt 10</text:p>
          </table:table-cell>
          <table:table-cell table:style-name="ce141" table:formula="of:=TEXT([.A21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6" office:value-type="string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2" office:value-type="string">
            <text:p><text:s/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PIN</text:p>
          </table:table-cell>
          <table:table-cell table:style-name="ce144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44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44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44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44" table:formula="of:=COUNTIF([.C21:.L21];&quot;51¶&quot;)" office:value-type="float" office:value="1">
            <text:p>1</text:p>
          </table:table-cell>
          <table:table-cell table:style-name="ce144" table:formula="of:=COUNTIF([.C21:.L21];&quot;52¶&quot;)" office:value-type="float" office:value="0">
            <text:p>0</text:p>
          </table:table-cell>
          <table:table-cell table:style-name="ce144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144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45" table:formula="of:=COUNTBLANK([.C21:.L21])" office:value-type="float" office:value="0">
            <text:p>0</text:p>
          </table:table-cell>
          <table:table-cell table:style-name="ce146" table:formula="of:=COUNTIF([.C21:.L21];&quot;x&quot;)" office:value-type="float" office:value="1">
            <text:p>1</text:p>
          </table:table-cell>
          <table:table-cell table:style-name="ce147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1">
            <text:p>21. okt 10</text:p>
          </table:table-cell>
          <table:table-cell table:style-name="ce141" table:formula="of:=TEXT([.A22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144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44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44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44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44" table:formula="of:=COUNTIF([.C22:.L22];&quot;51¶&quot;)" office:value-type="float" office:value="1">
            <text:p>1</text:p>
          </table:table-cell>
          <table:table-cell table:style-name="ce144" table:formula="of:=COUNTIF([.C22:.L22];&quot;52¶&quot;)" office:value-type="float" office:value="1">
            <text:p>1</text:p>
          </table:table-cell>
          <table:table-cell table:style-name="ce144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144" table:formula="of:=COUNTIF([.C22:.L22];&quot;KVIT&quot;)+COUNTIF([.C22:.L22];&quot;KVIT☻&quot;)+COUNTIF([.C22:.L22];&quot;kvit$&quot;)" office:value-type="float" office:value="2">
            <text:p>2</text:p>
          </table:table-cell>
          <table:table-cell table:style-name="ce145" table:formula="of:=COUNTBLANK([.C22:.L22])" office:value-type="float" office:value="0">
            <text:p>0</text:p>
          </table:table-cell>
          <table:table-cell table:style-name="ce146" table:formula="of:=COUNTIF([.C22:.L22];&quot;x&quot;)" office:value-type="float" office:value="2">
            <text:p>2</text:p>
          </table:table-cell>
          <table:table-cell table:style-name="ce147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2">
            <text:p>22. okt 10</text:p>
          </table:table-cell>
          <table:table-cell table:style-name="ce141" table:formula="of:=TEXT([.A23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144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44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44" table:formula="of:=COUNTIF([.C23:.L23];&quot;51&quot;)+COUNTIF([.C23:.L23];&quot;51$&quot;)+COUNTIF([.C23:.L23];&quot;51☻&quot;)" office:value-type="float" office:value="0">
            <text:p>0</text:p>
          </table:table-cell>
          <table:table-cell table:style-name="ce144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44" table:formula="of:=COUNTIF([.C23:.L23];&quot;51¶&quot;)" office:value-type="float" office:value="0">
            <text:p>0</text:p>
          </table:table-cell>
          <table:table-cell table:style-name="ce144" table:formula="of:=COUNTIF([.C23:.L23];&quot;52¶&quot;)" office:value-type="float" office:value="1">
            <text:p>1</text:p>
          </table:table-cell>
          <table:table-cell table:style-name="ce144" table:formula="of:=COUNTIF([.C23:.L23];&quot;U&quot;)+COUNTIF([.C23:.L23];&quot;U☻&quot;)+COUNTIF([.C23:.L23];&quot;U☺&quot;)" office:value-type="float" office:value="1">
            <text:p>1</text:p>
          </table:table-cell>
          <table:table-cell table:style-name="ce144" table:formula="of:=COUNTIF([.C23:.L23];&quot;KVIT&quot;)+COUNTIF([.C23:.L23];&quot;KVIT☻&quot;)+COUNTIF([.C23:.L23];&quot;kvit$&quot;)" office:value-type="float" office:value="2">
            <text:p>2</text:p>
          </table:table-cell>
          <table:table-cell table:style-name="ce145" table:formula="of:=COUNTBLANK([.C23:.L23])" office:value-type="float" office:value="0">
            <text:p>0</text:p>
          </table:table-cell>
          <table:table-cell table:style-name="ce146" table:formula="of:=COUNTIF([.C23:.L23];&quot;x&quot;)" office:value-type="float" office:value="2">
            <text:p>2</text:p>
          </table:table-cell>
          <table:table-cell table:style-name="ce147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0-23">
            <text:p>23. okt 10</text:p>
          </table:table-cell>
          <table:table-cell table:style-name="ce142" table:formula="of:=TEXT([.A24];&quot;Ddd&quot;)" office:value-type="string" office:string-value="sob">
            <text:p>sob</text:p>
          </table:table-cell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29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41" office:value-type="string">
            <text:p>ŠOŠ</text:p>
          </table:table-cell>
          <table:table-cell table:style-name="ce41" office:value-type="string">
            <text:p>MŠŠ</text:p>
          </table:table-cell>
          <table:table-cell table:style-name="ce144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44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44" table:formula="of:=COUNTIF([.C24:.L24];&quot;51&quot;)+COUNTIF([.C24:.L24];&quot;51$&quot;)+COUNTIF([.C24:.L24];&quot;51☻&quot;)" office:value-type="float" office:value="0">
            <text:p>0</text:p>
          </table:table-cell>
          <table:table-cell table:style-name="ce144" table:formula="of:=COUNTIF([.C24:.L24];&quot;52&quot;)+COUNTIF([.C24:.L24];&quot;52$&quot;)+COUNTIF([.C24:.L24];&quot;52☻&quot;)" office:value-type="float" office:value="0">
            <text:p>0</text:p>
          </table:table-cell>
          <table:table-cell table:style-name="ce144" table:formula="of:=COUNTIF([.C24:.L24];&quot;51¶&quot;)" office:value-type="float" office:value="0">
            <text:p>0</text:p>
          </table:table-cell>
          <table:table-cell table:style-name="ce144" table:formula="of:=COUNTIF([.C24:.L24];&quot;52¶&quot;)" office:value-type="float" office:value="0">
            <text:p>0</text:p>
          </table:table-cell>
          <table:table-cell table:style-name="ce144" table:formula="of:=COUNTIF([.C24:.L24];&quot;U&quot;)+COUNTIF([.C24:.L24];&quot;U☻&quot;)+COUNTIF([.C24:.L24];&quot;U☺&quot;)" office:value-type="float" office:value="0">
            <text:p>0</text:p>
          </table:table-cell>
          <table:table-cell table:style-name="ce144" table:formula="of:=COUNTIF([.C24:.L24];&quot;KVIT&quot;)+COUNTIF([.C24:.L24];&quot;KVIT☻&quot;)+COUNTIF([.C24:.L24];&quot;kvit$&quot;)" office:value-type="float" office:value="0">
            <text:p>0</text:p>
          </table:table-cell>
          <table:table-cell table:style-name="ce145" table:formula="of:=COUNTBLANK([.C24:.L24])" office:value-type="float" office:value="8">
            <text:p>8</text:p>
          </table:table-cell>
          <table:table-cell table:style-name="ce146" table:formula="of:=COUNTIF([.C24:.L24];&quot;x&quot;)" office:value-type="float" office:value="0">
            <text:p>0</text:p>
          </table:table-cell>
          <table:table-cell table:style-name="ce147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0-24">
            <text:p>24. okt 10</text:p>
          </table:table-cell>
          <table:table-cell table:style-name="ce142" table:formula="of:=TEXT([.A25];&quot;Ddd&quot;)" office:value-type="string" office:string-value="ned">
            <text:p>ned</text:p>
          </table:table-cell>
          <table:table-cell table:style-name="ce30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29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41" office:value-type="string">
            <office:annotation draw:style-name="gr1" draw:text-style-name="P1" svg:width="2.885cm" svg:height="2.986cm" svg:x="14.578cm" svg:y="16.373cm" draw:caption-point-x="-0.616cm" draw:caption-point-y="0.465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41" office:value-type="string">
            <text:p>DAN</text:p>
          </table:table-cell>
          <table:table-cell table:style-name="ce144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44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44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44" table:formula="of:=COUNTIF([.C25:.L25];&quot;52&quot;)+COUNTIF([.C25:.L25];&quot;52$&quot;)+COUNTIF([.C25:.L25];&quot;52☻&quot;)" office:value-type="float" office:value="0">
            <text:p>0</text:p>
          </table:table-cell>
          <table:table-cell table:style-name="ce144" table:formula="of:=COUNTIF([.C25:.L25];&quot;51¶&quot;)" office:value-type="float" office:value="0">
            <text:p>0</text:p>
          </table:table-cell>
          <table:table-cell table:style-name="ce144" table:formula="of:=COUNTIF([.C25:.L25];&quot;52¶&quot;)" office:value-type="float" office:value="0">
            <text:p>0</text:p>
          </table:table-cell>
          <table:table-cell table:style-name="ce144" table:formula="of:=COUNTIF([.C25:.L25];&quot;U&quot;)+COUNTIF([.C25:.L25];&quot;U☻&quot;)+COUNTIF([.C25:.L25];&quot;U☺&quot;)" office:value-type="float" office:value="0">
            <text:p>0</text:p>
          </table:table-cell>
          <table:table-cell table:style-name="ce144" table:formula="of:=COUNTIF([.C25:.L25];&quot;KVIT&quot;)+COUNTIF([.C25:.L25];&quot;KVIT☻&quot;)+COUNTIF([.C25:.L25];&quot;kvit$&quot;)" office:value-type="float" office:value="0">
            <text:p>0</text:p>
          </table:table-cell>
          <table:table-cell table:style-name="ce145" table:formula="of:=COUNTBLANK([.C25:.L25])" office:value-type="float" office:value="9">
            <text:p>9</text:p>
          </table:table-cell>
          <table:table-cell table:style-name="ce146" table:formula="of:=COUNTIF([.C25:.L25];&quot;x&quot;)" office:value-type="float" office:value="0">
            <text:p>0</text:p>
          </table:table-cell>
          <table:table-cell table:style-name="ce147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5">
            <text:p>25. okt 10</text:p>
          </table:table-cell>
          <table:table-cell table:style-name="ce141" table:formula="of:=TEXT([.A26];&quot;Ddd&quot;)" office:value-type="string" office:string-value="pon">
            <text:p>pon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6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144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44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144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44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44" table:formula="of:=COUNTIF([.C26:.L26];&quot;51¶&quot;)" office:value-type="float" office:value="1">
            <text:p>1</text:p>
          </table:table-cell>
          <table:table-cell table:style-name="ce144" table:formula="of:=COUNTIF([.C26:.L26];&quot;52¶&quot;)" office:value-type="float" office:value="1">
            <text:p>1</text:p>
          </table:table-cell>
          <table:table-cell table:style-name="ce144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44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45" table:formula="of:=COUNTBLANK([.C26:.L26])" office:value-type="float" office:value="0">
            <text:p>0</text:p>
          </table:table-cell>
          <table:table-cell table:style-name="ce146" table:formula="of:=COUNTIF([.C26:.L26];&quot;x&quot;)" office:value-type="float" office:value="1">
            <text:p>1</text:p>
          </table:table-cell>
          <table:table-cell table:style-name="ce147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6">
            <text:p>26. okt 10</text:p>
          </table:table-cell>
          <table:table-cell table:style-name="ce141" table:formula="of:=TEXT([.A27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KON</text:p>
          </table:table-cell>
          <table:table-cell table:style-name="ce144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44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>
            <text:p>1</text:p>
          </table:table-cell>
          <table:table-cell table:style-name="ce144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44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44" table:formula="of:=COUNTIF([.C27:.L27];&quot;51¶&quot;)" office:value-type="float" office:value="0">
            <text:p>0</text:p>
          </table:table-cell>
          <table:table-cell table:style-name="ce144" table:formula="of:=COUNTIF([.C27:.L27];&quot;52¶&quot;)" office:value-type="float" office:value="1">
            <text:p>1</text:p>
          </table:table-cell>
          <table:table-cell table:style-name="ce144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44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45" table:formula="of:=COUNTBLANK([.C27:.L27])" office:value-type="float" office:value="0">
            <text:p>0</text:p>
          </table:table-cell>
          <table:table-cell table:style-name="ce146" table:formula="of:=COUNTIF([.C27:.L27];&quot;x&quot;)" office:value-type="float" office:value="1">
            <text:p>1</text:p>
          </table:table-cell>
          <table:table-cell table:style-name="ce147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>
            <text:p>1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7">
            <text:p>27. okt 10</text:p>
          </table:table-cell>
          <table:table-cell table:style-name="ce141" table:formula="of:=TEXT([.A28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6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6" office:value-type="string">
            <text:p>MRZ</text:p>
          </table:table-cell>
          <table:table-cell table:style-name="ce28" office:value-type="string">
            <text:p>AND</text:p>
          </table:table-cell>
          <table:table-cell table:style-name="ce144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44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44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44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44" table:formula="of:=COUNTIF([.C28:.L28];&quot;51¶&quot;)" office:value-type="float" office:value="0">
            <text:p>0</text:p>
          </table:table-cell>
          <table:table-cell table:style-name="ce144" table:formula="of:=COUNTIF([.C28:.L28];&quot;52¶&quot;)" office:value-type="float" office:value="1">
            <text:p>1</text:p>
          </table:table-cell>
          <table:table-cell table:style-name="ce144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44" table:formula="of:=COUNTIF([.C28:.L28];&quot;KVIT&quot;)+COUNTIF([.C28:.L28];&quot;KVIT☻&quot;)+COUNTIF([.C28:.L28];&quot;kvit$&quot;)" office:value-type="float" office:value="1">
            <text:p>1</text:p>
          </table:table-cell>
          <table:table-cell table:style-name="ce145" table:formula="of:=COUNTBLANK([.C28:.L28])" office:value-type="float" office:value="0">
            <text:p>0</text:p>
          </table:table-cell>
          <table:table-cell table:style-name="ce146" table:formula="of:=COUNTIF([.C28:.L28];&quot;x&quot;)" office:value-type="float" office:value="2">
            <text:p>2</text:p>
          </table:table-cell>
          <table:table-cell table:style-name="ce147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8">
            <text:p>28. okt 10</text:p>
          </table:table-cell>
          <table:table-cell table:style-name="ce141" table:formula="of:=TEXT([.A29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office:annotation draw:style-name="gr1" draw:text-style-name="P1" svg:width="2.885cm" svg:height="2.983cm" svg:x="14.578cm" svg:y="19.183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44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44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44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44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44" table:formula="of:=COUNTIF([.C29:.L29];&quot;51¶&quot;)" office:value-type="float" office:value="0">
            <text:p>0</text:p>
          </table:table-cell>
          <table:table-cell table:style-name="ce144" table:formula="of:=COUNTIF([.C29:.L29];&quot;52¶&quot;)" office:value-type="float" office:value="1">
            <text:p>1</text:p>
          </table:table-cell>
          <table:table-cell table:style-name="ce144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44" table:formula="of:=COUNTIF([.C29:.L29];&quot;KVIT&quot;)+COUNTIF([.C29:.L29];&quot;KVIT☻&quot;)+COUNTIF([.C29:.L29];&quot;kvit$&quot;)" office:value-type="float" office:value="1">
            <text:p>1</text:p>
          </table:table-cell>
          <table:table-cell table:style-name="ce145" table:formula="of:=COUNTBLANK([.C29:.L29])" office:value-type="float" office:value="0">
            <text:p>0</text:p>
          </table:table-cell>
          <table:table-cell table:style-name="ce146" table:formula="of:=COUNTIF([.C29:.L29];&quot;x&quot;)" office:value-type="float" office:value="1">
            <text:p>1</text:p>
          </table:table-cell>
          <table:table-cell table:style-name="ce147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0-29">
            <text:p>29. okt 10</text:p>
          </table:table-cell>
          <table:table-cell table:style-name="ce141" table:formula="of:=TEXT([.A30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office:annotation draw:style-name="gr2" draw:text-style-name="P1" svg:width="2.9cm" svg:height="0.6cm" svg:x="4.608cm" svg:y="18.83cm" draw:caption-point-x="-0.61cm" draw:caption-point-y="1.514cm">
              <dc:creator>MŠ</dc:creator>
              <dc:date>2010-12-20T00:00:00</dc:date>
              <text:p text:style-name="P1"><text:span text:style-name="T2">22. 29. dop.</text:span></text:p>
            </office:annotation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7" office:value-type="string">
            <text:p><text:s/>VIN</text:p>
          </table:table-cell>
          <table:table-cell table:style-name="ce28" office:value-type="string">
            <text:p>PIN</text:p>
          </table:table-cell>
          <table:table-cell table:style-name="ce144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44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>
            <text:p>0</text:p>
          </table:table-cell>
          <table:table-cell table:style-name="ce144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44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44" table:formula="of:=COUNTIF([.C30:.L30];&quot;51¶&quot;)" office:value-type="float" office:value="1">
            <text:p>1</text:p>
          </table:table-cell>
          <table:table-cell table:style-name="ce144" table:formula="of:=COUNTIF([.C30:.L30];&quot;52¶&quot;)" office:value-type="float" office:value="0">
            <text:p>0</text:p>
          </table:table-cell>
          <table:table-cell table:style-name="ce144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44" table:formula="of:=COUNTIF([.C30:.L30];&quot;KVIT&quot;)+COUNTIF([.C30:.L30];&quot;KVIT☻&quot;)+COUNTIF([.C30:.L30];&quot;kvit$&quot;)" office:value-type="float" office:value="1">
            <text:p>1</text:p>
          </table:table-cell>
          <table:table-cell table:style-name="ce145" table:formula="of:=COUNTBLANK([.C30:.L30])" office:value-type="float" office:value="0">
            <text:p>0</text:p>
          </table:table-cell>
          <table:table-cell table:style-name="ce146" table:formula="of:=COUNTIF([.C30:.L30];&quot;x&quot;)" office:value-type="float" office:value="1">
            <text:p>1</text:p>
          </table:table-cell>
          <table:table-cell table:style-name="ce147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10-30">
            <text:p>30. okt 10</text:p>
          </table:table-cell>
          <table:table-cell table:style-name="ce142" table:formula="of:=TEXT([.A31];&quot;Ddd&quot;)" office:value-type="string" office:string-value="sob">
            <text:p>sob</text:p>
          </table:table-cell>
          <table:table-cell table:style-name="ce30"/>
          <table:table-cell table:style-name="ce37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6"/>
          <table:table-cell table:style-name="ce37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41" office:value-type="string">
            <text:p>KON</text:p>
          </table:table-cell>
          <table:table-cell table:style-name="ce41" office:value-type="string">
            <text:p>PIN</text:p>
          </table:table-cell>
          <table:table-cell table:style-name="ce144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44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44" table:formula="of:=COUNTIF([.C31:.L31];&quot;51&quot;)+COUNTIF([.C31:.L31];&quot;51$&quot;)+COUNTIF([.C31:.L31];&quot;51☻&quot;)" office:value-type="float" office:value="0">
            <text:p>0</text:p>
          </table:table-cell>
          <table:table-cell table:style-name="ce144" table:formula="of:=COUNTIF([.C31:.L31];&quot;52&quot;)+COUNTIF([.C31:.L31];&quot;52$&quot;)+COUNTIF([.C31:.L31];&quot;52☻&quot;)" office:value-type="float" office:value="0">
            <text:p>0</text:p>
          </table:table-cell>
          <table:table-cell table:style-name="ce144" table:formula="of:=COUNTIF([.C31:.L31];&quot;51¶&quot;)" office:value-type="float" office:value="0">
            <text:p>0</text:p>
          </table:table-cell>
          <table:table-cell table:style-name="ce144" table:formula="of:=COUNTIF([.C31:.L31];&quot;52¶&quot;)" office:value-type="float" office:value="0">
            <text:p>0</text:p>
          </table:table-cell>
          <table:table-cell table:style-name="ce144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44" table:formula="of:=COUNTIF([.C31:.L31];&quot;KVIT&quot;)+COUNTIF([.C31:.L31];&quot;KVIT☻&quot;)+COUNTIF([.C31:.L31];&quot;kvit$&quot;)" office:value-type="float" office:value="0">
            <text:p>0</text:p>
          </table:table-cell>
          <table:table-cell table:style-name="ce145" table:formula="of:=COUNTBLANK([.C31:.L31])" office:value-type="float" office:value="8">
            <text:p>8</text:p>
          </table:table-cell>
          <table:table-cell table:style-name="ce146" table:formula="of:=COUNTIF([.C31:.L31];&quot;x&quot;)" office:value-type="float" office:value="0">
            <text:p>0</text:p>
          </table:table-cell>
          <table:table-cell table:style-name="ce147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>
            <text:p>0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10-10-31">
            <text:p>31. okt 10</text:p>
          </table:table-cell>
          <table:table-cell table:style-name="ce142" table:formula="of:=TEXT([.A32];&quot;Ddd&quot;)" office:value-type="string" office:string-value="ned">
            <text:p>ned</text:p>
          </table:table-cell>
          <table:table-cell table:style-name="ce30"/>
          <table:table-cell table:style-name="ce37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6"/>
          <table:table-cell table:style-name="ce29"/>
          <table:table-cell table:style-name="ce37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41" office:value-type="string">
            <text:p>KON</text:p>
          </table:table-cell>
          <table:table-cell table:style-name="ce41" office:value-type="string">
            <text:p>PIN</text:p>
          </table:table-cell>
          <table:table-cell table:style-name="ce144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44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>
            <text:p>1</text:p>
          </table:table-cell>
          <table:table-cell table:style-name="ce144" table:formula="of:=COUNTIF([.C32:.L32];&quot;51&quot;)+COUNTIF([.C32:.L32];&quot;51$&quot;)+COUNTIF([.C32:.L32];&quot;51☻&quot;)" office:value-type="float" office:value="0">
            <text:p>0</text:p>
          </table:table-cell>
          <table:table-cell table:style-name="ce144" table:formula="of:=COUNTIF([.C32:.L32];&quot;52&quot;)+COUNTIF([.C32:.L32];&quot;52$&quot;)+COUNTIF([.C32:.L32];&quot;52☻&quot;)" office:value-type="float" office:value="0">
            <text:p>0</text:p>
          </table:table-cell>
          <table:table-cell table:style-name="ce144" table:formula="of:=COUNTIF([.C32:.L32];&quot;51¶&quot;)" office:value-type="float" office:value="0">
            <text:p>0</text:p>
          </table:table-cell>
          <table:table-cell table:style-name="ce144" table:formula="of:=COUNTIF([.C32:.L32];&quot;52¶&quot;)" office:value-type="float" office:value="0">
            <text:p>0</text:p>
          </table:table-cell>
          <table:table-cell table:style-name="ce144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44" table:formula="of:=COUNTIF([.C32:.L32];&quot;KVIT&quot;)+COUNTIF([.C32:.L32];&quot;KVIT☻&quot;)+COUNTIF([.C32:.L32];&quot;kvit$&quot;)" office:value-type="float" office:value="0">
            <text:p>0</text:p>
          </table:table-cell>
          <table:table-cell table:style-name="ce145" table:formula="of:=COUNTBLANK([.C32:.L32])" office:value-type="float" office:value="8">
            <text:p>8</text:p>
          </table:table-cell>
          <table:table-cell table:style-name="ce146" table:formula="of:=COUNTIF([.C32:.L32];&quot;x&quot;)" office:value-type="float" office:value="0">
            <text:p>0</text:p>
          </table:table-cell>
          <table:table-cell table:style-name="ce147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3">
            <text:p>3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4">
            <text:p>4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5">
            <text:p>5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3">
            <text:p>3</text:p>
          </table:table-cell>
          <table:table-cell table:style-name="ce32" table:formula="of:=SUM([.D35:.D36])" office:value-type="float" office:value="7">
            <text:p>7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6">
            <text:p>6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32" table:formula="of:=SUM([.L35:.L36])" office:value-type="float" office:value="4">
            <text:p>4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7">
            <text:p>7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>
            <text:p>1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2">
            <text:p>2</text:p>
          </table:table-cell>
          <table:table-cell table:style-name="ce33" table:formula="of:=COUNTIF([.D2:.D32];&quot;D&quot;)" office:value-type="float" office:value="7">
            <text:p>7</text:p>
          </table:table-cell>
          <table:table-cell table:style-name="ce33" table:formula="of:=COUNTIF([.E2:.E32];&quot;D&quot;)" office:value-type="float" office:value="0">
            <text:p>0</text:p>
          </table:table-cell>
          <table:table-cell table:style-name="ce33" table:formula="of:=COUNTIF([.F2:.F32];&quot;D&quot;)" office:value-type="float" office:value="1">
            <text:p>1</text:p>
          </table:table-cell>
          <table:table-cell table:style-name="ce33" table:formula="of:=COUNTIF([.G2:.G32];&quot;D&quot;)" office:value-type="float" office:value="3">
            <text:p>3</text:p>
          </table:table-cell>
          <table:table-cell table:style-name="ce33" table:formula="of:=COUNTIF([.H2:.H32];&quot;D&quot;)" office:value-type="float" office:value="1">
            <text:p>1</text:p>
          </table:table-cell>
          <table:table-cell table:style-name="ce33" table:formula="of:=COUNTIF([.I2:.I32];&quot;D&quot;)" office:value-type="float" office:value="6">
            <text:p>6</text:p>
          </table:table-cell>
          <table:table-cell table:style-name="ce33" table:formula="of:=COUNTIF([.J2:.J32];&quot;D&quot;)" office:value-type="float" office:value="3">
            <text:p>3</text:p>
          </table:table-cell>
          <table:table-cell table:style-name="ce33" table:formula="of:=COUNTIF([.K2:.K32];&quot;D&quot;)" office:value-type="float" office:value="1">
            <text:p>1</text:p>
          </table:table-cell>
          <table:table-cell table:style-name="ce33" table:formula="of:=COUNTIF([.L2:.L32];&quot;D&quot;)" office:value-type="float" office:value="9">
            <text:p>9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5">
            <text:p>5</text:p>
          </table:table-cell>
          <table:table-cell table:style-name="ce33" table:formula="of:=COUNTIF([.F2:.F32];&quot;SO&quot;)" office:value-type="float" office:value="6">
            <text:p>6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7">
            <text:p>7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6">
            <text:p>6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5">
            <text:p>5</text:p>
          </table:table-cell>
          <table:table-cell table:style-name="ce33" table:formula="of:=COUNTIF([.E2:.E32];&quot;X&quot;)" office:value-type="float" office:value="1">
            <text:p>1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0">
            <text:p>0</text:p>
          </table:table-cell>
          <table:table-cell table:style-name="ce33" table:formula="of:=COUNTIF([.H2:.H32];&quot;X&quot;)" office:value-type="float" office:value="5">
            <text:p>5</text:p>
          </table:table-cell>
          <table:table-cell table:style-name="ce33" table:formula="of:=COUNTIF([.I2:.I32];&quot;X&quot;)" office:value-type="float" office:value="2">
            <text:p>2</text:p>
          </table:table-cell>
          <table:table-cell table:style-name="ce33" table:formula="of:=COUNTIF([.J2:.J32];&quot;X&quot;)" office:value-type="float" office:value="4">
            <text:p>4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style-name="ce33" table:formula="of:=COUNTIF([.L2:.L32];&quot;X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8">
            <text:p>8</text:p>
          </table:table-cell>
          <table:table-cell table:style-name="ce34" table:formula="of:=COUNTIF([.N2:.N32];&quot;ŠOŠ&quot;)" office:value-type="float" office:value="3">
            <text:p>3</text:p>
          </table:table-cell>
          <table:table-cell table:style-name="ce34" table:formula="of:=COUNTIF([.N2:.N32];&quot;PIN&quot;)" office:value-type="float" office:value="7">
            <text:p>7</text:p>
          </table:table-cell>
          <table:table-cell table:style-name="ce34" table:formula="of:=COUNTIF([.N2:.N32];&quot;KON&quot;)" office:value-type="float" office:value="3">
            <text:p>3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4">
            <text:p>4</text:p>
          </table:table-cell>
          <table:table-cell table:style-name="ce34" table:formula="of:=COUNTIF([.N2:.N32];&quot;ROD&quot;)" office:value-type="float" office:value="2">
            <text:p>2</text:p>
          </table:table-cell>
          <table:table-cell table:style-name="ce34" table:formula="of:=COUNTIF([.N2:.N32];&quot;DAN&quot;)" office:value-type="float" office:value="1">
            <text:p>1</text:p>
          </table:table-cell>
          <table:table-cell table:style-name="ce34" table:formula="of:=COUNTIF([.N2:.N32];&quot;MŠŠ&quot;)" office:value-type="float" office:value="1">
            <text:p>1</text:p>
          </table:table-cell>
          <table:table-cell table:style-name="ce34" table:formula="of:=COUNTIF([.N2:.N32];&quot;ŠT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2">
            <text:p>2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3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2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er" table:style-name="ta12" table:print="false"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7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8" office:value-type="date" office:date-value="2010-11-01">
            <text:p>1. nov 10</text:p>
          </table:table-cell>
          <table:table-cell table:style-name="ce148" table:formula="of:=TEXT([.A2];&quot;Ddd&quot;)" office:value-type="string" office:string-value="pon">
            <text:p>pon</text:p>
          </table:table-cell>
          <table:table-cell table:style-name="ce35" table:number-columns-repeated="3"/>
          <table:table-cell table:style-name="ce37"/>
          <table:table-cell table:style-name="ce29"/>
          <table:table-cell table:style-name="ce35" table:number-columns-repeated="3"/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143" office:value-type="string">
            <text:p>MIO</text:p>
          </table:table-cell>
          <table:table-cell table:style-name="ce41" office:value-type="string">
            <text:p>ŠOŠ</text:p>
          </table:table-cell>
          <table:table-cell table:style-name="ce150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50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50" table:formula="of:=COUNTIF([.C2:.L2];&quot;51&quot;)+COUNTIF([.C2:.L2];&quot;51$&quot;)+COUNTIF([.C2:.L2];&quot;51☻&quot;)" office:value-type="float" office:value="0">
            <text:p>0</text:p>
          </table:table-cell>
          <table:table-cell table:style-name="ce150" table:formula="of:=COUNTIF([.C2:.L2];&quot;52&quot;)+COUNTIF([.C2:.L2];&quot;52$&quot;)+COUNTIF([.C2:.L2];&quot;52☻&quot;)" office:value-type="float" office:value="0">
            <text:p>0</text:p>
          </table:table-cell>
          <table:table-cell table:style-name="ce150" table:formula="of:=COUNTIF([.C2:.L2];&quot;51¶&quot;)" office:value-type="float" office:value="0">
            <text:p>0</text:p>
          </table:table-cell>
          <table:table-cell table:style-name="ce150" table:formula="of:=COUNTIF([.C2:.L2];&quot;52¶&quot;)" office:value-type="float" office:value="0">
            <text:p>0</text:p>
          </table:table-cell>
          <table:table-cell table:style-name="ce150" table:formula="of:=COUNTIF([.C2:.L2];&quot;U&quot;)+COUNTIF([.C2:.L2];&quot;U☻&quot;)+COUNTIF([.C2:.L2];&quot;U☺&quot;)" office:value-type="float" office:value="0">
            <text:p>0</text:p>
          </table:table-cell>
          <table:table-cell table:style-name="ce150" table:formula="of:=COUNTIF([.C2:.L2];&quot;KVIT&quot;)+COUNTIF([.C2:.L2];&quot;KVIT☻&quot;)+COUNTIF([.C2:.L2];&quot;kvit$&quot;)" office:value-type="float" office:value="0">
            <text:p>0</text:p>
          </table:table-cell>
          <table:table-cell table:style-name="ce151" table:formula="of:=COUNTBLANK([.C2:.L2])" office:value-type="float" office:value="9">
            <text:p>9</text:p>
          </table:table-cell>
          <table:table-cell table:style-name="ce152" table:formula="of:=COUNTIF([.C2:.L2];&quot;x&quot;)" office:value-type="float" office:value="0">
            <text:p>0</text:p>
          </table:table-cell>
          <table:table-cell table:style-name="ce153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0-11-02">
            <text:p>2. nov 10</text:p>
          </table:table-cell>
          <table:table-cell table:style-name="ce149" table:formula="of:=TEXT([.A3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PIN</text:p>
          </table:table-cell>
          <table:table-cell table:style-name="ce150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50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50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50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50" table:formula="of:=COUNTIF([.C3:.L3];&quot;51¶&quot;)" office:value-type="float" office:value="1">
            <text:p>1</text:p>
          </table:table-cell>
          <table:table-cell table:style-name="ce150" table:formula="of:=COUNTIF([.C3:.L3];&quot;52¶&quot;)" office:value-type="float" office:value="1">
            <text:p>1</text:p>
          </table:table-cell>
          <table:table-cell table:style-name="ce150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150" table:formula="of:=COUNTIF([.C3:.L3];&quot;KVIT&quot;)+COUNTIF([.C3:.L3];&quot;KVIT☻&quot;)+COUNTIF([.C3:.L3];&quot;kvit$&quot;)" office:value-type="float" office:value="0">
            <text:p>0</text:p>
          </table:table-cell>
          <table:table-cell table:style-name="ce151" table:formula="of:=COUNTBLANK([.C3:.L3])" office:value-type="float" office:value="0">
            <text:p>0</text:p>
          </table:table-cell>
          <table:table-cell table:style-name="ce152" table:formula="of:=COUNTIF([.C3:.L3];&quot;x&quot;)" office:value-type="float" office:value="1">
            <text:p>1</text:p>
          </table:table-cell>
          <table:table-cell table:style-name="ce153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03">
            <text:p>3. nov 10</text:p>
          </table:table-cell>
          <table:table-cell table:style-name="ce149" table:formula="of:=TEXT([.A4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office:annotation draw:style-name="gr1" draw:text-style-name="P1" svg:width="2.885cm" svg:height="2.983cm" svg:x="14.578cm" svg:y="1.654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MŠŠ</text:p>
          </table:table-cell>
          <table:table-cell table:style-name="ce150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50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>
            <text:p>0</text:p>
          </table:table-cell>
          <table:table-cell table:style-name="ce150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50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50" table:formula="of:=COUNTIF([.C4:.L4];&quot;51¶&quot;)" office:value-type="float" office:value="1">
            <text:p>1</text:p>
          </table:table-cell>
          <table:table-cell table:style-name="ce150" table:formula="of:=COUNTIF([.C4:.L4];&quot;52¶&quot;)" office:value-type="float" office:value="1">
            <text:p>1</text:p>
          </table:table-cell>
          <table:table-cell table:style-name="ce150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150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51" table:formula="of:=COUNTBLANK([.C4:.L4])" office:value-type="float" office:value="0">
            <text:p>0</text:p>
          </table:table-cell>
          <table:table-cell table:style-name="ce152" table:formula="of:=COUNTIF([.C4:.L4];&quot;x&quot;)" office:value-type="float" office:value="1">
            <text:p>1</text:p>
          </table:table-cell>
          <table:table-cell table:style-name="ce153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04">
            <text:p>4. nov 10</text:p>
          </table:table-cell>
          <table:table-cell table:style-name="ce149" table:formula="of:=TEXT([.A5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AND</text:p>
          </table:table-cell>
          <table:table-cell table:style-name="ce150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50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>
            <text:p>0</text:p>
          </table:table-cell>
          <table:table-cell table:style-name="ce150" table:formula="of:=COUNTIF([.C5:.L5];&quot;51&quot;)+COUNTIF([.C5:.L5];&quot;51$&quot;)+COUNTIF([.C5:.L5];&quot;51☻&quot;)" office:value-type="float" office:value="1">
            <text:p>1</text:p>
          </table:table-cell>
          <table:table-cell table:style-name="ce150" table:formula="of:=COUNTIF([.C5:.L5];&quot;52&quot;)+COUNTIF([.C5:.L5];&quot;52$&quot;)+COUNTIF([.C5:.L5];&quot;52☻&quot;)" office:value-type="float" office:value="1">
            <text:p>1</text:p>
          </table:table-cell>
          <table:table-cell table:style-name="ce150" table:formula="of:=COUNTIF([.C5:.L5];&quot;51¶&quot;)" office:value-type="float" office:value="1">
            <text:p>1</text:p>
          </table:table-cell>
          <table:table-cell table:style-name="ce150" table:formula="of:=COUNTIF([.C5:.L5];&quot;52¶&quot;)" office:value-type="float" office:value="1">
            <text:p>1</text:p>
          </table:table-cell>
          <table:table-cell table:style-name="ce150" table:formula="of:=COUNTIF([.C5:.L5];&quot;U&quot;)+COUNTIF([.C5:.L5];&quot;U☻&quot;)+COUNTIF([.C5:.L5];&quot;U☺&quot;)" office:value-type="float" office:value="1">
            <text:p>1</text:p>
          </table:table-cell>
          <table:table-cell table:style-name="ce150" table:formula="of:=COUNTIF([.C5:.L5];&quot;KVIT&quot;)+COUNTIF([.C5:.L5];&quot;KVIT☻&quot;)+COUNTIF([.C5:.L5];&quot;kvit$&quot;)" office:value-type="float" office:value="1">
            <text:p>1</text:p>
          </table:table-cell>
          <table:table-cell table:style-name="ce151" table:formula="of:=COUNTBLANK([.C5:.L5])" office:value-type="float" office:value="0">
            <text:p>0</text:p>
          </table:table-cell>
          <table:table-cell table:style-name="ce152" table:formula="of:=COUNTIF([.C5:.L5];&quot;x&quot;)" office:value-type="float" office:value="1">
            <text:p>1</text:p>
          </table:table-cell>
          <table:table-cell table:style-name="ce153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05">
            <text:p>5. nov 10</text:p>
          </table:table-cell>
          <table:table-cell table:style-name="ce149" table:formula="of:=TEXT([.A6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ŠOŠ</text:p>
          </table:table-cell>
          <table:table-cell table:style-name="ce150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50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50" table:formula="of:=COUNTIF([.C6:.L6];&quot;51&quot;)+COUNTIF([.C6:.L6];&quot;51$&quot;)+COUNTIF([.C6:.L6];&quot;51☻&quot;)" office:value-type="float" office:value="1">
            <text:p>1</text:p>
          </table:table-cell>
          <table:table-cell table:style-name="ce150" table:formula="of:=COUNTIF([.C6:.L6];&quot;52&quot;)+COUNTIF([.C6:.L6];&quot;52$&quot;)+COUNTIF([.C6:.L6];&quot;52☻&quot;)" office:value-type="float" office:value="1">
            <text:p>1</text:p>
          </table:table-cell>
          <table:table-cell table:style-name="ce150" table:formula="of:=COUNTIF([.C6:.L6];&quot;51¶&quot;)" office:value-type="float" office:value="1">
            <text:p>1</text:p>
          </table:table-cell>
          <table:table-cell table:style-name="ce150" table:formula="of:=COUNTIF([.C6:.L6];&quot;52¶&quot;)" office:value-type="float" office:value="0">
            <text:p>0</text:p>
          </table:table-cell>
          <table:table-cell table:style-name="ce150" table:formula="of:=COUNTIF([.C6:.L6];&quot;U&quot;)+COUNTIF([.C6:.L6];&quot;U☻&quot;)+COUNTIF([.C6:.L6];&quot;U☺&quot;)" office:value-type="float" office:value="1">
            <text:p>1</text:p>
          </table:table-cell>
          <table:table-cell table:style-name="ce150" table:formula="of:=COUNTIF([.C6:.L6];&quot;KVIT&quot;)+COUNTIF([.C6:.L6];&quot;KVIT☻&quot;)+COUNTIF([.C6:.L6];&quot;kvit$&quot;)" office:value-type="float" office:value="1">
            <text:p>1</text:p>
          </table:table-cell>
          <table:table-cell table:style-name="ce151" table:formula="of:=COUNTBLANK([.C6:.L6])" office:value-type="float" office:value="0">
            <text:p>0</text:p>
          </table:table-cell>
          <table:table-cell table:style-name="ce152" table:formula="of:=COUNTIF([.C6:.L6];&quot;x&quot;)" office:value-type="float" office:value="1">
            <text:p>1</text:p>
          </table:table-cell>
          <table:table-cell table:style-name="ce153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06">
            <text:p>6. nov 10</text:p>
          </table:table-cell>
          <table:table-cell table:style-name="ce148" table:formula="of:=TEXT([.A7];&quot;Ddd&quot;)" office:value-type="string" office:string-value="sob">
            <text:p>sob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0"/>
          <table:table-cell table:style-name="ce37"/>
          <table:table-cell table:style-name="ce35" table:formula="of:=[$'Vzorci vnosov'.$A$12]" office:value-type="string" office:string-value="D">
            <text:p>D</text:p>
          </table:table-cell>
          <table:table-cell table:style-name="ce37" table:number-columns-repeated="2"/>
          <table:table-cell table:style-name="ce41" office:value-type="string">
            <text:p>KON</text:p>
          </table:table-cell>
          <table:table-cell table:style-name="ce41" office:value-type="string">
            <text:p>ŠOŠ</text:p>
          </table:table-cell>
          <table:table-cell table:style-name="ce150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50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50" table:formula="of:=COUNTIF([.C7:.L7];&quot;51&quot;)+COUNTIF([.C7:.L7];&quot;51$&quot;)+COUNTIF([.C7:.L7];&quot;51☻&quot;)" office:value-type="float" office:value="0">
            <text:p>0</text:p>
          </table:table-cell>
          <table:table-cell table:style-name="ce150" table:formula="of:=COUNTIF([.C7:.L7];&quot;52&quot;)+COUNTIF([.C7:.L7];&quot;52$&quot;)+COUNTIF([.C7:.L7];&quot;52☻&quot;)" office:value-type="float" office:value="0">
            <text:p>0</text:p>
          </table:table-cell>
          <table:table-cell table:style-name="ce150" table:formula="of:=COUNTIF([.C7:.L7];&quot;51¶&quot;)" office:value-type="float" office:value="0">
            <text:p>0</text:p>
          </table:table-cell>
          <table:table-cell table:style-name="ce150" table:formula="of:=COUNTIF([.C7:.L7];&quot;52¶&quot;)" office:value-type="float" office:value="0">
            <text:p>0</text:p>
          </table:table-cell>
          <table:table-cell table:style-name="ce150" table:formula="of:=COUNTIF([.C7:.L7];&quot;U&quot;)+COUNTIF([.C7:.L7];&quot;U☻&quot;)+COUNTIF([.C7:.L7];&quot;U☺&quot;)" office:value-type="float" office:value="0">
            <text:p>0</text:p>
          </table:table-cell>
          <table:table-cell table:style-name="ce150" table:formula="of:=COUNTIF([.C7:.L7];&quot;KVIT&quot;)+COUNTIF([.C7:.L7];&quot;KVIT☻&quot;)+COUNTIF([.C7:.L7];&quot;kvit$&quot;)" office:value-type="float" office:value="0">
            <text:p>0</text:p>
          </table:table-cell>
          <table:table-cell table:style-name="ce151" table:formula="of:=COUNTBLANK([.C7:.L7])" office:value-type="float" office:value="5">
            <text:p>5</text:p>
          </table:table-cell>
          <table:table-cell table:style-name="ce152" table:formula="of:=COUNTIF([.C7:.L7];&quot;x&quot;)" office:value-type="float" office:value="0">
            <text:p>0</text:p>
          </table:table-cell>
          <table:table-cell table:style-name="ce153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07">
            <text:p>7. nov 10</text:p>
          </table:table-cell>
          <table:table-cell table:style-name="ce148" table:formula="of:=TEXT([.A8];&quot;Ddd&quot;)" office:value-type="string" office:string-value="ned">
            <text:p>ned</text:p>
          </table:table-cell>
          <table:table-cell table:style-name="ce44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5" table:formula="of:=[$'Vzorci vnosov'.$A$12]" office:value-type="string" office:string-value="D">
            <text:p>D</text:p>
          </table:table-cell>
          <table:table-cell table:style-name="ce72" table:number-columns-repeated="2"/>
          <table:table-cell table:style-name="ce41" office:value-type="string">
            <text:p>AND</text:p>
          </table:table-cell>
          <table:table-cell table:style-name="ce41" office:value-type="string">
            <text:p>ŠOŠ</text:p>
          </table:table-cell>
          <table:table-cell table:style-name="ce150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50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150" table:formula="of:=COUNTIF([.C8:.L8];&quot;51&quot;)+COUNTIF([.C8:.L8];&quot;51$&quot;)+COUNTIF([.C8:.L8];&quot;51☻&quot;)" office:value-type="float" office:value="0">
            <text:p>0</text:p>
          </table:table-cell>
          <table:table-cell table:style-name="ce150" table:formula="of:=COUNTIF([.C8:.L8];&quot;52&quot;)+COUNTIF([.C8:.L8];&quot;52$&quot;)+COUNTIF([.C8:.L8];&quot;52☻&quot;)" office:value-type="float" office:value="0">
            <text:p>0</text:p>
          </table:table-cell>
          <table:table-cell table:style-name="ce150" table:formula="of:=COUNTIF([.C8:.L8];&quot;51¶&quot;)" office:value-type="float" office:value="0">
            <text:p>0</text:p>
          </table:table-cell>
          <table:table-cell table:style-name="ce150" table:formula="of:=COUNTIF([.C8:.L8];&quot;52¶&quot;)" office:value-type="float" office:value="0">
            <text:p>0</text:p>
          </table:table-cell>
          <table:table-cell table:style-name="ce150" table:formula="of:=COUNTIF([.C8:.L8];&quot;U&quot;)+COUNTIF([.C8:.L8];&quot;U☻&quot;)+COUNTIF([.C8:.L8];&quot;U☺&quot;)" office:value-type="float" office:value="0">
            <text:p>0</text:p>
          </table:table-cell>
          <table:table-cell table:style-name="ce150" table:formula="of:=COUNTIF([.C8:.L8];&quot;KVIT&quot;)+COUNTIF([.C8:.L8];&quot;KVIT☻&quot;)+COUNTIF([.C8:.L8];&quot;kvit$&quot;)" office:value-type="float" office:value="0">
            <text:p>0</text:p>
          </table:table-cell>
          <table:table-cell table:style-name="ce151" table:formula="of:=COUNTBLANK([.C8:.L8])" office:value-type="float" office:value="7">
            <text:p>7</text:p>
          </table:table-cell>
          <table:table-cell table:style-name="ce152" table:formula="of:=COUNTIF([.C8:.L8];&quot;x&quot;)" office:value-type="float" office:value="0">
            <text:p>0</text:p>
          </table:table-cell>
          <table:table-cell table:style-name="ce153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08">
            <text:p>8. nov 10</text:p>
          </table:table-cell>
          <table:table-cell table:style-name="ce149" table:formula="of:=TEXT([.A9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MŠŠ</text:p>
          </table:table-cell>
          <table:table-cell table:style-name="ce150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50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>
            <text:p>0</text:p>
          </table:table-cell>
          <table:table-cell table:style-name="ce150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50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50" table:formula="of:=COUNTIF([.C9:.L9];&quot;51¶&quot;)" office:value-type="float" office:value="1">
            <text:p>1</text:p>
          </table:table-cell>
          <table:table-cell table:style-name="ce150" table:formula="of:=COUNTIF([.C9:.L9];&quot;52¶&quot;)" office:value-type="float" office:value="0">
            <text:p>0</text:p>
          </table:table-cell>
          <table:table-cell table:style-name="ce150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50" table:formula="of:=COUNTIF([.C9:.L9];&quot;KVIT&quot;)+COUNTIF([.C9:.L9];&quot;KVIT☻&quot;)+COUNTIF([.C9:.L9];&quot;kvit$&quot;)" office:value-type="float" office:value="1">
            <text:p>1</text:p>
          </table:table-cell>
          <table:table-cell table:style-name="ce151" table:formula="of:=COUNTBLANK([.C9:.L9])" office:value-type="float" office:value="0">
            <text:p>0</text:p>
          </table:table-cell>
          <table:table-cell table:style-name="ce152" table:formula="of:=COUNTIF([.C9:.L9];&quot;x&quot;)" office:value-type="float" office:value="2">
            <text:p>2</text:p>
          </table:table-cell>
          <table:table-cell table:style-name="ce153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09">
            <text:p>9. nov 10</text:p>
          </table:table-cell>
          <table:table-cell table:style-name="ce149" table:formula="of:=TEXT([.A10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7" office:value-type="string">
            <text:p><text:s/>VIN</text:p>
          </table:table-cell>
          <table:table-cell table:style-name="ce28" office:value-type="string">
            <text:p>MŠŠ</text:p>
          </table:table-cell>
          <table:table-cell table:style-name="ce150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>
            <text:p>1</text:p>
          </table:table-cell>
          <table:table-cell table:style-name="ce150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50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50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50" table:formula="of:=COUNTIF([.C10:.L10];&quot;51¶&quot;)" office:value-type="float" office:value="0">
            <text:p>0</text:p>
          </table:table-cell>
          <table:table-cell table:style-name="ce150" table:formula="of:=COUNTIF([.C10:.L10];&quot;52¶&quot;)" office:value-type="float" office:value="1">
            <text:p>1</text:p>
          </table:table-cell>
          <table:table-cell table:style-name="ce150" table:formula="of:=COUNTIF([.C10:.L10];&quot;U&quot;)+COUNTIF([.C10:.L10];&quot;U☻&quot;)+COUNTIF([.C10:.L10];&quot;U☺&quot;)" office:value-type="float" office:value="0">
            <text:p>0</text:p>
          </table:table-cell>
          <table:table-cell table:style-name="ce150" table:formula="of:=COUNTIF([.C10:.L10];&quot;KVIT&quot;)+COUNTIF([.C10:.L10];&quot;KVIT☻&quot;)+COUNTIF([.C10:.L10];&quot;kvit$&quot;)" office:value-type="float" office:value="1">
            <text:p>1</text:p>
          </table:table-cell>
          <table:table-cell table:style-name="ce151" table:formula="of:=COUNTBLANK([.C10:.L10])" office:value-type="float" office:value="0">
            <text:p>0</text:p>
          </table:table-cell>
          <table:table-cell table:style-name="ce152" table:formula="of:=COUNTIF([.C10:.L10];&quot;x&quot;)" office:value-type="float" office:value="1">
            <text:p>1</text:p>
          </table:table-cell>
          <table:table-cell table:style-name="ce153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0">
            <text:p>10. nov 10</text:p>
          </table:table-cell>
          <table:table-cell table:style-name="ce149" table:formula="of:=TEXT([.A11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6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office:annotation draw:style-name="gr1" draw:text-style-name="P1" svg:width="2.885cm" svg:height="2.983cm" svg:x="14.578cm" svg:y="6.562cm" draw:caption-point-x="-0.616cm" draw:caption-point-y="0.46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ŠOŠ</text:p>
          </table:table-cell>
          <table:table-cell table:style-name="ce150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50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>
            <text:p>0</text:p>
          </table:table-cell>
          <table:table-cell table:style-name="ce150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50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50" table:formula="of:=COUNTIF([.C11:.L11];&quot;51¶&quot;)" office:value-type="float" office:value="1">
            <text:p>1</text:p>
          </table:table-cell>
          <table:table-cell table:style-name="ce150" table:formula="of:=COUNTIF([.C11:.L11];&quot;52¶&quot;)" office:value-type="float" office:value="1">
            <text:p>1</text:p>
          </table:table-cell>
          <table:table-cell table:style-name="ce150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150" table:formula="of:=COUNTIF([.C11:.L11];&quot;KVIT&quot;)+COUNTIF([.C11:.L11];&quot;KVIT☻&quot;)+COUNTIF([.C11:.L11];&quot;kvit$&quot;)" office:value-type="float" office:value="1">
            <text:p>1</text:p>
          </table:table-cell>
          <table:table-cell table:style-name="ce151" table:formula="of:=COUNTBLANK([.C11:.L11])" office:value-type="float" office:value="0">
            <text:p>0</text:p>
          </table:table-cell>
          <table:table-cell table:style-name="ce152" table:formula="of:=COUNTIF([.C11:.L11];&quot;x&quot;)" office:value-type="float" office:value="1">
            <text:p>1</text:p>
          </table:table-cell>
          <table:table-cell table:style-name="ce153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1">
            <text:p>11. nov 10</text:p>
          </table:table-cell>
          <table:table-cell table:style-name="ce149" table:formula="of:=TEXT([.A12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KON</text:p>
          </table:table-cell>
          <table:table-cell table:style-name="ce28" office:value-type="string">
            <text:p>ŠOŠ</text:p>
          </table:table-cell>
          <table:table-cell table:style-name="ce150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50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50" table:formula="of:=COUNTIF([.C12:.L12];&quot;51&quot;)+COUNTIF([.C12:.L12];&quot;51$&quot;)+COUNTIF([.C12:.L12];&quot;51☻&quot;)" office:value-type="float" office:value="1">
            <text:p>1</text:p>
          </table:table-cell>
          <table:table-cell table:style-name="ce150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50" table:formula="of:=COUNTIF([.C12:.L12];&quot;51¶&quot;)" office:value-type="float" office:value="1">
            <text:p>1</text:p>
          </table:table-cell>
          <table:table-cell table:style-name="ce150" table:formula="of:=COUNTIF([.C12:.L12];&quot;52¶&quot;)" office:value-type="float" office:value="0">
            <text:p>0</text:p>
          </table:table-cell>
          <table:table-cell table:style-name="ce150" table:formula="of:=COUNTIF([.C12:.L12];&quot;U&quot;)+COUNTIF([.C12:.L12];&quot;U☻&quot;)+COUNTIF([.C12:.L12];&quot;U☺&quot;)" office:value-type="float" office:value="1">
            <text:p>1</text:p>
          </table:table-cell>
          <table:table-cell table:style-name="ce150" table:formula="of:=COUNTIF([.C12:.L12];&quot;KVIT&quot;)+COUNTIF([.C12:.L12];&quot;KVIT☻&quot;)+COUNTIF([.C12:.L12];&quot;kvit$&quot;)" office:value-type="float" office:value="3">
            <text:p>3</text:p>
          </table:table-cell>
          <table:table-cell table:style-name="ce151" table:formula="of:=COUNTBLANK([.C12:.L12])" office:value-type="float" office:value="0">
            <text:p>0</text:p>
          </table:table-cell>
          <table:table-cell table:style-name="ce152" table:formula="of:=COUNTIF([.C12:.L12];&quot;x&quot;)" office:value-type="float" office:value="1">
            <text:p>1</text:p>
          </table:table-cell>
          <table:table-cell table:style-name="ce153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2">
            <text:p>12. nov 10</text:p>
          </table:table-cell>
          <table:table-cell table:style-name="ce149" table:formula="of:=TEXT([.A13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office:annotation draw:style-name="gr2" draw:text-style-name="P1" svg:width="2.9cm" svg:height="2.967cm" svg:x="4.608cm" svg:y="6.91cm" draw:caption-point-x="-0.61cm" draw:caption-point-y="1.514cm">
              <dc:creator>MŠ</dc:creator>
              <dc:date>2010-12-20T00:00:00</dc:date>
              <text:p text:style-name="P1"><text:span text:style-name="T2">prosim za dopust od 8. do 14. novembra.</text:span></text:p>
              <text:p text:style-name="P1"><text:span text:style-name="T2">Od 15. novembra in 16. in 17. novembra pride Mishaly.</text:span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6" office:value-type="string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BERG</text:p>
          </table:table-cell>
          <table:table-cell table:style-name="ce28" office:value-type="string">
            <text:p>ROD</text:p>
          </table:table-cell>
          <table:table-cell table:style-name="ce150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50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>
            <text:p>0</text:p>
          </table:table-cell>
          <table:table-cell table:style-name="ce150" table:formula="of:=COUNTIF([.C13:.L13];&quot;51&quot;)+COUNTIF([.C13:.L13];&quot;51$&quot;)+COUNTIF([.C13:.L13];&quot;51☻&quot;)" office:value-type="float" office:value="1">
            <text:p>1</text:p>
          </table:table-cell>
          <table:table-cell table:style-name="ce150" table:formula="of:=COUNTIF([.C13:.L13];&quot;52&quot;)+COUNTIF([.C13:.L13];&quot;52$&quot;)+COUNTIF([.C13:.L13];&quot;52☻&quot;)" office:value-type="float" office:value="1">
            <text:p>1</text:p>
          </table:table-cell>
          <table:table-cell table:style-name="ce150" table:formula="of:=COUNTIF([.C13:.L13];&quot;51¶&quot;)" office:value-type="float" office:value="1">
            <text:p>1</text:p>
          </table:table-cell>
          <table:table-cell table:style-name="ce150" table:formula="of:=COUNTIF([.C13:.L13];&quot;52¶&quot;)" office:value-type="float" office:value="1">
            <text:p>1</text:p>
          </table:table-cell>
          <table:table-cell table:style-name="ce150" table:formula="of:=COUNTIF([.C13:.L13];&quot;U&quot;)+COUNTIF([.C13:.L13];&quot;U☻&quot;)+COUNTIF([.C13:.L13];&quot;U☺&quot;)" office:value-type="float" office:value="1">
            <text:p>1</text:p>
          </table:table-cell>
          <table:table-cell table:style-name="ce150" table:formula="of:=COUNTIF([.C13:.L13];&quot;KVIT&quot;)+COUNTIF([.C13:.L13];&quot;KVIT☻&quot;)+COUNTIF([.C13:.L13];&quot;kvit$&quot;)" office:value-type="float" office:value="1">
            <text:p>1</text:p>
          </table:table-cell>
          <table:table-cell table:style-name="ce151" table:formula="of:=COUNTBLANK([.C13:.L13])" office:value-type="float" office:value="0">
            <text:p>0</text:p>
          </table:table-cell>
          <table:table-cell table:style-name="ce152" table:formula="of:=COUNTIF([.C13:.L13];&quot;x&quot;)" office:value-type="float" office:value="1">
            <text:p>1</text:p>
          </table:table-cell>
          <table:table-cell table:style-name="ce153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13">
            <text:p>13. nov 10</text:p>
          </table:table-cell>
          <table:table-cell table:style-name="ce148" table:formula="of:=TEXT([.A14];&quot;Ddd&quot;)" office:value-type="string" office:string-value="sob">
            <text:p>sob</text:p>
          </table:table-cell>
          <table:table-cell table:style-name="ce35"/>
          <table:table-cell table:style-name="ce35" table:formula="of:=[$'Vzorci vnosov'.$A$15]" office:value-type="string" office:string-value="SO">
            <text:p>SO</text:p>
          </table:table-cell>
          <table:table-cell table:style-name="ce44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7"/>
          <table:table-cell table:style-name="ce35" table:formula="of:=[$'Vzorci vnosov'.$A$15]" office:value-type="string" office:string-value="SO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41" office:value-type="string">
            <text:p>ORO</text:p>
          </table:table-cell>
          <table:table-cell table:style-name="ce41" office:value-type="string">
            <text:p>ROD</text:p>
          </table:table-cell>
          <table:table-cell table:style-name="ce150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50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50" table:formula="of:=COUNTIF([.C14:.L14];&quot;51&quot;)+COUNTIF([.C14:.L14];&quot;51$&quot;)+COUNTIF([.C14:.L14];&quot;51☻&quot;)" office:value-type="float" office:value="0">
            <text:p>0</text:p>
          </table:table-cell>
          <table:table-cell table:style-name="ce150" table:formula="of:=COUNTIF([.C14:.L14];&quot;52&quot;)+COUNTIF([.C14:.L14];&quot;52$&quot;)+COUNTIF([.C14:.L14];&quot;52☻&quot;)" office:value-type="float" office:value="0">
            <text:p>0</text:p>
          </table:table-cell>
          <table:table-cell table:style-name="ce150" table:formula="of:=COUNTIF([.C14:.L14];&quot;51¶&quot;)" office:value-type="float" office:value="0">
            <text:p>0</text:p>
          </table:table-cell>
          <table:table-cell table:style-name="ce150" table:formula="of:=COUNTIF([.C14:.L14];&quot;52¶&quot;)" office:value-type="float" office:value="0">
            <text:p>0</text:p>
          </table:table-cell>
          <table:table-cell table:style-name="ce150" table:formula="of:=COUNTIF([.C14:.L14];&quot;U&quot;)+COUNTIF([.C14:.L14];&quot;U☻&quot;)+COUNTIF([.C14:.L14];&quot;U☺&quot;)" office:value-type="float" office:value="0">
            <text:p>0</text:p>
          </table:table-cell>
          <table:table-cell table:style-name="ce150" table:formula="of:=COUNTIF([.C14:.L14];&quot;KVIT&quot;)+COUNTIF([.C14:.L14];&quot;KVIT☻&quot;)+COUNTIF([.C14:.L14];&quot;kvit$&quot;)" office:value-type="float" office:value="0">
            <text:p>0</text:p>
          </table:table-cell>
          <table:table-cell table:style-name="ce151" table:formula="of:=COUNTBLANK([.C14:.L14])" office:value-type="float" office:value="5">
            <text:p>5</text:p>
          </table:table-cell>
          <table:table-cell table:style-name="ce152" table:formula="of:=COUNTIF([.C14:.L14];&quot;x&quot;)" office:value-type="float" office:value="0">
            <text:p>0</text:p>
          </table:table-cell>
          <table:table-cell table:style-name="ce153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14">
            <text:p>14. nov 10</text:p>
          </table:table-cell>
          <table:table-cell table:style-name="ce148" table:formula="of:=TEXT([.A15];&quot;Ddd&quot;)" office:value-type="string" office:string-value="ned">
            <text:p>ned</text:p>
          </table:table-cell>
          <table:table-cell table:style-name="ce30"/>
          <table:table-cell table:style-name="ce35" table:formula="of:=[$'Vzorci vnosov'.$A$15]" office:value-type="string" office:string-value="SO">
            <text:p>SO</text:p>
          </table:table-cell>
          <table:table-cell table:style-name="ce44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35" table:formula="of:=[$'Vzorci vnosov'.$A$15]" office:value-type="string" office:string-value="SO">
            <text:p>SO</text:p>
          </table:table-cell>
          <table:table-cell table:style-name="ce37"/>
          <table:table-cell table:style-name="ce35" table:formula="of:=[$'Vzorci vnosov'.$A$15]" office:value-type="string" office:string-value="SO">
            <text:p>SO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41" office:value-type="string">
            <text:p>ORO</text:p>
          </table:table-cell>
          <table:table-cell table:style-name="ce41" office:value-type="string">
            <text:p>ROD</text:p>
          </table:table-cell>
          <table:table-cell table:style-name="ce150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50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>
            <text:p>1</text:p>
          </table:table-cell>
          <table:table-cell table:style-name="ce150" table:formula="of:=COUNTIF([.C15:.L15];&quot;51&quot;)+COUNTIF([.C15:.L15];&quot;51$&quot;)+COUNTIF([.C15:.L15];&quot;51☻&quot;)" office:value-type="float" office:value="0">
            <text:p>0</text:p>
          </table:table-cell>
          <table:table-cell table:style-name="ce150" table:formula="of:=COUNTIF([.C15:.L15];&quot;52&quot;)+COUNTIF([.C15:.L15];&quot;52$&quot;)+COUNTIF([.C15:.L15];&quot;52☻&quot;)" office:value-type="float" office:value="0">
            <text:p>0</text:p>
          </table:table-cell>
          <table:table-cell table:style-name="ce150" table:formula="of:=COUNTIF([.C15:.L15];&quot;51¶&quot;)" office:value-type="float" office:value="0">
            <text:p>0</text:p>
          </table:table-cell>
          <table:table-cell table:style-name="ce150" table:formula="of:=COUNTIF([.C15:.L15];&quot;52¶&quot;)" office:value-type="float" office:value="0">
            <text:p>0</text:p>
          </table:table-cell>
          <table:table-cell table:style-name="ce150" table:formula="of:=COUNTIF([.C15:.L15];&quot;U&quot;)+COUNTIF([.C15:.L15];&quot;U☻&quot;)+COUNTIF([.C15:.L15];&quot;U☺&quot;)" office:value-type="float" office:value="0">
            <text:p>0</text:p>
          </table:table-cell>
          <table:table-cell table:style-name="ce150" table:formula="of:=COUNTIF([.C15:.L15];&quot;KVIT&quot;)+COUNTIF([.C15:.L15];&quot;KVIT☻&quot;)+COUNTIF([.C15:.L15];&quot;kvit$&quot;)" office:value-type="float" office:value="0">
            <text:p>0</text:p>
          </table:table-cell>
          <table:table-cell table:style-name="ce151" table:formula="of:=COUNTBLANK([.C15:.L15])" office:value-type="float" office:value="5">
            <text:p>5</text:p>
          </table:table-cell>
          <table:table-cell table:style-name="ce152" table:formula="of:=COUNTIF([.C15:.L15];&quot;x&quot;)" office:value-type="float" office:value="0">
            <text:p>0</text:p>
          </table:table-cell>
          <table:table-cell table:style-name="ce153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5">
            <text:p>15. nov 10</text:p>
          </table:table-cell>
          <table:table-cell table:style-name="ce149" table:formula="of:=TEXT([.A16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150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50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50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50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50" table:formula="of:=COUNTIF([.C16:.L16];&quot;51¶&quot;)" office:value-type="float" office:value="1">
            <text:p>1</text:p>
          </table:table-cell>
          <table:table-cell table:style-name="ce150" table:formula="of:=COUNTIF([.C16:.L16];&quot;52¶&quot;)" office:value-type="float" office:value="0">
            <text:p>0</text:p>
          </table:table-cell>
          <table:table-cell table:style-name="ce150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150" table:formula="of:=COUNTIF([.C16:.L16];&quot;KVIT&quot;)+COUNTIF([.C16:.L16];&quot;KVIT☻&quot;)+COUNTIF([.C16:.L16];&quot;kvit$&quot;)" office:value-type="float" office:value="3">
            <text:p>3</text:p>
          </table:table-cell>
          <table:table-cell table:style-name="ce151" table:formula="of:=COUNTBLANK([.C16:.L16])" office:value-type="float" office:value="0">
            <text:p>0</text:p>
          </table:table-cell>
          <table:table-cell table:style-name="ce152" table:formula="of:=COUNTIF([.C16:.L16];&quot;x&quot;)" office:value-type="float" office:value="2">
            <text:p>2</text:p>
          </table:table-cell>
          <table:table-cell table:style-name="ce153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6">
            <text:p>16. nov 10</text:p>
          </table:table-cell>
          <table:table-cell table:style-name="ce149" table:formula="of:=TEXT([.A17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ROD</text:p>
          </table:table-cell>
          <table:table-cell table:style-name="ce150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50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>
            <text:p>1</text:p>
          </table:table-cell>
          <table:table-cell table:style-name="ce150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50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50" table:formula="of:=COUNTIF([.C17:.L17];&quot;51¶&quot;)" office:value-type="float" office:value="1">
            <text:p>1</text:p>
          </table:table-cell>
          <table:table-cell table:style-name="ce150" table:formula="of:=COUNTIF([.C17:.L17];&quot;52¶&quot;)" office:value-type="float" office:value="0">
            <text:p>0</text:p>
          </table:table-cell>
          <table:table-cell table:style-name="ce150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150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51" table:formula="of:=COUNTBLANK([.C17:.L17])" office:value-type="float" office:value="0">
            <text:p>0</text:p>
          </table:table-cell>
          <table:table-cell table:style-name="ce152" table:formula="of:=COUNTIF([.C17:.L17];&quot;x&quot;)" office:value-type="float" office:value="2">
            <text:p>2</text:p>
          </table:table-cell>
          <table:table-cell table:style-name="ce153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7">
            <text:p>17. nov 10</text:p>
          </table:table-cell>
          <table:table-cell table:style-name="ce149" table:formula="of:=TEXT([.A18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6" office:value-type="string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43" office:value-type="string">
            <text:p>ŠTU</text:p>
          </table:table-cell>
          <table:table-cell table:style-name="ce28" office:value-type="string">
            <text:p>ROD</text:p>
          </table:table-cell>
          <table:table-cell table:style-name="ce150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50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50" table:formula="of:=COUNTIF([.C18:.L18];&quot;51&quot;)+COUNTIF([.C18:.L18];&quot;51$&quot;)+COUNTIF([.C18:.L18];&quot;51☻&quot;)" office:value-type="float" office:value="1">
            <text:p>1</text:p>
          </table:table-cell>
          <table:table-cell table:style-name="ce150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50" table:formula="of:=COUNTIF([.C18:.L18];&quot;51¶&quot;)" office:value-type="float" office:value="0">
            <text:p>0</text:p>
          </table:table-cell>
          <table:table-cell table:style-name="ce150" table:formula="of:=COUNTIF([.C18:.L18];&quot;52¶&quot;)" office:value-type="float" office:value="1">
            <text:p>1</text:p>
          </table:table-cell>
          <table:table-cell table:style-name="ce150" table:formula="of:=COUNTIF([.C18:.L18];&quot;U&quot;)+COUNTIF([.C18:.L18];&quot;U☻&quot;)+COUNTIF([.C18:.L18];&quot;U☺&quot;)" office:value-type="float" office:value="0">
            <text:p>0</text:p>
          </table:table-cell>
          <table:table-cell table:style-name="ce150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51" table:formula="of:=COUNTBLANK([.C18:.L18])" office:value-type="float" office:value="0">
            <text:p>0</text:p>
          </table:table-cell>
          <table:table-cell table:style-name="ce152" table:formula="of:=COUNTIF([.C18:.L18];&quot;x&quot;)" office:value-type="float" office:value="1">
            <text:p>1</text:p>
          </table:table-cell>
          <table:table-cell table:style-name="ce153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8">
            <text:p>18. nov 10</text:p>
          </table:table-cell>
          <table:table-cell table:style-name="ce149" table:formula="of:=TEXT([.A19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ŠTU</text:p>
          </table:table-cell>
          <table:table-cell table:style-name="ce150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50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50" table:formula="of:=COUNTIF([.C19:.L19];&quot;51&quot;)+COUNTIF([.C19:.L19];&quot;51$&quot;)+COUNTIF([.C19:.L19];&quot;51☻&quot;)" office:value-type="float" office:value="1">
            <text:p>1</text:p>
          </table:table-cell>
          <table:table-cell table:style-name="ce150" table:formula="of:=COUNTIF([.C19:.L19];&quot;52&quot;)+COUNTIF([.C19:.L19];&quot;52$&quot;)+COUNTIF([.C19:.L19];&quot;52☻&quot;)" office:value-type="float" office:value="2">
            <text:p>2</text:p>
          </table:table-cell>
          <table:table-cell table:style-name="ce150" table:formula="of:=COUNTIF([.C19:.L19];&quot;51¶&quot;)" office:value-type="float" office:value="1">
            <text:p>1</text:p>
          </table:table-cell>
          <table:table-cell table:style-name="ce150" table:formula="of:=COUNTIF([.C19:.L19];&quot;52¶&quot;)" office:value-type="float" office:value="1">
            <text:p>1</text:p>
          </table:table-cell>
          <table:table-cell table:style-name="ce150" table:formula="of:=COUNTIF([.C19:.L19];&quot;U&quot;)+COUNTIF([.C19:.L19];&quot;U☻&quot;)+COUNTIF([.C19:.L19];&quot;U☺&quot;)" office:value-type="float" office:value="1">
            <text:p>1</text:p>
          </table:table-cell>
          <table:table-cell table:style-name="ce150" table:formula="of:=COUNTIF([.C19:.L19];&quot;KVIT&quot;)+COUNTIF([.C19:.L19];&quot;KVIT☻&quot;)+COUNTIF([.C19:.L19];&quot;kvit$&quot;)" office:value-type="float" office:value="2">
            <text:p>2</text:p>
          </table:table-cell>
          <table:table-cell table:style-name="ce151" table:formula="of:=COUNTBLANK([.C19:.L19])" office:value-type="float" office:value="0">
            <text:p>0</text:p>
          </table:table-cell>
          <table:table-cell table:style-name="ce152" table:formula="of:=COUNTIF([.C19:.L19];&quot;x&quot;)" office:value-type="float" office:value="0">
            <text:p>0</text:p>
          </table:table-cell>
          <table:table-cell table:style-name="ce153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3">
            <text:p>3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19">
            <text:p>19. nov 10</text:p>
          </table:table-cell>
          <table:table-cell table:style-name="ce149" table:formula="of:=TEXT([.A20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6" office:value-type="string">
            <text:p>K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ŠTI</text:p>
          </table:table-cell>
          <table:table-cell table:style-name="ce28" office:value-type="string">
            <text:p>ŠTU</text:p>
          </table:table-cell>
          <table:table-cell table:style-name="ce150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50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50" table:formula="of:=COUNTIF([.C20:.L20];&quot;51&quot;)+COUNTIF([.C20:.L20];&quot;51$&quot;)+COUNTIF([.C20:.L20];&quot;51☻&quot;)" office:value-type="float" office:value="1">
            <text:p>1</text:p>
          </table:table-cell>
          <table:table-cell table:style-name="ce150" table:formula="of:=COUNTIF([.C20:.L20];&quot;52&quot;)+COUNTIF([.C20:.L20];&quot;52$&quot;)+COUNTIF([.C20:.L20];&quot;52☻&quot;)" office:value-type="float" office:value="1">
            <text:p>1</text:p>
          </table:table-cell>
          <table:table-cell table:style-name="ce150" table:formula="of:=COUNTIF([.C20:.L20];&quot;51¶&quot;)" office:value-type="float" office:value="1">
            <text:p>1</text:p>
          </table:table-cell>
          <table:table-cell table:style-name="ce150" table:formula="of:=COUNTIF([.C20:.L20];&quot;52¶&quot;)" office:value-type="float" office:value="1">
            <text:p>1</text:p>
          </table:table-cell>
          <table:table-cell table:style-name="ce150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50" table:formula="of:=COUNTIF([.C20:.L20];&quot;KVIT&quot;)+COUNTIF([.C20:.L20];&quot;KVIT☻&quot;)+COUNTIF([.C20:.L20];&quot;kvit$&quot;)" office:value-type="float" office:value="2">
            <text:p>2</text:p>
          </table:table-cell>
          <table:table-cell table:style-name="ce151" table:formula="of:=COUNTBLANK([.C20:.L20])" office:value-type="float" office:value="0">
            <text:p>0</text:p>
          </table:table-cell>
          <table:table-cell table:style-name="ce152" table:formula="of:=COUNTIF([.C20:.L20];&quot;x&quot;)" office:value-type="float" office:value="1">
            <text:p>1</text:p>
          </table:table-cell>
          <table:table-cell table:style-name="ce153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20">
            <text:p>20. nov 10</text:p>
          </table:table-cell>
          <table:table-cell table:style-name="ce148" table:formula="of:=TEXT([.A21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5" table:formula="of:=[$'Vzorci vnosov'.$A$15]" office:value-type="string" office:string-value="SO">
            <text:p>SO</text:p>
          </table:table-cell>
          <table:table-cell table:style-name="ce35" table:number-columns-repeated="2"/>
          <table:table-cell table:style-name="ce35" table:formula="of:=[$'Vzorci vnosov'.$A$12]" office:value-type="string" office:string-value="D">
            <text:p>D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0" table:number-columns-repeated="2"/>
          <table:table-cell table:style-name="ce41" office:value-type="string">
            <text:p>DAN</text:p>
          </table:table-cell>
          <table:table-cell table:style-name="ce41" office:value-type="string">
            <text:p>ŠTU</text:p>
          </table:table-cell>
          <table:table-cell table:style-name="ce150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50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50" table:formula="of:=COUNTIF([.C21:.L21];&quot;51&quot;)+COUNTIF([.C21:.L21];&quot;51$&quot;)+COUNTIF([.C21:.L21];&quot;51☻&quot;)" office:value-type="float" office:value="0">
            <text:p>0</text:p>
          </table:table-cell>
          <table:table-cell table:style-name="ce150" table:formula="of:=COUNTIF([.C21:.L21];&quot;52&quot;)+COUNTIF([.C21:.L21];&quot;52$&quot;)+COUNTIF([.C21:.L21];&quot;52☻&quot;)" office:value-type="float" office:value="0">
            <text:p>0</text:p>
          </table:table-cell>
          <table:table-cell table:style-name="ce150" table:formula="of:=COUNTIF([.C21:.L21];&quot;51¶&quot;)" office:value-type="float" office:value="0">
            <text:p>0</text:p>
          </table:table-cell>
          <table:table-cell table:style-name="ce150" table:formula="of:=COUNTIF([.C21:.L21];&quot;52¶&quot;)" office:value-type="float" office:value="0">
            <text:p>0</text:p>
          </table:table-cell>
          <table:table-cell table:style-name="ce150" table:formula="of:=COUNTIF([.C21:.L21];&quot;U&quot;)+COUNTIF([.C21:.L21];&quot;U☻&quot;)+COUNTIF([.C21:.L21];&quot;U☺&quot;)" office:value-type="float" office:value="0">
            <text:p>0</text:p>
          </table:table-cell>
          <table:table-cell table:style-name="ce150" table:formula="of:=COUNTIF([.C21:.L21];&quot;KVIT&quot;)+COUNTIF([.C21:.L21];&quot;KVIT☻&quot;)+COUNTIF([.C21:.L21];&quot;kvit$&quot;)" office:value-type="float" office:value="0">
            <text:p>0</text:p>
          </table:table-cell>
          <table:table-cell table:style-name="ce151" table:formula="of:=COUNTBLANK([.C21:.L21])" office:value-type="float" office:value="6">
            <text:p>6</text:p>
          </table:table-cell>
          <table:table-cell table:style-name="ce152" table:formula="of:=COUNTIF([.C21:.L21];&quot;x&quot;)" office:value-type="float" office:value="0">
            <text:p>0</text:p>
          </table:table-cell>
          <table:table-cell table:style-name="ce153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21">
            <text:p>21. nov 10</text:p>
          </table:table-cell>
          <table:table-cell table:style-name="ce148" table:formula="of:=TEXT([.A22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44"/>
          <table:table-cell table:style-name="ce37"/>
          <table:table-cell table:style-name="ce35" table:formula="of:=[$'Vzorci vnosov'.$A$12]" office:value-type="string" office:string-value="D">
            <text:p>D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2"/>
          <table:table-cell table:style-name="ce41" office:value-type="string">
            <text:p>DAN</text:p>
          </table:table-cell>
          <table:table-cell table:style-name="ce41" office:value-type="string">
            <text:p>ŠTU</text:p>
          </table:table-cell>
          <table:table-cell table:style-name="ce150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50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50" table:formula="of:=COUNTIF([.C22:.L22];&quot;51&quot;)+COUNTIF([.C22:.L22];&quot;51$&quot;)+COUNTIF([.C22:.L22];&quot;51☻&quot;)" office:value-type="float" office:value="0">
            <text:p>0</text:p>
          </table:table-cell>
          <table:table-cell table:style-name="ce150" table:formula="of:=COUNTIF([.C22:.L22];&quot;52&quot;)+COUNTIF([.C22:.L22];&quot;52$&quot;)+COUNTIF([.C22:.L22];&quot;52☻&quot;)" office:value-type="float" office:value="0">
            <text:p>0</text:p>
          </table:table-cell>
          <table:table-cell table:style-name="ce150" table:formula="of:=COUNTIF([.C22:.L22];&quot;51¶&quot;)" office:value-type="float" office:value="0">
            <text:p>0</text:p>
          </table:table-cell>
          <table:table-cell table:style-name="ce150" table:formula="of:=COUNTIF([.C22:.L22];&quot;52¶&quot;)" office:value-type="float" office:value="0">
            <text:p>0</text:p>
          </table:table-cell>
          <table:table-cell table:style-name="ce150" table:formula="of:=COUNTIF([.C22:.L22];&quot;U&quot;)+COUNTIF([.C22:.L22];&quot;U☻&quot;)+COUNTIF([.C22:.L22];&quot;U☺&quot;)" office:value-type="float" office:value="0">
            <text:p>0</text:p>
          </table:table-cell>
          <table:table-cell table:style-name="ce150" table:formula="of:=COUNTIF([.C22:.L22];&quot;KVIT&quot;)+COUNTIF([.C22:.L22];&quot;KVIT☻&quot;)+COUNTIF([.C22:.L22];&quot;kvit$&quot;)" office:value-type="float" office:value="0">
            <text:p>0</text:p>
          </table:table-cell>
          <table:table-cell table:style-name="ce151" table:formula="of:=COUNTBLANK([.C22:.L22])" office:value-type="float" office:value="7">
            <text:p>7</text:p>
          </table:table-cell>
          <table:table-cell table:style-name="ce152" table:formula="of:=COUNTIF([.C22:.L22];&quot;x&quot;)" office:value-type="float" office:value="0">
            <text:p>0</text:p>
          </table:table-cell>
          <table:table-cell table:style-name="ce153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22">
            <text:p>22. nov 10</text:p>
          </table:table-cell>
          <table:table-cell table:style-name="ce149" table:formula="of:=TEXT([.A23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office:value-type="string">
            <text:p>ŠOŠ</text:p>
          </table:table-cell>
          <table:table-cell table:style-name="ce28" office:value-type="string">
            <text:p>ROD</text:p>
          </table:table-cell>
          <table:table-cell table:style-name="ce150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50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>
            <text:p>1</text:p>
          </table:table-cell>
          <table:table-cell table:style-name="ce150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50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50" table:formula="of:=COUNTIF([.C23:.L23];&quot;51¶&quot;)" office:value-type="float" office:value="0">
            <text:p>0</text:p>
          </table:table-cell>
          <table:table-cell table:style-name="ce150" table:formula="of:=COUNTIF([.C23:.L23];&quot;52¶&quot;)" office:value-type="float" office:value="1">
            <text:p>1</text:p>
          </table:table-cell>
          <table:table-cell table:style-name="ce150" table:formula="of:=COUNTIF([.C23:.L23];&quot;U&quot;)+COUNTIF([.C23:.L23];&quot;U☻&quot;)+COUNTIF([.C23:.L23];&quot;U☺&quot;)" office:value-type="float" office:value="1">
            <text:p>1</text:p>
          </table:table-cell>
          <table:table-cell table:style-name="ce150" table:formula="of:=COUNTIF([.C23:.L23];&quot;KVIT&quot;)+COUNTIF([.C23:.L23];&quot;KVIT☻&quot;)+COUNTIF([.C23:.L23];&quot;kvit$&quot;)" office:value-type="float" office:value="1">
            <text:p>1</text:p>
          </table:table-cell>
          <table:table-cell table:style-name="ce151" table:formula="of:=COUNTBLANK([.C23:.L23])" office:value-type="float" office:value="0">
            <text:p>0</text:p>
          </table:table-cell>
          <table:table-cell table:style-name="ce152" table:formula="of:=COUNTIF([.C23:.L23];&quot;x&quot;)" office:value-type="float" office:value="2">
            <text:p>2</text:p>
          </table:table-cell>
          <table:table-cell table:style-name="ce153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23">
            <text:p>23. nov 10</text:p>
          </table:table-cell>
          <table:table-cell table:style-name="ce149" table:formula="of:=TEXT([.A24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150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50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50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50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50" table:formula="of:=COUNTIF([.C24:.L24];&quot;51¶&quot;)" office:value-type="float" office:value="0">
            <text:p>0</text:p>
          </table:table-cell>
          <table:table-cell table:style-name="ce150" table:formula="of:=COUNTIF([.C24:.L24];&quot;52¶&quot;)" office:value-type="float" office:value="1">
            <text:p>1</text:p>
          </table:table-cell>
          <table:table-cell table:style-name="ce150" table:formula="of:=COUNTIF([.C24:.L24];&quot;U&quot;)+COUNTIF([.C24:.L24];&quot;U☻&quot;)+COUNTIF([.C24:.L24];&quot;U☺&quot;)" office:value-type="float" office:value="1">
            <text:p>1</text:p>
          </table:table-cell>
          <table:table-cell table:style-name="ce150" table:formula="of:=COUNTIF([.C24:.L24];&quot;KVIT&quot;)+COUNTIF([.C24:.L24];&quot;KVIT☻&quot;)+COUNTIF([.C24:.L24];&quot;kvit$&quot;)" office:value-type="float" office:value="3">
            <text:p>3</text:p>
          </table:table-cell>
          <table:table-cell table:style-name="ce151" table:formula="of:=COUNTBLANK([.C24:.L24])" office:value-type="float" office:value="0">
            <text:p>0</text:p>
          </table:table-cell>
          <table:table-cell table:style-name="ce152" table:formula="of:=COUNTIF([.C24:.L24];&quot;x&quot;)" office:value-type="float" office:value="1">
            <text:p>1</text:p>
          </table:table-cell>
          <table:table-cell table:style-name="ce153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24">
            <text:p>24. nov 10</text:p>
          </table:table-cell>
          <table:table-cell table:style-name="ce149" table:formula="of:=TEXT([.A25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6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office:annotation draw:style-name="gr1" draw:text-style-name="P1" svg:width="2.885cm" svg:height="2.988cm" svg:x="14.578cm" svg:y="16.373cm" draw:caption-point-x="-0.616cm" draw:caption-point-y="0.465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KON</text:p>
          </table:table-cell>
          <table:table-cell table:style-name="ce150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50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>
            <text:p>0</text:p>
          </table:table-cell>
          <table:table-cell table:style-name="ce150" table:formula="of:=COUNTIF([.C25:.L25];&quot;51&quot;)+COUNTIF([.C25:.L25];&quot;51$&quot;)+COUNTIF([.C25:.L25];&quot;51☻&quot;)" office:value-type="float" office:value="1">
            <text:p>1</text:p>
          </table:table-cell>
          <table:table-cell table:style-name="ce150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50" table:formula="of:=COUNTIF([.C25:.L25];&quot;51¶&quot;)" office:value-type="float" office:value="1">
            <text:p>1</text:p>
          </table:table-cell>
          <table:table-cell table:style-name="ce150" table:formula="of:=COUNTIF([.C25:.L25];&quot;52¶&quot;)" office:value-type="float" office:value="1">
            <text:p>1</text:p>
          </table:table-cell>
          <table:table-cell table:style-name="ce150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150" table:formula="of:=COUNTIF([.C25:.L25];&quot;KVIT&quot;)+COUNTIF([.C25:.L25];&quot;KVIT☻&quot;)+COUNTIF([.C25:.L25];&quot;kvit$&quot;)" office:value-type="float" office:value="2">
            <text:p>2</text:p>
          </table:table-cell>
          <table:table-cell table:style-name="ce151" table:formula="of:=COUNTBLANK([.C25:.L25])" office:value-type="float" office:value="0">
            <text:p>0</text:p>
          </table:table-cell>
          <table:table-cell table:style-name="ce152" table:formula="of:=COUNTIF([.C25:.L25];&quot;x&quot;)" office:value-type="float" office:value="0">
            <text:p>0</text:p>
          </table:table-cell>
          <table:table-cell table:style-name="ce153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25">
            <text:p>25. nov 10</text:p>
          </table:table-cell>
          <table:table-cell table:style-name="ce149" table:formula="of:=TEXT([.A26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ŠOŠ</text:p>
          </table:table-cell>
          <table:table-cell table:style-name="ce28" office:value-type="string">
            <text:p>KON</text:p>
          </table:table-cell>
          <table:table-cell table:style-name="ce150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50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150" table:formula="of:=COUNTIF([.C26:.L26];&quot;51&quot;)+COUNTIF([.C26:.L26];&quot;51$&quot;)+COUNTIF([.C26:.L26];&quot;51☻&quot;)" office:value-type="float" office:value="1">
            <text:p>1</text:p>
          </table:table-cell>
          <table:table-cell table:style-name="ce150" table:formula="of:=COUNTIF([.C26:.L26];&quot;52&quot;)+COUNTIF([.C26:.L26];&quot;52$&quot;)+COUNTIF([.C26:.L26];&quot;52☻&quot;)" office:value-type="float" office:value="1">
            <text:p>1</text:p>
          </table:table-cell>
          <table:table-cell table:style-name="ce150" table:formula="of:=COUNTIF([.C26:.L26];&quot;51¶&quot;)" office:value-type="float" office:value="1">
            <text:p>1</text:p>
          </table:table-cell>
          <table:table-cell table:style-name="ce150" table:formula="of:=COUNTIF([.C26:.L26];&quot;52¶&quot;)" office:value-type="float" office:value="1">
            <text:p>1</text:p>
          </table:table-cell>
          <table:table-cell table:style-name="ce150" table:formula="of:=COUNTIF([.C26:.L26];&quot;U&quot;)+COUNTIF([.C26:.L26];&quot;U☻&quot;)+COUNTIF([.C26:.L26];&quot;U☺&quot;)" office:value-type="float" office:value="1">
            <text:p>1</text:p>
          </table:table-cell>
          <table:table-cell table:style-name="ce150" table:formula="of:=COUNTIF([.C26:.L26];&quot;KVIT&quot;)+COUNTIF([.C26:.L26];&quot;KVIT☻&quot;)+COUNTIF([.C26:.L26];&quot;kvit$&quot;)" office:value-type="float" office:value="2">
            <text:p>2</text:p>
          </table:table-cell>
          <table:table-cell table:style-name="ce151" table:formula="of:=COUNTBLANK([.C26:.L26])" office:value-type="float" office:value="0">
            <text:p>0</text:p>
          </table:table-cell>
          <table:table-cell table:style-name="ce152" table:formula="of:=COUNTIF([.C26:.L26];&quot;x&quot;)" office:value-type="float" office:value="1">
            <text:p>1</text:p>
          </table:table-cell>
          <table:table-cell table:style-name="ce153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26">
            <text:p>26. nov 10</text:p>
          </table:table-cell>
          <table:table-cell table:style-name="ce149" table:formula="of:=TEXT([.A27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ERG</text:p>
          </table:table-cell>
          <table:table-cell table:style-name="ce28" office:value-type="string">
            <text:p>KON</text:p>
          </table:table-cell>
          <table:table-cell table:style-name="ce150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50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50" table:formula="of:=COUNTIF([.C27:.L27];&quot;51&quot;)+COUNTIF([.C27:.L27];&quot;51$&quot;)+COUNTIF([.C27:.L27];&quot;51☻&quot;)" office:value-type="float" office:value="1">
            <text:p>1</text:p>
          </table:table-cell>
          <table:table-cell table:style-name="ce150" table:formula="of:=COUNTIF([.C27:.L27];&quot;52&quot;)+COUNTIF([.C27:.L27];&quot;52$&quot;)+COUNTIF([.C27:.L27];&quot;52☻&quot;)" office:value-type="float" office:value="1">
            <text:p>1</text:p>
          </table:table-cell>
          <table:table-cell table:style-name="ce150" table:formula="of:=COUNTIF([.C27:.L27];&quot;51¶&quot;)" office:value-type="float" office:value="0">
            <text:p>0</text:p>
          </table:table-cell>
          <table:table-cell table:style-name="ce150" table:formula="of:=COUNTIF([.C27:.L27];&quot;52¶&quot;)" office:value-type="float" office:value="0">
            <text:p>0</text:p>
          </table:table-cell>
          <table:table-cell table:style-name="ce150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50" table:formula="of:=COUNTIF([.C27:.L27];&quot;KVIT&quot;)+COUNTIF([.C27:.L27];&quot;KVIT☻&quot;)+COUNTIF([.C27:.L27];&quot;kvit$&quot;)" office:value-type="float" office:value="2">
            <text:p>2</text:p>
          </table:table-cell>
          <table:table-cell table:style-name="ce151" table:formula="of:=COUNTBLANK([.C27:.L27])" office:value-type="float" office:value="0">
            <text:p>0</text:p>
          </table:table-cell>
          <table:table-cell table:style-name="ce152" table:formula="of:=COUNTIF([.C27:.L27];&quot;x&quot;)" office:value-type="float" office:value="1">
            <text:p>1</text:p>
          </table:table-cell>
          <table:table-cell table:style-name="ce153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>
            <text:p>2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27">
            <text:p>27. nov 10</text:p>
          </table:table-cell>
          <table:table-cell table:style-name="ce148" table:formula="of:=TEXT([.A28];&quot;Ddd&quot;)" office:value-type="string" office:string-value="sob">
            <text:p>sob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4"/>
          <table:table-cell table:style-name="ce30"/>
          <table:table-cell table:style-name="ce35"/>
          <table:table-cell table:style-name="ce37"/>
          <table:table-cell table:style-name="ce35" table:number-columns-repeated="3"/>
          <table:table-cell table:style-name="ce41" office:value-type="string">
            <text:p>JAN</text:p>
          </table:table-cell>
          <table:table-cell table:style-name="ce41" office:value-type="string">
            <text:p>PIN</text:p>
          </table:table-cell>
          <table:table-cell table:style-name="ce150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50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50" table:formula="of:=COUNTIF([.C28:.L28];&quot;51&quot;)+COUNTIF([.C28:.L28];&quot;51$&quot;)+COUNTIF([.C28:.L28];&quot;51☻&quot;)" office:value-type="float" office:value="0">
            <text:p>0</text:p>
          </table:table-cell>
          <table:table-cell table:style-name="ce150" table:formula="of:=COUNTIF([.C28:.L28];&quot;52&quot;)+COUNTIF([.C28:.L28];&quot;52$&quot;)+COUNTIF([.C28:.L28];&quot;52☻&quot;)" office:value-type="float" office:value="0">
            <text:p>0</text:p>
          </table:table-cell>
          <table:table-cell table:style-name="ce150" table:formula="of:=COUNTIF([.C28:.L28];&quot;51¶&quot;)" office:value-type="float" office:value="0">
            <text:p>0</text:p>
          </table:table-cell>
          <table:table-cell table:style-name="ce150" table:formula="of:=COUNTIF([.C28:.L28];&quot;52¶&quot;)" office:value-type="float" office:value="0">
            <text:p>0</text:p>
          </table:table-cell>
          <table:table-cell table:style-name="ce150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50" table:formula="of:=COUNTIF([.C28:.L28];&quot;KVIT&quot;)+COUNTIF([.C28:.L28];&quot;KVIT☻&quot;)+COUNTIF([.C28:.L28];&quot;kvit$&quot;)" office:value-type="float" office:value="0">
            <text:p>0</text:p>
          </table:table-cell>
          <table:table-cell table:style-name="ce151" table:formula="of:=COUNTBLANK([.C28:.L28])" office:value-type="float" office:value="9">
            <text:p>9</text:p>
          </table:table-cell>
          <table:table-cell table:style-name="ce152" table:formula="of:=COUNTIF([.C28:.L28];&quot;x&quot;)" office:value-type="float" office:value="0">
            <text:p>0</text:p>
          </table:table-cell>
          <table:table-cell table:style-name="ce153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>
            <text:p>0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1-28">
            <text:p>28. nov 10</text:p>
          </table:table-cell>
          <table:table-cell table:style-name="ce148" table:formula="of:=TEXT([.A29];&quot;Ddd&quot;)" office:value-type="string" office:string-value="ned">
            <text:p>ned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0" table:number-columns-repeated="2"/>
          <table:table-cell table:style-name="ce41" office:value-type="string">
            <text:p>JAN</text:p>
          </table:table-cell>
          <table:table-cell table:style-name="ce41" office:value-type="string">
            <text:p>PIN</text:p>
          </table:table-cell>
          <table:table-cell table:style-name="ce150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50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>
            <text:p>0</text:p>
          </table:table-cell>
          <table:table-cell table:style-name="ce150" table:formula="of:=COUNTIF([.C29:.L29];&quot;51&quot;)+COUNTIF([.C29:.L29];&quot;51$&quot;)+COUNTIF([.C29:.L29];&quot;51☻&quot;)" office:value-type="float" office:value="0">
            <text:p>0</text:p>
          </table:table-cell>
          <table:table-cell table:style-name="ce150" table:formula="of:=COUNTIF([.C29:.L29];&quot;52&quot;)+COUNTIF([.C29:.L29];&quot;52$&quot;)+COUNTIF([.C29:.L29];&quot;52☻&quot;)" office:value-type="float" office:value="0">
            <text:p>0</text:p>
          </table:table-cell>
          <table:table-cell table:style-name="ce150" table:formula="of:=COUNTIF([.C29:.L29];&quot;51¶&quot;)" office:value-type="float" office:value="0">
            <text:p>0</text:p>
          </table:table-cell>
          <table:table-cell table:style-name="ce150" table:formula="of:=COUNTIF([.C29:.L29];&quot;52¶&quot;)" office:value-type="float" office:value="0">
            <text:p>0</text:p>
          </table:table-cell>
          <table:table-cell table:style-name="ce150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50" table:formula="of:=COUNTIF([.C29:.L29];&quot;KVIT&quot;)+COUNTIF([.C29:.L29];&quot;KVIT☻&quot;)+COUNTIF([.C29:.L29];&quot;kvit$&quot;)" office:value-type="float" office:value="0">
            <text:p>0</text:p>
          </table:table-cell>
          <table:table-cell table:style-name="ce151" table:formula="of:=COUNTBLANK([.C29:.L29])" office:value-type="float" office:value="9">
            <text:p>9</text:p>
          </table:table-cell>
          <table:table-cell table:style-name="ce152" table:formula="of:=COUNTIF([.C29:.L29];&quot;x&quot;)" office:value-type="float" office:value="0">
            <text:p>0</text:p>
          </table:table-cell>
          <table:table-cell table:style-name="ce153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>
            <text:p>0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1-29">
            <text:p>29. nov 10</text:p>
          </table:table-cell>
          <table:table-cell table:style-name="ce149" table:formula="of:=TEXT([.A30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KON</text:p>
          </table:table-cell>
          <table:table-cell table:style-name="ce150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50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50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50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50" table:formula="of:=COUNTIF([.C30:.L30];&quot;51¶&quot;)" office:value-type="float" office:value="1">
            <text:p>1</text:p>
          </table:table-cell>
          <table:table-cell table:style-name="ce150" table:formula="of:=COUNTIF([.C30:.L30];&quot;52¶&quot;)" office:value-type="float" office:value="1">
            <text:p>1</text:p>
          </table:table-cell>
          <table:table-cell table:style-name="ce150" table:formula="of:=COUNTIF([.C30:.L30];&quot;U&quot;)+COUNTIF([.C30:.L30];&quot;U☻&quot;)+COUNTIF([.C30:.L30];&quot;U☺&quot;)" office:value-type="float" office:value="1">
            <text:p>1</text:p>
          </table:table-cell>
          <table:table-cell table:style-name="ce150" table:formula="of:=COUNTIF([.C30:.L30];&quot;KVIT&quot;)+COUNTIF([.C30:.L30];&quot;KVIT☻&quot;)+COUNTIF([.C30:.L30];&quot;kvit$&quot;)" office:value-type="float" office:value="2">
            <text:p>2</text:p>
          </table:table-cell>
          <table:table-cell table:style-name="ce151" table:formula="of:=COUNTBLANK([.C30:.L30])" office:value-type="float" office:value="0">
            <text:p>0</text:p>
          </table:table-cell>
          <table:table-cell table:style-name="ce152" table:formula="of:=COUNTIF([.C30:.L30];&quot;x&quot;)" office:value-type="float" office:value="1">
            <text:p>1</text:p>
          </table:table-cell>
          <table:table-cell table:style-name="ce153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11-30">
            <text:p>30. nov 10</text:p>
          </table:table-cell>
          <table:table-cell table:style-name="ce149" table:formula="of:=TEXT([.A31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KON</text:p>
          </table:table-cell>
          <table:table-cell table:style-name="ce150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50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>
            <text:p>1</text:p>
          </table:table-cell>
          <table:table-cell table:style-name="ce150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50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50" table:formula="of:=COUNTIF([.C31:.L31];&quot;51¶&quot;)" office:value-type="float" office:value="1">
            <text:p>1</text:p>
          </table:table-cell>
          <table:table-cell table:style-name="ce150" table:formula="of:=COUNTIF([.C31:.L31];&quot;52¶&quot;)" office:value-type="float" office:value="1">
            <text:p>1</text:p>
          </table:table-cell>
          <table:table-cell table:style-name="ce150" table:formula="of:=COUNTIF([.C31:.L31];&quot;U&quot;)+COUNTIF([.C31:.L31];&quot;U☻&quot;)+COUNTIF([.C31:.L31];&quot;U☺&quot;)" office:value-type="float" office:value="1">
            <text:p>1</text:p>
          </table:table-cell>
          <table:table-cell table:style-name="ce150" table:formula="of:=COUNTIF([.C31:.L31];&quot;KVIT&quot;)+COUNTIF([.C31:.L31];&quot;KVIT☻&quot;)+COUNTIF([.C31:.L31];&quot;kvit$&quot;)" office:value-type="float" office:value="3">
            <text:p>3</text:p>
          </table:table-cell>
          <table:table-cell table:style-name="ce151" table:formula="of:=COUNTBLANK([.C31:.L31])" office:value-type="float" office:value="0">
            <text:p>0</text:p>
          </table:table-cell>
          <table:table-cell table:style-name="ce152" table:formula="of:=COUNTIF([.C31:.L31];&quot;x&quot;)" office:value-type="float" office:value="1">
            <text:p>1</text:p>
          </table:table-cell>
          <table:table-cell table:style-name="ce153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style-name="ce1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>
            <text:p>3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4">
            <text:p>4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32" table:formula="of:=SUM([.L35:.L36])" office:value-type="float" office:value="4">
            <text:p>4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>
            <text:p>4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2">
            <text:p>2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7">
            <text:p>7</text:p>
          </table:table-cell>
          <table:table-cell table:style-name="ce33" table:formula="of:=COUNTIF([.D2:.D32];&quot;D&quot;)" office:value-type="float" office:value="2">
            <text:p>2</text:p>
          </table:table-cell>
          <table:table-cell table:style-name="ce33" table:formula="of:=COUNTIF([.E2:.E32];&quot;D&quot;)" office:value-type="float" office:value="2">
            <text:p>2</text:p>
          </table:table-cell>
          <table:table-cell table:style-name="ce33" table:formula="of:=COUNTIF([.F2:.F32];&quot;D&quot;)" office:value-type="float" office:value="2">
            <text:p>2</text:p>
          </table:table-cell>
          <table:table-cell table:style-name="ce33" table:formula="of:=COUNTIF([.G2:.G32];&quot;D&quot;)" office:value-type="float" office:value="4">
            <text:p>4</text:p>
          </table:table-cell>
          <table:table-cell table:style-name="ce33" table:formula="of:=COUNTIF([.H2:.H32];&quot;D&quot;)" office:value-type="float" office:value="7">
            <text:p>7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9">
            <text:p>9</text:p>
          </table:table-cell>
          <table:table-cell table:style-name="ce33" table:formula="of:=COUNTIF([.K2:.K32];&quot;D&quot;)" office:value-type="float" office:value="4">
            <text:p>4</text:p>
          </table:table-cell>
          <table:table-cell table:style-name="ce33" table:formula="of:=COUNTIF([.L2:.L32];&quot;D&quot;)" office:value-type="float" office:value="6">
            <text:p>6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1">
            <text:p>1</text:p>
          </table:table-cell>
          <table:table-cell table:style-name="ce33" table:formula="of:=COUNTIF([.D2:.D32];&quot;SO&quot;)" office:value-type="float" office:value="3">
            <text:p>3</text:p>
          </table:table-cell>
          <table:table-cell table:style-name="ce33" table:formula="of:=COUNTIF([.E2:.E32];&quot;SO&quot;)" office:value-type="float" office:value="4">
            <text:p>4</text:p>
          </table:table-cell>
          <table:table-cell table:style-name="ce33" table:formula="of:=COUNTIF([.F2:.F32];&quot;SO&quot;)" office:value-type="float" office:value="1">
            <text:p>1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2">
            <text:p>2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3">
            <text:p>3</text:p>
          </table:table-cell>
          <table:table-cell table:style-name="ce33" table:formula="of:=COUNTIF([.K2:.K32];&quot;SO&quot;)" office:value-type="float" office:value="1">
            <text:p>1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2">
            <text:p>2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4">
            <text:p>4</text:p>
          </table:table-cell>
          <table:table-cell table:style-name="ce33" table:formula="of:=COUNTIF([.I2:.I32];&quot;X&quot;)" office:value-type="float" office:value="1">
            <text:p>1</text:p>
          </table:table-cell>
          <table:table-cell table:style-name="ce33" table:formula="of:=COUNTIF([.J2:.J32];&quot;X&quot;)" office:value-type="float" office:value="2">
            <text:p>2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style-name="ce33" table:formula="of:=COUNTIF([.L2:.L32];&quot;X&quot;)" office:value-type="float" office:value="3">
            <text:p>3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0">
            <text:p>0</text:p>
          </table:table-cell>
          <table:table-cell table:style-name="ce34" table:formula="of:=COUNTIF([.N2:.N32];&quot;ŠOŠ&quot;)" office:value-type="float" office:value="6">
            <text:p>6</text:p>
          </table:table-cell>
          <table:table-cell table:style-name="ce34" table:formula="of:=COUNTIF([.N2:.N32];&quot;PIN&quot;)" office:value-type="float" office:value="3">
            <text:p>3</text:p>
          </table:table-cell>
          <table:table-cell table:style-name="ce34" table:formula="of:=COUNTIF([.N2:.N32];&quot;KON&quot;)" office:value-type="float" office:value="6">
            <text:p>6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1">
            <text:p>1</text:p>
          </table:table-cell>
          <table:table-cell table:style-name="ce34" table:formula="of:=COUNTIF([.N2:.N32];&quot;ROD&quot;)" office:value-type="float" office:value="7">
            <text:p>7</text:p>
          </table:table-cell>
          <table:table-cell table:style-name="ce34" table:formula="of:=COUNTIF([.N2:.N32];&quot;DAN&quot;)" office:value-type="float" office:value="0">
            <text:p>0</text:p>
          </table:table-cell>
          <table:table-cell table:style-name="ce34" table:formula="of:=COUNTIF([.N2:.N32];&quot;MŠŠ&quot;)" office:value-type="float" office:value="3">
            <text:p>3</text:p>
          </table:table-cell>
          <table:table-cell table:style-name="ce34" table:formula="of:=COUNTIF([.N2:.N32];&quot;ŠTU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5">
            <text:p>5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1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3">
            <text:p>3</text:p>
          </table:table-cell>
          <table:table-cell table:style-name="ce1" table:formula="of:=COUNTIF([.G2:.G32];&quot;U☺&quot;)+COUNTIF([.G2:.G32];&quot;U☻&quot;)+COUNTIF([.G2:.G32];&quot;U&quot;)" office:value-type="float" office:value="3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8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ember" table:style-name="ta13" table:print="false">
        <office:forms form:automatic-focus="false" form:apply-design-mode="false"/>
        <table:table-column table:style-name="co3" table:default-cell-style-name="ce16"/>
        <table:table-column table:style-name="co4" table:default-cell-style-name="ce16"/>
        <table:table-column table:style-name="co15" table:number-columns-repeated="1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4" table:default-cell-style-name="ce16"/>
        <table:table-column table:style-name="co16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number-columns-repeated="231" table:default-cell-style-name="ce16"/>
        <table:table-column table:style-name="co13" table:number-columns-repeated="767" table:default-cell-style-name="Default"/>
        <table:table-row table:style-name="ro7">
          <table:table-cell table:style-name="ce17" office:value-type="string">
            <text:p>Datum</text:p>
          </table:table-cell>
          <table:table-cell table:style-name="ce21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39" office:value-type="string">
            <text:p>ZUN</text:p>
          </table:table-cell>
          <table:table-cell table:style-name="ce27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0" office:value-type="string">
            <text:p>☺</text:p>
          </table:table-cell>
          <table:table-cell table:style-name="ce51" table:formula="of:=[$'Vzorci vnosov'.$A$4]" office:value-type="string" office:string-value="51">
            <text:p>51</text:p>
          </table:table-cell>
          <table:table-cell table:style-name="ce51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4" table:formula="of:=[$'Vzorci vnosov'.$A$8]" office:value-type="string" office:string-value="U">
            <text:p>U</text:p>
          </table:table-cell>
          <table:table-cell table:style-name="ce51" table:formula="of:=[$'Vzorci vnosov'.$A$6]" office:value-type="string" office:string-value="KVIT">
            <text:p>KVIT</text:p>
          </table:table-cell>
          <table:table-cell table:style-name="ce55" office:value-type="string">
            <text:p>Brez</text:p>
          </table:table-cell>
          <table:table-cell table:style-name="ce49" office:value-type="string">
            <text:p>X</text:p>
          </table:table-cell>
          <table:table-cell table:style-name="ce20" office:value-type="string">
            <text:p>Op</text:p>
          </table:table-cell>
          <table:table-cell table:style-name="ce1" table:number-columns-repeated="999"/>
        </table:table-row>
        <table:table-row table:style-name="ro7">
          <table:table-cell table:style-name="ce19" office:value-type="date" office:date-value="2010-12-01">
            <text:p>1. dec 10</text:p>
          </table:table-cell>
          <table:table-cell table:style-name="ce154" table:formula="of:=TEXT([.A2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6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3" office:value-type="string">
            <office:annotation draw:style-name="gr1" draw:text-style-name="P1" svg:width="2.885cm" svg:height="2.988cm" svg:x="14.578cm" svg:y="0.247cm" draw:caption-point-x="-0.616cm" draw:caption-point-y="0.465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KOS</text:p>
          </table:table-cell>
          <table:table-cell table:style-name="ce156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>
            <text:p>1</text:p>
          </table:table-cell>
          <table:table-cell table:style-name="ce156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>
            <text:p>0</text:p>
          </table:table-cell>
          <table:table-cell table:style-name="ce156" table:formula="of:=COUNTIF([.C2:.L2];&quot;51&quot;)+COUNTIF([.C2:.L2];&quot;51$&quot;)+COUNTIF([.C2:.L2];&quot;51☻&quot;)" office:value-type="float" office:value="1">
            <text:p>1</text:p>
          </table:table-cell>
          <table:table-cell table:style-name="ce156" table:formula="of:=COUNTIF([.C2:.L2];&quot;52&quot;)+COUNTIF([.C2:.L2];&quot;52$&quot;)+COUNTIF([.C2:.L2];&quot;52☻&quot;)" office:value-type="float" office:value="1">
            <text:p>1</text:p>
          </table:table-cell>
          <table:table-cell table:style-name="ce156" table:formula="of:=COUNTIF([.C2:.L2];&quot;51¶&quot;)" office:value-type="float" office:value="1">
            <text:p>1</text:p>
          </table:table-cell>
          <table:table-cell table:style-name="ce156" table:formula="of:=COUNTIF([.C2:.L2];&quot;52¶&quot;)" office:value-type="float" office:value="1">
            <text:p>1</text:p>
          </table:table-cell>
          <table:table-cell table:style-name="ce156" table:formula="of:=COUNTIF([.C2:.L2];&quot;U&quot;)+COUNTIF([.C2:.L2];&quot;U☻&quot;)+COUNTIF([.C2:.L2];&quot;U☺&quot;)" office:value-type="float" office:value="1">
            <text:p>1</text:p>
          </table:table-cell>
          <table:table-cell table:style-name="ce156" table:formula="of:=COUNTIF([.C2:.L2];&quot;KVIT&quot;)+COUNTIF([.C2:.L2];&quot;KVIT☻&quot;)+COUNTIF([.C2:.L2];&quot;kvit$&quot;)" office:value-type="float" office:value="1">
            <text:p>1</text:p>
          </table:table-cell>
          <table:table-cell table:style-name="ce157" table:formula="of:=COUNTBLANK([.C2:.L2])" office:value-type="float" office:value="0">
            <text:p>0</text:p>
          </table:table-cell>
          <table:table-cell table:style-name="ce158" table:formula="of:=COUNTIF([.C2:.L2];&quot;x&quot;)" office:value-type="float" office:value="1">
            <text:p>1</text:p>
          </table:table-cell>
          <table:table-cell table:style-name="ce159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8"/>
        </table:table-row>
        <table:table-row table:style-name="ro7">
          <table:table-cell table:style-name="ce19" office:value-type="date" office:date-value="2010-12-02">
            <text:p>2. dec 10</text:p>
          </table:table-cell>
          <table:table-cell table:style-name="ce154" table:formula="of:=TEXT([.A3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156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>
            <text:p>1</text:p>
          </table:table-cell>
          <table:table-cell table:style-name="ce156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>
            <text:p>1</text:p>
          </table:table-cell>
          <table:table-cell table:style-name="ce156" table:formula="of:=COUNTIF([.C3:.L3];&quot;51&quot;)+COUNTIF([.C3:.L3];&quot;51$&quot;)+COUNTIF([.C3:.L3];&quot;51☻&quot;)" office:value-type="float" office:value="1">
            <text:p>1</text:p>
          </table:table-cell>
          <table:table-cell table:style-name="ce156" table:formula="of:=COUNTIF([.C3:.L3];&quot;52&quot;)+COUNTIF([.C3:.L3];&quot;52$&quot;)+COUNTIF([.C3:.L3];&quot;52☻&quot;)" office:value-type="float" office:value="1">
            <text:p>1</text:p>
          </table:table-cell>
          <table:table-cell table:style-name="ce156" table:formula="of:=COUNTIF([.C3:.L3];&quot;51¶&quot;)" office:value-type="float" office:value="1">
            <text:p>1</text:p>
          </table:table-cell>
          <table:table-cell table:style-name="ce156" table:formula="of:=COUNTIF([.C3:.L3];&quot;52¶&quot;)" office:value-type="float" office:value="1">
            <text:p>1</text:p>
          </table:table-cell>
          <table:table-cell table:style-name="ce156" table:formula="of:=COUNTIF([.C3:.L3];&quot;U&quot;)+COUNTIF([.C3:.L3];&quot;U☻&quot;)+COUNTIF([.C3:.L3];&quot;U☺&quot;)" office:value-type="float" office:value="1">
            <text:p>1</text:p>
          </table:table-cell>
          <table:table-cell table:style-name="ce156" table:formula="of:=COUNTIF([.C3:.L3];&quot;KVIT&quot;)+COUNTIF([.C3:.L3];&quot;KVIT☻&quot;)+COUNTIF([.C3:.L3];&quot;kvit$&quot;)" office:value-type="float" office:value="3">
            <text:p>3</text:p>
          </table:table-cell>
          <table:table-cell table:style-name="ce157" table:formula="of:=COUNTBLANK([.C3:.L3])" office:value-type="float" office:value="0">
            <text:p>0</text:p>
          </table:table-cell>
          <table:table-cell table:style-name="ce158" table:formula="of:=COUNTIF([.C3:.L3];&quot;x&quot;)" office:value-type="float" office:value="0">
            <text:p>0</text:p>
          </table:table-cell>
          <table:table-cell table:style-name="ce159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03">
            <text:p>3. dec 10</text:p>
          </table:table-cell>
          <table:table-cell table:style-name="ce154" table:formula="of:=TEXT([.A4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PIN</text:p>
          </table:table-cell>
          <table:table-cell table:style-name="ce156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>
            <text:p>1</text:p>
          </table:table-cell>
          <table:table-cell table:style-name="ce156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>
            <text:p>1</text:p>
          </table:table-cell>
          <table:table-cell table:style-name="ce156" table:formula="of:=COUNTIF([.C4:.L4];&quot;51&quot;)+COUNTIF([.C4:.L4];&quot;51$&quot;)+COUNTIF([.C4:.L4];&quot;51☻&quot;)" office:value-type="float" office:value="1">
            <text:p>1</text:p>
          </table:table-cell>
          <table:table-cell table:style-name="ce156" table:formula="of:=COUNTIF([.C4:.L4];&quot;52&quot;)+COUNTIF([.C4:.L4];&quot;52$&quot;)+COUNTIF([.C4:.L4];&quot;52☻&quot;)" office:value-type="float" office:value="1">
            <text:p>1</text:p>
          </table:table-cell>
          <table:table-cell table:style-name="ce156" table:formula="of:=COUNTIF([.C4:.L4];&quot;51¶&quot;)" office:value-type="float" office:value="1">
            <text:p>1</text:p>
          </table:table-cell>
          <table:table-cell table:style-name="ce156" table:formula="of:=COUNTIF([.C4:.L4];&quot;52¶&quot;)" office:value-type="float" office:value="0">
            <text:p>0</text:p>
          </table:table-cell>
          <table:table-cell table:style-name="ce156" table:formula="of:=COUNTIF([.C4:.L4];&quot;U&quot;)+COUNTIF([.C4:.L4];&quot;U☻&quot;)+COUNTIF([.C4:.L4];&quot;U☺&quot;)" office:value-type="float" office:value="1">
            <text:p>1</text:p>
          </table:table-cell>
          <table:table-cell table:style-name="ce156" table:formula="of:=COUNTIF([.C4:.L4];&quot;KVIT&quot;)+COUNTIF([.C4:.L4];&quot;KVIT☻&quot;)+COUNTIF([.C4:.L4];&quot;kvit$&quot;)" office:value-type="float" office:value="1">
            <text:p>1</text:p>
          </table:table-cell>
          <table:table-cell table:style-name="ce157" table:formula="of:=COUNTBLANK([.C4:.L4])" office:value-type="float" office:value="0">
            <text:p>0</text:p>
          </table:table-cell>
          <table:table-cell table:style-name="ce158" table:formula="of:=COUNTIF([.C4:.L4];&quot;x&quot;)" office:value-type="float" office:value="3">
            <text:p>3</text:p>
          </table:table-cell>
          <table:table-cell table:style-name="ce159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04">
            <text:p>4. dec 10</text:p>
          </table:table-cell>
          <table:table-cell table:style-name="ce155" table:formula="of:=TEXT([.A5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7"/>
          <table:table-cell table:style-name="ce35"/>
          <table:table-cell table:style-name="ce30" table:number-columns-repeated="2"/>
          <table:table-cell table:style-name="ce41" office:value-type="string">
            <text:p>KOS</text:p>
          </table:table-cell>
          <table:table-cell table:style-name="ce41" office:value-type="string">
            <text:p>PIN</text:p>
          </table:table-cell>
          <table:table-cell table:style-name="ce156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>
            <text:p>1</text:p>
          </table:table-cell>
          <table:table-cell table:style-name="ce156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>
            <text:p>1</text:p>
          </table:table-cell>
          <table:table-cell table:style-name="ce156" table:formula="of:=COUNTIF([.C5:.L5];&quot;51&quot;)+COUNTIF([.C5:.L5];&quot;51$&quot;)+COUNTIF([.C5:.L5];&quot;51☻&quot;)" office:value-type="float" office:value="0">
            <text:p>0</text:p>
          </table:table-cell>
          <table:table-cell table:style-name="ce156" table:formula="of:=COUNTIF([.C5:.L5];&quot;52&quot;)+COUNTIF([.C5:.L5];&quot;52$&quot;)+COUNTIF([.C5:.L5];&quot;52☻&quot;)" office:value-type="float" office:value="0">
            <text:p>0</text:p>
          </table:table-cell>
          <table:table-cell table:style-name="ce156" table:formula="of:=COUNTIF([.C5:.L5];&quot;51¶&quot;)" office:value-type="float" office:value="0">
            <text:p>0</text:p>
          </table:table-cell>
          <table:table-cell table:style-name="ce156" table:formula="of:=COUNTIF([.C5:.L5];&quot;52¶&quot;)" office:value-type="float" office:value="0">
            <text:p>0</text:p>
          </table:table-cell>
          <table:table-cell table:style-name="ce156" table:formula="of:=COUNTIF([.C5:.L5];&quot;U&quot;)+COUNTIF([.C5:.L5];&quot;U☻&quot;)+COUNTIF([.C5:.L5];&quot;U☺&quot;)" office:value-type="float" office:value="0">
            <text:p>0</text:p>
          </table:table-cell>
          <table:table-cell table:style-name="ce156" table:formula="of:=COUNTIF([.C5:.L5];&quot;KVIT&quot;)+COUNTIF([.C5:.L5];&quot;KVIT☻&quot;)+COUNTIF([.C5:.L5];&quot;kvit$&quot;)" office:value-type="float" office:value="0">
            <text:p>0</text:p>
          </table:table-cell>
          <table:table-cell table:style-name="ce157" table:formula="of:=COUNTBLANK([.C5:.L5])" office:value-type="float" office:value="8">
            <text:p>8</text:p>
          </table:table-cell>
          <table:table-cell table:style-name="ce158" table:formula="of:=COUNTIF([.C5:.L5];&quot;x&quot;)" office:value-type="float" office:value="0">
            <text:p>0</text:p>
          </table:table-cell>
          <table:table-cell table:style-name="ce159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05">
            <text:p>5. dec 10</text:p>
          </table:table-cell>
          <table:table-cell table:style-name="ce155" table:formula="of:=TEXT([.A6];&quot;Ddd&quot;)" office:value-type="string" office:string-value="ned">
            <text:p>ned</text:p>
          </table:table-cell>
          <table:table-cell table:style-name="ce30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37"/>
          <table:table-cell table:style-name="ce35"/>
          <table:table-cell table:style-name="ce30" table:number-columns-repeated="2"/>
          <table:table-cell table:style-name="ce41" office:value-type="string">
            <text:p>PIN</text:p>
          </table:table-cell>
          <table:table-cell table:style-name="ce41" office:value-type="string">
            <text:p>KOS</text:p>
          </table:table-cell>
          <table:table-cell table:style-name="ce156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>
            <text:p>1</text:p>
          </table:table-cell>
          <table:table-cell table:style-name="ce156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>
            <text:p>1</text:p>
          </table:table-cell>
          <table:table-cell table:style-name="ce156" table:formula="of:=COUNTIF([.C6:.L6];&quot;51&quot;)+COUNTIF([.C6:.L6];&quot;51$&quot;)+COUNTIF([.C6:.L6];&quot;51☻&quot;)" office:value-type="float" office:value="0">
            <text:p>0</text:p>
          </table:table-cell>
          <table:table-cell table:style-name="ce156" table:formula="of:=COUNTIF([.C6:.L6];&quot;52&quot;)+COUNTIF([.C6:.L6];&quot;52$&quot;)+COUNTIF([.C6:.L6];&quot;52☻&quot;)" office:value-type="float" office:value="0">
            <text:p>0</text:p>
          </table:table-cell>
          <table:table-cell table:style-name="ce156" table:formula="of:=COUNTIF([.C6:.L6];&quot;51¶&quot;)" office:value-type="float" office:value="0">
            <text:p>0</text:p>
          </table:table-cell>
          <table:table-cell table:style-name="ce156" table:formula="of:=COUNTIF([.C6:.L6];&quot;52¶&quot;)" office:value-type="float" office:value="0">
            <text:p>0</text:p>
          </table:table-cell>
          <table:table-cell table:style-name="ce156" table:formula="of:=COUNTIF([.C6:.L6];&quot;U&quot;)+COUNTIF([.C6:.L6];&quot;U☻&quot;)+COUNTIF([.C6:.L6];&quot;U☺&quot;)" office:value-type="float" office:value="0">
            <text:p>0</text:p>
          </table:table-cell>
          <table:table-cell table:style-name="ce156" table:formula="of:=COUNTIF([.C6:.L6];&quot;KVIT&quot;)+COUNTIF([.C6:.L6];&quot;KVIT☻&quot;)+COUNTIF([.C6:.L6];&quot;kvit$&quot;)" office:value-type="float" office:value="0">
            <text:p>0</text:p>
          </table:table-cell>
          <table:table-cell table:style-name="ce157" table:formula="of:=COUNTBLANK([.C6:.L6])" office:value-type="float" office:value="8">
            <text:p>8</text:p>
          </table:table-cell>
          <table:table-cell table:style-name="ce158" table:formula="of:=COUNTIF([.C6:.L6];&quot;x&quot;)" office:value-type="float" office:value="0">
            <text:p>0</text:p>
          </table:table-cell>
          <table:table-cell table:style-name="ce159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06">
            <text:p>6. dec 10</text:p>
          </table:table-cell>
          <table:table-cell table:style-name="ce154" table:formula="of:=TEXT([.A7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KOS</text:p>
          </table:table-cell>
          <table:table-cell table:style-name="ce156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>
            <text:p>1</text:p>
          </table:table-cell>
          <table:table-cell table:style-name="ce156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>
            <text:p>1</text:p>
          </table:table-cell>
          <table:table-cell table:style-name="ce156" table:formula="of:=COUNTIF([.C7:.L7];&quot;51&quot;)+COUNTIF([.C7:.L7];&quot;51$&quot;)+COUNTIF([.C7:.L7];&quot;51☻&quot;)" office:value-type="float" office:value="1">
            <text:p>1</text:p>
          </table:table-cell>
          <table:table-cell table:style-name="ce156" table:formula="of:=COUNTIF([.C7:.L7];&quot;52&quot;)+COUNTIF([.C7:.L7];&quot;52$&quot;)+COUNTIF([.C7:.L7];&quot;52☻&quot;)" office:value-type="float" office:value="1">
            <text:p>1</text:p>
          </table:table-cell>
          <table:table-cell table:style-name="ce156" table:formula="of:=COUNTIF([.C7:.L7];&quot;51¶&quot;)" office:value-type="float" office:value="1">
            <text:p>1</text:p>
          </table:table-cell>
          <table:table-cell table:style-name="ce156" table:formula="of:=COUNTIF([.C7:.L7];&quot;52¶&quot;)" office:value-type="float" office:value="1">
            <text:p>1</text:p>
          </table:table-cell>
          <table:table-cell table:style-name="ce156" table:formula="of:=COUNTIF([.C7:.L7];&quot;U&quot;)+COUNTIF([.C7:.L7];&quot;U☻&quot;)+COUNTIF([.C7:.L7];&quot;U☺&quot;)" office:value-type="float" office:value="1">
            <text:p>1</text:p>
          </table:table-cell>
          <table:table-cell table:style-name="ce156" table:formula="of:=COUNTIF([.C7:.L7];&quot;KVIT&quot;)+COUNTIF([.C7:.L7];&quot;KVIT☻&quot;)+COUNTIF([.C7:.L7];&quot;kvit$&quot;)" office:value-type="float" office:value="2">
            <text:p>2</text:p>
          </table:table-cell>
          <table:table-cell table:style-name="ce157" table:formula="of:=COUNTBLANK([.C7:.L7])" office:value-type="float" office:value="0">
            <text:p>0</text:p>
          </table:table-cell>
          <table:table-cell table:style-name="ce158" table:formula="of:=COUNTIF([.C7:.L7];&quot;x&quot;)" office:value-type="float" office:value="3">
            <text:p>3</text:p>
          </table:table-cell>
          <table:table-cell table:style-name="ce159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07">
            <text:p>7. dec 10</text:p>
          </table:table-cell>
          <table:table-cell table:style-name="ce154" table:formula="of:=TEXT([.A8];&quot;Ddd&quot;)" office:value-type="string" office:string-value="tor">
            <text:p>tor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office:annotation draw:style-name="gr2" draw:text-style-name="P1" svg:width="2.903cm" svg:height="0.997cm" svg:x="7.597cm" svg:y="3.402cm" draw:caption-point-x="-0.61cm" draw:caption-point-y="1.517cm">
              <dc:creator>MŠ</dc:creator>
              <dc:date>2010-12-20T00:00:00</dc:date>
              <text:p text:style-name="P1"><text:span text:style-name="T2">8,9,13 samo dop.</text:span></text:p>
            </office:annotation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office:value-type="string">
            <text:p>KOS</text:p>
          </table:table-cell>
          <table:table-cell table:style-name="ce28" office:value-type="string">
            <text:p>ŠTU</text:p>
          </table:table-cell>
          <table:table-cell table:style-name="ce156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>
            <text:p>1</text:p>
          </table:table-cell>
          <table:table-cell table:style-name="ce156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>
            <text:p>1</text:p>
          </table:table-cell>
          <table:table-cell table:style-name="ce156" table:formula="of:=COUNTIF([.C8:.L8];&quot;51&quot;)+COUNTIF([.C8:.L8];&quot;51$&quot;)+COUNTIF([.C8:.L8];&quot;51☻&quot;)" office:value-type="float" office:value="2">
            <text:p>2</text:p>
          </table:table-cell>
          <table:table-cell table:style-name="ce156" table:formula="of:=COUNTIF([.C8:.L8];&quot;52&quot;)+COUNTIF([.C8:.L8];&quot;52$&quot;)+COUNTIF([.C8:.L8];&quot;52☻&quot;)" office:value-type="float" office:value="1">
            <text:p>1</text:p>
          </table:table-cell>
          <table:table-cell table:style-name="ce156" table:formula="of:=COUNTIF([.C8:.L8];&quot;51¶&quot;)" office:value-type="float" office:value="1">
            <text:p>1</text:p>
          </table:table-cell>
          <table:table-cell table:style-name="ce156" table:formula="of:=COUNTIF([.C8:.L8];&quot;52¶&quot;)" office:value-type="float" office:value="1">
            <text:p>1</text:p>
          </table:table-cell>
          <table:table-cell table:style-name="ce156" table:formula="of:=COUNTIF([.C8:.L8];&quot;U&quot;)+COUNTIF([.C8:.L8];&quot;U☻&quot;)+COUNTIF([.C8:.L8];&quot;U☺&quot;)" office:value-type="float" office:value="1">
            <text:p>1</text:p>
          </table:table-cell>
          <table:table-cell table:style-name="ce156" table:formula="of:=COUNTIF([.C8:.L8];&quot;KVIT&quot;)+COUNTIF([.C8:.L8];&quot;KVIT☻&quot;)+COUNTIF([.C8:.L8];&quot;kvit$&quot;)" office:value-type="float" office:value="2">
            <text:p>2</text:p>
          </table:table-cell>
          <table:table-cell table:style-name="ce157" table:formula="of:=COUNTBLANK([.C8:.L8])" office:value-type="float" office:value="0">
            <text:p>0</text:p>
          </table:table-cell>
          <table:table-cell table:style-name="ce158" table:formula="of:=COUNTIF([.C8:.L8];&quot;x&quot;)" office:value-type="float" office:value="2">
            <text:p>2</text:p>
          </table:table-cell>
          <table:table-cell table:style-name="ce159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3">
            <text:p>3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08">
            <text:p>8. dec 10</text:p>
          </table:table-cell>
          <table:table-cell table:style-name="ce154" table:formula="of:=TEXT([.A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office:annotation draw:style-name="gr2" draw:text-style-name="P1" svg:width="2.903cm" svg:height="0.994cm" svg:x="7.597cm" svg:y="4.106cm" draw:caption-point-x="-0.61cm" draw:caption-point-y="1.514cm">
              <dc:creator>MŠ</dc:creator>
              <dc:date>2010-12-20T00:00:00</dc:date>
              <text:p text:style-name="P1"><text:span text:style-name="T2">8,9,13 samo dop.</text:span></text:p>
            </office:annotation>
            <text:p>KVIT</text:p>
          </table:table-cell>
          <table:table-cell table:style-name="ce36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3" office:value-type="string">
            <text:p>ŠOŠ</text:p>
          </table:table-cell>
          <table:table-cell table:style-name="ce28" office:value-type="string">
            <text:p>ŠTU</text:p>
          </table:table-cell>
          <table:table-cell table:style-name="ce156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>
            <text:p>1</text:p>
          </table:table-cell>
          <table:table-cell table:style-name="ce156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>
            <text:p>1</text:p>
          </table:table-cell>
          <table:table-cell table:style-name="ce156" table:formula="of:=COUNTIF([.C9:.L9];&quot;51&quot;)+COUNTIF([.C9:.L9];&quot;51$&quot;)+COUNTIF([.C9:.L9];&quot;51☻&quot;)" office:value-type="float" office:value="1">
            <text:p>1</text:p>
          </table:table-cell>
          <table:table-cell table:style-name="ce156" table:formula="of:=COUNTIF([.C9:.L9];&quot;52&quot;)+COUNTIF([.C9:.L9];&quot;52$&quot;)+COUNTIF([.C9:.L9];&quot;52☻&quot;)" office:value-type="float" office:value="1">
            <text:p>1</text:p>
          </table:table-cell>
          <table:table-cell table:style-name="ce156" table:formula="of:=COUNTIF([.C9:.L9];&quot;51¶&quot;)" office:value-type="float" office:value="0">
            <text:p>0</text:p>
          </table:table-cell>
          <table:table-cell table:style-name="ce156" table:formula="of:=COUNTIF([.C9:.L9];&quot;52¶&quot;)" office:value-type="float" office:value="1">
            <text:p>1</text:p>
          </table:table-cell>
          <table:table-cell table:style-name="ce156" table:formula="of:=COUNTIF([.C9:.L9];&quot;U&quot;)+COUNTIF([.C9:.L9];&quot;U☻&quot;)+COUNTIF([.C9:.L9];&quot;U☺&quot;)" office:value-type="float" office:value="1">
            <text:p>1</text:p>
          </table:table-cell>
          <table:table-cell table:style-name="ce156" table:formula="of:=COUNTIF([.C9:.L9];&quot;KVIT&quot;)+COUNTIF([.C9:.L9];&quot;KVIT☻&quot;)+COUNTIF([.C9:.L9];&quot;kvit$&quot;)" office:value-type="float" office:value="2">
            <text:p>2</text:p>
          </table:table-cell>
          <table:table-cell table:style-name="ce157" table:formula="of:=COUNTBLANK([.C9:.L9])" office:value-type="float" office:value="0">
            <text:p>0</text:p>
          </table:table-cell>
          <table:table-cell table:style-name="ce158" table:formula="of:=COUNTIF([.C9:.L9];&quot;x&quot;)" office:value-type="float" office:value="1">
            <text:p>1</text:p>
          </table:table-cell>
          <table:table-cell table:style-name="ce159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09">
            <text:p>9. dec 10</text:p>
          </table:table-cell>
          <table:table-cell table:style-name="ce154" table:formula="of:=TEXT([.A10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office:annotation draw:style-name="gr2" draw:text-style-name="P1" svg:width="2.903cm" svg:height="0.991cm" svg:x="7.597cm" svg:y="4.81cm" draw:caption-point-x="-0.61cm" draw:caption-point-y="1.511cm">
              <dc:creator>MŠ</dc:creator>
              <dc:date>2010-12-20T00:00:00</dc:date>
              <text:p text:style-name="P1"><text:span text:style-name="T2">8,9,13 samo dop.</text:span></text:p>
            </office:annotation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AND</text:p>
          </table:table-cell>
          <table:table-cell table:style-name="ce156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0">
            <text:p>0</text:p>
          </table:table-cell>
          <table:table-cell table:style-name="ce156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>
            <text:p>0</text:p>
          </table:table-cell>
          <table:table-cell table:style-name="ce156" table:formula="of:=COUNTIF([.C10:.L10];&quot;51&quot;)+COUNTIF([.C10:.L10];&quot;51$&quot;)+COUNTIF([.C10:.L10];&quot;51☻&quot;)" office:value-type="float" office:value="1">
            <text:p>1</text:p>
          </table:table-cell>
          <table:table-cell table:style-name="ce156" table:formula="of:=COUNTIF([.C10:.L10];&quot;52&quot;)+COUNTIF([.C10:.L10];&quot;52$&quot;)+COUNTIF([.C10:.L10];&quot;52☻&quot;)" office:value-type="float" office:value="1">
            <text:p>1</text:p>
          </table:table-cell>
          <table:table-cell table:style-name="ce156" table:formula="of:=COUNTIF([.C10:.L10];&quot;51¶&quot;)" office:value-type="float" office:value="1">
            <text:p>1</text:p>
          </table:table-cell>
          <table:table-cell table:style-name="ce156" table:formula="of:=COUNTIF([.C10:.L10];&quot;52¶&quot;)" office:value-type="float" office:value="1">
            <text:p>1</text:p>
          </table:table-cell>
          <table:table-cell table:style-name="ce156" table:formula="of:=COUNTIF([.C10:.L10];&quot;U&quot;)+COUNTIF([.C10:.L10];&quot;U☻&quot;)+COUNTIF([.C10:.L10];&quot;U☺&quot;)" office:value-type="float" office:value="1">
            <text:p>1</text:p>
          </table:table-cell>
          <table:table-cell table:style-name="ce156" table:formula="of:=COUNTIF([.C10:.L10];&quot;KVIT&quot;)+COUNTIF([.C10:.L10];&quot;KVIT☻&quot;)+COUNTIF([.C10:.L10];&quot;kvit$&quot;)" office:value-type="float" office:value="2">
            <text:p>2</text:p>
          </table:table-cell>
          <table:table-cell table:style-name="ce157" table:formula="of:=COUNTBLANK([.C10:.L10])" office:value-type="float" office:value="0">
            <text:p>0</text:p>
          </table:table-cell>
          <table:table-cell table:style-name="ce158" table:formula="of:=COUNTIF([.C10:.L10];&quot;x&quot;)" office:value-type="float" office:value="2">
            <text:p>2</text:p>
          </table:table-cell>
          <table:table-cell table:style-name="ce159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10">
            <text:p>10. dec 10</text:p>
          </table:table-cell>
          <table:table-cell table:style-name="ce154" table:formula="of:=TEXT([.A11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156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>
            <text:p>1</text:p>
          </table:table-cell>
          <table:table-cell table:style-name="ce156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>
            <text:p>1</text:p>
          </table:table-cell>
          <table:table-cell table:style-name="ce156" table:formula="of:=COUNTIF([.C11:.L11];&quot;51&quot;)+COUNTIF([.C11:.L11];&quot;51$&quot;)+COUNTIF([.C11:.L11];&quot;51☻&quot;)" office:value-type="float" office:value="1">
            <text:p>1</text:p>
          </table:table-cell>
          <table:table-cell table:style-name="ce156" table:formula="of:=COUNTIF([.C11:.L11];&quot;52&quot;)+COUNTIF([.C11:.L11];&quot;52$&quot;)+COUNTIF([.C11:.L11];&quot;52☻&quot;)" office:value-type="float" office:value="1">
            <text:p>1</text:p>
          </table:table-cell>
          <table:table-cell table:style-name="ce156" table:formula="of:=COUNTIF([.C11:.L11];&quot;51¶&quot;)" office:value-type="float" office:value="1">
            <text:p>1</text:p>
          </table:table-cell>
          <table:table-cell table:style-name="ce156" table:formula="of:=COUNTIF([.C11:.L11];&quot;52¶&quot;)" office:value-type="float" office:value="1">
            <text:p>1</text:p>
          </table:table-cell>
          <table:table-cell table:style-name="ce156" table:formula="of:=COUNTIF([.C11:.L11];&quot;U&quot;)+COUNTIF([.C11:.L11];&quot;U☻&quot;)+COUNTIF([.C11:.L11];&quot;U☺&quot;)" office:value-type="float" office:value="1">
            <text:p>1</text:p>
          </table:table-cell>
          <table:table-cell table:style-name="ce156" table:formula="of:=COUNTIF([.C11:.L11];&quot;KVIT&quot;)+COUNTIF([.C11:.L11];&quot;KVIT☻&quot;)+COUNTIF([.C11:.L11];&quot;kvit$&quot;)" office:value-type="float" office:value="3">
            <text:p>3</text:p>
          </table:table-cell>
          <table:table-cell table:style-name="ce157" table:formula="of:=COUNTBLANK([.C11:.L11])" office:value-type="float" office:value="0">
            <text:p>0</text:p>
          </table:table-cell>
          <table:table-cell table:style-name="ce158" table:formula="of:=COUNTIF([.C11:.L11];&quot;x&quot;)" office:value-type="float" office:value="1">
            <text:p>1</text:p>
          </table:table-cell>
          <table:table-cell table:style-name="ce159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11">
            <text:p>11. dec 10</text:p>
          </table:table-cell>
          <table:table-cell table:style-name="ce155" table:formula="of:=TEXT([.A12];&quot;Ddd&quot;)" office:value-type="string" office:string-value="sob">
            <text:p>sob</text:p>
          </table:table-cell>
          <table:table-cell table:style-name="ce35"/>
          <table:table-cell table:style-name="ce30"/>
          <table:table-cell table:style-name="ce44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37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 office:value-type="string">
            <text:p>ORO</text:p>
          </table:table-cell>
          <table:table-cell table:style-name="ce41" office:value-type="string">
            <text:p>KOS</text:p>
          </table:table-cell>
          <table:table-cell table:style-name="ce156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>
            <text:p>1</text:p>
          </table:table-cell>
          <table:table-cell table:style-name="ce156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>
            <text:p>1</text:p>
          </table:table-cell>
          <table:table-cell table:style-name="ce156" table:formula="of:=COUNTIF([.C12:.L12];&quot;51&quot;)+COUNTIF([.C12:.L12];&quot;51$&quot;)+COUNTIF([.C12:.L12];&quot;51☻&quot;)" office:value-type="float" office:value="0">
            <text:p>0</text:p>
          </table:table-cell>
          <table:table-cell table:style-name="ce156" table:formula="of:=COUNTIF([.C12:.L12];&quot;52&quot;)+COUNTIF([.C12:.L12];&quot;52$&quot;)+COUNTIF([.C12:.L12];&quot;52☻&quot;)" office:value-type="float" office:value="0">
            <text:p>0</text:p>
          </table:table-cell>
          <table:table-cell table:style-name="ce156" table:formula="of:=COUNTIF([.C12:.L12];&quot;51¶&quot;)" office:value-type="float" office:value="0">
            <text:p>0</text:p>
          </table:table-cell>
          <table:table-cell table:style-name="ce156" table:formula="of:=COUNTIF([.C12:.L12];&quot;52¶&quot;)" office:value-type="float" office:value="0">
            <text:p>0</text:p>
          </table:table-cell>
          <table:table-cell table:style-name="ce156" table:formula="of:=COUNTIF([.C12:.L12];&quot;U&quot;)+COUNTIF([.C12:.L12];&quot;U☻&quot;)+COUNTIF([.C12:.L12];&quot;U☺&quot;)" office:value-type="float" office:value="0">
            <text:p>0</text:p>
          </table:table-cell>
          <table:table-cell table:style-name="ce156" table:formula="of:=COUNTIF([.C12:.L12];&quot;KVIT&quot;)+COUNTIF([.C12:.L12];&quot;KVIT☻&quot;)+COUNTIF([.C12:.L12];&quot;kvit$&quot;)" office:value-type="float" office:value="0">
            <text:p>0</text:p>
          </table:table-cell>
          <table:table-cell table:style-name="ce157" table:formula="of:=COUNTBLANK([.C12:.L12])" office:value-type="float" office:value="8">
            <text:p>8</text:p>
          </table:table-cell>
          <table:table-cell table:style-name="ce158" table:formula="of:=COUNTIF([.C12:.L12];&quot;x&quot;)" office:value-type="float" office:value="0">
            <text:p>0</text:p>
          </table:table-cell>
          <table:table-cell table:style-name="ce159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12">
            <text:p>12. dec 10</text:p>
          </table:table-cell>
          <table:table-cell table:style-name="ce155" table:formula="of:=TEXT([.A13];&quot;Ddd&quot;)" office:value-type="string" office:string-value="ned">
            <text:p>ned</text:p>
          </table:table-cell>
          <table:table-cell table:style-name="ce35" table:number-columns-repeated="2"/>
          <table:table-cell table:style-name="ce30"/>
          <table:table-cell table:style-name="ce35" table:number-columns-repeated="3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41" office:value-type="string">
            <text:p>DAN</text:p>
          </table:table-cell>
          <table:table-cell table:style-name="ce41" office:value-type="string">
            <text:p>KOS</text:p>
          </table:table-cell>
          <table:table-cell table:style-name="ce156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>
            <text:p>1</text:p>
          </table:table-cell>
          <table:table-cell table:style-name="ce156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>
            <text:p>1</text:p>
          </table:table-cell>
          <table:table-cell table:style-name="ce156" table:formula="of:=COUNTIF([.C13:.L13];&quot;51&quot;)+COUNTIF([.C13:.L13];&quot;51$&quot;)+COUNTIF([.C13:.L13];&quot;51☻&quot;)" office:value-type="float" office:value="0">
            <text:p>0</text:p>
          </table:table-cell>
          <table:table-cell table:style-name="ce156" table:formula="of:=COUNTIF([.C13:.L13];&quot;52&quot;)+COUNTIF([.C13:.L13];&quot;52$&quot;)+COUNTIF([.C13:.L13];&quot;52☻&quot;)" office:value-type="float" office:value="0">
            <text:p>0</text:p>
          </table:table-cell>
          <table:table-cell table:style-name="ce156" table:formula="of:=COUNTIF([.C13:.L13];&quot;51¶&quot;)" office:value-type="float" office:value="0">
            <text:p>0</text:p>
          </table:table-cell>
          <table:table-cell table:style-name="ce156" table:formula="of:=COUNTIF([.C13:.L13];&quot;52¶&quot;)" office:value-type="float" office:value="0">
            <text:p>0</text:p>
          </table:table-cell>
          <table:table-cell table:style-name="ce156" table:formula="of:=COUNTIF([.C13:.L13];&quot;U&quot;)+COUNTIF([.C13:.L13];&quot;U☻&quot;)+COUNTIF([.C13:.L13];&quot;U☺&quot;)" office:value-type="float" office:value="0">
            <text:p>0</text:p>
          </table:table-cell>
          <table:table-cell table:style-name="ce156" table:formula="of:=COUNTIF([.C13:.L13];&quot;KVIT&quot;)+COUNTIF([.C13:.L13];&quot;KVIT☻&quot;)+COUNTIF([.C13:.L13];&quot;kvit$&quot;)" office:value-type="float" office:value="0">
            <text:p>0</text:p>
          </table:table-cell>
          <table:table-cell table:style-name="ce157" table:formula="of:=COUNTBLANK([.C13:.L13])" office:value-type="float" office:value="8">
            <text:p>8</text:p>
          </table:table-cell>
          <table:table-cell table:style-name="ce158" table:formula="of:=COUNTIF([.C13:.L13];&quot;x&quot;)" office:value-type="float" office:value="0">
            <text:p>0</text:p>
          </table:table-cell>
          <table:table-cell table:style-name="ce159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13">
            <text:p>13. dec 10</text:p>
          </table:table-cell>
          <table:table-cell table:style-name="ce154" table:formula="of:=TEXT([.A14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office:annotation draw:style-name="gr2" draw:text-style-name="P1" svg:width="2.904cm" svg:height="0.995cm" svg:x="8.593cm" svg:y="7.611cm" draw:caption-point-x="-0.61cm" draw:caption-point-y="1.515cm">
              <dc:creator>MŠ</dc:creator>
              <dc:date>2010-12-20T00:00:00</dc:date>
              <text:p text:style-name="P1"><text:span text:style-name="T2">7,9,13,15,17,20,22</text:span></text:p>
            </office:annotation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office:value-type="string">
            <text:p>PIN</text:p>
          </table:table-cell>
          <table:table-cell table:style-name="ce28" office:value-type="string">
            <text:p>ŠOŠ</text:p>
          </table:table-cell>
          <table:table-cell table:style-name="ce156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>
            <text:p>1</text:p>
          </table:table-cell>
          <table:table-cell table:style-name="ce156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>
            <text:p>1</text:p>
          </table:table-cell>
          <table:table-cell table:style-name="ce156" table:formula="of:=COUNTIF([.C14:.L14];&quot;51&quot;)+COUNTIF([.C14:.L14];&quot;51$&quot;)+COUNTIF([.C14:.L14];&quot;51☻&quot;)" office:value-type="float" office:value="1">
            <text:p>1</text:p>
          </table:table-cell>
          <table:table-cell table:style-name="ce156" table:formula="of:=COUNTIF([.C14:.L14];&quot;52&quot;)+COUNTIF([.C14:.L14];&quot;52$&quot;)+COUNTIF([.C14:.L14];&quot;52☻&quot;)" office:value-type="float" office:value="1">
            <text:p>1</text:p>
          </table:table-cell>
          <table:table-cell table:style-name="ce156" table:formula="of:=COUNTIF([.C14:.L14];&quot;51¶&quot;)" office:value-type="float" office:value="0">
            <text:p>0</text:p>
          </table:table-cell>
          <table:table-cell table:style-name="ce156" table:formula="of:=COUNTIF([.C14:.L14];&quot;52¶&quot;)" office:value-type="float" office:value="1">
            <text:p>1</text:p>
          </table:table-cell>
          <table:table-cell table:style-name="ce156" table:formula="of:=COUNTIF([.C14:.L14];&quot;U&quot;)+COUNTIF([.C14:.L14];&quot;U☻&quot;)+COUNTIF([.C14:.L14];&quot;U☺&quot;)" office:value-type="float" office:value="1">
            <text:p>1</text:p>
          </table:table-cell>
          <table:table-cell table:style-name="ce156" table:formula="of:=COUNTIF([.C14:.L14];&quot;KVIT&quot;)+COUNTIF([.C14:.L14];&quot;KVIT☻&quot;)+COUNTIF([.C14:.L14];&quot;kvit$&quot;)" office:value-type="float" office:value="2">
            <text:p>2</text:p>
          </table:table-cell>
          <table:table-cell table:style-name="ce157" table:formula="of:=COUNTBLANK([.C14:.L14])" office:value-type="float" office:value="0">
            <text:p>0</text:p>
          </table:table-cell>
          <table:table-cell table:style-name="ce158" table:formula="of:=COUNTIF([.C14:.L14];&quot;x&quot;)" office:value-type="float" office:value="2">
            <text:p>2</text:p>
          </table:table-cell>
          <table:table-cell table:style-name="ce159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14">
            <text:p>14. dec 10</text:p>
          </table:table-cell>
          <table:table-cell table:style-name="ce154" table:formula="of:=TEXT([.A15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office:value-type="string">
            <office:annotation draw:style-name="gr1" draw:text-style-name="P1" svg:width="2.885cm" svg:height="2.991cm" svg:x="14.578cm" svg:y="9.362cm" draw:caption-point-x="-0.616cm" draw:caption-point-y="0.465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ŠOŠ</text:p>
          </table:table-cell>
          <table:table-cell table:style-name="ce156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>
            <text:p>1</text:p>
          </table:table-cell>
          <table:table-cell table:style-name="ce156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>
            <text:p>0</text:p>
          </table:table-cell>
          <table:table-cell table:style-name="ce156" table:formula="of:=COUNTIF([.C15:.L15];&quot;51&quot;)+COUNTIF([.C15:.L15];&quot;51$&quot;)+COUNTIF([.C15:.L15];&quot;51☻&quot;)" office:value-type="float" office:value="2">
            <text:p>2</text:p>
          </table:table-cell>
          <table:table-cell table:style-name="ce156" table:formula="of:=COUNTIF([.C15:.L15];&quot;52&quot;)+COUNTIF([.C15:.L15];&quot;52$&quot;)+COUNTIF([.C15:.L15];&quot;52☻&quot;)" office:value-type="float" office:value="1">
            <text:p>1</text:p>
          </table:table-cell>
          <table:table-cell table:style-name="ce156" table:formula="of:=COUNTIF([.C15:.L15];&quot;51¶&quot;)" office:value-type="float" office:value="1">
            <text:p>1</text:p>
          </table:table-cell>
          <table:table-cell table:style-name="ce156" table:formula="of:=COUNTIF([.C15:.L15];&quot;52¶&quot;)" office:value-type="float" office:value="1">
            <text:p>1</text:p>
          </table:table-cell>
          <table:table-cell table:style-name="ce156" table:formula="of:=COUNTIF([.C15:.L15];&quot;U&quot;)+COUNTIF([.C15:.L15];&quot;U☻&quot;)+COUNTIF([.C15:.L15];&quot;U☺&quot;)" office:value-type="float" office:value="1">
            <text:p>1</text:p>
          </table:table-cell>
          <table:table-cell table:style-name="ce156" table:formula="of:=COUNTIF([.C15:.L15];&quot;KVIT&quot;)+COUNTIF([.C15:.L15];&quot;KVIT☻&quot;)+COUNTIF([.C15:.L15];&quot;kvit$&quot;)" office:value-type="float" office:value="3">
            <text:p>3</text:p>
          </table:table-cell>
          <table:table-cell table:style-name="ce157" table:formula="of:=COUNTBLANK([.C15:.L15])" office:value-type="float" office:value="0">
            <text:p>0</text:p>
          </table:table-cell>
          <table:table-cell table:style-name="ce158" table:formula="of:=COUNTIF([.C15:.L15];&quot;x&quot;)" office:value-type="float" office:value="1">
            <text:p>1</text:p>
          </table:table-cell>
          <table:table-cell table:style-name="ce159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15">
            <text:p>15. dec 10</text:p>
          </table:table-cell>
          <table:table-cell table:style-name="ce154" table:formula="of:=TEXT([.A16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6" office:value-type="string">
            <office:annotation draw:style-name="gr2" draw:text-style-name="P1" svg:width="2.904cm" svg:height="3.005cm" svg:x="8.593cm" svg:y="9.019cm" draw:caption-point-x="-0.61cm" draw:caption-point-y="1.509cm">
              <dc:creator>MŠ</dc:creator>
              <dc:date>2010-12-20T00:00:00</dc:date>
              <text:p text:style-name="P1"><text:span text:style-name="T4">ne bi bila razpisana popoldan ali dežurna: 7,9,13,15,17,20 in 22 december</text:span></text:p>
            </office:annotation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3" office:value-type="string">
            <text:p>ŠOŠ</text:p>
          </table:table-cell>
          <table:table-cell table:style-name="ce28" office:value-type="string">
            <text:p>KOS</text:p>
          </table:table-cell>
          <table:table-cell table:style-name="ce156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>
            <text:p>1</text:p>
          </table:table-cell>
          <table:table-cell table:style-name="ce156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>
            <text:p>1</text:p>
          </table:table-cell>
          <table:table-cell table:style-name="ce156" table:formula="of:=COUNTIF([.C16:.L16];&quot;51&quot;)+COUNTIF([.C16:.L16];&quot;51$&quot;)+COUNTIF([.C16:.L16];&quot;51☻&quot;)" office:value-type="float" office:value="1">
            <text:p>1</text:p>
          </table:table-cell>
          <table:table-cell table:style-name="ce156" table:formula="of:=COUNTIF([.C16:.L16];&quot;52&quot;)+COUNTIF([.C16:.L16];&quot;52$&quot;)+COUNTIF([.C16:.L16];&quot;52☻&quot;)" office:value-type="float" office:value="1">
            <text:p>1</text:p>
          </table:table-cell>
          <table:table-cell table:style-name="ce156" table:formula="of:=COUNTIF([.C16:.L16];&quot;51¶&quot;)" office:value-type="float" office:value="1">
            <text:p>1</text:p>
          </table:table-cell>
          <table:table-cell table:style-name="ce156" table:formula="of:=COUNTIF([.C16:.L16];&quot;52¶&quot;)" office:value-type="float" office:value="1">
            <text:p>1</text:p>
          </table:table-cell>
          <table:table-cell table:style-name="ce156" table:formula="of:=COUNTIF([.C16:.L16];&quot;U&quot;)+COUNTIF([.C16:.L16];&quot;U☻&quot;)+COUNTIF([.C16:.L16];&quot;U☺&quot;)" office:value-type="float" office:value="1">
            <text:p>1</text:p>
          </table:table-cell>
          <table:table-cell table:style-name="ce156" table:formula="of:=COUNTIF([.C16:.L16];&quot;KVIT&quot;)+COUNTIF([.C16:.L16];&quot;KVIT☻&quot;)+COUNTIF([.C16:.L16];&quot;kvit$&quot;)" office:value-type="float" office:value="1">
            <text:p>1</text:p>
          </table:table-cell>
          <table:table-cell table:style-name="ce157" table:formula="of:=COUNTBLANK([.C16:.L16])" office:value-type="float" office:value="0">
            <text:p>0</text:p>
          </table:table-cell>
          <table:table-cell table:style-name="ce158" table:formula="of:=COUNTIF([.C16:.L16];&quot;x&quot;)" office:value-type="float" office:value="1">
            <text:p>1</text:p>
          </table:table-cell>
          <table:table-cell table:style-name="ce159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16">
            <text:p>16. dec 10</text:p>
          </table:table-cell>
          <table:table-cell table:style-name="ce154" table:formula="of:=TEXT([.A17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156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>
            <text:p>1</text:p>
          </table:table-cell>
          <table:table-cell table:style-name="ce156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>
            <text:p>0</text:p>
          </table:table-cell>
          <table:table-cell table:style-name="ce156" table:formula="of:=COUNTIF([.C17:.L17];&quot;51&quot;)+COUNTIF([.C17:.L17];&quot;51$&quot;)+COUNTIF([.C17:.L17];&quot;51☻&quot;)" office:value-type="float" office:value="1">
            <text:p>1</text:p>
          </table:table-cell>
          <table:table-cell table:style-name="ce156" table:formula="of:=COUNTIF([.C17:.L17];&quot;52&quot;)+COUNTIF([.C17:.L17];&quot;52$&quot;)+COUNTIF([.C17:.L17];&quot;52☻&quot;)" office:value-type="float" office:value="1">
            <text:p>1</text:p>
          </table:table-cell>
          <table:table-cell table:style-name="ce156" table:formula="of:=COUNTIF([.C17:.L17];&quot;51¶&quot;)" office:value-type="float" office:value="1">
            <text:p>1</text:p>
          </table:table-cell>
          <table:table-cell table:style-name="ce156" table:formula="of:=COUNTIF([.C17:.L17];&quot;52¶&quot;)" office:value-type="float" office:value="1">
            <text:p>1</text:p>
          </table:table-cell>
          <table:table-cell table:style-name="ce156" table:formula="of:=COUNTIF([.C17:.L17];&quot;U&quot;)+COUNTIF([.C17:.L17];&quot;U☻&quot;)+COUNTIF([.C17:.L17];&quot;U☺&quot;)" office:value-type="float" office:value="1">
            <text:p>1</text:p>
          </table:table-cell>
          <table:table-cell table:style-name="ce156" table:formula="of:=COUNTIF([.C17:.L17];&quot;KVIT&quot;)+COUNTIF([.C17:.L17];&quot;KVIT☻&quot;)+COUNTIF([.C17:.L17];&quot;kvit$&quot;)" office:value-type="float" office:value="2">
            <text:p>2</text:p>
          </table:table-cell>
          <table:table-cell table:style-name="ce157" table:formula="of:=COUNTBLANK([.C17:.L17])" office:value-type="float" office:value="0">
            <text:p>0</text:p>
          </table:table-cell>
          <table:table-cell table:style-name="ce158" table:formula="of:=COUNTIF([.C17:.L17];&quot;x&quot;)" office:value-type="float" office:value="1">
            <text:p>1</text:p>
          </table:table-cell>
          <table:table-cell table:style-name="ce159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17">
            <text:p>17. dec 10</text:p>
          </table:table-cell>
          <table:table-cell table:style-name="ce154" table:formula="of:=TEXT([.A18];&quot;Ddd&quot;)" office:value-type="string" office:string-value="pet">
            <text:p>p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6" office:value-type="string">
            <office:annotation draw:style-name="gr2" draw:text-style-name="P1" svg:width="2.904cm" svg:height="1.8cm" svg:x="8.593cm" svg:y="10.416cm" draw:caption-point-x="-0.61cm" draw:caption-point-y="1.514cm">
              <dc:creator>MŠ</dc:creator>
              <dc:date>2010-12-20T00:00:00</dc:date>
              <text:p text:style-name="P1"><text:span text:style-name="T4">ne bi bila razpisana popoldan ali dežurna: 7,9,13,15,17,20 in 22 december</text:span></text:p>
            </office:annotation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156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>
            <text:p>1</text:p>
          </table:table-cell>
          <table:table-cell table:style-name="ce156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>
            <text:p>1</text:p>
          </table:table-cell>
          <table:table-cell table:style-name="ce156" table:formula="of:=COUNTIF([.C18:.L18];&quot;51&quot;)+COUNTIF([.C18:.L18];&quot;51$&quot;)+COUNTIF([.C18:.L18];&quot;51☻&quot;)" office:value-type="float" office:value="0">
            <text:p>0</text:p>
          </table:table-cell>
          <table:table-cell table:style-name="ce156" table:formula="of:=COUNTIF([.C18:.L18];&quot;52&quot;)+COUNTIF([.C18:.L18];&quot;52$&quot;)+COUNTIF([.C18:.L18];&quot;52☻&quot;)" office:value-type="float" office:value="1">
            <text:p>1</text:p>
          </table:table-cell>
          <table:table-cell table:style-name="ce156" table:formula="of:=COUNTIF([.C18:.L18];&quot;51¶&quot;)" office:value-type="float" office:value="1">
            <text:p>1</text:p>
          </table:table-cell>
          <table:table-cell table:style-name="ce156" table:formula="of:=COUNTIF([.C18:.L18];&quot;52¶&quot;)" office:value-type="float" office:value="1">
            <text:p>1</text:p>
          </table:table-cell>
          <table:table-cell table:style-name="ce156" table:formula="of:=COUNTIF([.C18:.L18];&quot;U&quot;)+COUNTIF([.C18:.L18];&quot;U☻&quot;)+COUNTIF([.C18:.L18];&quot;U☺&quot;)" office:value-type="float" office:value="1">
            <text:p>1</text:p>
          </table:table-cell>
          <table:table-cell table:style-name="ce156" table:formula="of:=COUNTIF([.C18:.L18];&quot;KVIT&quot;)+COUNTIF([.C18:.L18];&quot;KVIT☻&quot;)+COUNTIF([.C18:.L18];&quot;kvit$&quot;)" office:value-type="float" office:value="2">
            <text:p>2</text:p>
          </table:table-cell>
          <table:table-cell table:style-name="ce157" table:formula="of:=COUNTBLANK([.C18:.L18])" office:value-type="float" office:value="0">
            <text:p>0</text:p>
          </table:table-cell>
          <table:table-cell table:style-name="ce158" table:formula="of:=COUNTIF([.C18:.L18];&quot;x&quot;)" office:value-type="float" office:value="1">
            <text:p>1</text:p>
          </table:table-cell>
          <table:table-cell table:style-name="ce159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>
            <text:p>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18">
            <text:p>18. dec 10</text:p>
          </table:table-cell>
          <table:table-cell table:style-name="ce155" table:formula="of:=TEXT([.A19];&quot;Ddd&quot;)" office:value-type="string" office:string-value="sob">
            <text:p>sob</text:p>
          </table:table-cell>
          <table:table-cell table:style-name="ce35">
            <office:annotation draw:style-name="gr2" draw:text-style-name="P1" svg:width="2.9cm" svg:height="0.595cm" svg:x="4.608cm" svg:y="11.117cm" draw:caption-point-x="-0.61cm" draw:caption-point-y="1.514cm">
              <dc:creator>MŠ</dc:creator>
              <dc:date>2010-12-20T00:00:00</dc:date>
              <text:p text:style-name="P1"><text:span text:style-name="T2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0" table:number-columns-repeated="2"/>
          <table:table-cell table:style-name="ce37"/>
          <table:table-cell table:style-name="ce44"/>
          <table:table-cell table:style-name="ce35" table:number-columns-repeated="2"/>
          <table:table-cell table:style-name="ce41" office:value-type="string">
            <text:p>JAN</text:p>
          </table:table-cell>
          <table:table-cell table:style-name="ce41" office:value-type="string">
            <text:p>MŠŠ</text:p>
          </table:table-cell>
          <table:table-cell table:style-name="ce156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>
            <text:p>1</text:p>
          </table:table-cell>
          <table:table-cell table:style-name="ce156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>
            <text:p>0</text:p>
          </table:table-cell>
          <table:table-cell table:style-name="ce156" table:formula="of:=COUNTIF([.C19:.L19];&quot;51&quot;)+COUNTIF([.C19:.L19];&quot;51$&quot;)+COUNTIF([.C19:.L19];&quot;51☻&quot;)" office:value-type="float" office:value="0">
            <text:p>0</text:p>
          </table:table-cell>
          <table:table-cell table:style-name="ce156" table:formula="of:=COUNTIF([.C19:.L19];&quot;52&quot;)+COUNTIF([.C19:.L19];&quot;52$&quot;)+COUNTIF([.C19:.L19];&quot;52☻&quot;)" office:value-type="float" office:value="0">
            <text:p>0</text:p>
          </table:table-cell>
          <table:table-cell table:style-name="ce156" table:formula="of:=COUNTIF([.C19:.L19];&quot;51¶&quot;)" office:value-type="float" office:value="0">
            <text:p>0</text:p>
          </table:table-cell>
          <table:table-cell table:style-name="ce156" table:formula="of:=COUNTIF([.C19:.L19];&quot;52¶&quot;)" office:value-type="float" office:value="0">
            <text:p>0</text:p>
          </table:table-cell>
          <table:table-cell table:style-name="ce156" table:formula="of:=COUNTIF([.C19:.L19];&quot;U&quot;)+COUNTIF([.C19:.L19];&quot;U☻&quot;)+COUNTIF([.C19:.L19];&quot;U☺&quot;)" office:value-type="float" office:value="0">
            <text:p>0</text:p>
          </table:table-cell>
          <table:table-cell table:style-name="ce156" table:formula="of:=COUNTIF([.C19:.L19];&quot;KVIT&quot;)+COUNTIF([.C19:.L19];&quot;KVIT☻&quot;)+COUNTIF([.C19:.L19];&quot;kvit$&quot;)" office:value-type="float" office:value="0">
            <text:p>0</text:p>
          </table:table-cell>
          <table:table-cell table:style-name="ce157" table:formula="of:=COUNTBLANK([.C19:.L19])" office:value-type="float" office:value="9">
            <text:p>9</text:p>
          </table:table-cell>
          <table:table-cell table:style-name="ce158" table:formula="of:=COUNTIF([.C19:.L19];&quot;x&quot;)" office:value-type="float" office:value="0">
            <text:p>0</text:p>
          </table:table-cell>
          <table:table-cell table:style-name="ce159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19">
            <text:p>19. dec 10</text:p>
          </table:table-cell>
          <table:table-cell table:style-name="ce155" table:formula="of:=TEXT([.A20];&quot;Ddd&quot;)" office:value-type="string" office:string-value="ned">
            <text:p>ne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3"/>
          <table:table-cell table:style-name="ce35"/>
          <table:table-cell table:style-name="ce37"/>
          <table:table-cell table:style-name="ce35" table:number-columns-repeated="3"/>
          <table:table-cell table:style-name="ce41" office:value-type="string">
            <text:p>JAN</text:p>
          </table:table-cell>
          <table:table-cell table:style-name="ce41" office:value-type="string">
            <text:p>MŠŠ</text:p>
          </table:table-cell>
          <table:table-cell table:style-name="ce156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>
            <text:p>1</text:p>
          </table:table-cell>
          <table:table-cell table:style-name="ce156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>
            <text:p>0</text:p>
          </table:table-cell>
          <table:table-cell table:style-name="ce156" table:formula="of:=COUNTIF([.C20:.L20];&quot;51&quot;)+COUNTIF([.C20:.L20];&quot;51$&quot;)+COUNTIF([.C20:.L20];&quot;51☻&quot;)" office:value-type="float" office:value="0">
            <text:p>0</text:p>
          </table:table-cell>
          <table:table-cell table:style-name="ce156" table:formula="of:=COUNTIF([.C20:.L20];&quot;52&quot;)+COUNTIF([.C20:.L20];&quot;52$&quot;)+COUNTIF([.C20:.L20];&quot;52☻&quot;)" office:value-type="float" office:value="0">
            <text:p>0</text:p>
          </table:table-cell>
          <table:table-cell table:style-name="ce156" table:formula="of:=COUNTIF([.C20:.L20];&quot;51¶&quot;)" office:value-type="float" office:value="0">
            <text:p>0</text:p>
          </table:table-cell>
          <table:table-cell table:style-name="ce156" table:formula="of:=COUNTIF([.C20:.L20];&quot;52¶&quot;)" office:value-type="float" office:value="0">
            <text:p>0</text:p>
          </table:table-cell>
          <table:table-cell table:style-name="ce156" table:formula="of:=COUNTIF([.C20:.L20];&quot;U&quot;)+COUNTIF([.C20:.L20];&quot;U☻&quot;)+COUNTIF([.C20:.L20];&quot;U☺&quot;)" office:value-type="float" office:value="0">
            <text:p>0</text:p>
          </table:table-cell>
          <table:table-cell table:style-name="ce156" table:formula="of:=COUNTIF([.C20:.L20];&quot;KVIT&quot;)+COUNTIF([.C20:.L20];&quot;KVIT☻&quot;)+COUNTIF([.C20:.L20];&quot;kvit$&quot;)" office:value-type="float" office:value="0">
            <text:p>0</text:p>
          </table:table-cell>
          <table:table-cell table:style-name="ce157" table:formula="of:=COUNTBLANK([.C20:.L20])" office:value-type="float" office:value="9">
            <text:p>9</text:p>
          </table:table-cell>
          <table:table-cell table:style-name="ce158" table:formula="of:=COUNTIF([.C20:.L20];&quot;x&quot;)" office:value-type="float" office:value="0">
            <text:p>0</text:p>
          </table:table-cell>
          <table:table-cell table:style-name="ce159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0">
            <text:p>20. dec 10</text:p>
          </table:table-cell>
          <table:table-cell table:style-name="ce154" table:formula="of:=TEXT([.A2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PIN</text:p>
          </table:table-cell>
          <table:table-cell table:style-name="ce28" office:value-type="string">
            <text:p>ŠTU</text:p>
          </table:table-cell>
          <table:table-cell table:style-name="ce156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>
            <text:p>1</text:p>
          </table:table-cell>
          <table:table-cell table:style-name="ce156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>
            <text:p>1</text:p>
          </table:table-cell>
          <table:table-cell table:style-name="ce156" table:formula="of:=COUNTIF([.C21:.L21];&quot;51&quot;)+COUNTIF([.C21:.L21];&quot;51$&quot;)+COUNTIF([.C21:.L21];&quot;51☻&quot;)" office:value-type="float" office:value="1">
            <text:p>1</text:p>
          </table:table-cell>
          <table:table-cell table:style-name="ce156" table:formula="of:=COUNTIF([.C21:.L21];&quot;52&quot;)+COUNTIF([.C21:.L21];&quot;52$&quot;)+COUNTIF([.C21:.L21];&quot;52☻&quot;)" office:value-type="float" office:value="1">
            <text:p>1</text:p>
          </table:table-cell>
          <table:table-cell table:style-name="ce156" table:formula="of:=COUNTIF([.C21:.L21];&quot;51¶&quot;)" office:value-type="float" office:value="1">
            <text:p>1</text:p>
          </table:table-cell>
          <table:table-cell table:style-name="ce156" table:formula="of:=COUNTIF([.C21:.L21];&quot;52¶&quot;)" office:value-type="float" office:value="1">
            <text:p>1</text:p>
          </table:table-cell>
          <table:table-cell table:style-name="ce156" table:formula="of:=COUNTIF([.C21:.L21];&quot;U&quot;)+COUNTIF([.C21:.L21];&quot;U☻&quot;)+COUNTIF([.C21:.L21];&quot;U☺&quot;)" office:value-type="float" office:value="1">
            <text:p>1</text:p>
          </table:table-cell>
          <table:table-cell table:style-name="ce156" table:formula="of:=COUNTIF([.C21:.L21];&quot;KVIT&quot;)+COUNTIF([.C21:.L21];&quot;KVIT☻&quot;)+COUNTIF([.C21:.L21];&quot;kvit$&quot;)" office:value-type="float" office:value="2">
            <text:p>2</text:p>
          </table:table-cell>
          <table:table-cell table:style-name="ce157" table:formula="of:=COUNTBLANK([.C21:.L21])" office:value-type="float" office:value="0">
            <text:p>0</text:p>
          </table:table-cell>
          <table:table-cell table:style-name="ce158" table:formula="of:=COUNTIF([.C21:.L21];&quot;x&quot;)" office:value-type="float" office:value="1">
            <text:p>1</text:p>
          </table:table-cell>
          <table:table-cell table:style-name="ce159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1">
            <text:p>21. dec 10</text:p>
          </table:table-cell>
          <table:table-cell table:style-name="ce154" table:formula="of:=TEXT([.A22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DAN</text:p>
          </table:table-cell>
          <table:table-cell table:style-name="ce28" office:value-type="string">
            <text:p>ŠOŠ</text:p>
          </table:table-cell>
          <table:table-cell table:style-name="ce156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>
            <text:p>1</text:p>
          </table:table-cell>
          <table:table-cell table:style-name="ce156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>
            <text:p>1</text:p>
          </table:table-cell>
          <table:table-cell table:style-name="ce156" table:formula="of:=COUNTIF([.C22:.L22];&quot;51&quot;)+COUNTIF([.C22:.L22];&quot;51$&quot;)+COUNTIF([.C22:.L22];&quot;51☻&quot;)" office:value-type="float" office:value="1">
            <text:p>1</text:p>
          </table:table-cell>
          <table:table-cell table:style-name="ce156" table:formula="of:=COUNTIF([.C22:.L22];&quot;52&quot;)+COUNTIF([.C22:.L22];&quot;52$&quot;)+COUNTIF([.C22:.L22];&quot;52☻&quot;)" office:value-type="float" office:value="1">
            <text:p>1</text:p>
          </table:table-cell>
          <table:table-cell table:style-name="ce156" table:formula="of:=COUNTIF([.C22:.L22];&quot;51¶&quot;)" office:value-type="float" office:value="1">
            <text:p>1</text:p>
          </table:table-cell>
          <table:table-cell table:style-name="ce156" table:formula="of:=COUNTIF([.C22:.L22];&quot;52¶&quot;)" office:value-type="float" office:value="1">
            <text:p>1</text:p>
          </table:table-cell>
          <table:table-cell table:style-name="ce156" table:formula="of:=COUNTIF([.C22:.L22];&quot;U&quot;)+COUNTIF([.C22:.L22];&quot;U☻&quot;)+COUNTIF([.C22:.L22];&quot;U☺&quot;)" office:value-type="float" office:value="1">
            <text:p>1</text:p>
          </table:table-cell>
          <table:table-cell table:style-name="ce156" table:formula="of:=COUNTIF([.C22:.L22];&quot;KVIT&quot;)+COUNTIF([.C22:.L22];&quot;KVIT☻&quot;)+COUNTIF([.C22:.L22];&quot;kvit$&quot;)" office:value-type="float" office:value="1">
            <text:p>1</text:p>
          </table:table-cell>
          <table:table-cell table:style-name="ce157" table:formula="of:=COUNTBLANK([.C22:.L22])" office:value-type="float" office:value="0">
            <text:p>0</text:p>
          </table:table-cell>
          <table:table-cell table:style-name="ce158" table:formula="of:=COUNTIF([.C22:.L22];&quot;x&quot;)" office:value-type="float" office:value="2">
            <text:p>2</text:p>
          </table:table-cell>
          <table:table-cell table:style-name="ce159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2">
            <text:p>22. dec 10</text:p>
          </table:table-cell>
          <table:table-cell table:style-name="ce154" table:formula="of:=TEXT([.A2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6" office:value-type="string">
            <office:annotation draw:style-name="gr2" draw:text-style-name="P1" svg:width="2.904cm" svg:height="1.796cm" svg:x="8.593cm" svg:y="13.925cm" draw:caption-point-x="-0.61cm" draw:caption-point-y="1.511cm">
              <dc:creator>MŠ</dc:creator>
              <dc:date>2010-12-20T00:00:00</dc:date>
              <text:p text:style-name="P1"><text:span text:style-name="T4">ne bi bila razpisana popoldan ali dežurna: 7,9,13,15,17,20 in 22 december</text:span></text:p>
            </office:annotation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ŠOŠ</text:p>
          </table:table-cell>
          <table:table-cell table:style-name="ce156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>
            <text:p>1</text:p>
          </table:table-cell>
          <table:table-cell table:style-name="ce156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>
            <text:p>0</text:p>
          </table:table-cell>
          <table:table-cell table:style-name="ce156" table:formula="of:=COUNTIF([.C23:.L23];&quot;51&quot;)+COUNTIF([.C23:.L23];&quot;51$&quot;)+COUNTIF([.C23:.L23];&quot;51☻&quot;)" office:value-type="float" office:value="1">
            <text:p>1</text:p>
          </table:table-cell>
          <table:table-cell table:style-name="ce156" table:formula="of:=COUNTIF([.C23:.L23];&quot;52&quot;)+COUNTIF([.C23:.L23];&quot;52$&quot;)+COUNTIF([.C23:.L23];&quot;52☻&quot;)" office:value-type="float" office:value="1">
            <text:p>1</text:p>
          </table:table-cell>
          <table:table-cell table:style-name="ce156" table:formula="of:=COUNTIF([.C23:.L23];&quot;51¶&quot;)" office:value-type="float" office:value="1">
            <text:p>1</text:p>
          </table:table-cell>
          <table:table-cell table:style-name="ce156" table:formula="of:=COUNTIF([.C23:.L23];&quot;52¶&quot;)" office:value-type="float" office:value="1">
            <text:p>1</text:p>
          </table:table-cell>
          <table:table-cell table:style-name="ce156" table:formula="of:=COUNTIF([.C23:.L23];&quot;U&quot;)+COUNTIF([.C23:.L23];&quot;U☻&quot;)+COUNTIF([.C23:.L23];&quot;U☺&quot;)" office:value-type="float" office:value="1">
            <text:p>1</text:p>
          </table:table-cell>
          <table:table-cell table:style-name="ce156" table:formula="of:=COUNTIF([.C23:.L23];&quot;KVIT&quot;)+COUNTIF([.C23:.L23];&quot;KVIT☻&quot;)+COUNTIF([.C23:.L23];&quot;kvit$&quot;)" office:value-type="float" office:value="1">
            <text:p>1</text:p>
          </table:table-cell>
          <table:table-cell table:style-name="ce157" table:formula="of:=COUNTBLANK([.C23:.L23])" office:value-type="float" office:value="0">
            <text:p>0</text:p>
          </table:table-cell>
          <table:table-cell table:style-name="ce158" table:formula="of:=COUNTIF([.C23:.L23];&quot;x&quot;)" office:value-type="float" office:value="2">
            <text:p>2</text:p>
          </table:table-cell>
          <table:table-cell table:style-name="ce159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3">
            <text:p>23. dec 10</text:p>
          </table:table-cell>
          <table:table-cell table:style-name="ce154" table:formula="of:=TEXT([.A24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office:value-type="string">
            <text:p>ORO</text:p>
          </table:table-cell>
          <table:table-cell table:style-name="ce28" office:value-type="string">
            <text:p>ŠTU</text:p>
          </table:table-cell>
          <table:table-cell table:style-name="ce156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>
            <text:p>1</text:p>
          </table:table-cell>
          <table:table-cell table:style-name="ce156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>
            <text:p>1</text:p>
          </table:table-cell>
          <table:table-cell table:style-name="ce156" table:formula="of:=COUNTIF([.C24:.L24];&quot;51&quot;)+COUNTIF([.C24:.L24];&quot;51$&quot;)+COUNTIF([.C24:.L24];&quot;51☻&quot;)" office:value-type="float" office:value="1">
            <text:p>1</text:p>
          </table:table-cell>
          <table:table-cell table:style-name="ce156" table:formula="of:=COUNTIF([.C24:.L24];&quot;52&quot;)+COUNTIF([.C24:.L24];&quot;52$&quot;)+COUNTIF([.C24:.L24];&quot;52☻&quot;)" office:value-type="float" office:value="1">
            <text:p>1</text:p>
          </table:table-cell>
          <table:table-cell table:style-name="ce156" table:formula="of:=COUNTIF([.C24:.L24];&quot;51¶&quot;)" office:value-type="float" office:value="1">
            <text:p>1</text:p>
          </table:table-cell>
          <table:table-cell table:style-name="ce156" table:formula="of:=COUNTIF([.C24:.L24];&quot;52¶&quot;)" office:value-type="float" office:value="1">
            <text:p>1</text:p>
          </table:table-cell>
          <table:table-cell table:style-name="ce156" table:formula="of:=COUNTIF([.C24:.L24];&quot;U&quot;)+COUNTIF([.C24:.L24];&quot;U☻&quot;)+COUNTIF([.C24:.L24];&quot;U☺&quot;)" office:value-type="float" office:value="1">
            <text:p>1</text:p>
          </table:table-cell>
          <table:table-cell table:style-name="ce156" table:formula="of:=COUNTIF([.C24:.L24];&quot;KVIT&quot;)+COUNTIF([.C24:.L24];&quot;KVIT☻&quot;)+COUNTIF([.C24:.L24];&quot;kvit$&quot;)" office:value-type="float" office:value="3">
            <text:p>3</text:p>
          </table:table-cell>
          <table:table-cell table:style-name="ce157" table:formula="of:=COUNTBLANK([.C24:.L24])" office:value-type="float" office:value="0">
            <text:p>0</text:p>
          </table:table-cell>
          <table:table-cell table:style-name="ce158" table:formula="of:=COUNTIF([.C24:.L24];&quot;x&quot;)" office:value-type="float" office:value="1">
            <text:p>1</text:p>
          </table:table-cell>
          <table:table-cell table:style-name="ce159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4">
            <text:p>24. dec 10</text:p>
          </table:table-cell>
          <table:table-cell table:style-name="ce154" table:formula="of:=TEXT([.A2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6" office:value-type="string">
            <office:annotation draw:style-name="gr2" draw:text-style-name="P1" svg:width="2.904cm" svg:height="1.8cm" svg:x="8.593cm" svg:y="15.324cm" draw:caption-point-x="-0.61cm" draw:caption-point-y="1.514cm">
              <dc:creator>MŠ</dc:creator>
              <dc:date>2010-12-20T00:00:00</dc:date>
              <text:p text:style-name="P1"><text:span text:style-name="T4">ne bi bila razpisana popoldan ali dežurna: 7,9,13,15,17,20 in 22 december</text:span></text:p>
            </office:annotation>
            <text:p>K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156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>
            <text:p>1</text:p>
          </table:table-cell>
          <table:table-cell table:style-name="ce156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>
            <text:p>1</text:p>
          </table:table-cell>
          <table:table-cell table:style-name="ce156" table:formula="of:=COUNTIF([.C25:.L25];&quot;51&quot;)+COUNTIF([.C25:.L25];&quot;51$&quot;)+COUNTIF([.C25:.L25];&quot;51☻&quot;)" office:value-type="float" office:value="0">
            <text:p>0</text:p>
          </table:table-cell>
          <table:table-cell table:style-name="ce156" table:formula="of:=COUNTIF([.C25:.L25];&quot;52&quot;)+COUNTIF([.C25:.L25];&quot;52$&quot;)+COUNTIF([.C25:.L25];&quot;52☻&quot;)" office:value-type="float" office:value="1">
            <text:p>1</text:p>
          </table:table-cell>
          <table:table-cell table:style-name="ce156" table:formula="of:=COUNTIF([.C25:.L25];&quot;51¶&quot;)" office:value-type="float" office:value="0">
            <text:p>0</text:p>
          </table:table-cell>
          <table:table-cell table:style-name="ce156" table:formula="of:=COUNTIF([.C25:.L25];&quot;52¶&quot;)" office:value-type="float" office:value="0">
            <text:p>0</text:p>
          </table:table-cell>
          <table:table-cell table:style-name="ce156" table:formula="of:=COUNTIF([.C25:.L25];&quot;U&quot;)+COUNTIF([.C25:.L25];&quot;U☻&quot;)+COUNTIF([.C25:.L25];&quot;U☺&quot;)" office:value-type="float" office:value="1">
            <text:p>1</text:p>
          </table:table-cell>
          <table:table-cell table:style-name="ce156" table:formula="of:=COUNTIF([.C25:.L25];&quot;KVIT&quot;)+COUNTIF([.C25:.L25];&quot;KVIT☻&quot;)+COUNTIF([.C25:.L25];&quot;kvit$&quot;)" office:value-type="float" office:value="4">
            <text:p>4</text:p>
          </table:table-cell>
          <table:table-cell table:style-name="ce157" table:formula="of:=COUNTBLANK([.C25:.L25])" office:value-type="float" office:value="0">
            <text:p>0</text:p>
          </table:table-cell>
          <table:table-cell table:style-name="ce158" table:formula="of:=COUNTIF([.C25:.L25];&quot;x&quot;)" office:value-type="float" office:value="1">
            <text:p>1</text:p>
          </table:table-cell>
          <table:table-cell table:style-name="ce159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25">
            <text:p>25. dec 10</text:p>
          </table:table-cell>
          <table:table-cell table:style-name="ce155" table:formula="of:=TEXT([.A26];&quot;Ddd&quot;)" office:value-type="string" office:string-value="sob">
            <text:p>sob</text:p>
          </table:table-cell>
          <table:table-cell table:style-name="ce35"/>
          <table:table-cell table:style-name="ce44"/>
          <table:table-cell table:style-name="ce30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41" office:value-type="string">
            <text:p>AND</text:p>
          </table:table-cell>
          <table:table-cell table:style-name="ce41" office:value-type="string">
            <text:p>ŠOŠ</text:p>
          </table:table-cell>
          <table:table-cell table:style-name="ce156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>
            <text:p>1</text:p>
          </table:table-cell>
          <table:table-cell table:style-name="ce156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>
            <text:p>1</text:p>
          </table:table-cell>
          <table:table-cell table:style-name="ce156" table:formula="of:=COUNTIF([.C26:.L26];&quot;51&quot;)+COUNTIF([.C26:.L26];&quot;51$&quot;)+COUNTIF([.C26:.L26];&quot;51☻&quot;)" office:value-type="float" office:value="0">
            <text:p>0</text:p>
          </table:table-cell>
          <table:table-cell table:style-name="ce156" table:formula="of:=COUNTIF([.C26:.L26];&quot;52&quot;)+COUNTIF([.C26:.L26];&quot;52$&quot;)+COUNTIF([.C26:.L26];&quot;52☻&quot;)" office:value-type="float" office:value="0">
            <text:p>0</text:p>
          </table:table-cell>
          <table:table-cell table:style-name="ce156" table:formula="of:=COUNTIF([.C26:.L26];&quot;51¶&quot;)" office:value-type="float" office:value="0">
            <text:p>0</text:p>
          </table:table-cell>
          <table:table-cell table:style-name="ce156" table:formula="of:=COUNTIF([.C26:.L26];&quot;52¶&quot;)" office:value-type="float" office:value="0">
            <text:p>0</text:p>
          </table:table-cell>
          <table:table-cell table:style-name="ce156" table:formula="of:=COUNTIF([.C26:.L26];&quot;U&quot;)+COUNTIF([.C26:.L26];&quot;U☻&quot;)+COUNTIF([.C26:.L26];&quot;U☺&quot;)" office:value-type="float" office:value="0">
            <text:p>0</text:p>
          </table:table-cell>
          <table:table-cell table:style-name="ce156" table:formula="of:=COUNTIF([.C26:.L26];&quot;KVIT&quot;)+COUNTIF([.C26:.L26];&quot;KVIT☻&quot;)+COUNTIF([.C26:.L26];&quot;kvit$&quot;)" office:value-type="float" office:value="0">
            <text:p>0</text:p>
          </table:table-cell>
          <table:table-cell table:style-name="ce157" table:formula="of:=COUNTBLANK([.C26:.L26])" office:value-type="float" office:value="8">
            <text:p>8</text:p>
          </table:table-cell>
          <table:table-cell table:style-name="ce158" table:formula="of:=COUNTIF([.C26:.L26];&quot;x&quot;)" office:value-type="float" office:value="0">
            <text:p>0</text:p>
          </table:table-cell>
          <table:table-cell table:style-name="ce159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10-12-26">
            <text:p>26. dec 10</text:p>
          </table:table-cell>
          <table:table-cell table:style-name="ce155" table:formula="of:=TEXT([.A27];&quot;Ddd&quot;)" office:value-type="string" office:string-value="ned">
            <text:p>ned</text:p>
          </table:table-cell>
          <table:table-cell table:style-name="ce30"/>
          <table:table-cell table:style-name="ce72"/>
          <table:table-cell table:style-name="ce30"/>
          <table:table-cell table:style-name="ce35" table:number-columns-repeated="2"/>
          <table:table-cell table:style-name="ce30" table:number-columns-repeated="3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143" office:value-type="string">
            <text:p>MIO</text:p>
          </table:table-cell>
          <table:table-cell table:style-name="ce41" office:value-type="string">
            <text:p>ŠOŠ</text:p>
          </table:table-cell>
          <table:table-cell table:style-name="ce156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>
            <text:p>1</text:p>
          </table:table-cell>
          <table:table-cell table:style-name="ce156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>
            <text:p>0</text:p>
          </table:table-cell>
          <table:table-cell table:style-name="ce156" table:formula="of:=COUNTIF([.C27:.L27];&quot;51&quot;)+COUNTIF([.C27:.L27];&quot;51$&quot;)+COUNTIF([.C27:.L27];&quot;51☻&quot;)" office:value-type="float" office:value="0">
            <text:p>0</text:p>
          </table:table-cell>
          <table:table-cell table:style-name="ce156" table:formula="of:=COUNTIF([.C27:.L27];&quot;52&quot;)+COUNTIF([.C27:.L27];&quot;52$&quot;)+COUNTIF([.C27:.L27];&quot;52☻&quot;)" office:value-type="float" office:value="0">
            <text:p>0</text:p>
          </table:table-cell>
          <table:table-cell table:style-name="ce156" table:formula="of:=COUNTIF([.C27:.L27];&quot;51¶&quot;)" office:value-type="float" office:value="0">
            <text:p>0</text:p>
          </table:table-cell>
          <table:table-cell table:style-name="ce156" table:formula="of:=COUNTIF([.C27:.L27];&quot;52¶&quot;)" office:value-type="float" office:value="0">
            <text:p>0</text:p>
          </table:table-cell>
          <table:table-cell table:style-name="ce156" table:formula="of:=COUNTIF([.C27:.L27];&quot;U&quot;)+COUNTIF([.C27:.L27];&quot;U☻&quot;)+COUNTIF([.C27:.L27];&quot;U☺&quot;)" office:value-type="float" office:value="0">
            <text:p>0</text:p>
          </table:table-cell>
          <table:table-cell table:style-name="ce156" table:formula="of:=COUNTIF([.C27:.L27];&quot;KVIT&quot;)+COUNTIF([.C27:.L27];&quot;KVIT☻&quot;)+COUNTIF([.C27:.L27];&quot;kvit$&quot;)" office:value-type="float" office:value="0">
            <text:p>0</text:p>
          </table:table-cell>
          <table:table-cell table:style-name="ce157" table:formula="of:=COUNTBLANK([.C27:.L27])" office:value-type="float" office:value="9">
            <text:p>9</text:p>
          </table:table-cell>
          <table:table-cell table:style-name="ce158" table:formula="of:=COUNTIF([.C27:.L27];&quot;x&quot;)" office:value-type="float" office:value="0">
            <text:p>0</text:p>
          </table:table-cell>
          <table:table-cell table:style-name="ce159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>
            <text:p>0</text:p>
          </table:table-cell>
          <table:table-cell table:style-name="ce1" table:formula="of:=[$'Vzorci vnosov'.$A$28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7">
            <text:p>27. dec 10</text:p>
          </table:table-cell>
          <table:table-cell table:style-name="ce154" table:formula="of:=TEXT([.A28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office:annotation draw:style-name="gr1" draw:text-style-name="P1" svg:width="2.885cm" svg:height="2.991cm" svg:x="14.578cm" svg:y="18.477cm" draw:caption-point-x="-0.616cm" draw:caption-point-y="0.465cm">
              <dc:creator>MŠ</dc:creator>
              <dc:date>2010-12-20T00:00:00</dc:date>
              <text:p text:style-name="P1"><text:span text:style-name="T1">14-22.8</text:span></text:p>
            </office:annotation>
            <text:p>POT</text:p>
          </table:table-cell>
          <table:table-cell table:style-name="ce28" office:value-type="string">
            <text:p>AND</text:p>
          </table:table-cell>
          <table:table-cell table:style-name="ce156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>
            <text:p>1</text:p>
          </table:table-cell>
          <table:table-cell table:style-name="ce156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>
            <text:p>0</text:p>
          </table:table-cell>
          <table:table-cell table:style-name="ce156" table:formula="of:=COUNTIF([.C28:.L28];&quot;51&quot;)+COUNTIF([.C28:.L28];&quot;51$&quot;)+COUNTIF([.C28:.L28];&quot;51☻&quot;)" office:value-type="float" office:value="1">
            <text:p>1</text:p>
          </table:table-cell>
          <table:table-cell table:style-name="ce156" table:formula="of:=COUNTIF([.C28:.L28];&quot;52&quot;)+COUNTIF([.C28:.L28];&quot;52$&quot;)+COUNTIF([.C28:.L28];&quot;52☻&quot;)" office:value-type="float" office:value="1">
            <text:p>1</text:p>
          </table:table-cell>
          <table:table-cell table:style-name="ce156" table:formula="of:=COUNTIF([.C28:.L28];&quot;51¶&quot;)" office:value-type="float" office:value="1">
            <text:p>1</text:p>
          </table:table-cell>
          <table:table-cell table:style-name="ce156" table:formula="of:=COUNTIF([.C28:.L28];&quot;52¶&quot;)" office:value-type="float" office:value="0">
            <text:p>0</text:p>
          </table:table-cell>
          <table:table-cell table:style-name="ce156" table:formula="of:=COUNTIF([.C28:.L28];&quot;U&quot;)+COUNTIF([.C28:.L28];&quot;U☻&quot;)+COUNTIF([.C28:.L28];&quot;U☺&quot;)" office:value-type="float" office:value="0">
            <text:p>0</text:p>
          </table:table-cell>
          <table:table-cell table:style-name="ce156" table:formula="of:=COUNTIF([.C28:.L28];&quot;KVIT&quot;)+COUNTIF([.C28:.L28];&quot;KVIT☻&quot;)+COUNTIF([.C28:.L28];&quot;kvit$&quot;)" office:value-type="float" office:value="2">
            <text:p>2</text:p>
          </table:table-cell>
          <table:table-cell table:style-name="ce157" table:formula="of:=COUNTBLANK([.C28:.L28])" office:value-type="float" office:value="0">
            <text:p>0</text:p>
          </table:table-cell>
          <table:table-cell table:style-name="ce158" table:formula="of:=COUNTIF([.C28:.L28];&quot;x&quot;)" office:value-type="float" office:value="1">
            <text:p>1</text:p>
          </table:table-cell>
          <table:table-cell table:style-name="ce159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>
            <text:p>2</text:p>
          </table:table-cell>
          <table:table-cell table:style-name="ce1" table:formula="of:=[$'Vzorci vnosov'.$A$29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8">
            <text:p>28. dec 10</text:p>
          </table:table-cell>
          <table:table-cell table:style-name="ce154" table:formula="of:=TEXT([.A29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3" office:value-type="string">
            <text:p>ŠTU</text:p>
          </table:table-cell>
          <table:table-cell table:style-name="ce28" office:value-type="string">
            <text:p>AND</text:p>
          </table:table-cell>
          <table:table-cell table:style-name="ce156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>
            <text:p>1</text:p>
          </table:table-cell>
          <table:table-cell table:style-name="ce156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>
            <text:p>1</text:p>
          </table:table-cell>
          <table:table-cell table:style-name="ce156" table:formula="of:=COUNTIF([.C29:.L29];&quot;51&quot;)+COUNTIF([.C29:.L29];&quot;51$&quot;)+COUNTIF([.C29:.L29];&quot;51☻&quot;)" office:value-type="float" office:value="1">
            <text:p>1</text:p>
          </table:table-cell>
          <table:table-cell table:style-name="ce156" table:formula="of:=COUNTIF([.C29:.L29];&quot;52&quot;)+COUNTIF([.C29:.L29];&quot;52$&quot;)+COUNTIF([.C29:.L29];&quot;52☻&quot;)" office:value-type="float" office:value="1">
            <text:p>1</text:p>
          </table:table-cell>
          <table:table-cell table:style-name="ce156" table:formula="of:=COUNTIF([.C29:.L29];&quot;51¶&quot;)" office:value-type="float" office:value="1">
            <text:p>1</text:p>
          </table:table-cell>
          <table:table-cell table:style-name="ce156" table:formula="of:=COUNTIF([.C29:.L29];&quot;52¶&quot;)" office:value-type="float" office:value="0">
            <text:p>0</text:p>
          </table:table-cell>
          <table:table-cell table:style-name="ce156" table:formula="of:=COUNTIF([.C29:.L29];&quot;U&quot;)+COUNTIF([.C29:.L29];&quot;U☻&quot;)+COUNTIF([.C29:.L29];&quot;U☺&quot;)" office:value-type="float" office:value="0">
            <text:p>0</text:p>
          </table:table-cell>
          <table:table-cell table:style-name="ce156" table:formula="of:=COUNTIF([.C29:.L29];&quot;KVIT&quot;)+COUNTIF([.C29:.L29];&quot;KVIT☻&quot;)+COUNTIF([.C29:.L29];&quot;kvit$&quot;)" office:value-type="float" office:value="2">
            <text:p>2</text:p>
          </table:table-cell>
          <table:table-cell table:style-name="ce157" table:formula="of:=COUNTBLANK([.C29:.L29])" office:value-type="float" office:value="0">
            <text:p>0</text:p>
          </table:table-cell>
          <table:table-cell table:style-name="ce158" table:formula="of:=COUNTIF([.C29:.L29];&quot;x&quot;)" office:value-type="float" office:value="0">
            <text:p>0</text:p>
          </table:table-cell>
          <table:table-cell table:style-name="ce159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>
            <text:p>2</text:p>
          </table:table-cell>
          <table:table-cell table:style-name="ce1" table:formula="of:=[$'Vzorci vnosov'.$A$30]" office:value-type="string" office:string-value=".">
            <text:p>.</text:p>
          </table:table-cell>
          <table:table-cell table:number-columns-repeated="998"/>
        </table:table-row>
        <table:table-row table:style-name="ro7">
          <table:table-cell table:style-name="ce19" office:value-type="date" office:date-value="2010-12-29">
            <text:p>29. dec 10</text:p>
          </table:table-cell>
          <table:table-cell table:style-name="ce154" table:formula="of:=TEXT([.A30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office:value-type="string">
            <text:p>MŠŠ</text:p>
          </table:table-cell>
          <table:table-cell table:style-name="ce28" office:value-type="string">
            <text:p>ŠTU</text:p>
          </table:table-cell>
          <table:table-cell table:style-name="ce156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>
            <text:p>1</text:p>
          </table:table-cell>
          <table:table-cell table:style-name="ce156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>
            <text:p>1</text:p>
          </table:table-cell>
          <table:table-cell table:style-name="ce156" table:formula="of:=COUNTIF([.C30:.L30];&quot;51&quot;)+COUNTIF([.C30:.L30];&quot;51$&quot;)+COUNTIF([.C30:.L30];&quot;51☻&quot;)" office:value-type="float" office:value="1">
            <text:p>1</text:p>
          </table:table-cell>
          <table:table-cell table:style-name="ce156" table:formula="of:=COUNTIF([.C30:.L30];&quot;52&quot;)+COUNTIF([.C30:.L30];&quot;52$&quot;)+COUNTIF([.C30:.L30];&quot;52☻&quot;)" office:value-type="float" office:value="1">
            <text:p>1</text:p>
          </table:table-cell>
          <table:table-cell table:style-name="ce156" table:formula="of:=COUNTIF([.C30:.L30];&quot;51¶&quot;)" office:value-type="float" office:value="1">
            <text:p>1</text:p>
          </table:table-cell>
          <table:table-cell table:style-name="ce156" table:formula="of:=COUNTIF([.C30:.L30];&quot;52¶&quot;)" office:value-type="float" office:value="0">
            <text:p>0</text:p>
          </table:table-cell>
          <table:table-cell table:style-name="ce156" table:formula="of:=COUNTIF([.C30:.L30];&quot;U&quot;)+COUNTIF([.C30:.L30];&quot;U☻&quot;)+COUNTIF([.C30:.L30];&quot;U☺&quot;)" office:value-type="float" office:value="0">
            <text:p>0</text:p>
          </table:table-cell>
          <table:table-cell table:style-name="ce156" table:formula="of:=COUNTIF([.C30:.L30];&quot;KVIT&quot;)+COUNTIF([.C30:.L30];&quot;KVIT☻&quot;)+COUNTIF([.C30:.L30];&quot;kvit$&quot;)" office:value-type="float" office:value="0">
            <text:p>0</text:p>
          </table:table-cell>
          <table:table-cell table:style-name="ce157" table:formula="of:=COUNTBLANK([.C30:.L30])" office:value-type="float" office:value="0">
            <text:p>0</text:p>
          </table:table-cell>
          <table:table-cell table:style-name="ce158" table:formula="of:=COUNTIF([.C30:.L30];&quot;x&quot;)" office:value-type="float" office:value="2">
            <text:p>2</text:p>
          </table:table-cell>
          <table:table-cell table:style-name="ce159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12-30">
            <text:p>30. dec 10</text:p>
          </table:table-cell>
          <table:table-cell table:style-name="ce154" table:formula="of:=TEXT([.A31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6" office:value-type="string">
            <text:p>MIO</text:p>
          </table:table-cell>
          <table:table-cell table:style-name="ce28" office:value-type="string">
            <text:p>DAN</text:p>
          </table:table-cell>
          <table:table-cell table:style-name="ce156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>
            <text:p>1</text:p>
          </table:table-cell>
          <table:table-cell table:style-name="ce156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>
            <text:p>0</text:p>
          </table:table-cell>
          <table:table-cell table:style-name="ce156" table:formula="of:=COUNTIF([.C31:.L31];&quot;51&quot;)+COUNTIF([.C31:.L31];&quot;51$&quot;)+COUNTIF([.C31:.L31];&quot;51☻&quot;)" office:value-type="float" office:value="1">
            <text:p>1</text:p>
          </table:table-cell>
          <table:table-cell table:style-name="ce156" table:formula="of:=COUNTIF([.C31:.L31];&quot;52&quot;)+COUNTIF([.C31:.L31];&quot;52$&quot;)+COUNTIF([.C31:.L31];&quot;52☻&quot;)" office:value-type="float" office:value="1">
            <text:p>1</text:p>
          </table:table-cell>
          <table:table-cell table:style-name="ce156" table:formula="of:=COUNTIF([.C31:.L31];&quot;51¶&quot;)" office:value-type="float" office:value="1">
            <text:p>1</text:p>
          </table:table-cell>
          <table:table-cell table:style-name="ce156" table:formula="of:=COUNTIF([.C31:.L31];&quot;52¶&quot;)" office:value-type="float" office:value="0">
            <text:p>0</text:p>
          </table:table-cell>
          <table:table-cell table:style-name="ce156" table:formula="of:=COUNTIF([.C31:.L31];&quot;U&quot;)+COUNTIF([.C31:.L31];&quot;U☻&quot;)+COUNTIF([.C31:.L31];&quot;U☺&quot;)" office:value-type="float" office:value="0">
            <text:p>0</text:p>
          </table:table-cell>
          <table:table-cell table:style-name="ce156" table:formula="of:=COUNTIF([.C31:.L31];&quot;KVIT&quot;)+COUNTIF([.C31:.L31];&quot;KVIT☻&quot;)+COUNTIF([.C31:.L31];&quot;kvit$&quot;)" office:value-type="float" office:value="2">
            <text:p>2</text:p>
          </table:table-cell>
          <table:table-cell table:style-name="ce157" table:formula="of:=COUNTBLANK([.C31:.L31])" office:value-type="float" office:value="0">
            <text:p>0</text:p>
          </table:table-cell>
          <table:table-cell table:style-name="ce158" table:formula="of:=COUNTIF([.C31:.L31];&quot;x&quot;)" office:value-type="float" office:value="1">
            <text:p>1</text:p>
          </table:table-cell>
          <table:table-cell table:style-name="ce159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19" office:value-type="date" office:date-value="2010-12-31">
            <text:p>31. dec 10</text:p>
          </table:table-cell>
          <table:table-cell table:style-name="ce154" table:formula="of:=TEXT([.A32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office:value-type="string">
            <text:p>ŠTI</text:p>
          </table:table-cell>
          <table:table-cell table:style-name="ce28" office:value-type="string">
            <text:p>DAN</text:p>
          </table:table-cell>
          <table:table-cell table:style-name="ce156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>
            <text:p>1</text:p>
          </table:table-cell>
          <table:table-cell table:style-name="ce156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>
            <text:p>0</text:p>
          </table:table-cell>
          <table:table-cell table:style-name="ce156" table:formula="of:=COUNTIF([.C32:.L32];&quot;51&quot;)+COUNTIF([.C32:.L32];&quot;51$&quot;)+COUNTIF([.C32:.L32];&quot;51☻&quot;)" office:value-type="float" office:value="1">
            <text:p>1</text:p>
          </table:table-cell>
          <table:table-cell table:style-name="ce156" table:formula="of:=COUNTIF([.C32:.L32];&quot;52&quot;)+COUNTIF([.C32:.L32];&quot;52$&quot;)+COUNTIF([.C32:.L32];&quot;52☻&quot;)" office:value-type="float" office:value="1">
            <text:p>1</text:p>
          </table:table-cell>
          <table:table-cell table:style-name="ce156" table:formula="of:=COUNTIF([.C32:.L32];&quot;51¶&quot;)" office:value-type="float" office:value="0">
            <text:p>0</text:p>
          </table:table-cell>
          <table:table-cell table:style-name="ce156" table:formula="of:=COUNTIF([.C32:.L32];&quot;52¶&quot;)" office:value-type="float" office:value="0">
            <text:p>0</text:p>
          </table:table-cell>
          <table:table-cell table:style-name="ce156" table:formula="of:=COUNTIF([.C32:.L32];&quot;U&quot;)+COUNTIF([.C32:.L32];&quot;U☻&quot;)+COUNTIF([.C32:.L32];&quot;U☺&quot;)" office:value-type="float" office:value="0">
            <text:p>0</text:p>
          </table:table-cell>
          <table:table-cell table:style-name="ce156" table:formula="of:=COUNTIF([.C32:.L32];&quot;KVIT&quot;)+COUNTIF([.C32:.L32];&quot;KVIT☻&quot;)+COUNTIF([.C32:.L32];&quot;kvit$&quot;)" office:value-type="float" office:value="1">
            <text:p>1</text:p>
          </table:table-cell>
          <table:table-cell table:style-name="ce157" table:formula="of:=COUNTBLANK([.C32:.L32])" office:value-type="float" office:value="0">
            <text:p>0</text:p>
          </table:table-cell>
          <table:table-cell table:style-name="ce158" table:formula="of:=COUNTIF([.C32:.L32];&quot;x&quot;)" office:value-type="float" office:value="3">
            <text:p>3</text:p>
          </table:table-cell>
          <table:table-cell table:style-name="ce159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3">
            <text:p>3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>
            <text:p>3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>
            <text:p>1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1">
            <text:p>1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5">
            <text:p>5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4">
            <text:p>4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32" table:formula="of:=SUM([.L35:.L36])" office:value-type="float" office:value="6">
            <text:p>6</text:p>
          </table:table-cell>
          <table:table-cell table:style-name="ce1"/>
          <table:table-cell table:style-name="ce47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7">
          <table:table-cell table:style-name="ce20"/>
          <table:table-cell table:style-name="ce25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3">
            <text:p>3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 table:number-columns-repeated="998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number-columns-repeated="2"/>
          <table:table-cell table:style-name="ce49" table:number-columns-repeated="9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99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5">
            <text:p>5</text:p>
          </table:table-cell>
          <table:table-cell table:style-name="ce33" table:formula="of:=COUNTIF([.D2:.D32];&quot;D&quot;)" office:value-type="float" office:value="5">
            <text:p>5</text:p>
          </table:table-cell>
          <table:table-cell table:style-name="ce33" table:formula="of:=COUNTIF([.E2:.E32];&quot;D&quot;)" office:value-type="float" office:value="4">
            <text:p>4</text:p>
          </table:table-cell>
          <table:table-cell table:style-name="ce33" table:formula="of:=COUNTIF([.F2:.F32];&quot;D&quot;)" office:value-type="float" office:value="6">
            <text:p>6</text:p>
          </table:table-cell>
          <table:table-cell table:style-name="ce33" table:formula="of:=COUNTIF([.G2:.G32];&quot;D&quot;)" office:value-type="float" office:value="8">
            <text:p>8</text:p>
          </table:table-cell>
          <table:table-cell table:style-name="ce33" table:formula="of:=COUNTIF([.H2:.H32];&quot;D&quot;)" office:value-type="float" office:value="1">
            <text:p>1</text:p>
          </table:table-cell>
          <table:table-cell table:style-name="ce33" table:formula="of:=COUNTIF([.I2:.I32];&quot;D&quot;)" office:value-type="float" office:value="5">
            <text:p>5</text:p>
          </table:table-cell>
          <table:table-cell table:style-name="ce33" table:formula="of:=COUNTIF([.J2:.J32];&quot;D&quot;)" office:value-type="float" office:value="0">
            <text:p>0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formula="of:=COUNTIF([.L2:.L32];&quot;D&quot;)" office:value-type="float" office:value="1">
            <text:p>1</text:p>
          </table:table-cell>
          <table:table-cell table:style-name="ce46" table:number-columns-repeated="2"/>
          <table:table-cell table:number-columns-repeated="11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2">
            <text:p>2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2">
            <text:p>2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style-name="ce33" table:formula="of:=COUNTIF([.L2:.L32];&quot;SO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1">
            <text:p>1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1">
            <text:p>1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L2:.L32];&quot;BOL&quot;)" office:value-type="float" office:value="0">
            <text:p>0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5">
            <text:p>5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0">
            <text:p>0</text:p>
          </table:table-cell>
          <table:table-cell table:style-name="ce33" table:formula="of:=COUNTIF([.H2:.H32];&quot;X&quot;)" office:value-type="float" office:value="4">
            <text:p>4</text:p>
          </table:table-cell>
          <table:table-cell table:style-name="ce33" table:formula="of:=COUNTIF([.I2:.I32];&quot;X&quot;)" office:value-type="float" office:value="1">
            <text:p>1</text:p>
          </table:table-cell>
          <table:table-cell table:style-name="ce33" table:formula="of:=COUNTIF([.J2:.J32];&quot;X&quot;)" office:value-type="float" office:value="5">
            <text:p>5</text:p>
          </table:table-cell>
          <table:table-cell table:style-name="ce33" table:formula="of:=COUNTIF([.K2:.K32];&quot;X&quot;)" office:value-type="float" office:value="6">
            <text:p>6</text:p>
          </table:table-cell>
          <table:table-cell table:style-name="ce33" table:formula="of:=COUNTIF([.L2:.L32];&quot;X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34" table:formula="of:=COUNTIF([.N2:.N32];&quot;KOS&quot;)" office:value-type="float" office:value="7">
            <text:p>7</text:p>
          </table:table-cell>
          <table:table-cell table:style-name="ce34" table:formula="of:=COUNTIF([.N2:.N32];&quot;ŠOŠ&quot;)" office:value-type="float" office:value="8">
            <text:p>8</text:p>
          </table:table-cell>
          <table:table-cell table:style-name="ce34" table:formula="of:=COUNTIF([.N2:.N32];&quot;PIN&quot;)" office:value-type="float" office:value="2">
            <text:p>2</text:p>
          </table:table-cell>
          <table:table-cell table:style-name="ce34" table:formula="of:=COUNTIF([.N2:.N32];&quot;KON&quot;)" office:value-type="float" office:value="0">
            <text:p>0</text:p>
          </table:table-cell>
          <table:table-cell table:style-name="ce34" table:formula="of:=COUNTIF([.N2:.N32];&quot;oro&quot;)" office:value-type="float" office:value="0">
            <text:p>0</text:p>
          </table:table-cell>
          <table:table-cell table:style-name="ce34" table:formula="of:=COUNTIF([.N2:.N32];&quot;AND&quot;)" office:value-type="float" office:value="4">
            <text:p>4</text:p>
          </table:table-cell>
          <table:table-cell table:style-name="ce34" table:formula="of:=COUNTIF([.N2:.N32];&quot;ROD&quot;)" office:value-type="float" office:value="0">
            <text:p>0</text:p>
          </table:table-cell>
          <table:table-cell table:style-name="ce34" table:formula="of:=COUNTIF([.N2:.N32];&quot;DAN&quot;)" office:value-type="float" office:value="3">
            <text:p>3</text:p>
          </table:table-cell>
          <table:table-cell table:style-name="ce34" table:formula="of:=COUNTIF([.N2:.N32];&quot;MŠŠ&quot;)" office:value-type="float" office:value="2">
            <text:p>2</text:p>
          </table:table-cell>
          <table:table-cell table:style-name="ce34" table:formula="of:=COUNTIF([.N2:.N32];&quot;ŠTU&quot;)" office:value-type="float" office:value="5">
            <text:p>5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5">
            <text:p>5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6">
            <text:p>6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4">
            <text:p>4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1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5">
            <text:p>5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4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2">
            <text:p>2</text:p>
          </table:table-cell>
          <table:table-cell table:style-name="ce1" table:formula="of:=COUNTIF([.L2:.L32];&quot;U☺&quot;)+COUNTIF([.L2:.L32];&quot;U☻&quot;)+COUNTIF([.L2:.L32];&quot;U&quot;)" office:value-type="float" office:value="2">
            <text:p>2</text:p>
          </table:table-cell>
          <table:table-cell table:number-columns-repeated="13"/>
          <table:table-cell table:style-name="ce1"/>
          <table:table-cell table:number-columns-repeated="998"/>
        </table:table-row>
        <table:table-row table:style-name="ro1" table:number-rows-repeated="99">
          <table:table-cell table:number-columns-repeated="25"/>
          <table:table-cell table:style-name="ce1"/>
          <table:table-cell table:number-columns-repeated="998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ka" table:style-name="ta14" table:print="false">
        <table:table-column table:style-name="co18" table:number-columns-repeated="2" table:default-cell-style-name="ce16"/>
        <table:table-column table:style-name="co19" table:number-columns-repeated="9" table:default-cell-style-name="ce16"/>
        <table:table-column table:style-name="co20" table:default-cell-style-name="ce16"/>
        <table:table-column table:style-name="co18" table:number-columns-repeated="245" table:default-cell-style-name="ce16"/>
        <table:table-column table:style-name="co18" table:number-columns-repeated="767" table:default-cell-style-name="Default"/>
        <table:table-row table:style-name="ro10">
          <table:table-cell table:number-columns-repeated="2"/>
          <table:table-cell table:style-name="ce161" office:value-type="string" table:number-columns-spanned="9" table:number-rows-spanned="1">
            <text:p>Pregled <text:s/>2010</text:p>
          </table:table-cell>
          <table:covered-table-cell table:style-name="ce161"/>
          <table:covered-table-cell table:style-name="ce161"/>
          <table:covered-table-cell table:style-name="ce161"/>
          <table:covered-table-cell table:style-name="ce161"/>
          <table:covered-table-cell table:style-name="ce161"/>
          <table:covered-table-cell table:style-name="ce161"/>
          <table:covered-table-cell table:style-name="ce161"/>
          <table:covered-table-cell table:style-name="ce161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28" office:value-type="string">
            <text:p>KOS</text:p>
          </table:table-cell>
          <table:table-cell table:style-name="ce28" office:value-type="string">
            <text:p>ŠOŠ</text:p>
          </table:table-cell>
          <table:table-cell table:style-name="ce28" office:value-type="string">
            <text:p>PIN</text:p>
          </table:table-cell>
          <table:table-cell table:style-name="ce28" office:value-type="string">
            <text:p>KON</text:p>
          </table:table-cell>
          <table:table-cell table:style-name="ce28" office:value-type="string">
            <text:p>ORO</text:p>
          </table:table-cell>
          <table:table-cell table:style-name="ce28" office:value-type="string">
            <text:p>AND</text:p>
          </table:table-cell>
          <table:table-cell table:style-name="ce28" office:value-type="string">
            <text:p>ROD</text:p>
          </table:table-cell>
          <table:table-cell table:style-name="ce28" office:value-type="string">
            <text:p>DAN</text:p>
          </table:table-cell>
          <table:table-cell table:style-name="ce28" office:value-type="string">
            <text:p>MŠŠ</text:p>
          </table:table-cell>
          <table:table-cell table:style-name="ce28" office:value-type="string">
            <text:p>ŠTU</text:p>
          </table:table-cell>
          <table:table-cell table:number-columns-repeated="1012"/>
        </table:table-row>
        <table:table-row table:style-name="ro8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style-name="ce162" table:formula="of:=SUM([$januar.C35];[$februar.C35];[$marec.C35];[$april.C35];[$maj.C35];[$junij.C35];[$julij.C35];[$avgust.C35];[$september.C35];[$oktober.C35];[$november.C35];[$december.C35])" office:value-type="float" office:value="17">
            <text:p>17</text:p>
          </table:table-cell>
          <table:table-cell table:style-name="ce162" table:formula="of:=SUM([$januar.D35];[$februar.D35];[$marec.D35];[$april.D35];[$maj.D35];[$junij.D35];[$julij.D35];[$avgust.D35];[$september.D35];[$oktober.D35];[$november.D35];[$december.D35])" office:value-type="float" office:value="15">
            <text:p>15</text:p>
          </table:table-cell>
          <table:table-cell table:style-name="ce162" table:formula="of:=SUM([$januar.E35];[$februar.E35];[$marec.E35];[$april.E35];[$maj.E35];[$junij.E35];[$julij.E35];[$avgust.E35];[$september.E35];[$oktober.E35];[$november.E35];[$december.E35])" office:value-type="float" office:value="10">
            <text:p>10</text:p>
          </table:table-cell>
          <table:table-cell table:style-name="ce162" table:formula="of:=SUM([$januar.F35];[$februar.F35];[$marec.F35];[$april.F35];[$maj.F35];[$junij.F35];[$julij.F35];[$avgust.F35];[$september.F35];[$oktober.F35];[$november.F35];[$december.F35])" office:value-type="float" office:value="18">
            <text:p>18</text:p>
          </table:table-cell>
          <table:table-cell table:style-name="ce162" table:formula="of:=SUM([$maj.G35];[$junij.G35];[$julij.G35];[$avgust.G35];[$september.G35];[$oktober.G35];[$november.G35];[$december.G35])" office:value-type="float" office:value="20">
            <text:p>20</text:p>
          </table:table-cell>
          <table:table-cell table:style-name="ce162" table:formula="of:=SUM([$januar.H35];[$februar.H35];[$marec.H35];[$april.H35];[$maj.H35];[$junij.H35];[$julij.H35];[$avgust.H35];[$september.H35];[$oktober.H35];[$november.H35];[$december.H35])" office:value-type="float" office:value="17">
            <text:p>17</text:p>
          </table:table-cell>
          <table:table-cell table:style-name="ce162" table:formula="of:=SUM([$januar.I35];[$februar.I35];[$marec.I35];[$april.I35];[$maj.I35];[$junij.I35];[$julij.I35];[$avgust.I35];[$september.I35];[$oktober.I35];[$november.I35];[$december.I35])" office:value-type="float" office:value="16">
            <text:p>16</text:p>
          </table:table-cell>
          <table:table-cell table:style-name="ce162" table:formula="of:=SUM([$januar.J35];[$februar.J35];[$marec.J35];[$april.J35];[$maj.J35];[$junij.J35];[$julij.J35];[$avgust.J35];[$september.J35];[$oktober.J35];[$november.J35];[$december.J35])" office:value-type="float" office:value="25">
            <text:p>25</text:p>
          </table:table-cell>
          <table:table-cell table:style-name="ce162" table:formula="of:=SUM([$januar.K35];[$februar.K35];[$marec.K35];[$april.K35];[$maj.K35];[$junij.K35];[$julij.K35];[$avgust.K35];[$september.K35];[$oktober.K35];[$november.K35];[$december.K35])" office:value-type="float" office:value="29">
            <text:p>29</text:p>
          </table:table-cell>
          <table:table-cell table:style-name="ce162" table:formula="of:=SUM([$maj.L35];[$junij.L35];[$julij.L35];[$avgust.L35];[$september.L35];[$oktober.L35];[$november.L35];[$december.L35])" office:value-type="float" office:value="12">
            <text:p>12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7">
          <table:table-cell table:style-name="ce20"/>
          <table:table-cell table:style-name="ce7" office:value-type="string">
            <text:p>☻</text:p>
          </table:table-cell>
          <table:table-cell table:style-name="ce162" table:formula="of:=SUM([$januar.C36];[$februar.C36];[$marec.C36];[$april.C36];[$maj.C36];[$junij.C36];[$julij.C36];[$avgust.C36];[$september.C36];[$oktober.C36];[$november.C36];[$december.C36])" office:value-type="float" office:value="45">
            <text:p>45</text:p>
          </table:table-cell>
          <table:table-cell table:style-name="ce162" table:formula="of:=SUM([$januar.D36];[$februar.D36];[$marec.D36];[$april.D36];[$maj.D36];[$junij.D36];[$julij.D36];[$avgust.D36];[$september.D36];[$oktober.D36];[$november.D36];[$december.D36])" office:value-type="float" office:value="50">
            <text:p>50</text:p>
          </table:table-cell>
          <table:table-cell table:style-name="ce162" table:formula="of:=SUM([$januar.E36];[$februar.E36];[$marec.E36];[$april.E36];[$maj.E36];[$junij.E36];[$julij.E36];[$avgust.E36];[$september.E36];[$oktober.E36];[$november.E36];[$december.E36])" office:value-type="float" office:value="50">
            <text:p>50</text:p>
          </table:table-cell>
          <table:table-cell table:style-name="ce162" table:formula="of:=SUM([$januar.F36];[$februar.F36];[$marec.F36];[$april.F36];[$maj.F36];[$junij.F36];[$julij.F36];[$avgust.F36];[$september.F36];[$oktober.F36];[$november.F36];[$december.F36])" office:value-type="float" office:value="36">
            <text:p>36</text:p>
          </table:table-cell>
          <table:table-cell table:style-name="ce162" table:formula="of:=SUM([$maj.G36];[$junij.G36];[$julij.G36];[$avgust.G36];[$september.G36];[$oktober.G36];[$november.G36];[$december.G36])" office:value-type="float" office:value="0">
            <text:p>0</text:p>
          </table:table-cell>
          <table:table-cell table:style-name="ce162" table:formula="of:=SUM([$januar.H36];[$februar.H36];[$marec.H36];[$april.H36];[$maj.H36];[$junij.H36];[$julij.H36];[$avgust.H36];[$september.H36];[$oktober.H36];[$november.H36];[$december.H36])" office:value-type="float" office:value="40">
            <text:p>40</text:p>
          </table:table-cell>
          <table:table-cell table:style-name="ce162" table:formula="of:=SUM([$januar.I36];[$februar.I36];[$marec.I36];[$april.I36];[$maj.I36];[$junij.I36];[$julij.I36];[$avgust.I36];[$september.I36];[$oktober.I36];[$november.I36];[$december.I36])" office:value-type="float" office:value="21">
            <text:p>21</text:p>
          </table:table-cell>
          <table:table-cell table:style-name="ce162" table:formula="of:=SUM([$januar.J36];[$februar.J36];[$marec.J36];[$april.J36];[$maj.J36];[$junij.J36];[$julij.J36];[$avgust.J36];[$september.J36];[$oktober.J36];[$november.J36];[$december.J36])" office:value-type="float" office:value="55">
            <text:p>55</text:p>
          </table:table-cell>
          <table:table-cell table:style-name="ce162" table:formula="of:=SUM([$januar.K36];[$februar.K36];[$marec.K36];[$april.K36];[$maj.K36];[$junij.K36];[$julij.K36];[$avgust.K36];[$september.K36];[$oktober.K36];[$november.K36];[$december.K36])" office:value-type="float" office:value="47">
            <text:p>47</text:p>
          </table:table-cell>
          <table:table-cell table:style-name="ce162" table:formula="of:=SUM([$maj.L36];[$junij.L36];[$julij.L36];[$avgust.L36];[$september.L36];[$oktober.L36];[$november.L36];[$december.L36])" office:value-type="float" office:value="11">
            <text:p>11</text:p>
          </table:table-cell>
          <table:table-cell table:style-name="ce47"/>
          <table:table-cell table:style-name="ce49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7">
          <table:table-cell table:style-name="ce20"/>
          <table:table-cell table:style-name="ce7" office:value-type="string">
            <text:p>Σ</text:p>
          </table:table-cell>
          <table:table-cell table:style-name="ce163" table:formula="of:=SUM([$januar.C37];[$februar.C37];[$marec.C37];[$april.C37];[$maj.C37];[$junij.C37];[$julij.C37];[$avgust.C37];[$september.C37];[$oktober.C37];[$november.C37];[$december.C37])" office:value-type="float" office:value="62">
            <text:p>62</text:p>
          </table:table-cell>
          <table:table-cell table:style-name="ce163" table:formula="of:=SUM([$januar.D37];[$februar.D37];[$marec.D37];[$april.D37];[$maj.D37];[$junij.D37];[$julij.D37];[$avgust.D37];[$september.D37];[$oktober.D37];[$november.D37];[$december.D37])" office:value-type="float" office:value="65">
            <text:p>65</text:p>
          </table:table-cell>
          <table:table-cell table:style-name="ce163" table:formula="of:=SUM([$januar.E37];[$februar.E37];[$marec.E37];[$april.E37];[$maj.E37];[$junij.E37];[$julij.E37];[$avgust.E37];[$september.E37];[$oktober.E37];[$november.E37];[$december.E37])" office:value-type="float" office:value="60">
            <text:p>60</text:p>
          </table:table-cell>
          <table:table-cell table:style-name="ce163" table:formula="of:=SUM([$januar.F37];[$februar.F37];[$marec.F37];[$april.F37];[$maj.F37];[$junij.F37];[$julij.F37];[$avgust.F37];[$september.F37];[$oktober.F37];[$november.F37];[$december.F37])" office:value-type="float" office:value="54">
            <text:p>54</text:p>
          </table:table-cell>
          <table:table-cell table:style-name="ce162" table:formula="of:=SUM([$maj.G37];[$junij.G37];[$julij.G37];[$avgust.G37];[$september.G37];[$oktober.G37];[$november.G37];[$december.G37])" office:value-type="float" office:value="20">
            <text:p>20</text:p>
          </table:table-cell>
          <table:table-cell table:style-name="ce163" table:formula="of:=SUM([$januar.H37];[$februar.H37];[$marec.H37];[$april.H37];[$maj.H37];[$junij.H37];[$julij.H37];[$avgust.H37];[$september.H37];[$oktober.H37];[$november.H37];[$december.H37])" office:value-type="float" office:value="57">
            <text:p>57</text:p>
          </table:table-cell>
          <table:table-cell table:style-name="ce163" table:formula="of:=SUM([$januar.I37];[$februar.I37];[$marec.I37];[$april.I37];[$maj.I37];[$junij.I37];[$julij.I37];[$avgust.I37];[$september.I37];[$oktober.I37];[$november.I37];[$december.I37])" office:value-type="float" office:value="37">
            <text:p>37</text:p>
          </table:table-cell>
          <table:table-cell table:style-name="ce163" table:formula="of:=SUM([$januar.J37];[$februar.J37];[$marec.J37];[$april.J37];[$maj.J37];[$junij.J37];[$julij.J37];[$avgust.J37];[$september.J37];[$oktober.J37];[$november.J37];[$december.J37])" office:value-type="float" office:value="80">
            <text:p>80</text:p>
          </table:table-cell>
          <table:table-cell table:style-name="ce163" table:formula="of:=SUM([$januar.K37];[$februar.K37];[$marec.K37];[$april.K37];[$maj.K37];[$junij.K37];[$julij.K37];[$avgust.K37];[$september.K37];[$oktober.K37];[$november.K37];[$december.K37])" office:value-type="float" office:value="76">
            <text:p>76</text:p>
          </table:table-cell>
          <table:table-cell table:style-name="ce163" table:formula="of:=SUM([$maj.L37];[$junij.L37];[$julij.L37];[$avgust.L37];[$september.L37];[$oktober.L37];[$november.L37];[$december.L37])" office:value-type="float" office:value="23">
            <text:p>23</text:p>
          </table:table-cell>
          <table:table-cell table:style-name="ce47"/>
          <table:table-cell table:style-name="ce49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7">
          <table:table-cell table:style-name="ce20"/>
          <table:table-cell table:style-name="ce160" office:value-type="string">
            <text:p>KVIT</text:p>
          </table:table-cell>
          <table:table-cell table:style-name="ce162" table:formula="of:=SUM([$januar.C38];[$februar.C38];[$marec.C38];[$april.C38];[$maj.C38];[$junij.C38];[$julij.C38];[$avgust.C38];[$september.C38];[$oktober.C38];[$november.C38];[$december.C38])" office:value-type="float" office:value="27">
            <text:p>27</text:p>
          </table:table-cell>
          <table:table-cell table:style-name="ce162" table:formula="of:=SUM([$januar.D38];[$februar.D38];[$marec.D38];[$april.D38];[$maj.D38];[$junij.D38];[$julij.D38];[$avgust.D38];[$september.D38];[$oktober.D38];[$november.D38];[$december.D38])" office:value-type="float" office:value="39">
            <text:p>39</text:p>
          </table:table-cell>
          <table:table-cell table:style-name="ce162" table:formula="of:=SUM([$januar.E38];[$februar.E38];[$marec.E38];[$april.E38];[$maj.E38];[$junij.E38];[$julij.E38];[$avgust.E38];[$september.E38];[$oktober.E38];[$november.E38];[$december.E38])" office:value-type="float" office:value="43">
            <text:p>43</text:p>
          </table:table-cell>
          <table:table-cell table:style-name="ce162" table:formula="of:=SUM([$januar.F38];[$februar.F38];[$marec.F38];[$april.F38];[$maj.F38];[$junij.F38];[$julij.F38];[$avgust.F38];[$september.F38];[$oktober.F38];[$november.F38];[$december.F38])" office:value-type="float" office:value="43">
            <text:p>43</text:p>
          </table:table-cell>
          <table:table-cell table:style-name="ce162" table:formula="of:=SUM([$maj.G38];[$junij.G38];[$julij.G38];[$avgust.G38];[$september.G38];[$oktober.G38];[$november.G38];[$december.G38])" office:value-type="float" office:value="0">
            <text:p>0</text:p>
          </table:table-cell>
          <table:table-cell table:style-name="ce162" table:formula="of:=SUM([$januar.H38];[$februar.H38];[$marec.H38];[$april.H38];[$maj.H38];[$junij.H38];[$julij.H38];[$avgust.H38];[$september.H38];[$oktober.H38];[$november.H38];[$december.H38])" office:value-type="float" office:value="26">
            <text:p>26</text:p>
          </table:table-cell>
          <table:table-cell table:style-name="ce162" table:formula="of:=SUM([$januar.I38];[$februar.I38];[$marec.I38];[$april.I38];[$maj.I38];[$junij.I38];[$julij.I38];[$avgust.I38];[$september.I38];[$oktober.I38];[$november.I38];[$december.I38])" office:value-type="float" office:value="46">
            <text:p>46</text:p>
          </table:table-cell>
          <table:table-cell table:style-name="ce162" table:formula="of:=SUM([$januar.J38];[$februar.J38];[$marec.J38];[$april.J38];[$maj.J38];[$junij.J38];[$julij.J38];[$avgust.J38];[$september.J38];[$oktober.J38];[$november.J38];[$december.J38])" office:value-type="float" office:value="12">
            <text:p>12</text:p>
          </table:table-cell>
          <table:table-cell table:style-name="ce162" table:formula="of:=SUM([$januar.K38];[$februar.K38];[$marec.K38];[$april.K38];[$maj.K38];[$junij.K38];[$julij.K38];[$avgust.K38];[$september.K38];[$oktober.K38];[$november.K38];[$december.K38])" office:value-type="float" office:value="50">
            <text:p>50</text:p>
          </table:table-cell>
          <table:table-cell table:style-name="ce162" table:formula="of:=SUM([$maj.L38];[$junij.L38];[$julij.L38];[$avgust.L38];[$september.L38];[$oktober.L38];[$november.L38];[$december.L38])" office:value-type="float" office:value="13">
            <text:p>13</text:p>
          </table:table-cell>
          <table:table-cell table:style-name="ce1"/>
          <table:table-cell table:style-name="ce49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9">
          <table:table-cell table:style-name="ce20"/>
          <table:table-cell table:style-name="ce26" office:value-type="string">
            <text:p>$</text:p>
          </table:table-cell>
          <table:table-cell table:style-name="ce162" table:formula="of:=SUM([$januar.C39];[$februar.C39];[$marec.C39];[$april.C39];[$maj.C39];[$junij.C39];[$julij.C39];[$avgust.C39];[$september.C39];[$oktober.C39];[$november.C39];[$december.C39])" office:value-type="float" office:value="0">
            <text:p>0</text:p>
          </table:table-cell>
          <table:table-cell table:style-name="ce162" table:formula="of:=SUM([$januar.D39];[$februar.D39];[$marec.D39];[$april.D39];[$maj.D39];[$junij.D39];[$julij.D39];[$avgust.D39];[$september.D39];[$oktober.D39];[$november.D39];[$december.D39])" office:value-type="float" office:value="0">
            <text:p>0</text:p>
          </table:table-cell>
          <table:table-cell table:style-name="ce162" table:formula="of:=SUM([$januar.E39];[$februar.E39];[$marec.E39];[$april.E39];[$maj.E39];[$junij.E39];[$julij.E39];[$avgust.E39];[$september.E39];[$oktober.E39];[$november.E39];[$december.E39])" office:value-type="float" office:value="0">
            <text:p>0</text:p>
          </table:table-cell>
          <table:table-cell table:style-name="ce162" table:formula="of:=SUM([$januar.F39];[$februar.F39];[$marec.F39];[$april.F39];[$maj.F39];[$junij.F39];[$julij.F39];[$avgust.F39];[$september.F39];[$oktober.F39];[$november.F39];[$december.F39])" office:value-type="float" office:value="0">
            <text:p>0</text:p>
          </table:table-cell>
          <table:table-cell table:style-name="ce162" table:formula="of:=SUM([$maj.G39];[$junij.G39];[$julij.G39];[$avgust.G39];[$september.G39];[$oktober.G39];[$november.G39];[$december.G39])" office:value-type="float" office:value="0">
            <text:p>0</text:p>
          </table:table-cell>
          <table:table-cell table:style-name="ce162" table:formula="of:=SUM([$januar.H39];[$februar.H39];[$marec.H39];[$april.H39];[$maj.H39];[$junij.H39];[$julij.H39];[$avgust.H39];[$september.H39];[$oktober.H39];[$november.H39];[$december.H39])" office:value-type="float" office:value="0">
            <text:p>0</text:p>
          </table:table-cell>
          <table:table-cell table:style-name="ce162" table:formula="of:=SUM([$januar.I39];[$februar.I39];[$marec.I39];[$april.I39];[$maj.I39];[$junij.I39];[$julij.I39];[$avgust.I39];[$september.I39];[$oktober.I39];[$november.I39];[$december.I39])" office:value-type="float" office:value="0">
            <text:p>0</text:p>
          </table:table-cell>
          <table:table-cell table:style-name="ce162" table:formula="of:=SUM([$januar.J39];[$februar.J39];[$marec.J39];[$april.J39];[$maj.J39];[$junij.J39];[$julij.J39];[$avgust.J39];[$september.J39];[$oktober.J39];[$november.J39];[$december.J39])" office:value-type="float" office:value="0">
            <text:p>0</text:p>
          </table:table-cell>
          <table:table-cell table:style-name="ce162" table:formula="of:=SUM([$januar.K39];[$februar.K39];[$marec.K39];[$april.K39];[$maj.K39];[$junij.K39];[$julij.K39];[$avgust.K39];[$september.K39];[$oktober.K39];[$november.K39];[$december.K39])" office:value-type="float" office:value="0">
            <text:p>0</text:p>
          </table:table-cell>
          <table:table-cell table:style-name="ce162" table:formula="of:=SUM([$maj.L39];[$junij.L39];[$julij.L39];[$avgust.L39];[$september.L39];[$oktober.L39];[$november.L39];[$december.L39])" office:value-type="float" office:value="0">
            <text:p>0</text:p>
          </table:table-cell>
          <table:table-cell table:style-name="ce1"/>
          <table:table-cell table:style-name="ce49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59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162" table:formula="of:=SUM([$januar.C40];[$februar.C40];[$marec.C40];[$april.C40];[$maj.C40];[$junij.C40];[$julij.C40];[$avgust.C40];[$september.C40];[$oktober.C40];[$november.C40];[$december.C40])" office:value-type="float" office:value="53">
            <text:p>53</text:p>
          </table:table-cell>
          <table:table-cell table:style-name="ce162" table:formula="of:=SUM([$januar.D40];[$februar.D40];[$marec.D40];[$april.D40];[$maj.D40];[$junij.D40];[$julij.D40];[$avgust.D40];[$september.D40];[$oktober.D40];[$november.D40];[$december.D40])" office:value-type="float" office:value="58">
            <text:p>58</text:p>
          </table:table-cell>
          <table:table-cell table:style-name="ce162" table:formula="of:=SUM([$januar.E40];[$februar.E40];[$marec.E40];[$april.E40];[$maj.E40];[$junij.E40];[$julij.E40];[$avgust.E40];[$september.E40];[$oktober.E40];[$november.E40];[$december.E40])" office:value-type="float" office:value="60">
            <text:p>60</text:p>
          </table:table-cell>
          <table:table-cell table:style-name="ce162" table:formula="of:=SUM([$januar.F40];[$februar.F40];[$marec.F40];[$april.F40];[$maj.F40];[$junij.F40];[$julij.F40];[$avgust.F40];[$september.F40];[$oktober.F40];[$november.F40];[$december.F40])" office:value-type="float" office:value="50">
            <text:p>50</text:p>
          </table:table-cell>
          <table:table-cell table:style-name="ce162" table:formula="of:=SUM([$maj.G40];[$junij.G40];[$julij.G40];[$avgust.G40];[$september.G40];[$oktober.G40];[$november.G40];[$december.G40])" office:value-type="float" office:value="42">
            <text:p>42</text:p>
          </table:table-cell>
          <table:table-cell table:style-name="ce162" table:formula="of:=SUM([$januar.H40];[$februar.H40];[$marec.H40];[$april.H40];[$maj.H40];[$junij.H40];[$julij.H40];[$avgust.H40];[$september.H40];[$oktober.H40];[$november.H40];[$december.H40])" office:value-type="float" office:value="60">
            <text:p>60</text:p>
          </table:table-cell>
          <table:table-cell table:style-name="ce162" table:formula="of:=SUM([$januar.I40];[$februar.I40];[$marec.I40];[$april.I40];[$maj.I40];[$junij.I40];[$julij.I40];[$avgust.I40];[$september.I40];[$oktober.I40];[$november.I40];[$december.I40])" office:value-type="float" office:value="57">
            <text:p>57</text:p>
          </table:table-cell>
          <table:table-cell table:style-name="ce162" table:formula="of:=SUM([$januar.J40];[$februar.J40];[$marec.J40];[$april.J40];[$maj.J40];[$junij.J40];[$julij.J40];[$avgust.J40];[$september.J40];[$oktober.J40];[$november.J40];[$december.J40])" office:value-type="float" office:value="50">
            <text:p>50</text:p>
          </table:table-cell>
          <table:table-cell table:style-name="ce162" table:formula="of:=SUM([$januar.K40];[$februar.K40];[$marec.K40];[$april.K40];[$maj.K40];[$junij.K40];[$julij.K40];[$avgust.K40];[$september.K40];[$oktober.K40];[$november.K40];[$december.K40])" office:value-type="float" office:value="46">
            <text:p>46</text:p>
          </table:table-cell>
          <table:table-cell table:style-name="ce162" table:formula="of:=SUM([$maj.L40];[$junij.L40];[$julij.L40];[$avgust.L40];[$september.L40];[$oktober.L40];[$november.L40];[$december.L40])" office:value-type="float" office:value="21">
            <text:p>21</text:p>
          </table:table-cell>
          <table:table-cell table:style-name="ce46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162" table:formula="of:=SUM([$januar.C41];[$februar.C41];[$marec.C41];[$april.C41];[$maj.C41];[$junij.C41];[$julij.C41];[$avgust.C41];[$september.C41];[$oktober.C41];[$november.C41];[$december.C41])" office:value-type="float" office:value="12">
            <text:p>12</text:p>
          </table:table-cell>
          <table:table-cell table:style-name="ce162" table:formula="of:=SUM([$januar.D41];[$februar.D41];[$marec.D41];[$april.D41];[$maj.D41];[$junij.D41];[$julij.D41];[$avgust.D41];[$september.D41];[$oktober.D41];[$november.D41];[$december.D41])" office:value-type="float" office:value="22">
            <text:p>22</text:p>
          </table:table-cell>
          <table:table-cell table:style-name="ce162" table:formula="of:=SUM([$januar.E41];[$februar.E41];[$marec.E41];[$april.E41];[$maj.E41];[$junij.E41];[$julij.E41];[$avgust.E41];[$september.E41];[$oktober.E41];[$november.E41];[$december.E41])" office:value-type="float" office:value="15">
            <text:p>15</text:p>
          </table:table-cell>
          <table:table-cell table:style-name="ce162" table:formula="of:=SUM([$januar.F41];[$februar.F41];[$marec.F41];[$april.F41];[$maj.F41];[$junij.F41];[$julij.F41];[$avgust.F41];[$september.F41];[$oktober.F41];[$november.F41];[$december.F41])" office:value-type="float" office:value="8">
            <text:p>8</text:p>
          </table:table-cell>
          <table:table-cell table:style-name="ce162" table:formula="of:=SUM([$maj.G41];[$junij.G41];[$julij.G41];[$avgust.G41];[$september.G41];[$oktober.G41];[$november.G41];[$december.G41])" office:value-type="float" office:value="4">
            <text:p>4</text:p>
          </table:table-cell>
          <table:table-cell table:style-name="ce162" table:formula="of:=SUM([$januar.H41];[$februar.H41];[$marec.H41];[$april.H41];[$maj.H41];[$junij.H41];[$julij.H41];[$avgust.H41];[$september.H41];[$oktober.H41];[$november.H41];[$december.H41])" office:value-type="float" office:value="7">
            <text:p>7</text:p>
          </table:table-cell>
          <table:table-cell table:style-name="ce162" table:formula="of:=SUM([$januar.I41];[$februar.I41];[$marec.I41];[$april.I41];[$maj.I41];[$junij.I41];[$julij.I41];[$avgust.I41];[$september.I41];[$oktober.I41];[$november.I41];[$december.I41])" office:value-type="float" office:value="10">
            <text:p>10</text:p>
          </table:table-cell>
          <table:table-cell table:style-name="ce162" table:formula="of:=SUM([$januar.J41];[$februar.J41];[$marec.J41];[$april.J41];[$maj.J41];[$junij.J41];[$julij.J41];[$avgust.J41];[$september.J41];[$oktober.J41];[$november.J41];[$december.J41])" office:value-type="float" office:value="4">
            <text:p>4</text:p>
          </table:table-cell>
          <table:table-cell table:style-name="ce162" table:formula="of:=SUM([$januar.K41];[$februar.K41];[$marec.K41];[$april.K41];[$maj.K41];[$junij.K41];[$julij.K41];[$avgust.K41];[$september.K41];[$oktober.K41];[$november.K41];[$december.K41])" office:value-type="float" office:value="20">
            <text:p>20</text:p>
          </table:table-cell>
          <table:table-cell table:style-name="ce162" table:formula="of:=SUM([$maj.L41];[$junij.L41];[$julij.L41];[$avgust.L41];[$september.L41];[$oktober.L41];[$november.L41];[$december.L41]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162" table:formula="of:=SUM([$januar.C42];[$februar.C42];[$marec.C42];[$april.C42];[$maj.C42];[$junij.C42];[$julij.C42];[$avgust.C42];[$september.C42];[$oktober.C42];[$november.C42];[$december.C42])" office:value-type="float" office:value="0">
            <text:p>0</text:p>
          </table:table-cell>
          <table:table-cell table:style-name="ce162" table:formula="of:=SUM([$januar.D42];[$februar.D42];[$marec.D42];[$april.D42];[$maj.D42];[$junij.D42];[$julij.D42];[$avgust.D42];[$september.D42];[$oktober.D42];[$november.D42];[$december.D42])" office:value-type="float" office:value="0">
            <text:p>0</text:p>
          </table:table-cell>
          <table:table-cell table:style-name="ce162" table:formula="of:=SUM([$januar.E42];[$februar.E42];[$marec.E42];[$april.E42];[$maj.E42];[$junij.E42];[$julij.E42];[$avgust.E42];[$september.E42];[$oktober.E42];[$november.E42];[$december.E42])" office:value-type="float" office:value="0">
            <text:p>0</text:p>
          </table:table-cell>
          <table:table-cell table:style-name="ce162" table:formula="of:=SUM([$januar.F42];[$februar.F42];[$marec.F42];[$april.F42];[$maj.F42];[$junij.F42];[$julij.F42];[$avgust.F42];[$september.F42];[$oktober.F42];[$november.F42];[$december.F42])" office:value-type="float" office:value="9">
            <text:p>9</text:p>
          </table:table-cell>
          <table:table-cell table:style-name="ce162" table:formula="of:=SUM([$maj.G42];[$junij.G42];[$julij.G42];[$avgust.G42];[$september.G42];[$oktober.G42];[$november.G42];[$december.G42])" office:value-type="float" office:value="5">
            <text:p>5</text:p>
          </table:table-cell>
          <table:table-cell table:style-name="ce162" table:formula="of:=SUM([$januar.H42];[$februar.H42];[$marec.H42];[$april.H42];[$maj.H42];[$junij.H42];[$julij.H42];[$avgust.H42];[$september.H42];[$oktober.H42];[$november.H42];[$december.H42])" office:value-type="float" office:value="0">
            <text:p>0</text:p>
          </table:table-cell>
          <table:table-cell table:style-name="ce162" table:formula="of:=SUM([$januar.I42];[$februar.I42];[$marec.I42];[$april.I42];[$maj.I42];[$junij.I42];[$julij.I42];[$avgust.I42];[$september.I42];[$oktober.I42];[$november.I42];[$december.I42])" office:value-type="float" office:value="3">
            <text:p>3</text:p>
          </table:table-cell>
          <table:table-cell table:style-name="ce162" table:formula="of:=SUM([$januar.J42];[$februar.J42];[$marec.J42];[$april.J42];[$maj.J42];[$junij.J42];[$julij.J42];[$avgust.J42];[$september.J42];[$oktober.J42];[$november.J42];[$december.J42])" office:value-type="float" office:value="0">
            <text:p>0</text:p>
          </table:table-cell>
          <table:table-cell table:style-name="ce162" table:formula="of:=SUM([$januar.K42];[$februar.K42];[$marec.K42];[$april.K42];[$maj.K42];[$junij.K42];[$julij.K42];[$avgust.K42];[$september.K42];[$oktober.K42];[$november.K42];[$december.K42])" office:value-type="float" office:value="0">
            <text:p>0</text:p>
          </table:table-cell>
          <table:table-cell table:style-name="ce162" table:formula="of:=SUM([$maj.L42];[$junij.L42];[$julij.L42];[$avgust.L42];[$september.L42];[$oktober.L42];[$november.L42];[$december.L42]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162" table:formula="of:=SUM([$januar.C43];[$februar.C43];[$marec.C43];[$april.C43];[$maj.C43];[$junij.C43];[$julij.C43];[$avgust.C43];[$september.C43];[$oktober.C43];[$november.C43];[$december.C43])" office:value-type="float" office:value="30">
            <text:p>30</text:p>
          </table:table-cell>
          <table:table-cell table:style-name="ce162" table:formula="of:=SUM([$januar.D43];[$februar.D43];[$marec.D43];[$april.D43];[$maj.D43];[$junij.D43];[$julij.D43];[$avgust.D43];[$september.D43];[$oktober.D43];[$november.D43];[$december.D43])" office:value-type="float" office:value="30">
            <text:p>30</text:p>
          </table:table-cell>
          <table:table-cell table:style-name="ce162" table:formula="of:=SUM([$januar.E43];[$februar.E43];[$marec.E43];[$april.E43];[$maj.E43];[$junij.E43];[$julij.E43];[$avgust.E43];[$september.E43];[$oktober.E43];[$november.E43];[$december.E43])" office:value-type="float" office:value="37">
            <text:p>37</text:p>
          </table:table-cell>
          <table:table-cell table:style-name="ce162" table:formula="of:=SUM([$januar.F43];[$februar.F43];[$marec.F43];[$april.F43];[$maj.F43];[$junij.F43];[$julij.F43];[$avgust.F43];[$september.F43];[$oktober.F43];[$november.F43];[$december.F43])" office:value-type="float" office:value="33">
            <text:p>33</text:p>
          </table:table-cell>
          <table:table-cell table:style-name="ce162" table:formula="of:=SUM([$maj.G43];[$junij.G43];[$julij.G43];[$avgust.G43];[$september.G43];[$oktober.G43];[$november.G43];[$december.G43])" office:value-type="float" office:value="4">
            <text:p>4</text:p>
          </table:table-cell>
          <table:table-cell table:style-name="ce162" table:formula="of:=SUM([$januar.H43];[$februar.H43];[$marec.H43];[$april.H43];[$maj.H43];[$junij.H43];[$julij.H43];[$avgust.H43];[$september.H43];[$oktober.H43];[$november.H43];[$december.H43])" office:value-type="float" office:value="40">
            <text:p>40</text:p>
          </table:table-cell>
          <table:table-cell table:style-name="ce162" table:formula="of:=SUM([$januar.I43];[$februar.I43];[$marec.I43];[$april.I43];[$maj.I43];[$junij.I43];[$julij.I43];[$avgust.I43];[$september.I43];[$oktober.I43];[$november.I43];[$december.I43])" office:value-type="float" office:value="21">
            <text:p>21</text:p>
          </table:table-cell>
          <table:table-cell table:style-name="ce162" table:formula="of:=SUM([$januar.J43];[$februar.J43];[$marec.J43];[$april.J43];[$maj.J43];[$junij.J43];[$julij.J43];[$avgust.J43];[$september.J43];[$oktober.J43];[$november.J43];[$december.J43])" office:value-type="float" office:value="43">
            <text:p>43</text:p>
          </table:table-cell>
          <table:table-cell table:style-name="ce162" table:formula="of:=SUM([$januar.K43];[$februar.K43];[$marec.K43];[$april.K43];[$maj.K43];[$junij.K43];[$julij.K43];[$avgust.K43];[$september.K43];[$oktober.K43];[$november.K43];[$december.K43])" office:value-type="float" office:value="34">
            <text:p>34</text:p>
          </table:table-cell>
          <table:table-cell table:style-name="ce162" table:formula="of:=SUM([$maj.L43];[$junij.L43];[$julij.L43];[$avgust.L43];[$september.L43];[$oktober.L43];[$november.L43];[$december.L43])" office:value-type="float" office:value="16">
            <text:p>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style-name="ce162" table:formula="of:=SUM([$januar.C44];[$februar.C44];[$marec.C44];[$april.C44];[$maj.C44];[$junij.C44];[$julij.C44];[$avgust.C44];[$september.C44];[$oktober.C44];[$november.C44];[$december.C44])" office:value-type="float" office:value="43">
            <text:p>43</text:p>
          </table:table-cell>
          <table:table-cell table:style-name="ce162" table:formula="of:=SUM([$januar.D44];[$februar.D44];[$marec.D44];[$april.D44];[$maj.D44];[$junij.D44];[$julij.D44];[$avgust.D44];[$september.D44];[$oktober.D44];[$november.D44];[$december.D44])" office:value-type="float" office:value="58">
            <text:p>58</text:p>
          </table:table-cell>
          <table:table-cell table:style-name="ce162" table:formula="of:=SUM([$januar.E44];[$februar.E44];[$marec.E44];[$april.E44];[$maj.E44];[$junij.E44];[$julij.E44];[$avgust.E44];[$september.E44];[$oktober.E44];[$november.E44];[$december.E44])" office:value-type="float" office:value="45">
            <text:p>45</text:p>
          </table:table-cell>
          <table:table-cell table:style-name="ce162" table:formula="of:=SUM([$januar.F44];[$februar.F44];[$marec.F44];[$april.F44];[$maj.F44];[$junij.F44];[$julij.F44];[$avgust.F44];[$september.F44];[$oktober.F44];[$november.F44];[$december.F44])" office:value-type="float" office:value="38">
            <text:p>38</text:p>
          </table:table-cell>
          <table:table-cell table:style-name="ce162" table:formula="of:=SUM([$maj.G44];[$junij.G44];[$julij.G44];[$avgust.G44];[$september.G44];[$oktober.G44];[$november.G44];[$december.G44])" office:value-type="float" office:value="0">
            <text:p>0</text:p>
          </table:table-cell>
          <table:table-cell table:style-name="ce162" table:formula="of:=SUM([$januar.H44];[$februar.H44];[$marec.H44];[$april.H44];[$maj.H44];[$junij.H44];[$julij.H44];[$avgust.H44];[$september.H44];[$oktober.H44];[$november.H44];[$december.H44])" office:value-type="float" office:value="39">
            <text:p>39</text:p>
          </table:table-cell>
          <table:table-cell table:style-name="ce162" table:formula="of:=SUM([$januar.I44];[$februar.I44];[$marec.I44];[$april.I44];[$maj.I44];[$junij.I44];[$julij.I44];[$avgust.I44];[$september.I44];[$oktober.I44];[$november.I44];[$december.I44])" office:value-type="float" office:value="43">
            <text:p>43</text:p>
          </table:table-cell>
          <table:table-cell table:style-name="ce162" table:formula="of:=SUM([$januar.J44];[$februar.J44];[$marec.J44];[$april.J44];[$maj.J44];[$junij.J44];[$julij.J44];[$avgust.J44];[$september.J44];[$oktober.J44];[$november.J44];[$december.J44])" office:value-type="float" office:value="23">
            <text:p>23</text:p>
          </table:table-cell>
          <table:table-cell table:style-name="ce162" table:formula="of:=SUM([$januar.K44];[$februar.K44];[$marec.K44];[$april.K44];[$maj.K44];[$junij.K44];[$julij.K44];[$avgust.K44];[$september.K44];[$oktober.K44];[$november.K44];[$december.K44])" office:value-type="float" office:value="46">
            <text:p>46</text:p>
          </table:table-cell>
          <table:table-cell table:style-name="ce162" table:formula="of:=SUM([$maj.L44];[$junij.L44];[$julij.L44];[$avgust.L44];[$september.L44];[$oktober.L44];[$november.L44];[$december.L44])" office:value-type="float" office:value="21">
            <text:p>21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9">
          <table:table-cell/>
          <table:table-cell table:style-name="ce5" office:value-type="string">
            <text:p>¶</text:p>
          </table:table-cell>
          <table:table-cell table:style-name="ce164" table:formula="of:=SUM([$januar.C45];[$februar.C45];[$marec.C45];[$april.C45];[$maj.C45];[$junij.C45];[$julij.C45];[$avgust.C45];[$september.C45];[$oktober.C45];[$november.C45];[$december.C45])" office:value-type="float" office:value="36">
            <text:p>36</text:p>
          </table:table-cell>
          <table:table-cell table:style-name="ce164" table:formula="of:=SUM([$januar.D45];[$februar.D45];[$marec.D45];[$april.D45];[$maj.D45];[$junij.D45];[$julij.D45];[$avgust.D45];[$september.D45];[$oktober.D45];[$november.D45];[$december.D45])" office:value-type="float" office:value="30">
            <text:p>30</text:p>
          </table:table-cell>
          <table:table-cell table:style-name="ce164" table:formula="of:=SUM([$januar.E45];[$februar.E45];[$marec.E45];[$april.E45];[$maj.E45];[$junij.E45];[$julij.E45];[$avgust.E45];[$september.E45];[$oktober.E45];[$november.E45];[$december.E45])" office:value-type="float" office:value="38">
            <text:p>38</text:p>
          </table:table-cell>
          <table:table-cell table:style-name="ce164" table:formula="of:=SUM([$januar.F45];[$februar.F45];[$marec.F45];[$april.F45];[$maj.F45];[$junij.F45];[$julij.F45];[$avgust.F45];[$september.F45];[$oktober.F45];[$november.F45];[$december.F45])" office:value-type="float" office:value="31">
            <text:p>31</text:p>
          </table:table-cell>
          <table:table-cell table:style-name="ce162" table:formula="of:=SUM([$maj.G45];[$junij.G45];[$julij.G45];[$avgust.G45];[$september.G45];[$oktober.G45];[$november.G45];[$december.G45])" office:value-type="float" office:value="8">
            <text:p>8</text:p>
          </table:table-cell>
          <table:table-cell table:style-name="ce164" table:formula="of:=SUM([$januar.H45];[$februar.H45];[$marec.H45];[$april.H45];[$maj.H45];[$junij.H45];[$julij.H45];[$avgust.H45];[$september.H45];[$oktober.H45];[$november.H45];[$december.H45])" office:value-type="float" office:value="34">
            <text:p>34</text:p>
          </table:table-cell>
          <table:table-cell table:style-name="ce164" table:formula="of:=SUM([$januar.I45];[$februar.I45];[$marec.I45];[$april.I45];[$maj.I45];[$junij.I45];[$julij.I45];[$avgust.I45];[$september.I45];[$oktober.I45];[$november.I45];[$december.I45])" office:value-type="float" office:value="34">
            <text:p>34</text:p>
          </table:table-cell>
          <table:table-cell table:style-name="ce164" table:formula="of:=SUM([$januar.J45];[$februar.J45];[$marec.J45];[$april.J45];[$maj.J45];[$junij.J45];[$julij.J45];[$avgust.J45];[$september.J45];[$oktober.J45];[$november.J45];[$december.J45])" office:value-type="float" office:value="41">
            <text:p>41</text:p>
          </table:table-cell>
          <table:table-cell table:style-name="ce164" table:formula="of:=SUM([$januar.K45];[$februar.K45];[$marec.K45];[$april.K45];[$maj.K45];[$junij.K45];[$julij.K45];[$avgust.K45];[$september.K45];[$oktober.K45];[$november.K45];[$december.K45])" office:value-type="float" office:value="30">
            <text:p>30</text:p>
          </table:table-cell>
          <table:table-cell table:style-name="ce164" table:formula="of:=SUM([$maj.L45];[$junij.L45];[$julij.L45];[$avgust.L45];[$september.L45];[$oktober.L45];[$november.L45];[$december.L45])" office:value-type="float" office:value="10">
            <text:p>10</text:p>
          </table:table-cell>
          <table:table-cell table:number-columns-repeated="1012"/>
        </table:table-row>
        <table:table-row table:style-name="ro9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64" table:formula="of:=SUM([$januar.C46];[$februar.C46];[$marec.C46];[$april.C46];[$maj.C46];[$junij.C46];[$julij.C46];[$avgust.C46];[$september.C46];[$oktober.C46];[$november.C46];[$december.C46])" office:value-type="float" office:value="12">
            <text:p>12</text:p>
          </table:table-cell>
          <table:table-cell table:style-name="ce164" table:formula="of:=SUM([$januar.D46];[$februar.D46];[$marec.D46];[$april.D46];[$maj.D46];[$junij.D46];[$julij.D46];[$avgust.D46];[$september.D46];[$oktober.D46];[$november.D46];[$december.D46])" office:value-type="float" office:value="11">
            <text:p>11</text:p>
          </table:table-cell>
          <table:table-cell table:style-name="ce164" table:formula="of:=SUM([$januar.E46];[$februar.E46];[$marec.E46];[$april.E46];[$maj.E46];[$junij.E46];[$julij.E46];[$avgust.E46];[$september.E46];[$oktober.E46];[$november.E46];[$december.E46])" office:value-type="float" office:value="14">
            <text:p>14</text:p>
          </table:table-cell>
          <table:table-cell table:style-name="ce164" table:formula="of:=SUM([$januar.F46];[$februar.F46];[$marec.F46];[$april.F46];[$maj.F46];[$junij.F46];[$julij.F46];[$avgust.F46];[$september.F46];[$oktober.F46];[$november.F46];[$december.F46])" office:value-type="float" office:value="19">
            <text:p>19</text:p>
          </table:table-cell>
          <table:table-cell table:style-name="ce164" table:formula="of:=SUM([$januar.G46];[$februar.G46];[$marec.G46];[$april.G46];[$maj.G46];[$junij.G46];[$julij.G46];[$avgust.G46];[$september.G46];[$oktober.G46];[$november.G46];[$december.G46])" office:value-type="float" office:value="29">
            <text:p>29</text:p>
          </table:table-cell>
          <table:table-cell table:style-name="ce164" table:formula="of:=SUM([$januar.H46];[$februar.H46];[$marec.H46];[$april.H46];[$maj.H46];[$junij.H46];[$julij.H46];[$avgust.H46];[$september.H46];[$oktober.H46];[$november.H46];[$december.H46])" office:value-type="float" office:value="17">
            <text:p>17</text:p>
          </table:table-cell>
          <table:table-cell table:style-name="ce164" table:formula="of:=SUM([$januar.I46];[$februar.I46];[$marec.I46];[$april.I46];[$maj.I46];[$junij.I46];[$julij.I46];[$avgust.I46];[$september.I46];[$oktober.I46];[$november.I46];[$december.I46])" office:value-type="float" office:value="18">
            <text:p>18</text:p>
          </table:table-cell>
          <table:table-cell table:style-name="ce164" table:formula="of:=SUM([$januar.J46];[$februar.J46];[$marec.J46];[$april.J46];[$maj.J46];[$junij.J46];[$julij.J46];[$avgust.J46];[$september.J46];[$oktober.J46];[$november.J46];[$december.J46])" office:value-type="float" office:value="15">
            <text:p>15</text:p>
          </table:table-cell>
          <table:table-cell table:style-name="ce164" table:formula="of:=SUM([$januar.K46];[$februar.K46];[$marec.K46];[$april.K46];[$maj.K46];[$junij.K46];[$julij.K46];[$avgust.K46];[$september.K46];[$oktober.K46];[$november.K46];[$december.K46])" office:value-type="float" office:value="10">
            <text:p>10</text:p>
          </table:table-cell>
          <table:table-cell table:style-name="ce164" table:formula="of:=SUM([$maj.L46];[$junij.L46];[$julij.L46];[$avgust.L46];[$september.L46];[$oktober.L46];[$november.L46];[$december.L46])" office:value-type="float" office:value="7">
            <text:p>7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1">
          <table:table-cell table:number-columns-repeated="6"/>
          <table:table-cell table:style-name="ce28" office:value-type="string">
            <text:p>KNE</text:p>
          </table:table-cell>
          <table:table-cell table:number-columns-repeated="1017"/>
        </table:table-row>
        <table:table-row table:style-name="ro5">
          <table:table-cell/>
          <table:table-cell table:style-name="ce24" table:formula="of:=[$'Vzorci vnosov'.$A$20]" office:value-type="string" office:string-value="☺">
            <text:p>☺</text:p>
          </table:table-cell>
          <table:table-cell table:number-columns-repeated="4"/>
          <table:table-cell table:style-name="ce162" table:formula="of:=SUM([$januar.G35];[$februar.G35];[$marec.G35];[$april.G35])" office:value-type="float" office:value="2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7" office:value-type="string">
            <text:p>☻</text:p>
          </table:table-cell>
          <table:table-cell table:number-columns-repeated="4"/>
          <table:table-cell table:style-name="ce162" table:formula="of:=SUM([$januar.G36];[$februar.G36];[$marec.G36];[$april.G36])" office:value-type="float" office:value="9">
            <text:p>9</text:p>
          </table:table-cell>
          <table:table-cell table:number-columns-repeated="1017"/>
        </table:table-row>
        <table:table-row table:style-name="ro5">
          <table:table-cell/>
          <table:table-cell table:style-name="ce7" office:value-type="string">
            <text:p>Σ</text:p>
          </table:table-cell>
          <table:table-cell table:number-columns-repeated="4"/>
          <table:table-cell table:style-name="ce162" table:formula="of:=SUM([$januar.G37];[$februar.G37];[$marec.G37];[$april.G37])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160" office:value-type="string">
            <text:p>KVIT</text:p>
          </table:table-cell>
          <table:table-cell table:number-columns-repeated="4"/>
          <table:table-cell table:style-name="ce162" table:formula="of:=SUM([$januar.G38];[$februar.G38];[$marec.G38];[$april.G38])" office:value-type="float" office:value="7">
            <text:p>7</text:p>
          </table:table-cell>
          <table:table-cell table:number-columns-repeated="1017"/>
        </table:table-row>
        <table:table-row table:style-name="ro9">
          <table:table-cell/>
          <table:table-cell table:style-name="ce26" office:value-type="string">
            <text:p>$</text:p>
          </table:table-cell>
          <table:table-cell table:number-columns-repeated="4"/>
          <table:table-cell table:style-name="ce162" table:formula="of:=SUM([$januar.G39];[$februar.G39];[$marec.G39];[$april.G39])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number-columns-repeated="4"/>
          <table:table-cell table:style-name="ce162" table:formula="of:=SUM([$januar.G40];[$februar.G40];[$marec.G40];[$april.G40])" office:value-type="float" office:value="36">
            <text:p>36</text:p>
          </table:table-cell>
          <table:table-cell table:number-columns-repeated="1017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number-columns-repeated="4"/>
          <table:table-cell table:style-name="ce162" table:formula="of:=SUM([$januar.G41];[$februar.G41];[$marec.G41];[$april.G4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number-columns-repeated="4"/>
          <table:table-cell table:style-name="ce162" table:formula="of:=SUM([$januar.G42];[$februar.G42];[$marec.G42];[$april.G42])" office:value-type="float" office:value="0">
            <text:p>0</text:p>
          </table:table-cell>
          <table:table-cell table:number-columns-repeated="1017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number-columns-repeated="4"/>
          <table:table-cell table:style-name="ce162" table:formula="of:=SUM([$januar.G43];[$februar.G43];[$marec.G43];[$april.G43])"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27" office:value-type="string">
            <text:p>TX</text:p>
          </table:table-cell>
          <table:table-cell table:number-columns-repeated="4"/>
          <table:table-cell table:style-name="ce162" table:formula="of:=SUM([$januar.G44];[$februar.G44];[$marec.G44];[$april.G44])" office:value-type="float" office:value="9">
            <text:p>9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number-columns-repeated="4"/>
          <table:table-cell table:style-name="ce162" table:formula="of:=SUM([$januar.G45];[$februar.G45];[$marec.G45];[$april.G45])" office:value-type="float" office:value="12">
            <text:p>12</text:p>
          </table:table-cell>
          <table:table-cell table:number-columns-repeated="1017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number-columns-repeated="4"/>
          <table:table-cell table:style-name="ce162" table:formula="of:=SUM([$januar.G46];[$februar.G46];[$marec.G46];[$april.G46])" office:value-type="float" office:value="2">
            <text:p>2</text:p>
          </table:table-cell>
          <table:table-cell table:number-columns-repeated="1017"/>
        </table:table-row>
        <table:table-row table:style-name="ro3" table:number-rows-repeated="6550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o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2_5f_2_5f_1" style:display-name="Excel_CondFormat_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3_5f_2" style:display-name="Excel_CondFormat_2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4_5f_2" style:display-name="Excel_CondFormat_2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6_5f_1" style:display-name="Excel_CondFormat_2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6_5f_2" style:display-name="Excel_CondFormat_2_6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7_5f_2" style:display-name="Excel_CondFormat_2_7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ccff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2_5f_1" style:display-name="Excel_CondFormat_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3_5f_2" style:display-name="Excel_CondFormat_3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4_5f_2" style:display-name="Excel_CondFormat_3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5_5f_2" style:display-name="Excel_CondFormat_3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7_5f_1" style:display-name="Excel_CondFormat_3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7_5f_2" style:display-name="Excel_CondFormat_3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8_5f_1" style:display-name="Excel_CondFormat_3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8_5f_2" style:display-name="Excel_CondFormat_3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ccff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2_5f_1" style:display-name="Excel_CondFormat_4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2_5f_2" style:display-name="Excel_CondFormat_4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3_5f_1" style:display-name="Excel_CondFormat_4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3_5f_2" style:display-name="Excel_CondFormat_4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4_5f_1" style:display-name="Excel_CondFormat_4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4_5f_2" style:display-name="Excel_CondFormat_4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5_5f_1" style:display-name="Excel_CondFormat_4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5_5f_2" style:display-name="Excel_CondFormat_4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6_5f_1" style:display-name="Excel_CondFormat_4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7_5f_1" style:display-name="Excel_CondFormat_4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7_5f_2" style:display-name="Excel_CondFormat_4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8_5f_1" style:display-name="Excel_CondFormat_4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8_5f_2" style:display-name="Excel_CondFormat_4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1_5f_1" style:display-name="Excel_CondFormat_5_1_1" style:family="table-cell" style:parent-style-name="Default">
      <style:table-cell-properties fo:background-color="#ccff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5_5f_2_5f_1" style:display-name="Excel_CondFormat_5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2_5f_2" style:display-name="Excel_CondFormat_5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3_5f_1" style:display-name="Excel_CondFormat_5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3_5f_2" style:display-name="Excel_CondFormat_5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4_5f_1" style:display-name="Excel_CondFormat_5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4_5f_2" style:display-name="Excel_CondFormat_5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5_5f_1" style:display-name="Excel_CondFormat_5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5_5f_2" style:display-name="Excel_CondFormat_5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6_5f_1" style:display-name="Excel_CondFormat_5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7_5f_1" style:display-name="Excel_CondFormat_5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7_5f_2" style:display-name="Excel_CondFormat_5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5_5f_8_5f_1" style:display-name="Excel_CondFormat_5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8_5f_2" style:display-name="Excel_CondFormat_5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1_5f_1" style:display-name="Excel_CondFormat_6_1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1_5f_2" style:display-name="Excel_CondFormat_6_1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2_5f_1" style:display-name="Excel_CondFormat_6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2_5f_2" style:display-name="Excel_CondFormat_6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3_5f_1" style:display-name="Excel_CondFormat_6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3_5f_2" style:display-name="Excel_CondFormat_6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4_5f_1" style:display-name="Excel_CondFormat_6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4_5f_2" style:display-name="Excel_CondFormat_6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5_5f_1" style:display-name="Excel_CondFormat_6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6_5f_1" style:display-name="Excel_CondFormat_6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6_5f_2" style:display-name="Excel_CondFormat_6_6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6_5f_7_5f_1" style:display-name="Excel_CondFormat_6_7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7_5f_2" style:display-name="Excel_CondFormat_6_7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8_5f_1" style:display-name="Excel_CondFormat_6_8_1" style:family="table-cell" style:parent-style-name="Default">
      <style:table-cell-properties fo:background-color="#ccffff"/>
    </style:style>
    <style:style style:name="Excel_5f_CondFormat_5f_6_5f_8_5f_2" style:display-name="Excel_CondFormat_6_8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ccff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7_5f_2_5f_1" style:display-name="Excel_CondFormat_7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2_5f_2" style:display-name="Excel_CondFormat_7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3_5f_1" style:display-name="Excel_CondFormat_7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4_5f_1" style:display-name="Excel_CondFormat_7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4_5f_2" style:display-name="Excel_CondFormat_7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7_5f_5_5f_1" style:display-name="Excel_CondFormat_7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5_5f_2" style:display-name="Excel_CondFormat_7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8_5f_1_5f_1" style:display-name="Excel_CondFormat_8_1_1" style:family="table-cell" style:parent-style-name="Default">
      <style:table-cell-properties fo:background-color="#ccff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8_5f_2_5f_1" style:display-name="Excel_CondFormat_8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2_5f_2" style:display-name="Excel_CondFormat_8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3_5f_1" style:display-name="Excel_CondFormat_8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1" style:display-name="Excel_CondFormat_8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2" style:display-name="Excel_CondFormat_8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8_5f_5_5f_1" style:display-name="Excel_CondFormat_8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5_5f_2" style:display-name="Excel_CondFormat_8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9_5f_1_5f_1" style:display-name="Excel_CondFormat_9_1_1" style:family="table-cell" style:parent-style-name="Default">
      <style:table-cell-properties fo:background-color="#ccff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  <style:style style:name="Excel_5f_CondFormat_5f_9_5f_2_5f_1" style:display-name="Excel_CondFormat_9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2_5f_2" style:display-name="Excel_CondFormat_9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3_5f_1" style:display-name="Excel_CondFormat_9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1" style:display-name="Excel_CondFormat_9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2" style:display-name="Excel_CondFormat_9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9_5f_5_5f_1" style:display-name="Excel_CondFormat_9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5_5f_2" style:display-name="Excel_CondFormat_9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0_5f_1_5f_1" style:display-name="Excel_CondFormat_10_1_1" style:family="table-cell" style:parent-style-name="Default">
      <style:table-cell-properties fo:background-color="#ccff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0_5f_2_5f_1" style:display-name="Excel_CondFormat_10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2_5f_2" style:display-name="Excel_CondFormat_10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3_5f_1" style:display-name="Excel_CondFormat_10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1" style:display-name="Excel_CondFormat_10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2" style:display-name="Excel_CondFormat_10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0_5f_5_5f_1" style:display-name="Excel_CondFormat_10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5_5f_2" style:display-name="Excel_CondFormat_10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1_5f_1_5f_1" style:display-name="Excel_CondFormat_11_1_1" style:family="table-cell" style:parent-style-name="Default">
      <style:table-cell-properties fo:background-color="#ccff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1_5f_2_5f_1" style:display-name="Excel_CondFormat_11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2_5f_2" style:display-name="Excel_CondFormat_11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3_5f_1" style:display-name="Excel_CondFormat_11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1" style:display-name="Excel_CondFormat_11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2" style:display-name="Excel_CondFormat_11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1_5f_5_5f_1" style:display-name="Excel_CondFormat_11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5_5f_2" style:display-name="Excel_CondFormat_11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2_5f_1_5f_1" style:display-name="Excel_CondFormat_12_1_1" style:family="table-cell" style:parent-style-name="Default">
      <style:table-cell-properties fo:background-color="#ccff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style:style style:name="Excel_5f_CondFormat_5f_12_5f_2_5f_1" style:display-name="Excel_CondFormat_1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2_5f_2" style:display-name="Excel_CondFormat_1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3_5f_1" style:display-name="Excel_CondFormat_1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1" style:display-name="Excel_CondFormat_1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2" style:display-name="Excel_CondFormat_1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2_5f_5_5f_1" style:display-name="Excel_CondFormat_1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5_5f_2" style:display-name="Excel_CondFormat_1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3_5f_1_5f_1" style:display-name="Excel_CondFormat_13_1_1" style:family="table-cell" style:parent-style-name="Default">
      <style:table-cell-properties fo:background-color="#ccffff"/>
    </style:style>
    <style:style style:name="Excel_5f_CondFormat_5f_13_5f_1_5f_2" style:display-name="Excel_CondFormat_13_1_2" style:family="table-cell" style:parent-style-name="Default">
      <style:table-cell-properties fo:background-color="#ccffff"/>
    </style:style>
    <style:style style:name="Excel_5f_CondFormat_5f_13_5f_2_5f_1" style:display-name="Excel_CondFormat_1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2_5f_2" style:display-name="Excel_CondFormat_1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3_5f_1" style:display-name="Excel_CondFormat_13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1" style:display-name="Excel_CondFormat_1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2" style:display-name="Excel_CondFormat_13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3_5f_5_5f_1" style:display-name="Excel_CondFormat_1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5_5f_2" style:display-name="Excel_CondFormat_13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20.12.2010</text:date>, <text:time>20:38:53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Vzorci_20_vnosov" style:display-name="PageStyle_Vzorci vnosov" style:page-layout-name="Mpm3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januar" style:display-name="PageStyle_januar" style:page-layout-name="Mpm4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februar" style:display-name="PageStyle_februar" style:page-layout-name="Mpm4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0-12-20">20.12.2010</text:date></text:span><text:span text:style-name="MT1"> <text:s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0-12-20">20.12.2010</text:date></text:span><text:span text:style-name="MT1"> <text:s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marec" style:display-name="PageStyle_marec" style:page-layout-name="Mpm4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april" style:display-name="PageStyle_april" style:page-layout-name="Mpm4">
      <style:header>
        <style:region-left>
          <text:p><text:span text:style-name="MT2">Zadnja sprememba</text:span></text:p>
        </style:region-left>
        <style:region-center>
          <text:p><text:span text:style-name="MT2"><text:date style:data-style-name="N2" text:date-value="2010-12-20">20.12.2010</text:date></text:span><text:span text:style-name="MT2"> <text:s text:c="2"/></text:span><text:span text:style-name="MT2"><text:time>20:38:53</text:time></text:span></text:p>
        </style:region-center>
      </style:header>
      <style:header-left style:display="false">
        <style:region-left>
          <text:p><text:span text:style-name="MT2">Zadnja sprememba</text:span></text:p>
        </style:region-left>
        <style:region-center>
          <text:p><text:span text:style-name="MT2"><text:date style:data-style-name="N2" text:date-value="2010-12-20">20.12.2010</text:date></text:span><text:span text:style-name="MT2"> <text:s text:c="2"/></text:span><text:span text:style-name="MT2"><text:time>20:38:53</text:time></text:span></text:p>
        </style:region-center>
      </style:header-left>
      <style:footer style:display="false"/>
      <style:footer-left style:display="false"/>
    </style:master-page>
    <style:master-page style:name="PageStyle_5f_maj" style:display-name="PageStyle_maj" style:page-layout-name="Mpm4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junij" style:display-name="PageStyle_jun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julij" style:display-name="PageStyle_jul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avgust" style:display-name="PageStyle_avgust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september" style:display-name="PageStyle_sept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oktober" style:display-name="PageStyle_okto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november" style:display-name="PageStyle_novem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december" style:display-name="PageStyle_dec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0-12-20">20.12.2010</text:date></text:span><text:span text:style-name="MT1"> <text:s text:c="2"/></text:span><text:span text:style-name="MT1"><text:time>20:38:53</text:time></text:span></text:p>
        </style:region-center>
      </style:header-left>
      <style:footer style:display="false"/>
      <style:footer-lef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tran </text:span><text:span text:style-name="MT2"><text:page-number>1</text:page-number></text:span></text:p>
      </style:footer>
      <style:footer-left style:display="false">
        <text:p><text:span text:style-name="MT2">Stran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aja Šoštarič</dc:creator>
    <dc:date>2010-12-20T20:35:27.38</dc:date>
    <meta:editing-cycles>270</meta:editing-cycles>
    <meta:editing-duration>PT62H08M42S</meta:editing-duration>
    <meta:generator>OpenOffice.org/3.2$Win32 OpenOffice.org_project/320m12$Build-9483</meta:generator>
    <meta:document-statistic meta:table-count="14" meta:cell-count="10516" meta:object-count="0"/>
  </office:meta>
</office:document-meta>
</file>